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2" style:family="table-column">
      <style:table-column-properties fo:break-before="auto" style:column-width="2.258cm"/>
    </style:style>
    <style:style style:name="co14" style:family="table-column">
      <style:table-column-properties fo:break-before="auto" style:column-width="4.928cm"/>
    </style:style>
    <style:style style:name="co19" style:family="table-column">
      <style:table-column-properties fo:break-before="auto" style:column-width="7.433cm"/>
    </style:style>
    <style:style style:name="co22" style:family="table-column">
      <style:table-column-properties fo:break-before="auto" style:column-width="2.831cm"/>
    </style:style>
    <style:style style:name="co23" style:family="table-column">
      <style:table-column-properties fo:break-before="auto" style:column-width="4.683cm"/>
    </style:style>
    <style:style style:name="co24" style:family="table-column">
      <style:table-column-properties fo:break-before="auto" style:column-width="6.481cm"/>
    </style:style>
    <style:style style:name="co20" style:family="table-column">
      <style:table-column-properties fo:break-before="auto" style:column-width="1.66cm"/>
    </style:style>
    <style:style style:name="co6" style:family="table-column">
      <style:table-column-properties fo:break-before="auto" style:column-width="2.286cm"/>
    </style:style>
    <style:style style:name="co21" style:family="table-column">
      <style:table-column-properties fo:break-before="auto" style:column-width="11.192cm"/>
    </style:style>
    <style:style style:name="co11" style:family="table-column">
      <style:table-column-properties fo:break-before="auto" style:column-width="21.378cm"/>
    </style:style>
    <style:style style:name="co12" style:family="table-column">
      <style:table-column-properties fo:break-before="auto" style:column-width="2.45cm"/>
    </style:style>
    <style:style style:name="co13" style:family="table-column">
      <style:table-column-properties fo:break-before="auto" style:column-width="9.232cm"/>
    </style:style>
    <style:style style:name="co15" style:family="table-column">
      <style:table-column-properties fo:break-before="auto" style:column-width="11.328cm"/>
    </style:style>
    <style:style style:name="co16" style:family="table-column">
      <style:table-column-properties fo:break-before="auto" style:column-width="2.967cm"/>
    </style:style>
    <style:style style:name="co17" style:family="table-column">
      <style:table-column-properties fo:break-before="auto" style:column-width="1.388cm"/>
    </style:style>
    <style:style style:name="co18" style:family="table-column">
      <style:table-column-properties fo:break-before="auto" style:column-width="3.157cm"/>
    </style:style>
    <style:style style:name="co25" style:family="table-column">
      <style:table-column-properties fo:break-before="auto" style:column-width="12.772cm"/>
    </style:style>
    <style:style style:name="co26" style:family="table-column">
      <style:table-column-properties fo:break-before="auto" style:column-width="0.272cm"/>
    </style:style>
    <style:style style:name="co27" style:family="table-column">
      <style:table-column-properties fo:break-before="auto" style:column-width="11.927cm"/>
    </style:style>
    <style:style style:name="co28" style:family="table-column">
      <style:table-column-properties fo:break-before="auto" style:column-width="2.641cm"/>
    </style:style>
    <style:style style:name="co29" style:family="table-column">
      <style:table-column-properties fo:break-before="auto" style:column-width="12.718cm"/>
    </style:style>
    <style:style style:name="ro6" style:family="table-row">
      <style:table-row-properties style:row-height="0.681cm" fo:break-before="auto" style:use-optimal-row-height="false"/>
    </style:style>
    <style:style style:name="ro1" style:family="table-row">
      <style:table-row-properties style:row-height="0.517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0.452cm" fo:break-before="auto" style:use-optimal-row-height="true"/>
    </style:style>
    <style:style style:name="ro7" style:family="table-row">
      <style:table-row-properties style:row-height="0.684cm" fo:break-before="auto" style:use-optimal-row-height="false"/>
    </style:style>
    <style:style style:name="ro8" style:family="table-row">
      <style:table-row-properties style:row-height="0.709cm" fo:break-before="auto" style:use-optimal-row-height="false"/>
    </style:style>
    <style:style style:name="ro9" style:family="table-row">
      <style:table-row-properties style:row-height="0.263cm" fo:break-before="auto" style:use-optimal-row-height="false"/>
    </style:style>
    <style:style style:name="ro10" style:family="table-row">
      <style:table-row-properties style:row-height="1.263cm" fo:break-before="auto" style:use-optimal-row-height="false"/>
    </style:style>
    <style:style style:name="ro11" style:family="table-row">
      <style:table-row-properties style:row-height="0.452cm" fo:break-before="auto" style:use-optimal-row-height="false"/>
    </style:style>
    <style:style style:name="ta7" style:family="table" style:master-page-name="DONS">
      <style:table-properties table:display="true" style:writing-mode="lr-tb" table:tab-color="#ffb66c"/>
    </style:style>
    <style:style style:name="ta6" style:family="table" style:master-page-name="Default">
      <style:table-properties table:display="true" style:writing-mode="lr-tb"/>
    </style:style>
    <style:style style:name="ta3" style:family="table" style:master-page-name="Default">
      <style:table-properties table:display="true" style:writing-mode="lr-tb" table:tab-color="#ffffa6"/>
    </style:style>
    <style:style style:name="ta4" style:family="table" style:master-page-name="SAISIE">
      <style:table-properties table:display="true" style:writing-mode="lr-tb" table:tab-color="#afd095"/>
    </style:style>
    <style:style style:name="ta5" style:family="table" style:master-page-name="DONS">
      <style:table-properties table:display="true" style:writing-mode="lr-tb" table:tab-color="#afd095"/>
    </style:style>
    <style:style style:name="ta8" style:family="table" style:master-page-name="Default">
      <style:table-properties table:display="true" style:writing-mode="lr-tb" table:tab-color="#729fcf"/>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28" style:family="table-cell" style:parent-style-name="Default">
      <style:table-cell-properties style:vertical-align="middle"/>
    </style:style>
    <style:style style:name="ce227" style:family="table-cell" style:parent-style-name="Default">
      <style:table-cell-properties fo:border-bottom="0.74pt solid #000000" fo:background-color="#1c1c1c" style:text-align-source="fix" style:repeat-content="false" fo:border-left="0.74pt solid #000000" fo:border-right="0.74pt solid #dddddd" fo:border-top="0.74pt solid #000000" style:vertical-align="middle"/>
      <style:paragraph-properties fo:text-align="center" fo:margin-left="0cm"/>
      <style:text-properties fo:color="#ffffff" fo:font-weight="bold" style:font-weight-asian="bold" style:font-weight-complex="bold"/>
    </style:style>
    <style:style style:name="ce228" style:family="table-cell" style:parent-style-name="Default">
      <style:table-cell-properties fo:border-bottom="0.74pt solid #000000" style:text-align-source="fix" style:repeat-content="false" fo:border-left="0.74pt solid #000000" fo:border-right="0.74pt solid #dddddd" fo:border-top="0.74pt solid #000000" style:vertical-align="middle"/>
      <style:paragraph-properties fo:text-align="center" fo:margin-left="0cm"/>
    </style:style>
    <style:style style:name="ce229" style:family="table-cell" style:parent-style-name="Default">
      <style:table-cell-properties fo:border-bottom="0.74pt solid #000000" fo:background-color="#1c1c1c" fo:border-left="0.74pt solid #dddddd" fo:border-right="0.74pt solid #dddddd" fo:border-top="0.74pt solid #000000" style:vertical-align="middle"/>
      <style:text-properties fo:color="#ffffff" fo:font-weight="bold" style:font-weight-asian="bold" style:font-weight-complex="bold"/>
    </style:style>
    <style:style style:name="ce230" style:family="table-cell" style:parent-style-name="Default">
      <style:table-cell-properties fo:border-bottom="0.74pt solid #000000" fo:border-left="0.74pt solid #dddddd" fo:border-right="0.74pt solid #dddddd" fo:border-top="0.74pt solid #000000" style:vertical-align="middle"/>
    </style:style>
    <style:style style:name="ce231" style:family="table-cell" style:parent-style-name="Default" style:data-style-name="N108">
      <style:table-cell-properties fo:border-bottom="0.74pt solid #000000" fo:background-color="#1c1c1c" fo:border-left="0.74pt solid #dddddd" fo:border-right="0.74pt solid #dddddd" fo:border-top="0.74pt solid #000000" style:vertical-align="middle"/>
      <style:text-properties fo:color="#ffffff" fo:font-weight="bold" style:font-weight-asian="bold" style:font-weight-complex="bold"/>
    </style:style>
    <style:style style:name="ce232" style:family="table-cell" style:parent-style-name="Default" style:data-style-name="N108">
      <style:table-cell-properties fo:border-bottom="0.74pt solid #000000" fo:background-color="#dde8cb" fo:border-left="0.74pt solid #dddddd" fo:border-right="0.74pt solid #dddddd" fo:border-top="0.74pt solid #000000" style:vertical-align="middle"/>
    </style:style>
    <style:style style:name="ce233" style:family="table-cell" style:parent-style-name="Default" style:data-style-name="N108">
      <style:table-cell-properties fo:border-bottom="0.74pt solid #000000" fo:background-color="#afd095" fo:border-left="0.74pt solid #dddddd" fo:border-right="0.74pt solid #dddddd" fo:border-top="0.74pt solid #000000" style:vertical-align="middle"/>
    </style:style>
    <style:style style:name="ce234" style:family="table-cell" style:parent-style-name="Default" style:data-style-name="N108">
      <style:table-cell-properties fo:border-bottom="0.74pt solid #000000" fo:background-color="#1c1c1c" fo:border-left="0.74pt solid #dddddd" fo:border-right="0.74pt solid #000000" fo:border-top="0.74pt solid #000000" style:vertical-align="middle"/>
      <style:text-properties fo:color="#ffffff" fo:font-weight="bold" style:font-weight-asian="bold" style:font-weight-complex="bold"/>
    </style:style>
    <style:style style:name="ce235" style:family="table-cell" style:parent-style-name="Default" style:data-style-name="N108">
      <style:table-cell-properties fo:border-bottom="0.74pt solid #000000" fo:background-color="#afd095" fo:border-left="0.74pt solid #dddddd" fo:border-right="0.74pt solid #000000" fo:border-top="0.74pt solid #000000" style:vertical-align="middle"/>
    </style:style>
    <style:style style:name="ce253" style:family="table-cell" style:parent-style-name="Default" style:data-style-name="N100">
      <style:table-cell-properties fo:border-bottom="0.74pt solid #000000" fo:background-color="#1c1c1c" fo:border-left="0.74pt solid #dddddd" fo:border-right="0.74pt solid #dddddd" fo:border-top="0.74pt solid #000000" style:vertical-align="middle"/>
      <style:text-properties fo:color="#ffffff" fo:font-weight="bold" style:font-weight-asian="bold" style:font-weight-complex="bold"/>
    </style:style>
    <style:style style:name="ce254" style:family="table-cell" style:parent-style-name="Default" style:data-style-name="N100">
      <style:table-cell-properties fo:border-bottom="0.74pt solid #000000" fo:border-left="0.74pt solid #dddddd" fo:border-right="0.74pt solid #dddddd" fo:border-top="0.74pt solid #000000" style:vertical-align="middle"/>
    </style:style>
    <style:style style:name="ce256" style:family="table-cell" style:parent-style-name="Default">
      <style:table-cell-properties fo:background-color="#dde8cb"/>
      <style:text-properties fo:font-weight="bold" style:font-weight-asian="bold" style:font-weight-complex="bold"/>
    </style:style>
    <style:style style:name="ce257" style:family="table-cell" style:parent-style-name="Default">
      <style:table-cell-properties fo:background-color="#dde8cb"/>
    </style:style>
    <style:style style:name="ce258" style:family="table-cell" style:parent-style-name="Default" style:data-style-name="N100">
      <style:table-cell-properties fo:background-color="#ffffd7"/>
      <style:text-properties fo:font-weight="bold" style:font-weight-asian="bold" style:font-weight-complex="bold"/>
    </style:style>
    <style:style style:name="ce259" style:family="table-cell" style:parent-style-name="Default" style:data-style-name="N100">
      <style:table-cell-properties fo:background-color="#ffffd7"/>
    </style:style>
    <style:style style:name="ce266" style:family="table-cell" style:parent-style-name="Default">
      <style:table-cell-properties fo:background-color="#ffffd7"/>
      <style:text-properties fo:font-weight="bold" style:font-weight-asian="bold" style:font-weight-complex="bold"/>
    </style:style>
    <style:style style:name="ce267" style:family="table-cell" style:parent-style-name="Default">
      <style:table-cell-properties fo:background-color="#ffffd7"/>
    </style:style>
    <style:style style:name="ce11" style:family="table-cell" style:parent-style-name="Default">
      <style:text-properties fo:font-style="italic" style:font-style-asian="italic" style:font-style-complex="italic"/>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style>
    <style:style style:name="ce21" style:family="table-cell" style:parent-style-name="Default" style:data-style-name="N100">
      <style:table-cell-properties fo:background-color="#1c1c1c" style:text-align-source="fix" style:repeat-content="false" style:vertical-align="middle"/>
      <style:paragraph-properties fo:text-align="center" fo:margin-left="0cm"/>
      <style:text-properties fo:color="#ffffff" fo:font-weight="bold" style:font-weight-asian="bold" style:font-weight-complex="bold"/>
    </style:style>
    <style:style style:name="ce75" style:family="table-cell" style:parent-style-name="Default" style:data-style-name="N100">
      <style:table-cell-properties fo:border-bottom="0.74pt solid #000000" style:text-align-source="fix" style:repeat-content="false" fo:border-left="0.74pt solid #000000" fo:border-right="0.74pt solid #999999" fo:border-top="0.74pt solid #000000" style:vertical-align="middle"/>
      <style:paragraph-properties fo:text-align="center" fo:margin-left="0cm"/>
    </style:style>
    <style:style style:name="ce106" style:family="table-cell" style:parent-style-name="Default" style:data-style-name="N100">
      <style:table-cell-properties style:text-align-source="fix" style:repeat-content="false"/>
      <style:paragraph-properties fo:text-align="center" fo:margin-left="0cm"/>
    </style:style>
    <style:style style:name="ce107" style:family="table-cell" style:parent-style-name="Default" style:data-style-name="N36">
      <style:table-cell-properties fo:background-color="#1c1c1c" style:text-align-source="fix" style:repeat-content="false" style:vertical-align="middle"/>
      <style:paragraph-properties fo:text-align="center" fo:margin-left="0cm"/>
      <style:text-properties fo:color="#ffffff" fo:font-weight="bold" style:font-weight-asian="bold" style:font-weight-complex="bold"/>
    </style:style>
    <style:style style:name="ce111" style:family="table-cell" style:parent-style-name="Default" style:data-style-name="N36">
      <style:table-cell-properties fo:border-bottom="0.74pt solid #000000" style:text-align-source="fix" style:repeat-content="false" fo:border-left="0.74pt solid #999999" fo:border-right="0.74pt solid #999999" fo:border-top="0.74pt solid #000000" style:vertical-align="middle"/>
      <style:paragraph-properties fo:text-align="center" fo:margin-left="0cm"/>
    </style:style>
    <style:style style:name="ce112" style:family="table-cell" style:parent-style-name="Default" style:data-style-name="N36">
      <style:table-cell-properties style:text-align-source="fix" style:repeat-content="false"/>
      <style:paragraph-properties fo:text-align="center" fo:margin-left="0cm"/>
    </style:style>
    <style:style style:name="ce36" style:family="table-cell" style:parent-style-name="Default">
      <style:table-cell-properties fo:background-color="#1c1c1c" style:vertical-align="middle"/>
      <style:text-properties fo:color="#ffffff" fo:font-weight="bold" style:font-weight-asian="bold" style:font-weight-complex="bold"/>
    </style:style>
    <style:style style:name="ce118" style:family="table-cell" style:parent-style-name="Default">
      <style:table-cell-properties fo:border-bottom="0.74pt solid #000000" fo:border-left="0.74pt solid #999999" fo:border-right="0.74pt solid #999999" fo:border-top="0.74pt solid #000000" style:vertical-align="middle"/>
    </style:style>
    <style:style style:name="ce119" style:family="table-cell" style:parent-style-name="Default">
      <style:table-cell-properties fo:border-bottom="0.74pt solid #000000" fo:background-color="#dee6ef" fo:border-left="0.74pt solid #999999" fo:border-right="0.74pt solid #999999" fo:border-top="0.74pt solid #000000" style:vertical-align="middle"/>
      <style:text-properties style:use-window-font-color="true"/>
    </style:style>
    <style:style style:name="ce120" style:family="table-cell" style:parent-style-name="Default">
      <style:table-cell-properties fo:background-color="#1c1c1c" style:text-align-source="fix" style:repeat-content="false" style:vertical-align="middle"/>
      <style:paragraph-properties fo:text-align="center" fo:margin-left="0cm"/>
      <style:text-properties fo:color="#ffffff" fo:font-weight="bold" style:font-weight-asian="bold" style:font-weight-complex="bold"/>
    </style:style>
    <style:style style:name="ce121" style:family="table-cell" style:parent-style-name="Default">
      <style:table-cell-properties fo:border-bottom="0.74pt solid #000000" fo:background-color="#dde8cb" style:text-align-source="fix" style:repeat-content="false" fo:border-left="0.74pt solid #999999" fo:border-right="0.74pt solid #999999" fo:border-top="0.74pt solid #000000" style:vertical-align="middle"/>
      <style:paragraph-properties fo:text-align="center" fo:margin-left="0cm"/>
    </style:style>
    <style:style style:name="ce122" style:family="table-cell" style:parent-style-name="Default">
      <style:table-cell-properties style:text-align-source="fix" style:repeat-content="false"/>
      <style:paragraph-properties fo:text-align="center" fo:margin-left="0cm"/>
    </style:style>
    <style:style style:name="ce123" style:family="table-cell" style:parent-style-name="Default">
      <style:table-cell-properties fo:border-bottom="0.74pt solid #000000" fo:background-color="#dee6ef" fo:border-left="0.74pt solid #999999" fo:border-right="0.74pt solid #999999" fo:border-top="0.74pt solid #000000" style:vertical-align="middle"/>
    </style:style>
    <style:style style:name="ce124" style:family="table-cell" style:parent-style-name="Default" style:data-style-name="N108">
      <style:table-cell-properties fo:background-color="#1c1c1c" style:text-align-source="fix" style:repeat-content="false" style:vertical-align="middle"/>
      <style:paragraph-properties fo:text-align="end" fo:margin-left="0cm"/>
      <style:text-properties fo:color="#ffffff" fo:font-weight="bold" style:font-weight-asian="bold" style:font-weight-complex="bold"/>
    </style:style>
    <style:style style:name="ce125" style:family="table-cell" style:parent-style-name="Default" style:data-style-name="N108">
      <style:table-cell-properties fo:border-bottom="0.74pt solid #000000" fo:border-left="0.74pt solid #999999" fo:border-right="0.74pt solid #000000" fo:border-top="0.74pt solid #000000" style:vertical-align="middle"/>
    </style:style>
    <style:style style:name="ce115" style:family="table-cell" style:parent-style-name="Default" style:data-style-name="N108"/>
    <style:style style:name="ce127" style:family="table-cell" style:parent-style-name="Default">
      <style:table-cell-properties style:vertical-align="middle"/>
      <style:text-properties fo:font-weight="bold" style:font-weight-asian="bold" style:font-weight-complex="bold"/>
    </style:style>
    <style:style style:name="ce47" style:family="table-cell" style:parent-style-name="Default">
      <style:table-cell-properties style:vertical-align="middle"/>
    </style:style>
    <style:style style:name="ce28" style:family="table-cell" style:parent-style-name="Default">
      <style:table-cell-properties fo:border-bottom="0.74pt solid #000000" style:text-align-source="fix" style:repeat-content="false" fo:border-left="0.74pt solid #999999" fo:border-right="0.74pt solid #999999" fo:border-top="0.74pt solid #000000" style:vertical-align="middle"/>
      <style:paragraph-properties fo:text-align="center" fo:margin-left="0cm"/>
    </style:style>
    <style:style style:name="ce15" style:family="table-cell" style:parent-style-name="Default">
      <style:table-cell-properties fo:background-color="#1c1c1c" style:vertical-align="middle"/>
      <style:text-properties fo:color="#ffffff" fo:font-weight="bold" style:font-weight-asian="bold" style:font-weight-complex="bold"/>
    </style:style>
    <style:style style:name="ce129" style:family="table-cell" style:parent-style-name="Default">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130" style:family="table-cell" style:parent-style-name="Default">
      <style:table-cell-properties style:vertical-align="middle"/>
      <style:text-properties fo:font-style="normal" style:font-style-asian="normal" style:font-style-complex="normal"/>
    </style:style>
    <style:style style:name="ce131" style:family="table-cell" style:parent-style-name="Default">
      <style:table-cell-properties style:text-align-source="fix" style:repeat-content="false" fo:background-color="transparent" style:vertical-align="middle"/>
      <style:paragraph-properties fo:text-align="end" fo:margin-left="0cm"/>
      <style:text-properties fo:color="#808080" fo:font-style="italic" style:font-style-asian="italic" style:font-style-complex="italic"/>
    </style:style>
    <style:style style:name="ce132" style:family="table-cell" style:parent-style-name="Default">
      <style:table-cell-properties style:vertical-align="middle"/>
      <style:text-properties fo:font-style="italic" style:font-style-asian="italic" style:font-style-complex="italic"/>
    </style:style>
    <style:style style:name="ce133" style:family="table-cell" style:parent-style-name="Default">
      <style:table-cell-properties style:text-align-source="fix" style:repeat-content="false" style:vertical-align="middle"/>
      <style:paragraph-properties fo:text-align="start" fo:margin-left="0cm"/>
      <style:text-properties fo:font-style="normal" fo:font-weight="bold" style:font-style-asian="normal" style:font-weight-asian="bold" style:font-style-complex="normal" style:font-weight-complex="bold"/>
    </style:style>
    <style:style style:name="ce134" style:family="table-cell" style:parent-style-name="Default">
      <style:table-cell-properties fo:border-bottom="none" fo:background-color="#1c1c1c" style:text-align-source="fix" style:repeat-content="false" fo:border-left="0.06pt solid #000000" fo:border-right="0.06pt solid #000000" fo:border-top="0.06pt solid #000000" style:vertical-align="middle"/>
      <style:paragraph-properties fo:text-align="center"/>
      <style:text-properties fo:color="#ffffff" fo:font-weight="bold" style:font-weight-asian="bold" style:font-weight-complex="bold"/>
    </style:style>
    <style:style style:name="ce135" style:family="table-cell" style:parent-style-name="Default" style:data-style-name="N100">
      <style:table-cell-properties fo:border-bottom="none" fo:background-color="#b2b2b2" fo:border-left="0.06pt solid #000000" fo:border-right="none" fo:border-top="0.06pt solid #000000" style:vertical-align="middle"/>
      <style:text-properties fo:font-weight="bold" style:font-weight-asian="bold" style:font-weight-complex="bold"/>
    </style:style>
    <style:style style:name="ce136" style:family="table-cell" style:parent-style-name="Default" style:data-style-name="N100">
      <style:table-cell-properties fo:border-bottom="none" fo:background-color="#ffffff" fo:border-left="0.06pt solid #000000" fo:border-right="none" fo:border-top="none" style:vertical-align="middle"/>
      <style:text-properties style:use-window-font-color="true"/>
    </style:style>
    <style:style style:name="ce137" style:family="table-cell" style:parent-style-name="Default" style:data-style-name="N100">
      <style:table-cell-properties fo:border-bottom="0.06pt solid #000000" fo:background-color="#ffffff" fo:border-left="0.06pt solid #000000" fo:border-right="none" fo:border-top="none" style:vertical-align="middle"/>
      <style:text-properties style:use-window-font-color="true"/>
    </style:style>
    <style:style style:name="ce138" style:family="table-cell" style:parent-style-name="Default" style:data-style-name="N100">
      <style:table-cell-properties fo:border-bottom="none" fo:background-color="#ffffff" fo:border-left="0.06pt solid #000000" fo:border-right="none" fo:border-top="none" style:vertical-align="middle"/>
      <style:text-properties style:use-window-font-color="true" fo:font-style="normal" style:font-style-asian="normal" style:font-style-complex="normal"/>
    </style:style>
    <style:style style:name="ce139" style:family="table-cell" style:parent-style-name="Default" style:data-style-name="N100">
      <style:table-cell-properties fo:border-bottom="none" fo:background-color="#ffffff" style:text-align-source="fix" style:repeat-content="false" fo:border-left="0.06pt solid #000000" fo:border-right="none" fo:border-top="none" style:vertical-align="middle"/>
      <style:paragraph-properties fo:text-align="start" fo:margin-left="0.353cm"/>
      <style:text-properties fo:color="#808080" fo:font-style="italic" style:font-style-asian="italic" style:font-style-complex="italic"/>
    </style:style>
    <style:style style:name="ce140" style:family="table-cell" style:parent-style-name="Default" style:data-style-name="N100">
      <style:table-cell-properties fo:border-bottom="none" fo:background-color="#b2b2b2" fo:border-left="0.06pt solid #000000" fo:border-right="none" fo:border-top="0.06pt solid #000000" style:vertical-align="middle"/>
      <style:text-properties style:use-window-font-color="true" fo:font-weight="bold" style:font-weight-asian="bold" style:font-weight-complex="bold"/>
    </style:style>
    <style:style style:name="ce141" style:family="table-cell" style:parent-style-name="Default" style:data-style-name="N100">
      <style:table-cell-properties fo:border-bottom="none" fo:background-color="#ffffff" fo:border-left="0.06pt solid #000000" fo:border-right="none" fo:border-top="none" style:vertical-align="middle"/>
    </style:style>
    <style:style style:name="ce142" style:family="table-cell" style:parent-style-name="Default" style:data-style-name="N100">
      <style:table-cell-properties fo:border-bottom="0.06pt solid #000000" fo:background-color="#ffffff" fo:border-left="0.06pt solid #000000" fo:border-right="none" fo:border-top="none" style:vertical-align="middle"/>
    </style:style>
    <style:style style:name="ce143" style:family="table-cell" style:parent-style-name="Default" style:data-style-name="N100">
      <style:table-cell-properties fo:border-bottom="0.06pt solid #000000" fo:background-color="#b2b2b2" fo:border-left="0.06pt solid #000000" fo:border-right="none" fo:border-top="0.06pt solid #000000" style:vertical-align="middle"/>
      <style:text-properties style:use-window-font-color="true" fo:font-weight="bold" style:font-weight-asian="bold" style:font-weight-complex="bold"/>
    </style:style>
    <style:style style:name="ce144" style:family="table-cell" style:parent-style-name="Default" style:data-style-name="N100">
      <style:table-cell-properties fo:border-bottom="0.06pt solid #000000" fo:background-color="#b2b2b2" fo:border-left="0.06pt solid #000000" fo:border-right="none" fo:border-top="none" style:vertical-align="middle"/>
      <style:text-properties style:use-window-font-color="true" fo:font-weight="bold" style:font-weight-asian="bold" style:font-weight-complex="bold"/>
    </style:style>
    <style:style style:name="ce145" style:family="table-cell" style:parent-style-name="Default">
      <style:table-cell-properties fo:border-bottom="0.06pt solid #000000" fo:background-color="#1c1c1c" fo:border-left="0.06pt solid #000000" fo:border-right="none" fo:border-top="none" style:vertical-align="middle"/>
      <style:text-properties fo:color="#ffffff"/>
    </style:style>
    <style:style style:name="ce146" style:family="table-cell" style:parent-style-name="Default">
      <style:table-cell-properties fo:border-bottom="0.06pt solid #000000" fo:background-color="#ffffff" fo:border-left="0.06pt solid #000000" fo:border-right="none" fo:border-top="0.06pt solid #000000" style:vertical-align="middle"/>
      <style:text-properties style:use-window-font-color="true"/>
    </style:style>
    <style:style style:name="ce147" style:family="table-cell" style:parent-style-name="Default">
      <style:table-cell-properties fo:border-bottom="none" fo:background-color="#ffffff" fo:border-left="0.06pt solid #000000" fo:border-right="none" fo:border-top="0.06pt solid #000000" style:vertical-align="middle"/>
    </style:style>
    <style:style style:name="ce148" style:family="table-cell" style:parent-style-name="Default">
      <style:table-cell-properties fo:border-bottom="none" fo:background-color="#ffffff" fo:border-left="0.06pt solid #000000" fo:border-right="none" fo:border-top="none" style:vertical-align="middle"/>
    </style:style>
    <style:style style:name="ce149" style:family="table-cell" style:parent-style-name="Default">
      <style:table-cell-properties fo:border-bottom="0.06pt solid #000000" fo:background-color="#666666" fo:border-left="0.06pt solid #000000" fo:border-right="none" fo:border-top="none" style:vertical-align="middle"/>
      <style:text-properties fo:color="#ffffff" fo:font-weight="bold" style:font-weight-asian="bold" style:font-weight-complex="bold"/>
    </style:style>
    <style:style style:name="ce150" style:family="table-cell" style:parent-style-name="Default">
      <style:table-cell-properties fo:border-bottom="none" fo:background-color="#1c1c1c" fo:border-left="none" fo:border-right="none" fo:border-top="0.06pt solid #000000" style:vertical-align="middle"/>
      <style:text-properties fo:color="#ffffff"/>
    </style:style>
    <style:style style:name="ce151" style:family="table-cell" style:parent-style-name="Default">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152" style:family="table-cell" style:parent-style-name="Default">
      <style:table-cell-properties fo:background-color="#ffffff" style:vertical-align="middle"/>
      <style:text-properties style:use-window-font-color="true"/>
    </style:style>
    <style:style style:name="ce153" style:family="table-cell" style:parent-style-name="Default">
      <style:table-cell-properties fo:border-bottom="0.06pt solid #000000" fo:background-color="#ffffff" fo:border-left="none" fo:border-right="none" fo:border-top="none" style:vertical-align="middle"/>
      <style:text-properties style:use-window-font-color="true"/>
    </style:style>
    <style:style style:name="ce154" style:family="table-cell" style:parent-style-name="Default">
      <style:table-cell-properties fo:background-color="#ffffff" style:vertical-align="middle"/>
      <style:text-properties style:use-window-font-color="true" fo:font-style="normal" style:font-style-asian="normal" style:font-style-complex="normal"/>
    </style:style>
    <style:style style:name="ce155" style:family="table-cell" style:parent-style-name="Default">
      <style:table-cell-properties fo:background-color="#ffffff" style:vertical-align="middle"/>
      <style:text-properties fo:color="#808080" fo:font-style="italic" style:font-style-asian="italic" style:font-style-complex="italic"/>
    </style:style>
    <style:style style:name="ce156" style:family="table-cell" style:parent-style-name="Default">
      <style:table-cell-properties fo:border-bottom="none" fo:background-color="#b2b2b2" fo:border-left="none" fo:border-right="none" fo:border-top="0.06pt solid #000000" style:vertical-align="middle"/>
      <style:text-properties style:use-window-font-color="true" fo:font-weight="bold" style:font-weight-asian="bold" style:font-weight-complex="bold"/>
    </style:style>
    <style:style style:name="ce157" style:family="table-cell" style:parent-style-name="Default">
      <style:table-cell-properties fo:background-color="#ffffff" style:vertical-align="middle"/>
    </style:style>
    <style:style style:name="ce158" style:family="table-cell" style:parent-style-name="Default">
      <style:table-cell-properties fo:border-bottom="0.06pt solid #000000" fo:background-color="#ffffff" fo:border-left="none" fo:border-right="none" fo:border-top="none" style:vertical-align="middle"/>
    </style:style>
    <style:style style:name="ce159" style:family="table-cell" style:parent-style-name="Default">
      <style:table-cell-properties fo:border-bottom="0.06pt solid #000000" fo:background-color="#b2b2b2" fo:border-left="none" fo:border-right="none" fo:border-top="0.06pt solid #000000" style:vertical-align="middle"/>
      <style:text-properties style:use-window-font-color="true" fo:font-weight="bold" style:font-weight-asian="bold" style:font-weight-complex="bold"/>
    </style:style>
    <style:style style:name="ce160" style:family="table-cell" style:parent-style-name="Default">
      <style:table-cell-properties fo:border-bottom="0.06pt solid #000000" fo:background-color="#b2b2b2" fo:border-left="none" fo:border-right="none" fo:border-top="none" style:vertical-align="middle"/>
      <style:text-properties style:use-window-font-color="true" fo:font-weight="bold" style:font-weight-asian="bold" style:font-weight-complex="bold"/>
    </style:style>
    <style:style style:name="ce161" style:family="table-cell" style:parent-style-name="Default">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62" style:family="table-cell" style:parent-style-name="Default">
      <style:table-cell-properties fo:border-bottom="0.06pt solid #000000" fo:background-color="#ffffff" fo:border-left="none" fo:border-right="none" fo:border-top="0.06pt solid #000000" style:vertical-align="middle"/>
      <style:text-properties style:use-window-font-color="true" fo:font-weight="bold" style:font-weight-asian="bold" style:font-weight-complex="bold"/>
    </style:style>
    <style:style style:name="ce163" style:family="table-cell" style:parent-style-name="Default">
      <style:table-cell-properties fo:border-bottom="none" fo:background-color="#ffffff" fo:border-left="none" fo:border-right="none" fo:border-top="0.06pt solid #000000" style:vertical-align="middle"/>
    </style:style>
    <style:style style:name="ce164" style:family="table-cell" style:parent-style-name="Default">
      <style:table-cell-properties fo:border-bottom="0.06pt solid #000000" fo:background-color="#666666" fo:border-left="none" fo:border-right="none" fo:border-top="none" style:vertical-align="middle"/>
      <style:text-properties fo:color="#ffffff" fo:font-weight="bold" style:font-weight-asian="bold" style:font-weight-complex="bold"/>
    </style:style>
    <style:style style:name="ce165" style:family="table-cell" style:parent-style-name="Default" style:data-style-name="N108">
      <style:table-cell-properties style:text-align-source="fix" style:repeat-content="false" style:vertical-align="middle"/>
      <style:paragraph-properties fo:text-align="end" fo:margin-left="0cm"/>
      <style:text-properties fo:font-style="italic" fo:font-weight="bold" style:font-style-asian="italic" style:font-weight-asian="bold" style:font-style-complex="italic" style:font-weight-complex="bold"/>
    </style:style>
    <style:style style:name="ce166" style:family="table-cell" style:parent-style-name="Default" style:data-style-name="N108">
      <style:table-cell-properties fo:border-bottom="none" fo:background-color="#b2b2b2" fo:border-left="none" fo:border-right="none" fo:border-top="0.06pt solid #000000" style:vertical-align="middle"/>
      <style:text-properties fo:font-weight="bold" style:font-weight-asian="bold" style:font-weight-complex="bold"/>
    </style:style>
    <style:style style:name="ce167" style:family="table-cell" style:parent-style-name="Default" style:data-style-name="N108">
      <style:table-cell-properties fo:background-color="#eeeeee" style:vertical-align="middle"/>
    </style:style>
    <style:style style:name="ce168" style:family="table-cell" style:parent-style-name="Default" style:data-style-name="N108">
      <style:table-cell-properties fo:border-bottom="0.06pt solid #000000" fo:background-color="#eeeeee" fo:border-left="none" fo:border-right="none" fo:border-top="none" style:vertical-align="middle"/>
    </style:style>
    <style:style style:name="ce169" style:family="table-cell" style:parent-style-name="Default" style:data-style-name="N108">
      <style:table-cell-properties fo:background-color="#eeeeee" style:vertical-align="middle"/>
      <style:text-properties fo:font-style="normal" style:font-style-asian="normal" style:font-style-complex="normal"/>
    </style:style>
    <style:style style:name="ce170" style:family="table-cell" style:parent-style-name="Default" style:data-style-name="N108">
      <style:table-cell-properties fo:background-color="#eeeeee" style:vertical-align="middle"/>
      <style:text-properties fo:color="#808080" fo:font-style="italic" style:font-style-asian="italic" style:font-style-complex="italic"/>
    </style:style>
    <style:style style:name="ce171" style:family="table-cell" style:parent-style-name="Default" style:data-style-name="N108">
      <style:table-cell-properties fo:border-bottom="none" fo:background-color="#b2b2b2" fo:border-left="none" fo:border-right="none" fo:border-top="0.06pt solid #000000" style:vertical-align="middle"/>
      <style:text-properties style:use-window-font-color="true" fo:font-weight="bold" style:font-weight-asian="bold" style:font-weight-complex="bold"/>
    </style:style>
    <style:style style:name="ce172" style:family="table-cell" style:parent-style-name="Default" style:data-style-name="N108">
      <style:table-cell-properties fo:border-bottom="0.06pt solid #000000" fo:background-color="#b2b2b2" fo:border-left="none" fo:border-right="none" fo:border-top="0.06pt solid #000000" style:vertical-align="middle"/>
      <style:text-properties style:use-window-font-color="true" fo:font-weight="bold" style:font-weight-asian="bold" style:font-weight-complex="bold"/>
    </style:style>
    <style:style style:name="ce173" style:family="table-cell" style:parent-style-name="Default" style:data-style-name="N108">
      <style:table-cell-properties fo:border-bottom="0.06pt solid #000000" fo:background-color="#b2b2b2" fo:border-left="none" fo:border-right="none" fo:border-top="none" style:vertical-align="middle"/>
      <style:text-properties style:use-window-font-color="true" fo:font-weight="bold" style:font-weight-asian="bold" style:font-weight-complex="bold"/>
    </style:style>
    <style:style style:name="ce174" style:family="table-cell" style:parent-style-name="Default" style:data-style-name="N108">
      <style:table-cell-properties fo:border-bottom="0.06pt solid #000000" fo:background-color="#1c1c1c" fo:border-left="none" fo:border-right="none" fo:border-top="none" style:vertical-align="middle"/>
      <style:text-properties fo:color="#ffffff" fo:font-weight="bold" style:font-weight-asian="bold" style:font-weight-complex="bold"/>
    </style:style>
    <style:style style:name="ce175" style:family="table-cell" style:parent-style-name="Default" style:data-style-name="N115">
      <style:table-cell-properties fo:border-bottom="0.06pt solid #000000" fo:background-color="#eeeeee" fo:border-left="none" fo:border-right="none" fo:border-top="0.06pt solid #000000" style:vertical-align="middle"/>
      <style:text-properties style:use-window-font-color="true" fo:font-weight="bold" style:font-weight-asian="bold" style:font-weight-complex="bold"/>
    </style:style>
    <style:style style:name="ce176" style:family="table-cell" style:parent-style-name="Default" style:data-style-name="N108">
      <style:table-cell-properties style:vertical-align="middle"/>
    </style:style>
    <style:style style:name="ce177" style:family="table-cell" style:parent-style-name="Default" style:data-style-name="N108">
      <style:table-cell-properties fo:border-bottom="none" fo:background-color="#eeeeee" fo:border-left="none" fo:border-right="none" fo:border-top="0.06pt solid #000000" style:vertical-align="middle"/>
    </style:style>
    <style:style style:name="ce178" style:family="table-cell" style:parent-style-name="Default" style:data-style-name="N108">
      <style:table-cell-properties fo:border-bottom="0.06pt solid #000000" fo:background-color="#666666" fo:border-left="none" fo:border-right="none" fo:border-top="none" style:vertical-align="middle"/>
      <style:text-properties fo:color="#ffffff" fo:font-weight="bold" style:font-weight-asian="bold" style:font-weight-complex="bold"/>
    </style:style>
    <style:style style:name="ce179" style:family="table-cell" style:parent-style-name="Default">
      <style:table-cell-properties fo:border-bottom="none" fo:background-color="#1c1c1c" fo:border-left="none" fo:border-right="0.06pt solid #000000" fo:border-top="0.06pt solid #000000" style:vertical-align="middle"/>
      <style:text-properties fo:color="#ffffff"/>
    </style:style>
    <style:style style:name="ce180" style:family="table-cell" style:parent-style-name="Default" style:data-style-name="N108">
      <style:table-cell-properties fo:border-bottom="none" fo:background-color="#b2b2b2" fo:border-left="none" fo:border-right="0.06pt solid #000000" fo:border-top="0.06pt solid #000000" style:vertical-align="middle"/>
      <style:text-properties fo:font-weight="bold" style:font-weight-asian="bold" style:font-weight-complex="bold"/>
    </style:style>
    <style:style style:name="ce181" style:family="table-cell" style:parent-style-name="Default" style:data-style-name="N108">
      <style:table-cell-properties fo:border-bottom="none" fo:background-color="#ffffff" fo:border-left="none" fo:border-right="0.06pt solid #000000" fo:border-top="none" style:vertical-align="middle"/>
      <style:text-properties style:use-window-font-color="true"/>
    </style:style>
    <style:style style:name="ce182" style:family="table-cell" style:parent-style-name="Default" style:data-style-name="N108">
      <style:table-cell-properties fo:border-bottom="0.06pt solid #000000" fo:background-color="#ffffff" fo:border-left="none" fo:border-right="0.06pt solid #000000" fo:border-top="none" style:vertical-align="middle"/>
      <style:text-properties style:use-window-font-color="true"/>
    </style:style>
    <style:style style:name="ce183" style:family="table-cell" style:parent-style-name="Default" style:data-style-name="N108">
      <style:table-cell-properties fo:border-bottom="none" fo:background-color="#ffffff" fo:border-left="none" fo:border-right="0.06pt solid #000000" fo:border-top="none" style:vertical-align="middle"/>
      <style:text-properties style:use-window-font-color="true" fo:font-style="normal" style:font-style-asian="normal" style:font-style-complex="normal"/>
    </style:style>
    <style:style style:name="ce184" style:family="table-cell" style:parent-style-name="Default" style:data-style-name="N108">
      <style:table-cell-properties fo:border-bottom="none" fo:background-color="#ffffff" fo:border-left="none" fo:border-right="0.06pt solid #000000" fo:border-top="none" style:vertical-align="middle"/>
      <style:text-properties fo:color="#808080" fo:font-style="italic" style:font-style-asian="italic" style:font-style-complex="italic"/>
    </style:style>
    <style:style style:name="ce185" style:family="table-cell" style:parent-style-name="Default" style:data-style-name="N108">
      <style:table-cell-properties fo:border-bottom="none" fo:background-color="#b2b2b2" fo:border-left="none" fo:border-right="0.06pt solid #000000" fo:border-top="0.06pt solid #000000" style:vertical-align="middle"/>
      <style:text-properties style:use-window-font-color="true" fo:font-weight="bold" style:font-weight-asian="bold" style:font-weight-complex="bold"/>
    </style:style>
    <style:style style:name="ce186" style:family="table-cell" style:parent-style-name="Default" style:data-style-name="N108">
      <style:table-cell-properties fo:border-bottom="none" fo:background-color="#ffffff" fo:border-left="none" fo:border-right="0.06pt solid #000000" fo:border-top="none" style:vertical-align="middle"/>
    </style:style>
    <style:style style:name="ce187" style:family="table-cell" style:parent-style-name="Default" style:data-style-name="N108">
      <style:table-cell-properties fo:border-bottom="0.06pt solid #000000" fo:background-color="#ffffff" fo:border-left="none" fo:border-right="0.06pt solid #000000" fo:border-top="none" style:vertical-align="middle"/>
    </style:style>
    <style:style style:name="ce188" style:family="table-cell" style:parent-style-name="Default" style:data-style-name="N108">
      <style:table-cell-properties fo:border-bottom="0.06pt solid #000000" fo:background-color="#b2b2b2" fo:border-left="none" fo:border-right="0.06pt solid #000000" fo:border-top="0.06pt solid #000000" style:vertical-align="middle"/>
      <style:text-properties style:use-window-font-color="true" fo:font-weight="bold" style:font-weight-asian="bold" style:font-weight-complex="bold"/>
    </style:style>
    <style:style style:name="ce189" style:family="table-cell" style:parent-style-name="Default" style:data-style-name="N108">
      <style:table-cell-properties fo:border-bottom="0.06pt solid #000000" fo:background-color="#b2b2b2" fo:border-left="none" fo:border-right="0.06pt solid #000000" fo:border-top="none" style:vertical-align="middle"/>
      <style:text-properties style:use-window-font-color="true" fo:font-weight="bold" style:font-weight-asian="bold" style:font-weight-complex="bold"/>
    </style:style>
    <style:style style:name="ce190" style:family="table-cell" style:parent-style-name="Default" style:data-style-name="N108">
      <style:table-cell-properties fo:border-bottom="0.06pt solid #000000" fo:background-color="#1c1c1c" fo:border-left="none" fo:border-right="0.06pt solid #000000" fo:border-top="none" style:vertical-align="middle"/>
      <style:text-properties fo:color="#ffffff" fo:font-weight="bold" style:font-weight-asian="bold" style:font-weight-complex="bold"/>
    </style:style>
    <style:style style:name="ce191" style:family="table-cell" style:parent-style-name="Default" style:data-style-name="N115">
      <style:table-cell-properties fo:border-bottom="0.06pt solid #000000" fo:background-color="#ffffff" fo:border-left="none" fo:border-right="0.06pt solid #000000" fo:border-top="0.06pt solid #000000" style:vertical-align="middle"/>
      <style:text-properties style:use-window-font-color="true" fo:font-weight="bold" style:font-weight-asian="bold" style:font-weight-complex="bold"/>
    </style:style>
    <style:style style:name="ce192" style:family="table-cell" style:parent-style-name="Default" style:data-style-name="N108">
      <style:table-cell-properties fo:border-bottom="none" fo:background-color="#ffffd7" fo:border-left="none" fo:border-right="0.06pt solid #000000" fo:border-top="0.06pt solid #000000" style:vertical-align="middle"/>
    </style:style>
    <style:style style:name="ce193" style:family="table-cell" style:parent-style-name="Default" style:data-style-name="N108">
      <style:table-cell-properties fo:border-bottom="none" fo:background-color="#ffffd7" fo:border-left="none" fo:border-right="0.06pt solid #000000" fo:border-top="none" style:vertical-align="middle"/>
    </style:style>
    <style:style style:name="ce194" style:family="table-cell" style:parent-style-name="Default" style:data-style-name="N108">
      <style:table-cell-properties fo:border-bottom="0.06pt solid #000000" fo:background-color="#666666" fo:border-left="none" fo:border-right="0.06pt solid #000000" fo:border-top="none" style:vertical-align="middle"/>
      <style:text-properties fo:color="#ffffff" fo:font-weight="bold" style:font-weight-asian="bold" style:font-weight-complex="bold"/>
    </style:style>
    <style:style style:name="ce195" style:family="table-cell" style:parent-style-name="Default">
      <style:table-cell-properties fo:border="none" style:vertical-align="middle"/>
    </style:style>
    <style:style style:name="ce196" style:family="table-cell" style:parent-style-name="Default">
      <style:table-cell-properties fo:border-bottom="none" fo:background-color="#ffffff" fo:border-left="0.06pt solid #000000" fo:border-right="none" fo:border-top="none"/>
    </style:style>
    <style:style style:name="ce197" style:family="table-cell" style:parent-style-name="Default" style:data-style-name="N100">
      <style:table-cell-properties fo:border-bottom="0.06pt solid #000000" fo:background-color="#b2b2b2" fo:border-left="0.06pt solid #000000" fo:border-right="none" fo:border-top="0.06pt solid #000000" style:vertical-align="middle"/>
      <style:text-properties fo:font-weight="bold" style:font-weight-asian="bold" style:font-weight-complex="bold"/>
    </style:style>
    <style:style style:name="ce198" style:family="table-cell" style:parent-style-name="Default" style:data-style-name="N100">
      <style:table-cell-properties fo:border-bottom="none" fo:background-color="#b2b2b2" fo:border-left="0.06pt solid #000000" fo:border-right="none" fo:border-top="none" style:vertical-align="middle"/>
      <style:text-properties fo:font-weight="bold" style:font-weight-asian="bold" style:font-weight-complex="bold"/>
    </style:style>
    <style:style style:name="ce199" style:family="table-cell" style:parent-style-name="Default">
      <style:table-cell-properties fo:background-color="#ffffff" fo:border="none" style:vertical-align="middle"/>
    </style:style>
    <style:style style:name="ce200" style:family="table-cell" style:parent-style-name="Default">
      <style:table-cell-properties fo:background-color="#ffffff"/>
    </style:style>
    <style:style style:name="ce201" style:family="table-cell" style:parent-style-name="Default">
      <style:table-cell-properties fo:border-bottom="0.06pt solid #000000" fo:background-color="#b2b2b2" fo:border-left="none" fo:border-right="none" fo:border-top="0.06pt solid #000000" style:vertical-align="middle"/>
      <style:text-properties fo:font-weight="bold" style:font-weight-asian="bold" style:font-weight-complex="bold"/>
    </style:style>
    <style:style style:name="ce202" style:family="table-cell" style:parent-style-name="Default">
      <style:table-cell-properties fo:background-color="#b2b2b2" fo:border="none" style:vertical-align="middle"/>
      <style:text-properties fo:font-weight="bold" style:font-weight-asian="bold" style:font-weight-complex="bold"/>
    </style:style>
    <style:style style:name="ce203" style:family="table-cell" style:parent-style-name="Default" style:data-style-name="N108">
      <style:table-cell-properties fo:background-color="#eeeeee" fo:border="none" style:vertical-align="middle"/>
    </style:style>
    <style:style style:name="ce204" style:family="table-cell" style:parent-style-name="Default">
      <style:table-cell-properties fo:background-color="#eeeeee"/>
    </style:style>
    <style:style style:name="ce205" style:family="table-cell" style:parent-style-name="Default" style:data-style-name="N108">
      <style:table-cell-properties fo:border-bottom="0.06pt solid #000000" fo:background-color="#b2b2b2" fo:border-left="none" fo:border-right="none" fo:border-top="0.06pt solid #000000" style:vertical-align="middle"/>
      <style:text-properties fo:font-weight="bold" style:font-weight-asian="bold" style:font-weight-complex="bold"/>
    </style:style>
    <style:style style:name="ce206" style:family="table-cell" style:parent-style-name="Default" style:data-style-name="N108">
      <style:table-cell-properties fo:background-color="#b2b2b2" fo:border="none" style:vertical-align="middle"/>
      <style:text-properties fo:font-weight="bold" style:font-weight-asian="bold" style:font-weight-complex="bold"/>
    </style:style>
    <style:style style:name="ce207" style:family="table-cell" style:parent-style-name="Default">
      <style:table-cell-properties fo:border-bottom="none" fo:background-color="#ffffff" fo:border-left="none" fo:border-right="0.06pt solid #000000" fo:border-top="none"/>
    </style:style>
    <style:style style:name="ce208" style:family="table-cell" style:parent-style-name="Default" style:data-style-name="N108">
      <style:table-cell-properties fo:border-bottom="0.06pt solid #000000" fo:background-color="#b2b2b2" fo:border-left="none" fo:border-right="0.06pt solid #000000" fo:border-top="0.06pt solid #000000" style:vertical-align="middle"/>
      <style:text-properties fo:font-weight="bold" style:font-weight-asian="bold" style:font-weight-complex="bold"/>
    </style:style>
    <style:style style:name="ce209" style:family="table-cell" style:parent-style-name="Default" style:data-style-name="N108">
      <style:table-cell-properties fo:border-bottom="none" fo:background-color="#b2b2b2" fo:border-left="none" fo:border-right="0.06pt solid #000000" fo:border-top="none" style:vertical-align="middle"/>
      <style:text-properties fo:font-weight="bold" style:font-weight-asian="bold" style:font-weight-complex="bold"/>
    </style:style>
    <style:style style:name="ce210" style:family="table-cell" style:parent-style-name="Default">
      <style:table-cell-properties style:text-align-source="fix" style:repeat-content="false"/>
      <style:paragraph-properties fo:text-align="end" fo:margin-left="0cm"/>
      <style:text-properties fo:font-style="italic" fo:font-weight="bold" style:font-style-asian="italic" style:font-weight-asian="bold" style:font-style-complex="italic" style:font-weight-complex="bold"/>
    </style:style>
    <style:style style:name="ce211" style:family="table-cell" style:parent-style-name="Default">
      <style:table-cell-properties fo:border-bottom="none" fo:border-left="0.06pt solid #000000" fo:border-right="none" fo:border-top="none"/>
    </style:style>
    <style:style style:name="ce212" style:family="table-cell" style:parent-style-name="Default">
      <style:table-cell-properties fo:border-bottom="0.06pt solid #000000" fo:border-left="0.06pt solid #000000" fo:border-right="none" fo:border-top="none"/>
    </style:style>
    <style:style style:name="ce213" style:family="table-cell" style:parent-style-name="Default">
      <style:table-cell-properties fo:border-bottom="0.06pt solid #000000" fo:border-left="none" fo:border-right="none" fo:border-top="none"/>
    </style:style>
    <style:style style:name="ce214" style:family="table-cell" style:parent-style-name="Default">
      <style:table-cell-properties fo:border-bottom="0.06pt solid #000000" fo:background-color="#eeeeee" fo:border-left="none" fo:border-right="none" fo:border-top="none"/>
    </style:style>
    <style:style style:name="ce215" style:family="table-cell" style:parent-style-name="Default">
      <style:table-cell-properties fo:border-bottom="none" fo:border-left="none" fo:border-right="0.06pt solid #000000" fo:border-top="none"/>
    </style:style>
    <style:style style:name="ce216" style:family="table-cell" style:parent-style-name="Default">
      <style:table-cell-properties fo:border-bottom="0.06pt solid #000000" fo:border-left="none" fo:border-right="0.06pt solid #000000" fo:border-top="none"/>
    </style:style>
    <style:style style:name="ce251" style:family="table-cell" style:parent-style-name="Default">
      <style:table-cell-properties fo:border-bottom="0.74pt solid #000000" fo:background-color="#1c1c1c" style:text-align-source="fix" style:repeat-content="false" fo:border-left="0.74pt solid #000000" fo:border-right="0.74pt solid #dddddd" fo:border-top="0.74pt solid #000000" style:vertical-align="middle"/>
      <style:paragraph-properties fo:text-align="center" fo:margin-left="0cm"/>
      <style:text-properties fo:color="#ffffff" fo:font-weight="bold" style:font-weight-asian="bold" style:font-weight-complex="bold"/>
    </style:style>
    <style:style style:name="ce252" style:family="table-cell" style:parent-style-name="Default">
      <style:table-cell-properties fo:border-bottom="0.74pt solid #000000" style:text-align-source="fix" style:repeat-content="false" fo:border-left="0.74pt solid #000000" fo:border-right="0.74pt solid #dddddd" fo:border-top="0.74pt solid #000000" style:vertical-align="middle"/>
      <style:paragraph-properties fo:text-align="center" fo:margin-left="0cm"/>
    </style:style>
    <style:style style:name="ce255" style:family="table-cell" style:parent-style-name="Default">
      <style:table-cell-properties fo:border-bottom="0.74pt solid #000000" fo:background-color="#1c1c1c" fo:border-left="0.74pt solid #dddddd" fo:border-right="0.74pt solid #dddddd" fo:border-top="0.74pt solid #000000" style:vertical-align="middle"/>
      <style:text-properties fo:color="#ffffff" fo:font-weight="bold" style:font-weight-asian="bold" style:font-weight-complex="bold"/>
    </style:style>
    <style:style style:name="ce260" style:family="table-cell" style:parent-style-name="Default">
      <style:table-cell-properties fo:border-bottom="0.74pt solid #000000" fo:border-left="0.74pt solid #dddddd" fo:border-right="0.74pt solid #dddddd" fo:border-top="0.74pt solid #000000" style:vertical-align="middle"/>
    </style:style>
    <style:style style:name="ce261" style:family="table-cell" style:parent-style-name="Default" style:data-style-name="N100">
      <style:table-cell-properties fo:border-bottom="0.74pt solid #000000" fo:background-color="#1c1c1c" fo:border-left="0.74pt solid #dddddd" fo:border-right="0.74pt solid #dddddd" fo:border-top="0.74pt solid #000000" style:vertical-align="middle"/>
      <style:text-properties fo:color="#ffffff" fo:font-weight="bold" style:font-weight-asian="bold" style:font-weight-complex="bold"/>
    </style:style>
    <style:style style:name="ce262" style:family="table-cell" style:parent-style-name="Default" style:data-style-name="N100">
      <style:table-cell-properties fo:border-bottom="0.74pt solid #000000" fo:border-left="0.74pt solid #dddddd" fo:border-right="0.74pt solid #dddddd" fo:border-top="0.74pt solid #000000" style:vertical-align="middle"/>
    </style:style>
    <style:style style:name="ce263" style:family="table-cell" style:parent-style-name="Default" style:data-style-name="N108">
      <style:table-cell-properties fo:border-bottom="0.74pt solid #000000" fo:background-color="#1c1c1c" fo:border-left="0.74pt solid #dddddd" fo:border-right="0.74pt solid #dddddd" fo:border-top="0.74pt solid #000000" style:vertical-align="middle"/>
      <style:text-properties fo:color="#ffffff" fo:font-weight="bold" style:font-weight-asian="bold" style:font-weight-complex="bold"/>
    </style:style>
    <style:style style:name="ce264" style:family="table-cell" style:parent-style-name="Default" style:data-style-name="N108">
      <style:table-cell-properties fo:border-bottom="0.74pt solid #000000" fo:background-color="#dde8cb" fo:border-left="0.74pt solid #dddddd" fo:border-right="0.74pt solid #dddddd" fo:border-top="0.74pt solid #000000" style:vertical-align="middle"/>
    </style:style>
    <style:style style:name="ce265" style:family="table-cell" style:parent-style-name="Default" style:data-style-name="N108">
      <style:table-cell-properties fo:border-bottom="0.74pt solid #000000" fo:background-color="#afd095" fo:border-left="0.74pt solid #dddddd" fo:border-right="0.74pt solid #dddddd" fo:border-top="0.74pt solid #000000" style:vertical-align="middle"/>
    </style:style>
    <style:style style:name="ce268" style:family="table-cell" style:parent-style-name="Default" style:data-style-name="N108">
      <style:table-cell-properties fo:border-bottom="0.74pt solid #000000" fo:background-color="#1c1c1c" fo:border-left="0.74pt solid #dddddd" fo:border-right="0.74pt solid #000000" fo:border-top="0.74pt solid #000000" style:vertical-align="middle"/>
      <style:text-properties fo:color="#ffffff" fo:font-weight="bold" style:font-weight-asian="bold" style:font-weight-complex="bold"/>
    </style:style>
    <style:style style:name="ce269" style:family="table-cell" style:parent-style-name="Default" style:data-style-name="N108">
      <style:table-cell-properties fo:border-bottom="0.74pt solid #000000" fo:background-color="#afd095" fo:border-left="0.74pt solid #dddddd" fo:border-right="0.74pt solid #000000" fo:border-top="0.74pt solid #000000" style:vertical-align="middle"/>
    </style:style>
    <style:style style:name="ce270" style:family="table-cell" style:parent-style-name="Default">
      <style:table-cell-properties fo:background-color="#dde8cb"/>
      <style:text-properties fo:font-weight="bold" style:font-weight-asian="bold" style:font-weight-complex="bold"/>
    </style:style>
    <style:style style:name="ce271" style:family="table-cell" style:parent-style-name="Default">
      <style:table-cell-properties fo:background-color="#dde8cb"/>
    </style:style>
    <style:style style:name="ce272" style:family="table-cell" style:parent-style-name="Default" style:data-style-name="N100">
      <style:table-cell-properties fo:background-color="#ffffd7"/>
      <style:text-properties fo:font-weight="bold" style:font-weight-asian="bold" style:font-weight-complex="bold"/>
    </style:style>
    <style:style style:name="ce273" style:family="table-cell" style:parent-style-name="Default" style:data-style-name="N100">
      <style:table-cell-properties fo:background-color="#ffffd7"/>
    </style:style>
    <style:style style:name="ce274" style:family="table-cell" style:parent-style-name="Default">
      <style:table-cell-properties fo:background-color="#ffffd7"/>
      <style:text-properties fo:font-weight="bold" style:font-weight-asian="bold" style:font-weight-complex="bold"/>
    </style:style>
    <style:style style:name="ce275" style:family="table-cell" style:parent-style-name="Default">
      <style:table-cell-properties fo:background-color="#ffffd7"/>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content-validations>
        <table:content-validation table:name="val1" table:base-cell-address="INFOS.D1">
          <table:error-message table:message-type="stop" table:display="true"/>
        </table:content-validation>
        <table:content-validation table:name="val2" table:condition="of:cell-content-is-in-list(COMPTES_CLEFS)" table:allow-empty-cell="false" table:display-list="sort-ascending" table:base-cell-address="INFOS.D1">
          <table:error-message table:message-type="stop" table:display="true"/>
        </table:content-validation>
        <table:content-validation table:name="val3" table:condition="of:cell-content-is-in-list([$COMPTES.$E$1:$COMPTES.$E$1048576])" table:allow-empty-cell="false" table:display-list="sort-ascending" table:base-cell-address="INFOS.F1">
          <table:error-message table:message-type="stop" table:display="true"/>
        </table:content-validation>
        <table:content-validation table:name="val4" table:condition="of:cell-content-is-in-list(&quot;Don&quot;;&quot;Cotisation&quot;;&quot;Abandon de frais&quot;)" table:allow-empty-cell="false" table:display-list="sort-ascending" table:base-cell-address="'SAISIE DONS COTISATIONS'.F2">
          <table:error-message table:message-type="stop" table:display="true"/>
        </table:content-validation>
      </table:content-validations>
      <table:table table:name="INFOS" table:style-name="ta3">
        <office:forms form:automatic-focus="false" form:apply-design-mode="false"/>
        <table:table-column table:style-name="co11" table:default-cell-style-name="Default"/>
        <table:table-row table:style-name="ro1">
          <table:table-cell table:style-name="ce11" office:value-type="string" calcext:value-type="string">
            <text:p>Version 1.0.0 du 14/04/2021</text:p>
          </table:table-cell>
        </table:table-row>
        <table:table-row table:style-name="ro1">
          <table:table-cell/>
        </table:table-row>
        <table:table-row table:style-name="ro1">
          <table:table-cell table:style-name="ce12" office:value-type="string" calcext:value-type="string">
            <text:p>Contact</text:p>
          </table:table-cell>
        </table:table-row>
        <table:table-row table:style-name="ro1">
          <table:table-cell office:value-type="string" calcext:value-type="string">
            <text:p>Sébastien GUERRI</text:p>
          </table:table-cell>
        </table:table-row>
        <table:table-row table:style-name="ro1">
          <table:table-cell table:style-name="ce13" office:value-type="string" calcext:value-type="string">
            <text:p><text:a xlink:href="https://github.com/sguerri/assotools" xlink:type="simple">https://github.com/sguerri/assotools</text:a></text:p>
          </table:table-cell>
        </table:table-row>
        <table:table-row table:style-name="ro1">
          <table:table-cell/>
        </table:table-row>
        <table:table-row table:style-name="ro1">
          <table:table-cell table:style-name="ce12" office:value-type="string" calcext:value-type="string">
            <text:p>License</text:p>
          </table:table-cell>
        </table:table-row>
        <table:table-row table:style-name="ro1">
          <table:table-cell office:value-type="string" calcext:value-type="string">
            <text:p>https://spdx.org/licenses/ISC</text:p>
          </table:table-cell>
        </table:table-row>
        <table:table-row table:style-name="ro1">
          <table:table-cell/>
        </table:table-row>
        <table:table-row table:style-name="ro1">
          <table:table-cell office:value-type="string" calcext:value-type="string">
            <text:p>Copyright (c) 2021, Sébastien GUERRI</text:p>
          </table:table-cell>
        </table:table-row>
        <table:table-row table:style-name="ro3">
          <table:table-cell table:style-name="ce14" office:value-type="string" calcext:value-type="string">
            <text:p>Permission to use, copy, modify, and/or distribute this software for any purpose with or without fee is hereby granted, provided that the above copyright notice and this permission notice appear in all copies.</text:p>
          </table:table-cell>
        </table:table-row>
        <table:table-row table:style-name="ro4">
          <table:table-cell table:style-name="ce14" office:value-type="string" calcext:value-type="string">
            <text:p>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able:table-cell>
        </table:table-row>
      </table:table>
      <table:table table:name="SAISIE MANUELLE" table:style-name="ta4" table:print-ranges="'SAISIE MANUELLE'.A1:'SAISIE MANUELLE'.H1048576">
        <table:table-column table:style-name="co2" table:default-cell-style-name="ce106"/>
        <table:table-column table:style-name="co12" table:default-cell-style-name="ce112"/>
        <table:table-column table:style-name="co13" table:default-cell-style-name="Default"/>
        <table:table-column table:style-name="co15" table:default-cell-style-name="Default"/>
        <table:table-column table:style-name="co6" table:default-cell-style-name="ce122"/>
        <table:table-column table:style-name="co15" table:default-cell-style-name="Default"/>
        <table:table-column table:style-name="co6" table:default-cell-style-name="ce122"/>
        <table:table-column table:style-name="co16" table:default-cell-style-name="ce115"/>
        <table:table-column table:style-name="co2" table:number-columns-repeated="1016" table:default-cell-style-name="Default"/>
        <table:table-header-rows>
          <table:table-row table:style-name="ro7">
            <table:table-cell table:style-name="ce21" office:value-type="string" calcext:value-type="string">
              <office:annotation draw:style-name="gr1" draw:text-style-name="P2" svg:width="2.899cm" svg:height="1.799cm" svg:x="2.857cm" svg:y="0cm" draw:caption-point-x="-0.61cm" draw:caption-point-y="0.01cm">
                <dc:date>2021-04-05T00:00:00</dc:date>
                <text:p text:style-name="P1"><text:span text:style-name="T1">Numéro de pièce comptable</text:span></text:p>
              </office:annotation>
              <text:p>N° PIÈCE</text:p>
            </table:table-cell>
            <table:table-cell table:style-name="ce107" office:value-type="string" calcext:value-type="string">
              <office:annotation draw:style-name="gr1" draw:text-style-name="P2" svg:width="2.899cm" svg:height="1.799cm" svg:x="5.033cm" svg:y="1.041cm" draw:caption-point-x="-0.336cm" draw:caption-point-y="-1.031cm">
                <dc:date>2021-04-05T00:00:00</dc:date>
                <text:p text:style-name="P1"><text:span text:style-name="T1">Date de la transaction</text:span></text:p>
              </office:annotation>
              <text:p>DATE</text:p>
            </table:table-cell>
            <table:table-cell table:style-name="ce36" office:value-type="string" calcext:value-type="string">
              <office:annotation draw:style-name="gr1" draw:text-style-name="P2" svg:width="2.899cm" svg:height="1.799cm" svg:x="14.54cm" svg:y="0cm" draw:caption-point-x="-0.61cm" draw:caption-point-y="0.01cm">
                <dc:date>2021-04-05T00:00:00</dc:date>
                <text:p text:style-name="P1"><text:span text:style-name="T1">Libellé de la transaction</text:span></text:p>
              </office:annotation>
              <text:p>LIBELLÉ</text:p>
            </table:table-cell>
            <table:table-cell table:style-name="ce36" table:content-validation-name="val1" office:value-type="string" calcext:value-type="string">
              <office:annotation draw:style-name="gr2" draw:text-style-name="P2" svg:width="2.899cm" svg:height="2.176cm" svg:x="25.867cm" svg:y="0cm" draw:caption-point-x="-0.61cm" draw:caption-point-y="0.01cm">
                <dc:date>2021-04-05T00:00:00</dc:date>
                <text:p text:style-name="P1"><text:span text:style-name="T1">Sélectionner le compte de résultat imputé (voir onglet COMPTES)</text:span></text:p>
              </office:annotation>
              <text:p>IMPUTATION COMPTABLE</text:p>
            </table:table-cell>
            <table:table-cell table:style-name="ce120" table:content-validation-name="val1" office:value-type="string" calcext:value-type="string">
              <office:annotation draw:style-name="gr3" draw:text-style-name="P2" svg:width="2.899cm" svg:height="2.966cm" svg:x="28.153cm" svg:y="0cm" draw:caption-point-x="-0.61cm" draw:caption-point-y="0.01cm">
                <dc:date>2021-04-05T00:00:00</dc:date>
                <text:p text:style-name="P1"><text:span text:style-name="T1">Ne rien saisir ici. Formule automatique. Copier la formule en bas du fichier sur les nouvelles lignes</text:span></text:p>
              </office:annotation>
              <text:p>COMPTE</text:p>
            </table:table-cell>
            <table:table-cell table:style-name="ce36" table:content-validation-name="val1" office:value-type="string" calcext:value-type="string">
              <office:annotation draw:style-name="gr4" draw:text-style-name="P2" svg:width="2.899cm" svg:height="2.571cm" svg:x="39.481cm" svg:y="0cm" draw:caption-point-x="-0.61cm" draw:caption-point-y="0.01cm">
                <dc:date>2021-04-05T00:00:00</dc:date>
                <text:p text:style-name="P1"><text:span text:style-name="T1">Sélectionner le compte analytique à imputer (voir onglet COMPTES)</text:span></text:p>
              </office:annotation>
              <text:p>IMPUTATION ANALYTIQUE</text:p>
            </table:table-cell>
            <table:table-cell table:style-name="ce120" table:content-validation-name="val1" office:value-type="string" calcext:value-type="string">
              <office:annotation draw:style-name="gr3" draw:text-style-name="P2" svg:width="2.899cm" svg:height="2.966cm" svg:x="41.767cm" svg:y="0cm" draw:caption-point-x="-0.61cm" draw:caption-point-y="0.01cm">
                <dc:date>2021-04-05T00:00:00</dc:date>
                <text:p text:style-name="P1"><text:span text:style-name="T1">Ne rien saisir ici. Formule automatique. Copier la formule en bas du fichier sur les nouvelles lignes</text:span></text:p>
              </office:annotation>
              <text:p>COMPTE</text:p>
            </table:table-cell>
            <table:table-cell table:style-name="ce124" office:value-type="string" calcext:value-type="string">
              <office:annotation draw:style-name="gr4" draw:text-style-name="P2" svg:width="2.899cm" svg:height="2.571cm" svg:x="44.734cm" svg:y="0cm" draw:caption-point-x="-0.61cm" draw:caption-point-y="0.01cm">
                <dc:date>2021-04-05T00:00:00</dc:date>
                <text:p text:style-name="P1"><text:span text:style-name="T1">Saisir le montant.</text:span></text:p>
                <text:p text:style-name="P1"><text:span text:style-name="T1">POSITIF : recette</text:span></text:p>
                <text:p text:style-name="P1"><text:span text:style-name="T1">NEGATIF : dépense</text:span></text:p>
              </office:annotation>
              <text:p>MONTANT</text:p>
            </table:table-cell>
            <table:table-cell table:style-name="ce127" table:number-columns-repeated="1014"/>
            <table:table-cell table:style-name="ce47" table:number-columns-repeated="2"/>
          </table:table-row>
        </table:table-header-rows>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quot;&quot;;&quot;&quot;;VLOOKUP([.D2];[$COMPTES.A$1:$COMPTES.B$1048576];2;0))">
            <text:p/>
          </table:table-cell>
          <table:table-cell table:style-name="ce123" table:content-validation-name="val3"/>
          <table:table-cell table:style-name="ce121" table:content-validation-name="val1" table:formula="of:=IF([.F2]=&quot;&quot;;&quot;&quot;;VLOOKUP([.F2];[$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quot;&quot;;&quot;&quot;;VLOOKUP([.D3];[$COMPTES.A$1:$COMPTES.B$1048576];2;0))">
            <text:p/>
          </table:table-cell>
          <table:table-cell table:style-name="ce123" table:content-validation-name="val3"/>
          <table:table-cell table:style-name="ce121" table:content-validation-name="val1" table:formula="of:=IF([.F3]=&quot;&quot;;&quot;&quot;;VLOOKUP([.F3];[$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4]=&quot;&quot;;&quot;&quot;;VLOOKUP([.D4];[$COMPTES.A$1:$COMPTES.B$1048576];2;0))">
            <text:p/>
          </table:table-cell>
          <table:table-cell table:style-name="ce123" table:content-validation-name="val3"/>
          <table:table-cell table:style-name="ce121" table:content-validation-name="val1" table:formula="of:=IF([.F4]=&quot;&quot;;&quot;&quot;;VLOOKUP([.F4];[$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5]=&quot;&quot;;&quot;&quot;;VLOOKUP([.D5];[$COMPTES.A$1:$COMPTES.B$1048576];2;0))">
            <text:p/>
          </table:table-cell>
          <table:table-cell table:style-name="ce123" table:content-validation-name="val3"/>
          <table:table-cell table:style-name="ce121" table:content-validation-name="val1" table:formula="of:=IF([.F5]=&quot;&quot;;&quot;&quot;;VLOOKUP([.F5];[$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6]=&quot;&quot;;&quot;&quot;;VLOOKUP([.D6];[$COMPTES.A$1:$COMPTES.B$1048576];2;0))">
            <text:p/>
          </table:table-cell>
          <table:table-cell table:style-name="ce123" table:content-validation-name="val3"/>
          <table:table-cell table:style-name="ce121" table:content-validation-name="val1" table:formula="of:=IF([.F6]=&quot;&quot;;&quot;&quot;;VLOOKUP([.F6];[$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7]=&quot;&quot;;&quot;&quot;;VLOOKUP([.D7];[$COMPTES.A$1:$COMPTES.B$1048576];2;0))">
            <text:p/>
          </table:table-cell>
          <table:table-cell table:style-name="ce123" table:content-validation-name="val3"/>
          <table:table-cell table:style-name="ce121" table:content-validation-name="val1" table:formula="of:=IF([.F7]=&quot;&quot;;&quot;&quot;;VLOOKUP([.F7];[$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8]=&quot;&quot;;&quot;&quot;;VLOOKUP([.D8];[$COMPTES.A$1:$COMPTES.B$1048576];2;0))">
            <text:p/>
          </table:table-cell>
          <table:table-cell table:style-name="ce123" table:content-validation-name="val3"/>
          <table:table-cell table:style-name="ce121" table:content-validation-name="val1" table:formula="of:=IF([.F8]=&quot;&quot;;&quot;&quot;;VLOOKUP([.F8];[$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9]=&quot;&quot;;&quot;&quot;;VLOOKUP([.D9];[$COMPTES.A$1:$COMPTES.B$1048576];2;0))">
            <text:p/>
          </table:table-cell>
          <table:table-cell table:style-name="ce123" table:content-validation-name="val3"/>
          <table:table-cell table:style-name="ce121" table:content-validation-name="val1" table:formula="of:=IF([.F9]=&quot;&quot;;&quot;&quot;;VLOOKUP([.F9];[$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0]=&quot;&quot;;&quot;&quot;;VLOOKUP([.D10];[$COMPTES.A$1:$COMPTES.B$1048576];2;0))">
            <text:p/>
          </table:table-cell>
          <table:table-cell table:style-name="ce123" table:content-validation-name="val3"/>
          <table:table-cell table:style-name="ce121" table:content-validation-name="val1" table:formula="of:=IF([.F10]=&quot;&quot;;&quot;&quot;;VLOOKUP([.F10];[$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1]=&quot;&quot;;&quot;&quot;;VLOOKUP([.D11];[$COMPTES.A$1:$COMPTES.B$1048576];2;0))">
            <text:p/>
          </table:table-cell>
          <table:table-cell table:style-name="ce123" table:content-validation-name="val3"/>
          <table:table-cell table:style-name="ce121" table:content-validation-name="val1" table:formula="of:=IF([.F11]=&quot;&quot;;&quot;&quot;;VLOOKUP([.F11];[$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2]=&quot;&quot;;&quot;&quot;;VLOOKUP([.D12];[$COMPTES.A$1:$COMPTES.B$1048576];2;0))">
            <text:p/>
          </table:table-cell>
          <table:table-cell table:style-name="ce123" table:content-validation-name="val3"/>
          <table:table-cell table:style-name="ce121" table:content-validation-name="val1" table:formula="of:=IF([.F12]=&quot;&quot;;&quot;&quot;;VLOOKUP([.F12];[$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3]=&quot;&quot;;&quot;&quot;;VLOOKUP([.D13];[$COMPTES.A$1:$COMPTES.B$1048576];2;0))">
            <text:p/>
          </table:table-cell>
          <table:table-cell table:style-name="ce123" table:content-validation-name="val3"/>
          <table:table-cell table:style-name="ce121" table:content-validation-name="val1" table:formula="of:=IF([.F13]=&quot;&quot;;&quot;&quot;;VLOOKUP([.F13];[$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4]=&quot;&quot;;&quot;&quot;;VLOOKUP([.D14];[$COMPTES.A$1:$COMPTES.B$1048576];2;0))">
            <text:p/>
          </table:table-cell>
          <table:table-cell table:style-name="ce123" table:content-validation-name="val3"/>
          <table:table-cell table:style-name="ce121" table:content-validation-name="val1" table:formula="of:=IF([.F14]=&quot;&quot;;&quot;&quot;;VLOOKUP([.F14];[$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5]=&quot;&quot;;&quot;&quot;;VLOOKUP([.D15];[$COMPTES.A$1:$COMPTES.B$1048576];2;0))">
            <text:p/>
          </table:table-cell>
          <table:table-cell table:style-name="ce123" table:content-validation-name="val3"/>
          <table:table-cell table:style-name="ce121" table:content-validation-name="val1" table:formula="of:=IF([.F15]=&quot;&quot;;&quot;&quot;;VLOOKUP([.F15];[$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6]=&quot;&quot;;&quot;&quot;;VLOOKUP([.D16];[$COMPTES.A$1:$COMPTES.B$1048576];2;0))">
            <text:p/>
          </table:table-cell>
          <table:table-cell table:style-name="ce123" table:content-validation-name="val3"/>
          <table:table-cell table:style-name="ce121" table:content-validation-name="val1" table:formula="of:=IF([.F16]=&quot;&quot;;&quot;&quot;;VLOOKUP([.F16];[$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7]=&quot;&quot;;&quot;&quot;;VLOOKUP([.D17];[$COMPTES.A$1:$COMPTES.B$1048576];2;0))">
            <text:p/>
          </table:table-cell>
          <table:table-cell table:style-name="ce123" table:content-validation-name="val3"/>
          <table:table-cell table:style-name="ce121" table:content-validation-name="val1" table:formula="of:=IF([.F17]=&quot;&quot;;&quot;&quot;;VLOOKUP([.F17];[$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8]=&quot;&quot;;&quot;&quot;;VLOOKUP([.D18];[$COMPTES.A$1:$COMPTES.B$1048576];2;0))">
            <text:p/>
          </table:table-cell>
          <table:table-cell table:style-name="ce123" table:content-validation-name="val3"/>
          <table:table-cell table:style-name="ce121" table:content-validation-name="val1" table:formula="of:=IF([.F18]=&quot;&quot;;&quot;&quot;;VLOOKUP([.F18];[$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19]=&quot;&quot;;&quot;&quot;;VLOOKUP([.D19];[$COMPTES.A$1:$COMPTES.B$1048576];2;0))">
            <text:p/>
          </table:table-cell>
          <table:table-cell table:style-name="ce123" table:content-validation-name="val3"/>
          <table:table-cell table:style-name="ce121" table:content-validation-name="val1" table:formula="of:=IF([.F19]=&quot;&quot;;&quot;&quot;;VLOOKUP([.F19];[$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0]=&quot;&quot;;&quot;&quot;;VLOOKUP([.D20];[$COMPTES.A$1:$COMPTES.B$1048576];2;0))">
            <text:p/>
          </table:table-cell>
          <table:table-cell table:style-name="ce123" table:content-validation-name="val3"/>
          <table:table-cell table:style-name="ce121" table:content-validation-name="val1" table:formula="of:=IF([.F20]=&quot;&quot;;&quot;&quot;;VLOOKUP([.F20];[$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1]=&quot;&quot;;&quot;&quot;;VLOOKUP([.D21];[$COMPTES.A$1:$COMPTES.B$1048576];2;0))">
            <text:p/>
          </table:table-cell>
          <table:table-cell table:style-name="ce123" table:content-validation-name="val3"/>
          <table:table-cell table:style-name="ce121" table:content-validation-name="val1" table:formula="of:=IF([.F21]=&quot;&quot;;&quot;&quot;;VLOOKUP([.F21];[$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2]=&quot;&quot;;&quot;&quot;;VLOOKUP([.D22];[$COMPTES.A$1:$COMPTES.B$1048576];2;0))">
            <text:p/>
          </table:table-cell>
          <table:table-cell table:style-name="ce123" table:content-validation-name="val3"/>
          <table:table-cell table:style-name="ce121" table:content-validation-name="val1" table:formula="of:=IF([.F22]=&quot;&quot;;&quot;&quot;;VLOOKUP([.F22];[$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3]=&quot;&quot;;&quot;&quot;;VLOOKUP([.D23];[$COMPTES.A$1:$COMPTES.B$1048576];2;0))">
            <text:p/>
          </table:table-cell>
          <table:table-cell table:style-name="ce123" table:content-validation-name="val3"/>
          <table:table-cell table:style-name="ce121" table:content-validation-name="val1" table:formula="of:=IF([.F23]=&quot;&quot;;&quot;&quot;;VLOOKUP([.F23];[$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4]=&quot;&quot;;&quot;&quot;;VLOOKUP([.D24];[$COMPTES.A$1:$COMPTES.B$1048576];2;0))">
            <text:p/>
          </table:table-cell>
          <table:table-cell table:style-name="ce123" table:content-validation-name="val3"/>
          <table:table-cell table:style-name="ce121" table:content-validation-name="val1" table:formula="of:=IF([.F24]=&quot;&quot;;&quot;&quot;;VLOOKUP([.F24];[$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5]=&quot;&quot;;&quot;&quot;;VLOOKUP([.D25];[$COMPTES.A$1:$COMPTES.B$1048576];2;0))">
            <text:p/>
          </table:table-cell>
          <table:table-cell table:style-name="ce123" table:content-validation-name="val3"/>
          <table:table-cell table:style-name="ce121" table:content-validation-name="val1" table:formula="of:=IF([.F25]=&quot;&quot;;&quot;&quot;;VLOOKUP([.F25];[$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6]=&quot;&quot;;&quot;&quot;;VLOOKUP([.D26];[$COMPTES.A$1:$COMPTES.B$1048576];2;0))">
            <text:p/>
          </table:table-cell>
          <table:table-cell table:style-name="ce123" table:content-validation-name="val3"/>
          <table:table-cell table:style-name="ce121" table:content-validation-name="val1" table:formula="of:=IF([.F26]=&quot;&quot;;&quot;&quot;;VLOOKUP([.F26];[$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7]=&quot;&quot;;&quot;&quot;;VLOOKUP([.D27];[$COMPTES.A$1:$COMPTES.B$1048576];2;0))">
            <text:p/>
          </table:table-cell>
          <table:table-cell table:style-name="ce123" table:content-validation-name="val3"/>
          <table:table-cell table:style-name="ce121" table:content-validation-name="val1" table:formula="of:=IF([.F27]=&quot;&quot;;&quot;&quot;;VLOOKUP([.F27];[$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8]=&quot;&quot;;&quot;&quot;;VLOOKUP([.D28];[$COMPTES.A$1:$COMPTES.B$1048576];2;0))">
            <text:p/>
          </table:table-cell>
          <table:table-cell table:style-name="ce123" table:content-validation-name="val3"/>
          <table:table-cell table:style-name="ce121" table:content-validation-name="val1" table:formula="of:=IF([.F28]=&quot;&quot;;&quot;&quot;;VLOOKUP([.F28];[$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29]=&quot;&quot;;&quot;&quot;;VLOOKUP([.D29];[$COMPTES.A$1:$COMPTES.B$1048576];2;0))">
            <text:p/>
          </table:table-cell>
          <table:table-cell table:style-name="ce123" table:content-validation-name="val3"/>
          <table:table-cell table:style-name="ce121" table:content-validation-name="val1" table:formula="of:=IF([.F29]=&quot;&quot;;&quot;&quot;;VLOOKUP([.F29];[$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0]=&quot;&quot;;&quot;&quot;;VLOOKUP([.D30];[$COMPTES.A$1:$COMPTES.B$1048576];2;0))">
            <text:p/>
          </table:table-cell>
          <table:table-cell table:style-name="ce123" table:content-validation-name="val3"/>
          <table:table-cell table:style-name="ce121" table:content-validation-name="val1" table:formula="of:=IF([.F30]=&quot;&quot;;&quot;&quot;;VLOOKUP([.F30];[$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1]=&quot;&quot;;&quot;&quot;;VLOOKUP([.D31];[$COMPTES.A$1:$COMPTES.B$1048576];2;0))">
            <text:p/>
          </table:table-cell>
          <table:table-cell table:style-name="ce123" table:content-validation-name="val3"/>
          <table:table-cell table:style-name="ce121" table:content-validation-name="val1" table:formula="of:=IF([.F31]=&quot;&quot;;&quot;&quot;;VLOOKUP([.F31];[$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2]=&quot;&quot;;&quot;&quot;;VLOOKUP([.D32];[$COMPTES.A$1:$COMPTES.B$1048576];2;0))">
            <text:p/>
          </table:table-cell>
          <table:table-cell table:style-name="ce123" table:content-validation-name="val3"/>
          <table:table-cell table:style-name="ce121" table:content-validation-name="val1" table:formula="of:=IF([.F32]=&quot;&quot;;&quot;&quot;;VLOOKUP([.F32];[$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3]=&quot;&quot;;&quot;&quot;;VLOOKUP([.D33];[$COMPTES.A$1:$COMPTES.B$1048576];2;0))">
            <text:p/>
          </table:table-cell>
          <table:table-cell table:style-name="ce123" table:content-validation-name="val3"/>
          <table:table-cell table:style-name="ce121" table:content-validation-name="val1" table:formula="of:=IF([.F33]=&quot;&quot;;&quot;&quot;;VLOOKUP([.F33];[$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4]=&quot;&quot;;&quot;&quot;;VLOOKUP([.D34];[$COMPTES.A$1:$COMPTES.B$1048576];2;0))">
            <text:p/>
          </table:table-cell>
          <table:table-cell table:style-name="ce123" table:content-validation-name="val3"/>
          <table:table-cell table:style-name="ce121" table:content-validation-name="val1" table:formula="of:=IF([.F34]=&quot;&quot;;&quot;&quot;;VLOOKUP([.F34];[$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5]=&quot;&quot;;&quot;&quot;;VLOOKUP([.D35];[$COMPTES.A$1:$COMPTES.B$1048576];2;0))">
            <text:p/>
          </table:table-cell>
          <table:table-cell table:style-name="ce123" table:content-validation-name="val3"/>
          <table:table-cell table:style-name="ce121" table:content-validation-name="val1" table:formula="of:=IF([.F35]=&quot;&quot;;&quot;&quot;;VLOOKUP([.F35];[$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6]=&quot;&quot;;&quot;&quot;;VLOOKUP([.D36];[$COMPTES.A$1:$COMPTES.B$1048576];2;0))">
            <text:p/>
          </table:table-cell>
          <table:table-cell table:style-name="ce123" table:content-validation-name="val3"/>
          <table:table-cell table:style-name="ce121" table:content-validation-name="val1" table:formula="of:=IF([.F36]=&quot;&quot;;&quot;&quot;;VLOOKUP([.F36];[$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7]=&quot;&quot;;&quot;&quot;;VLOOKUP([.D37];[$COMPTES.A$1:$COMPTES.B$1048576];2;0))">
            <text:p/>
          </table:table-cell>
          <table:table-cell table:style-name="ce123" table:content-validation-name="val3"/>
          <table:table-cell table:style-name="ce121" table:content-validation-name="val1" table:formula="of:=IF([.F37]=&quot;&quot;;&quot;&quot;;VLOOKUP([.F37];[$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8]=&quot;&quot;;&quot;&quot;;VLOOKUP([.D38];[$COMPTES.A$1:$COMPTES.B$1048576];2;0))">
            <text:p/>
          </table:table-cell>
          <table:table-cell table:style-name="ce123" table:content-validation-name="val3"/>
          <table:table-cell table:style-name="ce121" table:content-validation-name="val1" table:formula="of:=IF([.F38]=&quot;&quot;;&quot;&quot;;VLOOKUP([.F38];[$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39]=&quot;&quot;;&quot;&quot;;VLOOKUP([.D39];[$COMPTES.A$1:$COMPTES.B$1048576];2;0))">
            <text:p/>
          </table:table-cell>
          <table:table-cell table:style-name="ce123" table:content-validation-name="val3"/>
          <table:table-cell table:style-name="ce121" table:content-validation-name="val1" table:formula="of:=IF([.F39]=&quot;&quot;;&quot;&quot;;VLOOKUP([.F39];[$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40]=&quot;&quot;;&quot;&quot;;VLOOKUP([.D40];[$COMPTES.A$1:$COMPTES.B$1048576];2;0))">
            <text:p/>
          </table:table-cell>
          <table:table-cell table:style-name="ce123" table:content-validation-name="val3"/>
          <table:table-cell table:style-name="ce121" table:content-validation-name="val1" table:formula="of:=IF([.F40]=&quot;&quot;;&quot;&quot;;VLOOKUP([.F40];[$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41]=&quot;&quot;;&quot;&quot;;VLOOKUP([.D41];[$COMPTES.A$1:$COMPTES.B$1048576];2;0))">
            <text:p/>
          </table:table-cell>
          <table:table-cell table:style-name="ce123" table:content-validation-name="val3"/>
          <table:table-cell table:style-name="ce121" table:content-validation-name="val1" table:formula="of:=IF([.F41]=&quot;&quot;;&quot;&quot;;VLOOKUP([.F41];[$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42]=&quot;&quot;;&quot;&quot;;VLOOKUP([.D42];[$COMPTES.A$1:$COMPTES.B$1048576];2;0))">
            <text:p/>
          </table:table-cell>
          <table:table-cell table:style-name="ce123" table:content-validation-name="val3"/>
          <table:table-cell table:style-name="ce121" table:content-validation-name="val1" table:formula="of:=IF([.F42]=&quot;&quot;;&quot;&quot;;VLOOKUP([.F42];[$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43]=&quot;&quot;;&quot;&quot;;VLOOKUP([.D43];[$COMPTES.A$1:$COMPTES.B$1048576];2;0))">
            <text:p/>
          </table:table-cell>
          <table:table-cell table:style-name="ce123" table:content-validation-name="val3"/>
          <table:table-cell table:style-name="ce121" table:content-validation-name="val1" table:formula="of:=IF([.F43]=&quot;&quot;;&quot;&quot;;VLOOKUP([.F43];[$COMPTES.E$1:$COMPTES.F$1048576];2;0))">
            <text:p/>
          </table:table-cell>
          <table:table-cell table:style-name="ce125"/>
          <table:table-cell table:style-name="ce47" table:number-columns-repeated="1016"/>
        </table:table-row>
        <table:table-row table:style-name="ro7">
          <table:table-cell table:style-name="ce75"/>
          <table:table-cell table:style-name="ce111"/>
          <table:table-cell table:style-name="ce118"/>
          <table:table-cell table:style-name="ce119" table:content-validation-name="val2"/>
          <table:table-cell table:style-name="ce121" table:content-validation-name="val1" table:formula="of:=IF([.D44]=&quot;&quot;;&quot;&quot;;VLOOKUP([.D44];[$COMPTES.A$1:$COMPTES.B$1048576];2;0))">
            <text:p/>
          </table:table-cell>
          <table:table-cell table:style-name="ce123" table:content-validation-name="val3"/>
          <table:table-cell table:style-name="ce121" table:content-validation-name="val1" table:formula="of:=IF([.F44]=&quot;&quot;;&quot;&quot;;VLOOKUP([.F44];[$COMPTES.E$1:$COMPTES.F$1048576];2;0))">
            <text:p/>
          </table:table-cell>
          <table:table-cell table:style-name="ce125"/>
          <table:table-cell table:style-name="ce47" table:number-columns-repeated="1016"/>
        </table:table-row>
        <table:table-row table:style-name="ro1" table:number-rows-repeated="1048531">
          <table:table-cell table:number-columns-repeated="3"/>
          <table:table-cell table:content-validation-name="val2"/>
          <table:table-cell table:content-validation-name="val1"/>
          <table:table-cell table:content-validation-name="val3"/>
          <table:table-cell table:content-validation-name="val1"/>
          <table:table-cell table:number-columns-repeated="1017"/>
        </table:table-row>
        <table:table-row table:style-name="ro1">
          <table:table-cell table:number-columns-repeated="3"/>
          <table:table-cell table:content-validation-name="val2"/>
          <table:table-cell table:content-validation-name="val1"/>
          <table:table-cell table:content-validation-name="val3"/>
          <table:table-cell table:content-validation-name="val1"/>
          <table:table-cell table:number-columns-repeated="1017"/>
        </table:table-row>
      </table:table>
      <table:table table:name="SAISIE DONS COTISATIONS" table:style-name="ta5" table:print-ranges="'SAISIE DONS COTISATIONS'.B1:'SAISIE DONS COTISATIONS'.G1048576">
        <table:table-column table:style-name="co17" table:default-cell-style-name="ce122"/>
        <table:table-column table:style-name="co2" table:default-cell-style-name="ce106"/>
        <table:table-column table:style-name="co12" table:default-cell-style-name="ce112"/>
        <table:table-column table:style-name="co18" table:default-cell-style-name="ce122"/>
        <table:table-column table:style-name="co25" table:default-cell-style-name="ce122"/>
        <table:table-column table:style-name="co14" table:default-cell-style-name="Default"/>
        <table:table-column table:style-name="co16" table:default-cell-style-name="ce115"/>
        <table:table-row table:style-name="ro6">
          <table:table-cell table:style-name="ce120" table:content-validation-name="val1" office:value-type="string" calcext:value-type="string">
            <office:annotation draw:style-name="gr1" draw:text-style-name="P2" svg:width="2.899cm" svg:height="1.799cm" svg:x="1.988cm" svg:y="0cm" draw:caption-point-x="-0.61cm" draw:caption-point-y="0.01cm">
              <dc:date>2021-04-14T00:00:00</dc:date>
              <text:p text:style-name="P1"><text:span text:style-name="T1">Formule à tirer, utilisée pour autres onglets</text:span></text:p>
            </office:annotation>
            <text:p>CLEF</text:p>
          </table:table-cell>
          <table:table-cell table:style-name="ce21" office:value-type="string" calcext:value-type="string">
            <office:annotation draw:style-name="gr1" draw:text-style-name="P2" svg:width="2.899cm" svg:height="1.799cm" svg:x="4.245cm" svg:y="0cm" draw:caption-point-x="-0.61cm" draw:caption-point-y="0.01cm">
              <dc:date>2021-04-05T00:00:00</dc:date>
              <text:p text:style-name="P1"><text:span text:style-name="T1">Numéro de pièce comptable</text:span></text:p>
            </office:annotation>
            <text:p>N° PIÈCE</text:p>
          </table:table-cell>
          <table:table-cell table:style-name="ce107" office:value-type="string" calcext:value-type="string">
            <office:annotation draw:style-name="gr1" draw:text-style-name="P2" svg:width="2.899cm" svg:height="1.799cm" svg:x="6.422cm" svg:y="1.041cm" draw:caption-point-x="-0.336cm" draw:caption-point-y="-1.031cm">
              <dc:date>2021-04-05T00:00:00</dc:date>
              <text:p text:style-name="P1"><text:span text:style-name="T1">Date de la transaction</text:span></text:p>
            </office:annotation>
            <text:p>DATE</text:p>
          </table:table-cell>
          <table:table-cell table:style-name="ce120" office:value-type="string" calcext:value-type="string">
            <office:annotation draw:style-name="gr1" draw:text-style-name="P2" svg:width="2.899cm" svg:height="1.799cm" svg:x="9.853cm" svg:y="0cm" draw:caption-point-x="-0.61cm" draw:caption-point-y="0.01cm">
              <dc:date>2021-04-14T00:00:00</dc:date>
              <text:p text:style-name="P1"><text:span text:style-name="T1">Numéro de référence de la personne</text:span></text:p>
            </office:annotation>
            <text:p>N° ADHERENT-E</text:p>
          </table:table-cell>
          <table:table-cell table:style-name="ce120" table:content-validation-name="val1" office:value-type="string" calcext:value-type="string">
            <office:annotation draw:style-name="gr3" draw:text-style-name="P2" svg:width="2.899cm" svg:height="2.966cm" svg:x="22.625cm" svg:y="0cm" draw:caption-point-x="-0.61cm" draw:caption-point-y="0.01cm">
              <dc:date>2021-04-14T00:00:00</dc:date>
              <text:p text:style-name="P1"><text:span text:style-name="T1">Ne rien saisir ici. Formule automatique. Copier la formule en bas du fichier sur les nouvelles lignes</text:span></text:p>
            </office:annotation>
            <text:p>NOM ADHERENT-E</text:p>
          </table:table-cell>
          <table:table-cell table:style-name="ce15" table:content-validation-name="val4" office:value-type="string" calcext:value-type="string">
            <office:annotation draw:style-name="gr4" draw:text-style-name="P2" svg:width="2.899cm" svg:height="2.571cm" svg:x="27.553cm" svg:y="0cm" draw:caption-point-x="-0.61cm" draw:caption-point-y="0.01cm">
              <dc:date>2021-04-14T00:00:00</dc:date>
              <text:p text:style-name="P1"><text:span text:style-name="T1">Sélectionner le type de transaction</text:span></text:p>
            </office:annotation>
            <text:p>TYPE DE TRANSACTION</text:p>
          </table:table-cell>
          <table:table-cell table:style-name="ce124" office:value-type="string" calcext:value-type="string">
            <office:annotation draw:style-name="gr4" draw:text-style-name="P2" svg:width="2.899cm" svg:height="2.571cm" svg:x="30.52cm" svg:y="0cm" draw:caption-point-x="-0.61cm" draw:caption-point-y="0.01cm">
              <dc:date>2021-04-14T00:00:00</dc:date>
              <text:p text:style-name="P1"><text:span text:style-name="T1">Saisir le montant.</text:span></text:p>
              <text:p text:style-name="P1"><text:span text:style-name="T1">POSITIF</text:span></text:p>
            </office:annotation>
            <text:p>MONTANT</text:p>
          </table:table-cell>
        </table:table-row>
        <table:table-row table:style-name="ro6">
          <table:table-cell table:style-name="ce121" table:content-validation-name="val1" table:formula="of:=[.D2]&amp;LEFT([.F2];1)">
            <text:p/>
          </table:table-cell>
          <table:table-cell table:style-name="ce75"/>
          <table:table-cell table:style-name="ce111"/>
          <table:table-cell table:style-name="ce28"/>
          <table:table-cell table:style-name="ce121" table:content-validation-name="val1" table:formula="of:=IF([.D2]=&quot;&quot;;&quot;&quot;;VLOOKUP([.D2];[$'ADHERENT-ES'.A$1:.B$1048576];2;0) &amp; &quot; &quot; &amp; VLOOKUP([.D2];[$'ADHERENT-ES'.A$1:.C$1048576];3;0))">
            <text:p/>
          </table:table-cell>
          <table:table-cell table:style-name="ce123" table:content-validation-name="val4"/>
          <table:table-cell table:style-name="ce125"/>
        </table:table-row>
        <table:table-row table:style-name="ro6">
          <table:table-cell table:style-name="ce121" table:content-validation-name="val1" table:formula="of:=[.D3]&amp;LEFT([.F3];1)">
            <text:p/>
          </table:table-cell>
          <table:table-cell table:style-name="ce75"/>
          <table:table-cell table:style-name="ce111"/>
          <table:table-cell table:style-name="ce28"/>
          <table:table-cell table:style-name="ce121" table:content-validation-name="val1" table:formula="of:=IF([.D3]=&quot;&quot;;&quot;&quot;;VLOOKUP([.D3];[$'ADHERENT-ES'.A$1:.B$1048576];2;0) &amp; &quot; &quot; &amp; VLOOKUP([.D3];[$'ADHERENT-ES'.A$1:.C$1048576];3;0))">
            <text:p/>
          </table:table-cell>
          <table:table-cell table:style-name="ce123" table:content-validation-name="val4"/>
          <table:table-cell table:style-name="ce125"/>
        </table:table-row>
        <table:table-row table:style-name="ro6">
          <table:table-cell table:style-name="ce121" table:content-validation-name="val1" table:formula="of:=[.D4]&amp;LEFT([.F4];1)">
            <text:p/>
          </table:table-cell>
          <table:table-cell table:style-name="ce75"/>
          <table:table-cell table:style-name="ce111"/>
          <table:table-cell table:style-name="ce28"/>
          <table:table-cell table:style-name="ce121" table:content-validation-name="val1" table:formula="of:=IF([.D4]=&quot;&quot;;&quot;&quot;;VLOOKUP([.D4];[$'ADHERENT-ES'.A$1:.B$1048576];2;0) &amp; &quot; &quot; &amp; VLOOKUP([.D4];[$'ADHERENT-ES'.A$1:.C$1048576];3;0))">
            <text:p/>
          </table:table-cell>
          <table:table-cell table:style-name="ce123" table:content-validation-name="val4"/>
          <table:table-cell table:style-name="ce125"/>
        </table:table-row>
        <table:table-row table:style-name="ro6">
          <table:table-cell table:style-name="ce121" table:content-validation-name="val1" table:formula="of:=[.D5]&amp;LEFT([.F5];1)">
            <text:p/>
          </table:table-cell>
          <table:table-cell table:style-name="ce75"/>
          <table:table-cell table:style-name="ce111"/>
          <table:table-cell table:style-name="ce28"/>
          <table:table-cell table:style-name="ce121" table:content-validation-name="val1" table:formula="of:=IF([.D5]=&quot;&quot;;&quot;&quot;;VLOOKUP([.D5];[$'ADHERENT-ES'.A$1:.B$1048576];2;0) &amp; &quot; &quot; &amp; VLOOKUP([.D5];[$'ADHERENT-ES'.A$1:.C$1048576];3;0))">
            <text:p/>
          </table:table-cell>
          <table:table-cell table:style-name="ce123" table:content-validation-name="val4"/>
          <table:table-cell table:style-name="ce125"/>
        </table:table-row>
        <table:table-row table:style-name="ro6">
          <table:table-cell table:style-name="ce121" table:content-validation-name="val1" table:formula="of:=[.D6]&amp;LEFT([.F6];1)">
            <text:p/>
          </table:table-cell>
          <table:table-cell table:style-name="ce75"/>
          <table:table-cell table:style-name="ce111"/>
          <table:table-cell table:style-name="ce28"/>
          <table:table-cell table:style-name="ce121" table:content-validation-name="val1" table:formula="of:=IF([.D6]=&quot;&quot;;&quot;&quot;;VLOOKUP([.D6];[$'ADHERENT-ES'.A$1:.B$1048576];2;0) &amp; &quot; &quot; &amp; VLOOKUP([.D6];[$'ADHERENT-ES'.A$1:.C$1048576];3;0))">
            <text:p/>
          </table:table-cell>
          <table:table-cell table:style-name="ce123" table:content-validation-name="val4"/>
          <table:table-cell table:style-name="ce125"/>
        </table:table-row>
        <table:table-row table:style-name="ro6">
          <table:table-cell table:style-name="ce121" table:content-validation-name="val1" table:formula="of:=[.D7]&amp;LEFT([.F7];1)">
            <text:p/>
          </table:table-cell>
          <table:table-cell table:style-name="ce75"/>
          <table:table-cell table:style-name="ce111"/>
          <table:table-cell table:style-name="ce28"/>
          <table:table-cell table:style-name="ce121" table:content-validation-name="val1" table:formula="of:=IF([.D7]=&quot;&quot;;&quot;&quot;;VLOOKUP([.D7];[$'ADHERENT-ES'.A$1:.B$1048576];2;0) &amp; &quot; &quot; &amp; VLOOKUP([.D7];[$'ADHERENT-ES'.A$1:.C$1048576];3;0))">
            <text:p/>
          </table:table-cell>
          <table:table-cell table:style-name="ce123" table:content-validation-name="val4"/>
          <table:table-cell table:style-name="ce125"/>
        </table:table-row>
        <table:table-row table:style-name="ro6">
          <table:table-cell table:style-name="ce121" table:content-validation-name="val1" table:formula="of:=[.D8]&amp;LEFT([.F8];1)">
            <text:p/>
          </table:table-cell>
          <table:table-cell table:style-name="ce75"/>
          <table:table-cell table:style-name="ce111"/>
          <table:table-cell table:style-name="ce28"/>
          <table:table-cell table:style-name="ce121" table:content-validation-name="val1" table:formula="of:=IF([.D8]=&quot;&quot;;&quot;&quot;;VLOOKUP([.D8];[$'ADHERENT-ES'.A$1:.B$1048576];2;0) &amp; &quot; &quot; &amp; VLOOKUP([.D8];[$'ADHERENT-ES'.A$1:.C$1048576];3;0))">
            <text:p/>
          </table:table-cell>
          <table:table-cell table:style-name="ce123" table:content-validation-name="val4"/>
          <table:table-cell table:style-name="ce125"/>
        </table:table-row>
        <table:table-row table:style-name="ro6">
          <table:table-cell table:style-name="ce121" table:content-validation-name="val1" table:formula="of:=[.D9]&amp;LEFT([.F9];1)">
            <text:p/>
          </table:table-cell>
          <table:table-cell table:style-name="ce75"/>
          <table:table-cell table:style-name="ce111"/>
          <table:table-cell table:style-name="ce28"/>
          <table:table-cell table:style-name="ce121" table:content-validation-name="val1" table:formula="of:=IF([.D9]=&quot;&quot;;&quot;&quot;;VLOOKUP([.D9];[$'ADHERENT-ES'.A$1:.B$1048576];2;0) &amp; &quot; &quot; &amp; VLOOKUP([.D9];[$'ADHERENT-ES'.A$1:.C$1048576];3;0))">
            <text:p/>
          </table:table-cell>
          <table:table-cell table:style-name="ce123" table:content-validation-name="val4"/>
          <table:table-cell table:style-name="ce125"/>
        </table:table-row>
        <table:table-row table:style-name="ro6">
          <table:table-cell table:style-name="ce121" table:content-validation-name="val1" table:formula="of:=[.D10]&amp;LEFT([.F10];1)">
            <text:p/>
          </table:table-cell>
          <table:table-cell table:style-name="ce75"/>
          <table:table-cell table:style-name="ce111"/>
          <table:table-cell table:style-name="ce28"/>
          <table:table-cell table:style-name="ce121" table:content-validation-name="val1" table:formula="of:=IF([.D10]=&quot;&quot;;&quot;&quot;;VLOOKUP([.D10];[$'ADHERENT-ES'.A$1:.B$1048576];2;0) &amp; &quot; &quot; &amp; VLOOKUP([.D10];[$'ADHERENT-ES'.A$1:.C$1048576];3;0))">
            <text:p/>
          </table:table-cell>
          <table:table-cell table:style-name="ce123" table:content-validation-name="val4"/>
          <table:table-cell table:style-name="ce125"/>
        </table:table-row>
        <table:table-row table:style-name="ro6">
          <table:table-cell table:style-name="ce121" table:content-validation-name="val1" table:formula="of:=[.D11]&amp;LEFT([.F11];1)">
            <text:p/>
          </table:table-cell>
          <table:table-cell table:style-name="ce75"/>
          <table:table-cell table:style-name="ce111"/>
          <table:table-cell table:style-name="ce28"/>
          <table:table-cell table:style-name="ce121" table:content-validation-name="val1" table:formula="of:=IF([.D11]=&quot;&quot;;&quot;&quot;;VLOOKUP([.D11];[$'ADHERENT-ES'.A$1:.B$1048576];2;0) &amp; &quot; &quot; &amp; VLOOKUP([.D11];[$'ADHERENT-ES'.A$1:.C$1048576];3;0))">
            <text:p/>
          </table:table-cell>
          <table:table-cell table:style-name="ce123" table:content-validation-name="val4"/>
          <table:table-cell table:style-name="ce125"/>
        </table:table-row>
        <table:table-row table:style-name="ro6">
          <table:table-cell table:style-name="ce121" table:content-validation-name="val1" table:formula="of:=[.D12]&amp;LEFT([.F12];1)">
            <text:p/>
          </table:table-cell>
          <table:table-cell table:style-name="ce75"/>
          <table:table-cell table:style-name="ce111"/>
          <table:table-cell table:style-name="ce28"/>
          <table:table-cell table:style-name="ce121" table:content-validation-name="val1" table:formula="of:=IF([.D12]=&quot;&quot;;&quot;&quot;;VLOOKUP([.D12];[$'ADHERENT-ES'.A$1:.B$1048576];2;0) &amp; &quot; &quot; &amp; VLOOKUP([.D12];[$'ADHERENT-ES'.A$1:.C$1048576];3;0))">
            <text:p/>
          </table:table-cell>
          <table:table-cell table:style-name="ce123" table:content-validation-name="val4"/>
          <table:table-cell table:style-name="ce125"/>
        </table:table-row>
        <table:table-row table:style-name="ro6">
          <table:table-cell table:style-name="ce121" table:content-validation-name="val1" table:formula="of:=[.D13]&amp;LEFT([.F13];1)">
            <text:p/>
          </table:table-cell>
          <table:table-cell table:style-name="ce75"/>
          <table:table-cell table:style-name="ce111"/>
          <table:table-cell table:style-name="ce28"/>
          <table:table-cell table:style-name="ce121" table:content-validation-name="val1" table:formula="of:=IF([.D13]=&quot;&quot;;&quot;&quot;;VLOOKUP([.D13];[$'ADHERENT-ES'.A$1:.B$1048576];2;0) &amp; &quot; &quot; &amp; VLOOKUP([.D13];[$'ADHERENT-ES'.A$1:.C$1048576];3;0))">
            <text:p/>
          </table:table-cell>
          <table:table-cell table:style-name="ce123" table:content-validation-name="val4"/>
          <table:table-cell table:style-name="ce125"/>
        </table:table-row>
        <table:table-row table:style-name="ro6">
          <table:table-cell table:style-name="ce121" table:content-validation-name="val1" table:formula="of:=[.D14]&amp;LEFT([.F14];1)">
            <text:p/>
          </table:table-cell>
          <table:table-cell table:style-name="ce75"/>
          <table:table-cell table:style-name="ce111"/>
          <table:table-cell table:style-name="ce28"/>
          <table:table-cell table:style-name="ce121" table:content-validation-name="val1" table:formula="of:=IF([.D14]=&quot;&quot;;&quot;&quot;;VLOOKUP([.D14];[$'ADHERENT-ES'.A$1:.B$1048576];2;0) &amp; &quot; &quot; &amp; VLOOKUP([.D14];[$'ADHERENT-ES'.A$1:.C$1048576];3;0))">
            <text:p/>
          </table:table-cell>
          <table:table-cell table:style-name="ce123" table:content-validation-name="val4"/>
          <table:table-cell table:style-name="ce125"/>
        </table:table-row>
        <table:table-row table:style-name="ro6">
          <table:table-cell table:style-name="ce121" table:content-validation-name="val1" table:formula="of:=[.D15]&amp;LEFT([.F15];1)">
            <text:p/>
          </table:table-cell>
          <table:table-cell table:style-name="ce75"/>
          <table:table-cell table:style-name="ce111"/>
          <table:table-cell table:style-name="ce28"/>
          <table:table-cell table:style-name="ce121" table:content-validation-name="val1" table:formula="of:=IF([.D15]=&quot;&quot;;&quot;&quot;;VLOOKUP([.D15];[$'ADHERENT-ES'.A$1:.B$1048576];2;0) &amp; &quot; &quot; &amp; VLOOKUP([.D15];[$'ADHERENT-ES'.A$1:.C$1048576];3;0))">
            <text:p/>
          </table:table-cell>
          <table:table-cell table:style-name="ce123" table:content-validation-name="val4"/>
          <table:table-cell table:style-name="ce125"/>
        </table:table-row>
        <table:table-row table:style-name="ro6">
          <table:table-cell table:style-name="ce121" table:content-validation-name="val1" table:formula="of:=[.D16]&amp;LEFT([.F16];1)">
            <text:p/>
          </table:table-cell>
          <table:table-cell table:style-name="ce75"/>
          <table:table-cell table:style-name="ce111"/>
          <table:table-cell table:style-name="ce28"/>
          <table:table-cell table:style-name="ce121" table:content-validation-name="val1" table:formula="of:=IF([.D16]=&quot;&quot;;&quot;&quot;;VLOOKUP([.D16];[$'ADHERENT-ES'.A$1:.B$1048576];2;0) &amp; &quot; &quot; &amp; VLOOKUP([.D16];[$'ADHERENT-ES'.A$1:.C$1048576];3;0))">
            <text:p/>
          </table:table-cell>
          <table:table-cell table:style-name="ce123" table:content-validation-name="val4"/>
          <table:table-cell table:style-name="ce125"/>
        </table:table-row>
        <table:table-row table:style-name="ro6">
          <table:table-cell table:style-name="ce121" table:content-validation-name="val1" table:formula="of:=[.D17]&amp;LEFT([.F17];1)">
            <text:p/>
          </table:table-cell>
          <table:table-cell table:style-name="ce75"/>
          <table:table-cell table:style-name="ce111"/>
          <table:table-cell table:style-name="ce28"/>
          <table:table-cell table:style-name="ce121" table:content-validation-name="val1" table:formula="of:=IF([.D17]=&quot;&quot;;&quot;&quot;;VLOOKUP([.D17];[$'ADHERENT-ES'.A$1:.B$1048576];2;0) &amp; &quot; &quot; &amp; VLOOKUP([.D17];[$'ADHERENT-ES'.A$1:.C$1048576];3;0))">
            <text:p/>
          </table:table-cell>
          <table:table-cell table:style-name="ce123" table:content-validation-name="val4"/>
          <table:table-cell table:style-name="ce125"/>
        </table:table-row>
        <table:table-row table:style-name="ro6">
          <table:table-cell table:style-name="ce121" table:content-validation-name="val1" table:formula="of:=[.D18]&amp;LEFT([.F18];1)">
            <text:p/>
          </table:table-cell>
          <table:table-cell table:style-name="ce75"/>
          <table:table-cell table:style-name="ce111"/>
          <table:table-cell table:style-name="ce28"/>
          <table:table-cell table:style-name="ce121" table:content-validation-name="val1" table:formula="of:=IF([.D18]=&quot;&quot;;&quot;&quot;;VLOOKUP([.D18];[$'ADHERENT-ES'.A$1:.B$1048576];2;0) &amp; &quot; &quot; &amp; VLOOKUP([.D18];[$'ADHERENT-ES'.A$1:.C$1048576];3;0))">
            <text:p/>
          </table:table-cell>
          <table:table-cell table:style-name="ce123" table:content-validation-name="val4"/>
          <table:table-cell table:style-name="ce125"/>
        </table:table-row>
        <table:table-row table:style-name="ro6">
          <table:table-cell table:style-name="ce121" table:content-validation-name="val1" table:formula="of:=[.D19]&amp;LEFT([.F19];1)">
            <text:p/>
          </table:table-cell>
          <table:table-cell table:style-name="ce75"/>
          <table:table-cell table:style-name="ce111"/>
          <table:table-cell table:style-name="ce28"/>
          <table:table-cell table:style-name="ce121" table:content-validation-name="val1" table:formula="of:=IF([.D19]=&quot;&quot;;&quot;&quot;;VLOOKUP([.D19];[$'ADHERENT-ES'.A$1:.B$1048576];2;0) &amp; &quot; &quot; &amp; VLOOKUP([.D19];[$'ADHERENT-ES'.A$1:.C$1048576];3;0))">
            <text:p/>
          </table:table-cell>
          <table:table-cell table:style-name="ce123" table:content-validation-name="val4"/>
          <table:table-cell table:style-name="ce125"/>
        </table:table-row>
        <table:table-row table:style-name="ro6">
          <table:table-cell table:style-name="ce121" table:content-validation-name="val1" table:formula="of:=[.D20]&amp;LEFT([.F20];1)">
            <text:p/>
          </table:table-cell>
          <table:table-cell table:style-name="ce75"/>
          <table:table-cell table:style-name="ce111"/>
          <table:table-cell table:style-name="ce28"/>
          <table:table-cell table:style-name="ce121" table:content-validation-name="val1" table:formula="of:=IF([.D20]=&quot;&quot;;&quot;&quot;;VLOOKUP([.D20];[$'ADHERENT-ES'.A$1:.B$1048576];2;0) &amp; &quot; &quot; &amp; VLOOKUP([.D20];[$'ADHERENT-ES'.A$1:.C$1048576];3;0))">
            <text:p/>
          </table:table-cell>
          <table:table-cell table:style-name="ce123" table:content-validation-name="val4"/>
          <table:table-cell table:style-name="ce125"/>
        </table:table-row>
        <table:table-row table:style-name="ro6">
          <table:table-cell table:style-name="ce121" table:content-validation-name="val1" table:formula="of:=[.D21]&amp;LEFT([.F21];1)">
            <text:p/>
          </table:table-cell>
          <table:table-cell table:style-name="ce75"/>
          <table:table-cell table:style-name="ce111"/>
          <table:table-cell table:style-name="ce28"/>
          <table:table-cell table:style-name="ce121" table:content-validation-name="val1" table:formula="of:=IF([.D21]=&quot;&quot;;&quot;&quot;;VLOOKUP([.D21];[$'ADHERENT-ES'.A$1:.B$1048576];2;0) &amp; &quot; &quot; &amp; VLOOKUP([.D21];[$'ADHERENT-ES'.A$1:.C$1048576];3;0))">
            <text:p/>
          </table:table-cell>
          <table:table-cell table:style-name="ce123" table:content-validation-name="val4"/>
          <table:table-cell table:style-name="ce125"/>
        </table:table-row>
        <table:table-row table:style-name="ro6">
          <table:table-cell table:style-name="ce121" table:content-validation-name="val1" table:formula="of:=[.D22]&amp;LEFT([.F22];1)">
            <text:p/>
          </table:table-cell>
          <table:table-cell table:style-name="ce75"/>
          <table:table-cell table:style-name="ce111"/>
          <table:table-cell table:style-name="ce28"/>
          <table:table-cell table:style-name="ce121" table:content-validation-name="val1" table:formula="of:=IF([.D22]=&quot;&quot;;&quot;&quot;;VLOOKUP([.D22];[$'ADHERENT-ES'.A$1:.B$1048576];2;0) &amp; &quot; &quot; &amp; VLOOKUP([.D22];[$'ADHERENT-ES'.A$1:.C$1048576];3;0))">
            <text:p/>
          </table:table-cell>
          <table:table-cell table:style-name="ce123" table:content-validation-name="val4"/>
          <table:table-cell table:style-name="ce125"/>
        </table:table-row>
        <table:table-row table:style-name="ro6">
          <table:table-cell table:style-name="ce121" table:content-validation-name="val1" table:formula="of:=[.D23]&amp;LEFT([.F23];1)">
            <text:p/>
          </table:table-cell>
          <table:table-cell table:style-name="ce75"/>
          <table:table-cell table:style-name="ce111"/>
          <table:table-cell table:style-name="ce28"/>
          <table:table-cell table:style-name="ce121" table:content-validation-name="val1" table:formula="of:=IF([.D23]=&quot;&quot;;&quot;&quot;;VLOOKUP([.D23];[$'ADHERENT-ES'.A$1:.B$1048576];2;0) &amp; &quot; &quot; &amp; VLOOKUP([.D23];[$'ADHERENT-ES'.A$1:.C$1048576];3;0))">
            <text:p/>
          </table:table-cell>
          <table:table-cell table:style-name="ce123" table:content-validation-name="val4"/>
          <table:table-cell table:style-name="ce125"/>
        </table:table-row>
        <table:table-row table:style-name="ro6">
          <table:table-cell table:style-name="ce121" table:content-validation-name="val1" table:formula="of:=[.D24]&amp;LEFT([.F24];1)">
            <text:p/>
          </table:table-cell>
          <table:table-cell table:style-name="ce75"/>
          <table:table-cell table:style-name="ce111"/>
          <table:table-cell table:style-name="ce28"/>
          <table:table-cell table:style-name="ce121" table:content-validation-name="val1" table:formula="of:=IF([.D24]=&quot;&quot;;&quot;&quot;;VLOOKUP([.D24];[$'ADHERENT-ES'.A$1:.B$1048576];2;0) &amp; &quot; &quot; &amp; VLOOKUP([.D24];[$'ADHERENT-ES'.A$1:.C$1048576];3;0))">
            <text:p/>
          </table:table-cell>
          <table:table-cell table:style-name="ce123" table:content-validation-name="val4"/>
          <table:table-cell table:style-name="ce125"/>
        </table:table-row>
        <table:table-row table:style-name="ro6">
          <table:table-cell table:style-name="ce121" table:content-validation-name="val1" table:formula="of:=[.D25]&amp;LEFT([.F25];1)">
            <text:p/>
          </table:table-cell>
          <table:table-cell table:style-name="ce75"/>
          <table:table-cell table:style-name="ce111"/>
          <table:table-cell table:style-name="ce28"/>
          <table:table-cell table:style-name="ce121" table:content-validation-name="val1" table:formula="of:=IF([.D25]=&quot;&quot;;&quot;&quot;;VLOOKUP([.D25];[$'ADHERENT-ES'.A$1:.B$1048576];2;0) &amp; &quot; &quot; &amp; VLOOKUP([.D25];[$'ADHERENT-ES'.A$1:.C$1048576];3;0))">
            <text:p/>
          </table:table-cell>
          <table:table-cell table:style-name="ce123" table:content-validation-name="val4"/>
          <table:table-cell table:style-name="ce125"/>
        </table:table-row>
        <table:table-row table:style-name="ro6">
          <table:table-cell table:style-name="ce121" table:content-validation-name="val1" table:formula="of:=[.D26]&amp;LEFT([.F26];1)">
            <text:p/>
          </table:table-cell>
          <table:table-cell table:style-name="ce75"/>
          <table:table-cell table:style-name="ce111"/>
          <table:table-cell table:style-name="ce28"/>
          <table:table-cell table:style-name="ce121" table:content-validation-name="val1" table:formula="of:=IF([.D26]=&quot;&quot;;&quot;&quot;;VLOOKUP([.D26];[$'ADHERENT-ES'.A$1:.B$1048576];2;0) &amp; &quot; &quot; &amp; VLOOKUP([.D26];[$'ADHERENT-ES'.A$1:.C$1048576];3;0))">
            <text:p/>
          </table:table-cell>
          <table:table-cell table:style-name="ce123" table:content-validation-name="val4"/>
          <table:table-cell table:style-name="ce125"/>
        </table:table-row>
        <table:table-row table:style-name="ro6">
          <table:table-cell table:style-name="ce121" table:content-validation-name="val1" table:formula="of:=[.D27]&amp;LEFT([.F27];1)">
            <text:p/>
          </table:table-cell>
          <table:table-cell table:style-name="ce75"/>
          <table:table-cell table:style-name="ce111"/>
          <table:table-cell table:style-name="ce28"/>
          <table:table-cell table:style-name="ce121" table:content-validation-name="val1" table:formula="of:=IF([.D27]=&quot;&quot;;&quot;&quot;;VLOOKUP([.D27];[$'ADHERENT-ES'.A$1:.B$1048576];2;0) &amp; &quot; &quot; &amp; VLOOKUP([.D27];[$'ADHERENT-ES'.A$1:.C$1048576];3;0))">
            <text:p/>
          </table:table-cell>
          <table:table-cell table:style-name="ce123" table:content-validation-name="val4"/>
          <table:table-cell table:style-name="ce125"/>
        </table:table-row>
        <table:table-row table:style-name="ro6">
          <table:table-cell table:style-name="ce121" table:content-validation-name="val1" table:formula="of:=[.D28]&amp;LEFT([.F28];1)">
            <text:p/>
          </table:table-cell>
          <table:table-cell table:style-name="ce75"/>
          <table:table-cell table:style-name="ce111"/>
          <table:table-cell table:style-name="ce28"/>
          <table:table-cell table:style-name="ce121" table:content-validation-name="val1" table:formula="of:=IF([.D28]=&quot;&quot;;&quot;&quot;;VLOOKUP([.D28];[$'ADHERENT-ES'.A$1:.B$1048576];2;0) &amp; &quot; &quot; &amp; VLOOKUP([.D28];[$'ADHERENT-ES'.A$1:.C$1048576];3;0))">
            <text:p/>
          </table:table-cell>
          <table:table-cell table:style-name="ce123" table:content-validation-name="val4"/>
          <table:table-cell table:style-name="ce125"/>
        </table:table-row>
        <table:table-row table:style-name="ro6">
          <table:table-cell table:style-name="ce121" table:content-validation-name="val1" table:formula="of:=[.D29]&amp;LEFT([.F29];1)">
            <text:p/>
          </table:table-cell>
          <table:table-cell table:style-name="ce75"/>
          <table:table-cell table:style-name="ce111"/>
          <table:table-cell table:style-name="ce28"/>
          <table:table-cell table:style-name="ce121" table:content-validation-name="val1" table:formula="of:=IF([.D29]=&quot;&quot;;&quot;&quot;;VLOOKUP([.D29];[$'ADHERENT-ES'.A$1:.B$1048576];2;0) &amp; &quot; &quot; &amp; VLOOKUP([.D29];[$'ADHERENT-ES'.A$1:.C$1048576];3;0))">
            <text:p/>
          </table:table-cell>
          <table:table-cell table:style-name="ce123" table:content-validation-name="val4"/>
          <table:table-cell table:style-name="ce125"/>
        </table:table-row>
        <table:table-row table:style-name="ro6">
          <table:table-cell table:style-name="ce121" table:content-validation-name="val1" table:formula="of:=[.D30]&amp;LEFT([.F30];1)">
            <text:p/>
          </table:table-cell>
          <table:table-cell table:style-name="ce75"/>
          <table:table-cell table:style-name="ce111"/>
          <table:table-cell table:style-name="ce28"/>
          <table:table-cell table:style-name="ce121" table:content-validation-name="val1" table:formula="of:=IF([.D30]=&quot;&quot;;&quot;&quot;;VLOOKUP([.D30];[$'ADHERENT-ES'.A$1:.B$1048576];2;0) &amp; &quot; &quot; &amp; VLOOKUP([.D30];[$'ADHERENT-ES'.A$1:.C$1048576];3;0))">
            <text:p/>
          </table:table-cell>
          <table:table-cell table:style-name="ce123" table:content-validation-name="val4"/>
          <table:table-cell table:style-name="ce125"/>
        </table:table-row>
        <table:table-row table:style-name="ro6">
          <table:table-cell table:style-name="ce121" table:content-validation-name="val1" table:formula="of:=[.D31]&amp;LEFT([.F31];1)">
            <text:p/>
          </table:table-cell>
          <table:table-cell table:style-name="ce75"/>
          <table:table-cell table:style-name="ce111"/>
          <table:table-cell table:style-name="ce28"/>
          <table:table-cell table:style-name="ce121" table:content-validation-name="val1" table:formula="of:=IF([.D31]=&quot;&quot;;&quot;&quot;;VLOOKUP([.D31];[$'ADHERENT-ES'.A$1:.B$1048576];2;0) &amp; &quot; &quot; &amp; VLOOKUP([.D31];[$'ADHERENT-ES'.A$1:.C$1048576];3;0))">
            <text:p/>
          </table:table-cell>
          <table:table-cell table:style-name="ce123" table:content-validation-name="val4"/>
          <table:table-cell table:style-name="ce125"/>
        </table:table-row>
        <table:table-row table:style-name="ro6">
          <table:table-cell table:style-name="ce121" table:content-validation-name="val1" table:formula="of:=[.D32]&amp;LEFT([.F32];1)">
            <text:p/>
          </table:table-cell>
          <table:table-cell table:style-name="ce75"/>
          <table:table-cell table:style-name="ce111"/>
          <table:table-cell table:style-name="ce28"/>
          <table:table-cell table:style-name="ce121" table:content-validation-name="val1" table:formula="of:=IF([.D32]=&quot;&quot;;&quot;&quot;;VLOOKUP([.D32];[$'ADHERENT-ES'.A$1:.B$1048576];2;0) &amp; &quot; &quot; &amp; VLOOKUP([.D32];[$'ADHERENT-ES'.A$1:.C$1048576];3;0))">
            <text:p/>
          </table:table-cell>
          <table:table-cell table:style-name="ce123" table:content-validation-name="val4"/>
          <table:table-cell table:style-name="ce125"/>
        </table:table-row>
        <table:table-row table:style-name="ro6">
          <table:table-cell table:style-name="ce121" table:content-validation-name="val1" table:formula="of:=[.D33]&amp;LEFT([.F33];1)">
            <text:p/>
          </table:table-cell>
          <table:table-cell table:style-name="ce75"/>
          <table:table-cell table:style-name="ce111"/>
          <table:table-cell table:style-name="ce28"/>
          <table:table-cell table:style-name="ce121" table:content-validation-name="val1" table:formula="of:=IF([.D33]=&quot;&quot;;&quot;&quot;;VLOOKUP([.D33];[$'ADHERENT-ES'.A$1:.B$1048576];2;0) &amp; &quot; &quot; &amp; VLOOKUP([.D33];[$'ADHERENT-ES'.A$1:.C$1048576];3;0))">
            <text:p/>
          </table:table-cell>
          <table:table-cell table:style-name="ce123" table:content-validation-name="val4"/>
          <table:table-cell table:style-name="ce125"/>
        </table:table-row>
        <table:table-row table:style-name="ro6">
          <table:table-cell table:style-name="ce121" table:content-validation-name="val1" table:formula="of:=[.D34]&amp;LEFT([.F34];1)">
            <text:p/>
          </table:table-cell>
          <table:table-cell table:style-name="ce75"/>
          <table:table-cell table:style-name="ce111"/>
          <table:table-cell table:style-name="ce28"/>
          <table:table-cell table:style-name="ce121" table:content-validation-name="val1" table:formula="of:=IF([.D34]=&quot;&quot;;&quot;&quot;;VLOOKUP([.D34];[$'ADHERENT-ES'.A$1:.B$1048576];2;0) &amp; &quot; &quot; &amp; VLOOKUP([.D34];[$'ADHERENT-ES'.A$1:.C$1048576];3;0))">
            <text:p/>
          </table:table-cell>
          <table:table-cell table:style-name="ce123" table:content-validation-name="val4"/>
          <table:table-cell table:style-name="ce125"/>
        </table:table-row>
        <table:table-row table:style-name="ro6">
          <table:table-cell table:style-name="ce121" table:content-validation-name="val1" table:formula="of:=[.D35]&amp;LEFT([.F35];1)">
            <text:p/>
          </table:table-cell>
          <table:table-cell table:style-name="ce75"/>
          <table:table-cell table:style-name="ce111"/>
          <table:table-cell table:style-name="ce28"/>
          <table:table-cell table:style-name="ce121" table:content-validation-name="val1" table:formula="of:=IF([.D35]=&quot;&quot;;&quot;&quot;;VLOOKUP([.D35];[$'ADHERENT-ES'.A$1:.B$1048576];2;0) &amp; &quot; &quot; &amp; VLOOKUP([.D35];[$'ADHERENT-ES'.A$1:.C$1048576];3;0))">
            <text:p/>
          </table:table-cell>
          <table:table-cell table:style-name="ce123" table:content-validation-name="val4"/>
          <table:table-cell table:style-name="ce125"/>
        </table:table-row>
        <table:table-row table:style-name="ro6">
          <table:table-cell table:style-name="ce121" table:content-validation-name="val1" table:formula="of:=[.D36]&amp;LEFT([.F36];1)">
            <text:p/>
          </table:table-cell>
          <table:table-cell table:style-name="ce75"/>
          <table:table-cell table:style-name="ce111"/>
          <table:table-cell table:style-name="ce28"/>
          <table:table-cell table:style-name="ce121" table:content-validation-name="val1" table:formula="of:=IF([.D36]=&quot;&quot;;&quot;&quot;;VLOOKUP([.D36];[$'ADHERENT-ES'.A$1:.B$1048576];2;0) &amp; &quot; &quot; &amp; VLOOKUP([.D36];[$'ADHERENT-ES'.A$1:.C$1048576];3;0))">
            <text:p/>
          </table:table-cell>
          <table:table-cell table:style-name="ce123" table:content-validation-name="val4"/>
          <table:table-cell table:style-name="ce125"/>
        </table:table-row>
        <table:table-row table:style-name="ro6">
          <table:table-cell table:style-name="ce121" table:content-validation-name="val1" table:formula="of:=[.D37]&amp;LEFT([.F37];1)">
            <text:p/>
          </table:table-cell>
          <table:table-cell table:style-name="ce75"/>
          <table:table-cell table:style-name="ce111"/>
          <table:table-cell table:style-name="ce28"/>
          <table:table-cell table:style-name="ce121" table:content-validation-name="val1" table:formula="of:=IF([.D37]=&quot;&quot;;&quot;&quot;;VLOOKUP([.D37];[$'ADHERENT-ES'.A$1:.B$1048576];2;0) &amp; &quot; &quot; &amp; VLOOKUP([.D37];[$'ADHERENT-ES'.A$1:.C$1048576];3;0))">
            <text:p/>
          </table:table-cell>
          <table:table-cell table:style-name="ce123" table:content-validation-name="val4"/>
          <table:table-cell table:style-name="ce125"/>
        </table:table-row>
        <table:table-row table:style-name="ro6">
          <table:table-cell table:style-name="ce121" table:content-validation-name="val1" table:formula="of:=[.D38]&amp;LEFT([.F38];1)">
            <text:p/>
          </table:table-cell>
          <table:table-cell table:style-name="ce75"/>
          <table:table-cell table:style-name="ce111"/>
          <table:table-cell table:style-name="ce28"/>
          <table:table-cell table:style-name="ce121" table:content-validation-name="val1" table:formula="of:=IF([.D38]=&quot;&quot;;&quot;&quot;;VLOOKUP([.D38];[$'ADHERENT-ES'.A$1:.B$1048576];2;0) &amp; &quot; &quot; &amp; VLOOKUP([.D38];[$'ADHERENT-ES'.A$1:.C$1048576];3;0))">
            <text:p/>
          </table:table-cell>
          <table:table-cell table:style-name="ce123" table:content-validation-name="val4"/>
          <table:table-cell table:style-name="ce125"/>
        </table:table-row>
        <table:table-row table:style-name="ro6">
          <table:table-cell table:style-name="ce121" table:content-validation-name="val1" table:formula="of:=[.D39]&amp;LEFT([.F39];1)">
            <text:p/>
          </table:table-cell>
          <table:table-cell table:style-name="ce75"/>
          <table:table-cell table:style-name="ce111"/>
          <table:table-cell table:style-name="ce28"/>
          <table:table-cell table:style-name="ce121" table:content-validation-name="val1" table:formula="of:=IF([.D39]=&quot;&quot;;&quot;&quot;;VLOOKUP([.D39];[$'ADHERENT-ES'.A$1:.B$1048576];2;0) &amp; &quot; &quot; &amp; VLOOKUP([.D39];[$'ADHERENT-ES'.A$1:.C$1048576];3;0))">
            <text:p/>
          </table:table-cell>
          <table:table-cell table:style-name="ce123" table:content-validation-name="val4"/>
          <table:table-cell table:style-name="ce125"/>
        </table:table-row>
        <table:table-row table:style-name="ro6">
          <table:table-cell table:style-name="ce121" table:content-validation-name="val1" table:formula="of:=[.D40]&amp;LEFT([.F40];1)">
            <text:p/>
          </table:table-cell>
          <table:table-cell table:style-name="ce75"/>
          <table:table-cell table:style-name="ce111"/>
          <table:table-cell table:style-name="ce28"/>
          <table:table-cell table:style-name="ce121" table:content-validation-name="val1" table:formula="of:=IF([.D40]=&quot;&quot;;&quot;&quot;;VLOOKUP([.D40];[$'ADHERENT-ES'.A$1:.B$1048576];2;0) &amp; &quot; &quot; &amp; VLOOKUP([.D40];[$'ADHERENT-ES'.A$1:.C$1048576];3;0))">
            <text:p/>
          </table:table-cell>
          <table:table-cell table:style-name="ce123" table:content-validation-name="val4"/>
          <table:table-cell table:style-name="ce125"/>
        </table:table-row>
        <table:table-row table:style-name="ro6">
          <table:table-cell table:style-name="ce121" table:content-validation-name="val1" table:formula="of:=[.D41]&amp;LEFT([.F41];1)">
            <text:p/>
          </table:table-cell>
          <table:table-cell table:style-name="ce75"/>
          <table:table-cell table:style-name="ce111"/>
          <table:table-cell table:style-name="ce28"/>
          <table:table-cell table:style-name="ce121" table:content-validation-name="val1" table:formula="of:=IF([.D41]=&quot;&quot;;&quot;&quot;;VLOOKUP([.D41];[$'ADHERENT-ES'.A$1:.B$1048576];2;0) &amp; &quot; &quot; &amp; VLOOKUP([.D41];[$'ADHERENT-ES'.A$1:.C$1048576];3;0))">
            <text:p/>
          </table:table-cell>
          <table:table-cell table:style-name="ce123" table:content-validation-name="val4"/>
          <table:table-cell table:style-name="ce125"/>
        </table:table-row>
        <table:table-row table:style-name="ro6">
          <table:table-cell table:style-name="ce121" table:content-validation-name="val1" table:formula="of:=[.D42]&amp;LEFT([.F42];1)">
            <text:p/>
          </table:table-cell>
          <table:table-cell table:style-name="ce75"/>
          <table:table-cell table:style-name="ce111"/>
          <table:table-cell table:style-name="ce28"/>
          <table:table-cell table:style-name="ce121" table:content-validation-name="val1" table:formula="of:=IF([.D42]=&quot;&quot;;&quot;&quot;;VLOOKUP([.D42];[$'ADHERENT-ES'.A$1:.B$1048576];2;0) &amp; &quot; &quot; &amp; VLOOKUP([.D42];[$'ADHERENT-ES'.A$1:.C$1048576];3;0))">
            <text:p/>
          </table:table-cell>
          <table:table-cell table:style-name="ce123" table:content-validation-name="val4"/>
          <table:table-cell table:style-name="ce125"/>
        </table:table-row>
        <table:table-row table:style-name="ro6">
          <table:table-cell table:style-name="ce121" table:content-validation-name="val1" table:formula="of:=[.D43]&amp;LEFT([.F43];1)">
            <text:p/>
          </table:table-cell>
          <table:table-cell table:style-name="ce75"/>
          <table:table-cell table:style-name="ce111"/>
          <table:table-cell table:style-name="ce28"/>
          <table:table-cell table:style-name="ce121" table:content-validation-name="val1" table:formula="of:=IF([.D43]=&quot;&quot;;&quot;&quot;;VLOOKUP([.D43];[$'ADHERENT-ES'.A$1:.B$1048576];2;0) &amp; &quot; &quot; &amp; VLOOKUP([.D43];[$'ADHERENT-ES'.A$1:.C$1048576];3;0))">
            <text:p/>
          </table:table-cell>
          <table:table-cell table:style-name="ce123" table:content-validation-name="val4"/>
          <table:table-cell table:style-name="ce125"/>
        </table:table-row>
        <table:table-row table:style-name="ro6">
          <table:table-cell table:style-name="ce121" table:content-validation-name="val1" table:formula="of:=[.D44]&amp;LEFT([.F44];1)">
            <text:p/>
          </table:table-cell>
          <table:table-cell table:style-name="ce75"/>
          <table:table-cell table:style-name="ce111"/>
          <table:table-cell table:style-name="ce28"/>
          <table:table-cell table:style-name="ce121" table:content-validation-name="val1" table:formula="of:=IF([.D44]=&quot;&quot;;&quot;&quot;;VLOOKUP([.D44];[$'ADHERENT-ES'.A$1:.B$1048576];2;0) &amp; &quot; &quot; &amp; VLOOKUP([.D44];[$'ADHERENT-ES'.A$1:.C$1048576];3;0))">
            <text:p/>
          </table:table-cell>
          <table:table-cell table:style-name="ce123" table:content-validation-name="val4"/>
          <table:table-cell table:style-name="ce125"/>
        </table:table-row>
        <table:table-row table:style-name="ro6" table:number-rows-repeated="1048531">
          <table:table-cell table:content-validation-name="val1"/>
          <table:table-cell table:number-columns-repeated="3"/>
          <table:table-cell table:content-validation-name="val1"/>
          <table:table-cell table:content-validation-name="val4"/>
          <table:table-cell/>
        </table:table-row>
        <table:table-row table:style-name="ro6">
          <table:table-cell table:content-validation-name="val1"/>
          <table:table-cell table:number-columns-repeated="3"/>
          <table:table-cell table:content-validation-name="val1"/>
          <table:table-cell table:content-validation-name="val4"/>
          <table:table-cell/>
        </table:table-row>
      </table:table>
      <table:table table:name="RESULTAT" table:style-name="ta8" table:print-ranges="RESULTAT.A1:RESULTAT.J38">
        <table:table-column table:style-name="co26" table:default-cell-style-name="ce47"/>
        <table:table-column table:style-name="co2" table:default-cell-style-name="ce47"/>
        <table:table-column table:style-name="co27" table:default-cell-style-name="ce47"/>
        <table:table-column table:style-name="co28" table:number-columns-repeated="2" table:default-cell-style-name="ce176"/>
        <table:table-column table:style-name="co26" table:default-cell-style-name="ce47"/>
        <table:table-column table:style-name="co2" table:default-cell-style-name="ce47"/>
        <table:table-column table:style-name="co27" table:default-cell-style-name="ce47"/>
        <table:table-column table:style-name="co28" table:number-columns-repeated="2" table:default-cell-style-name="ce176"/>
        <table:table-column table:style-name="co26" table:default-cell-style-name="ce47"/>
        <table:table-column table:style-name="co2" table:number-columns-repeated="1003" table:default-cell-style-name="ce47"/>
        <table:table-column table:style-name="co2" table:number-columns-repeated="10" table:default-cell-style-name="Default"/>
        <table:table-row table:style-name="ro8">
          <table:table-cell table:style-name="ce129"/>
          <table:table-cell table:style-name="ce133" office:value-type="string" calcext:value-type="string">
            <text:p>ANNÉE 2021 – COMPTE DE RÉSULTAT</text:p>
          </table:table-cell>
          <table:table-cell table:style-name="ce129"/>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3"/>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1004"/>
          <table:table-cell table:style-name="ce210" table:number-columns-repeated="10"/>
        </table:table-row>
        <table:table-row table:style-name="ro9">
          <table:table-cell table:number-columns-repeated="3"/>
          <table:table-cell table:style-name="Default" table:number-columns-repeated="2"/>
          <table:table-cell table:number-columns-repeated="3"/>
          <table:table-cell table:style-name="Default" table:number-columns-repeated="2"/>
          <table:table-cell table:number-columns-repeated="1014"/>
        </table:table-row>
        <table:table-row table:style-name="ro8">
          <table:table-cell/>
          <table:table-cell table:style-name="ce134" office:value-type="string" calcext:value-type="string" table:number-columns-spanned="4" table:number-rows-spanned="1">
            <text:p>CHARGES</text:p>
          </table:table-cell>
          <table:covered-table-cell table:number-columns-repeated="2" table:style-name="ce150"/>
          <table:covered-table-cell table:style-name="ce179"/>
          <table:table-cell/>
          <table:table-cell table:style-name="ce134" office:value-type="string" calcext:value-type="string" table:number-columns-spanned="4" table:number-rows-spanned="1">
            <text:p>PRODUITS</text:p>
          </table:table-cell>
          <table:covered-table-cell table:number-columns-repeated="2" table:style-name="ce150"/>
          <table:covered-table-cell table:style-name="ce179"/>
          <table:table-cell table:number-columns-repeated="1014"/>
        </table:table-row>
        <table:table-row table:style-name="ro8">
          <table:table-cell/>
          <table:table-cell table:style-name="ce135" office:value-type="string" calcext:value-type="string">
            <text:p>60</text:p>
          </table:table-cell>
          <table:table-cell table:style-name="ce151" office:value-type="string" calcext:value-type="string">
            <text:p>Achats</text:p>
          </table:table-cell>
          <table:table-cell table:style-name="ce166" table:formula="of:=SUM([.D5:.D7])" office:value-type="currency" office:currency="EUR" office:value="0" calcext:value-type="currency">
            <text:p>0,00 €</text:p>
          </table:table-cell>
          <table:table-cell table:style-name="ce180" table:formula="of:=SUM([.E5:.E7])" office:value-type="currency" office:currency="EUR" office:value="0" calcext:value-type="currency">
            <text:p>0,00 €</text:p>
          </table:table-cell>
          <table:table-cell/>
          <table:table-cell table:style-name="ce135" office:value-type="string" calcext:value-type="string">
            <text:p>70</text:p>
          </table:table-cell>
          <table:table-cell table:style-name="ce151" office:value-type="string" calcext:value-type="string">
            <text:p>Ventes</text:p>
          </table:table-cell>
          <table:table-cell table:style-name="ce166" table:formula="of:=SUM([.I5:.I7])" office:value-type="currency" office:currency="EUR" office:value="0" calcext:value-type="currency">
            <text:p>0,00 €</text:p>
          </table:table-cell>
          <table:table-cell table:style-name="ce180" table:formula="of:=SUM([.J5:.J7])" office:value-type="currency" office:currency="EUR" office:value="0" calcext:value-type="currency">
            <text:p>0,00 €</text:p>
          </table:table-cell>
          <table:table-cell table:number-columns-repeated="1014"/>
        </table:table-row>
        <table:table-row table:style-name="ro8">
          <table:table-cell/>
          <table:table-cell table:style-name="ce136" office:value-type="string" calcext:value-type="string">
            <text:p>60225</text:p>
          </table:table-cell>
          <table:table-cell table:style-name="ce152" table:formula="of:=VLOOKUP([.B5];COMPTES;2;0)" office:value-type="string" office:string-value="Fournitures de bureau" calcext:value-type="string">
            <text:p>Fournitures de bureau</text:p>
          </table:table-cell>
          <table:table-cell table:style-name="ce167"/>
          <table:table-cell table:style-name="ce181" table:formula="of:=-SUMIF([$'SAISIE MANUELLE'.E$1:$'SAISIE MANUELLE'.E$1048576];[.B5];[$'SAISIE MANUELLE'.H$1:$'SAISIE MANUELLE'.H$1048576])" office:value-type="currency" office:currency="EUR" office:value="-0" calcext:value-type="currency">
            <text:p>0,00 €</text:p>
          </table:table-cell>
          <table:table-cell/>
          <table:table-cell table:style-name="ce141" office:value-type="string" calcext:value-type="string">
            <text:p>701</text:p>
          </table:table-cell>
          <table:table-cell table:style-name="ce157" table:formula="of:=VLOOKUP([.G5];COMPTES;2;0)" office:value-type="string" office:string-value="Ventes de produits finis (brochures, livres...)" calcext:value-type="string">
            <text:p>Ventes de produits finis (brochures, livres...)</text:p>
          </table:table-cell>
          <table:table-cell table:style-name="ce167"/>
          <table:table-cell table:style-name="ce186" table:formula="of:=SUMIF([$'SAISIE MANUELLE'.E$1:$'SAISIE MANUELLE'.E$1048576];[.G5];[$'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36" office:value-type="string" calcext:value-type="string">
            <text:p>605</text:p>
          </table:table-cell>
          <table:table-cell table:style-name="ce152" table:formula="of:=VLOOKUP([.B6];COMPTES;2;0)" office:value-type="string" office:string-value="Achats de matériels, équipement et travaux" calcext:value-type="string">
            <text:p>Achats de matériels, équipement et travaux</text:p>
          </table:table-cell>
          <table:table-cell table:style-name="ce167"/>
          <table:table-cell table:style-name="ce181" table:formula="of:=-SUMIF([$'SAISIE MANUELLE'.E$1:$'SAISIE MANUELLE'.E$1048576];[.B6];[$'SAISIE MANUELLE'.H$1:$'SAISIE MANUELLE'.H$1048576])" office:value-type="currency" office:currency="EUR" office:value="-0" calcext:value-type="currency">
            <text:p>0,00 €</text:p>
          </table:table-cell>
          <table:table-cell/>
          <table:table-cell table:style-name="ce141" office:value-type="string" calcext:value-type="string">
            <text:p>7064</text:p>
          </table:table-cell>
          <table:table-cell table:style-name="ce157" table:formula="of:=VLOOKUP([.G6];COMPTES;2;0)" office:value-type="string" office:string-value="Prestations de services (recettes conférences...)" calcext:value-type="string">
            <text:p>Prestations de services (recettes conférences...)</text:p>
          </table:table-cell>
          <table:table-cell table:style-name="ce167"/>
          <table:table-cell table:style-name="ce186" table:formula="of:=SUMIF([$'SAISIE MANUELLE'.E$1:$'SAISIE MANUELLE'.E$1048576];[.G6];[$'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37" office:value-type="string" calcext:value-type="string">
            <text:p>606</text:p>
          </table:table-cell>
          <table:table-cell table:style-name="ce153" table:formula="of:=VLOOKUP([.B7];COMPTES;2;0)" office:value-type="string" office:string-value="Achats non stockés de matières et fournitures (logiciels)" calcext:value-type="string">
            <text:p>Achats non stockés de matières et fournitures (logiciels)</text:p>
          </table:table-cell>
          <table:table-cell table:style-name="ce168"/>
          <table:table-cell table:style-name="ce182" table:formula="of:=-SUMIF([$'SAISIE MANUELLE'.E$1:$'SAISIE MANUELLE'.E$1048576];[.B7];[$'SAISIE MANUELLE'.H$1:$'SAISIE MANUELLE'.H$1048576])" office:value-type="currency" office:currency="EUR" office:value="-0" calcext:value-type="currency">
            <text:p>0,00 €</text:p>
          </table:table-cell>
          <table:table-cell/>
          <table:table-cell table:style-name="ce141" office:value-type="string" calcext:value-type="string">
            <text:p>707</text:p>
          </table:table-cell>
          <table:table-cell table:style-name="ce199" table:formula="of:=VLOOKUP([.G7];COMPTES;2;0)" office:value-type="string" office:string-value="Ventes de marchandises" calcext:value-type="string">
            <text:p>Ventes de marchandises</text:p>
          </table:table-cell>
          <table:table-cell table:style-name="ce203"/>
          <table:table-cell table:style-name="ce186" table:formula="of:=SUMIF([$'SAISIE MANUELLE'.E$1:$'SAISIE MANUELLE'.E$1048576];[.G7];[$'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35" office:value-type="string" calcext:value-type="string">
            <text:p>61</text:p>
          </table:table-cell>
          <table:table-cell table:style-name="ce151" office:value-type="string" calcext:value-type="string">
            <text:p>Charges externes</text:p>
          </table:table-cell>
          <table:table-cell table:style-name="ce166" table:formula="of:=[.D9]+SUM([.D12:.D14])" office:value-type="currency" office:currency="EUR" office:value="0" calcext:value-type="currency">
            <text:p>0,00 €</text:p>
          </table:table-cell>
          <table:table-cell table:style-name="ce180" table:formula="of:=[.E9]+SUM([.E12:.E14])"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8">
          <table:table-cell table:style-name="ce130"/>
          <table:table-cell table:style-name="ce138" office:value-type="string" calcext:value-type="string">
            <text:p>613</text:p>
          </table:table-cell>
          <table:table-cell table:style-name="ce154" office:value-type="string" calcext:value-type="string">
            <text:p>Locations</text:p>
          </table:table-cell>
          <table:table-cell table:style-name="ce169" table:formula="of:=SUM([.D10:.D11])" office:value-type="currency" office:currency="EUR" office:value="0" calcext:value-type="currency">
            <text:p>0,00 €</text:p>
          </table:table-cell>
          <table:table-cell table:style-name="ce183" table:formula="of:=SUM([.E10:.E11])" office:value-type="currency" office:currency="EUR" office:value="0" calcext:value-type="currency">
            <text:p>0,00 €</text:p>
          </table:table-cell>
          <table:table-cell table:style-name="ce130"/>
          <table:table-cell table:style-name="ce196"/>
          <table:table-cell table:style-name="ce200"/>
          <table:table-cell table:style-name="ce204"/>
          <table:table-cell table:style-name="ce207"/>
          <table:table-cell table:style-name="ce130" table:number-columns-repeated="1004"/>
          <table:table-cell table:number-columns-repeated="10"/>
        </table:table-row>
        <table:table-row table:style-name="ro8">
          <table:table-cell table:style-name="ce131"/>
          <table:table-cell table:style-name="ce139" office:value-type="string" calcext:value-type="string">
            <text:p>6132</text:p>
          </table:table-cell>
          <table:table-cell table:style-name="ce155" table:formula="of:=VLOOKUP([.B10];COMPTES;2;0)" office:value-type="string" office:string-value="Location immobilière (salles, hébergements…)" calcext:value-type="string">
            <text:p>Location immobilière (salles, hébergements…)</text:p>
          </table:table-cell>
          <table:table-cell table:style-name="ce170"/>
          <table:table-cell table:style-name="ce184" table:formula="of:=-SUMIF([$'SAISIE MANUELLE'.E$1:$'SAISIE MANUELLE'.E$1048576];[.B10];[$'SAISIE MANUELLE'.H$1:$'SAISIE MANUELLE'.H$1048576])"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8">
          <table:table-cell table:style-name="ce131"/>
          <table:table-cell table:style-name="ce139" office:value-type="string" calcext:value-type="string">
            <text:p>6135</text:p>
          </table:table-cell>
          <table:table-cell table:style-name="ce155" table:formula="of:=VLOOKUP([.B11];COMPTES;2;0)" office:value-type="string" office:string-value="Location mobilière (véhicules, matériels, site internet, film…)" calcext:value-type="string">
            <text:p>Location mobilière (véhicules, matériels, site internet, film…)</text:p>
          </table:table-cell>
          <table:table-cell table:style-name="ce170"/>
          <table:table-cell table:style-name="ce184" table:formula="of:=-SUMIF([$'SAISIE MANUELLE'.E$1:$'SAISIE MANUELLE'.E$1048576];[.B11];[$'SAISIE MANUELLE'.H$1:$'SAISIE MANUELLE'.H$1048576])"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8">
          <table:table-cell/>
          <table:table-cell table:style-name="ce136" office:value-type="string" calcext:value-type="string">
            <text:p>616</text:p>
          </table:table-cell>
          <table:table-cell table:style-name="ce152" table:formula="of:=VLOOKUP([.B12];COMPTES;2;0)" office:value-type="string" office:string-value="Assurances" calcext:value-type="string">
            <text:p>Assurances</text:p>
          </table:table-cell>
          <table:table-cell table:style-name="ce167"/>
          <table:table-cell table:style-name="ce181" table:formula="of:=-SUMIF([$'SAISIE MANUELLE'.E$1:$'SAISIE MANUELLE'.E$1048576];[.B12];[$'SAISIE MANUELLE'.H$1:$'SAISIE MANUELLE'.H$1048576])"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8">
          <table:table-cell/>
          <table:table-cell table:style-name="ce136" office:value-type="string" calcext:value-type="string">
            <text:p>618</text:p>
          </table:table-cell>
          <table:table-cell table:style-name="ce152" table:formula="of:=VLOOKUP([.B13];COMPTES;2;0)" office:value-type="string" office:string-value="Divers" calcext:value-type="string">
            <text:p>Divers</text:p>
          </table:table-cell>
          <table:table-cell table:style-name="ce167"/>
          <table:table-cell table:style-name="ce181" table:formula="of:=-SUMIF([$'SAISIE MANUELLE'.E$1:$'SAISIE MANUELLE'.E$1048576];[.B13];[$'SAISIE MANUELLE'.H$1:$'SAISIE MANUELLE'.H$1048576])" office:value-type="currency" office:currency="EUR" office:value="-0" calcext:value-type="currency">
            <text:p>0,00 €</text:p>
          </table:table-cell>
          <table:table-cell/>
          <table:table-cell table:style-name="ce196"/>
          <table:table-cell table:style-name="ce200"/>
          <table:table-cell table:style-name="ce204"/>
          <table:table-cell table:style-name="ce207"/>
          <table:table-cell table:number-columns-repeated="1014"/>
        </table:table-row>
        <table:table-row table:style-name="ro8">
          <table:table-cell/>
          <table:table-cell table:style-name="ce137" office:value-type="string" calcext:value-type="string">
            <text:p>6181</text:p>
          </table:table-cell>
          <table:table-cell table:style-name="ce153" table:formula="of:=VLOOKUP([.B14];COMPTES;2;0)" office:value-type="string" office:string-value="Documentation" calcext:value-type="string">
            <text:p>Documentation</text:p>
          </table:table-cell>
          <table:table-cell table:style-name="ce168"/>
          <table:table-cell table:style-name="ce182" table:formula="of:=-SUMIF([$'SAISIE MANUELLE'.E$1:$'SAISIE MANUELLE'.E$1048576];[.B14];[$'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0" office:value-type="string" calcext:value-type="string">
            <text:p>62</text:p>
          </table:table-cell>
          <table:table-cell table:style-name="ce156" office:value-type="string" calcext:value-type="string">
            <text:p>Autres services externes</text:p>
          </table:table-cell>
          <table:table-cell table:style-name="ce171" table:formula="of:=SUM([.D16];[.D17];[.D21];[.D25];[.D26];[.D27])" office:value-type="currency" office:currency="EUR" office:value="0" calcext:value-type="currency">
            <text:p>0,00 €</text:p>
          </table:table-cell>
          <table:table-cell table:style-name="ce185" table:formula="of:=SUM([.E16];[.E17];[.E21];[.E25];[.E26];[.E27])"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1" office:value-type="string" calcext:value-type="string">
            <text:p>622</text:p>
          </table:table-cell>
          <table:table-cell table:style-name="ce157" table:formula="of:=VLOOKUP([.B16];COMPTES;2;0)" office:value-type="string" office:string-value="Rémunérations d’intermédiaires et honoraires" calcext:value-type="string">
            <text:p>Rémunérations d’intermédiaires et honoraires</text:p>
          </table:table-cell>
          <table:table-cell table:style-name="ce167"/>
          <table:table-cell table:style-name="ce186" table:formula="of:=-SUMIF([$'SAISIE MANUELLE'.E$1:$'SAISIE MANUELLE'.E$1048576];[.B16];[$'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8">
          <table:table-cell/>
          <table:table-cell table:style-name="ce141" office:value-type="string" calcext:value-type="string">
            <text:p>623</text:p>
          </table:table-cell>
          <table:table-cell table:style-name="ce157" office:value-type="string" calcext:value-type="string">
            <text:p>Publicité, publications, relations publiques</text:p>
          </table:table-cell>
          <table:table-cell table:style-name="ce167" table:formula="of:=SUM([.D18:.D20])" office:value-type="currency" office:currency="EUR" office:value="0" calcext:value-type="currency">
            <text:p>0,00 €</text:p>
          </table:table-cell>
          <table:table-cell table:style-name="ce186" table:formula="of:=SUM([.E18:.E20])"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8">
          <table:table-cell table:style-name="ce132"/>
          <table:table-cell table:style-name="ce139" office:value-type="string" calcext:value-type="string">
            <text:p>6236</text:p>
          </table:table-cell>
          <table:table-cell table:style-name="ce155" table:formula="of:=VLOOKUP([.B18];COMPTES;2;0)" office:value-type="string" office:string-value="Catalogues et imprimés (tracts, flyers...)" calcext:value-type="string">
            <text:p>Catalogues et imprimés (tracts, flyers...)</text:p>
          </table:table-cell>
          <table:table-cell table:style-name="ce170"/>
          <table:table-cell table:style-name="ce184" table:formula="of:=-SUMIF([$'SAISIE MANUELLE'.E$1:$'SAISIE MANUELLE'.E$1048576];[.B18];[$'SAISIE MANUELLE'.H$1:$'SAISIE MANUELLE'.H$1048576])" office:value-type="currency" office:currency="EUR" office:value="-0" calcext:value-type="currency">
            <text:p>0,00 €</text:p>
          </table:table-cell>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8">
          <table:table-cell table:style-name="ce132"/>
          <table:table-cell table:style-name="ce139" office:value-type="string" calcext:value-type="string">
            <text:p>6237</text:p>
          </table:table-cell>
          <table:table-cell table:style-name="ce155" table:formula="of:=VLOOKUP([.B19];COMPTES;2;0)" office:value-type="string" office:string-value="Publications (brochures, livres...)" calcext:value-type="string">
            <text:p>Publications (brochures, livres...)</text:p>
          </table:table-cell>
          <table:table-cell table:style-name="ce170"/>
          <table:table-cell table:style-name="ce184" table:formula="of:=-SUMIF([$'SAISIE MANUELLE'.E$1:$'SAISIE MANUELLE'.E$1048576];[.B19];[$'SAISIE MANUELLE'.H$1:$'SAISIE MANUELLE'.H$1048576])" office:value-type="currency" office:currency="EUR" office:value="-0" calcext:value-type="currency">
            <text:p>0,00 €</text:p>
          </table:table-cell>
          <table:table-cell table:style-name="ce132"/>
          <table:table-cell table:style-name="ce141"/>
          <table:table-cell table:style-name="ce157"/>
          <table:table-cell table:style-name="ce167"/>
          <table:table-cell table:style-name="ce186"/>
          <table:table-cell table:style-name="ce132" table:number-columns-repeated="1004"/>
          <table:table-cell table:number-columns-repeated="10"/>
        </table:table-row>
        <table:table-row table:style-name="ro8">
          <table:table-cell table:style-name="ce132"/>
          <table:table-cell table:style-name="ce139" office:value-type="string" calcext:value-type="string">
            <text:p>6238</text:p>
          </table:table-cell>
          <table:table-cell table:style-name="ce155" table:formula="of:=VLOOKUP([.B20];COMPTES;2;0)" office:value-type="string" office:string-value="Dons ou cotisations versés" calcext:value-type="string">
            <text:p>Dons ou cotisations versés</text:p>
          </table:table-cell>
          <table:table-cell table:style-name="ce170"/>
          <table:table-cell table:style-name="ce184" table:formula="of:=-SUMIF([$'SAISIE MANUELLE'.E$1:$'SAISIE MANUELLE'.E$1048576];[.B20];[$'SAISIE MANUELLE'.H$1:$'SAISIE MANUELLE'.H$1048576])" office:value-type="currency" office:currency="EUR" office:value="-0" calcext:value-type="currency">
            <text:p>0,00 €</text:p>
          </table:table-cell>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8">
          <table:table-cell/>
          <table:table-cell table:style-name="ce141" office:value-type="string" calcext:value-type="string">
            <text:p>625</text:p>
          </table:table-cell>
          <table:table-cell table:style-name="ce157" office:value-type="string" calcext:value-type="string">
            <text:p>Déplacements, missions, réceptions</text:p>
          </table:table-cell>
          <table:table-cell table:style-name="ce167" table:formula="of:=SUM([.D22:.D24])" office:value-type="currency" office:currency="EUR" office:value="0" calcext:value-type="currency">
            <text:p>0,00 €</text:p>
          </table:table-cell>
          <table:table-cell table:style-name="ce186" table:formula="of:=SUM([.E22:.E24])"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8">
          <table:table-cell/>
          <table:table-cell table:style-name="ce139" office:value-type="string" calcext:value-type="string">
            <text:p>6251</text:p>
          </table:table-cell>
          <table:table-cell table:style-name="ce155" table:formula="of:=VLOOKUP([.B22];COMPTES;2;0)" office:value-type="string" office:string-value="Voyages et déplacements" calcext:value-type="string">
            <text:p>Voyages et déplacements</text:p>
          </table:table-cell>
          <table:table-cell table:style-name="ce170"/>
          <table:table-cell table:style-name="ce184" table:formula="of:=-SUMIF([$'SAISIE MANUELLE'.E$1:$'SAISIE MANUELLE'.E$1048576];[.B22];[$'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8">
          <table:table-cell/>
          <table:table-cell table:style-name="ce139" office:value-type="string" calcext:value-type="string">
            <text:p>6256</text:p>
          </table:table-cell>
          <table:table-cell table:style-name="ce155" table:formula="of:=VLOOKUP([.B23];COMPTES;2;0)" office:value-type="string" office:string-value="Missions" calcext:value-type="string">
            <text:p>Missions</text:p>
          </table:table-cell>
          <table:table-cell table:style-name="ce170"/>
          <table:table-cell table:style-name="ce184" table:formula="of:=-SUMIF([$'SAISIE MANUELLE'.E$1:$'SAISIE MANUELLE'.E$1048576];[.B23];[$'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39" office:value-type="string" calcext:value-type="string">
            <text:p>6257</text:p>
          </table:table-cell>
          <table:table-cell table:style-name="ce155" table:formula="of:=VLOOKUP([.B24];COMPTES;2;0)" office:value-type="string" office:string-value="Réceptions (repas, achats de nourriture...)" calcext:value-type="string">
            <text:p>Réceptions (repas, achats de nourriture...)</text:p>
          </table:table-cell>
          <table:table-cell table:style-name="ce170"/>
          <table:table-cell table:style-name="ce184" table:formula="of:=-SUMIF([$'SAISIE MANUELLE'.E$1:$'SAISIE MANUELLE'.E$1048576];[.B24];[$'SAISIE MANUELLE'.H$1:$'SAISIE MANUELLE'.H$1048576])" office:value-type="currency" office:currency="EUR" office:value="-0" calcext:value-type="currency">
            <text:p>0,00 €</text:p>
          </table:table-cell>
          <table:table-cell/>
          <table:table-cell table:style-name="ce197" office:value-type="string" calcext:value-type="string">
            <text:p>74</text:p>
          </table:table-cell>
          <table:table-cell table:style-name="ce201" table:formula="of:=VLOOKUP([.G24];COMPTES;2;0)" office:value-type="string" office:string-value="Subventions d'exploitation" calcext:value-type="string">
            <text:p>Subventions d'exploitation</text:p>
          </table:table-cell>
          <table:table-cell table:style-name="ce205"/>
          <table:table-cell table:style-name="ce208" table:formula="of:=SUMIF([$'SAISIE MANUELLE'.E$1:$'SAISIE MANUELLE'.E$1048576];[.G24];[$'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41" office:value-type="string" calcext:value-type="string">
            <text:p>626</text:p>
          </table:table-cell>
          <table:table-cell table:style-name="ce157" table:formula="of:=VLOOKUP([.B25];COMPTES;2;0)" office:value-type="string" office:string-value="Frais postaux et frais de télécommunication" calcext:value-type="string">
            <text:p>Frais postaux et frais de télécommunication</text:p>
          </table:table-cell>
          <table:table-cell table:style-name="ce167"/>
          <table:table-cell table:style-name="ce186" table:formula="of:=-SUMIF([$'SAISIE MANUELLE'.E$1:$'SAISIE MANUELLE'.E$1048576];[.B25];[$'SAISIE MANUELLE'.H$1:$'SAISIE MANUELLE'.H$1048576])" office:value-type="currency" office:currency="EUR" office:value="-0" calcext:value-type="currency">
            <text:p>0,00 €</text:p>
          </table:table-cell>
          <table:table-cell/>
          <table:table-cell table:style-name="ce198" office:value-type="string" calcext:value-type="string">
            <text:p>75</text:p>
          </table:table-cell>
          <table:table-cell table:style-name="ce202" office:value-type="string" calcext:value-type="string">
            <text:p>Autres produits de gestion courante</text:p>
          </table:table-cell>
          <table:table-cell table:style-name="ce206" table:formula="of:=SUM([.I26:.I28])" office:value-type="currency" office:currency="EUR" office:value="0" calcext:value-type="currency">
            <text:p>0,00 €</text:p>
          </table:table-cell>
          <table:table-cell table:style-name="ce209" table:formula="of:=SUM([.J26:.J28])" office:value-type="currency" office:currency="EUR" office:value="0" calcext:value-type="currency">
            <text:p>0,00 €</text:p>
          </table:table-cell>
          <table:table-cell table:number-columns-repeated="1014"/>
        </table:table-row>
        <table:table-row table:style-name="ro8">
          <table:table-cell/>
          <table:table-cell table:style-name="ce141" office:value-type="string" calcext:value-type="string">
            <text:p>627</text:p>
          </table:table-cell>
          <table:table-cell table:style-name="ce157" table:formula="of:=VLOOKUP([.B26];COMPTES;2;0)" office:value-type="string" office:string-value="Services bancaires (abonnements, prélèvements…)" calcext:value-type="string">
            <text:p>Services bancaires (abonnements, prélèvements…)</text:p>
          </table:table-cell>
          <table:table-cell table:style-name="ce167"/>
          <table:table-cell table:style-name="ce186" table:formula="of:=-SUMIF([$'SAISIE MANUELLE'.E$1:$'SAISIE MANUELLE'.E$1048576];[.B26];[$'SAISIE MANUELLE'.H$1:$'SAISIE MANUELLE'.H$1048576])" office:value-type="currency" office:currency="EUR" office:value="-0" calcext:value-type="currency">
            <text:p>0,00 €</text:p>
          </table:table-cell>
          <table:table-cell/>
          <table:table-cell table:style-name="ce141" office:value-type="string" calcext:value-type="string">
            <text:p>75412</text:p>
          </table:table-cell>
          <table:table-cell table:style-name="ce157" table:formula="of:=VLOOKUP([.G26];COMPTES;2;0)" office:value-type="string" office:string-value="Abandons de frais" calcext:value-type="string">
            <text:p>Abandons de frais</text:p>
          </table:table-cell>
          <table:table-cell table:style-name="ce167"/>
          <table:table-cell table:style-name="ce186" table:formula="of:=SUM([$'ADHERENT-ES'.J$1:.J$1048576])" office:value-type="currency" office:currency="EUR" office:value="0" calcext:value-type="currency">
            <text:p>0,00 €</text:p>
          </table:table-cell>
          <table:table-cell table:number-columns-repeated="1014"/>
        </table:table-row>
        <table:table-row table:style-name="ro8">
          <table:table-cell/>
          <table:table-cell table:style-name="ce142" office:value-type="string" calcext:value-type="string">
            <text:p>628</text:p>
          </table:table-cell>
          <table:table-cell table:style-name="ce158" table:formula="of:=VLOOKUP([.B27];COMPTES;2;0)" office:value-type="string" office:string-value="Divers" calcext:value-type="string">
            <text:p>Divers</text:p>
          </table:table-cell>
          <table:table-cell table:style-name="ce168"/>
          <table:table-cell table:style-name="ce187" table:formula="of:=-SUMIF([$'SAISIE MANUELLE'.E$1:$'SAISIE MANUELLE'.E$1048576];[.B27];[$'SAISIE MANUELLE'.H$1:$'SAISIE MANUELLE'.H$1048576])" office:value-type="currency" office:currency="EUR" office:value="-0" calcext:value-type="currency">
            <text:p>0,00 €</text:p>
          </table:table-cell>
          <table:table-cell/>
          <table:table-cell table:style-name="ce141" office:value-type="string" calcext:value-type="string">
            <text:p>75441</text:p>
          </table:table-cell>
          <table:table-cell table:style-name="ce157" table:formula="of:=VLOOKUP([.G27];COMPTES;2;0)" office:value-type="string" office:string-value="Dons reçus" calcext:value-type="string">
            <text:p>Dons reçus</text:p>
          </table:table-cell>
          <table:table-cell table:style-name="ce167"/>
          <table:table-cell table:style-name="ce186" table:formula="of:=SUM([$'ADHERENT-ES'.K$1:.K$1048576])" office:value-type="currency" office:currency="EUR" office:value="0" calcext:value-type="currency">
            <text:p>0,00 €</text:p>
          </table:table-cell>
          <table:table-cell table:number-columns-repeated="1014"/>
        </table:table-row>
        <table:table-row table:style-name="ro8">
          <table:table-cell/>
          <table:table-cell table:style-name="ce143" office:value-type="string" calcext:value-type="string">
            <text:p>65</text:p>
          </table:table-cell>
          <table:table-cell table:style-name="ce159" table:formula="of:=VLOOKUP([.B28];COMPTES;2;0)" office:value-type="string" office:string-value="Autres charges de gestion courante" calcext:value-type="string">
            <text:p>Autres charges de gestion courante</text:p>
          </table:table-cell>
          <table:table-cell table:style-name="ce172"/>
          <table:table-cell table:style-name="ce188" table:formula="of:=-SUMIF([$'SAISIE MANUELLE'.E$1:$'SAISIE MANUELLE'.E$1048576];[.B28];[$'SAISIE MANUELLE'.H$1:$'SAISIE MANUELLE'.H$1048576])" office:value-type="currency" office:currency="EUR" office:value="-0" calcext:value-type="currency">
            <text:p>0,00 €</text:p>
          </table:table-cell>
          <table:table-cell/>
          <table:table-cell table:style-name="ce141" office:value-type="string" calcext:value-type="string">
            <text:p>756</text:p>
          </table:table-cell>
          <table:table-cell table:style-name="ce157" table:formula="of:=VLOOKUP([.G28];COMPTES;2;0)" office:value-type="string" office:string-value="Cotisations reçues" calcext:value-type="string">
            <text:p>Cotisations reçues</text:p>
          </table:table-cell>
          <table:table-cell table:style-name="ce167"/>
          <table:table-cell table:style-name="ce186" table:formula="of:=SUM([$'ADHERENT-ES'.L$1:.L$1048576])" office:value-type="currency" office:currency="EUR" office:value="0" calcext:value-type="currency">
            <text:p>0,00 €</text:p>
          </table:table-cell>
          <table:table-cell table:number-columns-repeated="1014"/>
        </table:table-row>
        <table:table-row table:style-name="ro8">
          <table:table-cell/>
          <table:table-cell table:style-name="ce143" office:value-type="string" calcext:value-type="string">
            <text:p>66</text:p>
          </table:table-cell>
          <table:table-cell table:style-name="ce159" table:formula="of:=VLOOKUP([.B29];COMPTES;2;0)" office:value-type="string" office:string-value="Charges financières" calcext:value-type="string">
            <text:p>Charges financières</text:p>
          </table:table-cell>
          <table:table-cell table:style-name="ce159"/>
          <table:table-cell table:style-name="ce188" table:formula="of:=-SUMIF([$'SAISIE MANUELLE'.E$1:$'SAISIE MANUELLE'.E$1048576];[.B29];[$'SAISIE MANUELLE'.H$1:$'SAISIE MANUELLE'.H$1048576])" office:value-type="currency" office:currency="EUR" office:value="-0" calcext:value-type="currency">
            <text:p>0,00 €</text:p>
          </table:table-cell>
          <table:table-cell/>
          <table:table-cell table:style-name="ce197" office:value-type="string" calcext:value-type="string">
            <text:p>76</text:p>
          </table:table-cell>
          <table:table-cell table:style-name="ce201" table:formula="of:=VLOOKUP([.G29];COMPTES;2;0)" office:value-type="string" office:string-value="Produits financiers" calcext:value-type="string">
            <text:p>Produits financiers</text:p>
          </table:table-cell>
          <table:table-cell table:style-name="ce205"/>
          <table:table-cell table:style-name="ce208" table:formula="of:=SUMIF([$'SAISIE MANUELLE'.E$1:$'SAISIE MANUELLE'.E$1048576];[.G29];[$'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44" office:value-type="string" calcext:value-type="string">
            <text:p>67</text:p>
          </table:table-cell>
          <table:table-cell table:style-name="ce160" table:formula="of:=VLOOKUP([.B30];COMPTES;2;0)" office:value-type="string" office:string-value="Charges exceptionnelles" calcext:value-type="string">
            <text:p>Charges exceptionnelles</text:p>
          </table:table-cell>
          <table:table-cell table:style-name="ce173"/>
          <table:table-cell table:style-name="ce189" table:formula="of:=-SUMIF([$'SAISIE MANUELLE'.E$1:$'SAISIE MANUELLE'.E$1048576];[.B30];[$'SAISIE MANUELLE'.H$1:$'SAISIE MANUELLE'.H$1048576])" office:value-type="currency" office:currency="EUR" office:value="-0" calcext:value-type="currency">
            <text:p>0,00 €</text:p>
          </table:table-cell>
          <table:table-cell/>
          <table:table-cell table:style-name="ce197" office:value-type="string" calcext:value-type="string">
            <text:p>77</text:p>
          </table:table-cell>
          <table:table-cell table:style-name="ce201" table:formula="of:=VLOOKUP([.G30];COMPTES;2;0)" office:value-type="string" office:string-value="Produits exceptionnels" calcext:value-type="string">
            <text:p>Produits exceptionnels</text:p>
          </table:table-cell>
          <table:table-cell table:style-name="ce205"/>
          <table:table-cell table:style-name="ce208" table:formula="of:=SUMIF([$'SAISIE MANUELLE'.E$1:$'SAISIE MANUELLE'.E$1048576];[.G30];[$'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45"/>
          <table:table-cell table:style-name="ce161" office:value-type="string" calcext:value-type="string">
            <text:p>TOTAL</text:p>
          </table:table-cell>
          <table:table-cell table:style-name="ce174" table:formula="of:=SUM([.D4];[.D8];[.D15];[.D28:.D30])" office:value-type="currency" office:currency="EUR" office:value="0" calcext:value-type="currency">
            <text:p>0,00 €</text:p>
          </table:table-cell>
          <table:table-cell table:style-name="ce190" table:formula="of:=SUM([.E4];[.E8];[.E15];[.E28:.E30])" office:value-type="currency" office:currency="EUR" office:value="0" calcext:value-type="currency">
            <text:p>0,00 €</text:p>
          </table:table-cell>
          <table:table-cell/>
          <table:table-cell table:style-name="ce145"/>
          <table:table-cell table:style-name="ce161" office:value-type="string" calcext:value-type="string">
            <text:p>TOTAL</text:p>
          </table:table-cell>
          <table:table-cell table:style-name="ce174" table:formula="of:=SUM([.I4];[.I24];[.I25];[.I29];[.I30])" office:value-type="currency" office:currency="EUR" office:value="0" calcext:value-type="currency">
            <text:p>0,00 €</text:p>
          </table:table-cell>
          <table:table-cell table:style-name="ce190" table:formula="of:=SUM([.J4];[.J24];[.J25];[.J29];[.J30])" office:value-type="currency" office:currency="EUR" office:value="0" calcext:value-type="currency">
            <text:p>0,00 €</text:p>
          </table:table-cell>
          <table:table-cell table:number-columns-repeated="1014"/>
        </table:table-row>
        <table:table-row table:style-name="ro8">
          <table:table-cell/>
          <table:table-cell table:style-name="ce146"/>
          <table:table-cell table:style-name="ce162" office:value-type="string" calcext:value-type="string">
            <text:p>EXCÉDENT</text:p>
          </table:table-cell>
          <table:table-cell table:style-name="ce175" table:formula="of:=IF([.I31]&gt;=[.D31];[.I31]-[.D31];0)" office:value-type="float" office:value="0" calcext:value-type="float">
            <text:p/>
          </table:table-cell>
          <table:table-cell table:style-name="ce191" table:formula="of:=IF([.J31]&gt;=[.E31];[.J31]-[.E31];0)" office:value-type="float" office:value="0" calcext:value-type="float">
            <text:p/>
          </table:table-cell>
          <table:table-cell/>
          <table:table-cell table:style-name="ce146"/>
          <table:table-cell table:style-name="ce162" office:value-type="string" calcext:value-type="string">
            <text:p>DÉFICIT</text:p>
          </table:table-cell>
          <table:table-cell table:style-name="ce175" table:formula="of:=IF([.D31]&gt;=[.I31];[.D31]-[.I31];0)" office:value-type="float" office:value="0" calcext:value-type="float">
            <text:p/>
          </table:table-cell>
          <table:table-cell table:style-name="ce191" table:formula="of:=IF([.E31]&gt;=[.J31];[.E31]-[.J31];0)" office:value-type="float" office:value="0" calcext:value-type="float">
            <text:p/>
          </table:table-cell>
          <table:table-cell table:number-columns-repeated="1014"/>
        </table:table-row>
        <table:table-row table:style-name="ro10">
          <table:table-cell table:number-columns-repeated="1024"/>
        </table:table-row>
        <table:table-row table:style-name="ro8">
          <table:table-cell/>
          <table:table-cell table:style-name="ce147" office:value-type="string" calcext:value-type="string">
            <text:p>860</text:p>
          </table:table-cell>
          <table:table-cell table:style-name="ce163" table:formula="of:=VLOOKUP([.B34];COMPTES;2;0)" office:value-type="string" office:string-value="Secours en nature (alimentaire, vestimentaire…)" calcext:value-type="string">
            <text:p>Secours en nature (alimentaire, vestimentaire…)</text:p>
          </table:table-cell>
          <table:table-cell table:style-name="ce177"/>
          <table:table-cell table:style-name="ce192"/>
          <table:table-cell table:style-name="ce195"/>
          <table:table-cell table:style-name="ce147" office:value-type="string" calcext:value-type="string">
            <text:p>870</text:p>
          </table:table-cell>
          <table:table-cell table:style-name="ce163" table:formula="of:=VLOOKUP([.G34];COMPTES;2;0)" office:value-type="string" office:string-value="Bénévolat" calcext:value-type="string">
            <text:p>Bénévolat</text:p>
          </table:table-cell>
          <table:table-cell table:style-name="ce177"/>
          <table:table-cell table:style-name="ce192"/>
          <table:table-cell table:number-columns-repeated="1014"/>
        </table:table-row>
        <table:table-row table:style-name="ro8">
          <table:table-cell/>
          <table:table-cell table:style-name="ce148" office:value-type="string" calcext:value-type="string">
            <text:p>861</text:p>
          </table:table-cell>
          <table:table-cell table:style-name="ce157" table:formula="of:=VLOOKUP([.B35];COMPTES;2;0)" office:value-type="string" office:string-value="Mise à disposition gratuite de biens (locaux, matériels…)" calcext:value-type="string">
            <text:p>Mise à disposition gratuite de biens (locaux, matériels…)</text:p>
          </table:table-cell>
          <table:table-cell table:style-name="ce167"/>
          <table:table-cell table:style-name="ce193"/>
          <table:table-cell/>
          <table:table-cell table:style-name="ce148" office:value-type="string" calcext:value-type="string">
            <text:p>871</text:p>
          </table:table-cell>
          <table:table-cell table:style-name="ce157" table:formula="of:=VLOOKUP([.G35];COMPTES;2;0)" office:value-type="string" office:string-value="Prestations en nature" calcext:value-type="string">
            <text:p>Prestations en nature</text:p>
          </table:table-cell>
          <table:table-cell table:style-name="ce167"/>
          <table:table-cell table:style-name="ce193"/>
          <table:table-cell table:number-columns-repeated="1014"/>
        </table:table-row>
        <table:table-row table:style-name="ro8">
          <table:table-cell/>
          <table:table-cell table:style-name="ce148" office:value-type="string" calcext:value-type="string">
            <text:p>862</text:p>
          </table:table-cell>
          <table:table-cell table:style-name="ce157" table:formula="of:=VLOOKUP([.B36];COMPTES;2;0)" office:value-type="string" office:string-value="Prestations" calcext:value-type="string">
            <text:p>Prestations</text:p>
          </table:table-cell>
          <table:table-cell table:style-name="ce167"/>
          <table:table-cell table:style-name="ce193"/>
          <table:table-cell/>
          <table:table-cell table:style-name="ce148" office:value-type="string" calcext:value-type="string">
            <text:p>875</text:p>
          </table:table-cell>
          <table:table-cell table:style-name="ce157" table:formula="of:=VLOOKUP([.G36];COMPTES;2;0)" office:value-type="string" office:string-value="Dons en nature" calcext:value-type="string">
            <text:p>Dons en nature</text:p>
          </table:table-cell>
          <table:table-cell table:style-name="ce167"/>
          <table:table-cell table:style-name="ce193"/>
          <table:table-cell table:number-columns-repeated="1014"/>
        </table:table-row>
        <table:table-row table:style-name="ro8">
          <table:table-cell/>
          <table:table-cell table:style-name="ce148" office:value-type="string" calcext:value-type="string">
            <text:p>864</text:p>
          </table:table-cell>
          <table:table-cell table:style-name="ce157" table:formula="of:=VLOOKUP([.B37];COMPTES;2;0)" office:value-type="string" office:string-value="Personnel bénévole" calcext:value-type="string">
            <text:p>Personnel bénévole</text:p>
          </table:table-cell>
          <table:table-cell table:style-name="ce167"/>
          <table:table-cell table:style-name="ce193"/>
          <table:table-cell/>
          <table:table-cell table:style-name="ce148"/>
          <table:table-cell table:style-name="ce157"/>
          <table:table-cell table:style-name="ce167"/>
          <table:table-cell table:style-name="ce193"/>
          <table:table-cell table:number-columns-repeated="1014"/>
        </table:table-row>
        <table:table-row table:style-name="ro8">
          <table:table-cell/>
          <table:table-cell table:style-name="ce149"/>
          <table:table-cell table:style-name="ce164" office:value-type="string" calcext:value-type="string">
            <text:p>TOTAL</text:p>
          </table:table-cell>
          <table:table-cell table:style-name="ce178" table:formula="of:=SUM([.D34:.D37])" office:value-type="currency" office:currency="EUR" office:value="0" calcext:value-type="currency">
            <text:p>0,00 €</text:p>
          </table:table-cell>
          <table:table-cell table:style-name="ce194" table:formula="of:=SUM([.E34:.E37])" office:value-type="currency" office:currency="EUR" office:value="0" calcext:value-type="currency">
            <text:p>0,00 €</text:p>
          </table:table-cell>
          <table:table-cell table:style-name="ce195"/>
          <table:table-cell table:style-name="ce149"/>
          <table:table-cell table:style-name="ce164" office:value-type="string" calcext:value-type="string">
            <text:p>TOTAL</text:p>
          </table:table-cell>
          <table:table-cell table:style-name="ce178" table:formula="of:=SUM([.I34:.I37])" office:value-type="currency" office:currency="EUR" office:value="0" calcext:value-type="currency">
            <text:p>0,00 €</text:p>
          </table:table-cell>
          <table:table-cell table:style-name="ce194" table:formula="of:=SUM([.J34:.J37])" office:value-type="currency" office:currency="EUR" office:value="0" calcext:value-type="currency">
            <text:p>0,00 €</text:p>
          </table:table-cell>
          <table:table-cell table:number-columns-repeated="1014"/>
        </table:table-row>
        <table:table-row table:style-name="ro8" table:number-rows-repeated="1048502">
          <table:table-cell table:number-columns-repeated="1024"/>
        </table:table-row>
        <table:table-row table:style-name="ro11" table:number-rows-repeated="35">
          <table:table-cell table:number-columns-repeated="1024"/>
        </table:table-row>
        <table:table-row table:style-name="ro11">
          <table:table-cell table:number-columns-repeated="1024"/>
        </table:table-row>
      </table:table>
      <table:table table:name="BUDGET ANALYTIQUE" table:style-name="ta8" table:print-ranges="'BUDGET ANALYTIQUE'.A1:'BUDGET ANALYTIQUE'.J41">
        <table:table-column table:style-name="co26" table:default-cell-style-name="ce47"/>
        <table:table-column table:style-name="co2" table:default-cell-style-name="ce47"/>
        <table:table-column table:style-name="co29" table:default-cell-style-name="ce47"/>
        <table:table-column table:style-name="co28" table:number-columns-repeated="2" table:default-cell-style-name="ce176"/>
        <table:table-column table:style-name="co26" table:default-cell-style-name="ce47"/>
        <table:table-column table:style-name="co2" table:default-cell-style-name="ce47"/>
        <table:table-column table:style-name="co29" table:default-cell-style-name="ce47"/>
        <table:table-column table:style-name="co28" table:number-columns-repeated="2" table:default-cell-style-name="ce176"/>
        <table:table-column table:style-name="co26" table:default-cell-style-name="ce47"/>
        <table:table-column table:style-name="co2" table:number-columns-repeated="1003" table:default-cell-style-name="ce47"/>
        <table:table-column table:style-name="co2" table:number-columns-repeated="10" table:default-cell-style-name="Default"/>
        <table:table-row table:style-name="ro8">
          <table:table-cell table:style-name="ce129"/>
          <table:table-cell table:style-name="ce133" office:value-type="string" calcext:value-type="string">
            <text:p>ANNÉE 2021 – BUDGET</text:p>
          </table:table-cell>
          <table:table-cell table:style-name="ce129"/>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3"/>
          <table:table-cell table:style-name="ce165" office:value-type="string" calcext:value-type="string">
            <text:p>Prévu</text:p>
          </table:table-cell>
          <table:table-cell table:style-name="ce165" office:value-type="string" calcext:value-type="string">
            <text:p>Réalisé</text:p>
          </table:table-cell>
          <table:table-cell table:style-name="ce129" table:number-columns-repeated="1004"/>
          <table:table-cell table:style-name="ce210" table:number-columns-repeated="10"/>
        </table:table-row>
        <table:table-row table:style-name="ro9">
          <table:table-cell table:number-columns-repeated="3"/>
          <table:table-cell table:style-name="Default" table:number-columns-repeated="2"/>
          <table:table-cell table:number-columns-repeated="3"/>
          <table:table-cell table:style-name="Default" table:number-columns-repeated="2"/>
          <table:table-cell table:number-columns-repeated="1014"/>
        </table:table-row>
        <table:table-row table:style-name="ro8">
          <table:table-cell/>
          <table:table-cell table:style-name="ce134" office:value-type="string" calcext:value-type="string" table:number-columns-spanned="4" table:number-rows-spanned="1">
            <text:p>CHARGES</text:p>
          </table:table-cell>
          <table:covered-table-cell table:number-columns-repeated="2" table:style-name="ce150"/>
          <table:covered-table-cell table:style-name="ce179"/>
          <table:table-cell/>
          <table:table-cell table:style-name="ce134" office:value-type="string" calcext:value-type="string" table:number-columns-spanned="4" table:number-rows-spanned="1">
            <text:p>PRODUITS</text:p>
          </table:table-cell>
          <table:covered-table-cell table:number-columns-repeated="2" table:style-name="ce150"/>
          <table:covered-table-cell table:style-name="ce179"/>
          <table:table-cell table:number-columns-repeated="1014"/>
        </table:table-row>
        <table:table-row table:style-name="ro8">
          <table:table-cell/>
          <table:table-cell table:style-name="ce135" office:value-type="string" calcext:value-type="string">
            <text:p>C10</text:p>
          </table:table-cell>
          <table:table-cell table:style-name="ce151" office:value-type="string" calcext:value-type="string">
            <text:p>Groupes Locaux</text:p>
          </table:table-cell>
          <table:table-cell table:style-name="ce166" table:formula="of:=SUM([.D5:.D9])" office:value-type="currency" office:currency="EUR" office:value="0" calcext:value-type="currency">
            <text:p>0,00 €</text:p>
          </table:table-cell>
          <table:table-cell table:style-name="ce180" table:formula="of:=SUM([.E5:.E9])" office:value-type="currency" office:currency="EUR" office:value="0" calcext:value-type="currency">
            <text:p>0,00 €</text:p>
          </table:table-cell>
          <table:table-cell/>
          <table:table-cell table:style-name="ce135" office:value-type="string" calcext:value-type="string">
            <text:p>70</text:p>
          </table:table-cell>
          <table:table-cell table:style-name="ce151" office:value-type="string" calcext:value-type="string">
            <text:p>Ventes</text:p>
          </table:table-cell>
          <table:table-cell table:style-name="ce166" table:formula="of:=SUM([.I5:.I7])" office:value-type="currency" office:currency="EUR" office:value="0" calcext:value-type="currency">
            <text:p>0,00 €</text:p>
          </table:table-cell>
          <table:table-cell table:style-name="ce180" table:formula="of:=SUM([.J5:.J7])" office:value-type="currency" office:currency="EUR" office:value="0" calcext:value-type="currency">
            <text:p>0,00 €</text:p>
          </table:table-cell>
          <table:table-cell table:number-columns-repeated="1014"/>
        </table:table-row>
        <table:table-row table:style-name="ro8">
          <table:table-cell/>
          <table:table-cell table:style-name="ce136" office:value-type="string" calcext:value-type="string">
            <text:p>C11</text:p>
          </table:table-cell>
          <table:table-cell table:style-name="ce152" table:formula="of:=VLOOKUP([.B5];[$COMPTES.F$1:$COMPTES.G$1048576];2;0)" office:value-type="string" office:string-value="Groupes locaux (divers)" calcext:value-type="string">
            <text:p>Groupes locaux (divers)</text:p>
          </table:table-cell>
          <table:table-cell table:style-name="ce167"/>
          <table:table-cell table:style-name="ce181" table:formula="of:=-SUMIF([$'SAISIE MANUELLE'.G$1:$'SAISIE MANUELLE'.G$1048576];[.B5];[$'SAISIE MANUELLE'.H$1:$'SAISIE MANUELLE'.H$1048576])" office:value-type="currency" office:currency="EUR" office:value="-0" calcext:value-type="currency">
            <text:p>0,00 €</text:p>
          </table:table-cell>
          <table:table-cell/>
          <table:table-cell table:style-name="ce141" office:value-type="string" calcext:value-type="string">
            <text:p>701</text:p>
          </table:table-cell>
          <table:table-cell table:style-name="ce157" table:formula="of:=VLOOKUP([.G5];COMPTES;2;0)" office:value-type="string" office:string-value="Ventes de produits finis (brochures, livres...)" calcext:value-type="string">
            <text:p>Ventes de produits finis (brochures, livres...)</text:p>
          </table:table-cell>
          <table:table-cell table:style-name="ce167"/>
          <table:table-cell table:style-name="ce186" table:formula="of:=SUMIF([$'SAISIE MANUELLE'.E$1:$'SAISIE MANUELLE'.E$1048576];[.G5];[$'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36" office:value-type="string" calcext:value-type="string">
            <text:p>C12</text:p>
          </table:table-cell>
          <table:table-cell table:style-name="ce152" table:formula="of:=VLOOKUP([.B6];[$COMPTES.F$1:$COMPTES.G$1048576];2;0)" office:value-type="string" office:string-value="Pays de Loire (vidéo SSA)" calcext:value-type="string">
            <text:p>Pays de Loire (vidéo SSA)</text:p>
          </table:table-cell>
          <table:table-cell table:style-name="ce167"/>
          <table:table-cell table:style-name="ce181" table:formula="of:=-SUMIF([$'SAISIE MANUELLE'.G$1:$'SAISIE MANUELLE'.G$1048576];[.B6];[$'SAISIE MANUELLE'.H$1:$'SAISIE MANUELLE'.H$1048576])" office:value-type="currency" office:currency="EUR" office:value="-0" calcext:value-type="currency">
            <text:p>0,00 €</text:p>
          </table:table-cell>
          <table:table-cell/>
          <table:table-cell table:style-name="ce141" office:value-type="string" calcext:value-type="string">
            <text:p>7064</text:p>
          </table:table-cell>
          <table:table-cell table:style-name="ce157" table:formula="of:=VLOOKUP([.G6];COMPTES;2;0)" office:value-type="string" office:string-value="Prestations de services (recettes conférences...)" calcext:value-type="string">
            <text:p>Prestations de services (recettes conférences...)</text:p>
          </table:table-cell>
          <table:table-cell table:style-name="ce167"/>
          <table:table-cell table:style-name="ce186" table:formula="of:=SUMIF([$'SAISIE MANUELLE'.E$1:$'SAISIE MANUELLE'.E$1048576];[.G6];[$'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36" office:value-type="string" calcext:value-type="string">
            <text:p>C13</text:p>
          </table:table-cell>
          <table:table-cell table:style-name="ce152" table:formula="of:=VLOOKUP([.B7];[$COMPTES.F$1:$COMPTES.G$1048576];2;0)" office:value-type="string" office:string-value="Finistère (formation animation d’un groupe local)" calcext:value-type="string">
            <text:p>Finistère (formation animation d’un groupe local)</text:p>
          </table:table-cell>
          <table:table-cell table:style-name="ce203"/>
          <table:table-cell table:style-name="ce181" table:formula="of:=-SUMIF([$'SAISIE MANUELLE'.G$1:$'SAISIE MANUELLE'.G$1048576];[.B7];[$'SAISIE MANUELLE'.H$1:$'SAISIE MANUELLE'.H$1048576])" office:value-type="currency" office:currency="EUR" office:value="-0" calcext:value-type="currency">
            <text:p>0,00 €</text:p>
          </table:table-cell>
          <table:table-cell/>
          <table:table-cell table:style-name="ce141" office:value-type="string" calcext:value-type="string">
            <text:p>707</text:p>
          </table:table-cell>
          <table:table-cell table:style-name="ce199" table:formula="of:=VLOOKUP([.G7];COMPTES;2;0)" office:value-type="string" office:string-value="Ventes de marchandises" calcext:value-type="string">
            <text:p>Ventes de marchandises</text:p>
          </table:table-cell>
          <table:table-cell table:style-name="ce203"/>
          <table:table-cell table:style-name="ce186" table:formula="of:=SUMIF([$'SAISIE MANUELLE'.E$1:$'SAISIE MANUELLE'.E$1048576];[.G7];[$'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211"/>
          <table:table-cell table:style-name="Default"/>
          <table:table-cell table:style-name="ce204"/>
          <table:table-cell table:style-name="ce215"/>
          <table:table-cell/>
          <table:table-cell table:style-name="ce196"/>
          <table:table-cell table:style-name="ce200"/>
          <table:table-cell table:style-name="ce204"/>
          <table:table-cell table:style-name="ce207"/>
          <table:table-cell table:number-columns-repeated="1014"/>
        </table:table-row>
        <table:table-row table:style-name="ro8">
          <table:table-cell table:style-name="ce130"/>
          <table:table-cell table:style-name="ce212"/>
          <table:table-cell table:style-name="ce213"/>
          <table:table-cell table:style-name="ce214"/>
          <table:table-cell table:style-name="ce216"/>
          <table:table-cell table:style-name="ce130"/>
          <table:table-cell table:style-name="ce196"/>
          <table:table-cell table:style-name="ce200"/>
          <table:table-cell table:style-name="ce204"/>
          <table:table-cell table:style-name="ce207"/>
          <table:table-cell table:style-name="ce130" table:number-columns-repeated="1004"/>
          <table:table-cell table:number-columns-repeated="10"/>
        </table:table-row>
        <table:table-row table:style-name="ro8">
          <table:table-cell table:style-name="ce131"/>
          <table:table-cell table:style-name="ce135" office:value-type="string" calcext:value-type="string">
            <text:p>C20</text:p>
          </table:table-cell>
          <table:table-cell table:style-name="ce151" office:value-type="string" calcext:value-type="string">
            <text:p>Groupes Structurants</text:p>
          </table:table-cell>
          <table:table-cell table:style-name="ce166" table:formula="of:=SUM([.D11:.D13])" office:value-type="currency" office:currency="EUR" office:value="0" calcext:value-type="currency">
            <text:p>0,00 €</text:p>
          </table:table-cell>
          <table:table-cell table:style-name="ce180" table:formula="of:=SUM([.E11:.E13])"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8">
          <table:table-cell table:style-name="ce131"/>
          <table:table-cell table:style-name="ce138" office:value-type="string" calcext:value-type="string">
            <text:p>C21</text:p>
          </table:table-cell>
          <table:table-cell table:style-name="ce152" table:formula="of:=VLOOKUP([.B11];[$COMPTES.F$1:$COMPTES.G$1048576];2;0)" office:value-type="string" office:string-value="Groupe Femmes" calcext:value-type="string">
            <text:p>Groupe Femmes</text:p>
          </table:table-cell>
          <table:table-cell table:style-name="ce169"/>
          <table:table-cell table:style-name="ce183" table:formula="of:=-SUMIF([$'SAISIE MANUELLE'.G$1:$'SAISIE MANUELLE'.G$1048576];[.B11];[$'SAISIE MANUELLE'.H$1:$'SAISIE MANUELLE'.H$1048576])" office:value-type="currency" office:currency="EUR" office:value="-0" calcext:value-type="currency">
            <text:p>0,00 €</text:p>
          </table:table-cell>
          <table:table-cell table:style-name="ce132"/>
          <table:table-cell table:style-name="ce196"/>
          <table:table-cell table:style-name="ce200"/>
          <table:table-cell table:style-name="ce204"/>
          <table:table-cell table:style-name="ce207"/>
          <table:table-cell table:style-name="ce131"/>
          <table:table-cell table:style-name="ce132" table:number-columns-repeated="1003"/>
          <table:table-cell table:number-columns-repeated="10"/>
        </table:table-row>
        <table:table-row table:style-name="ro8" table:number-rows-repeated="2">
          <table:table-cell/>
          <table:table-cell table:style-name="ce136"/>
          <table:table-cell table:style-name="ce152"/>
          <table:table-cell table:style-name="ce167"/>
          <table:table-cell table:style-name="ce181"/>
          <table:table-cell/>
          <table:table-cell table:style-name="ce196"/>
          <table:table-cell table:style-name="ce200"/>
          <table:table-cell table:style-name="ce204"/>
          <table:table-cell table:style-name="ce207"/>
          <table:table-cell table:number-columns-repeated="1014"/>
        </table:table-row>
        <table:table-row table:style-name="ro8">
          <table:table-cell/>
          <table:table-cell table:style-name="ce135" office:value-type="string" calcext:value-type="string">
            <text:p>C30</text:p>
          </table:table-cell>
          <table:table-cell table:style-name="ce151" office:value-type="string" calcext:value-type="string">
            <text:p>Groupes Thématiques</text:p>
          </table:table-cell>
          <table:table-cell table:style-name="ce166" table:formula="of:=SUM([.D15:.D19])" office:value-type="currency" office:currency="EUR" office:value="0" calcext:value-type="currency">
            <text:p>0,00 €</text:p>
          </table:table-cell>
          <table:table-cell table:style-name="ce180" table:formula="of:=SUM([.E15:.E19])"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38" office:value-type="string" calcext:value-type="string">
            <text:p>C31</text:p>
          </table:table-cell>
          <table:table-cell table:style-name="ce152" table:formula="of:=VLOOKUP([.B15];[$COMPTES.F$1:$COMPTES.G$1048576];2;0)" office:value-type="string" office:string-value="Sécurité sociale de l’alimentation" calcext:value-type="string">
            <text:p>Sécurité sociale de l’alimentation</text:p>
          </table:table-cell>
          <table:table-cell table:style-name="ce169"/>
          <table:table-cell table:style-name="ce183" table:formula="of:=-SUMIF([$'SAISIE MANUELLE'.G$1:$'SAISIE MANUELLE'.G$1048576];[.B15];[$'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1" office:value-type="string" calcext:value-type="string">
            <text:p>C32</text:p>
          </table:table-cell>
          <table:table-cell table:style-name="ce152" table:formula="of:=VLOOKUP([.B16];[$COMPTES.F$1:$COMPTES.G$1048576];2;0)" office:value-type="string" office:string-value="Investissements" calcext:value-type="string">
            <text:p>Investissements</text:p>
          </table:table-cell>
          <table:table-cell table:style-name="ce167"/>
          <table:table-cell table:style-name="ce186" table:formula="of:=-SUMIF([$'SAISIE MANUELLE'.G$1:$'SAISIE MANUELLE'.G$1048576];[.B16];[$'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8">
          <table:table-cell/>
          <table:table-cell table:style-name="ce141" office:value-type="string" calcext:value-type="string">
            <text:p>C33</text:p>
          </table:table-cell>
          <table:table-cell table:style-name="ce152" table:formula="of:=VLOOKUP([.B17];[$COMPTES.F$1:$COMPTES.G$1048576];2;0)" office:value-type="string" office:string-value="Histoire" calcext:value-type="string">
            <text:p>Histoire</text:p>
          </table:table-cell>
          <table:table-cell table:style-name="ce167"/>
          <table:table-cell table:style-name="ce186" table:formula="of:=-SUMIF([$'SAISIE MANUELLE'.G$1:$'SAISIE MANUELLE'.G$1048576];[.B17];[$'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8">
          <table:table-cell table:style-name="ce132"/>
          <table:table-cell table:style-name="ce139"/>
          <table:table-cell table:style-name="ce155"/>
          <table:table-cell table:style-name="ce170"/>
          <table:table-cell table:style-name="ce184"/>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8">
          <table:table-cell table:style-name="ce132"/>
          <table:table-cell table:style-name="ce139"/>
          <table:table-cell table:style-name="ce152"/>
          <table:table-cell table:style-name="ce170"/>
          <table:table-cell table:style-name="ce184"/>
          <table:table-cell table:style-name="ce132"/>
          <table:table-cell table:style-name="ce141"/>
          <table:table-cell table:style-name="ce157"/>
          <table:table-cell table:style-name="ce167"/>
          <table:table-cell table:style-name="ce186"/>
          <table:table-cell table:style-name="ce132" table:number-columns-repeated="1004"/>
          <table:table-cell table:number-columns-repeated="10"/>
        </table:table-row>
        <table:table-row table:style-name="ro8">
          <table:table-cell table:style-name="ce132"/>
          <table:table-cell table:style-name="ce135" office:value-type="string" calcext:value-type="string">
            <text:p>C40</text:p>
          </table:table-cell>
          <table:table-cell table:style-name="ce151" office:value-type="string" calcext:value-type="string">
            <text:p>Saisonnales</text:p>
          </table:table-cell>
          <table:table-cell table:style-name="ce166" table:formula="of:=SUM([.D21:.D24])" office:value-type="currency" office:currency="EUR" office:value="0" calcext:value-type="currency">
            <text:p>0,00 €</text:p>
          </table:table-cell>
          <table:table-cell table:style-name="ce180" table:formula="of:=SUM([.E21:.E24])" office:value-type="currency" office:currency="EUR" office:value="0" calcext:value-type="currency">
            <text:p>0,00 €</text:p>
          </table:table-cell>
          <table:table-cell table:style-name="ce132"/>
          <table:table-cell table:style-name="ce139"/>
          <table:table-cell table:style-name="ce155"/>
          <table:table-cell table:style-name="ce170"/>
          <table:table-cell table:style-name="ce184"/>
          <table:table-cell table:style-name="ce132" table:number-columns-repeated="1004"/>
          <table:table-cell table:number-columns-repeated="10"/>
        </table:table-row>
        <table:table-row table:style-name="ro8">
          <table:table-cell/>
          <table:table-cell table:style-name="ce141" office:value-type="string" calcext:value-type="string">
            <text:p>C41</text:p>
          </table:table-cell>
          <table:table-cell table:style-name="ce152" table:formula="of:=VLOOKUP([.B21];[$COMPTES.F$1:$COMPTES.G$1048576];2;0)" office:value-type="string" office:string-value="Hivernales " calcext:value-type="string">
            <text:p>Hivernales </text:p>
          </table:table-cell>
          <table:table-cell table:style-name="ce167"/>
          <table:table-cell table:style-name="ce186" table:formula="of:=-SUMIF([$'SAISIE MANUELLE'.G$1:$'SAISIE MANUELLE'.G$1048576];[.B21];[$'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8">
          <table:table-cell/>
          <table:table-cell table:style-name="ce141" office:value-type="string" calcext:value-type="string">
            <text:p>C42</text:p>
          </table:table-cell>
          <table:table-cell table:style-name="ce152" table:formula="of:=VLOOKUP([.B22];[$COMPTES.F$1:$COMPTES.G$1048576];2;0)" office:value-type="string" office:string-value="Printanières" calcext:value-type="string">
            <text:p>Printanières</text:p>
          </table:table-cell>
          <table:table-cell table:style-name="ce167"/>
          <table:table-cell table:style-name="ce186" table:formula="of:=-SUMIF([$'SAISIE MANUELLE'.G$1:$'SAISIE MANUELLE'.G$1048576];[.B22];[$'SAISIE MANUELLE'.H$1:$'SAISIE MANUELLE'.H$1048576])" office:value-type="currency" office:currency="EUR" office:value="-0" calcext:value-type="currency">
            <text:p>0,00 €</text:p>
          </table:table-cell>
          <table:table-cell/>
          <table:table-cell table:style-name="ce139"/>
          <table:table-cell table:style-name="ce155"/>
          <table:table-cell table:style-name="ce170"/>
          <table:table-cell table:style-name="ce184"/>
          <table:table-cell table:number-columns-repeated="1014"/>
        </table:table-row>
        <table:table-row table:style-name="ro8">
          <table:table-cell/>
          <table:table-cell table:style-name="ce141" office:value-type="string" calcext:value-type="string">
            <text:p>C43</text:p>
          </table:table-cell>
          <table:table-cell table:style-name="ce152" table:formula="of:=VLOOKUP([.B23];[$COMPTES.F$1:$COMPTES.G$1048576];2;0)" office:value-type="string" office:string-value="Estivales" calcext:value-type="string">
            <text:p>Estivales</text:p>
          </table:table-cell>
          <table:table-cell table:style-name="ce167"/>
          <table:table-cell table:style-name="ce186" table:formula="of:=-SUMIF([$'SAISIE MANUELLE'.G$1:$'SAISIE MANUELLE'.G$1048576];[.B23];[$'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1" office:value-type="string" calcext:value-type="string">
            <text:p>C44</text:p>
          </table:table-cell>
          <table:table-cell table:style-name="ce152" table:formula="of:=VLOOKUP([.B24];[$COMPTES.F$1:$COMPTES.G$1048576];2;0)" office:value-type="string" office:string-value="Automnales" calcext:value-type="string">
            <text:p>Automnales</text:p>
          </table:table-cell>
          <table:table-cell table:style-name="ce167"/>
          <table:table-cell table:style-name="ce186" table:formula="of:=-SUMIF([$'SAISIE MANUELLE'.G$1:$'SAISIE MANUELLE'.G$1048576];[.B24];[$'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3" office:value-type="string" calcext:value-type="string">
            <text:p>C50</text:p>
          </table:table-cell>
          <table:table-cell table:style-name="ce159" table:formula="of:=VLOOKUP([.B25];[$COMPTES.F$1:$COMPTES.G$1048576];2;0)" office:value-type="string" office:string-value="Congrès" calcext:value-type="string">
            <text:p>Congrès</text:p>
          </table:table-cell>
          <table:table-cell table:style-name="ce172"/>
          <table:table-cell table:style-name="ce188" table:formula="of:=-SUMIF([$'SAISIE MANUELLE'.G$1:$'SAISIE MANUELLE'.G$1048576];[.B25];[$'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3" office:value-type="string" calcext:value-type="string">
            <text:p>C60</text:p>
          </table:table-cell>
          <table:table-cell table:style-name="ce159" table:formula="of:=VLOOKUP([.B26];[$COMPTES.F$1:$COMPTES.G$1048576];2;0)" office:value-type="string" office:string-value="Conseils de coordination" calcext:value-type="string">
            <text:p>Conseils de coordination</text:p>
          </table:table-cell>
          <table:table-cell table:style-name="ce172"/>
          <table:table-cell table:style-name="ce188" table:formula="of:=-SUMIF([$'SAISIE MANUELLE'.G$1:$'SAISIE MANUELLE'.G$1048576];[.B26];[$'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35" office:value-type="string" calcext:value-type="string">
            <text:p>C70</text:p>
          </table:table-cell>
          <table:table-cell table:style-name="ce151" office:value-type="string" calcext:value-type="string">
            <text:p>COMAD</text:p>
          </table:table-cell>
          <table:table-cell table:style-name="ce166" table:formula="of:=SUM([.D28:.D32])" office:value-type="currency" office:currency="EUR" office:value="0" calcext:value-type="currency">
            <text:p>0,00 €</text:p>
          </table:table-cell>
          <table:table-cell table:style-name="ce180" table:formula="of:=SUM([.E28:.E32])"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1" office:value-type="string" calcext:value-type="string">
            <text:p>C71</text:p>
          </table:table-cell>
          <table:table-cell table:style-name="ce152" table:formula="of:=VLOOKUP([.B28];[$COMPTES.F$1:$COMPTES.G$1048576];2;0)" office:value-type="string" office:string-value="Logiciels" calcext:value-type="string">
            <text:p>Logiciels</text:p>
          </table:table-cell>
          <table:table-cell table:style-name="ce167"/>
          <table:table-cell table:style-name="ce186" table:formula="of:=-SUMIF([$'SAISIE MANUELLE'.G$1:$'SAISIE MANUELLE'.G$1048576];[.B28];[$'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1" office:value-type="string" calcext:value-type="string">
            <text:p>C72</text:p>
          </table:table-cell>
          <table:table-cell table:style-name="ce152" table:formula="of:=VLOOKUP([.B29];[$COMPTES.F$1:$COMPTES.G$1048576];2;0)" office:value-type="string" office:string-value="Ordinateurs" calcext:value-type="string">
            <text:p>Ordinateurs</text:p>
          </table:table-cell>
          <table:table-cell table:style-name="ce167"/>
          <table:table-cell table:style-name="ce186" table:formula="of:=-SUMIF([$'SAISIE MANUELLE'.G$1:$'SAISIE MANUELLE'.G$1048576];[.B29];[$'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1" office:value-type="string" calcext:value-type="string">
            <text:p>C73</text:p>
          </table:table-cell>
          <table:table-cell table:style-name="ce152" table:formula="of:=VLOOKUP([.B30];[$COMPTES.F$1:$COMPTES.G$1048576];2;0)" office:value-type="string" office:string-value="Fournitures de bureau" calcext:value-type="string">
            <text:p>Fournitures de bureau</text:p>
          </table:table-cell>
          <table:table-cell table:style-name="ce167"/>
          <table:table-cell table:style-name="ce186" table:formula="of:=-SUMIF([$'SAISIE MANUELLE'.G$1:$'SAISIE MANUELLE'.G$1048576];[.B30];[$'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1" office:value-type="string" calcext:value-type="string">
            <text:p>C74</text:p>
          </table:table-cell>
          <table:table-cell table:style-name="ce152" table:formula="of:=VLOOKUP([.B31];[$COMPTES.F$1:$COMPTES.G$1048576];2;0)" office:value-type="string" office:string-value="Frais postaux et de réexpédition courrier" calcext:value-type="string">
            <text:p>Frais postaux et de réexpédition courrier</text:p>
          </table:table-cell>
          <table:table-cell table:style-name="ce167"/>
          <table:table-cell table:style-name="ce186" table:formula="of:=-SUMIF([$'SAISIE MANUELLE'.G$1:$'SAISIE MANUELLE'.G$1048576];[.B31];[$'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41" office:value-type="string" calcext:value-type="string">
            <text:p>C75</text:p>
          </table:table-cell>
          <table:table-cell table:style-name="ce152" table:formula="of:=VLOOKUP([.B32];[$COMPTES.F$1:$COMPTES.G$1048576];2;0)" office:value-type="string" office:string-value="Frais de déplacements" calcext:value-type="string">
            <text:p>Frais de déplacements</text:p>
          </table:table-cell>
          <table:table-cell table:style-name="ce168"/>
          <table:table-cell table:style-name="ce187" table:formula="of:=-SUMIF([$'SAISIE MANUELLE'.G$1:$'SAISIE MANUELLE'.G$1048576];[.B32];[$'SAISIE MANUELLE'.H$1:$'SAISIE MANUELLE'.H$1048576])" office:value-type="currency" office:currency="EUR" office:value="-0" calcext:value-type="currency">
            <text:p>0,00 €</text:p>
          </table:table-cell>
          <table:table-cell/>
          <table:table-cell table:style-name="ce141"/>
          <table:table-cell table:style-name="ce157"/>
          <table:table-cell table:style-name="ce167"/>
          <table:table-cell table:style-name="ce186"/>
          <table:table-cell table:number-columns-repeated="1014"/>
        </table:table-row>
        <table:table-row table:style-name="ro8">
          <table:table-cell/>
          <table:table-cell table:style-name="ce135" office:value-type="string" calcext:value-type="string">
            <text:p>C80</text:p>
          </table:table-cell>
          <table:table-cell table:style-name="ce151" office:value-type="string" calcext:value-type="string">
            <text:p>Brochures</text:p>
          </table:table-cell>
          <table:table-cell table:style-name="ce166" table:formula="of:=SUM([.D34:.D35])" office:value-type="currency" office:currency="EUR" office:value="0" calcext:value-type="currency">
            <text:p>0,00 €</text:p>
          </table:table-cell>
          <table:table-cell table:style-name="ce180" table:formula="of:=SUM([.E34:.E35])" office:value-type="currency" office:currency="EUR" office:value="0" calcext:value-type="currency">
            <text:p>0,00 €</text:p>
          </table:table-cell>
          <table:table-cell/>
          <table:table-cell table:style-name="ce197" office:value-type="string" calcext:value-type="string">
            <text:p>74</text:p>
          </table:table-cell>
          <table:table-cell table:style-name="ce201" table:formula="of:=VLOOKUP([.G33];COMPTES;2;0)" office:value-type="string" office:string-value="Subventions d'exploitation" calcext:value-type="string">
            <text:p>Subventions d'exploitation</text:p>
          </table:table-cell>
          <table:table-cell table:style-name="ce205"/>
          <table:table-cell table:style-name="ce208" table:formula="of:=SUMIF([$'SAISIE MANUELLE'.E$1:$'SAISIE MANUELLE'.E$1048576];[.G33];[$'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41" office:value-type="string" calcext:value-type="string">
            <text:p>C81</text:p>
          </table:table-cell>
          <table:table-cell table:style-name="ce157" table:formula="of:=VLOOKUP([.B34];[$COMPTES.F$1:$COMPTES.G$1048576];2;0)" office:value-type="string" office:string-value="Impressions" calcext:value-type="string">
            <text:p>Impressions</text:p>
          </table:table-cell>
          <table:table-cell table:style-name="ce167"/>
          <table:table-cell table:style-name="ce186" table:formula="of:=-SUMIF([$'SAISIE MANUELLE'.G$1:$'SAISIE MANUELLE'.G$1048576];[.B34];[$'SAISIE MANUELLE'.H$1:$'SAISIE MANUELLE'.H$1048576])" office:value-type="currency" office:currency="EUR" office:value="-0" calcext:value-type="currency">
            <text:p>0,00 €</text:p>
          </table:table-cell>
          <table:table-cell/>
          <table:table-cell table:style-name="ce198" office:value-type="string" calcext:value-type="string">
            <text:p>75</text:p>
          </table:table-cell>
          <table:table-cell table:style-name="ce202" office:value-type="string" calcext:value-type="string">
            <text:p>Autres produits de gestion courante</text:p>
          </table:table-cell>
          <table:table-cell table:style-name="ce206" table:formula="of:=SUM([.I35:.I37])" office:value-type="currency" office:currency="EUR" office:value="0" calcext:value-type="currency">
            <text:p>0,00 €</text:p>
          </table:table-cell>
          <table:table-cell table:style-name="ce209" table:formula="of:=SUM([.J35:.J37])" office:value-type="currency" office:currency="EUR" office:value="0" calcext:value-type="currency">
            <text:p>0,00 €</text:p>
          </table:table-cell>
          <table:table-cell table:number-columns-repeated="1014"/>
        </table:table-row>
        <table:table-row table:style-name="ro8">
          <table:table-cell/>
          <table:table-cell table:style-name="ce141" office:value-type="string" calcext:value-type="string">
            <text:p>C82</text:p>
          </table:table-cell>
          <table:table-cell table:style-name="ce152" table:formula="of:=VLOOKUP([.B35];[$COMPTES.F$1:$COMPTES.G$1048576];2;0)" office:value-type="string" office:string-value="Expéditions" calcext:value-type="string">
            <text:p>Expéditions</text:p>
          </table:table-cell>
          <table:table-cell table:style-name="ce167"/>
          <table:table-cell table:style-name="ce186" table:formula="of:=-SUMIF([$'SAISIE MANUELLE'.G$1:$'SAISIE MANUELLE'.G$1048576];[.B35];[$'SAISIE MANUELLE'.H$1:$'SAISIE MANUELLE'.H$1048576])" office:value-type="currency" office:currency="EUR" office:value="-0" calcext:value-type="currency">
            <text:p>0,00 €</text:p>
          </table:table-cell>
          <table:table-cell/>
          <table:table-cell table:style-name="ce141" office:value-type="string" calcext:value-type="string">
            <text:p>75412</text:p>
          </table:table-cell>
          <table:table-cell table:style-name="ce157" table:formula="of:=VLOOKUP([.G35];COMPTES;2;0)" office:value-type="string" office:string-value="Abandons de frais" calcext:value-type="string">
            <text:p>Abandons de frais</text:p>
          </table:table-cell>
          <table:table-cell table:style-name="ce167"/>
          <table:table-cell table:style-name="ce186" table:formula="of:=SUM([$'ADHERENT-ES'.J$1:.J$1048576])" office:value-type="currency" office:currency="EUR" office:value="0" calcext:value-type="currency">
            <text:p>0,00 €</text:p>
          </table:table-cell>
          <table:table-cell table:number-columns-repeated="1014"/>
        </table:table-row>
        <table:table-row table:style-name="ro8">
          <table:table-cell/>
          <table:table-cell table:style-name="ce135" office:value-type="string" calcext:value-type="string">
            <text:p>C90</text:p>
          </table:table-cell>
          <table:table-cell table:style-name="ce151" office:value-type="string" calcext:value-type="string">
            <text:p>Fonctionnement</text:p>
          </table:table-cell>
          <table:table-cell table:style-name="ce166" table:formula="of:=SUM([.D37:.D39])" office:value-type="currency" office:currency="EUR" office:value="0" calcext:value-type="currency">
            <text:p>0,00 €</text:p>
          </table:table-cell>
          <table:table-cell table:style-name="ce180" table:formula="of:=SUM([.E37:.E39])" office:value-type="currency" office:currency="EUR" office:value="0" calcext:value-type="currency">
            <text:p>0,00 €</text:p>
          </table:table-cell>
          <table:table-cell/>
          <table:table-cell table:style-name="ce141" office:value-type="string" calcext:value-type="string">
            <text:p>75441</text:p>
          </table:table-cell>
          <table:table-cell table:style-name="ce157" table:formula="of:=VLOOKUP([.G36];COMPTES;2;0)" office:value-type="string" office:string-value="Dons reçus" calcext:value-type="string">
            <text:p>Dons reçus</text:p>
          </table:table-cell>
          <table:table-cell table:style-name="ce167"/>
          <table:table-cell table:style-name="ce186" table:formula="of:=SUM([$'ADHERENT-ES'.K$1:.K$1048576])" office:value-type="currency" office:currency="EUR" office:value="0" calcext:value-type="currency">
            <text:p>0,00 €</text:p>
          </table:table-cell>
          <table:table-cell table:number-columns-repeated="1014"/>
        </table:table-row>
        <table:table-row table:style-name="ro8">
          <table:table-cell/>
          <table:table-cell table:style-name="ce141" office:value-type="string" calcext:value-type="string">
            <text:p>C91</text:p>
          </table:table-cell>
          <table:table-cell table:style-name="ce157" table:formula="of:=VLOOKUP([.B37];[$COMPTES.F$1:$COMPTES.G$1048576];2;0)" office:value-type="string" office:string-value="Assurances" calcext:value-type="string">
            <text:p>Assurances</text:p>
          </table:table-cell>
          <table:table-cell table:style-name="ce167"/>
          <table:table-cell table:style-name="ce186" table:formula="of:=-SUMIF([$'SAISIE MANUELLE'.G$1:$'SAISIE MANUELLE'.G$1048576];[.B37];[$'SAISIE MANUELLE'.H$1:$'SAISIE MANUELLE'.H$1048576])" office:value-type="currency" office:currency="EUR" office:value="-0" calcext:value-type="currency">
            <text:p>0,00 €</text:p>
          </table:table-cell>
          <table:table-cell/>
          <table:table-cell table:style-name="ce141" office:value-type="string" calcext:value-type="string">
            <text:p>756</text:p>
          </table:table-cell>
          <table:table-cell table:style-name="ce157" table:formula="of:=VLOOKUP([.G37];COMPTES;2;0)" office:value-type="string" office:string-value="Cotisations reçues" calcext:value-type="string">
            <text:p>Cotisations reçues</text:p>
          </table:table-cell>
          <table:table-cell table:style-name="ce167"/>
          <table:table-cell table:style-name="ce186" table:formula="of:=SUM([$'ADHERENT-ES'.L$1:.L$1048576])" office:value-type="currency" office:currency="EUR" office:value="0" calcext:value-type="currency">
            <text:p>0,00 €</text:p>
          </table:table-cell>
          <table:table-cell table:number-columns-repeated="1014"/>
        </table:table-row>
        <table:table-row table:style-name="ro8">
          <table:table-cell/>
          <table:table-cell table:style-name="ce141" office:value-type="string" calcext:value-type="string">
            <text:p>C92</text:p>
          </table:table-cell>
          <table:table-cell table:style-name="ce152" table:formula="of:=VLOOKUP([.B38];[$COMPTES.F$1:$COMPTES.G$1048576];2;0)" office:value-type="string" office:string-value="Frais bancaires" calcext:value-type="string">
            <text:p>Frais bancaires</text:p>
          </table:table-cell>
          <table:table-cell table:style-name="ce167"/>
          <table:table-cell table:style-name="ce186" table:formula="of:=-SUMIF([$'SAISIE MANUELLE'.G$1:$'SAISIE MANUELLE'.G$1048576];[.B38];[$'SAISIE MANUELLE'.H$1:$'SAISIE MANUELLE'.H$1048576])" office:value-type="currency" office:currency="EUR" office:value="-0" calcext:value-type="currency">
            <text:p>0,00 €</text:p>
          </table:table-cell>
          <table:table-cell/>
          <table:table-cell table:style-name="ce197" office:value-type="string" calcext:value-type="string">
            <text:p>76</text:p>
          </table:table-cell>
          <table:table-cell table:style-name="ce201" table:formula="of:=VLOOKUP([.G38];COMPTES;2;0)" office:value-type="string" office:string-value="Produits financiers" calcext:value-type="string">
            <text:p>Produits financiers</text:p>
          </table:table-cell>
          <table:table-cell table:style-name="ce205"/>
          <table:table-cell table:style-name="ce208" table:formula="of:=SUMIF([$'SAISIE MANUELLE'.E$1:$'SAISIE MANUELLE'.E$1048576];[.G38];[$'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41" office:value-type="string" calcext:value-type="string">
            <text:p>C93</text:p>
          </table:table-cell>
          <table:table-cell table:style-name="ce152" table:formula="of:=VLOOKUP([.B39];[$COMPTES.F$1:$COMPTES.G$1048576];2;0)" office:value-type="string" office:string-value="Sites web" calcext:value-type="string">
            <text:p>Sites web</text:p>
          </table:table-cell>
          <table:table-cell table:style-name="ce167"/>
          <table:table-cell table:style-name="ce186" table:formula="of:=-SUMIF([$'SAISIE MANUELLE'.G$1:$'SAISIE MANUELLE'.G$1048576];[.B39];[$'SAISIE MANUELLE'.H$1:$'SAISIE MANUELLE'.H$1048576])" office:value-type="currency" office:currency="EUR" office:value="-0" calcext:value-type="currency">
            <text:p>0,00 €</text:p>
          </table:table-cell>
          <table:table-cell/>
          <table:table-cell table:style-name="ce197" office:value-type="string" calcext:value-type="string">
            <text:p>77</text:p>
          </table:table-cell>
          <table:table-cell table:style-name="ce201" table:formula="of:=VLOOKUP([.G39];COMPTES;2;0)" office:value-type="string" office:string-value="Produits exceptionnels" calcext:value-type="string">
            <text:p>Produits exceptionnels</text:p>
          </table:table-cell>
          <table:table-cell table:style-name="ce205"/>
          <table:table-cell table:style-name="ce208" table:formula="of:=SUMIF([$'SAISIE MANUELLE'.E$1:$'SAISIE MANUELLE'.E$1048576];[.G39];[$'SAISIE MANUELLE'.H$1:$'SAISIE MANUELLE'.H$1048576])" office:value-type="currency" office:currency="EUR" office:value="0" calcext:value-type="currency">
            <text:p>0,00 €</text:p>
          </table:table-cell>
          <table:table-cell table:number-columns-repeated="1014"/>
        </table:table-row>
        <table:table-row table:style-name="ro8">
          <table:table-cell/>
          <table:table-cell table:style-name="ce145"/>
          <table:table-cell table:style-name="ce161" office:value-type="string" calcext:value-type="string">
            <text:p>TOTAL</text:p>
          </table:table-cell>
          <table:table-cell table:style-name="ce174" table:formula="of:=SUM([.D36];[.D33];[.D27];[.D26];[.D25];[.D20];[.D14];[.D10];[.D4])" office:value-type="currency" office:currency="EUR" office:value="0" calcext:value-type="currency">
            <text:p>0,00 €</text:p>
          </table:table-cell>
          <table:table-cell table:style-name="ce190" table:formula="of:=SUM([.E36];[.E33];[.E27];[.E26];[.E25];[.E20];[.E14];[.E10];[.E4])" office:value-type="currency" office:currency="EUR" office:value="0" calcext:value-type="currency">
            <text:p>0,00 €</text:p>
          </table:table-cell>
          <table:table-cell/>
          <table:table-cell table:style-name="ce145"/>
          <table:table-cell table:style-name="ce161" office:value-type="string" calcext:value-type="string">
            <text:p>TOTAL</text:p>
          </table:table-cell>
          <table:table-cell table:style-name="ce174" table:formula="of:=SUM([.I4];[.I33];[.I34];[.I38];[.I39])" office:value-type="currency" office:currency="EUR" office:value="0" calcext:value-type="currency">
            <text:p>0,00 €</text:p>
          </table:table-cell>
          <table:table-cell table:style-name="ce190" table:formula="of:=SUM([.J4];[.J33];[.J34];[.J38];[.J39])" office:value-type="currency" office:currency="EUR" office:value="0" calcext:value-type="currency">
            <text:p>0,00 €</text:p>
          </table:table-cell>
          <table:table-cell table:number-columns-repeated="1014"/>
        </table:table-row>
        <table:table-row table:style-name="ro8">
          <table:table-cell/>
          <table:table-cell table:style-name="ce146"/>
          <table:table-cell table:style-name="ce162" office:value-type="string" calcext:value-type="string">
            <text:p>EXCÉDENT</text:p>
          </table:table-cell>
          <table:table-cell table:style-name="ce175" table:formula="of:=IF([.I40]&gt;=[.D40];[.I40]-[.D40];0)" office:value-type="float" office:value="0" calcext:value-type="float">
            <text:p/>
          </table:table-cell>
          <table:table-cell table:style-name="ce191" table:formula="of:=IF([.J40]&gt;=[.E40];[.J40]-[.E40];0)" office:value-type="float" office:value="0" calcext:value-type="float">
            <text:p/>
          </table:table-cell>
          <table:table-cell/>
          <table:table-cell table:style-name="ce146"/>
          <table:table-cell table:style-name="ce162" office:value-type="string" calcext:value-type="string">
            <text:p>DÉFICIT</text:p>
          </table:table-cell>
          <table:table-cell table:style-name="ce175" table:formula="of:=IF([.D40]&gt;=[.I40];[.D40]-[.I40];0)" office:value-type="float" office:value="0" calcext:value-type="float">
            <text:p/>
          </table:table-cell>
          <table:table-cell table:style-name="ce191" table:formula="of:=IF([.E40]&gt;=[.J40];[.E40]-[.J40];0)" office:value-type="float" office:value="0" calcext:value-type="float">
            <text:p/>
          </table:table-cell>
          <table:table-cell table:number-columns-repeated="1014"/>
        </table:table-row>
        <table:table-row table:style-name="ro8" table:number-rows-repeated="1048502">
          <table:table-cell table:number-columns-repeated="1024"/>
        </table:table-row>
        <table:table-row table:style-name="ro11" table:number-rows-repeated="32">
          <table:table-cell table:number-columns-repeated="1024"/>
        </table:table-row>
        <table:table-row table:style-name="ro11">
          <table:table-cell table:number-columns-repeated="1024"/>
        </table:table-row>
      </table:table>
      <table:table table:name="ADHERENT-ES" table:style-name="ta7">
        <table:table-column table:style-name="co2" table:default-cell-style-name="ce252"/>
        <table:table-column table:style-name="co14" table:number-columns-repeated="2" table:default-cell-style-name="ce260"/>
        <table:table-column table:style-name="co19" table:default-cell-style-name="ce260"/>
        <table:table-column table:style-name="co22" table:default-cell-style-name="ce262"/>
        <table:table-column table:style-name="co23" table:default-cell-style-name="ce260"/>
        <table:table-column table:style-name="co24" table:default-cell-style-name="ce260"/>
        <table:table-column table:style-name="co22" table:number-columns-repeated="3" table:default-cell-style-name="ce264"/>
        <table:table-column table:style-name="co22" table:default-cell-style-name="ce265"/>
        <table:table-column table:style-name="co22" table:default-cell-style-name="ce269"/>
        <table:table-column table:style-name="co2" table:number-columns-repeated="1011" table:default-cell-style-name="ce47"/>
        <table:table-row table:style-name="ro6">
          <table:table-cell table:style-name="ce251" office:value-type="string" calcext:value-type="string">
            <text:p>N°</text:p>
          </table:table-cell>
          <table:table-cell table:style-name="ce255" office:value-type="string" calcext:value-type="string">
            <text:p>NOM</text:p>
          </table:table-cell>
          <table:table-cell table:style-name="ce255" office:value-type="string" calcext:value-type="string">
            <text:p>PRENOM</text:p>
          </table:table-cell>
          <table:table-cell table:style-name="ce255" office:value-type="string" calcext:value-type="string">
            <text:p>ADRESSE</text:p>
          </table:table-cell>
          <table:table-cell table:style-name="ce261" office:value-type="string" calcext:value-type="string">
            <text:p>CP</text:p>
          </table:table-cell>
          <table:table-cell table:style-name="ce255" office:value-type="string" calcext:value-type="string">
            <text:p>VILLE</text:p>
          </table:table-cell>
          <table:table-cell table:style-name="ce255" office:value-type="string" calcext:value-type="string">
            <text:p>EMAIL</text:p>
          </table:table-cell>
          <table:table-cell table:style-name="ce263" office:value-type="string" calcext:value-type="string">
            <office:annotation draw:style-name="gr1" draw:text-style-name="P2" svg:width="2.899cm" svg:height="1.799cm" svg:x="36.973cm" svg:y="0cm" draw:caption-point-x="-0.61cm" draw:caption-point-y="0.01cm">
              <dc:date>2021-04-14T00:00:00</dc:date>
              <text:p text:style-name="P1"><text:span text:style-name="T1">Total des dons saisis</text:span></text:p>
            </office:annotation>
            <text:p>DONS</text:p>
          </table:table-cell>
          <table:table-cell table:style-name="ce263" office:value-type="string" calcext:value-type="string">
            <office:annotation draw:style-name="gr1" draw:text-style-name="P2" svg:width="2.899cm" svg:height="1.799cm" svg:x="39.804cm" svg:y="0cm" draw:caption-point-x="-0.61cm" draw:caption-point-y="0.01cm">
              <dc:date>2021-04-14T00:00:00</dc:date>
              <text:p text:style-name="P1"><text:span text:style-name="T1">Total des cotisations saisies</text:span></text:p>
            </office:annotation>
            <text:p>COTISATIONS</text:p>
          </table:table-cell>
          <table:table-cell table:style-name="ce263" office:value-type="string" calcext:value-type="string">
            <office:annotation draw:style-name="gr1" draw:text-style-name="P2" svg:width="2.899cm" svg:height="1.799cm" svg:x="42.635cm" svg:y="0cm" draw:caption-point-x="-0.61cm" draw:caption-point-y="0.01cm">
              <dc:date>2021-04-14T00:00:00</dc:date>
              <text:p text:style-name="P1"><text:span text:style-name="T1">Total des abandons de frais saisis</text:span></text:p>
            </office:annotation>
            <text:p>ABANDONS</text:p>
          </table:table-cell>
          <table:table-cell table:style-name="ce263" office:value-type="string" calcext:value-type="string">
            <office:annotation draw:style-name="gr1" draw:text-style-name="P2" svg:width="2.899cm" svg:height="1.799cm" svg:x="45.466cm" svg:y="0cm" draw:caption-point-x="-0.61cm" draw:caption-point-y="0.01cm">
              <dc:date>2021-04-14T00:00:00</dc:date>
              <text:p text:style-name="P1"><text:span text:style-name="T1">Recalcul des dons avec cotisation de 10€</text:span></text:p>
            </office:annotation>
            <text:p>C.DONS</text:p>
          </table:table-cell>
          <table:table-cell table:style-name="ce268" office:value-type="string" calcext:value-type="string">
            <office:annotation draw:style-name="gr1" draw:text-style-name="P2" svg:width="2.899cm" svg:height="1.799cm" svg:x="48.297cm" svg:y="0cm" draw:caption-point-x="-0.61cm" draw:caption-point-y="0.01cm">
              <dc:date>2021-04-14T00:00:00</dc:date>
              <text:p text:style-name="P1"><text:span text:style-name="T1">Recalcul des cotisations de 10€</text:span></text:p>
            </office:annotation>
            <text:p>C.COTISATIONS</text:p>
          </table:table-cell>
          <table:table-cell table:number-columns-repeated="1011"/>
        </table:table-row>
        <table:table-row table:style-name="ro6">
          <table:table-cell table:number-columns-repeated="7"/>
          <table:table-cell table:formula="of:=SUMIF([$'SAISIE DONS COTISATIONS'.A$1:.A$1048576];[.A2]&amp;&quot;D&quot;;[$'SAISIE DONS COTISATIONS'.G$1:.G$1048576])" office:value-type="currency" office:currency="EUR" office:value="0" calcext:value-type="currency">
            <text:p>0,00 €</text:p>
          </table:table-cell>
          <table:table-cell table:formula="of:=SUMIF([$'SAISIE DONS COTISATIONS'.A$1:.A$1048576];[.A2]&amp;&quot;C&quot;;[$'SAISIE DONS COTISATIONS'.G$1:.G$1048576])" office:value-type="currency" office:currency="EUR" office:value="0" calcext:value-type="currency">
            <text:p>0,00 €</text:p>
          </table:table-cell>
          <table:table-cell table:formula="of:=SUMIF([$'SAISIE DONS COTISATIONS'.A$1:.A$1048576];[.A2]&amp;&quot;A&quot;;[$'SAISIE DONS COTISATIONS'.G$1:.G$1048576])" office:value-type="currency" office:currency="EUR" office:value="0" calcext:value-type="currency">
            <text:p>0,00 €</text:p>
          </table:table-cell>
          <table:table-cell table:formula="of:=[.H2]+[.I2]-[.L2]" office:value-type="currency" office:currency="EUR" office:value="0" calcext:value-type="currency">
            <text:p>0,00 €</text:p>
          </table:table-cell>
          <table:table-cell table:formula="of:=IF([.H2]+[.I2]&gt;=10;10;[.H2]+[.I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amp;&quot;D&quot;;[$'SAISIE DONS COTISATIONS'.G$1:.G$1048576])" office:value-type="currency" office:currency="EUR" office:value="0" calcext:value-type="currency">
            <text:p>0,00 €</text:p>
          </table:table-cell>
          <table:table-cell table:formula="of:=SUMIF([$'SAISIE DONS COTISATIONS'.A$1:.A$1048576];[.A3]&amp;&quot;C&quot;;[$'SAISIE DONS COTISATIONS'.G$1:.G$1048576])" office:value-type="currency" office:currency="EUR" office:value="0" calcext:value-type="currency">
            <text:p>0,00 €</text:p>
          </table:table-cell>
          <table:table-cell table:formula="of:=SUMIF([$'SAISIE DONS COTISATIONS'.A$1:.A$1048576];[.A3]&amp;&quot;A&quot;;[$'SAISIE DONS COTISATIONS'.G$1:.G$1048576])" office:value-type="currency" office:currency="EUR" office:value="0" calcext:value-type="currency">
            <text:p>0,00 €</text:p>
          </table:table-cell>
          <table:table-cell table:formula="of:=[.H3]+[.I3]-[.L3]" office:value-type="currency" office:currency="EUR" office:value="0" calcext:value-type="currency">
            <text:p>0,00 €</text:p>
          </table:table-cell>
          <table:table-cell table:formula="of:=IF([.H3]+[.I3]&gt;=10;10;[.H3]+[.I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amp;&quot;D&quot;;[$'SAISIE DONS COTISATIONS'.G$1:.G$1048576])" office:value-type="currency" office:currency="EUR" office:value="0" calcext:value-type="currency">
            <text:p>0,00 €</text:p>
          </table:table-cell>
          <table:table-cell table:formula="of:=SUMIF([$'SAISIE DONS COTISATIONS'.A$1:.A$1048576];[.A4]&amp;&quot;C&quot;;[$'SAISIE DONS COTISATIONS'.G$1:.G$1048576])" office:value-type="currency" office:currency="EUR" office:value="0" calcext:value-type="currency">
            <text:p>0,00 €</text:p>
          </table:table-cell>
          <table:table-cell table:formula="of:=SUMIF([$'SAISIE DONS COTISATIONS'.A$1:.A$1048576];[.A4]&amp;&quot;A&quot;;[$'SAISIE DONS COTISATIONS'.G$1:.G$1048576])" office:value-type="currency" office:currency="EUR" office:value="0" calcext:value-type="currency">
            <text:p>0,00 €</text:p>
          </table:table-cell>
          <table:table-cell table:formula="of:=[.H4]+[.I4]-[.L4]" office:value-type="currency" office:currency="EUR" office:value="0" calcext:value-type="currency">
            <text:p>0,00 €</text:p>
          </table:table-cell>
          <table:table-cell table:formula="of:=IF([.H4]+[.I4]&gt;=10;10;[.H4]+[.I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amp;&quot;D&quot;;[$'SAISIE DONS COTISATIONS'.G$1:.G$1048576])" office:value-type="currency" office:currency="EUR" office:value="0" calcext:value-type="currency">
            <text:p>0,00 €</text:p>
          </table:table-cell>
          <table:table-cell table:formula="of:=SUMIF([$'SAISIE DONS COTISATIONS'.A$1:.A$1048576];[.A5]&amp;&quot;C&quot;;[$'SAISIE DONS COTISATIONS'.G$1:.G$1048576])" office:value-type="currency" office:currency="EUR" office:value="0" calcext:value-type="currency">
            <text:p>0,00 €</text:p>
          </table:table-cell>
          <table:table-cell table:formula="of:=SUMIF([$'SAISIE DONS COTISATIONS'.A$1:.A$1048576];[.A5]&amp;&quot;A&quot;;[$'SAISIE DONS COTISATIONS'.G$1:.G$1048576])" office:value-type="currency" office:currency="EUR" office:value="0" calcext:value-type="currency">
            <text:p>0,00 €</text:p>
          </table:table-cell>
          <table:table-cell table:formula="of:=[.H5]+[.I5]-[.L5]" office:value-type="currency" office:currency="EUR" office:value="0" calcext:value-type="currency">
            <text:p>0,00 €</text:p>
          </table:table-cell>
          <table:table-cell table:formula="of:=IF([.H5]+[.I5]&gt;=10;10;[.H5]+[.I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amp;&quot;D&quot;;[$'SAISIE DONS COTISATIONS'.G$1:.G$1048576])" office:value-type="currency" office:currency="EUR" office:value="0" calcext:value-type="currency">
            <text:p>0,00 €</text:p>
          </table:table-cell>
          <table:table-cell table:formula="of:=SUMIF([$'SAISIE DONS COTISATIONS'.A$1:.A$1048576];[.A6]&amp;&quot;C&quot;;[$'SAISIE DONS COTISATIONS'.G$1:.G$1048576])" office:value-type="currency" office:currency="EUR" office:value="0" calcext:value-type="currency">
            <text:p>0,00 €</text:p>
          </table:table-cell>
          <table:table-cell table:formula="of:=SUMIF([$'SAISIE DONS COTISATIONS'.A$1:.A$1048576];[.A6]&amp;&quot;A&quot;;[$'SAISIE DONS COTISATIONS'.G$1:.G$1048576])" office:value-type="currency" office:currency="EUR" office:value="0" calcext:value-type="currency">
            <text:p>0,00 €</text:p>
          </table:table-cell>
          <table:table-cell table:formula="of:=[.H6]+[.I6]-[.L6]" office:value-type="currency" office:currency="EUR" office:value="0" calcext:value-type="currency">
            <text:p>0,00 €</text:p>
          </table:table-cell>
          <table:table-cell table:formula="of:=IF([.H6]+[.I6]&gt;=10;10;[.H6]+[.I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amp;&quot;D&quot;;[$'SAISIE DONS COTISATIONS'.G$1:.G$1048576])" office:value-type="currency" office:currency="EUR" office:value="0" calcext:value-type="currency">
            <text:p>0,00 €</text:p>
          </table:table-cell>
          <table:table-cell table:formula="of:=SUMIF([$'SAISIE DONS COTISATIONS'.A$1:.A$1048576];[.A7]&amp;&quot;C&quot;;[$'SAISIE DONS COTISATIONS'.G$1:.G$1048576])" office:value-type="currency" office:currency="EUR" office:value="0" calcext:value-type="currency">
            <text:p>0,00 €</text:p>
          </table:table-cell>
          <table:table-cell table:formula="of:=SUMIF([$'SAISIE DONS COTISATIONS'.A$1:.A$1048576];[.A7]&amp;&quot;A&quot;;[$'SAISIE DONS COTISATIONS'.G$1:.G$1048576])" office:value-type="currency" office:currency="EUR" office:value="0" calcext:value-type="currency">
            <text:p>0,00 €</text:p>
          </table:table-cell>
          <table:table-cell table:formula="of:=[.H7]+[.I7]-[.L7]" office:value-type="currency" office:currency="EUR" office:value="0" calcext:value-type="currency">
            <text:p>0,00 €</text:p>
          </table:table-cell>
          <table:table-cell table:formula="of:=IF([.H7]+[.I7]&gt;=10;10;[.H7]+[.I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amp;&quot;D&quot;;[$'SAISIE DONS COTISATIONS'.G$1:.G$1048576])" office:value-type="currency" office:currency="EUR" office:value="0" calcext:value-type="currency">
            <text:p>0,00 €</text:p>
          </table:table-cell>
          <table:table-cell table:formula="of:=SUMIF([$'SAISIE DONS COTISATIONS'.A$1:.A$1048576];[.A8]&amp;&quot;C&quot;;[$'SAISIE DONS COTISATIONS'.G$1:.G$1048576])" office:value-type="currency" office:currency="EUR" office:value="0" calcext:value-type="currency">
            <text:p>0,00 €</text:p>
          </table:table-cell>
          <table:table-cell table:formula="of:=SUMIF([$'SAISIE DONS COTISATIONS'.A$1:.A$1048576];[.A8]&amp;&quot;A&quot;;[$'SAISIE DONS COTISATIONS'.G$1:.G$1048576])" office:value-type="currency" office:currency="EUR" office:value="0" calcext:value-type="currency">
            <text:p>0,00 €</text:p>
          </table:table-cell>
          <table:table-cell table:formula="of:=[.H8]+[.I8]-[.L8]" office:value-type="currency" office:currency="EUR" office:value="0" calcext:value-type="currency">
            <text:p>0,00 €</text:p>
          </table:table-cell>
          <table:table-cell table:formula="of:=IF([.H8]+[.I8]&gt;=10;10;[.H8]+[.I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amp;&quot;D&quot;;[$'SAISIE DONS COTISATIONS'.G$1:.G$1048576])" office:value-type="currency" office:currency="EUR" office:value="0" calcext:value-type="currency">
            <text:p>0,00 €</text:p>
          </table:table-cell>
          <table:table-cell table:formula="of:=SUMIF([$'SAISIE DONS COTISATIONS'.A$1:.A$1048576];[.A9]&amp;&quot;C&quot;;[$'SAISIE DONS COTISATIONS'.G$1:.G$1048576])" office:value-type="currency" office:currency="EUR" office:value="0" calcext:value-type="currency">
            <text:p>0,00 €</text:p>
          </table:table-cell>
          <table:table-cell table:formula="of:=SUMIF([$'SAISIE DONS COTISATIONS'.A$1:.A$1048576];[.A9]&amp;&quot;A&quot;;[$'SAISIE DONS COTISATIONS'.G$1:.G$1048576])" office:value-type="currency" office:currency="EUR" office:value="0" calcext:value-type="currency">
            <text:p>0,00 €</text:p>
          </table:table-cell>
          <table:table-cell table:formula="of:=[.H9]+[.I9]-[.L9]" office:value-type="currency" office:currency="EUR" office:value="0" calcext:value-type="currency">
            <text:p>0,00 €</text:p>
          </table:table-cell>
          <table:table-cell table:formula="of:=IF([.H9]+[.I9]&gt;=10;10;[.H9]+[.I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amp;&quot;D&quot;;[$'SAISIE DONS COTISATIONS'.G$1:.G$1048576])" office:value-type="currency" office:currency="EUR" office:value="0" calcext:value-type="currency">
            <text:p>0,00 €</text:p>
          </table:table-cell>
          <table:table-cell table:formula="of:=SUMIF([$'SAISIE DONS COTISATIONS'.A$1:.A$1048576];[.A10]&amp;&quot;C&quot;;[$'SAISIE DONS COTISATIONS'.G$1:.G$1048576])" office:value-type="currency" office:currency="EUR" office:value="0" calcext:value-type="currency">
            <text:p>0,00 €</text:p>
          </table:table-cell>
          <table:table-cell table:formula="of:=SUMIF([$'SAISIE DONS COTISATIONS'.A$1:.A$1048576];[.A10]&amp;&quot;A&quot;;[$'SAISIE DONS COTISATIONS'.G$1:.G$1048576])" office:value-type="currency" office:currency="EUR" office:value="0" calcext:value-type="currency">
            <text:p>0,00 €</text:p>
          </table:table-cell>
          <table:table-cell table:formula="of:=[.H10]+[.I10]-[.L10]" office:value-type="currency" office:currency="EUR" office:value="0" calcext:value-type="currency">
            <text:p>0,00 €</text:p>
          </table:table-cell>
          <table:table-cell table:formula="of:=IF([.H10]+[.I10]&gt;=10;10;[.H10]+[.I1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amp;&quot;D&quot;;[$'SAISIE DONS COTISATIONS'.G$1:.G$1048576])" office:value-type="currency" office:currency="EUR" office:value="0" calcext:value-type="currency">
            <text:p>0,00 €</text:p>
          </table:table-cell>
          <table:table-cell table:formula="of:=SUMIF([$'SAISIE DONS COTISATIONS'.A$1:.A$1048576];[.A11]&amp;&quot;C&quot;;[$'SAISIE DONS COTISATIONS'.G$1:.G$1048576])" office:value-type="currency" office:currency="EUR" office:value="0" calcext:value-type="currency">
            <text:p>0,00 €</text:p>
          </table:table-cell>
          <table:table-cell table:formula="of:=SUMIF([$'SAISIE DONS COTISATIONS'.A$1:.A$1048576];[.A11]&amp;&quot;A&quot;;[$'SAISIE DONS COTISATIONS'.G$1:.G$1048576])" office:value-type="currency" office:currency="EUR" office:value="0" calcext:value-type="currency">
            <text:p>0,00 €</text:p>
          </table:table-cell>
          <table:table-cell table:formula="of:=[.H11]+[.I11]-[.L11]" office:value-type="currency" office:currency="EUR" office:value="0" calcext:value-type="currency">
            <text:p>0,00 €</text:p>
          </table:table-cell>
          <table:table-cell table:formula="of:=IF([.H11]+[.I11]&gt;=10;10;[.H11]+[.I1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amp;&quot;D&quot;;[$'SAISIE DONS COTISATIONS'.G$1:.G$1048576])" office:value-type="currency" office:currency="EUR" office:value="0" calcext:value-type="currency">
            <text:p>0,00 €</text:p>
          </table:table-cell>
          <table:table-cell table:formula="of:=SUMIF([$'SAISIE DONS COTISATIONS'.A$1:.A$1048576];[.A12]&amp;&quot;C&quot;;[$'SAISIE DONS COTISATIONS'.G$1:.G$1048576])" office:value-type="currency" office:currency="EUR" office:value="0" calcext:value-type="currency">
            <text:p>0,00 €</text:p>
          </table:table-cell>
          <table:table-cell table:formula="of:=SUMIF([$'SAISIE DONS COTISATIONS'.A$1:.A$1048576];[.A12]&amp;&quot;A&quot;;[$'SAISIE DONS COTISATIONS'.G$1:.G$1048576])" office:value-type="currency" office:currency="EUR" office:value="0" calcext:value-type="currency">
            <text:p>0,00 €</text:p>
          </table:table-cell>
          <table:table-cell table:formula="of:=[.H12]+[.I12]-[.L12]" office:value-type="currency" office:currency="EUR" office:value="0" calcext:value-type="currency">
            <text:p>0,00 €</text:p>
          </table:table-cell>
          <table:table-cell table:formula="of:=IF([.H12]+[.I12]&gt;=10;10;[.H12]+[.I1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amp;&quot;D&quot;;[$'SAISIE DONS COTISATIONS'.G$1:.G$1048576])" office:value-type="currency" office:currency="EUR" office:value="0" calcext:value-type="currency">
            <text:p>0,00 €</text:p>
          </table:table-cell>
          <table:table-cell table:formula="of:=SUMIF([$'SAISIE DONS COTISATIONS'.A$1:.A$1048576];[.A13]&amp;&quot;C&quot;;[$'SAISIE DONS COTISATIONS'.G$1:.G$1048576])" office:value-type="currency" office:currency="EUR" office:value="0" calcext:value-type="currency">
            <text:p>0,00 €</text:p>
          </table:table-cell>
          <table:table-cell table:formula="of:=SUMIF([$'SAISIE DONS COTISATIONS'.A$1:.A$1048576];[.A13]&amp;&quot;A&quot;;[$'SAISIE DONS COTISATIONS'.G$1:.G$1048576])" office:value-type="currency" office:currency="EUR" office:value="0" calcext:value-type="currency">
            <text:p>0,00 €</text:p>
          </table:table-cell>
          <table:table-cell table:formula="of:=[.H13]+[.I13]-[.L13]" office:value-type="currency" office:currency="EUR" office:value="0" calcext:value-type="currency">
            <text:p>0,00 €</text:p>
          </table:table-cell>
          <table:table-cell table:formula="of:=IF([.H13]+[.I13]&gt;=10;10;[.H13]+[.I1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amp;&quot;D&quot;;[$'SAISIE DONS COTISATIONS'.G$1:.G$1048576])" office:value-type="currency" office:currency="EUR" office:value="0" calcext:value-type="currency">
            <text:p>0,00 €</text:p>
          </table:table-cell>
          <table:table-cell table:formula="of:=SUMIF([$'SAISIE DONS COTISATIONS'.A$1:.A$1048576];[.A14]&amp;&quot;C&quot;;[$'SAISIE DONS COTISATIONS'.G$1:.G$1048576])" office:value-type="currency" office:currency="EUR" office:value="0" calcext:value-type="currency">
            <text:p>0,00 €</text:p>
          </table:table-cell>
          <table:table-cell table:formula="of:=SUMIF([$'SAISIE DONS COTISATIONS'.A$1:.A$1048576];[.A14]&amp;&quot;A&quot;;[$'SAISIE DONS COTISATIONS'.G$1:.G$1048576])" office:value-type="currency" office:currency="EUR" office:value="0" calcext:value-type="currency">
            <text:p>0,00 €</text:p>
          </table:table-cell>
          <table:table-cell table:formula="of:=[.H14]+[.I14]-[.L14]" office:value-type="currency" office:currency="EUR" office:value="0" calcext:value-type="currency">
            <text:p>0,00 €</text:p>
          </table:table-cell>
          <table:table-cell table:formula="of:=IF([.H14]+[.I14]&gt;=10;10;[.H14]+[.I1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amp;&quot;D&quot;;[$'SAISIE DONS COTISATIONS'.G$1:.G$1048576])" office:value-type="currency" office:currency="EUR" office:value="0" calcext:value-type="currency">
            <text:p>0,00 €</text:p>
          </table:table-cell>
          <table:table-cell table:formula="of:=SUMIF([$'SAISIE DONS COTISATIONS'.A$1:.A$1048576];[.A15]&amp;&quot;C&quot;;[$'SAISIE DONS COTISATIONS'.G$1:.G$1048576])" office:value-type="currency" office:currency="EUR" office:value="0" calcext:value-type="currency">
            <text:p>0,00 €</text:p>
          </table:table-cell>
          <table:table-cell table:formula="of:=SUMIF([$'SAISIE DONS COTISATIONS'.A$1:.A$1048576];[.A15]&amp;&quot;A&quot;;[$'SAISIE DONS COTISATIONS'.G$1:.G$1048576])" office:value-type="currency" office:currency="EUR" office:value="0" calcext:value-type="currency">
            <text:p>0,00 €</text:p>
          </table:table-cell>
          <table:table-cell table:formula="of:=[.H15]+[.I15]-[.L15]" office:value-type="currency" office:currency="EUR" office:value="0" calcext:value-type="currency">
            <text:p>0,00 €</text:p>
          </table:table-cell>
          <table:table-cell table:formula="of:=IF([.H15]+[.I15]&gt;=10;10;[.H15]+[.I1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amp;&quot;D&quot;;[$'SAISIE DONS COTISATIONS'.G$1:.G$1048576])" office:value-type="currency" office:currency="EUR" office:value="0" calcext:value-type="currency">
            <text:p>0,00 €</text:p>
          </table:table-cell>
          <table:table-cell table:formula="of:=SUMIF([$'SAISIE DONS COTISATIONS'.A$1:.A$1048576];[.A16]&amp;&quot;C&quot;;[$'SAISIE DONS COTISATIONS'.G$1:.G$1048576])" office:value-type="currency" office:currency="EUR" office:value="0" calcext:value-type="currency">
            <text:p>0,00 €</text:p>
          </table:table-cell>
          <table:table-cell table:formula="of:=SUMIF([$'SAISIE DONS COTISATIONS'.A$1:.A$1048576];[.A16]&amp;&quot;A&quot;;[$'SAISIE DONS COTISATIONS'.G$1:.G$1048576])" office:value-type="currency" office:currency="EUR" office:value="0" calcext:value-type="currency">
            <text:p>0,00 €</text:p>
          </table:table-cell>
          <table:table-cell table:formula="of:=[.H16]+[.I16]-[.L16]" office:value-type="currency" office:currency="EUR" office:value="0" calcext:value-type="currency">
            <text:p>0,00 €</text:p>
          </table:table-cell>
          <table:table-cell table:formula="of:=IF([.H16]+[.I16]&gt;=10;10;[.H16]+[.I1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amp;&quot;D&quot;;[$'SAISIE DONS COTISATIONS'.G$1:.G$1048576])" office:value-type="currency" office:currency="EUR" office:value="0" calcext:value-type="currency">
            <text:p>0,00 €</text:p>
          </table:table-cell>
          <table:table-cell table:formula="of:=SUMIF([$'SAISIE DONS COTISATIONS'.A$1:.A$1048576];[.A17]&amp;&quot;C&quot;;[$'SAISIE DONS COTISATIONS'.G$1:.G$1048576])" office:value-type="currency" office:currency="EUR" office:value="0" calcext:value-type="currency">
            <text:p>0,00 €</text:p>
          </table:table-cell>
          <table:table-cell table:formula="of:=SUMIF([$'SAISIE DONS COTISATIONS'.A$1:.A$1048576];[.A17]&amp;&quot;A&quot;;[$'SAISIE DONS COTISATIONS'.G$1:.G$1048576])" office:value-type="currency" office:currency="EUR" office:value="0" calcext:value-type="currency">
            <text:p>0,00 €</text:p>
          </table:table-cell>
          <table:table-cell table:formula="of:=[.H17]+[.I17]-[.L17]" office:value-type="currency" office:currency="EUR" office:value="0" calcext:value-type="currency">
            <text:p>0,00 €</text:p>
          </table:table-cell>
          <table:table-cell table:formula="of:=IF([.H17]+[.I17]&gt;=10;10;[.H17]+[.I1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amp;&quot;D&quot;;[$'SAISIE DONS COTISATIONS'.G$1:.G$1048576])" office:value-type="currency" office:currency="EUR" office:value="0" calcext:value-type="currency">
            <text:p>0,00 €</text:p>
          </table:table-cell>
          <table:table-cell table:formula="of:=SUMIF([$'SAISIE DONS COTISATIONS'.A$1:.A$1048576];[.A18]&amp;&quot;C&quot;;[$'SAISIE DONS COTISATIONS'.G$1:.G$1048576])" office:value-type="currency" office:currency="EUR" office:value="0" calcext:value-type="currency">
            <text:p>0,00 €</text:p>
          </table:table-cell>
          <table:table-cell table:formula="of:=SUMIF([$'SAISIE DONS COTISATIONS'.A$1:.A$1048576];[.A18]&amp;&quot;A&quot;;[$'SAISIE DONS COTISATIONS'.G$1:.G$1048576])" office:value-type="currency" office:currency="EUR" office:value="0" calcext:value-type="currency">
            <text:p>0,00 €</text:p>
          </table:table-cell>
          <table:table-cell table:formula="of:=[.H18]+[.I18]-[.L18]" office:value-type="currency" office:currency="EUR" office:value="0" calcext:value-type="currency">
            <text:p>0,00 €</text:p>
          </table:table-cell>
          <table:table-cell table:formula="of:=IF([.H18]+[.I18]&gt;=10;10;[.H18]+[.I1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amp;&quot;D&quot;;[$'SAISIE DONS COTISATIONS'.G$1:.G$1048576])" office:value-type="currency" office:currency="EUR" office:value="0" calcext:value-type="currency">
            <text:p>0,00 €</text:p>
          </table:table-cell>
          <table:table-cell table:formula="of:=SUMIF([$'SAISIE DONS COTISATIONS'.A$1:.A$1048576];[.A19]&amp;&quot;C&quot;;[$'SAISIE DONS COTISATIONS'.G$1:.G$1048576])" office:value-type="currency" office:currency="EUR" office:value="0" calcext:value-type="currency">
            <text:p>0,00 €</text:p>
          </table:table-cell>
          <table:table-cell table:formula="of:=SUMIF([$'SAISIE DONS COTISATIONS'.A$1:.A$1048576];[.A19]&amp;&quot;A&quot;;[$'SAISIE DONS COTISATIONS'.G$1:.G$1048576])" office:value-type="currency" office:currency="EUR" office:value="0" calcext:value-type="currency">
            <text:p>0,00 €</text:p>
          </table:table-cell>
          <table:table-cell table:formula="of:=[.H19]+[.I19]-[.L19]" office:value-type="currency" office:currency="EUR" office:value="0" calcext:value-type="currency">
            <text:p>0,00 €</text:p>
          </table:table-cell>
          <table:table-cell table:formula="of:=IF([.H19]+[.I19]&gt;=10;10;[.H19]+[.I1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amp;&quot;D&quot;;[$'SAISIE DONS COTISATIONS'.G$1:.G$1048576])" office:value-type="currency" office:currency="EUR" office:value="0" calcext:value-type="currency">
            <text:p>0,00 €</text:p>
          </table:table-cell>
          <table:table-cell table:formula="of:=SUMIF([$'SAISIE DONS COTISATIONS'.A$1:.A$1048576];[.A20]&amp;&quot;C&quot;;[$'SAISIE DONS COTISATIONS'.G$1:.G$1048576])" office:value-type="currency" office:currency="EUR" office:value="0" calcext:value-type="currency">
            <text:p>0,00 €</text:p>
          </table:table-cell>
          <table:table-cell table:formula="of:=SUMIF([$'SAISIE DONS COTISATIONS'.A$1:.A$1048576];[.A20]&amp;&quot;A&quot;;[$'SAISIE DONS COTISATIONS'.G$1:.G$1048576])" office:value-type="currency" office:currency="EUR" office:value="0" calcext:value-type="currency">
            <text:p>0,00 €</text:p>
          </table:table-cell>
          <table:table-cell table:formula="of:=[.H20]+[.I20]-[.L20]" office:value-type="currency" office:currency="EUR" office:value="0" calcext:value-type="currency">
            <text:p>0,00 €</text:p>
          </table:table-cell>
          <table:table-cell table:formula="of:=IF([.H20]+[.I20]&gt;=10;10;[.H20]+[.I2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amp;&quot;D&quot;;[$'SAISIE DONS COTISATIONS'.G$1:.G$1048576])" office:value-type="currency" office:currency="EUR" office:value="0" calcext:value-type="currency">
            <text:p>0,00 €</text:p>
          </table:table-cell>
          <table:table-cell table:formula="of:=SUMIF([$'SAISIE DONS COTISATIONS'.A$1:.A$1048576];[.A21]&amp;&quot;C&quot;;[$'SAISIE DONS COTISATIONS'.G$1:.G$1048576])" office:value-type="currency" office:currency="EUR" office:value="0" calcext:value-type="currency">
            <text:p>0,00 €</text:p>
          </table:table-cell>
          <table:table-cell table:formula="of:=SUMIF([$'SAISIE DONS COTISATIONS'.A$1:.A$1048576];[.A21]&amp;&quot;A&quot;;[$'SAISIE DONS COTISATIONS'.G$1:.G$1048576])" office:value-type="currency" office:currency="EUR" office:value="0" calcext:value-type="currency">
            <text:p>0,00 €</text:p>
          </table:table-cell>
          <table:table-cell table:formula="of:=[.H21]+[.I21]-[.L21]" office:value-type="currency" office:currency="EUR" office:value="0" calcext:value-type="currency">
            <text:p>0,00 €</text:p>
          </table:table-cell>
          <table:table-cell table:formula="of:=IF([.H21]+[.I21]&gt;=10;10;[.H21]+[.I2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amp;&quot;D&quot;;[$'SAISIE DONS COTISATIONS'.G$1:.G$1048576])" office:value-type="currency" office:currency="EUR" office:value="0" calcext:value-type="currency">
            <text:p>0,00 €</text:p>
          </table:table-cell>
          <table:table-cell table:formula="of:=SUMIF([$'SAISIE DONS COTISATIONS'.A$1:.A$1048576];[.A22]&amp;&quot;C&quot;;[$'SAISIE DONS COTISATIONS'.G$1:.G$1048576])" office:value-type="currency" office:currency="EUR" office:value="0" calcext:value-type="currency">
            <text:p>0,00 €</text:p>
          </table:table-cell>
          <table:table-cell table:formula="of:=SUMIF([$'SAISIE DONS COTISATIONS'.A$1:.A$1048576];[.A22]&amp;&quot;A&quot;;[$'SAISIE DONS COTISATIONS'.G$1:.G$1048576])" office:value-type="currency" office:currency="EUR" office:value="0" calcext:value-type="currency">
            <text:p>0,00 €</text:p>
          </table:table-cell>
          <table:table-cell table:formula="of:=[.H22]+[.I22]-[.L22]" office:value-type="currency" office:currency="EUR" office:value="0" calcext:value-type="currency">
            <text:p>0,00 €</text:p>
          </table:table-cell>
          <table:table-cell table:formula="of:=IF([.H22]+[.I22]&gt;=10;10;[.H22]+[.I2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amp;&quot;D&quot;;[$'SAISIE DONS COTISATIONS'.G$1:.G$1048576])" office:value-type="currency" office:currency="EUR" office:value="0" calcext:value-type="currency">
            <text:p>0,00 €</text:p>
          </table:table-cell>
          <table:table-cell table:formula="of:=SUMIF([$'SAISIE DONS COTISATIONS'.A$1:.A$1048576];[.A23]&amp;&quot;C&quot;;[$'SAISIE DONS COTISATIONS'.G$1:.G$1048576])" office:value-type="currency" office:currency="EUR" office:value="0" calcext:value-type="currency">
            <text:p>0,00 €</text:p>
          </table:table-cell>
          <table:table-cell table:formula="of:=SUMIF([$'SAISIE DONS COTISATIONS'.A$1:.A$1048576];[.A23]&amp;&quot;A&quot;;[$'SAISIE DONS COTISATIONS'.G$1:.G$1048576])" office:value-type="currency" office:currency="EUR" office:value="0" calcext:value-type="currency">
            <text:p>0,00 €</text:p>
          </table:table-cell>
          <table:table-cell table:formula="of:=[.H23]+[.I23]-[.L23]" office:value-type="currency" office:currency="EUR" office:value="0" calcext:value-type="currency">
            <text:p>0,00 €</text:p>
          </table:table-cell>
          <table:table-cell table:formula="of:=IF([.H23]+[.I23]&gt;=10;10;[.H23]+[.I2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amp;&quot;D&quot;;[$'SAISIE DONS COTISATIONS'.G$1:.G$1048576])" office:value-type="currency" office:currency="EUR" office:value="0" calcext:value-type="currency">
            <text:p>0,00 €</text:p>
          </table:table-cell>
          <table:table-cell table:formula="of:=SUMIF([$'SAISIE DONS COTISATIONS'.A$1:.A$1048576];[.A24]&amp;&quot;C&quot;;[$'SAISIE DONS COTISATIONS'.G$1:.G$1048576])" office:value-type="currency" office:currency="EUR" office:value="0" calcext:value-type="currency">
            <text:p>0,00 €</text:p>
          </table:table-cell>
          <table:table-cell table:formula="of:=SUMIF([$'SAISIE DONS COTISATIONS'.A$1:.A$1048576];[.A24]&amp;&quot;A&quot;;[$'SAISIE DONS COTISATIONS'.G$1:.G$1048576])" office:value-type="currency" office:currency="EUR" office:value="0" calcext:value-type="currency">
            <text:p>0,00 €</text:p>
          </table:table-cell>
          <table:table-cell table:formula="of:=[.H24]+[.I24]-[.L24]" office:value-type="currency" office:currency="EUR" office:value="0" calcext:value-type="currency">
            <text:p>0,00 €</text:p>
          </table:table-cell>
          <table:table-cell table:formula="of:=IF([.H24]+[.I24]&gt;=10;10;[.H24]+[.I2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amp;&quot;D&quot;;[$'SAISIE DONS COTISATIONS'.G$1:.G$1048576])" office:value-type="currency" office:currency="EUR" office:value="0" calcext:value-type="currency">
            <text:p>0,00 €</text:p>
          </table:table-cell>
          <table:table-cell table:formula="of:=SUMIF([$'SAISIE DONS COTISATIONS'.A$1:.A$1048576];[.A25]&amp;&quot;C&quot;;[$'SAISIE DONS COTISATIONS'.G$1:.G$1048576])" office:value-type="currency" office:currency="EUR" office:value="0" calcext:value-type="currency">
            <text:p>0,00 €</text:p>
          </table:table-cell>
          <table:table-cell table:formula="of:=SUMIF([$'SAISIE DONS COTISATIONS'.A$1:.A$1048576];[.A25]&amp;&quot;A&quot;;[$'SAISIE DONS COTISATIONS'.G$1:.G$1048576])" office:value-type="currency" office:currency="EUR" office:value="0" calcext:value-type="currency">
            <text:p>0,00 €</text:p>
          </table:table-cell>
          <table:table-cell table:formula="of:=[.H25]+[.I25]-[.L25]" office:value-type="currency" office:currency="EUR" office:value="0" calcext:value-type="currency">
            <text:p>0,00 €</text:p>
          </table:table-cell>
          <table:table-cell table:formula="of:=IF([.H25]+[.I25]&gt;=10;10;[.H25]+[.I2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amp;&quot;D&quot;;[$'SAISIE DONS COTISATIONS'.G$1:.G$1048576])" office:value-type="currency" office:currency="EUR" office:value="0" calcext:value-type="currency">
            <text:p>0,00 €</text:p>
          </table:table-cell>
          <table:table-cell table:formula="of:=SUMIF([$'SAISIE DONS COTISATIONS'.A$1:.A$1048576];[.A26]&amp;&quot;C&quot;;[$'SAISIE DONS COTISATIONS'.G$1:.G$1048576])" office:value-type="currency" office:currency="EUR" office:value="0" calcext:value-type="currency">
            <text:p>0,00 €</text:p>
          </table:table-cell>
          <table:table-cell table:formula="of:=SUMIF([$'SAISIE DONS COTISATIONS'.A$1:.A$1048576];[.A26]&amp;&quot;A&quot;;[$'SAISIE DONS COTISATIONS'.G$1:.G$1048576])" office:value-type="currency" office:currency="EUR" office:value="0" calcext:value-type="currency">
            <text:p>0,00 €</text:p>
          </table:table-cell>
          <table:table-cell table:formula="of:=[.H26]+[.I26]-[.L26]" office:value-type="currency" office:currency="EUR" office:value="0" calcext:value-type="currency">
            <text:p>0,00 €</text:p>
          </table:table-cell>
          <table:table-cell table:formula="of:=IF([.H26]+[.I26]&gt;=10;10;[.H26]+[.I2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amp;&quot;D&quot;;[$'SAISIE DONS COTISATIONS'.G$1:.G$1048576])" office:value-type="currency" office:currency="EUR" office:value="0" calcext:value-type="currency">
            <text:p>0,00 €</text:p>
          </table:table-cell>
          <table:table-cell table:formula="of:=SUMIF([$'SAISIE DONS COTISATIONS'.A$1:.A$1048576];[.A27]&amp;&quot;C&quot;;[$'SAISIE DONS COTISATIONS'.G$1:.G$1048576])" office:value-type="currency" office:currency="EUR" office:value="0" calcext:value-type="currency">
            <text:p>0,00 €</text:p>
          </table:table-cell>
          <table:table-cell table:formula="of:=SUMIF([$'SAISIE DONS COTISATIONS'.A$1:.A$1048576];[.A27]&amp;&quot;A&quot;;[$'SAISIE DONS COTISATIONS'.G$1:.G$1048576])" office:value-type="currency" office:currency="EUR" office:value="0" calcext:value-type="currency">
            <text:p>0,00 €</text:p>
          </table:table-cell>
          <table:table-cell table:formula="of:=[.H27]+[.I27]-[.L27]" office:value-type="currency" office:currency="EUR" office:value="0" calcext:value-type="currency">
            <text:p>0,00 €</text:p>
          </table:table-cell>
          <table:table-cell table:formula="of:=IF([.H27]+[.I27]&gt;=10;10;[.H27]+[.I2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amp;&quot;D&quot;;[$'SAISIE DONS COTISATIONS'.G$1:.G$1048576])" office:value-type="currency" office:currency="EUR" office:value="0" calcext:value-type="currency">
            <text:p>0,00 €</text:p>
          </table:table-cell>
          <table:table-cell table:formula="of:=SUMIF([$'SAISIE DONS COTISATIONS'.A$1:.A$1048576];[.A28]&amp;&quot;C&quot;;[$'SAISIE DONS COTISATIONS'.G$1:.G$1048576])" office:value-type="currency" office:currency="EUR" office:value="0" calcext:value-type="currency">
            <text:p>0,00 €</text:p>
          </table:table-cell>
          <table:table-cell table:formula="of:=SUMIF([$'SAISIE DONS COTISATIONS'.A$1:.A$1048576];[.A28]&amp;&quot;A&quot;;[$'SAISIE DONS COTISATIONS'.G$1:.G$1048576])" office:value-type="currency" office:currency="EUR" office:value="0" calcext:value-type="currency">
            <text:p>0,00 €</text:p>
          </table:table-cell>
          <table:table-cell table:formula="of:=[.H28]+[.I28]-[.L28]" office:value-type="currency" office:currency="EUR" office:value="0" calcext:value-type="currency">
            <text:p>0,00 €</text:p>
          </table:table-cell>
          <table:table-cell table:formula="of:=IF([.H28]+[.I28]&gt;=10;10;[.H28]+[.I2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amp;&quot;D&quot;;[$'SAISIE DONS COTISATIONS'.G$1:.G$1048576])" office:value-type="currency" office:currency="EUR" office:value="0" calcext:value-type="currency">
            <text:p>0,00 €</text:p>
          </table:table-cell>
          <table:table-cell table:formula="of:=SUMIF([$'SAISIE DONS COTISATIONS'.A$1:.A$1048576];[.A29]&amp;&quot;C&quot;;[$'SAISIE DONS COTISATIONS'.G$1:.G$1048576])" office:value-type="currency" office:currency="EUR" office:value="0" calcext:value-type="currency">
            <text:p>0,00 €</text:p>
          </table:table-cell>
          <table:table-cell table:formula="of:=SUMIF([$'SAISIE DONS COTISATIONS'.A$1:.A$1048576];[.A29]&amp;&quot;A&quot;;[$'SAISIE DONS COTISATIONS'.G$1:.G$1048576])" office:value-type="currency" office:currency="EUR" office:value="0" calcext:value-type="currency">
            <text:p>0,00 €</text:p>
          </table:table-cell>
          <table:table-cell table:formula="of:=[.H29]+[.I29]-[.L29]" office:value-type="currency" office:currency="EUR" office:value="0" calcext:value-type="currency">
            <text:p>0,00 €</text:p>
          </table:table-cell>
          <table:table-cell table:formula="of:=IF([.H29]+[.I29]&gt;=10;10;[.H29]+[.I2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amp;&quot;D&quot;;[$'SAISIE DONS COTISATIONS'.G$1:.G$1048576])" office:value-type="currency" office:currency="EUR" office:value="0" calcext:value-type="currency">
            <text:p>0,00 €</text:p>
          </table:table-cell>
          <table:table-cell table:formula="of:=SUMIF([$'SAISIE DONS COTISATIONS'.A$1:.A$1048576];[.A30]&amp;&quot;C&quot;;[$'SAISIE DONS COTISATIONS'.G$1:.G$1048576])" office:value-type="currency" office:currency="EUR" office:value="0" calcext:value-type="currency">
            <text:p>0,00 €</text:p>
          </table:table-cell>
          <table:table-cell table:formula="of:=SUMIF([$'SAISIE DONS COTISATIONS'.A$1:.A$1048576];[.A30]&amp;&quot;A&quot;;[$'SAISIE DONS COTISATIONS'.G$1:.G$1048576])" office:value-type="currency" office:currency="EUR" office:value="0" calcext:value-type="currency">
            <text:p>0,00 €</text:p>
          </table:table-cell>
          <table:table-cell table:formula="of:=[.H30]+[.I30]-[.L30]" office:value-type="currency" office:currency="EUR" office:value="0" calcext:value-type="currency">
            <text:p>0,00 €</text:p>
          </table:table-cell>
          <table:table-cell table:formula="of:=IF([.H30]+[.I30]&gt;=10;10;[.H30]+[.I3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amp;&quot;D&quot;;[$'SAISIE DONS COTISATIONS'.G$1:.G$1048576])" office:value-type="currency" office:currency="EUR" office:value="0" calcext:value-type="currency">
            <text:p>0,00 €</text:p>
          </table:table-cell>
          <table:table-cell table:formula="of:=SUMIF([$'SAISIE DONS COTISATIONS'.A$1:.A$1048576];[.A31]&amp;&quot;C&quot;;[$'SAISIE DONS COTISATIONS'.G$1:.G$1048576])" office:value-type="currency" office:currency="EUR" office:value="0" calcext:value-type="currency">
            <text:p>0,00 €</text:p>
          </table:table-cell>
          <table:table-cell table:formula="of:=SUMIF([$'SAISIE DONS COTISATIONS'.A$1:.A$1048576];[.A31]&amp;&quot;A&quot;;[$'SAISIE DONS COTISATIONS'.G$1:.G$1048576])" office:value-type="currency" office:currency="EUR" office:value="0" calcext:value-type="currency">
            <text:p>0,00 €</text:p>
          </table:table-cell>
          <table:table-cell table:formula="of:=[.H31]+[.I31]-[.L31]" office:value-type="currency" office:currency="EUR" office:value="0" calcext:value-type="currency">
            <text:p>0,00 €</text:p>
          </table:table-cell>
          <table:table-cell table:formula="of:=IF([.H31]+[.I31]&gt;=10;10;[.H31]+[.I3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amp;&quot;D&quot;;[$'SAISIE DONS COTISATIONS'.G$1:.G$1048576])" office:value-type="currency" office:currency="EUR" office:value="0" calcext:value-type="currency">
            <text:p>0,00 €</text:p>
          </table:table-cell>
          <table:table-cell table:formula="of:=SUMIF([$'SAISIE DONS COTISATIONS'.A$1:.A$1048576];[.A32]&amp;&quot;C&quot;;[$'SAISIE DONS COTISATIONS'.G$1:.G$1048576])" office:value-type="currency" office:currency="EUR" office:value="0" calcext:value-type="currency">
            <text:p>0,00 €</text:p>
          </table:table-cell>
          <table:table-cell table:formula="of:=SUMIF([$'SAISIE DONS COTISATIONS'.A$1:.A$1048576];[.A32]&amp;&quot;A&quot;;[$'SAISIE DONS COTISATIONS'.G$1:.G$1048576])" office:value-type="currency" office:currency="EUR" office:value="0" calcext:value-type="currency">
            <text:p>0,00 €</text:p>
          </table:table-cell>
          <table:table-cell table:formula="of:=[.H32]+[.I32]-[.L32]" office:value-type="currency" office:currency="EUR" office:value="0" calcext:value-type="currency">
            <text:p>0,00 €</text:p>
          </table:table-cell>
          <table:table-cell table:formula="of:=IF([.H32]+[.I32]&gt;=10;10;[.H32]+[.I3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amp;&quot;D&quot;;[$'SAISIE DONS COTISATIONS'.G$1:.G$1048576])" office:value-type="currency" office:currency="EUR" office:value="0" calcext:value-type="currency">
            <text:p>0,00 €</text:p>
          </table:table-cell>
          <table:table-cell table:formula="of:=SUMIF([$'SAISIE DONS COTISATIONS'.A$1:.A$1048576];[.A33]&amp;&quot;C&quot;;[$'SAISIE DONS COTISATIONS'.G$1:.G$1048576])" office:value-type="currency" office:currency="EUR" office:value="0" calcext:value-type="currency">
            <text:p>0,00 €</text:p>
          </table:table-cell>
          <table:table-cell table:formula="of:=SUMIF([$'SAISIE DONS COTISATIONS'.A$1:.A$1048576];[.A33]&amp;&quot;A&quot;;[$'SAISIE DONS COTISATIONS'.G$1:.G$1048576])" office:value-type="currency" office:currency="EUR" office:value="0" calcext:value-type="currency">
            <text:p>0,00 €</text:p>
          </table:table-cell>
          <table:table-cell table:formula="of:=[.H33]+[.I33]-[.L33]" office:value-type="currency" office:currency="EUR" office:value="0" calcext:value-type="currency">
            <text:p>0,00 €</text:p>
          </table:table-cell>
          <table:table-cell table:formula="of:=IF([.H33]+[.I33]&gt;=10;10;[.H33]+[.I3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amp;&quot;D&quot;;[$'SAISIE DONS COTISATIONS'.G$1:.G$1048576])" office:value-type="currency" office:currency="EUR" office:value="0" calcext:value-type="currency">
            <text:p>0,00 €</text:p>
          </table:table-cell>
          <table:table-cell table:formula="of:=SUMIF([$'SAISIE DONS COTISATIONS'.A$1:.A$1048576];[.A34]&amp;&quot;C&quot;;[$'SAISIE DONS COTISATIONS'.G$1:.G$1048576])" office:value-type="currency" office:currency="EUR" office:value="0" calcext:value-type="currency">
            <text:p>0,00 €</text:p>
          </table:table-cell>
          <table:table-cell table:formula="of:=SUMIF([$'SAISIE DONS COTISATIONS'.A$1:.A$1048576];[.A34]&amp;&quot;A&quot;;[$'SAISIE DONS COTISATIONS'.G$1:.G$1048576])" office:value-type="currency" office:currency="EUR" office:value="0" calcext:value-type="currency">
            <text:p>0,00 €</text:p>
          </table:table-cell>
          <table:table-cell table:formula="of:=[.H34]+[.I34]-[.L34]" office:value-type="currency" office:currency="EUR" office:value="0" calcext:value-type="currency">
            <text:p>0,00 €</text:p>
          </table:table-cell>
          <table:table-cell table:formula="of:=IF([.H34]+[.I34]&gt;=10;10;[.H34]+[.I3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amp;&quot;D&quot;;[$'SAISIE DONS COTISATIONS'.G$1:.G$1048576])" office:value-type="currency" office:currency="EUR" office:value="0" calcext:value-type="currency">
            <text:p>0,00 €</text:p>
          </table:table-cell>
          <table:table-cell table:formula="of:=SUMIF([$'SAISIE DONS COTISATIONS'.A$1:.A$1048576];[.A35]&amp;&quot;C&quot;;[$'SAISIE DONS COTISATIONS'.G$1:.G$1048576])" office:value-type="currency" office:currency="EUR" office:value="0" calcext:value-type="currency">
            <text:p>0,00 €</text:p>
          </table:table-cell>
          <table:table-cell table:formula="of:=SUMIF([$'SAISIE DONS COTISATIONS'.A$1:.A$1048576];[.A35]&amp;&quot;A&quot;;[$'SAISIE DONS COTISATIONS'.G$1:.G$1048576])" office:value-type="currency" office:currency="EUR" office:value="0" calcext:value-type="currency">
            <text:p>0,00 €</text:p>
          </table:table-cell>
          <table:table-cell table:formula="of:=[.H35]+[.I35]-[.L35]" office:value-type="currency" office:currency="EUR" office:value="0" calcext:value-type="currency">
            <text:p>0,00 €</text:p>
          </table:table-cell>
          <table:table-cell table:formula="of:=IF([.H35]+[.I35]&gt;=10;10;[.H35]+[.I3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amp;&quot;D&quot;;[$'SAISIE DONS COTISATIONS'.G$1:.G$1048576])" office:value-type="currency" office:currency="EUR" office:value="0" calcext:value-type="currency">
            <text:p>0,00 €</text:p>
          </table:table-cell>
          <table:table-cell table:formula="of:=SUMIF([$'SAISIE DONS COTISATIONS'.A$1:.A$1048576];[.A36]&amp;&quot;C&quot;;[$'SAISIE DONS COTISATIONS'.G$1:.G$1048576])" office:value-type="currency" office:currency="EUR" office:value="0" calcext:value-type="currency">
            <text:p>0,00 €</text:p>
          </table:table-cell>
          <table:table-cell table:formula="of:=SUMIF([$'SAISIE DONS COTISATIONS'.A$1:.A$1048576];[.A36]&amp;&quot;A&quot;;[$'SAISIE DONS COTISATIONS'.G$1:.G$1048576])" office:value-type="currency" office:currency="EUR" office:value="0" calcext:value-type="currency">
            <text:p>0,00 €</text:p>
          </table:table-cell>
          <table:table-cell table:formula="of:=[.H36]+[.I36]-[.L36]" office:value-type="currency" office:currency="EUR" office:value="0" calcext:value-type="currency">
            <text:p>0,00 €</text:p>
          </table:table-cell>
          <table:table-cell table:formula="of:=IF([.H36]+[.I36]&gt;=10;10;[.H36]+[.I3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amp;&quot;D&quot;;[$'SAISIE DONS COTISATIONS'.G$1:.G$1048576])" office:value-type="currency" office:currency="EUR" office:value="0" calcext:value-type="currency">
            <text:p>0,00 €</text:p>
          </table:table-cell>
          <table:table-cell table:formula="of:=SUMIF([$'SAISIE DONS COTISATIONS'.A$1:.A$1048576];[.A37]&amp;&quot;C&quot;;[$'SAISIE DONS COTISATIONS'.G$1:.G$1048576])" office:value-type="currency" office:currency="EUR" office:value="0" calcext:value-type="currency">
            <text:p>0,00 €</text:p>
          </table:table-cell>
          <table:table-cell table:formula="of:=SUMIF([$'SAISIE DONS COTISATIONS'.A$1:.A$1048576];[.A37]&amp;&quot;A&quot;;[$'SAISIE DONS COTISATIONS'.G$1:.G$1048576])" office:value-type="currency" office:currency="EUR" office:value="0" calcext:value-type="currency">
            <text:p>0,00 €</text:p>
          </table:table-cell>
          <table:table-cell table:formula="of:=[.H37]+[.I37]-[.L37]" office:value-type="currency" office:currency="EUR" office:value="0" calcext:value-type="currency">
            <text:p>0,00 €</text:p>
          </table:table-cell>
          <table:table-cell table:formula="of:=IF([.H37]+[.I37]&gt;=10;10;[.H37]+[.I3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amp;&quot;D&quot;;[$'SAISIE DONS COTISATIONS'.G$1:.G$1048576])" office:value-type="currency" office:currency="EUR" office:value="0" calcext:value-type="currency">
            <text:p>0,00 €</text:p>
          </table:table-cell>
          <table:table-cell table:formula="of:=SUMIF([$'SAISIE DONS COTISATIONS'.A$1:.A$1048576];[.A38]&amp;&quot;C&quot;;[$'SAISIE DONS COTISATIONS'.G$1:.G$1048576])" office:value-type="currency" office:currency="EUR" office:value="0" calcext:value-type="currency">
            <text:p>0,00 €</text:p>
          </table:table-cell>
          <table:table-cell table:formula="of:=SUMIF([$'SAISIE DONS COTISATIONS'.A$1:.A$1048576];[.A38]&amp;&quot;A&quot;;[$'SAISIE DONS COTISATIONS'.G$1:.G$1048576])" office:value-type="currency" office:currency="EUR" office:value="0" calcext:value-type="currency">
            <text:p>0,00 €</text:p>
          </table:table-cell>
          <table:table-cell table:formula="of:=[.H38]+[.I38]-[.L38]" office:value-type="currency" office:currency="EUR" office:value="0" calcext:value-type="currency">
            <text:p>0,00 €</text:p>
          </table:table-cell>
          <table:table-cell table:formula="of:=IF([.H38]+[.I38]&gt;=10;10;[.H38]+[.I3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amp;&quot;D&quot;;[$'SAISIE DONS COTISATIONS'.G$1:.G$1048576])" office:value-type="currency" office:currency="EUR" office:value="0" calcext:value-type="currency">
            <text:p>0,00 €</text:p>
          </table:table-cell>
          <table:table-cell table:formula="of:=SUMIF([$'SAISIE DONS COTISATIONS'.A$1:.A$1048576];[.A39]&amp;&quot;C&quot;;[$'SAISIE DONS COTISATIONS'.G$1:.G$1048576])" office:value-type="currency" office:currency="EUR" office:value="0" calcext:value-type="currency">
            <text:p>0,00 €</text:p>
          </table:table-cell>
          <table:table-cell table:formula="of:=SUMIF([$'SAISIE DONS COTISATIONS'.A$1:.A$1048576];[.A39]&amp;&quot;A&quot;;[$'SAISIE DONS COTISATIONS'.G$1:.G$1048576])" office:value-type="currency" office:currency="EUR" office:value="0" calcext:value-type="currency">
            <text:p>0,00 €</text:p>
          </table:table-cell>
          <table:table-cell table:formula="of:=[.H39]+[.I39]-[.L39]" office:value-type="currency" office:currency="EUR" office:value="0" calcext:value-type="currency">
            <text:p>0,00 €</text:p>
          </table:table-cell>
          <table:table-cell table:formula="of:=IF([.H39]+[.I39]&gt;=10;10;[.H39]+[.I3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amp;&quot;D&quot;;[$'SAISIE DONS COTISATIONS'.G$1:.G$1048576])" office:value-type="currency" office:currency="EUR" office:value="0" calcext:value-type="currency">
            <text:p>0,00 €</text:p>
          </table:table-cell>
          <table:table-cell table:formula="of:=SUMIF([$'SAISIE DONS COTISATIONS'.A$1:.A$1048576];[.A40]&amp;&quot;C&quot;;[$'SAISIE DONS COTISATIONS'.G$1:.G$1048576])" office:value-type="currency" office:currency="EUR" office:value="0" calcext:value-type="currency">
            <text:p>0,00 €</text:p>
          </table:table-cell>
          <table:table-cell table:formula="of:=SUMIF([$'SAISIE DONS COTISATIONS'.A$1:.A$1048576];[.A40]&amp;&quot;A&quot;;[$'SAISIE DONS COTISATIONS'.G$1:.G$1048576])" office:value-type="currency" office:currency="EUR" office:value="0" calcext:value-type="currency">
            <text:p>0,00 €</text:p>
          </table:table-cell>
          <table:table-cell table:formula="of:=[.H40]+[.I40]-[.L40]" office:value-type="currency" office:currency="EUR" office:value="0" calcext:value-type="currency">
            <text:p>0,00 €</text:p>
          </table:table-cell>
          <table:table-cell table:formula="of:=IF([.H40]+[.I40]&gt;=10;10;[.H40]+[.I4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amp;&quot;D&quot;;[$'SAISIE DONS COTISATIONS'.G$1:.G$1048576])" office:value-type="currency" office:currency="EUR" office:value="0" calcext:value-type="currency">
            <text:p>0,00 €</text:p>
          </table:table-cell>
          <table:table-cell table:formula="of:=SUMIF([$'SAISIE DONS COTISATIONS'.A$1:.A$1048576];[.A41]&amp;&quot;C&quot;;[$'SAISIE DONS COTISATIONS'.G$1:.G$1048576])" office:value-type="currency" office:currency="EUR" office:value="0" calcext:value-type="currency">
            <text:p>0,00 €</text:p>
          </table:table-cell>
          <table:table-cell table:formula="of:=SUMIF([$'SAISIE DONS COTISATIONS'.A$1:.A$1048576];[.A41]&amp;&quot;A&quot;;[$'SAISIE DONS COTISATIONS'.G$1:.G$1048576])" office:value-type="currency" office:currency="EUR" office:value="0" calcext:value-type="currency">
            <text:p>0,00 €</text:p>
          </table:table-cell>
          <table:table-cell table:formula="of:=[.H41]+[.I41]-[.L41]" office:value-type="currency" office:currency="EUR" office:value="0" calcext:value-type="currency">
            <text:p>0,00 €</text:p>
          </table:table-cell>
          <table:table-cell table:formula="of:=IF([.H41]+[.I41]&gt;=10;10;[.H41]+[.I4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amp;&quot;D&quot;;[$'SAISIE DONS COTISATIONS'.G$1:.G$1048576])" office:value-type="currency" office:currency="EUR" office:value="0" calcext:value-type="currency">
            <text:p>0,00 €</text:p>
          </table:table-cell>
          <table:table-cell table:formula="of:=SUMIF([$'SAISIE DONS COTISATIONS'.A$1:.A$1048576];[.A42]&amp;&quot;C&quot;;[$'SAISIE DONS COTISATIONS'.G$1:.G$1048576])" office:value-type="currency" office:currency="EUR" office:value="0" calcext:value-type="currency">
            <text:p>0,00 €</text:p>
          </table:table-cell>
          <table:table-cell table:formula="of:=SUMIF([$'SAISIE DONS COTISATIONS'.A$1:.A$1048576];[.A42]&amp;&quot;A&quot;;[$'SAISIE DONS COTISATIONS'.G$1:.G$1048576])" office:value-type="currency" office:currency="EUR" office:value="0" calcext:value-type="currency">
            <text:p>0,00 €</text:p>
          </table:table-cell>
          <table:table-cell table:formula="of:=[.H42]+[.I42]-[.L42]" office:value-type="currency" office:currency="EUR" office:value="0" calcext:value-type="currency">
            <text:p>0,00 €</text:p>
          </table:table-cell>
          <table:table-cell table:formula="of:=IF([.H42]+[.I42]&gt;=10;10;[.H42]+[.I4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amp;&quot;D&quot;;[$'SAISIE DONS COTISATIONS'.G$1:.G$1048576])" office:value-type="currency" office:currency="EUR" office:value="0" calcext:value-type="currency">
            <text:p>0,00 €</text:p>
          </table:table-cell>
          <table:table-cell table:formula="of:=SUMIF([$'SAISIE DONS COTISATIONS'.A$1:.A$1048576];[.A43]&amp;&quot;C&quot;;[$'SAISIE DONS COTISATIONS'.G$1:.G$1048576])" office:value-type="currency" office:currency="EUR" office:value="0" calcext:value-type="currency">
            <text:p>0,00 €</text:p>
          </table:table-cell>
          <table:table-cell table:formula="of:=SUMIF([$'SAISIE DONS COTISATIONS'.A$1:.A$1048576];[.A43]&amp;&quot;A&quot;;[$'SAISIE DONS COTISATIONS'.G$1:.G$1048576])" office:value-type="currency" office:currency="EUR" office:value="0" calcext:value-type="currency">
            <text:p>0,00 €</text:p>
          </table:table-cell>
          <table:table-cell table:formula="of:=[.H43]+[.I43]-[.L43]" office:value-type="currency" office:currency="EUR" office:value="0" calcext:value-type="currency">
            <text:p>0,00 €</text:p>
          </table:table-cell>
          <table:table-cell table:formula="of:=IF([.H43]+[.I43]&gt;=10;10;[.H43]+[.I4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amp;&quot;D&quot;;[$'SAISIE DONS COTISATIONS'.G$1:.G$1048576])" office:value-type="currency" office:currency="EUR" office:value="0" calcext:value-type="currency">
            <text:p>0,00 €</text:p>
          </table:table-cell>
          <table:table-cell table:formula="of:=SUMIF([$'SAISIE DONS COTISATIONS'.A$1:.A$1048576];[.A44]&amp;&quot;C&quot;;[$'SAISIE DONS COTISATIONS'.G$1:.G$1048576])" office:value-type="currency" office:currency="EUR" office:value="0" calcext:value-type="currency">
            <text:p>0,00 €</text:p>
          </table:table-cell>
          <table:table-cell table:formula="of:=SUMIF([$'SAISIE DONS COTISATIONS'.A$1:.A$1048576];[.A44]&amp;&quot;A&quot;;[$'SAISIE DONS COTISATIONS'.G$1:.G$1048576])" office:value-type="currency" office:currency="EUR" office:value="0" calcext:value-type="currency">
            <text:p>0,00 €</text:p>
          </table:table-cell>
          <table:table-cell table:formula="of:=[.H44]+[.I44]-[.L44]" office:value-type="currency" office:currency="EUR" office:value="0" calcext:value-type="currency">
            <text:p>0,00 €</text:p>
          </table:table-cell>
          <table:table-cell table:formula="of:=IF([.H44]+[.I44]&gt;=10;10;[.H44]+[.I4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amp;&quot;D&quot;;[$'SAISIE DONS COTISATIONS'.G$1:.G$1048576])" office:value-type="currency" office:currency="EUR" office:value="0" calcext:value-type="currency">
            <text:p>0,00 €</text:p>
          </table:table-cell>
          <table:table-cell table:formula="of:=SUMIF([$'SAISIE DONS COTISATIONS'.A$1:.A$1048576];[.A45]&amp;&quot;C&quot;;[$'SAISIE DONS COTISATIONS'.G$1:.G$1048576])" office:value-type="currency" office:currency="EUR" office:value="0" calcext:value-type="currency">
            <text:p>0,00 €</text:p>
          </table:table-cell>
          <table:table-cell table:formula="of:=SUMIF([$'SAISIE DONS COTISATIONS'.A$1:.A$1048576];[.A45]&amp;&quot;A&quot;;[$'SAISIE DONS COTISATIONS'.G$1:.G$1048576])" office:value-type="currency" office:currency="EUR" office:value="0" calcext:value-type="currency">
            <text:p>0,00 €</text:p>
          </table:table-cell>
          <table:table-cell table:formula="of:=[.H45]+[.I45]-[.L45]" office:value-type="currency" office:currency="EUR" office:value="0" calcext:value-type="currency">
            <text:p>0,00 €</text:p>
          </table:table-cell>
          <table:table-cell table:formula="of:=IF([.H45]+[.I45]&gt;=10;10;[.H45]+[.I4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amp;&quot;D&quot;;[$'SAISIE DONS COTISATIONS'.G$1:.G$1048576])" office:value-type="currency" office:currency="EUR" office:value="0" calcext:value-type="currency">
            <text:p>0,00 €</text:p>
          </table:table-cell>
          <table:table-cell table:formula="of:=SUMIF([$'SAISIE DONS COTISATIONS'.A$1:.A$1048576];[.A46]&amp;&quot;C&quot;;[$'SAISIE DONS COTISATIONS'.G$1:.G$1048576])" office:value-type="currency" office:currency="EUR" office:value="0" calcext:value-type="currency">
            <text:p>0,00 €</text:p>
          </table:table-cell>
          <table:table-cell table:formula="of:=SUMIF([$'SAISIE DONS COTISATIONS'.A$1:.A$1048576];[.A46]&amp;&quot;A&quot;;[$'SAISIE DONS COTISATIONS'.G$1:.G$1048576])" office:value-type="currency" office:currency="EUR" office:value="0" calcext:value-type="currency">
            <text:p>0,00 €</text:p>
          </table:table-cell>
          <table:table-cell table:formula="of:=[.H46]+[.I46]-[.L46]" office:value-type="currency" office:currency="EUR" office:value="0" calcext:value-type="currency">
            <text:p>0,00 €</text:p>
          </table:table-cell>
          <table:table-cell table:formula="of:=IF([.H46]+[.I46]&gt;=10;10;[.H46]+[.I4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amp;&quot;D&quot;;[$'SAISIE DONS COTISATIONS'.G$1:.G$1048576])" office:value-type="currency" office:currency="EUR" office:value="0" calcext:value-type="currency">
            <text:p>0,00 €</text:p>
          </table:table-cell>
          <table:table-cell table:formula="of:=SUMIF([$'SAISIE DONS COTISATIONS'.A$1:.A$1048576];[.A47]&amp;&quot;C&quot;;[$'SAISIE DONS COTISATIONS'.G$1:.G$1048576])" office:value-type="currency" office:currency="EUR" office:value="0" calcext:value-type="currency">
            <text:p>0,00 €</text:p>
          </table:table-cell>
          <table:table-cell table:formula="of:=SUMIF([$'SAISIE DONS COTISATIONS'.A$1:.A$1048576];[.A47]&amp;&quot;A&quot;;[$'SAISIE DONS COTISATIONS'.G$1:.G$1048576])" office:value-type="currency" office:currency="EUR" office:value="0" calcext:value-type="currency">
            <text:p>0,00 €</text:p>
          </table:table-cell>
          <table:table-cell table:formula="of:=[.H47]+[.I47]-[.L47]" office:value-type="currency" office:currency="EUR" office:value="0" calcext:value-type="currency">
            <text:p>0,00 €</text:p>
          </table:table-cell>
          <table:table-cell table:formula="of:=IF([.H47]+[.I47]&gt;=10;10;[.H47]+[.I4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amp;&quot;D&quot;;[$'SAISIE DONS COTISATIONS'.G$1:.G$1048576])" office:value-type="currency" office:currency="EUR" office:value="0" calcext:value-type="currency">
            <text:p>0,00 €</text:p>
          </table:table-cell>
          <table:table-cell table:formula="of:=SUMIF([$'SAISIE DONS COTISATIONS'.A$1:.A$1048576];[.A48]&amp;&quot;C&quot;;[$'SAISIE DONS COTISATIONS'.G$1:.G$1048576])" office:value-type="currency" office:currency="EUR" office:value="0" calcext:value-type="currency">
            <text:p>0,00 €</text:p>
          </table:table-cell>
          <table:table-cell table:formula="of:=SUMIF([$'SAISIE DONS COTISATIONS'.A$1:.A$1048576];[.A48]&amp;&quot;A&quot;;[$'SAISIE DONS COTISATIONS'.G$1:.G$1048576])" office:value-type="currency" office:currency="EUR" office:value="0" calcext:value-type="currency">
            <text:p>0,00 €</text:p>
          </table:table-cell>
          <table:table-cell table:formula="of:=[.H48]+[.I48]-[.L48]" office:value-type="currency" office:currency="EUR" office:value="0" calcext:value-type="currency">
            <text:p>0,00 €</text:p>
          </table:table-cell>
          <table:table-cell table:formula="of:=IF([.H48]+[.I48]&gt;=10;10;[.H48]+[.I4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amp;&quot;D&quot;;[$'SAISIE DONS COTISATIONS'.G$1:.G$1048576])" office:value-type="currency" office:currency="EUR" office:value="0" calcext:value-type="currency">
            <text:p>0,00 €</text:p>
          </table:table-cell>
          <table:table-cell table:formula="of:=SUMIF([$'SAISIE DONS COTISATIONS'.A$1:.A$1048576];[.A49]&amp;&quot;C&quot;;[$'SAISIE DONS COTISATIONS'.G$1:.G$1048576])" office:value-type="currency" office:currency="EUR" office:value="0" calcext:value-type="currency">
            <text:p>0,00 €</text:p>
          </table:table-cell>
          <table:table-cell table:formula="of:=SUMIF([$'SAISIE DONS COTISATIONS'.A$1:.A$1048576];[.A49]&amp;&quot;A&quot;;[$'SAISIE DONS COTISATIONS'.G$1:.G$1048576])" office:value-type="currency" office:currency="EUR" office:value="0" calcext:value-type="currency">
            <text:p>0,00 €</text:p>
          </table:table-cell>
          <table:table-cell table:formula="of:=[.H49]+[.I49]-[.L49]" office:value-type="currency" office:currency="EUR" office:value="0" calcext:value-type="currency">
            <text:p>0,00 €</text:p>
          </table:table-cell>
          <table:table-cell table:formula="of:=IF([.H49]+[.I49]&gt;=10;10;[.H49]+[.I4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amp;&quot;D&quot;;[$'SAISIE DONS COTISATIONS'.G$1:.G$1048576])" office:value-type="currency" office:currency="EUR" office:value="0" calcext:value-type="currency">
            <text:p>0,00 €</text:p>
          </table:table-cell>
          <table:table-cell table:formula="of:=SUMIF([$'SAISIE DONS COTISATIONS'.A$1:.A$1048576];[.A50]&amp;&quot;C&quot;;[$'SAISIE DONS COTISATIONS'.G$1:.G$1048576])" office:value-type="currency" office:currency="EUR" office:value="0" calcext:value-type="currency">
            <text:p>0,00 €</text:p>
          </table:table-cell>
          <table:table-cell table:formula="of:=SUMIF([$'SAISIE DONS COTISATIONS'.A$1:.A$1048576];[.A50]&amp;&quot;A&quot;;[$'SAISIE DONS COTISATIONS'.G$1:.G$1048576])" office:value-type="currency" office:currency="EUR" office:value="0" calcext:value-type="currency">
            <text:p>0,00 €</text:p>
          </table:table-cell>
          <table:table-cell table:formula="of:=[.H50]+[.I50]-[.L50]" office:value-type="currency" office:currency="EUR" office:value="0" calcext:value-type="currency">
            <text:p>0,00 €</text:p>
          </table:table-cell>
          <table:table-cell table:formula="of:=IF([.H50]+[.I50]&gt;=10;10;[.H50]+[.I5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amp;&quot;D&quot;;[$'SAISIE DONS COTISATIONS'.G$1:.G$1048576])" office:value-type="currency" office:currency="EUR" office:value="0" calcext:value-type="currency">
            <text:p>0,00 €</text:p>
          </table:table-cell>
          <table:table-cell table:formula="of:=SUMIF([$'SAISIE DONS COTISATIONS'.A$1:.A$1048576];[.A51]&amp;&quot;C&quot;;[$'SAISIE DONS COTISATIONS'.G$1:.G$1048576])" office:value-type="currency" office:currency="EUR" office:value="0" calcext:value-type="currency">
            <text:p>0,00 €</text:p>
          </table:table-cell>
          <table:table-cell table:formula="of:=SUMIF([$'SAISIE DONS COTISATIONS'.A$1:.A$1048576];[.A51]&amp;&quot;A&quot;;[$'SAISIE DONS COTISATIONS'.G$1:.G$1048576])" office:value-type="currency" office:currency="EUR" office:value="0" calcext:value-type="currency">
            <text:p>0,00 €</text:p>
          </table:table-cell>
          <table:table-cell table:formula="of:=[.H51]+[.I51]-[.L51]" office:value-type="currency" office:currency="EUR" office:value="0" calcext:value-type="currency">
            <text:p>0,00 €</text:p>
          </table:table-cell>
          <table:table-cell table:formula="of:=IF([.H51]+[.I51]&gt;=10;10;[.H51]+[.I5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amp;&quot;D&quot;;[$'SAISIE DONS COTISATIONS'.G$1:.G$1048576])" office:value-type="currency" office:currency="EUR" office:value="0" calcext:value-type="currency">
            <text:p>0,00 €</text:p>
          </table:table-cell>
          <table:table-cell table:formula="of:=SUMIF([$'SAISIE DONS COTISATIONS'.A$1:.A$1048576];[.A52]&amp;&quot;C&quot;;[$'SAISIE DONS COTISATIONS'.G$1:.G$1048576])" office:value-type="currency" office:currency="EUR" office:value="0" calcext:value-type="currency">
            <text:p>0,00 €</text:p>
          </table:table-cell>
          <table:table-cell table:formula="of:=SUMIF([$'SAISIE DONS COTISATIONS'.A$1:.A$1048576];[.A52]&amp;&quot;A&quot;;[$'SAISIE DONS COTISATIONS'.G$1:.G$1048576])" office:value-type="currency" office:currency="EUR" office:value="0" calcext:value-type="currency">
            <text:p>0,00 €</text:p>
          </table:table-cell>
          <table:table-cell table:formula="of:=[.H52]+[.I52]-[.L52]" office:value-type="currency" office:currency="EUR" office:value="0" calcext:value-type="currency">
            <text:p>0,00 €</text:p>
          </table:table-cell>
          <table:table-cell table:formula="of:=IF([.H52]+[.I52]&gt;=10;10;[.H52]+[.I5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amp;&quot;D&quot;;[$'SAISIE DONS COTISATIONS'.G$1:.G$1048576])" office:value-type="currency" office:currency="EUR" office:value="0" calcext:value-type="currency">
            <text:p>0,00 €</text:p>
          </table:table-cell>
          <table:table-cell table:formula="of:=SUMIF([$'SAISIE DONS COTISATIONS'.A$1:.A$1048576];[.A53]&amp;&quot;C&quot;;[$'SAISIE DONS COTISATIONS'.G$1:.G$1048576])" office:value-type="currency" office:currency="EUR" office:value="0" calcext:value-type="currency">
            <text:p>0,00 €</text:p>
          </table:table-cell>
          <table:table-cell table:formula="of:=SUMIF([$'SAISIE DONS COTISATIONS'.A$1:.A$1048576];[.A53]&amp;&quot;A&quot;;[$'SAISIE DONS COTISATIONS'.G$1:.G$1048576])" office:value-type="currency" office:currency="EUR" office:value="0" calcext:value-type="currency">
            <text:p>0,00 €</text:p>
          </table:table-cell>
          <table:table-cell table:formula="of:=[.H53]+[.I53]-[.L53]" office:value-type="currency" office:currency="EUR" office:value="0" calcext:value-type="currency">
            <text:p>0,00 €</text:p>
          </table:table-cell>
          <table:table-cell table:formula="of:=IF([.H53]+[.I53]&gt;=10;10;[.H53]+[.I5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amp;&quot;D&quot;;[$'SAISIE DONS COTISATIONS'.G$1:.G$1048576])" office:value-type="currency" office:currency="EUR" office:value="0" calcext:value-type="currency">
            <text:p>0,00 €</text:p>
          </table:table-cell>
          <table:table-cell table:formula="of:=SUMIF([$'SAISIE DONS COTISATIONS'.A$1:.A$1048576];[.A54]&amp;&quot;C&quot;;[$'SAISIE DONS COTISATIONS'.G$1:.G$1048576])" office:value-type="currency" office:currency="EUR" office:value="0" calcext:value-type="currency">
            <text:p>0,00 €</text:p>
          </table:table-cell>
          <table:table-cell table:formula="of:=SUMIF([$'SAISIE DONS COTISATIONS'.A$1:.A$1048576];[.A54]&amp;&quot;A&quot;;[$'SAISIE DONS COTISATIONS'.G$1:.G$1048576])" office:value-type="currency" office:currency="EUR" office:value="0" calcext:value-type="currency">
            <text:p>0,00 €</text:p>
          </table:table-cell>
          <table:table-cell table:formula="of:=[.H54]+[.I54]-[.L54]" office:value-type="currency" office:currency="EUR" office:value="0" calcext:value-type="currency">
            <text:p>0,00 €</text:p>
          </table:table-cell>
          <table:table-cell table:formula="of:=IF([.H54]+[.I54]&gt;=10;10;[.H54]+[.I5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amp;&quot;D&quot;;[$'SAISIE DONS COTISATIONS'.G$1:.G$1048576])" office:value-type="currency" office:currency="EUR" office:value="0" calcext:value-type="currency">
            <text:p>0,00 €</text:p>
          </table:table-cell>
          <table:table-cell table:formula="of:=SUMIF([$'SAISIE DONS COTISATIONS'.A$1:.A$1048576];[.A55]&amp;&quot;C&quot;;[$'SAISIE DONS COTISATIONS'.G$1:.G$1048576])" office:value-type="currency" office:currency="EUR" office:value="0" calcext:value-type="currency">
            <text:p>0,00 €</text:p>
          </table:table-cell>
          <table:table-cell table:formula="of:=SUMIF([$'SAISIE DONS COTISATIONS'.A$1:.A$1048576];[.A55]&amp;&quot;A&quot;;[$'SAISIE DONS COTISATIONS'.G$1:.G$1048576])" office:value-type="currency" office:currency="EUR" office:value="0" calcext:value-type="currency">
            <text:p>0,00 €</text:p>
          </table:table-cell>
          <table:table-cell table:formula="of:=[.H55]+[.I55]-[.L55]" office:value-type="currency" office:currency="EUR" office:value="0" calcext:value-type="currency">
            <text:p>0,00 €</text:p>
          </table:table-cell>
          <table:table-cell table:formula="of:=IF([.H55]+[.I55]&gt;=10;10;[.H55]+[.I5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amp;&quot;D&quot;;[$'SAISIE DONS COTISATIONS'.G$1:.G$1048576])" office:value-type="currency" office:currency="EUR" office:value="0" calcext:value-type="currency">
            <text:p>0,00 €</text:p>
          </table:table-cell>
          <table:table-cell table:formula="of:=SUMIF([$'SAISIE DONS COTISATIONS'.A$1:.A$1048576];[.A56]&amp;&quot;C&quot;;[$'SAISIE DONS COTISATIONS'.G$1:.G$1048576])" office:value-type="currency" office:currency="EUR" office:value="0" calcext:value-type="currency">
            <text:p>0,00 €</text:p>
          </table:table-cell>
          <table:table-cell table:formula="of:=SUMIF([$'SAISIE DONS COTISATIONS'.A$1:.A$1048576];[.A56]&amp;&quot;A&quot;;[$'SAISIE DONS COTISATIONS'.G$1:.G$1048576])" office:value-type="currency" office:currency="EUR" office:value="0" calcext:value-type="currency">
            <text:p>0,00 €</text:p>
          </table:table-cell>
          <table:table-cell table:formula="of:=[.H56]+[.I56]-[.L56]" office:value-type="currency" office:currency="EUR" office:value="0" calcext:value-type="currency">
            <text:p>0,00 €</text:p>
          </table:table-cell>
          <table:table-cell table:formula="of:=IF([.H56]+[.I56]&gt;=10;10;[.H56]+[.I5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amp;&quot;D&quot;;[$'SAISIE DONS COTISATIONS'.G$1:.G$1048576])" office:value-type="currency" office:currency="EUR" office:value="0" calcext:value-type="currency">
            <text:p>0,00 €</text:p>
          </table:table-cell>
          <table:table-cell table:formula="of:=SUMIF([$'SAISIE DONS COTISATIONS'.A$1:.A$1048576];[.A57]&amp;&quot;C&quot;;[$'SAISIE DONS COTISATIONS'.G$1:.G$1048576])" office:value-type="currency" office:currency="EUR" office:value="0" calcext:value-type="currency">
            <text:p>0,00 €</text:p>
          </table:table-cell>
          <table:table-cell table:formula="of:=SUMIF([$'SAISIE DONS COTISATIONS'.A$1:.A$1048576];[.A57]&amp;&quot;A&quot;;[$'SAISIE DONS COTISATIONS'.G$1:.G$1048576])" office:value-type="currency" office:currency="EUR" office:value="0" calcext:value-type="currency">
            <text:p>0,00 €</text:p>
          </table:table-cell>
          <table:table-cell table:formula="of:=[.H57]+[.I57]-[.L57]" office:value-type="currency" office:currency="EUR" office:value="0" calcext:value-type="currency">
            <text:p>0,00 €</text:p>
          </table:table-cell>
          <table:table-cell table:formula="of:=IF([.H57]+[.I57]&gt;=10;10;[.H57]+[.I5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amp;&quot;D&quot;;[$'SAISIE DONS COTISATIONS'.G$1:.G$1048576])" office:value-type="currency" office:currency="EUR" office:value="0" calcext:value-type="currency">
            <text:p>0,00 €</text:p>
          </table:table-cell>
          <table:table-cell table:formula="of:=SUMIF([$'SAISIE DONS COTISATIONS'.A$1:.A$1048576];[.A58]&amp;&quot;C&quot;;[$'SAISIE DONS COTISATIONS'.G$1:.G$1048576])" office:value-type="currency" office:currency="EUR" office:value="0" calcext:value-type="currency">
            <text:p>0,00 €</text:p>
          </table:table-cell>
          <table:table-cell table:formula="of:=SUMIF([$'SAISIE DONS COTISATIONS'.A$1:.A$1048576];[.A58]&amp;&quot;A&quot;;[$'SAISIE DONS COTISATIONS'.G$1:.G$1048576])" office:value-type="currency" office:currency="EUR" office:value="0" calcext:value-type="currency">
            <text:p>0,00 €</text:p>
          </table:table-cell>
          <table:table-cell table:formula="of:=[.H58]+[.I58]-[.L58]" office:value-type="currency" office:currency="EUR" office:value="0" calcext:value-type="currency">
            <text:p>0,00 €</text:p>
          </table:table-cell>
          <table:table-cell table:formula="of:=IF([.H58]+[.I58]&gt;=10;10;[.H58]+[.I5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amp;&quot;D&quot;;[$'SAISIE DONS COTISATIONS'.G$1:.G$1048576])" office:value-type="currency" office:currency="EUR" office:value="0" calcext:value-type="currency">
            <text:p>0,00 €</text:p>
          </table:table-cell>
          <table:table-cell table:formula="of:=SUMIF([$'SAISIE DONS COTISATIONS'.A$1:.A$1048576];[.A59]&amp;&quot;C&quot;;[$'SAISIE DONS COTISATIONS'.G$1:.G$1048576])" office:value-type="currency" office:currency="EUR" office:value="0" calcext:value-type="currency">
            <text:p>0,00 €</text:p>
          </table:table-cell>
          <table:table-cell table:formula="of:=SUMIF([$'SAISIE DONS COTISATIONS'.A$1:.A$1048576];[.A59]&amp;&quot;A&quot;;[$'SAISIE DONS COTISATIONS'.G$1:.G$1048576])" office:value-type="currency" office:currency="EUR" office:value="0" calcext:value-type="currency">
            <text:p>0,00 €</text:p>
          </table:table-cell>
          <table:table-cell table:formula="of:=[.H59]+[.I59]-[.L59]" office:value-type="currency" office:currency="EUR" office:value="0" calcext:value-type="currency">
            <text:p>0,00 €</text:p>
          </table:table-cell>
          <table:table-cell table:formula="of:=IF([.H59]+[.I59]&gt;=10;10;[.H59]+[.I5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amp;&quot;D&quot;;[$'SAISIE DONS COTISATIONS'.G$1:.G$1048576])" office:value-type="currency" office:currency="EUR" office:value="0" calcext:value-type="currency">
            <text:p>0,00 €</text:p>
          </table:table-cell>
          <table:table-cell table:formula="of:=SUMIF([$'SAISIE DONS COTISATIONS'.A$1:.A$1048576];[.A60]&amp;&quot;C&quot;;[$'SAISIE DONS COTISATIONS'.G$1:.G$1048576])" office:value-type="currency" office:currency="EUR" office:value="0" calcext:value-type="currency">
            <text:p>0,00 €</text:p>
          </table:table-cell>
          <table:table-cell table:formula="of:=SUMIF([$'SAISIE DONS COTISATIONS'.A$1:.A$1048576];[.A60]&amp;&quot;A&quot;;[$'SAISIE DONS COTISATIONS'.G$1:.G$1048576])" office:value-type="currency" office:currency="EUR" office:value="0" calcext:value-type="currency">
            <text:p>0,00 €</text:p>
          </table:table-cell>
          <table:table-cell table:formula="of:=[.H60]+[.I60]-[.L60]" office:value-type="currency" office:currency="EUR" office:value="0" calcext:value-type="currency">
            <text:p>0,00 €</text:p>
          </table:table-cell>
          <table:table-cell table:formula="of:=IF([.H60]+[.I60]&gt;=10;10;[.H60]+[.I6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amp;&quot;D&quot;;[$'SAISIE DONS COTISATIONS'.G$1:.G$1048576])" office:value-type="currency" office:currency="EUR" office:value="0" calcext:value-type="currency">
            <text:p>0,00 €</text:p>
          </table:table-cell>
          <table:table-cell table:formula="of:=SUMIF([$'SAISIE DONS COTISATIONS'.A$1:.A$1048576];[.A61]&amp;&quot;C&quot;;[$'SAISIE DONS COTISATIONS'.G$1:.G$1048576])" office:value-type="currency" office:currency="EUR" office:value="0" calcext:value-type="currency">
            <text:p>0,00 €</text:p>
          </table:table-cell>
          <table:table-cell table:formula="of:=SUMIF([$'SAISIE DONS COTISATIONS'.A$1:.A$1048576];[.A61]&amp;&quot;A&quot;;[$'SAISIE DONS COTISATIONS'.G$1:.G$1048576])" office:value-type="currency" office:currency="EUR" office:value="0" calcext:value-type="currency">
            <text:p>0,00 €</text:p>
          </table:table-cell>
          <table:table-cell table:formula="of:=[.H61]+[.I61]-[.L61]" office:value-type="currency" office:currency="EUR" office:value="0" calcext:value-type="currency">
            <text:p>0,00 €</text:p>
          </table:table-cell>
          <table:table-cell table:formula="of:=IF([.H61]+[.I61]&gt;=10;10;[.H61]+[.I6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amp;&quot;D&quot;;[$'SAISIE DONS COTISATIONS'.G$1:.G$1048576])" office:value-type="currency" office:currency="EUR" office:value="0" calcext:value-type="currency">
            <text:p>0,00 €</text:p>
          </table:table-cell>
          <table:table-cell table:formula="of:=SUMIF([$'SAISIE DONS COTISATIONS'.A$1:.A$1048576];[.A62]&amp;&quot;C&quot;;[$'SAISIE DONS COTISATIONS'.G$1:.G$1048576])" office:value-type="currency" office:currency="EUR" office:value="0" calcext:value-type="currency">
            <text:p>0,00 €</text:p>
          </table:table-cell>
          <table:table-cell table:formula="of:=SUMIF([$'SAISIE DONS COTISATIONS'.A$1:.A$1048576];[.A62]&amp;&quot;A&quot;;[$'SAISIE DONS COTISATIONS'.G$1:.G$1048576])" office:value-type="currency" office:currency="EUR" office:value="0" calcext:value-type="currency">
            <text:p>0,00 €</text:p>
          </table:table-cell>
          <table:table-cell table:formula="of:=[.H62]+[.I62]-[.L62]" office:value-type="currency" office:currency="EUR" office:value="0" calcext:value-type="currency">
            <text:p>0,00 €</text:p>
          </table:table-cell>
          <table:table-cell table:formula="of:=IF([.H62]+[.I62]&gt;=10;10;[.H62]+[.I6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amp;&quot;D&quot;;[$'SAISIE DONS COTISATIONS'.G$1:.G$1048576])" office:value-type="currency" office:currency="EUR" office:value="0" calcext:value-type="currency">
            <text:p>0,00 €</text:p>
          </table:table-cell>
          <table:table-cell table:formula="of:=SUMIF([$'SAISIE DONS COTISATIONS'.A$1:.A$1048576];[.A63]&amp;&quot;C&quot;;[$'SAISIE DONS COTISATIONS'.G$1:.G$1048576])" office:value-type="currency" office:currency="EUR" office:value="0" calcext:value-type="currency">
            <text:p>0,00 €</text:p>
          </table:table-cell>
          <table:table-cell table:formula="of:=SUMIF([$'SAISIE DONS COTISATIONS'.A$1:.A$1048576];[.A63]&amp;&quot;A&quot;;[$'SAISIE DONS COTISATIONS'.G$1:.G$1048576])" office:value-type="currency" office:currency="EUR" office:value="0" calcext:value-type="currency">
            <text:p>0,00 €</text:p>
          </table:table-cell>
          <table:table-cell table:formula="of:=[.H63]+[.I63]-[.L63]" office:value-type="currency" office:currency="EUR" office:value="0" calcext:value-type="currency">
            <text:p>0,00 €</text:p>
          </table:table-cell>
          <table:table-cell table:formula="of:=IF([.H63]+[.I63]&gt;=10;10;[.H63]+[.I6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amp;&quot;D&quot;;[$'SAISIE DONS COTISATIONS'.G$1:.G$1048576])" office:value-type="currency" office:currency="EUR" office:value="0" calcext:value-type="currency">
            <text:p>0,00 €</text:p>
          </table:table-cell>
          <table:table-cell table:formula="of:=SUMIF([$'SAISIE DONS COTISATIONS'.A$1:.A$1048576];[.A64]&amp;&quot;C&quot;;[$'SAISIE DONS COTISATIONS'.G$1:.G$1048576])" office:value-type="currency" office:currency="EUR" office:value="0" calcext:value-type="currency">
            <text:p>0,00 €</text:p>
          </table:table-cell>
          <table:table-cell table:formula="of:=SUMIF([$'SAISIE DONS COTISATIONS'.A$1:.A$1048576];[.A64]&amp;&quot;A&quot;;[$'SAISIE DONS COTISATIONS'.G$1:.G$1048576])" office:value-type="currency" office:currency="EUR" office:value="0" calcext:value-type="currency">
            <text:p>0,00 €</text:p>
          </table:table-cell>
          <table:table-cell table:formula="of:=[.H64]+[.I64]-[.L64]" office:value-type="currency" office:currency="EUR" office:value="0" calcext:value-type="currency">
            <text:p>0,00 €</text:p>
          </table:table-cell>
          <table:table-cell table:formula="of:=IF([.H64]+[.I64]&gt;=10;10;[.H64]+[.I6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amp;&quot;D&quot;;[$'SAISIE DONS COTISATIONS'.G$1:.G$1048576])" office:value-type="currency" office:currency="EUR" office:value="0" calcext:value-type="currency">
            <text:p>0,00 €</text:p>
          </table:table-cell>
          <table:table-cell table:formula="of:=SUMIF([$'SAISIE DONS COTISATIONS'.A$1:.A$1048576];[.A65]&amp;&quot;C&quot;;[$'SAISIE DONS COTISATIONS'.G$1:.G$1048576])" office:value-type="currency" office:currency="EUR" office:value="0" calcext:value-type="currency">
            <text:p>0,00 €</text:p>
          </table:table-cell>
          <table:table-cell table:formula="of:=SUMIF([$'SAISIE DONS COTISATIONS'.A$1:.A$1048576];[.A65]&amp;&quot;A&quot;;[$'SAISIE DONS COTISATIONS'.G$1:.G$1048576])" office:value-type="currency" office:currency="EUR" office:value="0" calcext:value-type="currency">
            <text:p>0,00 €</text:p>
          </table:table-cell>
          <table:table-cell table:formula="of:=[.H65]+[.I65]-[.L65]" office:value-type="currency" office:currency="EUR" office:value="0" calcext:value-type="currency">
            <text:p>0,00 €</text:p>
          </table:table-cell>
          <table:table-cell table:formula="of:=IF([.H65]+[.I65]&gt;=10;10;[.H65]+[.I6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amp;&quot;D&quot;;[$'SAISIE DONS COTISATIONS'.G$1:.G$1048576])" office:value-type="currency" office:currency="EUR" office:value="0" calcext:value-type="currency">
            <text:p>0,00 €</text:p>
          </table:table-cell>
          <table:table-cell table:formula="of:=SUMIF([$'SAISIE DONS COTISATIONS'.A$1:.A$1048576];[.A66]&amp;&quot;C&quot;;[$'SAISIE DONS COTISATIONS'.G$1:.G$1048576])" office:value-type="currency" office:currency="EUR" office:value="0" calcext:value-type="currency">
            <text:p>0,00 €</text:p>
          </table:table-cell>
          <table:table-cell table:formula="of:=SUMIF([$'SAISIE DONS COTISATIONS'.A$1:.A$1048576];[.A66]&amp;&quot;A&quot;;[$'SAISIE DONS COTISATIONS'.G$1:.G$1048576])" office:value-type="currency" office:currency="EUR" office:value="0" calcext:value-type="currency">
            <text:p>0,00 €</text:p>
          </table:table-cell>
          <table:table-cell table:formula="of:=[.H66]+[.I66]-[.L66]" office:value-type="currency" office:currency="EUR" office:value="0" calcext:value-type="currency">
            <text:p>0,00 €</text:p>
          </table:table-cell>
          <table:table-cell table:formula="of:=IF([.H66]+[.I66]&gt;=10;10;[.H66]+[.I6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amp;&quot;D&quot;;[$'SAISIE DONS COTISATIONS'.G$1:.G$1048576])" office:value-type="currency" office:currency="EUR" office:value="0" calcext:value-type="currency">
            <text:p>0,00 €</text:p>
          </table:table-cell>
          <table:table-cell table:formula="of:=SUMIF([$'SAISIE DONS COTISATIONS'.A$1:.A$1048576];[.A67]&amp;&quot;C&quot;;[$'SAISIE DONS COTISATIONS'.G$1:.G$1048576])" office:value-type="currency" office:currency="EUR" office:value="0" calcext:value-type="currency">
            <text:p>0,00 €</text:p>
          </table:table-cell>
          <table:table-cell table:formula="of:=SUMIF([$'SAISIE DONS COTISATIONS'.A$1:.A$1048576];[.A67]&amp;&quot;A&quot;;[$'SAISIE DONS COTISATIONS'.G$1:.G$1048576])" office:value-type="currency" office:currency="EUR" office:value="0" calcext:value-type="currency">
            <text:p>0,00 €</text:p>
          </table:table-cell>
          <table:table-cell table:formula="of:=[.H67]+[.I67]-[.L67]" office:value-type="currency" office:currency="EUR" office:value="0" calcext:value-type="currency">
            <text:p>0,00 €</text:p>
          </table:table-cell>
          <table:table-cell table:formula="of:=IF([.H67]+[.I67]&gt;=10;10;[.H67]+[.I6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amp;&quot;D&quot;;[$'SAISIE DONS COTISATIONS'.G$1:.G$1048576])" office:value-type="currency" office:currency="EUR" office:value="0" calcext:value-type="currency">
            <text:p>0,00 €</text:p>
          </table:table-cell>
          <table:table-cell table:formula="of:=SUMIF([$'SAISIE DONS COTISATIONS'.A$1:.A$1048576];[.A68]&amp;&quot;C&quot;;[$'SAISIE DONS COTISATIONS'.G$1:.G$1048576])" office:value-type="currency" office:currency="EUR" office:value="0" calcext:value-type="currency">
            <text:p>0,00 €</text:p>
          </table:table-cell>
          <table:table-cell table:formula="of:=SUMIF([$'SAISIE DONS COTISATIONS'.A$1:.A$1048576];[.A68]&amp;&quot;A&quot;;[$'SAISIE DONS COTISATIONS'.G$1:.G$1048576])" office:value-type="currency" office:currency="EUR" office:value="0" calcext:value-type="currency">
            <text:p>0,00 €</text:p>
          </table:table-cell>
          <table:table-cell table:formula="of:=[.H68]+[.I68]-[.L68]" office:value-type="currency" office:currency="EUR" office:value="0" calcext:value-type="currency">
            <text:p>0,00 €</text:p>
          </table:table-cell>
          <table:table-cell table:formula="of:=IF([.H68]+[.I68]&gt;=10;10;[.H68]+[.I6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amp;&quot;D&quot;;[$'SAISIE DONS COTISATIONS'.G$1:.G$1048576])" office:value-type="currency" office:currency="EUR" office:value="0" calcext:value-type="currency">
            <text:p>0,00 €</text:p>
          </table:table-cell>
          <table:table-cell table:formula="of:=SUMIF([$'SAISIE DONS COTISATIONS'.A$1:.A$1048576];[.A69]&amp;&quot;C&quot;;[$'SAISIE DONS COTISATIONS'.G$1:.G$1048576])" office:value-type="currency" office:currency="EUR" office:value="0" calcext:value-type="currency">
            <text:p>0,00 €</text:p>
          </table:table-cell>
          <table:table-cell table:formula="of:=SUMIF([$'SAISIE DONS COTISATIONS'.A$1:.A$1048576];[.A69]&amp;&quot;A&quot;;[$'SAISIE DONS COTISATIONS'.G$1:.G$1048576])" office:value-type="currency" office:currency="EUR" office:value="0" calcext:value-type="currency">
            <text:p>0,00 €</text:p>
          </table:table-cell>
          <table:table-cell table:formula="of:=[.H69]+[.I69]-[.L69]" office:value-type="currency" office:currency="EUR" office:value="0" calcext:value-type="currency">
            <text:p>0,00 €</text:p>
          </table:table-cell>
          <table:table-cell table:formula="of:=IF([.H69]+[.I69]&gt;=10;10;[.H69]+[.I6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amp;&quot;D&quot;;[$'SAISIE DONS COTISATIONS'.G$1:.G$1048576])" office:value-type="currency" office:currency="EUR" office:value="0" calcext:value-type="currency">
            <text:p>0,00 €</text:p>
          </table:table-cell>
          <table:table-cell table:formula="of:=SUMIF([$'SAISIE DONS COTISATIONS'.A$1:.A$1048576];[.A70]&amp;&quot;C&quot;;[$'SAISIE DONS COTISATIONS'.G$1:.G$1048576])" office:value-type="currency" office:currency="EUR" office:value="0" calcext:value-type="currency">
            <text:p>0,00 €</text:p>
          </table:table-cell>
          <table:table-cell table:formula="of:=SUMIF([$'SAISIE DONS COTISATIONS'.A$1:.A$1048576];[.A70]&amp;&quot;A&quot;;[$'SAISIE DONS COTISATIONS'.G$1:.G$1048576])" office:value-type="currency" office:currency="EUR" office:value="0" calcext:value-type="currency">
            <text:p>0,00 €</text:p>
          </table:table-cell>
          <table:table-cell table:formula="of:=[.H70]+[.I70]-[.L70]" office:value-type="currency" office:currency="EUR" office:value="0" calcext:value-type="currency">
            <text:p>0,00 €</text:p>
          </table:table-cell>
          <table:table-cell table:formula="of:=IF([.H70]+[.I70]&gt;=10;10;[.H70]+[.I7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amp;&quot;D&quot;;[$'SAISIE DONS COTISATIONS'.G$1:.G$1048576])" office:value-type="currency" office:currency="EUR" office:value="0" calcext:value-type="currency">
            <text:p>0,00 €</text:p>
          </table:table-cell>
          <table:table-cell table:formula="of:=SUMIF([$'SAISIE DONS COTISATIONS'.A$1:.A$1048576];[.A71]&amp;&quot;C&quot;;[$'SAISIE DONS COTISATIONS'.G$1:.G$1048576])" office:value-type="currency" office:currency="EUR" office:value="0" calcext:value-type="currency">
            <text:p>0,00 €</text:p>
          </table:table-cell>
          <table:table-cell table:formula="of:=SUMIF([$'SAISIE DONS COTISATIONS'.A$1:.A$1048576];[.A71]&amp;&quot;A&quot;;[$'SAISIE DONS COTISATIONS'.G$1:.G$1048576])" office:value-type="currency" office:currency="EUR" office:value="0" calcext:value-type="currency">
            <text:p>0,00 €</text:p>
          </table:table-cell>
          <table:table-cell table:formula="of:=[.H71]+[.I71]-[.L71]" office:value-type="currency" office:currency="EUR" office:value="0" calcext:value-type="currency">
            <text:p>0,00 €</text:p>
          </table:table-cell>
          <table:table-cell table:formula="of:=IF([.H71]+[.I71]&gt;=10;10;[.H71]+[.I7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amp;&quot;D&quot;;[$'SAISIE DONS COTISATIONS'.G$1:.G$1048576])" office:value-type="currency" office:currency="EUR" office:value="0" calcext:value-type="currency">
            <text:p>0,00 €</text:p>
          </table:table-cell>
          <table:table-cell table:formula="of:=SUMIF([$'SAISIE DONS COTISATIONS'.A$1:.A$1048576];[.A72]&amp;&quot;C&quot;;[$'SAISIE DONS COTISATIONS'.G$1:.G$1048576])" office:value-type="currency" office:currency="EUR" office:value="0" calcext:value-type="currency">
            <text:p>0,00 €</text:p>
          </table:table-cell>
          <table:table-cell table:formula="of:=SUMIF([$'SAISIE DONS COTISATIONS'.A$1:.A$1048576];[.A72]&amp;&quot;A&quot;;[$'SAISIE DONS COTISATIONS'.G$1:.G$1048576])" office:value-type="currency" office:currency="EUR" office:value="0" calcext:value-type="currency">
            <text:p>0,00 €</text:p>
          </table:table-cell>
          <table:table-cell table:formula="of:=[.H72]+[.I72]-[.L72]" office:value-type="currency" office:currency="EUR" office:value="0" calcext:value-type="currency">
            <text:p>0,00 €</text:p>
          </table:table-cell>
          <table:table-cell table:formula="of:=IF([.H72]+[.I72]&gt;=10;10;[.H72]+[.I7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amp;&quot;D&quot;;[$'SAISIE DONS COTISATIONS'.G$1:.G$1048576])" office:value-type="currency" office:currency="EUR" office:value="0" calcext:value-type="currency">
            <text:p>0,00 €</text:p>
          </table:table-cell>
          <table:table-cell table:formula="of:=SUMIF([$'SAISIE DONS COTISATIONS'.A$1:.A$1048576];[.A73]&amp;&quot;C&quot;;[$'SAISIE DONS COTISATIONS'.G$1:.G$1048576])" office:value-type="currency" office:currency="EUR" office:value="0" calcext:value-type="currency">
            <text:p>0,00 €</text:p>
          </table:table-cell>
          <table:table-cell table:formula="of:=SUMIF([$'SAISIE DONS COTISATIONS'.A$1:.A$1048576];[.A73]&amp;&quot;A&quot;;[$'SAISIE DONS COTISATIONS'.G$1:.G$1048576])" office:value-type="currency" office:currency="EUR" office:value="0" calcext:value-type="currency">
            <text:p>0,00 €</text:p>
          </table:table-cell>
          <table:table-cell table:formula="of:=[.H73]+[.I73]-[.L73]" office:value-type="currency" office:currency="EUR" office:value="0" calcext:value-type="currency">
            <text:p>0,00 €</text:p>
          </table:table-cell>
          <table:table-cell table:formula="of:=IF([.H73]+[.I73]&gt;=10;10;[.H73]+[.I7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amp;&quot;D&quot;;[$'SAISIE DONS COTISATIONS'.G$1:.G$1048576])" office:value-type="currency" office:currency="EUR" office:value="0" calcext:value-type="currency">
            <text:p>0,00 €</text:p>
          </table:table-cell>
          <table:table-cell table:formula="of:=SUMIF([$'SAISIE DONS COTISATIONS'.A$1:.A$1048576];[.A74]&amp;&quot;C&quot;;[$'SAISIE DONS COTISATIONS'.G$1:.G$1048576])" office:value-type="currency" office:currency="EUR" office:value="0" calcext:value-type="currency">
            <text:p>0,00 €</text:p>
          </table:table-cell>
          <table:table-cell table:formula="of:=SUMIF([$'SAISIE DONS COTISATIONS'.A$1:.A$1048576];[.A74]&amp;&quot;A&quot;;[$'SAISIE DONS COTISATIONS'.G$1:.G$1048576])" office:value-type="currency" office:currency="EUR" office:value="0" calcext:value-type="currency">
            <text:p>0,00 €</text:p>
          </table:table-cell>
          <table:table-cell table:formula="of:=[.H74]+[.I74]-[.L74]" office:value-type="currency" office:currency="EUR" office:value="0" calcext:value-type="currency">
            <text:p>0,00 €</text:p>
          </table:table-cell>
          <table:table-cell table:formula="of:=IF([.H74]+[.I74]&gt;=10;10;[.H74]+[.I7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amp;&quot;D&quot;;[$'SAISIE DONS COTISATIONS'.G$1:.G$1048576])" office:value-type="currency" office:currency="EUR" office:value="0" calcext:value-type="currency">
            <text:p>0,00 €</text:p>
          </table:table-cell>
          <table:table-cell table:formula="of:=SUMIF([$'SAISIE DONS COTISATIONS'.A$1:.A$1048576];[.A75]&amp;&quot;C&quot;;[$'SAISIE DONS COTISATIONS'.G$1:.G$1048576])" office:value-type="currency" office:currency="EUR" office:value="0" calcext:value-type="currency">
            <text:p>0,00 €</text:p>
          </table:table-cell>
          <table:table-cell table:formula="of:=SUMIF([$'SAISIE DONS COTISATIONS'.A$1:.A$1048576];[.A75]&amp;&quot;A&quot;;[$'SAISIE DONS COTISATIONS'.G$1:.G$1048576])" office:value-type="currency" office:currency="EUR" office:value="0" calcext:value-type="currency">
            <text:p>0,00 €</text:p>
          </table:table-cell>
          <table:table-cell table:formula="of:=[.H75]+[.I75]-[.L75]" office:value-type="currency" office:currency="EUR" office:value="0" calcext:value-type="currency">
            <text:p>0,00 €</text:p>
          </table:table-cell>
          <table:table-cell table:formula="of:=IF([.H75]+[.I75]&gt;=10;10;[.H75]+[.I7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amp;&quot;D&quot;;[$'SAISIE DONS COTISATIONS'.G$1:.G$1048576])" office:value-type="currency" office:currency="EUR" office:value="0" calcext:value-type="currency">
            <text:p>0,00 €</text:p>
          </table:table-cell>
          <table:table-cell table:formula="of:=SUMIF([$'SAISIE DONS COTISATIONS'.A$1:.A$1048576];[.A76]&amp;&quot;C&quot;;[$'SAISIE DONS COTISATIONS'.G$1:.G$1048576])" office:value-type="currency" office:currency="EUR" office:value="0" calcext:value-type="currency">
            <text:p>0,00 €</text:p>
          </table:table-cell>
          <table:table-cell table:formula="of:=SUMIF([$'SAISIE DONS COTISATIONS'.A$1:.A$1048576];[.A76]&amp;&quot;A&quot;;[$'SAISIE DONS COTISATIONS'.G$1:.G$1048576])" office:value-type="currency" office:currency="EUR" office:value="0" calcext:value-type="currency">
            <text:p>0,00 €</text:p>
          </table:table-cell>
          <table:table-cell table:formula="of:=[.H76]+[.I76]-[.L76]" office:value-type="currency" office:currency="EUR" office:value="0" calcext:value-type="currency">
            <text:p>0,00 €</text:p>
          </table:table-cell>
          <table:table-cell table:formula="of:=IF([.H76]+[.I76]&gt;=10;10;[.H76]+[.I7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amp;&quot;D&quot;;[$'SAISIE DONS COTISATIONS'.G$1:.G$1048576])" office:value-type="currency" office:currency="EUR" office:value="0" calcext:value-type="currency">
            <text:p>0,00 €</text:p>
          </table:table-cell>
          <table:table-cell table:formula="of:=SUMIF([$'SAISIE DONS COTISATIONS'.A$1:.A$1048576];[.A77]&amp;&quot;C&quot;;[$'SAISIE DONS COTISATIONS'.G$1:.G$1048576])" office:value-type="currency" office:currency="EUR" office:value="0" calcext:value-type="currency">
            <text:p>0,00 €</text:p>
          </table:table-cell>
          <table:table-cell table:formula="of:=SUMIF([$'SAISIE DONS COTISATIONS'.A$1:.A$1048576];[.A77]&amp;&quot;A&quot;;[$'SAISIE DONS COTISATIONS'.G$1:.G$1048576])" office:value-type="currency" office:currency="EUR" office:value="0" calcext:value-type="currency">
            <text:p>0,00 €</text:p>
          </table:table-cell>
          <table:table-cell table:formula="of:=[.H77]+[.I77]-[.L77]" office:value-type="currency" office:currency="EUR" office:value="0" calcext:value-type="currency">
            <text:p>0,00 €</text:p>
          </table:table-cell>
          <table:table-cell table:formula="of:=IF([.H77]+[.I77]&gt;=10;10;[.H77]+[.I7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amp;&quot;D&quot;;[$'SAISIE DONS COTISATIONS'.G$1:.G$1048576])" office:value-type="currency" office:currency="EUR" office:value="0" calcext:value-type="currency">
            <text:p>0,00 €</text:p>
          </table:table-cell>
          <table:table-cell table:formula="of:=SUMIF([$'SAISIE DONS COTISATIONS'.A$1:.A$1048576];[.A78]&amp;&quot;C&quot;;[$'SAISIE DONS COTISATIONS'.G$1:.G$1048576])" office:value-type="currency" office:currency="EUR" office:value="0" calcext:value-type="currency">
            <text:p>0,00 €</text:p>
          </table:table-cell>
          <table:table-cell table:formula="of:=SUMIF([$'SAISIE DONS COTISATIONS'.A$1:.A$1048576];[.A78]&amp;&quot;A&quot;;[$'SAISIE DONS COTISATIONS'.G$1:.G$1048576])" office:value-type="currency" office:currency="EUR" office:value="0" calcext:value-type="currency">
            <text:p>0,00 €</text:p>
          </table:table-cell>
          <table:table-cell table:formula="of:=[.H78]+[.I78]-[.L78]" office:value-type="currency" office:currency="EUR" office:value="0" calcext:value-type="currency">
            <text:p>0,00 €</text:p>
          </table:table-cell>
          <table:table-cell table:formula="of:=IF([.H78]+[.I78]&gt;=10;10;[.H78]+[.I7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amp;&quot;D&quot;;[$'SAISIE DONS COTISATIONS'.G$1:.G$1048576])" office:value-type="currency" office:currency="EUR" office:value="0" calcext:value-type="currency">
            <text:p>0,00 €</text:p>
          </table:table-cell>
          <table:table-cell table:formula="of:=SUMIF([$'SAISIE DONS COTISATIONS'.A$1:.A$1048576];[.A79]&amp;&quot;C&quot;;[$'SAISIE DONS COTISATIONS'.G$1:.G$1048576])" office:value-type="currency" office:currency="EUR" office:value="0" calcext:value-type="currency">
            <text:p>0,00 €</text:p>
          </table:table-cell>
          <table:table-cell table:formula="of:=SUMIF([$'SAISIE DONS COTISATIONS'.A$1:.A$1048576];[.A79]&amp;&quot;A&quot;;[$'SAISIE DONS COTISATIONS'.G$1:.G$1048576])" office:value-type="currency" office:currency="EUR" office:value="0" calcext:value-type="currency">
            <text:p>0,00 €</text:p>
          </table:table-cell>
          <table:table-cell table:formula="of:=[.H79]+[.I79]-[.L79]" office:value-type="currency" office:currency="EUR" office:value="0" calcext:value-type="currency">
            <text:p>0,00 €</text:p>
          </table:table-cell>
          <table:table-cell table:formula="of:=IF([.H79]+[.I79]&gt;=10;10;[.H79]+[.I7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amp;&quot;D&quot;;[$'SAISIE DONS COTISATIONS'.G$1:.G$1048576])" office:value-type="currency" office:currency="EUR" office:value="0" calcext:value-type="currency">
            <text:p>0,00 €</text:p>
          </table:table-cell>
          <table:table-cell table:formula="of:=SUMIF([$'SAISIE DONS COTISATIONS'.A$1:.A$1048576];[.A80]&amp;&quot;C&quot;;[$'SAISIE DONS COTISATIONS'.G$1:.G$1048576])" office:value-type="currency" office:currency="EUR" office:value="0" calcext:value-type="currency">
            <text:p>0,00 €</text:p>
          </table:table-cell>
          <table:table-cell table:formula="of:=SUMIF([$'SAISIE DONS COTISATIONS'.A$1:.A$1048576];[.A80]&amp;&quot;A&quot;;[$'SAISIE DONS COTISATIONS'.G$1:.G$1048576])" office:value-type="currency" office:currency="EUR" office:value="0" calcext:value-type="currency">
            <text:p>0,00 €</text:p>
          </table:table-cell>
          <table:table-cell table:formula="of:=[.H80]+[.I80]-[.L80]" office:value-type="currency" office:currency="EUR" office:value="0" calcext:value-type="currency">
            <text:p>0,00 €</text:p>
          </table:table-cell>
          <table:table-cell table:formula="of:=IF([.H80]+[.I80]&gt;=10;10;[.H80]+[.I8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1]&amp;&quot;D&quot;;[$'SAISIE DONS COTISATIONS'.G$1:.G$1048576])" office:value-type="currency" office:currency="EUR" office:value="0" calcext:value-type="currency">
            <text:p>0,00 €</text:p>
          </table:table-cell>
          <table:table-cell table:formula="of:=SUMIF([$'SAISIE DONS COTISATIONS'.A$1:.A$1048576];[.A81]&amp;&quot;C&quot;;[$'SAISIE DONS COTISATIONS'.G$1:.G$1048576])" office:value-type="currency" office:currency="EUR" office:value="0" calcext:value-type="currency">
            <text:p>0,00 €</text:p>
          </table:table-cell>
          <table:table-cell table:formula="of:=SUMIF([$'SAISIE DONS COTISATIONS'.A$1:.A$1048576];[.A81]&amp;&quot;A&quot;;[$'SAISIE DONS COTISATIONS'.G$1:.G$1048576])" office:value-type="currency" office:currency="EUR" office:value="0" calcext:value-type="currency">
            <text:p>0,00 €</text:p>
          </table:table-cell>
          <table:table-cell table:formula="of:=[.H81]+[.I81]-[.L81]" office:value-type="currency" office:currency="EUR" office:value="0" calcext:value-type="currency">
            <text:p>0,00 €</text:p>
          </table:table-cell>
          <table:table-cell table:formula="of:=IF([.H81]+[.I81]&gt;=10;10;[.H81]+[.I8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2]&amp;&quot;D&quot;;[$'SAISIE DONS COTISATIONS'.G$1:.G$1048576])" office:value-type="currency" office:currency="EUR" office:value="0" calcext:value-type="currency">
            <text:p>0,00 €</text:p>
          </table:table-cell>
          <table:table-cell table:formula="of:=SUMIF([$'SAISIE DONS COTISATIONS'.A$1:.A$1048576];[.A82]&amp;&quot;C&quot;;[$'SAISIE DONS COTISATIONS'.G$1:.G$1048576])" office:value-type="currency" office:currency="EUR" office:value="0" calcext:value-type="currency">
            <text:p>0,00 €</text:p>
          </table:table-cell>
          <table:table-cell table:formula="of:=SUMIF([$'SAISIE DONS COTISATIONS'.A$1:.A$1048576];[.A82]&amp;&quot;A&quot;;[$'SAISIE DONS COTISATIONS'.G$1:.G$1048576])" office:value-type="currency" office:currency="EUR" office:value="0" calcext:value-type="currency">
            <text:p>0,00 €</text:p>
          </table:table-cell>
          <table:table-cell table:formula="of:=[.H82]+[.I82]-[.L82]" office:value-type="currency" office:currency="EUR" office:value="0" calcext:value-type="currency">
            <text:p>0,00 €</text:p>
          </table:table-cell>
          <table:table-cell table:formula="of:=IF([.H82]+[.I82]&gt;=10;10;[.H82]+[.I8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3]&amp;&quot;D&quot;;[$'SAISIE DONS COTISATIONS'.G$1:.G$1048576])" office:value-type="currency" office:currency="EUR" office:value="0" calcext:value-type="currency">
            <text:p>0,00 €</text:p>
          </table:table-cell>
          <table:table-cell table:formula="of:=SUMIF([$'SAISIE DONS COTISATIONS'.A$1:.A$1048576];[.A83]&amp;&quot;C&quot;;[$'SAISIE DONS COTISATIONS'.G$1:.G$1048576])" office:value-type="currency" office:currency="EUR" office:value="0" calcext:value-type="currency">
            <text:p>0,00 €</text:p>
          </table:table-cell>
          <table:table-cell table:formula="of:=SUMIF([$'SAISIE DONS COTISATIONS'.A$1:.A$1048576];[.A83]&amp;&quot;A&quot;;[$'SAISIE DONS COTISATIONS'.G$1:.G$1048576])" office:value-type="currency" office:currency="EUR" office:value="0" calcext:value-type="currency">
            <text:p>0,00 €</text:p>
          </table:table-cell>
          <table:table-cell table:formula="of:=[.H83]+[.I83]-[.L83]" office:value-type="currency" office:currency="EUR" office:value="0" calcext:value-type="currency">
            <text:p>0,00 €</text:p>
          </table:table-cell>
          <table:table-cell table:formula="of:=IF([.H83]+[.I83]&gt;=10;10;[.H83]+[.I8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4]&amp;&quot;D&quot;;[$'SAISIE DONS COTISATIONS'.G$1:.G$1048576])" office:value-type="currency" office:currency="EUR" office:value="0" calcext:value-type="currency">
            <text:p>0,00 €</text:p>
          </table:table-cell>
          <table:table-cell table:formula="of:=SUMIF([$'SAISIE DONS COTISATIONS'.A$1:.A$1048576];[.A84]&amp;&quot;C&quot;;[$'SAISIE DONS COTISATIONS'.G$1:.G$1048576])" office:value-type="currency" office:currency="EUR" office:value="0" calcext:value-type="currency">
            <text:p>0,00 €</text:p>
          </table:table-cell>
          <table:table-cell table:formula="of:=SUMIF([$'SAISIE DONS COTISATIONS'.A$1:.A$1048576];[.A84]&amp;&quot;A&quot;;[$'SAISIE DONS COTISATIONS'.G$1:.G$1048576])" office:value-type="currency" office:currency="EUR" office:value="0" calcext:value-type="currency">
            <text:p>0,00 €</text:p>
          </table:table-cell>
          <table:table-cell table:formula="of:=[.H84]+[.I84]-[.L84]" office:value-type="currency" office:currency="EUR" office:value="0" calcext:value-type="currency">
            <text:p>0,00 €</text:p>
          </table:table-cell>
          <table:table-cell table:formula="of:=IF([.H84]+[.I84]&gt;=10;10;[.H84]+[.I8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5]&amp;&quot;D&quot;;[$'SAISIE DONS COTISATIONS'.G$1:.G$1048576])" office:value-type="currency" office:currency="EUR" office:value="0" calcext:value-type="currency">
            <text:p>0,00 €</text:p>
          </table:table-cell>
          <table:table-cell table:formula="of:=SUMIF([$'SAISIE DONS COTISATIONS'.A$1:.A$1048576];[.A85]&amp;&quot;C&quot;;[$'SAISIE DONS COTISATIONS'.G$1:.G$1048576])" office:value-type="currency" office:currency="EUR" office:value="0" calcext:value-type="currency">
            <text:p>0,00 €</text:p>
          </table:table-cell>
          <table:table-cell table:formula="of:=SUMIF([$'SAISIE DONS COTISATIONS'.A$1:.A$1048576];[.A85]&amp;&quot;A&quot;;[$'SAISIE DONS COTISATIONS'.G$1:.G$1048576])" office:value-type="currency" office:currency="EUR" office:value="0" calcext:value-type="currency">
            <text:p>0,00 €</text:p>
          </table:table-cell>
          <table:table-cell table:formula="of:=[.H85]+[.I85]-[.L85]" office:value-type="currency" office:currency="EUR" office:value="0" calcext:value-type="currency">
            <text:p>0,00 €</text:p>
          </table:table-cell>
          <table:table-cell table:formula="of:=IF([.H85]+[.I85]&gt;=10;10;[.H85]+[.I8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6]&amp;&quot;D&quot;;[$'SAISIE DONS COTISATIONS'.G$1:.G$1048576])" office:value-type="currency" office:currency="EUR" office:value="0" calcext:value-type="currency">
            <text:p>0,00 €</text:p>
          </table:table-cell>
          <table:table-cell table:formula="of:=SUMIF([$'SAISIE DONS COTISATIONS'.A$1:.A$1048576];[.A86]&amp;&quot;C&quot;;[$'SAISIE DONS COTISATIONS'.G$1:.G$1048576])" office:value-type="currency" office:currency="EUR" office:value="0" calcext:value-type="currency">
            <text:p>0,00 €</text:p>
          </table:table-cell>
          <table:table-cell table:formula="of:=SUMIF([$'SAISIE DONS COTISATIONS'.A$1:.A$1048576];[.A86]&amp;&quot;A&quot;;[$'SAISIE DONS COTISATIONS'.G$1:.G$1048576])" office:value-type="currency" office:currency="EUR" office:value="0" calcext:value-type="currency">
            <text:p>0,00 €</text:p>
          </table:table-cell>
          <table:table-cell table:formula="of:=[.H86]+[.I86]-[.L86]" office:value-type="currency" office:currency="EUR" office:value="0" calcext:value-type="currency">
            <text:p>0,00 €</text:p>
          </table:table-cell>
          <table:table-cell table:formula="of:=IF([.H86]+[.I86]&gt;=10;10;[.H86]+[.I8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7]&amp;&quot;D&quot;;[$'SAISIE DONS COTISATIONS'.G$1:.G$1048576])" office:value-type="currency" office:currency="EUR" office:value="0" calcext:value-type="currency">
            <text:p>0,00 €</text:p>
          </table:table-cell>
          <table:table-cell table:formula="of:=SUMIF([$'SAISIE DONS COTISATIONS'.A$1:.A$1048576];[.A87]&amp;&quot;C&quot;;[$'SAISIE DONS COTISATIONS'.G$1:.G$1048576])" office:value-type="currency" office:currency="EUR" office:value="0" calcext:value-type="currency">
            <text:p>0,00 €</text:p>
          </table:table-cell>
          <table:table-cell table:formula="of:=SUMIF([$'SAISIE DONS COTISATIONS'.A$1:.A$1048576];[.A87]&amp;&quot;A&quot;;[$'SAISIE DONS COTISATIONS'.G$1:.G$1048576])" office:value-type="currency" office:currency="EUR" office:value="0" calcext:value-type="currency">
            <text:p>0,00 €</text:p>
          </table:table-cell>
          <table:table-cell table:formula="of:=[.H87]+[.I87]-[.L87]" office:value-type="currency" office:currency="EUR" office:value="0" calcext:value-type="currency">
            <text:p>0,00 €</text:p>
          </table:table-cell>
          <table:table-cell table:formula="of:=IF([.H87]+[.I87]&gt;=10;10;[.H87]+[.I8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8]&amp;&quot;D&quot;;[$'SAISIE DONS COTISATIONS'.G$1:.G$1048576])" office:value-type="currency" office:currency="EUR" office:value="0" calcext:value-type="currency">
            <text:p>0,00 €</text:p>
          </table:table-cell>
          <table:table-cell table:formula="of:=SUMIF([$'SAISIE DONS COTISATIONS'.A$1:.A$1048576];[.A88]&amp;&quot;C&quot;;[$'SAISIE DONS COTISATIONS'.G$1:.G$1048576])" office:value-type="currency" office:currency="EUR" office:value="0" calcext:value-type="currency">
            <text:p>0,00 €</text:p>
          </table:table-cell>
          <table:table-cell table:formula="of:=SUMIF([$'SAISIE DONS COTISATIONS'.A$1:.A$1048576];[.A88]&amp;&quot;A&quot;;[$'SAISIE DONS COTISATIONS'.G$1:.G$1048576])" office:value-type="currency" office:currency="EUR" office:value="0" calcext:value-type="currency">
            <text:p>0,00 €</text:p>
          </table:table-cell>
          <table:table-cell table:formula="of:=[.H88]+[.I88]-[.L88]" office:value-type="currency" office:currency="EUR" office:value="0" calcext:value-type="currency">
            <text:p>0,00 €</text:p>
          </table:table-cell>
          <table:table-cell table:formula="of:=IF([.H88]+[.I88]&gt;=10;10;[.H88]+[.I8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9]&amp;&quot;D&quot;;[$'SAISIE DONS COTISATIONS'.G$1:.G$1048576])" office:value-type="currency" office:currency="EUR" office:value="0" calcext:value-type="currency">
            <text:p>0,00 €</text:p>
          </table:table-cell>
          <table:table-cell table:formula="of:=SUMIF([$'SAISIE DONS COTISATIONS'.A$1:.A$1048576];[.A89]&amp;&quot;C&quot;;[$'SAISIE DONS COTISATIONS'.G$1:.G$1048576])" office:value-type="currency" office:currency="EUR" office:value="0" calcext:value-type="currency">
            <text:p>0,00 €</text:p>
          </table:table-cell>
          <table:table-cell table:formula="of:=SUMIF([$'SAISIE DONS COTISATIONS'.A$1:.A$1048576];[.A89]&amp;&quot;A&quot;;[$'SAISIE DONS COTISATIONS'.G$1:.G$1048576])" office:value-type="currency" office:currency="EUR" office:value="0" calcext:value-type="currency">
            <text:p>0,00 €</text:p>
          </table:table-cell>
          <table:table-cell table:formula="of:=[.H89]+[.I89]-[.L89]" office:value-type="currency" office:currency="EUR" office:value="0" calcext:value-type="currency">
            <text:p>0,00 €</text:p>
          </table:table-cell>
          <table:table-cell table:formula="of:=IF([.H89]+[.I89]&gt;=10;10;[.H89]+[.I8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0]&amp;&quot;D&quot;;[$'SAISIE DONS COTISATIONS'.G$1:.G$1048576])" office:value-type="currency" office:currency="EUR" office:value="0" calcext:value-type="currency">
            <text:p>0,00 €</text:p>
          </table:table-cell>
          <table:table-cell table:formula="of:=SUMIF([$'SAISIE DONS COTISATIONS'.A$1:.A$1048576];[.A90]&amp;&quot;C&quot;;[$'SAISIE DONS COTISATIONS'.G$1:.G$1048576])" office:value-type="currency" office:currency="EUR" office:value="0" calcext:value-type="currency">
            <text:p>0,00 €</text:p>
          </table:table-cell>
          <table:table-cell table:formula="of:=SUMIF([$'SAISIE DONS COTISATIONS'.A$1:.A$1048576];[.A90]&amp;&quot;A&quot;;[$'SAISIE DONS COTISATIONS'.G$1:.G$1048576])" office:value-type="currency" office:currency="EUR" office:value="0" calcext:value-type="currency">
            <text:p>0,00 €</text:p>
          </table:table-cell>
          <table:table-cell table:formula="of:=[.H90]+[.I90]-[.L90]" office:value-type="currency" office:currency="EUR" office:value="0" calcext:value-type="currency">
            <text:p>0,00 €</text:p>
          </table:table-cell>
          <table:table-cell table:formula="of:=IF([.H90]+[.I90]&gt;=10;10;[.H90]+[.I9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1]&amp;&quot;D&quot;;[$'SAISIE DONS COTISATIONS'.G$1:.G$1048576])" office:value-type="currency" office:currency="EUR" office:value="0" calcext:value-type="currency">
            <text:p>0,00 €</text:p>
          </table:table-cell>
          <table:table-cell table:formula="of:=SUMIF([$'SAISIE DONS COTISATIONS'.A$1:.A$1048576];[.A91]&amp;&quot;C&quot;;[$'SAISIE DONS COTISATIONS'.G$1:.G$1048576])" office:value-type="currency" office:currency="EUR" office:value="0" calcext:value-type="currency">
            <text:p>0,00 €</text:p>
          </table:table-cell>
          <table:table-cell table:formula="of:=SUMIF([$'SAISIE DONS COTISATIONS'.A$1:.A$1048576];[.A91]&amp;&quot;A&quot;;[$'SAISIE DONS COTISATIONS'.G$1:.G$1048576])" office:value-type="currency" office:currency="EUR" office:value="0" calcext:value-type="currency">
            <text:p>0,00 €</text:p>
          </table:table-cell>
          <table:table-cell table:formula="of:=[.H91]+[.I91]-[.L91]" office:value-type="currency" office:currency="EUR" office:value="0" calcext:value-type="currency">
            <text:p>0,00 €</text:p>
          </table:table-cell>
          <table:table-cell table:formula="of:=IF([.H91]+[.I91]&gt;=10;10;[.H91]+[.I9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2]&amp;&quot;D&quot;;[$'SAISIE DONS COTISATIONS'.G$1:.G$1048576])" office:value-type="currency" office:currency="EUR" office:value="0" calcext:value-type="currency">
            <text:p>0,00 €</text:p>
          </table:table-cell>
          <table:table-cell table:formula="of:=SUMIF([$'SAISIE DONS COTISATIONS'.A$1:.A$1048576];[.A92]&amp;&quot;C&quot;;[$'SAISIE DONS COTISATIONS'.G$1:.G$1048576])" office:value-type="currency" office:currency="EUR" office:value="0" calcext:value-type="currency">
            <text:p>0,00 €</text:p>
          </table:table-cell>
          <table:table-cell table:formula="of:=SUMIF([$'SAISIE DONS COTISATIONS'.A$1:.A$1048576];[.A92]&amp;&quot;A&quot;;[$'SAISIE DONS COTISATIONS'.G$1:.G$1048576])" office:value-type="currency" office:currency="EUR" office:value="0" calcext:value-type="currency">
            <text:p>0,00 €</text:p>
          </table:table-cell>
          <table:table-cell table:formula="of:=[.H92]+[.I92]-[.L92]" office:value-type="currency" office:currency="EUR" office:value="0" calcext:value-type="currency">
            <text:p>0,00 €</text:p>
          </table:table-cell>
          <table:table-cell table:formula="of:=IF([.H92]+[.I92]&gt;=10;10;[.H92]+[.I9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3]&amp;&quot;D&quot;;[$'SAISIE DONS COTISATIONS'.G$1:.G$1048576])" office:value-type="currency" office:currency="EUR" office:value="0" calcext:value-type="currency">
            <text:p>0,00 €</text:p>
          </table:table-cell>
          <table:table-cell table:formula="of:=SUMIF([$'SAISIE DONS COTISATIONS'.A$1:.A$1048576];[.A93]&amp;&quot;C&quot;;[$'SAISIE DONS COTISATIONS'.G$1:.G$1048576])" office:value-type="currency" office:currency="EUR" office:value="0" calcext:value-type="currency">
            <text:p>0,00 €</text:p>
          </table:table-cell>
          <table:table-cell table:formula="of:=SUMIF([$'SAISIE DONS COTISATIONS'.A$1:.A$1048576];[.A93]&amp;&quot;A&quot;;[$'SAISIE DONS COTISATIONS'.G$1:.G$1048576])" office:value-type="currency" office:currency="EUR" office:value="0" calcext:value-type="currency">
            <text:p>0,00 €</text:p>
          </table:table-cell>
          <table:table-cell table:formula="of:=[.H93]+[.I93]-[.L93]" office:value-type="currency" office:currency="EUR" office:value="0" calcext:value-type="currency">
            <text:p>0,00 €</text:p>
          </table:table-cell>
          <table:table-cell table:formula="of:=IF([.H93]+[.I93]&gt;=10;10;[.H93]+[.I9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4]&amp;&quot;D&quot;;[$'SAISIE DONS COTISATIONS'.G$1:.G$1048576])" office:value-type="currency" office:currency="EUR" office:value="0" calcext:value-type="currency">
            <text:p>0,00 €</text:p>
          </table:table-cell>
          <table:table-cell table:formula="of:=SUMIF([$'SAISIE DONS COTISATIONS'.A$1:.A$1048576];[.A94]&amp;&quot;C&quot;;[$'SAISIE DONS COTISATIONS'.G$1:.G$1048576])" office:value-type="currency" office:currency="EUR" office:value="0" calcext:value-type="currency">
            <text:p>0,00 €</text:p>
          </table:table-cell>
          <table:table-cell table:formula="of:=SUMIF([$'SAISIE DONS COTISATIONS'.A$1:.A$1048576];[.A94]&amp;&quot;A&quot;;[$'SAISIE DONS COTISATIONS'.G$1:.G$1048576])" office:value-type="currency" office:currency="EUR" office:value="0" calcext:value-type="currency">
            <text:p>0,00 €</text:p>
          </table:table-cell>
          <table:table-cell table:formula="of:=[.H94]+[.I94]-[.L94]" office:value-type="currency" office:currency="EUR" office:value="0" calcext:value-type="currency">
            <text:p>0,00 €</text:p>
          </table:table-cell>
          <table:table-cell table:formula="of:=IF([.H94]+[.I94]&gt;=10;10;[.H94]+[.I9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5]&amp;&quot;D&quot;;[$'SAISIE DONS COTISATIONS'.G$1:.G$1048576])" office:value-type="currency" office:currency="EUR" office:value="0" calcext:value-type="currency">
            <text:p>0,00 €</text:p>
          </table:table-cell>
          <table:table-cell table:formula="of:=SUMIF([$'SAISIE DONS COTISATIONS'.A$1:.A$1048576];[.A95]&amp;&quot;C&quot;;[$'SAISIE DONS COTISATIONS'.G$1:.G$1048576])" office:value-type="currency" office:currency="EUR" office:value="0" calcext:value-type="currency">
            <text:p>0,00 €</text:p>
          </table:table-cell>
          <table:table-cell table:formula="of:=SUMIF([$'SAISIE DONS COTISATIONS'.A$1:.A$1048576];[.A95]&amp;&quot;A&quot;;[$'SAISIE DONS COTISATIONS'.G$1:.G$1048576])" office:value-type="currency" office:currency="EUR" office:value="0" calcext:value-type="currency">
            <text:p>0,00 €</text:p>
          </table:table-cell>
          <table:table-cell table:formula="of:=[.H95]+[.I95]-[.L95]" office:value-type="currency" office:currency="EUR" office:value="0" calcext:value-type="currency">
            <text:p>0,00 €</text:p>
          </table:table-cell>
          <table:table-cell table:formula="of:=IF([.H95]+[.I95]&gt;=10;10;[.H95]+[.I9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6]&amp;&quot;D&quot;;[$'SAISIE DONS COTISATIONS'.G$1:.G$1048576])" office:value-type="currency" office:currency="EUR" office:value="0" calcext:value-type="currency">
            <text:p>0,00 €</text:p>
          </table:table-cell>
          <table:table-cell table:formula="of:=SUMIF([$'SAISIE DONS COTISATIONS'.A$1:.A$1048576];[.A96]&amp;&quot;C&quot;;[$'SAISIE DONS COTISATIONS'.G$1:.G$1048576])" office:value-type="currency" office:currency="EUR" office:value="0" calcext:value-type="currency">
            <text:p>0,00 €</text:p>
          </table:table-cell>
          <table:table-cell table:formula="of:=SUMIF([$'SAISIE DONS COTISATIONS'.A$1:.A$1048576];[.A96]&amp;&quot;A&quot;;[$'SAISIE DONS COTISATIONS'.G$1:.G$1048576])" office:value-type="currency" office:currency="EUR" office:value="0" calcext:value-type="currency">
            <text:p>0,00 €</text:p>
          </table:table-cell>
          <table:table-cell table:formula="of:=[.H96]+[.I96]-[.L96]" office:value-type="currency" office:currency="EUR" office:value="0" calcext:value-type="currency">
            <text:p>0,00 €</text:p>
          </table:table-cell>
          <table:table-cell table:formula="of:=IF([.H96]+[.I96]&gt;=10;10;[.H96]+[.I9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7]&amp;&quot;D&quot;;[$'SAISIE DONS COTISATIONS'.G$1:.G$1048576])" office:value-type="currency" office:currency="EUR" office:value="0" calcext:value-type="currency">
            <text:p>0,00 €</text:p>
          </table:table-cell>
          <table:table-cell table:formula="of:=SUMIF([$'SAISIE DONS COTISATIONS'.A$1:.A$1048576];[.A97]&amp;&quot;C&quot;;[$'SAISIE DONS COTISATIONS'.G$1:.G$1048576])" office:value-type="currency" office:currency="EUR" office:value="0" calcext:value-type="currency">
            <text:p>0,00 €</text:p>
          </table:table-cell>
          <table:table-cell table:formula="of:=SUMIF([$'SAISIE DONS COTISATIONS'.A$1:.A$1048576];[.A97]&amp;&quot;A&quot;;[$'SAISIE DONS COTISATIONS'.G$1:.G$1048576])" office:value-type="currency" office:currency="EUR" office:value="0" calcext:value-type="currency">
            <text:p>0,00 €</text:p>
          </table:table-cell>
          <table:table-cell table:formula="of:=[.H97]+[.I97]-[.L97]" office:value-type="currency" office:currency="EUR" office:value="0" calcext:value-type="currency">
            <text:p>0,00 €</text:p>
          </table:table-cell>
          <table:table-cell table:formula="of:=IF([.H97]+[.I97]&gt;=10;10;[.H97]+[.I9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8]&amp;&quot;D&quot;;[$'SAISIE DONS COTISATIONS'.G$1:.G$1048576])" office:value-type="currency" office:currency="EUR" office:value="0" calcext:value-type="currency">
            <text:p>0,00 €</text:p>
          </table:table-cell>
          <table:table-cell table:formula="of:=SUMIF([$'SAISIE DONS COTISATIONS'.A$1:.A$1048576];[.A98]&amp;&quot;C&quot;;[$'SAISIE DONS COTISATIONS'.G$1:.G$1048576])" office:value-type="currency" office:currency="EUR" office:value="0" calcext:value-type="currency">
            <text:p>0,00 €</text:p>
          </table:table-cell>
          <table:table-cell table:formula="of:=SUMIF([$'SAISIE DONS COTISATIONS'.A$1:.A$1048576];[.A98]&amp;&quot;A&quot;;[$'SAISIE DONS COTISATIONS'.G$1:.G$1048576])" office:value-type="currency" office:currency="EUR" office:value="0" calcext:value-type="currency">
            <text:p>0,00 €</text:p>
          </table:table-cell>
          <table:table-cell table:formula="of:=[.H98]+[.I98]-[.L98]" office:value-type="currency" office:currency="EUR" office:value="0" calcext:value-type="currency">
            <text:p>0,00 €</text:p>
          </table:table-cell>
          <table:table-cell table:formula="of:=IF([.H98]+[.I98]&gt;=10;10;[.H98]+[.I9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99]&amp;&quot;D&quot;;[$'SAISIE DONS COTISATIONS'.G$1:.G$1048576])" office:value-type="currency" office:currency="EUR" office:value="0" calcext:value-type="currency">
            <text:p>0,00 €</text:p>
          </table:table-cell>
          <table:table-cell table:formula="of:=SUMIF([$'SAISIE DONS COTISATIONS'.A$1:.A$1048576];[.A99]&amp;&quot;C&quot;;[$'SAISIE DONS COTISATIONS'.G$1:.G$1048576])" office:value-type="currency" office:currency="EUR" office:value="0" calcext:value-type="currency">
            <text:p>0,00 €</text:p>
          </table:table-cell>
          <table:table-cell table:formula="of:=SUMIF([$'SAISIE DONS COTISATIONS'.A$1:.A$1048576];[.A99]&amp;&quot;A&quot;;[$'SAISIE DONS COTISATIONS'.G$1:.G$1048576])" office:value-type="currency" office:currency="EUR" office:value="0" calcext:value-type="currency">
            <text:p>0,00 €</text:p>
          </table:table-cell>
          <table:table-cell table:formula="of:=[.H99]+[.I99]-[.L99]" office:value-type="currency" office:currency="EUR" office:value="0" calcext:value-type="currency">
            <text:p>0,00 €</text:p>
          </table:table-cell>
          <table:table-cell table:formula="of:=IF([.H99]+[.I99]&gt;=10;10;[.H99]+[.I9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0]&amp;&quot;D&quot;;[$'SAISIE DONS COTISATIONS'.G$1:.G$1048576])" office:value-type="currency" office:currency="EUR" office:value="0" calcext:value-type="currency">
            <text:p>0,00 €</text:p>
          </table:table-cell>
          <table:table-cell table:formula="of:=SUMIF([$'SAISIE DONS COTISATIONS'.A$1:.A$1048576];[.A100]&amp;&quot;C&quot;;[$'SAISIE DONS COTISATIONS'.G$1:.G$1048576])" office:value-type="currency" office:currency="EUR" office:value="0" calcext:value-type="currency">
            <text:p>0,00 €</text:p>
          </table:table-cell>
          <table:table-cell table:formula="of:=SUMIF([$'SAISIE DONS COTISATIONS'.A$1:.A$1048576];[.A100]&amp;&quot;A&quot;;[$'SAISIE DONS COTISATIONS'.G$1:.G$1048576])" office:value-type="currency" office:currency="EUR" office:value="0" calcext:value-type="currency">
            <text:p>0,00 €</text:p>
          </table:table-cell>
          <table:table-cell table:formula="of:=[.H100]+[.I100]-[.L100]" office:value-type="currency" office:currency="EUR" office:value="0" calcext:value-type="currency">
            <text:p>0,00 €</text:p>
          </table:table-cell>
          <table:table-cell table:formula="of:=IF([.H100]+[.I100]&gt;=10;10;[.H100]+[.I10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1]&amp;&quot;D&quot;;[$'SAISIE DONS COTISATIONS'.G$1:.G$1048576])" office:value-type="currency" office:currency="EUR" office:value="0" calcext:value-type="currency">
            <text:p>0,00 €</text:p>
          </table:table-cell>
          <table:table-cell table:formula="of:=SUMIF([$'SAISIE DONS COTISATIONS'.A$1:.A$1048576];[.A101]&amp;&quot;C&quot;;[$'SAISIE DONS COTISATIONS'.G$1:.G$1048576])" office:value-type="currency" office:currency="EUR" office:value="0" calcext:value-type="currency">
            <text:p>0,00 €</text:p>
          </table:table-cell>
          <table:table-cell table:formula="of:=SUMIF([$'SAISIE DONS COTISATIONS'.A$1:.A$1048576];[.A101]&amp;&quot;A&quot;;[$'SAISIE DONS COTISATIONS'.G$1:.G$1048576])" office:value-type="currency" office:currency="EUR" office:value="0" calcext:value-type="currency">
            <text:p>0,00 €</text:p>
          </table:table-cell>
          <table:table-cell table:formula="of:=[.H101]+[.I101]-[.L101]" office:value-type="currency" office:currency="EUR" office:value="0" calcext:value-type="currency">
            <text:p>0,00 €</text:p>
          </table:table-cell>
          <table:table-cell table:formula="of:=IF([.H101]+[.I101]&gt;=10;10;[.H101]+[.I10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2]&amp;&quot;D&quot;;[$'SAISIE DONS COTISATIONS'.G$1:.G$1048576])" office:value-type="currency" office:currency="EUR" office:value="0" calcext:value-type="currency">
            <text:p>0,00 €</text:p>
          </table:table-cell>
          <table:table-cell table:formula="of:=SUMIF([$'SAISIE DONS COTISATIONS'.A$1:.A$1048576];[.A102]&amp;&quot;C&quot;;[$'SAISIE DONS COTISATIONS'.G$1:.G$1048576])" office:value-type="currency" office:currency="EUR" office:value="0" calcext:value-type="currency">
            <text:p>0,00 €</text:p>
          </table:table-cell>
          <table:table-cell table:formula="of:=SUMIF([$'SAISIE DONS COTISATIONS'.A$1:.A$1048576];[.A102]&amp;&quot;A&quot;;[$'SAISIE DONS COTISATIONS'.G$1:.G$1048576])" office:value-type="currency" office:currency="EUR" office:value="0" calcext:value-type="currency">
            <text:p>0,00 €</text:p>
          </table:table-cell>
          <table:table-cell table:formula="of:=[.H102]+[.I102]-[.L102]" office:value-type="currency" office:currency="EUR" office:value="0" calcext:value-type="currency">
            <text:p>0,00 €</text:p>
          </table:table-cell>
          <table:table-cell table:formula="of:=IF([.H102]+[.I102]&gt;=10;10;[.H102]+[.I10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3]&amp;&quot;D&quot;;[$'SAISIE DONS COTISATIONS'.G$1:.G$1048576])" office:value-type="currency" office:currency="EUR" office:value="0" calcext:value-type="currency">
            <text:p>0,00 €</text:p>
          </table:table-cell>
          <table:table-cell table:formula="of:=SUMIF([$'SAISIE DONS COTISATIONS'.A$1:.A$1048576];[.A103]&amp;&quot;C&quot;;[$'SAISIE DONS COTISATIONS'.G$1:.G$1048576])" office:value-type="currency" office:currency="EUR" office:value="0" calcext:value-type="currency">
            <text:p>0,00 €</text:p>
          </table:table-cell>
          <table:table-cell table:formula="of:=SUMIF([$'SAISIE DONS COTISATIONS'.A$1:.A$1048576];[.A103]&amp;&quot;A&quot;;[$'SAISIE DONS COTISATIONS'.G$1:.G$1048576])" office:value-type="currency" office:currency="EUR" office:value="0" calcext:value-type="currency">
            <text:p>0,00 €</text:p>
          </table:table-cell>
          <table:table-cell table:formula="of:=[.H103]+[.I103]-[.L103]" office:value-type="currency" office:currency="EUR" office:value="0" calcext:value-type="currency">
            <text:p>0,00 €</text:p>
          </table:table-cell>
          <table:table-cell table:formula="of:=IF([.H103]+[.I103]&gt;=10;10;[.H103]+[.I10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4]&amp;&quot;D&quot;;[$'SAISIE DONS COTISATIONS'.G$1:.G$1048576])" office:value-type="currency" office:currency="EUR" office:value="0" calcext:value-type="currency">
            <text:p>0,00 €</text:p>
          </table:table-cell>
          <table:table-cell table:formula="of:=SUMIF([$'SAISIE DONS COTISATIONS'.A$1:.A$1048576];[.A104]&amp;&quot;C&quot;;[$'SAISIE DONS COTISATIONS'.G$1:.G$1048576])" office:value-type="currency" office:currency="EUR" office:value="0" calcext:value-type="currency">
            <text:p>0,00 €</text:p>
          </table:table-cell>
          <table:table-cell table:formula="of:=SUMIF([$'SAISIE DONS COTISATIONS'.A$1:.A$1048576];[.A104]&amp;&quot;A&quot;;[$'SAISIE DONS COTISATIONS'.G$1:.G$1048576])" office:value-type="currency" office:currency="EUR" office:value="0" calcext:value-type="currency">
            <text:p>0,00 €</text:p>
          </table:table-cell>
          <table:table-cell table:formula="of:=[.H104]+[.I104]-[.L104]" office:value-type="currency" office:currency="EUR" office:value="0" calcext:value-type="currency">
            <text:p>0,00 €</text:p>
          </table:table-cell>
          <table:table-cell table:formula="of:=IF([.H104]+[.I104]&gt;=10;10;[.H104]+[.I10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5]&amp;&quot;D&quot;;[$'SAISIE DONS COTISATIONS'.G$1:.G$1048576])" office:value-type="currency" office:currency="EUR" office:value="0" calcext:value-type="currency">
            <text:p>0,00 €</text:p>
          </table:table-cell>
          <table:table-cell table:formula="of:=SUMIF([$'SAISIE DONS COTISATIONS'.A$1:.A$1048576];[.A105]&amp;&quot;C&quot;;[$'SAISIE DONS COTISATIONS'.G$1:.G$1048576])" office:value-type="currency" office:currency="EUR" office:value="0" calcext:value-type="currency">
            <text:p>0,00 €</text:p>
          </table:table-cell>
          <table:table-cell table:formula="of:=SUMIF([$'SAISIE DONS COTISATIONS'.A$1:.A$1048576];[.A105]&amp;&quot;A&quot;;[$'SAISIE DONS COTISATIONS'.G$1:.G$1048576])" office:value-type="currency" office:currency="EUR" office:value="0" calcext:value-type="currency">
            <text:p>0,00 €</text:p>
          </table:table-cell>
          <table:table-cell table:formula="of:=[.H105]+[.I105]-[.L105]" office:value-type="currency" office:currency="EUR" office:value="0" calcext:value-type="currency">
            <text:p>0,00 €</text:p>
          </table:table-cell>
          <table:table-cell table:formula="of:=IF([.H105]+[.I105]&gt;=10;10;[.H105]+[.I10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6]&amp;&quot;D&quot;;[$'SAISIE DONS COTISATIONS'.G$1:.G$1048576])" office:value-type="currency" office:currency="EUR" office:value="0" calcext:value-type="currency">
            <text:p>0,00 €</text:p>
          </table:table-cell>
          <table:table-cell table:formula="of:=SUMIF([$'SAISIE DONS COTISATIONS'.A$1:.A$1048576];[.A106]&amp;&quot;C&quot;;[$'SAISIE DONS COTISATIONS'.G$1:.G$1048576])" office:value-type="currency" office:currency="EUR" office:value="0" calcext:value-type="currency">
            <text:p>0,00 €</text:p>
          </table:table-cell>
          <table:table-cell table:formula="of:=SUMIF([$'SAISIE DONS COTISATIONS'.A$1:.A$1048576];[.A106]&amp;&quot;A&quot;;[$'SAISIE DONS COTISATIONS'.G$1:.G$1048576])" office:value-type="currency" office:currency="EUR" office:value="0" calcext:value-type="currency">
            <text:p>0,00 €</text:p>
          </table:table-cell>
          <table:table-cell table:formula="of:=[.H106]+[.I106]-[.L106]" office:value-type="currency" office:currency="EUR" office:value="0" calcext:value-type="currency">
            <text:p>0,00 €</text:p>
          </table:table-cell>
          <table:table-cell table:formula="of:=IF([.H106]+[.I106]&gt;=10;10;[.H106]+[.I10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7]&amp;&quot;D&quot;;[$'SAISIE DONS COTISATIONS'.G$1:.G$1048576])" office:value-type="currency" office:currency="EUR" office:value="0" calcext:value-type="currency">
            <text:p>0,00 €</text:p>
          </table:table-cell>
          <table:table-cell table:formula="of:=SUMIF([$'SAISIE DONS COTISATIONS'.A$1:.A$1048576];[.A107]&amp;&quot;C&quot;;[$'SAISIE DONS COTISATIONS'.G$1:.G$1048576])" office:value-type="currency" office:currency="EUR" office:value="0" calcext:value-type="currency">
            <text:p>0,00 €</text:p>
          </table:table-cell>
          <table:table-cell table:formula="of:=SUMIF([$'SAISIE DONS COTISATIONS'.A$1:.A$1048576];[.A107]&amp;&quot;A&quot;;[$'SAISIE DONS COTISATIONS'.G$1:.G$1048576])" office:value-type="currency" office:currency="EUR" office:value="0" calcext:value-type="currency">
            <text:p>0,00 €</text:p>
          </table:table-cell>
          <table:table-cell table:formula="of:=[.H107]+[.I107]-[.L107]" office:value-type="currency" office:currency="EUR" office:value="0" calcext:value-type="currency">
            <text:p>0,00 €</text:p>
          </table:table-cell>
          <table:table-cell table:formula="of:=IF([.H107]+[.I107]&gt;=10;10;[.H107]+[.I10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8]&amp;&quot;D&quot;;[$'SAISIE DONS COTISATIONS'.G$1:.G$1048576])" office:value-type="currency" office:currency="EUR" office:value="0" calcext:value-type="currency">
            <text:p>0,00 €</text:p>
          </table:table-cell>
          <table:table-cell table:formula="of:=SUMIF([$'SAISIE DONS COTISATIONS'.A$1:.A$1048576];[.A108]&amp;&quot;C&quot;;[$'SAISIE DONS COTISATIONS'.G$1:.G$1048576])" office:value-type="currency" office:currency="EUR" office:value="0" calcext:value-type="currency">
            <text:p>0,00 €</text:p>
          </table:table-cell>
          <table:table-cell table:formula="of:=SUMIF([$'SAISIE DONS COTISATIONS'.A$1:.A$1048576];[.A108]&amp;&quot;A&quot;;[$'SAISIE DONS COTISATIONS'.G$1:.G$1048576])" office:value-type="currency" office:currency="EUR" office:value="0" calcext:value-type="currency">
            <text:p>0,00 €</text:p>
          </table:table-cell>
          <table:table-cell table:formula="of:=[.H108]+[.I108]-[.L108]" office:value-type="currency" office:currency="EUR" office:value="0" calcext:value-type="currency">
            <text:p>0,00 €</text:p>
          </table:table-cell>
          <table:table-cell table:formula="of:=IF([.H108]+[.I108]&gt;=10;10;[.H108]+[.I10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09]&amp;&quot;D&quot;;[$'SAISIE DONS COTISATIONS'.G$1:.G$1048576])" office:value-type="currency" office:currency="EUR" office:value="0" calcext:value-type="currency">
            <text:p>0,00 €</text:p>
          </table:table-cell>
          <table:table-cell table:formula="of:=SUMIF([$'SAISIE DONS COTISATIONS'.A$1:.A$1048576];[.A109]&amp;&quot;C&quot;;[$'SAISIE DONS COTISATIONS'.G$1:.G$1048576])" office:value-type="currency" office:currency="EUR" office:value="0" calcext:value-type="currency">
            <text:p>0,00 €</text:p>
          </table:table-cell>
          <table:table-cell table:formula="of:=SUMIF([$'SAISIE DONS COTISATIONS'.A$1:.A$1048576];[.A109]&amp;&quot;A&quot;;[$'SAISIE DONS COTISATIONS'.G$1:.G$1048576])" office:value-type="currency" office:currency="EUR" office:value="0" calcext:value-type="currency">
            <text:p>0,00 €</text:p>
          </table:table-cell>
          <table:table-cell table:formula="of:=[.H109]+[.I109]-[.L109]" office:value-type="currency" office:currency="EUR" office:value="0" calcext:value-type="currency">
            <text:p>0,00 €</text:p>
          </table:table-cell>
          <table:table-cell table:formula="of:=IF([.H109]+[.I109]&gt;=10;10;[.H109]+[.I10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0]&amp;&quot;D&quot;;[$'SAISIE DONS COTISATIONS'.G$1:.G$1048576])" office:value-type="currency" office:currency="EUR" office:value="0" calcext:value-type="currency">
            <text:p>0,00 €</text:p>
          </table:table-cell>
          <table:table-cell table:formula="of:=SUMIF([$'SAISIE DONS COTISATIONS'.A$1:.A$1048576];[.A110]&amp;&quot;C&quot;;[$'SAISIE DONS COTISATIONS'.G$1:.G$1048576])" office:value-type="currency" office:currency="EUR" office:value="0" calcext:value-type="currency">
            <text:p>0,00 €</text:p>
          </table:table-cell>
          <table:table-cell table:formula="of:=SUMIF([$'SAISIE DONS COTISATIONS'.A$1:.A$1048576];[.A110]&amp;&quot;A&quot;;[$'SAISIE DONS COTISATIONS'.G$1:.G$1048576])" office:value-type="currency" office:currency="EUR" office:value="0" calcext:value-type="currency">
            <text:p>0,00 €</text:p>
          </table:table-cell>
          <table:table-cell table:formula="of:=[.H110]+[.I110]-[.L110]" office:value-type="currency" office:currency="EUR" office:value="0" calcext:value-type="currency">
            <text:p>0,00 €</text:p>
          </table:table-cell>
          <table:table-cell table:formula="of:=IF([.H110]+[.I110]&gt;=10;10;[.H110]+[.I11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1]&amp;&quot;D&quot;;[$'SAISIE DONS COTISATIONS'.G$1:.G$1048576])" office:value-type="currency" office:currency="EUR" office:value="0" calcext:value-type="currency">
            <text:p>0,00 €</text:p>
          </table:table-cell>
          <table:table-cell table:formula="of:=SUMIF([$'SAISIE DONS COTISATIONS'.A$1:.A$1048576];[.A111]&amp;&quot;C&quot;;[$'SAISIE DONS COTISATIONS'.G$1:.G$1048576])" office:value-type="currency" office:currency="EUR" office:value="0" calcext:value-type="currency">
            <text:p>0,00 €</text:p>
          </table:table-cell>
          <table:table-cell table:formula="of:=SUMIF([$'SAISIE DONS COTISATIONS'.A$1:.A$1048576];[.A111]&amp;&quot;A&quot;;[$'SAISIE DONS COTISATIONS'.G$1:.G$1048576])" office:value-type="currency" office:currency="EUR" office:value="0" calcext:value-type="currency">
            <text:p>0,00 €</text:p>
          </table:table-cell>
          <table:table-cell table:formula="of:=[.H111]+[.I111]-[.L111]" office:value-type="currency" office:currency="EUR" office:value="0" calcext:value-type="currency">
            <text:p>0,00 €</text:p>
          </table:table-cell>
          <table:table-cell table:formula="of:=IF([.H111]+[.I111]&gt;=10;10;[.H111]+[.I11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2]&amp;&quot;D&quot;;[$'SAISIE DONS COTISATIONS'.G$1:.G$1048576])" office:value-type="currency" office:currency="EUR" office:value="0" calcext:value-type="currency">
            <text:p>0,00 €</text:p>
          </table:table-cell>
          <table:table-cell table:formula="of:=SUMIF([$'SAISIE DONS COTISATIONS'.A$1:.A$1048576];[.A112]&amp;&quot;C&quot;;[$'SAISIE DONS COTISATIONS'.G$1:.G$1048576])" office:value-type="currency" office:currency="EUR" office:value="0" calcext:value-type="currency">
            <text:p>0,00 €</text:p>
          </table:table-cell>
          <table:table-cell table:formula="of:=SUMIF([$'SAISIE DONS COTISATIONS'.A$1:.A$1048576];[.A112]&amp;&quot;A&quot;;[$'SAISIE DONS COTISATIONS'.G$1:.G$1048576])" office:value-type="currency" office:currency="EUR" office:value="0" calcext:value-type="currency">
            <text:p>0,00 €</text:p>
          </table:table-cell>
          <table:table-cell table:formula="of:=[.H112]+[.I112]-[.L112]" office:value-type="currency" office:currency="EUR" office:value="0" calcext:value-type="currency">
            <text:p>0,00 €</text:p>
          </table:table-cell>
          <table:table-cell table:formula="of:=IF([.H112]+[.I112]&gt;=10;10;[.H112]+[.I11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3]&amp;&quot;D&quot;;[$'SAISIE DONS COTISATIONS'.G$1:.G$1048576])" office:value-type="currency" office:currency="EUR" office:value="0" calcext:value-type="currency">
            <text:p>0,00 €</text:p>
          </table:table-cell>
          <table:table-cell table:formula="of:=SUMIF([$'SAISIE DONS COTISATIONS'.A$1:.A$1048576];[.A113]&amp;&quot;C&quot;;[$'SAISIE DONS COTISATIONS'.G$1:.G$1048576])" office:value-type="currency" office:currency="EUR" office:value="0" calcext:value-type="currency">
            <text:p>0,00 €</text:p>
          </table:table-cell>
          <table:table-cell table:formula="of:=SUMIF([$'SAISIE DONS COTISATIONS'.A$1:.A$1048576];[.A113]&amp;&quot;A&quot;;[$'SAISIE DONS COTISATIONS'.G$1:.G$1048576])" office:value-type="currency" office:currency="EUR" office:value="0" calcext:value-type="currency">
            <text:p>0,00 €</text:p>
          </table:table-cell>
          <table:table-cell table:formula="of:=[.H113]+[.I113]-[.L113]" office:value-type="currency" office:currency="EUR" office:value="0" calcext:value-type="currency">
            <text:p>0,00 €</text:p>
          </table:table-cell>
          <table:table-cell table:formula="of:=IF([.H113]+[.I113]&gt;=10;10;[.H113]+[.I11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4]&amp;&quot;D&quot;;[$'SAISIE DONS COTISATIONS'.G$1:.G$1048576])" office:value-type="currency" office:currency="EUR" office:value="0" calcext:value-type="currency">
            <text:p>0,00 €</text:p>
          </table:table-cell>
          <table:table-cell table:formula="of:=SUMIF([$'SAISIE DONS COTISATIONS'.A$1:.A$1048576];[.A114]&amp;&quot;C&quot;;[$'SAISIE DONS COTISATIONS'.G$1:.G$1048576])" office:value-type="currency" office:currency="EUR" office:value="0" calcext:value-type="currency">
            <text:p>0,00 €</text:p>
          </table:table-cell>
          <table:table-cell table:formula="of:=SUMIF([$'SAISIE DONS COTISATIONS'.A$1:.A$1048576];[.A114]&amp;&quot;A&quot;;[$'SAISIE DONS COTISATIONS'.G$1:.G$1048576])" office:value-type="currency" office:currency="EUR" office:value="0" calcext:value-type="currency">
            <text:p>0,00 €</text:p>
          </table:table-cell>
          <table:table-cell table:formula="of:=[.H114]+[.I114]-[.L114]" office:value-type="currency" office:currency="EUR" office:value="0" calcext:value-type="currency">
            <text:p>0,00 €</text:p>
          </table:table-cell>
          <table:table-cell table:formula="of:=IF([.H114]+[.I114]&gt;=10;10;[.H114]+[.I11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5]&amp;&quot;D&quot;;[$'SAISIE DONS COTISATIONS'.G$1:.G$1048576])" office:value-type="currency" office:currency="EUR" office:value="0" calcext:value-type="currency">
            <text:p>0,00 €</text:p>
          </table:table-cell>
          <table:table-cell table:formula="of:=SUMIF([$'SAISIE DONS COTISATIONS'.A$1:.A$1048576];[.A115]&amp;&quot;C&quot;;[$'SAISIE DONS COTISATIONS'.G$1:.G$1048576])" office:value-type="currency" office:currency="EUR" office:value="0" calcext:value-type="currency">
            <text:p>0,00 €</text:p>
          </table:table-cell>
          <table:table-cell table:formula="of:=SUMIF([$'SAISIE DONS COTISATIONS'.A$1:.A$1048576];[.A115]&amp;&quot;A&quot;;[$'SAISIE DONS COTISATIONS'.G$1:.G$1048576])" office:value-type="currency" office:currency="EUR" office:value="0" calcext:value-type="currency">
            <text:p>0,00 €</text:p>
          </table:table-cell>
          <table:table-cell table:formula="of:=[.H115]+[.I115]-[.L115]" office:value-type="currency" office:currency="EUR" office:value="0" calcext:value-type="currency">
            <text:p>0,00 €</text:p>
          </table:table-cell>
          <table:table-cell table:formula="of:=IF([.H115]+[.I115]&gt;=10;10;[.H115]+[.I11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6]&amp;&quot;D&quot;;[$'SAISIE DONS COTISATIONS'.G$1:.G$1048576])" office:value-type="currency" office:currency="EUR" office:value="0" calcext:value-type="currency">
            <text:p>0,00 €</text:p>
          </table:table-cell>
          <table:table-cell table:formula="of:=SUMIF([$'SAISIE DONS COTISATIONS'.A$1:.A$1048576];[.A116]&amp;&quot;C&quot;;[$'SAISIE DONS COTISATIONS'.G$1:.G$1048576])" office:value-type="currency" office:currency="EUR" office:value="0" calcext:value-type="currency">
            <text:p>0,00 €</text:p>
          </table:table-cell>
          <table:table-cell table:formula="of:=SUMIF([$'SAISIE DONS COTISATIONS'.A$1:.A$1048576];[.A116]&amp;&quot;A&quot;;[$'SAISIE DONS COTISATIONS'.G$1:.G$1048576])" office:value-type="currency" office:currency="EUR" office:value="0" calcext:value-type="currency">
            <text:p>0,00 €</text:p>
          </table:table-cell>
          <table:table-cell table:formula="of:=[.H116]+[.I116]-[.L116]" office:value-type="currency" office:currency="EUR" office:value="0" calcext:value-type="currency">
            <text:p>0,00 €</text:p>
          </table:table-cell>
          <table:table-cell table:formula="of:=IF([.H116]+[.I116]&gt;=10;10;[.H116]+[.I11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7]&amp;&quot;D&quot;;[$'SAISIE DONS COTISATIONS'.G$1:.G$1048576])" office:value-type="currency" office:currency="EUR" office:value="0" calcext:value-type="currency">
            <text:p>0,00 €</text:p>
          </table:table-cell>
          <table:table-cell table:formula="of:=SUMIF([$'SAISIE DONS COTISATIONS'.A$1:.A$1048576];[.A117]&amp;&quot;C&quot;;[$'SAISIE DONS COTISATIONS'.G$1:.G$1048576])" office:value-type="currency" office:currency="EUR" office:value="0" calcext:value-type="currency">
            <text:p>0,00 €</text:p>
          </table:table-cell>
          <table:table-cell table:formula="of:=SUMIF([$'SAISIE DONS COTISATIONS'.A$1:.A$1048576];[.A117]&amp;&quot;A&quot;;[$'SAISIE DONS COTISATIONS'.G$1:.G$1048576])" office:value-type="currency" office:currency="EUR" office:value="0" calcext:value-type="currency">
            <text:p>0,00 €</text:p>
          </table:table-cell>
          <table:table-cell table:formula="of:=[.H117]+[.I117]-[.L117]" office:value-type="currency" office:currency="EUR" office:value="0" calcext:value-type="currency">
            <text:p>0,00 €</text:p>
          </table:table-cell>
          <table:table-cell table:formula="of:=IF([.H117]+[.I117]&gt;=10;10;[.H117]+[.I11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8]&amp;&quot;D&quot;;[$'SAISIE DONS COTISATIONS'.G$1:.G$1048576])" office:value-type="currency" office:currency="EUR" office:value="0" calcext:value-type="currency">
            <text:p>0,00 €</text:p>
          </table:table-cell>
          <table:table-cell table:formula="of:=SUMIF([$'SAISIE DONS COTISATIONS'.A$1:.A$1048576];[.A118]&amp;&quot;C&quot;;[$'SAISIE DONS COTISATIONS'.G$1:.G$1048576])" office:value-type="currency" office:currency="EUR" office:value="0" calcext:value-type="currency">
            <text:p>0,00 €</text:p>
          </table:table-cell>
          <table:table-cell table:formula="of:=SUMIF([$'SAISIE DONS COTISATIONS'.A$1:.A$1048576];[.A118]&amp;&quot;A&quot;;[$'SAISIE DONS COTISATIONS'.G$1:.G$1048576])" office:value-type="currency" office:currency="EUR" office:value="0" calcext:value-type="currency">
            <text:p>0,00 €</text:p>
          </table:table-cell>
          <table:table-cell table:formula="of:=[.H118]+[.I118]-[.L118]" office:value-type="currency" office:currency="EUR" office:value="0" calcext:value-type="currency">
            <text:p>0,00 €</text:p>
          </table:table-cell>
          <table:table-cell table:formula="of:=IF([.H118]+[.I118]&gt;=10;10;[.H118]+[.I11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19]&amp;&quot;D&quot;;[$'SAISIE DONS COTISATIONS'.G$1:.G$1048576])" office:value-type="currency" office:currency="EUR" office:value="0" calcext:value-type="currency">
            <text:p>0,00 €</text:p>
          </table:table-cell>
          <table:table-cell table:formula="of:=SUMIF([$'SAISIE DONS COTISATIONS'.A$1:.A$1048576];[.A119]&amp;&quot;C&quot;;[$'SAISIE DONS COTISATIONS'.G$1:.G$1048576])" office:value-type="currency" office:currency="EUR" office:value="0" calcext:value-type="currency">
            <text:p>0,00 €</text:p>
          </table:table-cell>
          <table:table-cell table:formula="of:=SUMIF([$'SAISIE DONS COTISATIONS'.A$1:.A$1048576];[.A119]&amp;&quot;A&quot;;[$'SAISIE DONS COTISATIONS'.G$1:.G$1048576])" office:value-type="currency" office:currency="EUR" office:value="0" calcext:value-type="currency">
            <text:p>0,00 €</text:p>
          </table:table-cell>
          <table:table-cell table:formula="of:=[.H119]+[.I119]-[.L119]" office:value-type="currency" office:currency="EUR" office:value="0" calcext:value-type="currency">
            <text:p>0,00 €</text:p>
          </table:table-cell>
          <table:table-cell table:formula="of:=IF([.H119]+[.I119]&gt;=10;10;[.H119]+[.I11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0]&amp;&quot;D&quot;;[$'SAISIE DONS COTISATIONS'.G$1:.G$1048576])" office:value-type="currency" office:currency="EUR" office:value="0" calcext:value-type="currency">
            <text:p>0,00 €</text:p>
          </table:table-cell>
          <table:table-cell table:formula="of:=SUMIF([$'SAISIE DONS COTISATIONS'.A$1:.A$1048576];[.A120]&amp;&quot;C&quot;;[$'SAISIE DONS COTISATIONS'.G$1:.G$1048576])" office:value-type="currency" office:currency="EUR" office:value="0" calcext:value-type="currency">
            <text:p>0,00 €</text:p>
          </table:table-cell>
          <table:table-cell table:formula="of:=SUMIF([$'SAISIE DONS COTISATIONS'.A$1:.A$1048576];[.A120]&amp;&quot;A&quot;;[$'SAISIE DONS COTISATIONS'.G$1:.G$1048576])" office:value-type="currency" office:currency="EUR" office:value="0" calcext:value-type="currency">
            <text:p>0,00 €</text:p>
          </table:table-cell>
          <table:table-cell table:formula="of:=[.H120]+[.I120]-[.L120]" office:value-type="currency" office:currency="EUR" office:value="0" calcext:value-type="currency">
            <text:p>0,00 €</text:p>
          </table:table-cell>
          <table:table-cell table:formula="of:=IF([.H120]+[.I120]&gt;=10;10;[.H120]+[.I12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1]&amp;&quot;D&quot;;[$'SAISIE DONS COTISATIONS'.G$1:.G$1048576])" office:value-type="currency" office:currency="EUR" office:value="0" calcext:value-type="currency">
            <text:p>0,00 €</text:p>
          </table:table-cell>
          <table:table-cell table:formula="of:=SUMIF([$'SAISIE DONS COTISATIONS'.A$1:.A$1048576];[.A121]&amp;&quot;C&quot;;[$'SAISIE DONS COTISATIONS'.G$1:.G$1048576])" office:value-type="currency" office:currency="EUR" office:value="0" calcext:value-type="currency">
            <text:p>0,00 €</text:p>
          </table:table-cell>
          <table:table-cell table:formula="of:=SUMIF([$'SAISIE DONS COTISATIONS'.A$1:.A$1048576];[.A121]&amp;&quot;A&quot;;[$'SAISIE DONS COTISATIONS'.G$1:.G$1048576])" office:value-type="currency" office:currency="EUR" office:value="0" calcext:value-type="currency">
            <text:p>0,00 €</text:p>
          </table:table-cell>
          <table:table-cell table:formula="of:=[.H121]+[.I121]-[.L121]" office:value-type="currency" office:currency="EUR" office:value="0" calcext:value-type="currency">
            <text:p>0,00 €</text:p>
          </table:table-cell>
          <table:table-cell table:formula="of:=IF([.H121]+[.I121]&gt;=10;10;[.H121]+[.I12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2]&amp;&quot;D&quot;;[$'SAISIE DONS COTISATIONS'.G$1:.G$1048576])" office:value-type="currency" office:currency="EUR" office:value="0" calcext:value-type="currency">
            <text:p>0,00 €</text:p>
          </table:table-cell>
          <table:table-cell table:formula="of:=SUMIF([$'SAISIE DONS COTISATIONS'.A$1:.A$1048576];[.A122]&amp;&quot;C&quot;;[$'SAISIE DONS COTISATIONS'.G$1:.G$1048576])" office:value-type="currency" office:currency="EUR" office:value="0" calcext:value-type="currency">
            <text:p>0,00 €</text:p>
          </table:table-cell>
          <table:table-cell table:formula="of:=SUMIF([$'SAISIE DONS COTISATIONS'.A$1:.A$1048576];[.A122]&amp;&quot;A&quot;;[$'SAISIE DONS COTISATIONS'.G$1:.G$1048576])" office:value-type="currency" office:currency="EUR" office:value="0" calcext:value-type="currency">
            <text:p>0,00 €</text:p>
          </table:table-cell>
          <table:table-cell table:formula="of:=[.H122]+[.I122]-[.L122]" office:value-type="currency" office:currency="EUR" office:value="0" calcext:value-type="currency">
            <text:p>0,00 €</text:p>
          </table:table-cell>
          <table:table-cell table:formula="of:=IF([.H122]+[.I122]&gt;=10;10;[.H122]+[.I12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3]&amp;&quot;D&quot;;[$'SAISIE DONS COTISATIONS'.G$1:.G$1048576])" office:value-type="currency" office:currency="EUR" office:value="0" calcext:value-type="currency">
            <text:p>0,00 €</text:p>
          </table:table-cell>
          <table:table-cell table:formula="of:=SUMIF([$'SAISIE DONS COTISATIONS'.A$1:.A$1048576];[.A123]&amp;&quot;C&quot;;[$'SAISIE DONS COTISATIONS'.G$1:.G$1048576])" office:value-type="currency" office:currency="EUR" office:value="0" calcext:value-type="currency">
            <text:p>0,00 €</text:p>
          </table:table-cell>
          <table:table-cell table:formula="of:=SUMIF([$'SAISIE DONS COTISATIONS'.A$1:.A$1048576];[.A123]&amp;&quot;A&quot;;[$'SAISIE DONS COTISATIONS'.G$1:.G$1048576])" office:value-type="currency" office:currency="EUR" office:value="0" calcext:value-type="currency">
            <text:p>0,00 €</text:p>
          </table:table-cell>
          <table:table-cell table:formula="of:=[.H123]+[.I123]-[.L123]" office:value-type="currency" office:currency="EUR" office:value="0" calcext:value-type="currency">
            <text:p>0,00 €</text:p>
          </table:table-cell>
          <table:table-cell table:formula="of:=IF([.H123]+[.I123]&gt;=10;10;[.H123]+[.I12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4]&amp;&quot;D&quot;;[$'SAISIE DONS COTISATIONS'.G$1:.G$1048576])" office:value-type="currency" office:currency="EUR" office:value="0" calcext:value-type="currency">
            <text:p>0,00 €</text:p>
          </table:table-cell>
          <table:table-cell table:formula="of:=SUMIF([$'SAISIE DONS COTISATIONS'.A$1:.A$1048576];[.A124]&amp;&quot;C&quot;;[$'SAISIE DONS COTISATIONS'.G$1:.G$1048576])" office:value-type="currency" office:currency="EUR" office:value="0" calcext:value-type="currency">
            <text:p>0,00 €</text:p>
          </table:table-cell>
          <table:table-cell table:formula="of:=SUMIF([$'SAISIE DONS COTISATIONS'.A$1:.A$1048576];[.A124]&amp;&quot;A&quot;;[$'SAISIE DONS COTISATIONS'.G$1:.G$1048576])" office:value-type="currency" office:currency="EUR" office:value="0" calcext:value-type="currency">
            <text:p>0,00 €</text:p>
          </table:table-cell>
          <table:table-cell table:formula="of:=[.H124]+[.I124]-[.L124]" office:value-type="currency" office:currency="EUR" office:value="0" calcext:value-type="currency">
            <text:p>0,00 €</text:p>
          </table:table-cell>
          <table:table-cell table:formula="of:=IF([.H124]+[.I124]&gt;=10;10;[.H124]+[.I12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5]&amp;&quot;D&quot;;[$'SAISIE DONS COTISATIONS'.G$1:.G$1048576])" office:value-type="currency" office:currency="EUR" office:value="0" calcext:value-type="currency">
            <text:p>0,00 €</text:p>
          </table:table-cell>
          <table:table-cell table:formula="of:=SUMIF([$'SAISIE DONS COTISATIONS'.A$1:.A$1048576];[.A125]&amp;&quot;C&quot;;[$'SAISIE DONS COTISATIONS'.G$1:.G$1048576])" office:value-type="currency" office:currency="EUR" office:value="0" calcext:value-type="currency">
            <text:p>0,00 €</text:p>
          </table:table-cell>
          <table:table-cell table:formula="of:=SUMIF([$'SAISIE DONS COTISATIONS'.A$1:.A$1048576];[.A125]&amp;&quot;A&quot;;[$'SAISIE DONS COTISATIONS'.G$1:.G$1048576])" office:value-type="currency" office:currency="EUR" office:value="0" calcext:value-type="currency">
            <text:p>0,00 €</text:p>
          </table:table-cell>
          <table:table-cell table:formula="of:=[.H125]+[.I125]-[.L125]" office:value-type="currency" office:currency="EUR" office:value="0" calcext:value-type="currency">
            <text:p>0,00 €</text:p>
          </table:table-cell>
          <table:table-cell table:formula="of:=IF([.H125]+[.I125]&gt;=10;10;[.H125]+[.I12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6]&amp;&quot;D&quot;;[$'SAISIE DONS COTISATIONS'.G$1:.G$1048576])" office:value-type="currency" office:currency="EUR" office:value="0" calcext:value-type="currency">
            <text:p>0,00 €</text:p>
          </table:table-cell>
          <table:table-cell table:formula="of:=SUMIF([$'SAISIE DONS COTISATIONS'.A$1:.A$1048576];[.A126]&amp;&quot;C&quot;;[$'SAISIE DONS COTISATIONS'.G$1:.G$1048576])" office:value-type="currency" office:currency="EUR" office:value="0" calcext:value-type="currency">
            <text:p>0,00 €</text:p>
          </table:table-cell>
          <table:table-cell table:formula="of:=SUMIF([$'SAISIE DONS COTISATIONS'.A$1:.A$1048576];[.A126]&amp;&quot;A&quot;;[$'SAISIE DONS COTISATIONS'.G$1:.G$1048576])" office:value-type="currency" office:currency="EUR" office:value="0" calcext:value-type="currency">
            <text:p>0,00 €</text:p>
          </table:table-cell>
          <table:table-cell table:formula="of:=[.H126]+[.I126]-[.L126]" office:value-type="currency" office:currency="EUR" office:value="0" calcext:value-type="currency">
            <text:p>0,00 €</text:p>
          </table:table-cell>
          <table:table-cell table:formula="of:=IF([.H126]+[.I126]&gt;=10;10;[.H126]+[.I12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7]&amp;&quot;D&quot;;[$'SAISIE DONS COTISATIONS'.G$1:.G$1048576])" office:value-type="currency" office:currency="EUR" office:value="0" calcext:value-type="currency">
            <text:p>0,00 €</text:p>
          </table:table-cell>
          <table:table-cell table:formula="of:=SUMIF([$'SAISIE DONS COTISATIONS'.A$1:.A$1048576];[.A127]&amp;&quot;C&quot;;[$'SAISIE DONS COTISATIONS'.G$1:.G$1048576])" office:value-type="currency" office:currency="EUR" office:value="0" calcext:value-type="currency">
            <text:p>0,00 €</text:p>
          </table:table-cell>
          <table:table-cell table:formula="of:=SUMIF([$'SAISIE DONS COTISATIONS'.A$1:.A$1048576];[.A127]&amp;&quot;A&quot;;[$'SAISIE DONS COTISATIONS'.G$1:.G$1048576])" office:value-type="currency" office:currency="EUR" office:value="0" calcext:value-type="currency">
            <text:p>0,00 €</text:p>
          </table:table-cell>
          <table:table-cell table:formula="of:=[.H127]+[.I127]-[.L127]" office:value-type="currency" office:currency="EUR" office:value="0" calcext:value-type="currency">
            <text:p>0,00 €</text:p>
          </table:table-cell>
          <table:table-cell table:formula="of:=IF([.H127]+[.I127]&gt;=10;10;[.H127]+[.I12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8]&amp;&quot;D&quot;;[$'SAISIE DONS COTISATIONS'.G$1:.G$1048576])" office:value-type="currency" office:currency="EUR" office:value="0" calcext:value-type="currency">
            <text:p>0,00 €</text:p>
          </table:table-cell>
          <table:table-cell table:formula="of:=SUMIF([$'SAISIE DONS COTISATIONS'.A$1:.A$1048576];[.A128]&amp;&quot;C&quot;;[$'SAISIE DONS COTISATIONS'.G$1:.G$1048576])" office:value-type="currency" office:currency="EUR" office:value="0" calcext:value-type="currency">
            <text:p>0,00 €</text:p>
          </table:table-cell>
          <table:table-cell table:formula="of:=SUMIF([$'SAISIE DONS COTISATIONS'.A$1:.A$1048576];[.A128]&amp;&quot;A&quot;;[$'SAISIE DONS COTISATIONS'.G$1:.G$1048576])" office:value-type="currency" office:currency="EUR" office:value="0" calcext:value-type="currency">
            <text:p>0,00 €</text:p>
          </table:table-cell>
          <table:table-cell table:formula="of:=[.H128]+[.I128]-[.L128]" office:value-type="currency" office:currency="EUR" office:value="0" calcext:value-type="currency">
            <text:p>0,00 €</text:p>
          </table:table-cell>
          <table:table-cell table:formula="of:=IF([.H128]+[.I128]&gt;=10;10;[.H128]+[.I12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29]&amp;&quot;D&quot;;[$'SAISIE DONS COTISATIONS'.G$1:.G$1048576])" office:value-type="currency" office:currency="EUR" office:value="0" calcext:value-type="currency">
            <text:p>0,00 €</text:p>
          </table:table-cell>
          <table:table-cell table:formula="of:=SUMIF([$'SAISIE DONS COTISATIONS'.A$1:.A$1048576];[.A129]&amp;&quot;C&quot;;[$'SAISIE DONS COTISATIONS'.G$1:.G$1048576])" office:value-type="currency" office:currency="EUR" office:value="0" calcext:value-type="currency">
            <text:p>0,00 €</text:p>
          </table:table-cell>
          <table:table-cell table:formula="of:=SUMIF([$'SAISIE DONS COTISATIONS'.A$1:.A$1048576];[.A129]&amp;&quot;A&quot;;[$'SAISIE DONS COTISATIONS'.G$1:.G$1048576])" office:value-type="currency" office:currency="EUR" office:value="0" calcext:value-type="currency">
            <text:p>0,00 €</text:p>
          </table:table-cell>
          <table:table-cell table:formula="of:=[.H129]+[.I129]-[.L129]" office:value-type="currency" office:currency="EUR" office:value="0" calcext:value-type="currency">
            <text:p>0,00 €</text:p>
          </table:table-cell>
          <table:table-cell table:formula="of:=IF([.H129]+[.I129]&gt;=10;10;[.H129]+[.I12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0]&amp;&quot;D&quot;;[$'SAISIE DONS COTISATIONS'.G$1:.G$1048576])" office:value-type="currency" office:currency="EUR" office:value="0" calcext:value-type="currency">
            <text:p>0,00 €</text:p>
          </table:table-cell>
          <table:table-cell table:formula="of:=SUMIF([$'SAISIE DONS COTISATIONS'.A$1:.A$1048576];[.A130]&amp;&quot;C&quot;;[$'SAISIE DONS COTISATIONS'.G$1:.G$1048576])" office:value-type="currency" office:currency="EUR" office:value="0" calcext:value-type="currency">
            <text:p>0,00 €</text:p>
          </table:table-cell>
          <table:table-cell table:formula="of:=SUMIF([$'SAISIE DONS COTISATIONS'.A$1:.A$1048576];[.A130]&amp;&quot;A&quot;;[$'SAISIE DONS COTISATIONS'.G$1:.G$1048576])" office:value-type="currency" office:currency="EUR" office:value="0" calcext:value-type="currency">
            <text:p>0,00 €</text:p>
          </table:table-cell>
          <table:table-cell table:formula="of:=[.H130]+[.I130]-[.L130]" office:value-type="currency" office:currency="EUR" office:value="0" calcext:value-type="currency">
            <text:p>0,00 €</text:p>
          </table:table-cell>
          <table:table-cell table:formula="of:=IF([.H130]+[.I130]&gt;=10;10;[.H130]+[.I13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1]&amp;&quot;D&quot;;[$'SAISIE DONS COTISATIONS'.G$1:.G$1048576])" office:value-type="currency" office:currency="EUR" office:value="0" calcext:value-type="currency">
            <text:p>0,00 €</text:p>
          </table:table-cell>
          <table:table-cell table:formula="of:=SUMIF([$'SAISIE DONS COTISATIONS'.A$1:.A$1048576];[.A131]&amp;&quot;C&quot;;[$'SAISIE DONS COTISATIONS'.G$1:.G$1048576])" office:value-type="currency" office:currency="EUR" office:value="0" calcext:value-type="currency">
            <text:p>0,00 €</text:p>
          </table:table-cell>
          <table:table-cell table:formula="of:=SUMIF([$'SAISIE DONS COTISATIONS'.A$1:.A$1048576];[.A131]&amp;&quot;A&quot;;[$'SAISIE DONS COTISATIONS'.G$1:.G$1048576])" office:value-type="currency" office:currency="EUR" office:value="0" calcext:value-type="currency">
            <text:p>0,00 €</text:p>
          </table:table-cell>
          <table:table-cell table:formula="of:=[.H131]+[.I131]-[.L131]" office:value-type="currency" office:currency="EUR" office:value="0" calcext:value-type="currency">
            <text:p>0,00 €</text:p>
          </table:table-cell>
          <table:table-cell table:formula="of:=IF([.H131]+[.I131]&gt;=10;10;[.H131]+[.I13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2]&amp;&quot;D&quot;;[$'SAISIE DONS COTISATIONS'.G$1:.G$1048576])" office:value-type="currency" office:currency="EUR" office:value="0" calcext:value-type="currency">
            <text:p>0,00 €</text:p>
          </table:table-cell>
          <table:table-cell table:formula="of:=SUMIF([$'SAISIE DONS COTISATIONS'.A$1:.A$1048576];[.A132]&amp;&quot;C&quot;;[$'SAISIE DONS COTISATIONS'.G$1:.G$1048576])" office:value-type="currency" office:currency="EUR" office:value="0" calcext:value-type="currency">
            <text:p>0,00 €</text:p>
          </table:table-cell>
          <table:table-cell table:formula="of:=SUMIF([$'SAISIE DONS COTISATIONS'.A$1:.A$1048576];[.A132]&amp;&quot;A&quot;;[$'SAISIE DONS COTISATIONS'.G$1:.G$1048576])" office:value-type="currency" office:currency="EUR" office:value="0" calcext:value-type="currency">
            <text:p>0,00 €</text:p>
          </table:table-cell>
          <table:table-cell table:formula="of:=[.H132]+[.I132]-[.L132]" office:value-type="currency" office:currency="EUR" office:value="0" calcext:value-type="currency">
            <text:p>0,00 €</text:p>
          </table:table-cell>
          <table:table-cell table:formula="of:=IF([.H132]+[.I132]&gt;=10;10;[.H132]+[.I13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3]&amp;&quot;D&quot;;[$'SAISIE DONS COTISATIONS'.G$1:.G$1048576])" office:value-type="currency" office:currency="EUR" office:value="0" calcext:value-type="currency">
            <text:p>0,00 €</text:p>
          </table:table-cell>
          <table:table-cell table:formula="of:=SUMIF([$'SAISIE DONS COTISATIONS'.A$1:.A$1048576];[.A133]&amp;&quot;C&quot;;[$'SAISIE DONS COTISATIONS'.G$1:.G$1048576])" office:value-type="currency" office:currency="EUR" office:value="0" calcext:value-type="currency">
            <text:p>0,00 €</text:p>
          </table:table-cell>
          <table:table-cell table:formula="of:=SUMIF([$'SAISIE DONS COTISATIONS'.A$1:.A$1048576];[.A133]&amp;&quot;A&quot;;[$'SAISIE DONS COTISATIONS'.G$1:.G$1048576])" office:value-type="currency" office:currency="EUR" office:value="0" calcext:value-type="currency">
            <text:p>0,00 €</text:p>
          </table:table-cell>
          <table:table-cell table:formula="of:=[.H133]+[.I133]-[.L133]" office:value-type="currency" office:currency="EUR" office:value="0" calcext:value-type="currency">
            <text:p>0,00 €</text:p>
          </table:table-cell>
          <table:table-cell table:formula="of:=IF([.H133]+[.I133]&gt;=10;10;[.H133]+[.I13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4]&amp;&quot;D&quot;;[$'SAISIE DONS COTISATIONS'.G$1:.G$1048576])" office:value-type="currency" office:currency="EUR" office:value="0" calcext:value-type="currency">
            <text:p>0,00 €</text:p>
          </table:table-cell>
          <table:table-cell table:formula="of:=SUMIF([$'SAISIE DONS COTISATIONS'.A$1:.A$1048576];[.A134]&amp;&quot;C&quot;;[$'SAISIE DONS COTISATIONS'.G$1:.G$1048576])" office:value-type="currency" office:currency="EUR" office:value="0" calcext:value-type="currency">
            <text:p>0,00 €</text:p>
          </table:table-cell>
          <table:table-cell table:formula="of:=SUMIF([$'SAISIE DONS COTISATIONS'.A$1:.A$1048576];[.A134]&amp;&quot;A&quot;;[$'SAISIE DONS COTISATIONS'.G$1:.G$1048576])" office:value-type="currency" office:currency="EUR" office:value="0" calcext:value-type="currency">
            <text:p>0,00 €</text:p>
          </table:table-cell>
          <table:table-cell table:formula="of:=[.H134]+[.I134]-[.L134]" office:value-type="currency" office:currency="EUR" office:value="0" calcext:value-type="currency">
            <text:p>0,00 €</text:p>
          </table:table-cell>
          <table:table-cell table:formula="of:=IF([.H134]+[.I134]&gt;=10;10;[.H134]+[.I13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5]&amp;&quot;D&quot;;[$'SAISIE DONS COTISATIONS'.G$1:.G$1048576])" office:value-type="currency" office:currency="EUR" office:value="0" calcext:value-type="currency">
            <text:p>0,00 €</text:p>
          </table:table-cell>
          <table:table-cell table:formula="of:=SUMIF([$'SAISIE DONS COTISATIONS'.A$1:.A$1048576];[.A135]&amp;&quot;C&quot;;[$'SAISIE DONS COTISATIONS'.G$1:.G$1048576])" office:value-type="currency" office:currency="EUR" office:value="0" calcext:value-type="currency">
            <text:p>0,00 €</text:p>
          </table:table-cell>
          <table:table-cell table:formula="of:=SUMIF([$'SAISIE DONS COTISATIONS'.A$1:.A$1048576];[.A135]&amp;&quot;A&quot;;[$'SAISIE DONS COTISATIONS'.G$1:.G$1048576])" office:value-type="currency" office:currency="EUR" office:value="0" calcext:value-type="currency">
            <text:p>0,00 €</text:p>
          </table:table-cell>
          <table:table-cell table:formula="of:=[.H135]+[.I135]-[.L135]" office:value-type="currency" office:currency="EUR" office:value="0" calcext:value-type="currency">
            <text:p>0,00 €</text:p>
          </table:table-cell>
          <table:table-cell table:formula="of:=IF([.H135]+[.I135]&gt;=10;10;[.H135]+[.I13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6]&amp;&quot;D&quot;;[$'SAISIE DONS COTISATIONS'.G$1:.G$1048576])" office:value-type="currency" office:currency="EUR" office:value="0" calcext:value-type="currency">
            <text:p>0,00 €</text:p>
          </table:table-cell>
          <table:table-cell table:formula="of:=SUMIF([$'SAISIE DONS COTISATIONS'.A$1:.A$1048576];[.A136]&amp;&quot;C&quot;;[$'SAISIE DONS COTISATIONS'.G$1:.G$1048576])" office:value-type="currency" office:currency="EUR" office:value="0" calcext:value-type="currency">
            <text:p>0,00 €</text:p>
          </table:table-cell>
          <table:table-cell table:formula="of:=SUMIF([$'SAISIE DONS COTISATIONS'.A$1:.A$1048576];[.A136]&amp;&quot;A&quot;;[$'SAISIE DONS COTISATIONS'.G$1:.G$1048576])" office:value-type="currency" office:currency="EUR" office:value="0" calcext:value-type="currency">
            <text:p>0,00 €</text:p>
          </table:table-cell>
          <table:table-cell table:formula="of:=[.H136]+[.I136]-[.L136]" office:value-type="currency" office:currency="EUR" office:value="0" calcext:value-type="currency">
            <text:p>0,00 €</text:p>
          </table:table-cell>
          <table:table-cell table:formula="of:=IF([.H136]+[.I136]&gt;=10;10;[.H136]+[.I13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7]&amp;&quot;D&quot;;[$'SAISIE DONS COTISATIONS'.G$1:.G$1048576])" office:value-type="currency" office:currency="EUR" office:value="0" calcext:value-type="currency">
            <text:p>0,00 €</text:p>
          </table:table-cell>
          <table:table-cell table:formula="of:=SUMIF([$'SAISIE DONS COTISATIONS'.A$1:.A$1048576];[.A137]&amp;&quot;C&quot;;[$'SAISIE DONS COTISATIONS'.G$1:.G$1048576])" office:value-type="currency" office:currency="EUR" office:value="0" calcext:value-type="currency">
            <text:p>0,00 €</text:p>
          </table:table-cell>
          <table:table-cell table:formula="of:=SUMIF([$'SAISIE DONS COTISATIONS'.A$1:.A$1048576];[.A137]&amp;&quot;A&quot;;[$'SAISIE DONS COTISATIONS'.G$1:.G$1048576])" office:value-type="currency" office:currency="EUR" office:value="0" calcext:value-type="currency">
            <text:p>0,00 €</text:p>
          </table:table-cell>
          <table:table-cell table:formula="of:=[.H137]+[.I137]-[.L137]" office:value-type="currency" office:currency="EUR" office:value="0" calcext:value-type="currency">
            <text:p>0,00 €</text:p>
          </table:table-cell>
          <table:table-cell table:formula="of:=IF([.H137]+[.I137]&gt;=10;10;[.H137]+[.I13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8]&amp;&quot;D&quot;;[$'SAISIE DONS COTISATIONS'.G$1:.G$1048576])" office:value-type="currency" office:currency="EUR" office:value="0" calcext:value-type="currency">
            <text:p>0,00 €</text:p>
          </table:table-cell>
          <table:table-cell table:formula="of:=SUMIF([$'SAISIE DONS COTISATIONS'.A$1:.A$1048576];[.A138]&amp;&quot;C&quot;;[$'SAISIE DONS COTISATIONS'.G$1:.G$1048576])" office:value-type="currency" office:currency="EUR" office:value="0" calcext:value-type="currency">
            <text:p>0,00 €</text:p>
          </table:table-cell>
          <table:table-cell table:formula="of:=SUMIF([$'SAISIE DONS COTISATIONS'.A$1:.A$1048576];[.A138]&amp;&quot;A&quot;;[$'SAISIE DONS COTISATIONS'.G$1:.G$1048576])" office:value-type="currency" office:currency="EUR" office:value="0" calcext:value-type="currency">
            <text:p>0,00 €</text:p>
          </table:table-cell>
          <table:table-cell table:formula="of:=[.H138]+[.I138]-[.L138]" office:value-type="currency" office:currency="EUR" office:value="0" calcext:value-type="currency">
            <text:p>0,00 €</text:p>
          </table:table-cell>
          <table:table-cell table:formula="of:=IF([.H138]+[.I138]&gt;=10;10;[.H138]+[.I13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39]&amp;&quot;D&quot;;[$'SAISIE DONS COTISATIONS'.G$1:.G$1048576])" office:value-type="currency" office:currency="EUR" office:value="0" calcext:value-type="currency">
            <text:p>0,00 €</text:p>
          </table:table-cell>
          <table:table-cell table:formula="of:=SUMIF([$'SAISIE DONS COTISATIONS'.A$1:.A$1048576];[.A139]&amp;&quot;C&quot;;[$'SAISIE DONS COTISATIONS'.G$1:.G$1048576])" office:value-type="currency" office:currency="EUR" office:value="0" calcext:value-type="currency">
            <text:p>0,00 €</text:p>
          </table:table-cell>
          <table:table-cell table:formula="of:=SUMIF([$'SAISIE DONS COTISATIONS'.A$1:.A$1048576];[.A139]&amp;&quot;A&quot;;[$'SAISIE DONS COTISATIONS'.G$1:.G$1048576])" office:value-type="currency" office:currency="EUR" office:value="0" calcext:value-type="currency">
            <text:p>0,00 €</text:p>
          </table:table-cell>
          <table:table-cell table:formula="of:=[.H139]+[.I139]-[.L139]" office:value-type="currency" office:currency="EUR" office:value="0" calcext:value-type="currency">
            <text:p>0,00 €</text:p>
          </table:table-cell>
          <table:table-cell table:formula="of:=IF([.H139]+[.I139]&gt;=10;10;[.H139]+[.I13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0]&amp;&quot;D&quot;;[$'SAISIE DONS COTISATIONS'.G$1:.G$1048576])" office:value-type="currency" office:currency="EUR" office:value="0" calcext:value-type="currency">
            <text:p>0,00 €</text:p>
          </table:table-cell>
          <table:table-cell table:formula="of:=SUMIF([$'SAISIE DONS COTISATIONS'.A$1:.A$1048576];[.A140]&amp;&quot;C&quot;;[$'SAISIE DONS COTISATIONS'.G$1:.G$1048576])" office:value-type="currency" office:currency="EUR" office:value="0" calcext:value-type="currency">
            <text:p>0,00 €</text:p>
          </table:table-cell>
          <table:table-cell table:formula="of:=SUMIF([$'SAISIE DONS COTISATIONS'.A$1:.A$1048576];[.A140]&amp;&quot;A&quot;;[$'SAISIE DONS COTISATIONS'.G$1:.G$1048576])" office:value-type="currency" office:currency="EUR" office:value="0" calcext:value-type="currency">
            <text:p>0,00 €</text:p>
          </table:table-cell>
          <table:table-cell table:formula="of:=[.H140]+[.I140]-[.L140]" office:value-type="currency" office:currency="EUR" office:value="0" calcext:value-type="currency">
            <text:p>0,00 €</text:p>
          </table:table-cell>
          <table:table-cell table:formula="of:=IF([.H140]+[.I140]&gt;=10;10;[.H140]+[.I14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1]&amp;&quot;D&quot;;[$'SAISIE DONS COTISATIONS'.G$1:.G$1048576])" office:value-type="currency" office:currency="EUR" office:value="0" calcext:value-type="currency">
            <text:p>0,00 €</text:p>
          </table:table-cell>
          <table:table-cell table:formula="of:=SUMIF([$'SAISIE DONS COTISATIONS'.A$1:.A$1048576];[.A141]&amp;&quot;C&quot;;[$'SAISIE DONS COTISATIONS'.G$1:.G$1048576])" office:value-type="currency" office:currency="EUR" office:value="0" calcext:value-type="currency">
            <text:p>0,00 €</text:p>
          </table:table-cell>
          <table:table-cell table:formula="of:=SUMIF([$'SAISIE DONS COTISATIONS'.A$1:.A$1048576];[.A141]&amp;&quot;A&quot;;[$'SAISIE DONS COTISATIONS'.G$1:.G$1048576])" office:value-type="currency" office:currency="EUR" office:value="0" calcext:value-type="currency">
            <text:p>0,00 €</text:p>
          </table:table-cell>
          <table:table-cell table:formula="of:=[.H141]+[.I141]-[.L141]" office:value-type="currency" office:currency="EUR" office:value="0" calcext:value-type="currency">
            <text:p>0,00 €</text:p>
          </table:table-cell>
          <table:table-cell table:formula="of:=IF([.H141]+[.I141]&gt;=10;10;[.H141]+[.I14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2]&amp;&quot;D&quot;;[$'SAISIE DONS COTISATIONS'.G$1:.G$1048576])" office:value-type="currency" office:currency="EUR" office:value="0" calcext:value-type="currency">
            <text:p>0,00 €</text:p>
          </table:table-cell>
          <table:table-cell table:formula="of:=SUMIF([$'SAISIE DONS COTISATIONS'.A$1:.A$1048576];[.A142]&amp;&quot;C&quot;;[$'SAISIE DONS COTISATIONS'.G$1:.G$1048576])" office:value-type="currency" office:currency="EUR" office:value="0" calcext:value-type="currency">
            <text:p>0,00 €</text:p>
          </table:table-cell>
          <table:table-cell table:formula="of:=SUMIF([$'SAISIE DONS COTISATIONS'.A$1:.A$1048576];[.A142]&amp;&quot;A&quot;;[$'SAISIE DONS COTISATIONS'.G$1:.G$1048576])" office:value-type="currency" office:currency="EUR" office:value="0" calcext:value-type="currency">
            <text:p>0,00 €</text:p>
          </table:table-cell>
          <table:table-cell table:formula="of:=[.H142]+[.I142]-[.L142]" office:value-type="currency" office:currency="EUR" office:value="0" calcext:value-type="currency">
            <text:p>0,00 €</text:p>
          </table:table-cell>
          <table:table-cell table:formula="of:=IF([.H142]+[.I142]&gt;=10;10;[.H142]+[.I14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3]&amp;&quot;D&quot;;[$'SAISIE DONS COTISATIONS'.G$1:.G$1048576])" office:value-type="currency" office:currency="EUR" office:value="0" calcext:value-type="currency">
            <text:p>0,00 €</text:p>
          </table:table-cell>
          <table:table-cell table:formula="of:=SUMIF([$'SAISIE DONS COTISATIONS'.A$1:.A$1048576];[.A143]&amp;&quot;C&quot;;[$'SAISIE DONS COTISATIONS'.G$1:.G$1048576])" office:value-type="currency" office:currency="EUR" office:value="0" calcext:value-type="currency">
            <text:p>0,00 €</text:p>
          </table:table-cell>
          <table:table-cell table:formula="of:=SUMIF([$'SAISIE DONS COTISATIONS'.A$1:.A$1048576];[.A143]&amp;&quot;A&quot;;[$'SAISIE DONS COTISATIONS'.G$1:.G$1048576])" office:value-type="currency" office:currency="EUR" office:value="0" calcext:value-type="currency">
            <text:p>0,00 €</text:p>
          </table:table-cell>
          <table:table-cell table:formula="of:=[.H143]+[.I143]-[.L143]" office:value-type="currency" office:currency="EUR" office:value="0" calcext:value-type="currency">
            <text:p>0,00 €</text:p>
          </table:table-cell>
          <table:table-cell table:formula="of:=IF([.H143]+[.I143]&gt;=10;10;[.H143]+[.I14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4]&amp;&quot;D&quot;;[$'SAISIE DONS COTISATIONS'.G$1:.G$1048576])" office:value-type="currency" office:currency="EUR" office:value="0" calcext:value-type="currency">
            <text:p>0,00 €</text:p>
          </table:table-cell>
          <table:table-cell table:formula="of:=SUMIF([$'SAISIE DONS COTISATIONS'.A$1:.A$1048576];[.A144]&amp;&quot;C&quot;;[$'SAISIE DONS COTISATIONS'.G$1:.G$1048576])" office:value-type="currency" office:currency="EUR" office:value="0" calcext:value-type="currency">
            <text:p>0,00 €</text:p>
          </table:table-cell>
          <table:table-cell table:formula="of:=SUMIF([$'SAISIE DONS COTISATIONS'.A$1:.A$1048576];[.A144]&amp;&quot;A&quot;;[$'SAISIE DONS COTISATIONS'.G$1:.G$1048576])" office:value-type="currency" office:currency="EUR" office:value="0" calcext:value-type="currency">
            <text:p>0,00 €</text:p>
          </table:table-cell>
          <table:table-cell table:formula="of:=[.H144]+[.I144]-[.L144]" office:value-type="currency" office:currency="EUR" office:value="0" calcext:value-type="currency">
            <text:p>0,00 €</text:p>
          </table:table-cell>
          <table:table-cell table:formula="of:=IF([.H144]+[.I144]&gt;=10;10;[.H144]+[.I14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5]&amp;&quot;D&quot;;[$'SAISIE DONS COTISATIONS'.G$1:.G$1048576])" office:value-type="currency" office:currency="EUR" office:value="0" calcext:value-type="currency">
            <text:p>0,00 €</text:p>
          </table:table-cell>
          <table:table-cell table:formula="of:=SUMIF([$'SAISIE DONS COTISATIONS'.A$1:.A$1048576];[.A145]&amp;&quot;C&quot;;[$'SAISIE DONS COTISATIONS'.G$1:.G$1048576])" office:value-type="currency" office:currency="EUR" office:value="0" calcext:value-type="currency">
            <text:p>0,00 €</text:p>
          </table:table-cell>
          <table:table-cell table:formula="of:=SUMIF([$'SAISIE DONS COTISATIONS'.A$1:.A$1048576];[.A145]&amp;&quot;A&quot;;[$'SAISIE DONS COTISATIONS'.G$1:.G$1048576])" office:value-type="currency" office:currency="EUR" office:value="0" calcext:value-type="currency">
            <text:p>0,00 €</text:p>
          </table:table-cell>
          <table:table-cell table:formula="of:=[.H145]+[.I145]-[.L145]" office:value-type="currency" office:currency="EUR" office:value="0" calcext:value-type="currency">
            <text:p>0,00 €</text:p>
          </table:table-cell>
          <table:table-cell table:formula="of:=IF([.H145]+[.I145]&gt;=10;10;[.H145]+[.I14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6]&amp;&quot;D&quot;;[$'SAISIE DONS COTISATIONS'.G$1:.G$1048576])" office:value-type="currency" office:currency="EUR" office:value="0" calcext:value-type="currency">
            <text:p>0,00 €</text:p>
          </table:table-cell>
          <table:table-cell table:formula="of:=SUMIF([$'SAISIE DONS COTISATIONS'.A$1:.A$1048576];[.A146]&amp;&quot;C&quot;;[$'SAISIE DONS COTISATIONS'.G$1:.G$1048576])" office:value-type="currency" office:currency="EUR" office:value="0" calcext:value-type="currency">
            <text:p>0,00 €</text:p>
          </table:table-cell>
          <table:table-cell table:formula="of:=SUMIF([$'SAISIE DONS COTISATIONS'.A$1:.A$1048576];[.A146]&amp;&quot;A&quot;;[$'SAISIE DONS COTISATIONS'.G$1:.G$1048576])" office:value-type="currency" office:currency="EUR" office:value="0" calcext:value-type="currency">
            <text:p>0,00 €</text:p>
          </table:table-cell>
          <table:table-cell table:formula="of:=[.H146]+[.I146]-[.L146]" office:value-type="currency" office:currency="EUR" office:value="0" calcext:value-type="currency">
            <text:p>0,00 €</text:p>
          </table:table-cell>
          <table:table-cell table:formula="of:=IF([.H146]+[.I146]&gt;=10;10;[.H146]+[.I14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7]&amp;&quot;D&quot;;[$'SAISIE DONS COTISATIONS'.G$1:.G$1048576])" office:value-type="currency" office:currency="EUR" office:value="0" calcext:value-type="currency">
            <text:p>0,00 €</text:p>
          </table:table-cell>
          <table:table-cell table:formula="of:=SUMIF([$'SAISIE DONS COTISATIONS'.A$1:.A$1048576];[.A147]&amp;&quot;C&quot;;[$'SAISIE DONS COTISATIONS'.G$1:.G$1048576])" office:value-type="currency" office:currency="EUR" office:value="0" calcext:value-type="currency">
            <text:p>0,00 €</text:p>
          </table:table-cell>
          <table:table-cell table:formula="of:=SUMIF([$'SAISIE DONS COTISATIONS'.A$1:.A$1048576];[.A147]&amp;&quot;A&quot;;[$'SAISIE DONS COTISATIONS'.G$1:.G$1048576])" office:value-type="currency" office:currency="EUR" office:value="0" calcext:value-type="currency">
            <text:p>0,00 €</text:p>
          </table:table-cell>
          <table:table-cell table:formula="of:=[.H147]+[.I147]-[.L147]" office:value-type="currency" office:currency="EUR" office:value="0" calcext:value-type="currency">
            <text:p>0,00 €</text:p>
          </table:table-cell>
          <table:table-cell table:formula="of:=IF([.H147]+[.I147]&gt;=10;10;[.H147]+[.I14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8]&amp;&quot;D&quot;;[$'SAISIE DONS COTISATIONS'.G$1:.G$1048576])" office:value-type="currency" office:currency="EUR" office:value="0" calcext:value-type="currency">
            <text:p>0,00 €</text:p>
          </table:table-cell>
          <table:table-cell table:formula="of:=SUMIF([$'SAISIE DONS COTISATIONS'.A$1:.A$1048576];[.A148]&amp;&quot;C&quot;;[$'SAISIE DONS COTISATIONS'.G$1:.G$1048576])" office:value-type="currency" office:currency="EUR" office:value="0" calcext:value-type="currency">
            <text:p>0,00 €</text:p>
          </table:table-cell>
          <table:table-cell table:formula="of:=SUMIF([$'SAISIE DONS COTISATIONS'.A$1:.A$1048576];[.A148]&amp;&quot;A&quot;;[$'SAISIE DONS COTISATIONS'.G$1:.G$1048576])" office:value-type="currency" office:currency="EUR" office:value="0" calcext:value-type="currency">
            <text:p>0,00 €</text:p>
          </table:table-cell>
          <table:table-cell table:formula="of:=[.H148]+[.I148]-[.L148]" office:value-type="currency" office:currency="EUR" office:value="0" calcext:value-type="currency">
            <text:p>0,00 €</text:p>
          </table:table-cell>
          <table:table-cell table:formula="of:=IF([.H148]+[.I148]&gt;=10;10;[.H148]+[.I14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49]&amp;&quot;D&quot;;[$'SAISIE DONS COTISATIONS'.G$1:.G$1048576])" office:value-type="currency" office:currency="EUR" office:value="0" calcext:value-type="currency">
            <text:p>0,00 €</text:p>
          </table:table-cell>
          <table:table-cell table:formula="of:=SUMIF([$'SAISIE DONS COTISATIONS'.A$1:.A$1048576];[.A149]&amp;&quot;C&quot;;[$'SAISIE DONS COTISATIONS'.G$1:.G$1048576])" office:value-type="currency" office:currency="EUR" office:value="0" calcext:value-type="currency">
            <text:p>0,00 €</text:p>
          </table:table-cell>
          <table:table-cell table:formula="of:=SUMIF([$'SAISIE DONS COTISATIONS'.A$1:.A$1048576];[.A149]&amp;&quot;A&quot;;[$'SAISIE DONS COTISATIONS'.G$1:.G$1048576])" office:value-type="currency" office:currency="EUR" office:value="0" calcext:value-type="currency">
            <text:p>0,00 €</text:p>
          </table:table-cell>
          <table:table-cell table:formula="of:=[.H149]+[.I149]-[.L149]" office:value-type="currency" office:currency="EUR" office:value="0" calcext:value-type="currency">
            <text:p>0,00 €</text:p>
          </table:table-cell>
          <table:table-cell table:formula="of:=IF([.H149]+[.I149]&gt;=10;10;[.H149]+[.I14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0]&amp;&quot;D&quot;;[$'SAISIE DONS COTISATIONS'.G$1:.G$1048576])" office:value-type="currency" office:currency="EUR" office:value="0" calcext:value-type="currency">
            <text:p>0,00 €</text:p>
          </table:table-cell>
          <table:table-cell table:formula="of:=SUMIF([$'SAISIE DONS COTISATIONS'.A$1:.A$1048576];[.A150]&amp;&quot;C&quot;;[$'SAISIE DONS COTISATIONS'.G$1:.G$1048576])" office:value-type="currency" office:currency="EUR" office:value="0" calcext:value-type="currency">
            <text:p>0,00 €</text:p>
          </table:table-cell>
          <table:table-cell table:formula="of:=SUMIF([$'SAISIE DONS COTISATIONS'.A$1:.A$1048576];[.A150]&amp;&quot;A&quot;;[$'SAISIE DONS COTISATIONS'.G$1:.G$1048576])" office:value-type="currency" office:currency="EUR" office:value="0" calcext:value-type="currency">
            <text:p>0,00 €</text:p>
          </table:table-cell>
          <table:table-cell table:formula="of:=[.H150]+[.I150]-[.L150]" office:value-type="currency" office:currency="EUR" office:value="0" calcext:value-type="currency">
            <text:p>0,00 €</text:p>
          </table:table-cell>
          <table:table-cell table:formula="of:=IF([.H150]+[.I150]&gt;=10;10;[.H150]+[.I15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1]&amp;&quot;D&quot;;[$'SAISIE DONS COTISATIONS'.G$1:.G$1048576])" office:value-type="currency" office:currency="EUR" office:value="0" calcext:value-type="currency">
            <text:p>0,00 €</text:p>
          </table:table-cell>
          <table:table-cell table:formula="of:=SUMIF([$'SAISIE DONS COTISATIONS'.A$1:.A$1048576];[.A151]&amp;&quot;C&quot;;[$'SAISIE DONS COTISATIONS'.G$1:.G$1048576])" office:value-type="currency" office:currency="EUR" office:value="0" calcext:value-type="currency">
            <text:p>0,00 €</text:p>
          </table:table-cell>
          <table:table-cell table:formula="of:=SUMIF([$'SAISIE DONS COTISATIONS'.A$1:.A$1048576];[.A151]&amp;&quot;A&quot;;[$'SAISIE DONS COTISATIONS'.G$1:.G$1048576])" office:value-type="currency" office:currency="EUR" office:value="0" calcext:value-type="currency">
            <text:p>0,00 €</text:p>
          </table:table-cell>
          <table:table-cell table:formula="of:=[.H151]+[.I151]-[.L151]" office:value-type="currency" office:currency="EUR" office:value="0" calcext:value-type="currency">
            <text:p>0,00 €</text:p>
          </table:table-cell>
          <table:table-cell table:formula="of:=IF([.H151]+[.I151]&gt;=10;10;[.H151]+[.I15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2]&amp;&quot;D&quot;;[$'SAISIE DONS COTISATIONS'.G$1:.G$1048576])" office:value-type="currency" office:currency="EUR" office:value="0" calcext:value-type="currency">
            <text:p>0,00 €</text:p>
          </table:table-cell>
          <table:table-cell table:formula="of:=SUMIF([$'SAISIE DONS COTISATIONS'.A$1:.A$1048576];[.A152]&amp;&quot;C&quot;;[$'SAISIE DONS COTISATIONS'.G$1:.G$1048576])" office:value-type="currency" office:currency="EUR" office:value="0" calcext:value-type="currency">
            <text:p>0,00 €</text:p>
          </table:table-cell>
          <table:table-cell table:formula="of:=SUMIF([$'SAISIE DONS COTISATIONS'.A$1:.A$1048576];[.A152]&amp;&quot;A&quot;;[$'SAISIE DONS COTISATIONS'.G$1:.G$1048576])" office:value-type="currency" office:currency="EUR" office:value="0" calcext:value-type="currency">
            <text:p>0,00 €</text:p>
          </table:table-cell>
          <table:table-cell table:formula="of:=[.H152]+[.I152]-[.L152]" office:value-type="currency" office:currency="EUR" office:value="0" calcext:value-type="currency">
            <text:p>0,00 €</text:p>
          </table:table-cell>
          <table:table-cell table:formula="of:=IF([.H152]+[.I152]&gt;=10;10;[.H152]+[.I15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3]&amp;&quot;D&quot;;[$'SAISIE DONS COTISATIONS'.G$1:.G$1048576])" office:value-type="currency" office:currency="EUR" office:value="0" calcext:value-type="currency">
            <text:p>0,00 €</text:p>
          </table:table-cell>
          <table:table-cell table:formula="of:=SUMIF([$'SAISIE DONS COTISATIONS'.A$1:.A$1048576];[.A153]&amp;&quot;C&quot;;[$'SAISIE DONS COTISATIONS'.G$1:.G$1048576])" office:value-type="currency" office:currency="EUR" office:value="0" calcext:value-type="currency">
            <text:p>0,00 €</text:p>
          </table:table-cell>
          <table:table-cell table:formula="of:=SUMIF([$'SAISIE DONS COTISATIONS'.A$1:.A$1048576];[.A153]&amp;&quot;A&quot;;[$'SAISIE DONS COTISATIONS'.G$1:.G$1048576])" office:value-type="currency" office:currency="EUR" office:value="0" calcext:value-type="currency">
            <text:p>0,00 €</text:p>
          </table:table-cell>
          <table:table-cell table:formula="of:=[.H153]+[.I153]-[.L153]" office:value-type="currency" office:currency="EUR" office:value="0" calcext:value-type="currency">
            <text:p>0,00 €</text:p>
          </table:table-cell>
          <table:table-cell table:formula="of:=IF([.H153]+[.I153]&gt;=10;10;[.H153]+[.I15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4]&amp;&quot;D&quot;;[$'SAISIE DONS COTISATIONS'.G$1:.G$1048576])" office:value-type="currency" office:currency="EUR" office:value="0" calcext:value-type="currency">
            <text:p>0,00 €</text:p>
          </table:table-cell>
          <table:table-cell table:formula="of:=SUMIF([$'SAISIE DONS COTISATIONS'.A$1:.A$1048576];[.A154]&amp;&quot;C&quot;;[$'SAISIE DONS COTISATIONS'.G$1:.G$1048576])" office:value-type="currency" office:currency="EUR" office:value="0" calcext:value-type="currency">
            <text:p>0,00 €</text:p>
          </table:table-cell>
          <table:table-cell table:formula="of:=SUMIF([$'SAISIE DONS COTISATIONS'.A$1:.A$1048576];[.A154]&amp;&quot;A&quot;;[$'SAISIE DONS COTISATIONS'.G$1:.G$1048576])" office:value-type="currency" office:currency="EUR" office:value="0" calcext:value-type="currency">
            <text:p>0,00 €</text:p>
          </table:table-cell>
          <table:table-cell table:formula="of:=[.H154]+[.I154]-[.L154]" office:value-type="currency" office:currency="EUR" office:value="0" calcext:value-type="currency">
            <text:p>0,00 €</text:p>
          </table:table-cell>
          <table:table-cell table:formula="of:=IF([.H154]+[.I154]&gt;=10;10;[.H154]+[.I15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5]&amp;&quot;D&quot;;[$'SAISIE DONS COTISATIONS'.G$1:.G$1048576])" office:value-type="currency" office:currency="EUR" office:value="0" calcext:value-type="currency">
            <text:p>0,00 €</text:p>
          </table:table-cell>
          <table:table-cell table:formula="of:=SUMIF([$'SAISIE DONS COTISATIONS'.A$1:.A$1048576];[.A155]&amp;&quot;C&quot;;[$'SAISIE DONS COTISATIONS'.G$1:.G$1048576])" office:value-type="currency" office:currency="EUR" office:value="0" calcext:value-type="currency">
            <text:p>0,00 €</text:p>
          </table:table-cell>
          <table:table-cell table:formula="of:=SUMIF([$'SAISIE DONS COTISATIONS'.A$1:.A$1048576];[.A155]&amp;&quot;A&quot;;[$'SAISIE DONS COTISATIONS'.G$1:.G$1048576])" office:value-type="currency" office:currency="EUR" office:value="0" calcext:value-type="currency">
            <text:p>0,00 €</text:p>
          </table:table-cell>
          <table:table-cell table:formula="of:=[.H155]+[.I155]-[.L155]" office:value-type="currency" office:currency="EUR" office:value="0" calcext:value-type="currency">
            <text:p>0,00 €</text:p>
          </table:table-cell>
          <table:table-cell table:formula="of:=IF([.H155]+[.I155]&gt;=10;10;[.H155]+[.I15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6]&amp;&quot;D&quot;;[$'SAISIE DONS COTISATIONS'.G$1:.G$1048576])" office:value-type="currency" office:currency="EUR" office:value="0" calcext:value-type="currency">
            <text:p>0,00 €</text:p>
          </table:table-cell>
          <table:table-cell table:formula="of:=SUMIF([$'SAISIE DONS COTISATIONS'.A$1:.A$1048576];[.A156]&amp;&quot;C&quot;;[$'SAISIE DONS COTISATIONS'.G$1:.G$1048576])" office:value-type="currency" office:currency="EUR" office:value="0" calcext:value-type="currency">
            <text:p>0,00 €</text:p>
          </table:table-cell>
          <table:table-cell table:formula="of:=SUMIF([$'SAISIE DONS COTISATIONS'.A$1:.A$1048576];[.A156]&amp;&quot;A&quot;;[$'SAISIE DONS COTISATIONS'.G$1:.G$1048576])" office:value-type="currency" office:currency="EUR" office:value="0" calcext:value-type="currency">
            <text:p>0,00 €</text:p>
          </table:table-cell>
          <table:table-cell table:formula="of:=[.H156]+[.I156]-[.L156]" office:value-type="currency" office:currency="EUR" office:value="0" calcext:value-type="currency">
            <text:p>0,00 €</text:p>
          </table:table-cell>
          <table:table-cell table:formula="of:=IF([.H156]+[.I156]&gt;=10;10;[.H156]+[.I15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7]&amp;&quot;D&quot;;[$'SAISIE DONS COTISATIONS'.G$1:.G$1048576])" office:value-type="currency" office:currency="EUR" office:value="0" calcext:value-type="currency">
            <text:p>0,00 €</text:p>
          </table:table-cell>
          <table:table-cell table:formula="of:=SUMIF([$'SAISIE DONS COTISATIONS'.A$1:.A$1048576];[.A157]&amp;&quot;C&quot;;[$'SAISIE DONS COTISATIONS'.G$1:.G$1048576])" office:value-type="currency" office:currency="EUR" office:value="0" calcext:value-type="currency">
            <text:p>0,00 €</text:p>
          </table:table-cell>
          <table:table-cell table:formula="of:=SUMIF([$'SAISIE DONS COTISATIONS'.A$1:.A$1048576];[.A157]&amp;&quot;A&quot;;[$'SAISIE DONS COTISATIONS'.G$1:.G$1048576])" office:value-type="currency" office:currency="EUR" office:value="0" calcext:value-type="currency">
            <text:p>0,00 €</text:p>
          </table:table-cell>
          <table:table-cell table:formula="of:=[.H157]+[.I157]-[.L157]" office:value-type="currency" office:currency="EUR" office:value="0" calcext:value-type="currency">
            <text:p>0,00 €</text:p>
          </table:table-cell>
          <table:table-cell table:formula="of:=IF([.H157]+[.I157]&gt;=10;10;[.H157]+[.I15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8]&amp;&quot;D&quot;;[$'SAISIE DONS COTISATIONS'.G$1:.G$1048576])" office:value-type="currency" office:currency="EUR" office:value="0" calcext:value-type="currency">
            <text:p>0,00 €</text:p>
          </table:table-cell>
          <table:table-cell table:formula="of:=SUMIF([$'SAISIE DONS COTISATIONS'.A$1:.A$1048576];[.A158]&amp;&quot;C&quot;;[$'SAISIE DONS COTISATIONS'.G$1:.G$1048576])" office:value-type="currency" office:currency="EUR" office:value="0" calcext:value-type="currency">
            <text:p>0,00 €</text:p>
          </table:table-cell>
          <table:table-cell table:formula="of:=SUMIF([$'SAISIE DONS COTISATIONS'.A$1:.A$1048576];[.A158]&amp;&quot;A&quot;;[$'SAISIE DONS COTISATIONS'.G$1:.G$1048576])" office:value-type="currency" office:currency="EUR" office:value="0" calcext:value-type="currency">
            <text:p>0,00 €</text:p>
          </table:table-cell>
          <table:table-cell table:formula="of:=[.H158]+[.I158]-[.L158]" office:value-type="currency" office:currency="EUR" office:value="0" calcext:value-type="currency">
            <text:p>0,00 €</text:p>
          </table:table-cell>
          <table:table-cell table:formula="of:=IF([.H158]+[.I158]&gt;=10;10;[.H158]+[.I15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59]&amp;&quot;D&quot;;[$'SAISIE DONS COTISATIONS'.G$1:.G$1048576])" office:value-type="currency" office:currency="EUR" office:value="0" calcext:value-type="currency">
            <text:p>0,00 €</text:p>
          </table:table-cell>
          <table:table-cell table:formula="of:=SUMIF([$'SAISIE DONS COTISATIONS'.A$1:.A$1048576];[.A159]&amp;&quot;C&quot;;[$'SAISIE DONS COTISATIONS'.G$1:.G$1048576])" office:value-type="currency" office:currency="EUR" office:value="0" calcext:value-type="currency">
            <text:p>0,00 €</text:p>
          </table:table-cell>
          <table:table-cell table:formula="of:=SUMIF([$'SAISIE DONS COTISATIONS'.A$1:.A$1048576];[.A159]&amp;&quot;A&quot;;[$'SAISIE DONS COTISATIONS'.G$1:.G$1048576])" office:value-type="currency" office:currency="EUR" office:value="0" calcext:value-type="currency">
            <text:p>0,00 €</text:p>
          </table:table-cell>
          <table:table-cell table:formula="of:=[.H159]+[.I159]-[.L159]" office:value-type="currency" office:currency="EUR" office:value="0" calcext:value-type="currency">
            <text:p>0,00 €</text:p>
          </table:table-cell>
          <table:table-cell table:formula="of:=IF([.H159]+[.I159]&gt;=10;10;[.H159]+[.I15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0]&amp;&quot;D&quot;;[$'SAISIE DONS COTISATIONS'.G$1:.G$1048576])" office:value-type="currency" office:currency="EUR" office:value="0" calcext:value-type="currency">
            <text:p>0,00 €</text:p>
          </table:table-cell>
          <table:table-cell table:formula="of:=SUMIF([$'SAISIE DONS COTISATIONS'.A$1:.A$1048576];[.A160]&amp;&quot;C&quot;;[$'SAISIE DONS COTISATIONS'.G$1:.G$1048576])" office:value-type="currency" office:currency="EUR" office:value="0" calcext:value-type="currency">
            <text:p>0,00 €</text:p>
          </table:table-cell>
          <table:table-cell table:formula="of:=SUMIF([$'SAISIE DONS COTISATIONS'.A$1:.A$1048576];[.A160]&amp;&quot;A&quot;;[$'SAISIE DONS COTISATIONS'.G$1:.G$1048576])" office:value-type="currency" office:currency="EUR" office:value="0" calcext:value-type="currency">
            <text:p>0,00 €</text:p>
          </table:table-cell>
          <table:table-cell table:formula="of:=[.H160]+[.I160]-[.L160]" office:value-type="currency" office:currency="EUR" office:value="0" calcext:value-type="currency">
            <text:p>0,00 €</text:p>
          </table:table-cell>
          <table:table-cell table:formula="of:=IF([.H160]+[.I160]&gt;=10;10;[.H160]+[.I16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1]&amp;&quot;D&quot;;[$'SAISIE DONS COTISATIONS'.G$1:.G$1048576])" office:value-type="currency" office:currency="EUR" office:value="0" calcext:value-type="currency">
            <text:p>0,00 €</text:p>
          </table:table-cell>
          <table:table-cell table:formula="of:=SUMIF([$'SAISIE DONS COTISATIONS'.A$1:.A$1048576];[.A161]&amp;&quot;C&quot;;[$'SAISIE DONS COTISATIONS'.G$1:.G$1048576])" office:value-type="currency" office:currency="EUR" office:value="0" calcext:value-type="currency">
            <text:p>0,00 €</text:p>
          </table:table-cell>
          <table:table-cell table:formula="of:=SUMIF([$'SAISIE DONS COTISATIONS'.A$1:.A$1048576];[.A161]&amp;&quot;A&quot;;[$'SAISIE DONS COTISATIONS'.G$1:.G$1048576])" office:value-type="currency" office:currency="EUR" office:value="0" calcext:value-type="currency">
            <text:p>0,00 €</text:p>
          </table:table-cell>
          <table:table-cell table:formula="of:=[.H161]+[.I161]-[.L161]" office:value-type="currency" office:currency="EUR" office:value="0" calcext:value-type="currency">
            <text:p>0,00 €</text:p>
          </table:table-cell>
          <table:table-cell table:formula="of:=IF([.H161]+[.I161]&gt;=10;10;[.H161]+[.I16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2]&amp;&quot;D&quot;;[$'SAISIE DONS COTISATIONS'.G$1:.G$1048576])" office:value-type="currency" office:currency="EUR" office:value="0" calcext:value-type="currency">
            <text:p>0,00 €</text:p>
          </table:table-cell>
          <table:table-cell table:formula="of:=SUMIF([$'SAISIE DONS COTISATIONS'.A$1:.A$1048576];[.A162]&amp;&quot;C&quot;;[$'SAISIE DONS COTISATIONS'.G$1:.G$1048576])" office:value-type="currency" office:currency="EUR" office:value="0" calcext:value-type="currency">
            <text:p>0,00 €</text:p>
          </table:table-cell>
          <table:table-cell table:formula="of:=SUMIF([$'SAISIE DONS COTISATIONS'.A$1:.A$1048576];[.A162]&amp;&quot;A&quot;;[$'SAISIE DONS COTISATIONS'.G$1:.G$1048576])" office:value-type="currency" office:currency="EUR" office:value="0" calcext:value-type="currency">
            <text:p>0,00 €</text:p>
          </table:table-cell>
          <table:table-cell table:formula="of:=[.H162]+[.I162]-[.L162]" office:value-type="currency" office:currency="EUR" office:value="0" calcext:value-type="currency">
            <text:p>0,00 €</text:p>
          </table:table-cell>
          <table:table-cell table:formula="of:=IF([.H162]+[.I162]&gt;=10;10;[.H162]+[.I16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3]&amp;&quot;D&quot;;[$'SAISIE DONS COTISATIONS'.G$1:.G$1048576])" office:value-type="currency" office:currency="EUR" office:value="0" calcext:value-type="currency">
            <text:p>0,00 €</text:p>
          </table:table-cell>
          <table:table-cell table:formula="of:=SUMIF([$'SAISIE DONS COTISATIONS'.A$1:.A$1048576];[.A163]&amp;&quot;C&quot;;[$'SAISIE DONS COTISATIONS'.G$1:.G$1048576])" office:value-type="currency" office:currency="EUR" office:value="0" calcext:value-type="currency">
            <text:p>0,00 €</text:p>
          </table:table-cell>
          <table:table-cell table:formula="of:=SUMIF([$'SAISIE DONS COTISATIONS'.A$1:.A$1048576];[.A163]&amp;&quot;A&quot;;[$'SAISIE DONS COTISATIONS'.G$1:.G$1048576])" office:value-type="currency" office:currency="EUR" office:value="0" calcext:value-type="currency">
            <text:p>0,00 €</text:p>
          </table:table-cell>
          <table:table-cell table:formula="of:=[.H163]+[.I163]-[.L163]" office:value-type="currency" office:currency="EUR" office:value="0" calcext:value-type="currency">
            <text:p>0,00 €</text:p>
          </table:table-cell>
          <table:table-cell table:formula="of:=IF([.H163]+[.I163]&gt;=10;10;[.H163]+[.I16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4]&amp;&quot;D&quot;;[$'SAISIE DONS COTISATIONS'.G$1:.G$1048576])" office:value-type="currency" office:currency="EUR" office:value="0" calcext:value-type="currency">
            <text:p>0,00 €</text:p>
          </table:table-cell>
          <table:table-cell table:formula="of:=SUMIF([$'SAISIE DONS COTISATIONS'.A$1:.A$1048576];[.A164]&amp;&quot;C&quot;;[$'SAISIE DONS COTISATIONS'.G$1:.G$1048576])" office:value-type="currency" office:currency="EUR" office:value="0" calcext:value-type="currency">
            <text:p>0,00 €</text:p>
          </table:table-cell>
          <table:table-cell table:formula="of:=SUMIF([$'SAISIE DONS COTISATIONS'.A$1:.A$1048576];[.A164]&amp;&quot;A&quot;;[$'SAISIE DONS COTISATIONS'.G$1:.G$1048576])" office:value-type="currency" office:currency="EUR" office:value="0" calcext:value-type="currency">
            <text:p>0,00 €</text:p>
          </table:table-cell>
          <table:table-cell table:formula="of:=[.H164]+[.I164]-[.L164]" office:value-type="currency" office:currency="EUR" office:value="0" calcext:value-type="currency">
            <text:p>0,00 €</text:p>
          </table:table-cell>
          <table:table-cell table:formula="of:=IF([.H164]+[.I164]&gt;=10;10;[.H164]+[.I16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5]&amp;&quot;D&quot;;[$'SAISIE DONS COTISATIONS'.G$1:.G$1048576])" office:value-type="currency" office:currency="EUR" office:value="0" calcext:value-type="currency">
            <text:p>0,00 €</text:p>
          </table:table-cell>
          <table:table-cell table:formula="of:=SUMIF([$'SAISIE DONS COTISATIONS'.A$1:.A$1048576];[.A165]&amp;&quot;C&quot;;[$'SAISIE DONS COTISATIONS'.G$1:.G$1048576])" office:value-type="currency" office:currency="EUR" office:value="0" calcext:value-type="currency">
            <text:p>0,00 €</text:p>
          </table:table-cell>
          <table:table-cell table:formula="of:=SUMIF([$'SAISIE DONS COTISATIONS'.A$1:.A$1048576];[.A165]&amp;&quot;A&quot;;[$'SAISIE DONS COTISATIONS'.G$1:.G$1048576])" office:value-type="currency" office:currency="EUR" office:value="0" calcext:value-type="currency">
            <text:p>0,00 €</text:p>
          </table:table-cell>
          <table:table-cell table:formula="of:=[.H165]+[.I165]-[.L165]" office:value-type="currency" office:currency="EUR" office:value="0" calcext:value-type="currency">
            <text:p>0,00 €</text:p>
          </table:table-cell>
          <table:table-cell table:formula="of:=IF([.H165]+[.I165]&gt;=10;10;[.H165]+[.I16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6]&amp;&quot;D&quot;;[$'SAISIE DONS COTISATIONS'.G$1:.G$1048576])" office:value-type="currency" office:currency="EUR" office:value="0" calcext:value-type="currency">
            <text:p>0,00 €</text:p>
          </table:table-cell>
          <table:table-cell table:formula="of:=SUMIF([$'SAISIE DONS COTISATIONS'.A$1:.A$1048576];[.A166]&amp;&quot;C&quot;;[$'SAISIE DONS COTISATIONS'.G$1:.G$1048576])" office:value-type="currency" office:currency="EUR" office:value="0" calcext:value-type="currency">
            <text:p>0,00 €</text:p>
          </table:table-cell>
          <table:table-cell table:formula="of:=SUMIF([$'SAISIE DONS COTISATIONS'.A$1:.A$1048576];[.A166]&amp;&quot;A&quot;;[$'SAISIE DONS COTISATIONS'.G$1:.G$1048576])" office:value-type="currency" office:currency="EUR" office:value="0" calcext:value-type="currency">
            <text:p>0,00 €</text:p>
          </table:table-cell>
          <table:table-cell table:formula="of:=[.H166]+[.I166]-[.L166]" office:value-type="currency" office:currency="EUR" office:value="0" calcext:value-type="currency">
            <text:p>0,00 €</text:p>
          </table:table-cell>
          <table:table-cell table:formula="of:=IF([.H166]+[.I166]&gt;=10;10;[.H166]+[.I16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7]&amp;&quot;D&quot;;[$'SAISIE DONS COTISATIONS'.G$1:.G$1048576])" office:value-type="currency" office:currency="EUR" office:value="0" calcext:value-type="currency">
            <text:p>0,00 €</text:p>
          </table:table-cell>
          <table:table-cell table:formula="of:=SUMIF([$'SAISIE DONS COTISATIONS'.A$1:.A$1048576];[.A167]&amp;&quot;C&quot;;[$'SAISIE DONS COTISATIONS'.G$1:.G$1048576])" office:value-type="currency" office:currency="EUR" office:value="0" calcext:value-type="currency">
            <text:p>0,00 €</text:p>
          </table:table-cell>
          <table:table-cell table:formula="of:=SUMIF([$'SAISIE DONS COTISATIONS'.A$1:.A$1048576];[.A167]&amp;&quot;A&quot;;[$'SAISIE DONS COTISATIONS'.G$1:.G$1048576])" office:value-type="currency" office:currency="EUR" office:value="0" calcext:value-type="currency">
            <text:p>0,00 €</text:p>
          </table:table-cell>
          <table:table-cell table:formula="of:=[.H167]+[.I167]-[.L167]" office:value-type="currency" office:currency="EUR" office:value="0" calcext:value-type="currency">
            <text:p>0,00 €</text:p>
          </table:table-cell>
          <table:table-cell table:formula="of:=IF([.H167]+[.I167]&gt;=10;10;[.H167]+[.I16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8]&amp;&quot;D&quot;;[$'SAISIE DONS COTISATIONS'.G$1:.G$1048576])" office:value-type="currency" office:currency="EUR" office:value="0" calcext:value-type="currency">
            <text:p>0,00 €</text:p>
          </table:table-cell>
          <table:table-cell table:formula="of:=SUMIF([$'SAISIE DONS COTISATIONS'.A$1:.A$1048576];[.A168]&amp;&quot;C&quot;;[$'SAISIE DONS COTISATIONS'.G$1:.G$1048576])" office:value-type="currency" office:currency="EUR" office:value="0" calcext:value-type="currency">
            <text:p>0,00 €</text:p>
          </table:table-cell>
          <table:table-cell table:formula="of:=SUMIF([$'SAISIE DONS COTISATIONS'.A$1:.A$1048576];[.A168]&amp;&quot;A&quot;;[$'SAISIE DONS COTISATIONS'.G$1:.G$1048576])" office:value-type="currency" office:currency="EUR" office:value="0" calcext:value-type="currency">
            <text:p>0,00 €</text:p>
          </table:table-cell>
          <table:table-cell table:formula="of:=[.H168]+[.I168]-[.L168]" office:value-type="currency" office:currency="EUR" office:value="0" calcext:value-type="currency">
            <text:p>0,00 €</text:p>
          </table:table-cell>
          <table:table-cell table:formula="of:=IF([.H168]+[.I168]&gt;=10;10;[.H168]+[.I16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69]&amp;&quot;D&quot;;[$'SAISIE DONS COTISATIONS'.G$1:.G$1048576])" office:value-type="currency" office:currency="EUR" office:value="0" calcext:value-type="currency">
            <text:p>0,00 €</text:p>
          </table:table-cell>
          <table:table-cell table:formula="of:=SUMIF([$'SAISIE DONS COTISATIONS'.A$1:.A$1048576];[.A169]&amp;&quot;C&quot;;[$'SAISIE DONS COTISATIONS'.G$1:.G$1048576])" office:value-type="currency" office:currency="EUR" office:value="0" calcext:value-type="currency">
            <text:p>0,00 €</text:p>
          </table:table-cell>
          <table:table-cell table:formula="of:=SUMIF([$'SAISIE DONS COTISATIONS'.A$1:.A$1048576];[.A169]&amp;&quot;A&quot;;[$'SAISIE DONS COTISATIONS'.G$1:.G$1048576])" office:value-type="currency" office:currency="EUR" office:value="0" calcext:value-type="currency">
            <text:p>0,00 €</text:p>
          </table:table-cell>
          <table:table-cell table:formula="of:=[.H169]+[.I169]-[.L169]" office:value-type="currency" office:currency="EUR" office:value="0" calcext:value-type="currency">
            <text:p>0,00 €</text:p>
          </table:table-cell>
          <table:table-cell table:formula="of:=IF([.H169]+[.I169]&gt;=10;10;[.H169]+[.I16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0]&amp;&quot;D&quot;;[$'SAISIE DONS COTISATIONS'.G$1:.G$1048576])" office:value-type="currency" office:currency="EUR" office:value="0" calcext:value-type="currency">
            <text:p>0,00 €</text:p>
          </table:table-cell>
          <table:table-cell table:formula="of:=SUMIF([$'SAISIE DONS COTISATIONS'.A$1:.A$1048576];[.A170]&amp;&quot;C&quot;;[$'SAISIE DONS COTISATIONS'.G$1:.G$1048576])" office:value-type="currency" office:currency="EUR" office:value="0" calcext:value-type="currency">
            <text:p>0,00 €</text:p>
          </table:table-cell>
          <table:table-cell table:formula="of:=SUMIF([$'SAISIE DONS COTISATIONS'.A$1:.A$1048576];[.A170]&amp;&quot;A&quot;;[$'SAISIE DONS COTISATIONS'.G$1:.G$1048576])" office:value-type="currency" office:currency="EUR" office:value="0" calcext:value-type="currency">
            <text:p>0,00 €</text:p>
          </table:table-cell>
          <table:table-cell table:formula="of:=[.H170]+[.I170]-[.L170]" office:value-type="currency" office:currency="EUR" office:value="0" calcext:value-type="currency">
            <text:p>0,00 €</text:p>
          </table:table-cell>
          <table:table-cell table:formula="of:=IF([.H170]+[.I170]&gt;=10;10;[.H170]+[.I17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1]&amp;&quot;D&quot;;[$'SAISIE DONS COTISATIONS'.G$1:.G$1048576])" office:value-type="currency" office:currency="EUR" office:value="0" calcext:value-type="currency">
            <text:p>0,00 €</text:p>
          </table:table-cell>
          <table:table-cell table:formula="of:=SUMIF([$'SAISIE DONS COTISATIONS'.A$1:.A$1048576];[.A171]&amp;&quot;C&quot;;[$'SAISIE DONS COTISATIONS'.G$1:.G$1048576])" office:value-type="currency" office:currency="EUR" office:value="0" calcext:value-type="currency">
            <text:p>0,00 €</text:p>
          </table:table-cell>
          <table:table-cell table:formula="of:=SUMIF([$'SAISIE DONS COTISATIONS'.A$1:.A$1048576];[.A171]&amp;&quot;A&quot;;[$'SAISIE DONS COTISATIONS'.G$1:.G$1048576])" office:value-type="currency" office:currency="EUR" office:value="0" calcext:value-type="currency">
            <text:p>0,00 €</text:p>
          </table:table-cell>
          <table:table-cell table:formula="of:=[.H171]+[.I171]-[.L171]" office:value-type="currency" office:currency="EUR" office:value="0" calcext:value-type="currency">
            <text:p>0,00 €</text:p>
          </table:table-cell>
          <table:table-cell table:formula="of:=IF([.H171]+[.I171]&gt;=10;10;[.H171]+[.I17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2]&amp;&quot;D&quot;;[$'SAISIE DONS COTISATIONS'.G$1:.G$1048576])" office:value-type="currency" office:currency="EUR" office:value="0" calcext:value-type="currency">
            <text:p>0,00 €</text:p>
          </table:table-cell>
          <table:table-cell table:formula="of:=SUMIF([$'SAISIE DONS COTISATIONS'.A$1:.A$1048576];[.A172]&amp;&quot;C&quot;;[$'SAISIE DONS COTISATIONS'.G$1:.G$1048576])" office:value-type="currency" office:currency="EUR" office:value="0" calcext:value-type="currency">
            <text:p>0,00 €</text:p>
          </table:table-cell>
          <table:table-cell table:formula="of:=SUMIF([$'SAISIE DONS COTISATIONS'.A$1:.A$1048576];[.A172]&amp;&quot;A&quot;;[$'SAISIE DONS COTISATIONS'.G$1:.G$1048576])" office:value-type="currency" office:currency="EUR" office:value="0" calcext:value-type="currency">
            <text:p>0,00 €</text:p>
          </table:table-cell>
          <table:table-cell table:formula="of:=[.H172]+[.I172]-[.L172]" office:value-type="currency" office:currency="EUR" office:value="0" calcext:value-type="currency">
            <text:p>0,00 €</text:p>
          </table:table-cell>
          <table:table-cell table:formula="of:=IF([.H172]+[.I172]&gt;=10;10;[.H172]+[.I17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3]&amp;&quot;D&quot;;[$'SAISIE DONS COTISATIONS'.G$1:.G$1048576])" office:value-type="currency" office:currency="EUR" office:value="0" calcext:value-type="currency">
            <text:p>0,00 €</text:p>
          </table:table-cell>
          <table:table-cell table:formula="of:=SUMIF([$'SAISIE DONS COTISATIONS'.A$1:.A$1048576];[.A173]&amp;&quot;C&quot;;[$'SAISIE DONS COTISATIONS'.G$1:.G$1048576])" office:value-type="currency" office:currency="EUR" office:value="0" calcext:value-type="currency">
            <text:p>0,00 €</text:p>
          </table:table-cell>
          <table:table-cell table:formula="of:=SUMIF([$'SAISIE DONS COTISATIONS'.A$1:.A$1048576];[.A173]&amp;&quot;A&quot;;[$'SAISIE DONS COTISATIONS'.G$1:.G$1048576])" office:value-type="currency" office:currency="EUR" office:value="0" calcext:value-type="currency">
            <text:p>0,00 €</text:p>
          </table:table-cell>
          <table:table-cell table:formula="of:=[.H173]+[.I173]-[.L173]" office:value-type="currency" office:currency="EUR" office:value="0" calcext:value-type="currency">
            <text:p>0,00 €</text:p>
          </table:table-cell>
          <table:table-cell table:formula="of:=IF([.H173]+[.I173]&gt;=10;10;[.H173]+[.I17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4]&amp;&quot;D&quot;;[$'SAISIE DONS COTISATIONS'.G$1:.G$1048576])" office:value-type="currency" office:currency="EUR" office:value="0" calcext:value-type="currency">
            <text:p>0,00 €</text:p>
          </table:table-cell>
          <table:table-cell table:formula="of:=SUMIF([$'SAISIE DONS COTISATIONS'.A$1:.A$1048576];[.A174]&amp;&quot;C&quot;;[$'SAISIE DONS COTISATIONS'.G$1:.G$1048576])" office:value-type="currency" office:currency="EUR" office:value="0" calcext:value-type="currency">
            <text:p>0,00 €</text:p>
          </table:table-cell>
          <table:table-cell table:formula="of:=SUMIF([$'SAISIE DONS COTISATIONS'.A$1:.A$1048576];[.A174]&amp;&quot;A&quot;;[$'SAISIE DONS COTISATIONS'.G$1:.G$1048576])" office:value-type="currency" office:currency="EUR" office:value="0" calcext:value-type="currency">
            <text:p>0,00 €</text:p>
          </table:table-cell>
          <table:table-cell table:formula="of:=[.H174]+[.I174]-[.L174]" office:value-type="currency" office:currency="EUR" office:value="0" calcext:value-type="currency">
            <text:p>0,00 €</text:p>
          </table:table-cell>
          <table:table-cell table:formula="of:=IF([.H174]+[.I174]&gt;=10;10;[.H174]+[.I17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5]&amp;&quot;D&quot;;[$'SAISIE DONS COTISATIONS'.G$1:.G$1048576])" office:value-type="currency" office:currency="EUR" office:value="0" calcext:value-type="currency">
            <text:p>0,00 €</text:p>
          </table:table-cell>
          <table:table-cell table:formula="of:=SUMIF([$'SAISIE DONS COTISATIONS'.A$1:.A$1048576];[.A175]&amp;&quot;C&quot;;[$'SAISIE DONS COTISATIONS'.G$1:.G$1048576])" office:value-type="currency" office:currency="EUR" office:value="0" calcext:value-type="currency">
            <text:p>0,00 €</text:p>
          </table:table-cell>
          <table:table-cell table:formula="of:=SUMIF([$'SAISIE DONS COTISATIONS'.A$1:.A$1048576];[.A175]&amp;&quot;A&quot;;[$'SAISIE DONS COTISATIONS'.G$1:.G$1048576])" office:value-type="currency" office:currency="EUR" office:value="0" calcext:value-type="currency">
            <text:p>0,00 €</text:p>
          </table:table-cell>
          <table:table-cell table:formula="of:=[.H175]+[.I175]-[.L175]" office:value-type="currency" office:currency="EUR" office:value="0" calcext:value-type="currency">
            <text:p>0,00 €</text:p>
          </table:table-cell>
          <table:table-cell table:formula="of:=IF([.H175]+[.I175]&gt;=10;10;[.H175]+[.I17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6]&amp;&quot;D&quot;;[$'SAISIE DONS COTISATIONS'.G$1:.G$1048576])" office:value-type="currency" office:currency="EUR" office:value="0" calcext:value-type="currency">
            <text:p>0,00 €</text:p>
          </table:table-cell>
          <table:table-cell table:formula="of:=SUMIF([$'SAISIE DONS COTISATIONS'.A$1:.A$1048576];[.A176]&amp;&quot;C&quot;;[$'SAISIE DONS COTISATIONS'.G$1:.G$1048576])" office:value-type="currency" office:currency="EUR" office:value="0" calcext:value-type="currency">
            <text:p>0,00 €</text:p>
          </table:table-cell>
          <table:table-cell table:formula="of:=SUMIF([$'SAISIE DONS COTISATIONS'.A$1:.A$1048576];[.A176]&amp;&quot;A&quot;;[$'SAISIE DONS COTISATIONS'.G$1:.G$1048576])" office:value-type="currency" office:currency="EUR" office:value="0" calcext:value-type="currency">
            <text:p>0,00 €</text:p>
          </table:table-cell>
          <table:table-cell table:formula="of:=[.H176]+[.I176]-[.L176]" office:value-type="currency" office:currency="EUR" office:value="0" calcext:value-type="currency">
            <text:p>0,00 €</text:p>
          </table:table-cell>
          <table:table-cell table:formula="of:=IF([.H176]+[.I176]&gt;=10;10;[.H176]+[.I17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7]&amp;&quot;D&quot;;[$'SAISIE DONS COTISATIONS'.G$1:.G$1048576])" office:value-type="currency" office:currency="EUR" office:value="0" calcext:value-type="currency">
            <text:p>0,00 €</text:p>
          </table:table-cell>
          <table:table-cell table:formula="of:=SUMIF([$'SAISIE DONS COTISATIONS'.A$1:.A$1048576];[.A177]&amp;&quot;C&quot;;[$'SAISIE DONS COTISATIONS'.G$1:.G$1048576])" office:value-type="currency" office:currency="EUR" office:value="0" calcext:value-type="currency">
            <text:p>0,00 €</text:p>
          </table:table-cell>
          <table:table-cell table:formula="of:=SUMIF([$'SAISIE DONS COTISATIONS'.A$1:.A$1048576];[.A177]&amp;&quot;A&quot;;[$'SAISIE DONS COTISATIONS'.G$1:.G$1048576])" office:value-type="currency" office:currency="EUR" office:value="0" calcext:value-type="currency">
            <text:p>0,00 €</text:p>
          </table:table-cell>
          <table:table-cell table:formula="of:=[.H177]+[.I177]-[.L177]" office:value-type="currency" office:currency="EUR" office:value="0" calcext:value-type="currency">
            <text:p>0,00 €</text:p>
          </table:table-cell>
          <table:table-cell table:formula="of:=IF([.H177]+[.I177]&gt;=10;10;[.H177]+[.I17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8]&amp;&quot;D&quot;;[$'SAISIE DONS COTISATIONS'.G$1:.G$1048576])" office:value-type="currency" office:currency="EUR" office:value="0" calcext:value-type="currency">
            <text:p>0,00 €</text:p>
          </table:table-cell>
          <table:table-cell table:formula="of:=SUMIF([$'SAISIE DONS COTISATIONS'.A$1:.A$1048576];[.A178]&amp;&quot;C&quot;;[$'SAISIE DONS COTISATIONS'.G$1:.G$1048576])" office:value-type="currency" office:currency="EUR" office:value="0" calcext:value-type="currency">
            <text:p>0,00 €</text:p>
          </table:table-cell>
          <table:table-cell table:formula="of:=SUMIF([$'SAISIE DONS COTISATIONS'.A$1:.A$1048576];[.A178]&amp;&quot;A&quot;;[$'SAISIE DONS COTISATIONS'.G$1:.G$1048576])" office:value-type="currency" office:currency="EUR" office:value="0" calcext:value-type="currency">
            <text:p>0,00 €</text:p>
          </table:table-cell>
          <table:table-cell table:formula="of:=[.H178]+[.I178]-[.L178]" office:value-type="currency" office:currency="EUR" office:value="0" calcext:value-type="currency">
            <text:p>0,00 €</text:p>
          </table:table-cell>
          <table:table-cell table:formula="of:=IF([.H178]+[.I178]&gt;=10;10;[.H178]+[.I17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79]&amp;&quot;D&quot;;[$'SAISIE DONS COTISATIONS'.G$1:.G$1048576])" office:value-type="currency" office:currency="EUR" office:value="0" calcext:value-type="currency">
            <text:p>0,00 €</text:p>
          </table:table-cell>
          <table:table-cell table:formula="of:=SUMIF([$'SAISIE DONS COTISATIONS'.A$1:.A$1048576];[.A179]&amp;&quot;C&quot;;[$'SAISIE DONS COTISATIONS'.G$1:.G$1048576])" office:value-type="currency" office:currency="EUR" office:value="0" calcext:value-type="currency">
            <text:p>0,00 €</text:p>
          </table:table-cell>
          <table:table-cell table:formula="of:=SUMIF([$'SAISIE DONS COTISATIONS'.A$1:.A$1048576];[.A179]&amp;&quot;A&quot;;[$'SAISIE DONS COTISATIONS'.G$1:.G$1048576])" office:value-type="currency" office:currency="EUR" office:value="0" calcext:value-type="currency">
            <text:p>0,00 €</text:p>
          </table:table-cell>
          <table:table-cell table:formula="of:=[.H179]+[.I179]-[.L179]" office:value-type="currency" office:currency="EUR" office:value="0" calcext:value-type="currency">
            <text:p>0,00 €</text:p>
          </table:table-cell>
          <table:table-cell table:formula="of:=IF([.H179]+[.I179]&gt;=10;10;[.H179]+[.I17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0]&amp;&quot;D&quot;;[$'SAISIE DONS COTISATIONS'.G$1:.G$1048576])" office:value-type="currency" office:currency="EUR" office:value="0" calcext:value-type="currency">
            <text:p>0,00 €</text:p>
          </table:table-cell>
          <table:table-cell table:formula="of:=SUMIF([$'SAISIE DONS COTISATIONS'.A$1:.A$1048576];[.A180]&amp;&quot;C&quot;;[$'SAISIE DONS COTISATIONS'.G$1:.G$1048576])" office:value-type="currency" office:currency="EUR" office:value="0" calcext:value-type="currency">
            <text:p>0,00 €</text:p>
          </table:table-cell>
          <table:table-cell table:formula="of:=SUMIF([$'SAISIE DONS COTISATIONS'.A$1:.A$1048576];[.A180]&amp;&quot;A&quot;;[$'SAISIE DONS COTISATIONS'.G$1:.G$1048576])" office:value-type="currency" office:currency="EUR" office:value="0" calcext:value-type="currency">
            <text:p>0,00 €</text:p>
          </table:table-cell>
          <table:table-cell table:formula="of:=[.H180]+[.I180]-[.L180]" office:value-type="currency" office:currency="EUR" office:value="0" calcext:value-type="currency">
            <text:p>0,00 €</text:p>
          </table:table-cell>
          <table:table-cell table:formula="of:=IF([.H180]+[.I180]&gt;=10;10;[.H180]+[.I18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1]&amp;&quot;D&quot;;[$'SAISIE DONS COTISATIONS'.G$1:.G$1048576])" office:value-type="currency" office:currency="EUR" office:value="0" calcext:value-type="currency">
            <text:p>0,00 €</text:p>
          </table:table-cell>
          <table:table-cell table:formula="of:=SUMIF([$'SAISIE DONS COTISATIONS'.A$1:.A$1048576];[.A181]&amp;&quot;C&quot;;[$'SAISIE DONS COTISATIONS'.G$1:.G$1048576])" office:value-type="currency" office:currency="EUR" office:value="0" calcext:value-type="currency">
            <text:p>0,00 €</text:p>
          </table:table-cell>
          <table:table-cell table:formula="of:=SUMIF([$'SAISIE DONS COTISATIONS'.A$1:.A$1048576];[.A181]&amp;&quot;A&quot;;[$'SAISIE DONS COTISATIONS'.G$1:.G$1048576])" office:value-type="currency" office:currency="EUR" office:value="0" calcext:value-type="currency">
            <text:p>0,00 €</text:p>
          </table:table-cell>
          <table:table-cell table:formula="of:=[.H181]+[.I181]-[.L181]" office:value-type="currency" office:currency="EUR" office:value="0" calcext:value-type="currency">
            <text:p>0,00 €</text:p>
          </table:table-cell>
          <table:table-cell table:formula="of:=IF([.H181]+[.I181]&gt;=10;10;[.H181]+[.I18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2]&amp;&quot;D&quot;;[$'SAISIE DONS COTISATIONS'.G$1:.G$1048576])" office:value-type="currency" office:currency="EUR" office:value="0" calcext:value-type="currency">
            <text:p>0,00 €</text:p>
          </table:table-cell>
          <table:table-cell table:formula="of:=SUMIF([$'SAISIE DONS COTISATIONS'.A$1:.A$1048576];[.A182]&amp;&quot;C&quot;;[$'SAISIE DONS COTISATIONS'.G$1:.G$1048576])" office:value-type="currency" office:currency="EUR" office:value="0" calcext:value-type="currency">
            <text:p>0,00 €</text:p>
          </table:table-cell>
          <table:table-cell table:formula="of:=SUMIF([$'SAISIE DONS COTISATIONS'.A$1:.A$1048576];[.A182]&amp;&quot;A&quot;;[$'SAISIE DONS COTISATIONS'.G$1:.G$1048576])" office:value-type="currency" office:currency="EUR" office:value="0" calcext:value-type="currency">
            <text:p>0,00 €</text:p>
          </table:table-cell>
          <table:table-cell table:formula="of:=[.H182]+[.I182]-[.L182]" office:value-type="currency" office:currency="EUR" office:value="0" calcext:value-type="currency">
            <text:p>0,00 €</text:p>
          </table:table-cell>
          <table:table-cell table:formula="of:=IF([.H182]+[.I182]&gt;=10;10;[.H182]+[.I18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3]&amp;&quot;D&quot;;[$'SAISIE DONS COTISATIONS'.G$1:.G$1048576])" office:value-type="currency" office:currency="EUR" office:value="0" calcext:value-type="currency">
            <text:p>0,00 €</text:p>
          </table:table-cell>
          <table:table-cell table:formula="of:=SUMIF([$'SAISIE DONS COTISATIONS'.A$1:.A$1048576];[.A183]&amp;&quot;C&quot;;[$'SAISIE DONS COTISATIONS'.G$1:.G$1048576])" office:value-type="currency" office:currency="EUR" office:value="0" calcext:value-type="currency">
            <text:p>0,00 €</text:p>
          </table:table-cell>
          <table:table-cell table:formula="of:=SUMIF([$'SAISIE DONS COTISATIONS'.A$1:.A$1048576];[.A183]&amp;&quot;A&quot;;[$'SAISIE DONS COTISATIONS'.G$1:.G$1048576])" office:value-type="currency" office:currency="EUR" office:value="0" calcext:value-type="currency">
            <text:p>0,00 €</text:p>
          </table:table-cell>
          <table:table-cell table:formula="of:=[.H183]+[.I183]-[.L183]" office:value-type="currency" office:currency="EUR" office:value="0" calcext:value-type="currency">
            <text:p>0,00 €</text:p>
          </table:table-cell>
          <table:table-cell table:formula="of:=IF([.H183]+[.I183]&gt;=10;10;[.H183]+[.I18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4]&amp;&quot;D&quot;;[$'SAISIE DONS COTISATIONS'.G$1:.G$1048576])" office:value-type="currency" office:currency="EUR" office:value="0" calcext:value-type="currency">
            <text:p>0,00 €</text:p>
          </table:table-cell>
          <table:table-cell table:formula="of:=SUMIF([$'SAISIE DONS COTISATIONS'.A$1:.A$1048576];[.A184]&amp;&quot;C&quot;;[$'SAISIE DONS COTISATIONS'.G$1:.G$1048576])" office:value-type="currency" office:currency="EUR" office:value="0" calcext:value-type="currency">
            <text:p>0,00 €</text:p>
          </table:table-cell>
          <table:table-cell table:formula="of:=SUMIF([$'SAISIE DONS COTISATIONS'.A$1:.A$1048576];[.A184]&amp;&quot;A&quot;;[$'SAISIE DONS COTISATIONS'.G$1:.G$1048576])" office:value-type="currency" office:currency="EUR" office:value="0" calcext:value-type="currency">
            <text:p>0,00 €</text:p>
          </table:table-cell>
          <table:table-cell table:formula="of:=[.H184]+[.I184]-[.L184]" office:value-type="currency" office:currency="EUR" office:value="0" calcext:value-type="currency">
            <text:p>0,00 €</text:p>
          </table:table-cell>
          <table:table-cell table:formula="of:=IF([.H184]+[.I184]&gt;=10;10;[.H184]+[.I18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5]&amp;&quot;D&quot;;[$'SAISIE DONS COTISATIONS'.G$1:.G$1048576])" office:value-type="currency" office:currency="EUR" office:value="0" calcext:value-type="currency">
            <text:p>0,00 €</text:p>
          </table:table-cell>
          <table:table-cell table:formula="of:=SUMIF([$'SAISIE DONS COTISATIONS'.A$1:.A$1048576];[.A185]&amp;&quot;C&quot;;[$'SAISIE DONS COTISATIONS'.G$1:.G$1048576])" office:value-type="currency" office:currency="EUR" office:value="0" calcext:value-type="currency">
            <text:p>0,00 €</text:p>
          </table:table-cell>
          <table:table-cell table:formula="of:=SUMIF([$'SAISIE DONS COTISATIONS'.A$1:.A$1048576];[.A185]&amp;&quot;A&quot;;[$'SAISIE DONS COTISATIONS'.G$1:.G$1048576])" office:value-type="currency" office:currency="EUR" office:value="0" calcext:value-type="currency">
            <text:p>0,00 €</text:p>
          </table:table-cell>
          <table:table-cell table:formula="of:=[.H185]+[.I185]-[.L185]" office:value-type="currency" office:currency="EUR" office:value="0" calcext:value-type="currency">
            <text:p>0,00 €</text:p>
          </table:table-cell>
          <table:table-cell table:formula="of:=IF([.H185]+[.I185]&gt;=10;10;[.H185]+[.I18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6]&amp;&quot;D&quot;;[$'SAISIE DONS COTISATIONS'.G$1:.G$1048576])" office:value-type="currency" office:currency="EUR" office:value="0" calcext:value-type="currency">
            <text:p>0,00 €</text:p>
          </table:table-cell>
          <table:table-cell table:formula="of:=SUMIF([$'SAISIE DONS COTISATIONS'.A$1:.A$1048576];[.A186]&amp;&quot;C&quot;;[$'SAISIE DONS COTISATIONS'.G$1:.G$1048576])" office:value-type="currency" office:currency="EUR" office:value="0" calcext:value-type="currency">
            <text:p>0,00 €</text:p>
          </table:table-cell>
          <table:table-cell table:formula="of:=SUMIF([$'SAISIE DONS COTISATIONS'.A$1:.A$1048576];[.A186]&amp;&quot;A&quot;;[$'SAISIE DONS COTISATIONS'.G$1:.G$1048576])" office:value-type="currency" office:currency="EUR" office:value="0" calcext:value-type="currency">
            <text:p>0,00 €</text:p>
          </table:table-cell>
          <table:table-cell table:formula="of:=[.H186]+[.I186]-[.L186]" office:value-type="currency" office:currency="EUR" office:value="0" calcext:value-type="currency">
            <text:p>0,00 €</text:p>
          </table:table-cell>
          <table:table-cell table:formula="of:=IF([.H186]+[.I186]&gt;=10;10;[.H186]+[.I18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7]&amp;&quot;D&quot;;[$'SAISIE DONS COTISATIONS'.G$1:.G$1048576])" office:value-type="currency" office:currency="EUR" office:value="0" calcext:value-type="currency">
            <text:p>0,00 €</text:p>
          </table:table-cell>
          <table:table-cell table:formula="of:=SUMIF([$'SAISIE DONS COTISATIONS'.A$1:.A$1048576];[.A187]&amp;&quot;C&quot;;[$'SAISIE DONS COTISATIONS'.G$1:.G$1048576])" office:value-type="currency" office:currency="EUR" office:value="0" calcext:value-type="currency">
            <text:p>0,00 €</text:p>
          </table:table-cell>
          <table:table-cell table:formula="of:=SUMIF([$'SAISIE DONS COTISATIONS'.A$1:.A$1048576];[.A187]&amp;&quot;A&quot;;[$'SAISIE DONS COTISATIONS'.G$1:.G$1048576])" office:value-type="currency" office:currency="EUR" office:value="0" calcext:value-type="currency">
            <text:p>0,00 €</text:p>
          </table:table-cell>
          <table:table-cell table:formula="of:=[.H187]+[.I187]-[.L187]" office:value-type="currency" office:currency="EUR" office:value="0" calcext:value-type="currency">
            <text:p>0,00 €</text:p>
          </table:table-cell>
          <table:table-cell table:formula="of:=IF([.H187]+[.I187]&gt;=10;10;[.H187]+[.I18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8]&amp;&quot;D&quot;;[$'SAISIE DONS COTISATIONS'.G$1:.G$1048576])" office:value-type="currency" office:currency="EUR" office:value="0" calcext:value-type="currency">
            <text:p>0,00 €</text:p>
          </table:table-cell>
          <table:table-cell table:formula="of:=SUMIF([$'SAISIE DONS COTISATIONS'.A$1:.A$1048576];[.A188]&amp;&quot;C&quot;;[$'SAISIE DONS COTISATIONS'.G$1:.G$1048576])" office:value-type="currency" office:currency="EUR" office:value="0" calcext:value-type="currency">
            <text:p>0,00 €</text:p>
          </table:table-cell>
          <table:table-cell table:formula="of:=SUMIF([$'SAISIE DONS COTISATIONS'.A$1:.A$1048576];[.A188]&amp;&quot;A&quot;;[$'SAISIE DONS COTISATIONS'.G$1:.G$1048576])" office:value-type="currency" office:currency="EUR" office:value="0" calcext:value-type="currency">
            <text:p>0,00 €</text:p>
          </table:table-cell>
          <table:table-cell table:formula="of:=[.H188]+[.I188]-[.L188]" office:value-type="currency" office:currency="EUR" office:value="0" calcext:value-type="currency">
            <text:p>0,00 €</text:p>
          </table:table-cell>
          <table:table-cell table:formula="of:=IF([.H188]+[.I188]&gt;=10;10;[.H188]+[.I18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89]&amp;&quot;D&quot;;[$'SAISIE DONS COTISATIONS'.G$1:.G$1048576])" office:value-type="currency" office:currency="EUR" office:value="0" calcext:value-type="currency">
            <text:p>0,00 €</text:p>
          </table:table-cell>
          <table:table-cell table:formula="of:=SUMIF([$'SAISIE DONS COTISATIONS'.A$1:.A$1048576];[.A189]&amp;&quot;C&quot;;[$'SAISIE DONS COTISATIONS'.G$1:.G$1048576])" office:value-type="currency" office:currency="EUR" office:value="0" calcext:value-type="currency">
            <text:p>0,00 €</text:p>
          </table:table-cell>
          <table:table-cell table:formula="of:=SUMIF([$'SAISIE DONS COTISATIONS'.A$1:.A$1048576];[.A189]&amp;&quot;A&quot;;[$'SAISIE DONS COTISATIONS'.G$1:.G$1048576])" office:value-type="currency" office:currency="EUR" office:value="0" calcext:value-type="currency">
            <text:p>0,00 €</text:p>
          </table:table-cell>
          <table:table-cell table:formula="of:=[.H189]+[.I189]-[.L189]" office:value-type="currency" office:currency="EUR" office:value="0" calcext:value-type="currency">
            <text:p>0,00 €</text:p>
          </table:table-cell>
          <table:table-cell table:formula="of:=IF([.H189]+[.I189]&gt;=10;10;[.H189]+[.I18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0]&amp;&quot;D&quot;;[$'SAISIE DONS COTISATIONS'.G$1:.G$1048576])" office:value-type="currency" office:currency="EUR" office:value="0" calcext:value-type="currency">
            <text:p>0,00 €</text:p>
          </table:table-cell>
          <table:table-cell table:formula="of:=SUMIF([$'SAISIE DONS COTISATIONS'.A$1:.A$1048576];[.A190]&amp;&quot;C&quot;;[$'SAISIE DONS COTISATIONS'.G$1:.G$1048576])" office:value-type="currency" office:currency="EUR" office:value="0" calcext:value-type="currency">
            <text:p>0,00 €</text:p>
          </table:table-cell>
          <table:table-cell table:formula="of:=SUMIF([$'SAISIE DONS COTISATIONS'.A$1:.A$1048576];[.A190]&amp;&quot;A&quot;;[$'SAISIE DONS COTISATIONS'.G$1:.G$1048576])" office:value-type="currency" office:currency="EUR" office:value="0" calcext:value-type="currency">
            <text:p>0,00 €</text:p>
          </table:table-cell>
          <table:table-cell table:formula="of:=[.H190]+[.I190]-[.L190]" office:value-type="currency" office:currency="EUR" office:value="0" calcext:value-type="currency">
            <text:p>0,00 €</text:p>
          </table:table-cell>
          <table:table-cell table:formula="of:=IF([.H190]+[.I190]&gt;=10;10;[.H190]+[.I19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1]&amp;&quot;D&quot;;[$'SAISIE DONS COTISATIONS'.G$1:.G$1048576])" office:value-type="currency" office:currency="EUR" office:value="0" calcext:value-type="currency">
            <text:p>0,00 €</text:p>
          </table:table-cell>
          <table:table-cell table:formula="of:=SUMIF([$'SAISIE DONS COTISATIONS'.A$1:.A$1048576];[.A191]&amp;&quot;C&quot;;[$'SAISIE DONS COTISATIONS'.G$1:.G$1048576])" office:value-type="currency" office:currency="EUR" office:value="0" calcext:value-type="currency">
            <text:p>0,00 €</text:p>
          </table:table-cell>
          <table:table-cell table:formula="of:=SUMIF([$'SAISIE DONS COTISATIONS'.A$1:.A$1048576];[.A191]&amp;&quot;A&quot;;[$'SAISIE DONS COTISATIONS'.G$1:.G$1048576])" office:value-type="currency" office:currency="EUR" office:value="0" calcext:value-type="currency">
            <text:p>0,00 €</text:p>
          </table:table-cell>
          <table:table-cell table:formula="of:=[.H191]+[.I191]-[.L191]" office:value-type="currency" office:currency="EUR" office:value="0" calcext:value-type="currency">
            <text:p>0,00 €</text:p>
          </table:table-cell>
          <table:table-cell table:formula="of:=IF([.H191]+[.I191]&gt;=10;10;[.H191]+[.I19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2]&amp;&quot;D&quot;;[$'SAISIE DONS COTISATIONS'.G$1:.G$1048576])" office:value-type="currency" office:currency="EUR" office:value="0" calcext:value-type="currency">
            <text:p>0,00 €</text:p>
          </table:table-cell>
          <table:table-cell table:formula="of:=SUMIF([$'SAISIE DONS COTISATIONS'.A$1:.A$1048576];[.A192]&amp;&quot;C&quot;;[$'SAISIE DONS COTISATIONS'.G$1:.G$1048576])" office:value-type="currency" office:currency="EUR" office:value="0" calcext:value-type="currency">
            <text:p>0,00 €</text:p>
          </table:table-cell>
          <table:table-cell table:formula="of:=SUMIF([$'SAISIE DONS COTISATIONS'.A$1:.A$1048576];[.A192]&amp;&quot;A&quot;;[$'SAISIE DONS COTISATIONS'.G$1:.G$1048576])" office:value-type="currency" office:currency="EUR" office:value="0" calcext:value-type="currency">
            <text:p>0,00 €</text:p>
          </table:table-cell>
          <table:table-cell table:formula="of:=[.H192]+[.I192]-[.L192]" office:value-type="currency" office:currency="EUR" office:value="0" calcext:value-type="currency">
            <text:p>0,00 €</text:p>
          </table:table-cell>
          <table:table-cell table:formula="of:=IF([.H192]+[.I192]&gt;=10;10;[.H192]+[.I19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3]&amp;&quot;D&quot;;[$'SAISIE DONS COTISATIONS'.G$1:.G$1048576])" office:value-type="currency" office:currency="EUR" office:value="0" calcext:value-type="currency">
            <text:p>0,00 €</text:p>
          </table:table-cell>
          <table:table-cell table:formula="of:=SUMIF([$'SAISIE DONS COTISATIONS'.A$1:.A$1048576];[.A193]&amp;&quot;C&quot;;[$'SAISIE DONS COTISATIONS'.G$1:.G$1048576])" office:value-type="currency" office:currency="EUR" office:value="0" calcext:value-type="currency">
            <text:p>0,00 €</text:p>
          </table:table-cell>
          <table:table-cell table:formula="of:=SUMIF([$'SAISIE DONS COTISATIONS'.A$1:.A$1048576];[.A193]&amp;&quot;A&quot;;[$'SAISIE DONS COTISATIONS'.G$1:.G$1048576])" office:value-type="currency" office:currency="EUR" office:value="0" calcext:value-type="currency">
            <text:p>0,00 €</text:p>
          </table:table-cell>
          <table:table-cell table:formula="of:=[.H193]+[.I193]-[.L193]" office:value-type="currency" office:currency="EUR" office:value="0" calcext:value-type="currency">
            <text:p>0,00 €</text:p>
          </table:table-cell>
          <table:table-cell table:formula="of:=IF([.H193]+[.I193]&gt;=10;10;[.H193]+[.I19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4]&amp;&quot;D&quot;;[$'SAISIE DONS COTISATIONS'.G$1:.G$1048576])" office:value-type="currency" office:currency="EUR" office:value="0" calcext:value-type="currency">
            <text:p>0,00 €</text:p>
          </table:table-cell>
          <table:table-cell table:formula="of:=SUMIF([$'SAISIE DONS COTISATIONS'.A$1:.A$1048576];[.A194]&amp;&quot;C&quot;;[$'SAISIE DONS COTISATIONS'.G$1:.G$1048576])" office:value-type="currency" office:currency="EUR" office:value="0" calcext:value-type="currency">
            <text:p>0,00 €</text:p>
          </table:table-cell>
          <table:table-cell table:formula="of:=SUMIF([$'SAISIE DONS COTISATIONS'.A$1:.A$1048576];[.A194]&amp;&quot;A&quot;;[$'SAISIE DONS COTISATIONS'.G$1:.G$1048576])" office:value-type="currency" office:currency="EUR" office:value="0" calcext:value-type="currency">
            <text:p>0,00 €</text:p>
          </table:table-cell>
          <table:table-cell table:formula="of:=[.H194]+[.I194]-[.L194]" office:value-type="currency" office:currency="EUR" office:value="0" calcext:value-type="currency">
            <text:p>0,00 €</text:p>
          </table:table-cell>
          <table:table-cell table:formula="of:=IF([.H194]+[.I194]&gt;=10;10;[.H194]+[.I19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5]&amp;&quot;D&quot;;[$'SAISIE DONS COTISATIONS'.G$1:.G$1048576])" office:value-type="currency" office:currency="EUR" office:value="0" calcext:value-type="currency">
            <text:p>0,00 €</text:p>
          </table:table-cell>
          <table:table-cell table:formula="of:=SUMIF([$'SAISIE DONS COTISATIONS'.A$1:.A$1048576];[.A195]&amp;&quot;C&quot;;[$'SAISIE DONS COTISATIONS'.G$1:.G$1048576])" office:value-type="currency" office:currency="EUR" office:value="0" calcext:value-type="currency">
            <text:p>0,00 €</text:p>
          </table:table-cell>
          <table:table-cell table:formula="of:=SUMIF([$'SAISIE DONS COTISATIONS'.A$1:.A$1048576];[.A195]&amp;&quot;A&quot;;[$'SAISIE DONS COTISATIONS'.G$1:.G$1048576])" office:value-type="currency" office:currency="EUR" office:value="0" calcext:value-type="currency">
            <text:p>0,00 €</text:p>
          </table:table-cell>
          <table:table-cell table:formula="of:=[.H195]+[.I195]-[.L195]" office:value-type="currency" office:currency="EUR" office:value="0" calcext:value-type="currency">
            <text:p>0,00 €</text:p>
          </table:table-cell>
          <table:table-cell table:formula="of:=IF([.H195]+[.I195]&gt;=10;10;[.H195]+[.I19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6]&amp;&quot;D&quot;;[$'SAISIE DONS COTISATIONS'.G$1:.G$1048576])" office:value-type="currency" office:currency="EUR" office:value="0" calcext:value-type="currency">
            <text:p>0,00 €</text:p>
          </table:table-cell>
          <table:table-cell table:formula="of:=SUMIF([$'SAISIE DONS COTISATIONS'.A$1:.A$1048576];[.A196]&amp;&quot;C&quot;;[$'SAISIE DONS COTISATIONS'.G$1:.G$1048576])" office:value-type="currency" office:currency="EUR" office:value="0" calcext:value-type="currency">
            <text:p>0,00 €</text:p>
          </table:table-cell>
          <table:table-cell table:formula="of:=SUMIF([$'SAISIE DONS COTISATIONS'.A$1:.A$1048576];[.A196]&amp;&quot;A&quot;;[$'SAISIE DONS COTISATIONS'.G$1:.G$1048576])" office:value-type="currency" office:currency="EUR" office:value="0" calcext:value-type="currency">
            <text:p>0,00 €</text:p>
          </table:table-cell>
          <table:table-cell table:formula="of:=[.H196]+[.I196]-[.L196]" office:value-type="currency" office:currency="EUR" office:value="0" calcext:value-type="currency">
            <text:p>0,00 €</text:p>
          </table:table-cell>
          <table:table-cell table:formula="of:=IF([.H196]+[.I196]&gt;=10;10;[.H196]+[.I19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7]&amp;&quot;D&quot;;[$'SAISIE DONS COTISATIONS'.G$1:.G$1048576])" office:value-type="currency" office:currency="EUR" office:value="0" calcext:value-type="currency">
            <text:p>0,00 €</text:p>
          </table:table-cell>
          <table:table-cell table:formula="of:=SUMIF([$'SAISIE DONS COTISATIONS'.A$1:.A$1048576];[.A197]&amp;&quot;C&quot;;[$'SAISIE DONS COTISATIONS'.G$1:.G$1048576])" office:value-type="currency" office:currency="EUR" office:value="0" calcext:value-type="currency">
            <text:p>0,00 €</text:p>
          </table:table-cell>
          <table:table-cell table:formula="of:=SUMIF([$'SAISIE DONS COTISATIONS'.A$1:.A$1048576];[.A197]&amp;&quot;A&quot;;[$'SAISIE DONS COTISATIONS'.G$1:.G$1048576])" office:value-type="currency" office:currency="EUR" office:value="0" calcext:value-type="currency">
            <text:p>0,00 €</text:p>
          </table:table-cell>
          <table:table-cell table:formula="of:=[.H197]+[.I197]-[.L197]" office:value-type="currency" office:currency="EUR" office:value="0" calcext:value-type="currency">
            <text:p>0,00 €</text:p>
          </table:table-cell>
          <table:table-cell table:formula="of:=IF([.H197]+[.I197]&gt;=10;10;[.H197]+[.I19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8]&amp;&quot;D&quot;;[$'SAISIE DONS COTISATIONS'.G$1:.G$1048576])" office:value-type="currency" office:currency="EUR" office:value="0" calcext:value-type="currency">
            <text:p>0,00 €</text:p>
          </table:table-cell>
          <table:table-cell table:formula="of:=SUMIF([$'SAISIE DONS COTISATIONS'.A$1:.A$1048576];[.A198]&amp;&quot;C&quot;;[$'SAISIE DONS COTISATIONS'.G$1:.G$1048576])" office:value-type="currency" office:currency="EUR" office:value="0" calcext:value-type="currency">
            <text:p>0,00 €</text:p>
          </table:table-cell>
          <table:table-cell table:formula="of:=SUMIF([$'SAISIE DONS COTISATIONS'.A$1:.A$1048576];[.A198]&amp;&quot;A&quot;;[$'SAISIE DONS COTISATIONS'.G$1:.G$1048576])" office:value-type="currency" office:currency="EUR" office:value="0" calcext:value-type="currency">
            <text:p>0,00 €</text:p>
          </table:table-cell>
          <table:table-cell table:formula="of:=[.H198]+[.I198]-[.L198]" office:value-type="currency" office:currency="EUR" office:value="0" calcext:value-type="currency">
            <text:p>0,00 €</text:p>
          </table:table-cell>
          <table:table-cell table:formula="of:=IF([.H198]+[.I198]&gt;=10;10;[.H198]+[.I19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199]&amp;&quot;D&quot;;[$'SAISIE DONS COTISATIONS'.G$1:.G$1048576])" office:value-type="currency" office:currency="EUR" office:value="0" calcext:value-type="currency">
            <text:p>0,00 €</text:p>
          </table:table-cell>
          <table:table-cell table:formula="of:=SUMIF([$'SAISIE DONS COTISATIONS'.A$1:.A$1048576];[.A199]&amp;&quot;C&quot;;[$'SAISIE DONS COTISATIONS'.G$1:.G$1048576])" office:value-type="currency" office:currency="EUR" office:value="0" calcext:value-type="currency">
            <text:p>0,00 €</text:p>
          </table:table-cell>
          <table:table-cell table:formula="of:=SUMIF([$'SAISIE DONS COTISATIONS'.A$1:.A$1048576];[.A199]&amp;&quot;A&quot;;[$'SAISIE DONS COTISATIONS'.G$1:.G$1048576])" office:value-type="currency" office:currency="EUR" office:value="0" calcext:value-type="currency">
            <text:p>0,00 €</text:p>
          </table:table-cell>
          <table:table-cell table:formula="of:=[.H199]+[.I199]-[.L199]" office:value-type="currency" office:currency="EUR" office:value="0" calcext:value-type="currency">
            <text:p>0,00 €</text:p>
          </table:table-cell>
          <table:table-cell table:formula="of:=IF([.H199]+[.I199]&gt;=10;10;[.H199]+[.I19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0]&amp;&quot;D&quot;;[$'SAISIE DONS COTISATIONS'.G$1:.G$1048576])" office:value-type="currency" office:currency="EUR" office:value="0" calcext:value-type="currency">
            <text:p>0,00 €</text:p>
          </table:table-cell>
          <table:table-cell table:formula="of:=SUMIF([$'SAISIE DONS COTISATIONS'.A$1:.A$1048576];[.A200]&amp;&quot;C&quot;;[$'SAISIE DONS COTISATIONS'.G$1:.G$1048576])" office:value-type="currency" office:currency="EUR" office:value="0" calcext:value-type="currency">
            <text:p>0,00 €</text:p>
          </table:table-cell>
          <table:table-cell table:formula="of:=SUMIF([$'SAISIE DONS COTISATIONS'.A$1:.A$1048576];[.A200]&amp;&quot;A&quot;;[$'SAISIE DONS COTISATIONS'.G$1:.G$1048576])" office:value-type="currency" office:currency="EUR" office:value="0" calcext:value-type="currency">
            <text:p>0,00 €</text:p>
          </table:table-cell>
          <table:table-cell table:formula="of:=[.H200]+[.I200]-[.L200]" office:value-type="currency" office:currency="EUR" office:value="0" calcext:value-type="currency">
            <text:p>0,00 €</text:p>
          </table:table-cell>
          <table:table-cell table:formula="of:=IF([.H200]+[.I200]&gt;=10;10;[.H200]+[.I20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1]&amp;&quot;D&quot;;[$'SAISIE DONS COTISATIONS'.G$1:.G$1048576])" office:value-type="currency" office:currency="EUR" office:value="0" calcext:value-type="currency">
            <text:p>0,00 €</text:p>
          </table:table-cell>
          <table:table-cell table:formula="of:=SUMIF([$'SAISIE DONS COTISATIONS'.A$1:.A$1048576];[.A201]&amp;&quot;C&quot;;[$'SAISIE DONS COTISATIONS'.G$1:.G$1048576])" office:value-type="currency" office:currency="EUR" office:value="0" calcext:value-type="currency">
            <text:p>0,00 €</text:p>
          </table:table-cell>
          <table:table-cell table:formula="of:=SUMIF([$'SAISIE DONS COTISATIONS'.A$1:.A$1048576];[.A201]&amp;&quot;A&quot;;[$'SAISIE DONS COTISATIONS'.G$1:.G$1048576])" office:value-type="currency" office:currency="EUR" office:value="0" calcext:value-type="currency">
            <text:p>0,00 €</text:p>
          </table:table-cell>
          <table:table-cell table:formula="of:=[.H201]+[.I201]-[.L201]" office:value-type="currency" office:currency="EUR" office:value="0" calcext:value-type="currency">
            <text:p>0,00 €</text:p>
          </table:table-cell>
          <table:table-cell table:formula="of:=IF([.H201]+[.I201]&gt;=10;10;[.H201]+[.I20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2]&amp;&quot;D&quot;;[$'SAISIE DONS COTISATIONS'.G$1:.G$1048576])" office:value-type="currency" office:currency="EUR" office:value="0" calcext:value-type="currency">
            <text:p>0,00 €</text:p>
          </table:table-cell>
          <table:table-cell table:formula="of:=SUMIF([$'SAISIE DONS COTISATIONS'.A$1:.A$1048576];[.A202]&amp;&quot;C&quot;;[$'SAISIE DONS COTISATIONS'.G$1:.G$1048576])" office:value-type="currency" office:currency="EUR" office:value="0" calcext:value-type="currency">
            <text:p>0,00 €</text:p>
          </table:table-cell>
          <table:table-cell table:formula="of:=SUMIF([$'SAISIE DONS COTISATIONS'.A$1:.A$1048576];[.A202]&amp;&quot;A&quot;;[$'SAISIE DONS COTISATIONS'.G$1:.G$1048576])" office:value-type="currency" office:currency="EUR" office:value="0" calcext:value-type="currency">
            <text:p>0,00 €</text:p>
          </table:table-cell>
          <table:table-cell table:formula="of:=[.H202]+[.I202]-[.L202]" office:value-type="currency" office:currency="EUR" office:value="0" calcext:value-type="currency">
            <text:p>0,00 €</text:p>
          </table:table-cell>
          <table:table-cell table:formula="of:=IF([.H202]+[.I202]&gt;=10;10;[.H202]+[.I20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3]&amp;&quot;D&quot;;[$'SAISIE DONS COTISATIONS'.G$1:.G$1048576])" office:value-type="currency" office:currency="EUR" office:value="0" calcext:value-type="currency">
            <text:p>0,00 €</text:p>
          </table:table-cell>
          <table:table-cell table:formula="of:=SUMIF([$'SAISIE DONS COTISATIONS'.A$1:.A$1048576];[.A203]&amp;&quot;C&quot;;[$'SAISIE DONS COTISATIONS'.G$1:.G$1048576])" office:value-type="currency" office:currency="EUR" office:value="0" calcext:value-type="currency">
            <text:p>0,00 €</text:p>
          </table:table-cell>
          <table:table-cell table:formula="of:=SUMIF([$'SAISIE DONS COTISATIONS'.A$1:.A$1048576];[.A203]&amp;&quot;A&quot;;[$'SAISIE DONS COTISATIONS'.G$1:.G$1048576])" office:value-type="currency" office:currency="EUR" office:value="0" calcext:value-type="currency">
            <text:p>0,00 €</text:p>
          </table:table-cell>
          <table:table-cell table:formula="of:=[.H203]+[.I203]-[.L203]" office:value-type="currency" office:currency="EUR" office:value="0" calcext:value-type="currency">
            <text:p>0,00 €</text:p>
          </table:table-cell>
          <table:table-cell table:formula="of:=IF([.H203]+[.I203]&gt;=10;10;[.H203]+[.I20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4]&amp;&quot;D&quot;;[$'SAISIE DONS COTISATIONS'.G$1:.G$1048576])" office:value-type="currency" office:currency="EUR" office:value="0" calcext:value-type="currency">
            <text:p>0,00 €</text:p>
          </table:table-cell>
          <table:table-cell table:formula="of:=SUMIF([$'SAISIE DONS COTISATIONS'.A$1:.A$1048576];[.A204]&amp;&quot;C&quot;;[$'SAISIE DONS COTISATIONS'.G$1:.G$1048576])" office:value-type="currency" office:currency="EUR" office:value="0" calcext:value-type="currency">
            <text:p>0,00 €</text:p>
          </table:table-cell>
          <table:table-cell table:formula="of:=SUMIF([$'SAISIE DONS COTISATIONS'.A$1:.A$1048576];[.A204]&amp;&quot;A&quot;;[$'SAISIE DONS COTISATIONS'.G$1:.G$1048576])" office:value-type="currency" office:currency="EUR" office:value="0" calcext:value-type="currency">
            <text:p>0,00 €</text:p>
          </table:table-cell>
          <table:table-cell table:formula="of:=[.H204]+[.I204]-[.L204]" office:value-type="currency" office:currency="EUR" office:value="0" calcext:value-type="currency">
            <text:p>0,00 €</text:p>
          </table:table-cell>
          <table:table-cell table:formula="of:=IF([.H204]+[.I204]&gt;=10;10;[.H204]+[.I20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5]&amp;&quot;D&quot;;[$'SAISIE DONS COTISATIONS'.G$1:.G$1048576])" office:value-type="currency" office:currency="EUR" office:value="0" calcext:value-type="currency">
            <text:p>0,00 €</text:p>
          </table:table-cell>
          <table:table-cell table:formula="of:=SUMIF([$'SAISIE DONS COTISATIONS'.A$1:.A$1048576];[.A205]&amp;&quot;C&quot;;[$'SAISIE DONS COTISATIONS'.G$1:.G$1048576])" office:value-type="currency" office:currency="EUR" office:value="0" calcext:value-type="currency">
            <text:p>0,00 €</text:p>
          </table:table-cell>
          <table:table-cell table:formula="of:=SUMIF([$'SAISIE DONS COTISATIONS'.A$1:.A$1048576];[.A205]&amp;&quot;A&quot;;[$'SAISIE DONS COTISATIONS'.G$1:.G$1048576])" office:value-type="currency" office:currency="EUR" office:value="0" calcext:value-type="currency">
            <text:p>0,00 €</text:p>
          </table:table-cell>
          <table:table-cell table:formula="of:=[.H205]+[.I205]-[.L205]" office:value-type="currency" office:currency="EUR" office:value="0" calcext:value-type="currency">
            <text:p>0,00 €</text:p>
          </table:table-cell>
          <table:table-cell table:formula="of:=IF([.H205]+[.I205]&gt;=10;10;[.H205]+[.I20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6]&amp;&quot;D&quot;;[$'SAISIE DONS COTISATIONS'.G$1:.G$1048576])" office:value-type="currency" office:currency="EUR" office:value="0" calcext:value-type="currency">
            <text:p>0,00 €</text:p>
          </table:table-cell>
          <table:table-cell table:formula="of:=SUMIF([$'SAISIE DONS COTISATIONS'.A$1:.A$1048576];[.A206]&amp;&quot;C&quot;;[$'SAISIE DONS COTISATIONS'.G$1:.G$1048576])" office:value-type="currency" office:currency="EUR" office:value="0" calcext:value-type="currency">
            <text:p>0,00 €</text:p>
          </table:table-cell>
          <table:table-cell table:formula="of:=SUMIF([$'SAISIE DONS COTISATIONS'.A$1:.A$1048576];[.A206]&amp;&quot;A&quot;;[$'SAISIE DONS COTISATIONS'.G$1:.G$1048576])" office:value-type="currency" office:currency="EUR" office:value="0" calcext:value-type="currency">
            <text:p>0,00 €</text:p>
          </table:table-cell>
          <table:table-cell table:formula="of:=[.H206]+[.I206]-[.L206]" office:value-type="currency" office:currency="EUR" office:value="0" calcext:value-type="currency">
            <text:p>0,00 €</text:p>
          </table:table-cell>
          <table:table-cell table:formula="of:=IF([.H206]+[.I206]&gt;=10;10;[.H206]+[.I20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7]&amp;&quot;D&quot;;[$'SAISIE DONS COTISATIONS'.G$1:.G$1048576])" office:value-type="currency" office:currency="EUR" office:value="0" calcext:value-type="currency">
            <text:p>0,00 €</text:p>
          </table:table-cell>
          <table:table-cell table:formula="of:=SUMIF([$'SAISIE DONS COTISATIONS'.A$1:.A$1048576];[.A207]&amp;&quot;C&quot;;[$'SAISIE DONS COTISATIONS'.G$1:.G$1048576])" office:value-type="currency" office:currency="EUR" office:value="0" calcext:value-type="currency">
            <text:p>0,00 €</text:p>
          </table:table-cell>
          <table:table-cell table:formula="of:=SUMIF([$'SAISIE DONS COTISATIONS'.A$1:.A$1048576];[.A207]&amp;&quot;A&quot;;[$'SAISIE DONS COTISATIONS'.G$1:.G$1048576])" office:value-type="currency" office:currency="EUR" office:value="0" calcext:value-type="currency">
            <text:p>0,00 €</text:p>
          </table:table-cell>
          <table:table-cell table:formula="of:=[.H207]+[.I207]-[.L207]" office:value-type="currency" office:currency="EUR" office:value="0" calcext:value-type="currency">
            <text:p>0,00 €</text:p>
          </table:table-cell>
          <table:table-cell table:formula="of:=IF([.H207]+[.I207]&gt;=10;10;[.H207]+[.I20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8]&amp;&quot;D&quot;;[$'SAISIE DONS COTISATIONS'.G$1:.G$1048576])" office:value-type="currency" office:currency="EUR" office:value="0" calcext:value-type="currency">
            <text:p>0,00 €</text:p>
          </table:table-cell>
          <table:table-cell table:formula="of:=SUMIF([$'SAISIE DONS COTISATIONS'.A$1:.A$1048576];[.A208]&amp;&quot;C&quot;;[$'SAISIE DONS COTISATIONS'.G$1:.G$1048576])" office:value-type="currency" office:currency="EUR" office:value="0" calcext:value-type="currency">
            <text:p>0,00 €</text:p>
          </table:table-cell>
          <table:table-cell table:formula="of:=SUMIF([$'SAISIE DONS COTISATIONS'.A$1:.A$1048576];[.A208]&amp;&quot;A&quot;;[$'SAISIE DONS COTISATIONS'.G$1:.G$1048576])" office:value-type="currency" office:currency="EUR" office:value="0" calcext:value-type="currency">
            <text:p>0,00 €</text:p>
          </table:table-cell>
          <table:table-cell table:formula="of:=[.H208]+[.I208]-[.L208]" office:value-type="currency" office:currency="EUR" office:value="0" calcext:value-type="currency">
            <text:p>0,00 €</text:p>
          </table:table-cell>
          <table:table-cell table:formula="of:=IF([.H208]+[.I208]&gt;=10;10;[.H208]+[.I20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09]&amp;&quot;D&quot;;[$'SAISIE DONS COTISATIONS'.G$1:.G$1048576])" office:value-type="currency" office:currency="EUR" office:value="0" calcext:value-type="currency">
            <text:p>0,00 €</text:p>
          </table:table-cell>
          <table:table-cell table:formula="of:=SUMIF([$'SAISIE DONS COTISATIONS'.A$1:.A$1048576];[.A209]&amp;&quot;C&quot;;[$'SAISIE DONS COTISATIONS'.G$1:.G$1048576])" office:value-type="currency" office:currency="EUR" office:value="0" calcext:value-type="currency">
            <text:p>0,00 €</text:p>
          </table:table-cell>
          <table:table-cell table:formula="of:=SUMIF([$'SAISIE DONS COTISATIONS'.A$1:.A$1048576];[.A209]&amp;&quot;A&quot;;[$'SAISIE DONS COTISATIONS'.G$1:.G$1048576])" office:value-type="currency" office:currency="EUR" office:value="0" calcext:value-type="currency">
            <text:p>0,00 €</text:p>
          </table:table-cell>
          <table:table-cell table:formula="of:=[.H209]+[.I209]-[.L209]" office:value-type="currency" office:currency="EUR" office:value="0" calcext:value-type="currency">
            <text:p>0,00 €</text:p>
          </table:table-cell>
          <table:table-cell table:formula="of:=IF([.H209]+[.I209]&gt;=10;10;[.H209]+[.I20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0]&amp;&quot;D&quot;;[$'SAISIE DONS COTISATIONS'.G$1:.G$1048576])" office:value-type="currency" office:currency="EUR" office:value="0" calcext:value-type="currency">
            <text:p>0,00 €</text:p>
          </table:table-cell>
          <table:table-cell table:formula="of:=SUMIF([$'SAISIE DONS COTISATIONS'.A$1:.A$1048576];[.A210]&amp;&quot;C&quot;;[$'SAISIE DONS COTISATIONS'.G$1:.G$1048576])" office:value-type="currency" office:currency="EUR" office:value="0" calcext:value-type="currency">
            <text:p>0,00 €</text:p>
          </table:table-cell>
          <table:table-cell table:formula="of:=SUMIF([$'SAISIE DONS COTISATIONS'.A$1:.A$1048576];[.A210]&amp;&quot;A&quot;;[$'SAISIE DONS COTISATIONS'.G$1:.G$1048576])" office:value-type="currency" office:currency="EUR" office:value="0" calcext:value-type="currency">
            <text:p>0,00 €</text:p>
          </table:table-cell>
          <table:table-cell table:formula="of:=[.H210]+[.I210]-[.L210]" office:value-type="currency" office:currency="EUR" office:value="0" calcext:value-type="currency">
            <text:p>0,00 €</text:p>
          </table:table-cell>
          <table:table-cell table:formula="of:=IF([.H210]+[.I210]&gt;=10;10;[.H210]+[.I21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1]&amp;&quot;D&quot;;[$'SAISIE DONS COTISATIONS'.G$1:.G$1048576])" office:value-type="currency" office:currency="EUR" office:value="0" calcext:value-type="currency">
            <text:p>0,00 €</text:p>
          </table:table-cell>
          <table:table-cell table:formula="of:=SUMIF([$'SAISIE DONS COTISATIONS'.A$1:.A$1048576];[.A211]&amp;&quot;C&quot;;[$'SAISIE DONS COTISATIONS'.G$1:.G$1048576])" office:value-type="currency" office:currency="EUR" office:value="0" calcext:value-type="currency">
            <text:p>0,00 €</text:p>
          </table:table-cell>
          <table:table-cell table:formula="of:=SUMIF([$'SAISIE DONS COTISATIONS'.A$1:.A$1048576];[.A211]&amp;&quot;A&quot;;[$'SAISIE DONS COTISATIONS'.G$1:.G$1048576])" office:value-type="currency" office:currency="EUR" office:value="0" calcext:value-type="currency">
            <text:p>0,00 €</text:p>
          </table:table-cell>
          <table:table-cell table:formula="of:=[.H211]+[.I211]-[.L211]" office:value-type="currency" office:currency="EUR" office:value="0" calcext:value-type="currency">
            <text:p>0,00 €</text:p>
          </table:table-cell>
          <table:table-cell table:formula="of:=IF([.H211]+[.I211]&gt;=10;10;[.H211]+[.I21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2]&amp;&quot;D&quot;;[$'SAISIE DONS COTISATIONS'.G$1:.G$1048576])" office:value-type="currency" office:currency="EUR" office:value="0" calcext:value-type="currency">
            <text:p>0,00 €</text:p>
          </table:table-cell>
          <table:table-cell table:formula="of:=SUMIF([$'SAISIE DONS COTISATIONS'.A$1:.A$1048576];[.A212]&amp;&quot;C&quot;;[$'SAISIE DONS COTISATIONS'.G$1:.G$1048576])" office:value-type="currency" office:currency="EUR" office:value="0" calcext:value-type="currency">
            <text:p>0,00 €</text:p>
          </table:table-cell>
          <table:table-cell table:formula="of:=SUMIF([$'SAISIE DONS COTISATIONS'.A$1:.A$1048576];[.A212]&amp;&quot;A&quot;;[$'SAISIE DONS COTISATIONS'.G$1:.G$1048576])" office:value-type="currency" office:currency="EUR" office:value="0" calcext:value-type="currency">
            <text:p>0,00 €</text:p>
          </table:table-cell>
          <table:table-cell table:formula="of:=[.H212]+[.I212]-[.L212]" office:value-type="currency" office:currency="EUR" office:value="0" calcext:value-type="currency">
            <text:p>0,00 €</text:p>
          </table:table-cell>
          <table:table-cell table:formula="of:=IF([.H212]+[.I212]&gt;=10;10;[.H212]+[.I21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3]&amp;&quot;D&quot;;[$'SAISIE DONS COTISATIONS'.G$1:.G$1048576])" office:value-type="currency" office:currency="EUR" office:value="0" calcext:value-type="currency">
            <text:p>0,00 €</text:p>
          </table:table-cell>
          <table:table-cell table:formula="of:=SUMIF([$'SAISIE DONS COTISATIONS'.A$1:.A$1048576];[.A213]&amp;&quot;C&quot;;[$'SAISIE DONS COTISATIONS'.G$1:.G$1048576])" office:value-type="currency" office:currency="EUR" office:value="0" calcext:value-type="currency">
            <text:p>0,00 €</text:p>
          </table:table-cell>
          <table:table-cell table:formula="of:=SUMIF([$'SAISIE DONS COTISATIONS'.A$1:.A$1048576];[.A213]&amp;&quot;A&quot;;[$'SAISIE DONS COTISATIONS'.G$1:.G$1048576])" office:value-type="currency" office:currency="EUR" office:value="0" calcext:value-type="currency">
            <text:p>0,00 €</text:p>
          </table:table-cell>
          <table:table-cell table:formula="of:=[.H213]+[.I213]-[.L213]" office:value-type="currency" office:currency="EUR" office:value="0" calcext:value-type="currency">
            <text:p>0,00 €</text:p>
          </table:table-cell>
          <table:table-cell table:formula="of:=IF([.H213]+[.I213]&gt;=10;10;[.H213]+[.I21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4]&amp;&quot;D&quot;;[$'SAISIE DONS COTISATIONS'.G$1:.G$1048576])" office:value-type="currency" office:currency="EUR" office:value="0" calcext:value-type="currency">
            <text:p>0,00 €</text:p>
          </table:table-cell>
          <table:table-cell table:formula="of:=SUMIF([$'SAISIE DONS COTISATIONS'.A$1:.A$1048576];[.A214]&amp;&quot;C&quot;;[$'SAISIE DONS COTISATIONS'.G$1:.G$1048576])" office:value-type="currency" office:currency="EUR" office:value="0" calcext:value-type="currency">
            <text:p>0,00 €</text:p>
          </table:table-cell>
          <table:table-cell table:formula="of:=SUMIF([$'SAISIE DONS COTISATIONS'.A$1:.A$1048576];[.A214]&amp;&quot;A&quot;;[$'SAISIE DONS COTISATIONS'.G$1:.G$1048576])" office:value-type="currency" office:currency="EUR" office:value="0" calcext:value-type="currency">
            <text:p>0,00 €</text:p>
          </table:table-cell>
          <table:table-cell table:formula="of:=[.H214]+[.I214]-[.L214]" office:value-type="currency" office:currency="EUR" office:value="0" calcext:value-type="currency">
            <text:p>0,00 €</text:p>
          </table:table-cell>
          <table:table-cell table:formula="of:=IF([.H214]+[.I214]&gt;=10;10;[.H214]+[.I21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5]&amp;&quot;D&quot;;[$'SAISIE DONS COTISATIONS'.G$1:.G$1048576])" office:value-type="currency" office:currency="EUR" office:value="0" calcext:value-type="currency">
            <text:p>0,00 €</text:p>
          </table:table-cell>
          <table:table-cell table:formula="of:=SUMIF([$'SAISIE DONS COTISATIONS'.A$1:.A$1048576];[.A215]&amp;&quot;C&quot;;[$'SAISIE DONS COTISATIONS'.G$1:.G$1048576])" office:value-type="currency" office:currency="EUR" office:value="0" calcext:value-type="currency">
            <text:p>0,00 €</text:p>
          </table:table-cell>
          <table:table-cell table:formula="of:=SUMIF([$'SAISIE DONS COTISATIONS'.A$1:.A$1048576];[.A215]&amp;&quot;A&quot;;[$'SAISIE DONS COTISATIONS'.G$1:.G$1048576])" office:value-type="currency" office:currency="EUR" office:value="0" calcext:value-type="currency">
            <text:p>0,00 €</text:p>
          </table:table-cell>
          <table:table-cell table:formula="of:=[.H215]+[.I215]-[.L215]" office:value-type="currency" office:currency="EUR" office:value="0" calcext:value-type="currency">
            <text:p>0,00 €</text:p>
          </table:table-cell>
          <table:table-cell table:formula="of:=IF([.H215]+[.I215]&gt;=10;10;[.H215]+[.I21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6]&amp;&quot;D&quot;;[$'SAISIE DONS COTISATIONS'.G$1:.G$1048576])" office:value-type="currency" office:currency="EUR" office:value="0" calcext:value-type="currency">
            <text:p>0,00 €</text:p>
          </table:table-cell>
          <table:table-cell table:formula="of:=SUMIF([$'SAISIE DONS COTISATIONS'.A$1:.A$1048576];[.A216]&amp;&quot;C&quot;;[$'SAISIE DONS COTISATIONS'.G$1:.G$1048576])" office:value-type="currency" office:currency="EUR" office:value="0" calcext:value-type="currency">
            <text:p>0,00 €</text:p>
          </table:table-cell>
          <table:table-cell table:formula="of:=SUMIF([$'SAISIE DONS COTISATIONS'.A$1:.A$1048576];[.A216]&amp;&quot;A&quot;;[$'SAISIE DONS COTISATIONS'.G$1:.G$1048576])" office:value-type="currency" office:currency="EUR" office:value="0" calcext:value-type="currency">
            <text:p>0,00 €</text:p>
          </table:table-cell>
          <table:table-cell table:formula="of:=[.H216]+[.I216]-[.L216]" office:value-type="currency" office:currency="EUR" office:value="0" calcext:value-type="currency">
            <text:p>0,00 €</text:p>
          </table:table-cell>
          <table:table-cell table:formula="of:=IF([.H216]+[.I216]&gt;=10;10;[.H216]+[.I21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7]&amp;&quot;D&quot;;[$'SAISIE DONS COTISATIONS'.G$1:.G$1048576])" office:value-type="currency" office:currency="EUR" office:value="0" calcext:value-type="currency">
            <text:p>0,00 €</text:p>
          </table:table-cell>
          <table:table-cell table:formula="of:=SUMIF([$'SAISIE DONS COTISATIONS'.A$1:.A$1048576];[.A217]&amp;&quot;C&quot;;[$'SAISIE DONS COTISATIONS'.G$1:.G$1048576])" office:value-type="currency" office:currency="EUR" office:value="0" calcext:value-type="currency">
            <text:p>0,00 €</text:p>
          </table:table-cell>
          <table:table-cell table:formula="of:=SUMIF([$'SAISIE DONS COTISATIONS'.A$1:.A$1048576];[.A217]&amp;&quot;A&quot;;[$'SAISIE DONS COTISATIONS'.G$1:.G$1048576])" office:value-type="currency" office:currency="EUR" office:value="0" calcext:value-type="currency">
            <text:p>0,00 €</text:p>
          </table:table-cell>
          <table:table-cell table:formula="of:=[.H217]+[.I217]-[.L217]" office:value-type="currency" office:currency="EUR" office:value="0" calcext:value-type="currency">
            <text:p>0,00 €</text:p>
          </table:table-cell>
          <table:table-cell table:formula="of:=IF([.H217]+[.I217]&gt;=10;10;[.H217]+[.I21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8]&amp;&quot;D&quot;;[$'SAISIE DONS COTISATIONS'.G$1:.G$1048576])" office:value-type="currency" office:currency="EUR" office:value="0" calcext:value-type="currency">
            <text:p>0,00 €</text:p>
          </table:table-cell>
          <table:table-cell table:formula="of:=SUMIF([$'SAISIE DONS COTISATIONS'.A$1:.A$1048576];[.A218]&amp;&quot;C&quot;;[$'SAISIE DONS COTISATIONS'.G$1:.G$1048576])" office:value-type="currency" office:currency="EUR" office:value="0" calcext:value-type="currency">
            <text:p>0,00 €</text:p>
          </table:table-cell>
          <table:table-cell table:formula="of:=SUMIF([$'SAISIE DONS COTISATIONS'.A$1:.A$1048576];[.A218]&amp;&quot;A&quot;;[$'SAISIE DONS COTISATIONS'.G$1:.G$1048576])" office:value-type="currency" office:currency="EUR" office:value="0" calcext:value-type="currency">
            <text:p>0,00 €</text:p>
          </table:table-cell>
          <table:table-cell table:formula="of:=[.H218]+[.I218]-[.L218]" office:value-type="currency" office:currency="EUR" office:value="0" calcext:value-type="currency">
            <text:p>0,00 €</text:p>
          </table:table-cell>
          <table:table-cell table:formula="of:=IF([.H218]+[.I218]&gt;=10;10;[.H218]+[.I21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19]&amp;&quot;D&quot;;[$'SAISIE DONS COTISATIONS'.G$1:.G$1048576])" office:value-type="currency" office:currency="EUR" office:value="0" calcext:value-type="currency">
            <text:p>0,00 €</text:p>
          </table:table-cell>
          <table:table-cell table:formula="of:=SUMIF([$'SAISIE DONS COTISATIONS'.A$1:.A$1048576];[.A219]&amp;&quot;C&quot;;[$'SAISIE DONS COTISATIONS'.G$1:.G$1048576])" office:value-type="currency" office:currency="EUR" office:value="0" calcext:value-type="currency">
            <text:p>0,00 €</text:p>
          </table:table-cell>
          <table:table-cell table:formula="of:=SUMIF([$'SAISIE DONS COTISATIONS'.A$1:.A$1048576];[.A219]&amp;&quot;A&quot;;[$'SAISIE DONS COTISATIONS'.G$1:.G$1048576])" office:value-type="currency" office:currency="EUR" office:value="0" calcext:value-type="currency">
            <text:p>0,00 €</text:p>
          </table:table-cell>
          <table:table-cell table:formula="of:=[.H219]+[.I219]-[.L219]" office:value-type="currency" office:currency="EUR" office:value="0" calcext:value-type="currency">
            <text:p>0,00 €</text:p>
          </table:table-cell>
          <table:table-cell table:formula="of:=IF([.H219]+[.I219]&gt;=10;10;[.H219]+[.I21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0]&amp;&quot;D&quot;;[$'SAISIE DONS COTISATIONS'.G$1:.G$1048576])" office:value-type="currency" office:currency="EUR" office:value="0" calcext:value-type="currency">
            <text:p>0,00 €</text:p>
          </table:table-cell>
          <table:table-cell table:formula="of:=SUMIF([$'SAISIE DONS COTISATIONS'.A$1:.A$1048576];[.A220]&amp;&quot;C&quot;;[$'SAISIE DONS COTISATIONS'.G$1:.G$1048576])" office:value-type="currency" office:currency="EUR" office:value="0" calcext:value-type="currency">
            <text:p>0,00 €</text:p>
          </table:table-cell>
          <table:table-cell table:formula="of:=SUMIF([$'SAISIE DONS COTISATIONS'.A$1:.A$1048576];[.A220]&amp;&quot;A&quot;;[$'SAISIE DONS COTISATIONS'.G$1:.G$1048576])" office:value-type="currency" office:currency="EUR" office:value="0" calcext:value-type="currency">
            <text:p>0,00 €</text:p>
          </table:table-cell>
          <table:table-cell table:formula="of:=[.H220]+[.I220]-[.L220]" office:value-type="currency" office:currency="EUR" office:value="0" calcext:value-type="currency">
            <text:p>0,00 €</text:p>
          </table:table-cell>
          <table:table-cell table:formula="of:=IF([.H220]+[.I220]&gt;=10;10;[.H220]+[.I22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1]&amp;&quot;D&quot;;[$'SAISIE DONS COTISATIONS'.G$1:.G$1048576])" office:value-type="currency" office:currency="EUR" office:value="0" calcext:value-type="currency">
            <text:p>0,00 €</text:p>
          </table:table-cell>
          <table:table-cell table:formula="of:=SUMIF([$'SAISIE DONS COTISATIONS'.A$1:.A$1048576];[.A221]&amp;&quot;C&quot;;[$'SAISIE DONS COTISATIONS'.G$1:.G$1048576])" office:value-type="currency" office:currency="EUR" office:value="0" calcext:value-type="currency">
            <text:p>0,00 €</text:p>
          </table:table-cell>
          <table:table-cell table:formula="of:=SUMIF([$'SAISIE DONS COTISATIONS'.A$1:.A$1048576];[.A221]&amp;&quot;A&quot;;[$'SAISIE DONS COTISATIONS'.G$1:.G$1048576])" office:value-type="currency" office:currency="EUR" office:value="0" calcext:value-type="currency">
            <text:p>0,00 €</text:p>
          </table:table-cell>
          <table:table-cell table:formula="of:=[.H221]+[.I221]-[.L221]" office:value-type="currency" office:currency="EUR" office:value="0" calcext:value-type="currency">
            <text:p>0,00 €</text:p>
          </table:table-cell>
          <table:table-cell table:formula="of:=IF([.H221]+[.I221]&gt;=10;10;[.H221]+[.I22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2]&amp;&quot;D&quot;;[$'SAISIE DONS COTISATIONS'.G$1:.G$1048576])" office:value-type="currency" office:currency="EUR" office:value="0" calcext:value-type="currency">
            <text:p>0,00 €</text:p>
          </table:table-cell>
          <table:table-cell table:formula="of:=SUMIF([$'SAISIE DONS COTISATIONS'.A$1:.A$1048576];[.A222]&amp;&quot;C&quot;;[$'SAISIE DONS COTISATIONS'.G$1:.G$1048576])" office:value-type="currency" office:currency="EUR" office:value="0" calcext:value-type="currency">
            <text:p>0,00 €</text:p>
          </table:table-cell>
          <table:table-cell table:formula="of:=SUMIF([$'SAISIE DONS COTISATIONS'.A$1:.A$1048576];[.A222]&amp;&quot;A&quot;;[$'SAISIE DONS COTISATIONS'.G$1:.G$1048576])" office:value-type="currency" office:currency="EUR" office:value="0" calcext:value-type="currency">
            <text:p>0,00 €</text:p>
          </table:table-cell>
          <table:table-cell table:formula="of:=[.H222]+[.I222]-[.L222]" office:value-type="currency" office:currency="EUR" office:value="0" calcext:value-type="currency">
            <text:p>0,00 €</text:p>
          </table:table-cell>
          <table:table-cell table:formula="of:=IF([.H222]+[.I222]&gt;=10;10;[.H222]+[.I22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3]&amp;&quot;D&quot;;[$'SAISIE DONS COTISATIONS'.G$1:.G$1048576])" office:value-type="currency" office:currency="EUR" office:value="0" calcext:value-type="currency">
            <text:p>0,00 €</text:p>
          </table:table-cell>
          <table:table-cell table:formula="of:=SUMIF([$'SAISIE DONS COTISATIONS'.A$1:.A$1048576];[.A223]&amp;&quot;C&quot;;[$'SAISIE DONS COTISATIONS'.G$1:.G$1048576])" office:value-type="currency" office:currency="EUR" office:value="0" calcext:value-type="currency">
            <text:p>0,00 €</text:p>
          </table:table-cell>
          <table:table-cell table:formula="of:=SUMIF([$'SAISIE DONS COTISATIONS'.A$1:.A$1048576];[.A223]&amp;&quot;A&quot;;[$'SAISIE DONS COTISATIONS'.G$1:.G$1048576])" office:value-type="currency" office:currency="EUR" office:value="0" calcext:value-type="currency">
            <text:p>0,00 €</text:p>
          </table:table-cell>
          <table:table-cell table:formula="of:=[.H223]+[.I223]-[.L223]" office:value-type="currency" office:currency="EUR" office:value="0" calcext:value-type="currency">
            <text:p>0,00 €</text:p>
          </table:table-cell>
          <table:table-cell table:formula="of:=IF([.H223]+[.I223]&gt;=10;10;[.H223]+[.I22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4]&amp;&quot;D&quot;;[$'SAISIE DONS COTISATIONS'.G$1:.G$1048576])" office:value-type="currency" office:currency="EUR" office:value="0" calcext:value-type="currency">
            <text:p>0,00 €</text:p>
          </table:table-cell>
          <table:table-cell table:formula="of:=SUMIF([$'SAISIE DONS COTISATIONS'.A$1:.A$1048576];[.A224]&amp;&quot;C&quot;;[$'SAISIE DONS COTISATIONS'.G$1:.G$1048576])" office:value-type="currency" office:currency="EUR" office:value="0" calcext:value-type="currency">
            <text:p>0,00 €</text:p>
          </table:table-cell>
          <table:table-cell table:formula="of:=SUMIF([$'SAISIE DONS COTISATIONS'.A$1:.A$1048576];[.A224]&amp;&quot;A&quot;;[$'SAISIE DONS COTISATIONS'.G$1:.G$1048576])" office:value-type="currency" office:currency="EUR" office:value="0" calcext:value-type="currency">
            <text:p>0,00 €</text:p>
          </table:table-cell>
          <table:table-cell table:formula="of:=[.H224]+[.I224]-[.L224]" office:value-type="currency" office:currency="EUR" office:value="0" calcext:value-type="currency">
            <text:p>0,00 €</text:p>
          </table:table-cell>
          <table:table-cell table:formula="of:=IF([.H224]+[.I224]&gt;=10;10;[.H224]+[.I22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5]&amp;&quot;D&quot;;[$'SAISIE DONS COTISATIONS'.G$1:.G$1048576])" office:value-type="currency" office:currency="EUR" office:value="0" calcext:value-type="currency">
            <text:p>0,00 €</text:p>
          </table:table-cell>
          <table:table-cell table:formula="of:=SUMIF([$'SAISIE DONS COTISATIONS'.A$1:.A$1048576];[.A225]&amp;&quot;C&quot;;[$'SAISIE DONS COTISATIONS'.G$1:.G$1048576])" office:value-type="currency" office:currency="EUR" office:value="0" calcext:value-type="currency">
            <text:p>0,00 €</text:p>
          </table:table-cell>
          <table:table-cell table:formula="of:=SUMIF([$'SAISIE DONS COTISATIONS'.A$1:.A$1048576];[.A225]&amp;&quot;A&quot;;[$'SAISIE DONS COTISATIONS'.G$1:.G$1048576])" office:value-type="currency" office:currency="EUR" office:value="0" calcext:value-type="currency">
            <text:p>0,00 €</text:p>
          </table:table-cell>
          <table:table-cell table:formula="of:=[.H225]+[.I225]-[.L225]" office:value-type="currency" office:currency="EUR" office:value="0" calcext:value-type="currency">
            <text:p>0,00 €</text:p>
          </table:table-cell>
          <table:table-cell table:formula="of:=IF([.H225]+[.I225]&gt;=10;10;[.H225]+[.I22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6]&amp;&quot;D&quot;;[$'SAISIE DONS COTISATIONS'.G$1:.G$1048576])" office:value-type="currency" office:currency="EUR" office:value="0" calcext:value-type="currency">
            <text:p>0,00 €</text:p>
          </table:table-cell>
          <table:table-cell table:formula="of:=SUMIF([$'SAISIE DONS COTISATIONS'.A$1:.A$1048576];[.A226]&amp;&quot;C&quot;;[$'SAISIE DONS COTISATIONS'.G$1:.G$1048576])" office:value-type="currency" office:currency="EUR" office:value="0" calcext:value-type="currency">
            <text:p>0,00 €</text:p>
          </table:table-cell>
          <table:table-cell table:formula="of:=SUMIF([$'SAISIE DONS COTISATIONS'.A$1:.A$1048576];[.A226]&amp;&quot;A&quot;;[$'SAISIE DONS COTISATIONS'.G$1:.G$1048576])" office:value-type="currency" office:currency="EUR" office:value="0" calcext:value-type="currency">
            <text:p>0,00 €</text:p>
          </table:table-cell>
          <table:table-cell table:formula="of:=[.H226]+[.I226]-[.L226]" office:value-type="currency" office:currency="EUR" office:value="0" calcext:value-type="currency">
            <text:p>0,00 €</text:p>
          </table:table-cell>
          <table:table-cell table:formula="of:=IF([.H226]+[.I226]&gt;=10;10;[.H226]+[.I22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7]&amp;&quot;D&quot;;[$'SAISIE DONS COTISATIONS'.G$1:.G$1048576])" office:value-type="currency" office:currency="EUR" office:value="0" calcext:value-type="currency">
            <text:p>0,00 €</text:p>
          </table:table-cell>
          <table:table-cell table:formula="of:=SUMIF([$'SAISIE DONS COTISATIONS'.A$1:.A$1048576];[.A227]&amp;&quot;C&quot;;[$'SAISIE DONS COTISATIONS'.G$1:.G$1048576])" office:value-type="currency" office:currency="EUR" office:value="0" calcext:value-type="currency">
            <text:p>0,00 €</text:p>
          </table:table-cell>
          <table:table-cell table:formula="of:=SUMIF([$'SAISIE DONS COTISATIONS'.A$1:.A$1048576];[.A227]&amp;&quot;A&quot;;[$'SAISIE DONS COTISATIONS'.G$1:.G$1048576])" office:value-type="currency" office:currency="EUR" office:value="0" calcext:value-type="currency">
            <text:p>0,00 €</text:p>
          </table:table-cell>
          <table:table-cell table:formula="of:=[.H227]+[.I227]-[.L227]" office:value-type="currency" office:currency="EUR" office:value="0" calcext:value-type="currency">
            <text:p>0,00 €</text:p>
          </table:table-cell>
          <table:table-cell table:formula="of:=IF([.H227]+[.I227]&gt;=10;10;[.H227]+[.I22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8]&amp;&quot;D&quot;;[$'SAISIE DONS COTISATIONS'.G$1:.G$1048576])" office:value-type="currency" office:currency="EUR" office:value="0" calcext:value-type="currency">
            <text:p>0,00 €</text:p>
          </table:table-cell>
          <table:table-cell table:formula="of:=SUMIF([$'SAISIE DONS COTISATIONS'.A$1:.A$1048576];[.A228]&amp;&quot;C&quot;;[$'SAISIE DONS COTISATIONS'.G$1:.G$1048576])" office:value-type="currency" office:currency="EUR" office:value="0" calcext:value-type="currency">
            <text:p>0,00 €</text:p>
          </table:table-cell>
          <table:table-cell table:formula="of:=SUMIF([$'SAISIE DONS COTISATIONS'.A$1:.A$1048576];[.A228]&amp;&quot;A&quot;;[$'SAISIE DONS COTISATIONS'.G$1:.G$1048576])" office:value-type="currency" office:currency="EUR" office:value="0" calcext:value-type="currency">
            <text:p>0,00 €</text:p>
          </table:table-cell>
          <table:table-cell table:formula="of:=[.H228]+[.I228]-[.L228]" office:value-type="currency" office:currency="EUR" office:value="0" calcext:value-type="currency">
            <text:p>0,00 €</text:p>
          </table:table-cell>
          <table:table-cell table:formula="of:=IF([.H228]+[.I228]&gt;=10;10;[.H228]+[.I22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29]&amp;&quot;D&quot;;[$'SAISIE DONS COTISATIONS'.G$1:.G$1048576])" office:value-type="currency" office:currency="EUR" office:value="0" calcext:value-type="currency">
            <text:p>0,00 €</text:p>
          </table:table-cell>
          <table:table-cell table:formula="of:=SUMIF([$'SAISIE DONS COTISATIONS'.A$1:.A$1048576];[.A229]&amp;&quot;C&quot;;[$'SAISIE DONS COTISATIONS'.G$1:.G$1048576])" office:value-type="currency" office:currency="EUR" office:value="0" calcext:value-type="currency">
            <text:p>0,00 €</text:p>
          </table:table-cell>
          <table:table-cell table:formula="of:=SUMIF([$'SAISIE DONS COTISATIONS'.A$1:.A$1048576];[.A229]&amp;&quot;A&quot;;[$'SAISIE DONS COTISATIONS'.G$1:.G$1048576])" office:value-type="currency" office:currency="EUR" office:value="0" calcext:value-type="currency">
            <text:p>0,00 €</text:p>
          </table:table-cell>
          <table:table-cell table:formula="of:=[.H229]+[.I229]-[.L229]" office:value-type="currency" office:currency="EUR" office:value="0" calcext:value-type="currency">
            <text:p>0,00 €</text:p>
          </table:table-cell>
          <table:table-cell table:formula="of:=IF([.H229]+[.I229]&gt;=10;10;[.H229]+[.I22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0]&amp;&quot;D&quot;;[$'SAISIE DONS COTISATIONS'.G$1:.G$1048576])" office:value-type="currency" office:currency="EUR" office:value="0" calcext:value-type="currency">
            <text:p>0,00 €</text:p>
          </table:table-cell>
          <table:table-cell table:formula="of:=SUMIF([$'SAISIE DONS COTISATIONS'.A$1:.A$1048576];[.A230]&amp;&quot;C&quot;;[$'SAISIE DONS COTISATIONS'.G$1:.G$1048576])" office:value-type="currency" office:currency="EUR" office:value="0" calcext:value-type="currency">
            <text:p>0,00 €</text:p>
          </table:table-cell>
          <table:table-cell table:formula="of:=SUMIF([$'SAISIE DONS COTISATIONS'.A$1:.A$1048576];[.A230]&amp;&quot;A&quot;;[$'SAISIE DONS COTISATIONS'.G$1:.G$1048576])" office:value-type="currency" office:currency="EUR" office:value="0" calcext:value-type="currency">
            <text:p>0,00 €</text:p>
          </table:table-cell>
          <table:table-cell table:formula="of:=[.H230]+[.I230]-[.L230]" office:value-type="currency" office:currency="EUR" office:value="0" calcext:value-type="currency">
            <text:p>0,00 €</text:p>
          </table:table-cell>
          <table:table-cell table:formula="of:=IF([.H230]+[.I230]&gt;=10;10;[.H230]+[.I23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1]&amp;&quot;D&quot;;[$'SAISIE DONS COTISATIONS'.G$1:.G$1048576])" office:value-type="currency" office:currency="EUR" office:value="0" calcext:value-type="currency">
            <text:p>0,00 €</text:p>
          </table:table-cell>
          <table:table-cell table:formula="of:=SUMIF([$'SAISIE DONS COTISATIONS'.A$1:.A$1048576];[.A231]&amp;&quot;C&quot;;[$'SAISIE DONS COTISATIONS'.G$1:.G$1048576])" office:value-type="currency" office:currency="EUR" office:value="0" calcext:value-type="currency">
            <text:p>0,00 €</text:p>
          </table:table-cell>
          <table:table-cell table:formula="of:=SUMIF([$'SAISIE DONS COTISATIONS'.A$1:.A$1048576];[.A231]&amp;&quot;A&quot;;[$'SAISIE DONS COTISATIONS'.G$1:.G$1048576])" office:value-type="currency" office:currency="EUR" office:value="0" calcext:value-type="currency">
            <text:p>0,00 €</text:p>
          </table:table-cell>
          <table:table-cell table:formula="of:=[.H231]+[.I231]-[.L231]" office:value-type="currency" office:currency="EUR" office:value="0" calcext:value-type="currency">
            <text:p>0,00 €</text:p>
          </table:table-cell>
          <table:table-cell table:formula="of:=IF([.H231]+[.I231]&gt;=10;10;[.H231]+[.I23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2]&amp;&quot;D&quot;;[$'SAISIE DONS COTISATIONS'.G$1:.G$1048576])" office:value-type="currency" office:currency="EUR" office:value="0" calcext:value-type="currency">
            <text:p>0,00 €</text:p>
          </table:table-cell>
          <table:table-cell table:formula="of:=SUMIF([$'SAISIE DONS COTISATIONS'.A$1:.A$1048576];[.A232]&amp;&quot;C&quot;;[$'SAISIE DONS COTISATIONS'.G$1:.G$1048576])" office:value-type="currency" office:currency="EUR" office:value="0" calcext:value-type="currency">
            <text:p>0,00 €</text:p>
          </table:table-cell>
          <table:table-cell table:formula="of:=SUMIF([$'SAISIE DONS COTISATIONS'.A$1:.A$1048576];[.A232]&amp;&quot;A&quot;;[$'SAISIE DONS COTISATIONS'.G$1:.G$1048576])" office:value-type="currency" office:currency="EUR" office:value="0" calcext:value-type="currency">
            <text:p>0,00 €</text:p>
          </table:table-cell>
          <table:table-cell table:formula="of:=[.H232]+[.I232]-[.L232]" office:value-type="currency" office:currency="EUR" office:value="0" calcext:value-type="currency">
            <text:p>0,00 €</text:p>
          </table:table-cell>
          <table:table-cell table:formula="of:=IF([.H232]+[.I232]&gt;=10;10;[.H232]+[.I23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3]&amp;&quot;D&quot;;[$'SAISIE DONS COTISATIONS'.G$1:.G$1048576])" office:value-type="currency" office:currency="EUR" office:value="0" calcext:value-type="currency">
            <text:p>0,00 €</text:p>
          </table:table-cell>
          <table:table-cell table:formula="of:=SUMIF([$'SAISIE DONS COTISATIONS'.A$1:.A$1048576];[.A233]&amp;&quot;C&quot;;[$'SAISIE DONS COTISATIONS'.G$1:.G$1048576])" office:value-type="currency" office:currency="EUR" office:value="0" calcext:value-type="currency">
            <text:p>0,00 €</text:p>
          </table:table-cell>
          <table:table-cell table:formula="of:=SUMIF([$'SAISIE DONS COTISATIONS'.A$1:.A$1048576];[.A233]&amp;&quot;A&quot;;[$'SAISIE DONS COTISATIONS'.G$1:.G$1048576])" office:value-type="currency" office:currency="EUR" office:value="0" calcext:value-type="currency">
            <text:p>0,00 €</text:p>
          </table:table-cell>
          <table:table-cell table:formula="of:=[.H233]+[.I233]-[.L233]" office:value-type="currency" office:currency="EUR" office:value="0" calcext:value-type="currency">
            <text:p>0,00 €</text:p>
          </table:table-cell>
          <table:table-cell table:formula="of:=IF([.H233]+[.I233]&gt;=10;10;[.H233]+[.I23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4]&amp;&quot;D&quot;;[$'SAISIE DONS COTISATIONS'.G$1:.G$1048576])" office:value-type="currency" office:currency="EUR" office:value="0" calcext:value-type="currency">
            <text:p>0,00 €</text:p>
          </table:table-cell>
          <table:table-cell table:formula="of:=SUMIF([$'SAISIE DONS COTISATIONS'.A$1:.A$1048576];[.A234]&amp;&quot;C&quot;;[$'SAISIE DONS COTISATIONS'.G$1:.G$1048576])" office:value-type="currency" office:currency="EUR" office:value="0" calcext:value-type="currency">
            <text:p>0,00 €</text:p>
          </table:table-cell>
          <table:table-cell table:formula="of:=SUMIF([$'SAISIE DONS COTISATIONS'.A$1:.A$1048576];[.A234]&amp;&quot;A&quot;;[$'SAISIE DONS COTISATIONS'.G$1:.G$1048576])" office:value-type="currency" office:currency="EUR" office:value="0" calcext:value-type="currency">
            <text:p>0,00 €</text:p>
          </table:table-cell>
          <table:table-cell table:formula="of:=[.H234]+[.I234]-[.L234]" office:value-type="currency" office:currency="EUR" office:value="0" calcext:value-type="currency">
            <text:p>0,00 €</text:p>
          </table:table-cell>
          <table:table-cell table:formula="of:=IF([.H234]+[.I234]&gt;=10;10;[.H234]+[.I23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5]&amp;&quot;D&quot;;[$'SAISIE DONS COTISATIONS'.G$1:.G$1048576])" office:value-type="currency" office:currency="EUR" office:value="0" calcext:value-type="currency">
            <text:p>0,00 €</text:p>
          </table:table-cell>
          <table:table-cell table:formula="of:=SUMIF([$'SAISIE DONS COTISATIONS'.A$1:.A$1048576];[.A235]&amp;&quot;C&quot;;[$'SAISIE DONS COTISATIONS'.G$1:.G$1048576])" office:value-type="currency" office:currency="EUR" office:value="0" calcext:value-type="currency">
            <text:p>0,00 €</text:p>
          </table:table-cell>
          <table:table-cell table:formula="of:=SUMIF([$'SAISIE DONS COTISATIONS'.A$1:.A$1048576];[.A235]&amp;&quot;A&quot;;[$'SAISIE DONS COTISATIONS'.G$1:.G$1048576])" office:value-type="currency" office:currency="EUR" office:value="0" calcext:value-type="currency">
            <text:p>0,00 €</text:p>
          </table:table-cell>
          <table:table-cell table:formula="of:=[.H235]+[.I235]-[.L235]" office:value-type="currency" office:currency="EUR" office:value="0" calcext:value-type="currency">
            <text:p>0,00 €</text:p>
          </table:table-cell>
          <table:table-cell table:formula="of:=IF([.H235]+[.I235]&gt;=10;10;[.H235]+[.I23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6]&amp;&quot;D&quot;;[$'SAISIE DONS COTISATIONS'.G$1:.G$1048576])" office:value-type="currency" office:currency="EUR" office:value="0" calcext:value-type="currency">
            <text:p>0,00 €</text:p>
          </table:table-cell>
          <table:table-cell table:formula="of:=SUMIF([$'SAISIE DONS COTISATIONS'.A$1:.A$1048576];[.A236]&amp;&quot;C&quot;;[$'SAISIE DONS COTISATIONS'.G$1:.G$1048576])" office:value-type="currency" office:currency="EUR" office:value="0" calcext:value-type="currency">
            <text:p>0,00 €</text:p>
          </table:table-cell>
          <table:table-cell table:formula="of:=SUMIF([$'SAISIE DONS COTISATIONS'.A$1:.A$1048576];[.A236]&amp;&quot;A&quot;;[$'SAISIE DONS COTISATIONS'.G$1:.G$1048576])" office:value-type="currency" office:currency="EUR" office:value="0" calcext:value-type="currency">
            <text:p>0,00 €</text:p>
          </table:table-cell>
          <table:table-cell table:formula="of:=[.H236]+[.I236]-[.L236]" office:value-type="currency" office:currency="EUR" office:value="0" calcext:value-type="currency">
            <text:p>0,00 €</text:p>
          </table:table-cell>
          <table:table-cell table:formula="of:=IF([.H236]+[.I236]&gt;=10;10;[.H236]+[.I23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7]&amp;&quot;D&quot;;[$'SAISIE DONS COTISATIONS'.G$1:.G$1048576])" office:value-type="currency" office:currency="EUR" office:value="0" calcext:value-type="currency">
            <text:p>0,00 €</text:p>
          </table:table-cell>
          <table:table-cell table:formula="of:=SUMIF([$'SAISIE DONS COTISATIONS'.A$1:.A$1048576];[.A237]&amp;&quot;C&quot;;[$'SAISIE DONS COTISATIONS'.G$1:.G$1048576])" office:value-type="currency" office:currency="EUR" office:value="0" calcext:value-type="currency">
            <text:p>0,00 €</text:p>
          </table:table-cell>
          <table:table-cell table:formula="of:=SUMIF([$'SAISIE DONS COTISATIONS'.A$1:.A$1048576];[.A237]&amp;&quot;A&quot;;[$'SAISIE DONS COTISATIONS'.G$1:.G$1048576])" office:value-type="currency" office:currency="EUR" office:value="0" calcext:value-type="currency">
            <text:p>0,00 €</text:p>
          </table:table-cell>
          <table:table-cell table:formula="of:=[.H237]+[.I237]-[.L237]" office:value-type="currency" office:currency="EUR" office:value="0" calcext:value-type="currency">
            <text:p>0,00 €</text:p>
          </table:table-cell>
          <table:table-cell table:formula="of:=IF([.H237]+[.I237]&gt;=10;10;[.H237]+[.I23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8]&amp;&quot;D&quot;;[$'SAISIE DONS COTISATIONS'.G$1:.G$1048576])" office:value-type="currency" office:currency="EUR" office:value="0" calcext:value-type="currency">
            <text:p>0,00 €</text:p>
          </table:table-cell>
          <table:table-cell table:formula="of:=SUMIF([$'SAISIE DONS COTISATIONS'.A$1:.A$1048576];[.A238]&amp;&quot;C&quot;;[$'SAISIE DONS COTISATIONS'.G$1:.G$1048576])" office:value-type="currency" office:currency="EUR" office:value="0" calcext:value-type="currency">
            <text:p>0,00 €</text:p>
          </table:table-cell>
          <table:table-cell table:formula="of:=SUMIF([$'SAISIE DONS COTISATIONS'.A$1:.A$1048576];[.A238]&amp;&quot;A&quot;;[$'SAISIE DONS COTISATIONS'.G$1:.G$1048576])" office:value-type="currency" office:currency="EUR" office:value="0" calcext:value-type="currency">
            <text:p>0,00 €</text:p>
          </table:table-cell>
          <table:table-cell table:formula="of:=[.H238]+[.I238]-[.L238]" office:value-type="currency" office:currency="EUR" office:value="0" calcext:value-type="currency">
            <text:p>0,00 €</text:p>
          </table:table-cell>
          <table:table-cell table:formula="of:=IF([.H238]+[.I238]&gt;=10;10;[.H238]+[.I23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39]&amp;&quot;D&quot;;[$'SAISIE DONS COTISATIONS'.G$1:.G$1048576])" office:value-type="currency" office:currency="EUR" office:value="0" calcext:value-type="currency">
            <text:p>0,00 €</text:p>
          </table:table-cell>
          <table:table-cell table:formula="of:=SUMIF([$'SAISIE DONS COTISATIONS'.A$1:.A$1048576];[.A239]&amp;&quot;C&quot;;[$'SAISIE DONS COTISATIONS'.G$1:.G$1048576])" office:value-type="currency" office:currency="EUR" office:value="0" calcext:value-type="currency">
            <text:p>0,00 €</text:p>
          </table:table-cell>
          <table:table-cell table:formula="of:=SUMIF([$'SAISIE DONS COTISATIONS'.A$1:.A$1048576];[.A239]&amp;&quot;A&quot;;[$'SAISIE DONS COTISATIONS'.G$1:.G$1048576])" office:value-type="currency" office:currency="EUR" office:value="0" calcext:value-type="currency">
            <text:p>0,00 €</text:p>
          </table:table-cell>
          <table:table-cell table:formula="of:=[.H239]+[.I239]-[.L239]" office:value-type="currency" office:currency="EUR" office:value="0" calcext:value-type="currency">
            <text:p>0,00 €</text:p>
          </table:table-cell>
          <table:table-cell table:formula="of:=IF([.H239]+[.I239]&gt;=10;10;[.H239]+[.I23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0]&amp;&quot;D&quot;;[$'SAISIE DONS COTISATIONS'.G$1:.G$1048576])" office:value-type="currency" office:currency="EUR" office:value="0" calcext:value-type="currency">
            <text:p>0,00 €</text:p>
          </table:table-cell>
          <table:table-cell table:formula="of:=SUMIF([$'SAISIE DONS COTISATIONS'.A$1:.A$1048576];[.A240]&amp;&quot;C&quot;;[$'SAISIE DONS COTISATIONS'.G$1:.G$1048576])" office:value-type="currency" office:currency="EUR" office:value="0" calcext:value-type="currency">
            <text:p>0,00 €</text:p>
          </table:table-cell>
          <table:table-cell table:formula="of:=SUMIF([$'SAISIE DONS COTISATIONS'.A$1:.A$1048576];[.A240]&amp;&quot;A&quot;;[$'SAISIE DONS COTISATIONS'.G$1:.G$1048576])" office:value-type="currency" office:currency="EUR" office:value="0" calcext:value-type="currency">
            <text:p>0,00 €</text:p>
          </table:table-cell>
          <table:table-cell table:formula="of:=[.H240]+[.I240]-[.L240]" office:value-type="currency" office:currency="EUR" office:value="0" calcext:value-type="currency">
            <text:p>0,00 €</text:p>
          </table:table-cell>
          <table:table-cell table:formula="of:=IF([.H240]+[.I240]&gt;=10;10;[.H240]+[.I24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1]&amp;&quot;D&quot;;[$'SAISIE DONS COTISATIONS'.G$1:.G$1048576])" office:value-type="currency" office:currency="EUR" office:value="0" calcext:value-type="currency">
            <text:p>0,00 €</text:p>
          </table:table-cell>
          <table:table-cell table:formula="of:=SUMIF([$'SAISIE DONS COTISATIONS'.A$1:.A$1048576];[.A241]&amp;&quot;C&quot;;[$'SAISIE DONS COTISATIONS'.G$1:.G$1048576])" office:value-type="currency" office:currency="EUR" office:value="0" calcext:value-type="currency">
            <text:p>0,00 €</text:p>
          </table:table-cell>
          <table:table-cell table:formula="of:=SUMIF([$'SAISIE DONS COTISATIONS'.A$1:.A$1048576];[.A241]&amp;&quot;A&quot;;[$'SAISIE DONS COTISATIONS'.G$1:.G$1048576])" office:value-type="currency" office:currency="EUR" office:value="0" calcext:value-type="currency">
            <text:p>0,00 €</text:p>
          </table:table-cell>
          <table:table-cell table:formula="of:=[.H241]+[.I241]-[.L241]" office:value-type="currency" office:currency="EUR" office:value="0" calcext:value-type="currency">
            <text:p>0,00 €</text:p>
          </table:table-cell>
          <table:table-cell table:formula="of:=IF([.H241]+[.I241]&gt;=10;10;[.H241]+[.I24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2]&amp;&quot;D&quot;;[$'SAISIE DONS COTISATIONS'.G$1:.G$1048576])" office:value-type="currency" office:currency="EUR" office:value="0" calcext:value-type="currency">
            <text:p>0,00 €</text:p>
          </table:table-cell>
          <table:table-cell table:formula="of:=SUMIF([$'SAISIE DONS COTISATIONS'.A$1:.A$1048576];[.A242]&amp;&quot;C&quot;;[$'SAISIE DONS COTISATIONS'.G$1:.G$1048576])" office:value-type="currency" office:currency="EUR" office:value="0" calcext:value-type="currency">
            <text:p>0,00 €</text:p>
          </table:table-cell>
          <table:table-cell table:formula="of:=SUMIF([$'SAISIE DONS COTISATIONS'.A$1:.A$1048576];[.A242]&amp;&quot;A&quot;;[$'SAISIE DONS COTISATIONS'.G$1:.G$1048576])" office:value-type="currency" office:currency="EUR" office:value="0" calcext:value-type="currency">
            <text:p>0,00 €</text:p>
          </table:table-cell>
          <table:table-cell table:formula="of:=[.H242]+[.I242]-[.L242]" office:value-type="currency" office:currency="EUR" office:value="0" calcext:value-type="currency">
            <text:p>0,00 €</text:p>
          </table:table-cell>
          <table:table-cell table:formula="of:=IF([.H242]+[.I242]&gt;=10;10;[.H242]+[.I24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3]&amp;&quot;D&quot;;[$'SAISIE DONS COTISATIONS'.G$1:.G$1048576])" office:value-type="currency" office:currency="EUR" office:value="0" calcext:value-type="currency">
            <text:p>0,00 €</text:p>
          </table:table-cell>
          <table:table-cell table:formula="of:=SUMIF([$'SAISIE DONS COTISATIONS'.A$1:.A$1048576];[.A243]&amp;&quot;C&quot;;[$'SAISIE DONS COTISATIONS'.G$1:.G$1048576])" office:value-type="currency" office:currency="EUR" office:value="0" calcext:value-type="currency">
            <text:p>0,00 €</text:p>
          </table:table-cell>
          <table:table-cell table:formula="of:=SUMIF([$'SAISIE DONS COTISATIONS'.A$1:.A$1048576];[.A243]&amp;&quot;A&quot;;[$'SAISIE DONS COTISATIONS'.G$1:.G$1048576])" office:value-type="currency" office:currency="EUR" office:value="0" calcext:value-type="currency">
            <text:p>0,00 €</text:p>
          </table:table-cell>
          <table:table-cell table:formula="of:=[.H243]+[.I243]-[.L243]" office:value-type="currency" office:currency="EUR" office:value="0" calcext:value-type="currency">
            <text:p>0,00 €</text:p>
          </table:table-cell>
          <table:table-cell table:formula="of:=IF([.H243]+[.I243]&gt;=10;10;[.H243]+[.I24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4]&amp;&quot;D&quot;;[$'SAISIE DONS COTISATIONS'.G$1:.G$1048576])" office:value-type="currency" office:currency="EUR" office:value="0" calcext:value-type="currency">
            <text:p>0,00 €</text:p>
          </table:table-cell>
          <table:table-cell table:formula="of:=SUMIF([$'SAISIE DONS COTISATIONS'.A$1:.A$1048576];[.A244]&amp;&quot;C&quot;;[$'SAISIE DONS COTISATIONS'.G$1:.G$1048576])" office:value-type="currency" office:currency="EUR" office:value="0" calcext:value-type="currency">
            <text:p>0,00 €</text:p>
          </table:table-cell>
          <table:table-cell table:formula="of:=SUMIF([$'SAISIE DONS COTISATIONS'.A$1:.A$1048576];[.A244]&amp;&quot;A&quot;;[$'SAISIE DONS COTISATIONS'.G$1:.G$1048576])" office:value-type="currency" office:currency="EUR" office:value="0" calcext:value-type="currency">
            <text:p>0,00 €</text:p>
          </table:table-cell>
          <table:table-cell table:formula="of:=[.H244]+[.I244]-[.L244]" office:value-type="currency" office:currency="EUR" office:value="0" calcext:value-type="currency">
            <text:p>0,00 €</text:p>
          </table:table-cell>
          <table:table-cell table:formula="of:=IF([.H244]+[.I244]&gt;=10;10;[.H244]+[.I24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5]&amp;&quot;D&quot;;[$'SAISIE DONS COTISATIONS'.G$1:.G$1048576])" office:value-type="currency" office:currency="EUR" office:value="0" calcext:value-type="currency">
            <text:p>0,00 €</text:p>
          </table:table-cell>
          <table:table-cell table:formula="of:=SUMIF([$'SAISIE DONS COTISATIONS'.A$1:.A$1048576];[.A245]&amp;&quot;C&quot;;[$'SAISIE DONS COTISATIONS'.G$1:.G$1048576])" office:value-type="currency" office:currency="EUR" office:value="0" calcext:value-type="currency">
            <text:p>0,00 €</text:p>
          </table:table-cell>
          <table:table-cell table:formula="of:=SUMIF([$'SAISIE DONS COTISATIONS'.A$1:.A$1048576];[.A245]&amp;&quot;A&quot;;[$'SAISIE DONS COTISATIONS'.G$1:.G$1048576])" office:value-type="currency" office:currency="EUR" office:value="0" calcext:value-type="currency">
            <text:p>0,00 €</text:p>
          </table:table-cell>
          <table:table-cell table:formula="of:=[.H245]+[.I245]-[.L245]" office:value-type="currency" office:currency="EUR" office:value="0" calcext:value-type="currency">
            <text:p>0,00 €</text:p>
          </table:table-cell>
          <table:table-cell table:formula="of:=IF([.H245]+[.I245]&gt;=10;10;[.H245]+[.I24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6]&amp;&quot;D&quot;;[$'SAISIE DONS COTISATIONS'.G$1:.G$1048576])" office:value-type="currency" office:currency="EUR" office:value="0" calcext:value-type="currency">
            <text:p>0,00 €</text:p>
          </table:table-cell>
          <table:table-cell table:formula="of:=SUMIF([$'SAISIE DONS COTISATIONS'.A$1:.A$1048576];[.A246]&amp;&quot;C&quot;;[$'SAISIE DONS COTISATIONS'.G$1:.G$1048576])" office:value-type="currency" office:currency="EUR" office:value="0" calcext:value-type="currency">
            <text:p>0,00 €</text:p>
          </table:table-cell>
          <table:table-cell table:formula="of:=SUMIF([$'SAISIE DONS COTISATIONS'.A$1:.A$1048576];[.A246]&amp;&quot;A&quot;;[$'SAISIE DONS COTISATIONS'.G$1:.G$1048576])" office:value-type="currency" office:currency="EUR" office:value="0" calcext:value-type="currency">
            <text:p>0,00 €</text:p>
          </table:table-cell>
          <table:table-cell table:formula="of:=[.H246]+[.I246]-[.L246]" office:value-type="currency" office:currency="EUR" office:value="0" calcext:value-type="currency">
            <text:p>0,00 €</text:p>
          </table:table-cell>
          <table:table-cell table:formula="of:=IF([.H246]+[.I246]&gt;=10;10;[.H246]+[.I24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7]&amp;&quot;D&quot;;[$'SAISIE DONS COTISATIONS'.G$1:.G$1048576])" office:value-type="currency" office:currency="EUR" office:value="0" calcext:value-type="currency">
            <text:p>0,00 €</text:p>
          </table:table-cell>
          <table:table-cell table:formula="of:=SUMIF([$'SAISIE DONS COTISATIONS'.A$1:.A$1048576];[.A247]&amp;&quot;C&quot;;[$'SAISIE DONS COTISATIONS'.G$1:.G$1048576])" office:value-type="currency" office:currency="EUR" office:value="0" calcext:value-type="currency">
            <text:p>0,00 €</text:p>
          </table:table-cell>
          <table:table-cell table:formula="of:=SUMIF([$'SAISIE DONS COTISATIONS'.A$1:.A$1048576];[.A247]&amp;&quot;A&quot;;[$'SAISIE DONS COTISATIONS'.G$1:.G$1048576])" office:value-type="currency" office:currency="EUR" office:value="0" calcext:value-type="currency">
            <text:p>0,00 €</text:p>
          </table:table-cell>
          <table:table-cell table:formula="of:=[.H247]+[.I247]-[.L247]" office:value-type="currency" office:currency="EUR" office:value="0" calcext:value-type="currency">
            <text:p>0,00 €</text:p>
          </table:table-cell>
          <table:table-cell table:formula="of:=IF([.H247]+[.I247]&gt;=10;10;[.H247]+[.I24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8]&amp;&quot;D&quot;;[$'SAISIE DONS COTISATIONS'.G$1:.G$1048576])" office:value-type="currency" office:currency="EUR" office:value="0" calcext:value-type="currency">
            <text:p>0,00 €</text:p>
          </table:table-cell>
          <table:table-cell table:formula="of:=SUMIF([$'SAISIE DONS COTISATIONS'.A$1:.A$1048576];[.A248]&amp;&quot;C&quot;;[$'SAISIE DONS COTISATIONS'.G$1:.G$1048576])" office:value-type="currency" office:currency="EUR" office:value="0" calcext:value-type="currency">
            <text:p>0,00 €</text:p>
          </table:table-cell>
          <table:table-cell table:formula="of:=SUMIF([$'SAISIE DONS COTISATIONS'.A$1:.A$1048576];[.A248]&amp;&quot;A&quot;;[$'SAISIE DONS COTISATIONS'.G$1:.G$1048576])" office:value-type="currency" office:currency="EUR" office:value="0" calcext:value-type="currency">
            <text:p>0,00 €</text:p>
          </table:table-cell>
          <table:table-cell table:formula="of:=[.H248]+[.I248]-[.L248]" office:value-type="currency" office:currency="EUR" office:value="0" calcext:value-type="currency">
            <text:p>0,00 €</text:p>
          </table:table-cell>
          <table:table-cell table:formula="of:=IF([.H248]+[.I248]&gt;=10;10;[.H248]+[.I24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49]&amp;&quot;D&quot;;[$'SAISIE DONS COTISATIONS'.G$1:.G$1048576])" office:value-type="currency" office:currency="EUR" office:value="0" calcext:value-type="currency">
            <text:p>0,00 €</text:p>
          </table:table-cell>
          <table:table-cell table:formula="of:=SUMIF([$'SAISIE DONS COTISATIONS'.A$1:.A$1048576];[.A249]&amp;&quot;C&quot;;[$'SAISIE DONS COTISATIONS'.G$1:.G$1048576])" office:value-type="currency" office:currency="EUR" office:value="0" calcext:value-type="currency">
            <text:p>0,00 €</text:p>
          </table:table-cell>
          <table:table-cell table:formula="of:=SUMIF([$'SAISIE DONS COTISATIONS'.A$1:.A$1048576];[.A249]&amp;&quot;A&quot;;[$'SAISIE DONS COTISATIONS'.G$1:.G$1048576])" office:value-type="currency" office:currency="EUR" office:value="0" calcext:value-type="currency">
            <text:p>0,00 €</text:p>
          </table:table-cell>
          <table:table-cell table:formula="of:=[.H249]+[.I249]-[.L249]" office:value-type="currency" office:currency="EUR" office:value="0" calcext:value-type="currency">
            <text:p>0,00 €</text:p>
          </table:table-cell>
          <table:table-cell table:formula="of:=IF([.H249]+[.I249]&gt;=10;10;[.H249]+[.I24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0]&amp;&quot;D&quot;;[$'SAISIE DONS COTISATIONS'.G$1:.G$1048576])" office:value-type="currency" office:currency="EUR" office:value="0" calcext:value-type="currency">
            <text:p>0,00 €</text:p>
          </table:table-cell>
          <table:table-cell table:formula="of:=SUMIF([$'SAISIE DONS COTISATIONS'.A$1:.A$1048576];[.A250]&amp;&quot;C&quot;;[$'SAISIE DONS COTISATIONS'.G$1:.G$1048576])" office:value-type="currency" office:currency="EUR" office:value="0" calcext:value-type="currency">
            <text:p>0,00 €</text:p>
          </table:table-cell>
          <table:table-cell table:formula="of:=SUMIF([$'SAISIE DONS COTISATIONS'.A$1:.A$1048576];[.A250]&amp;&quot;A&quot;;[$'SAISIE DONS COTISATIONS'.G$1:.G$1048576])" office:value-type="currency" office:currency="EUR" office:value="0" calcext:value-type="currency">
            <text:p>0,00 €</text:p>
          </table:table-cell>
          <table:table-cell table:formula="of:=[.H250]+[.I250]-[.L250]" office:value-type="currency" office:currency="EUR" office:value="0" calcext:value-type="currency">
            <text:p>0,00 €</text:p>
          </table:table-cell>
          <table:table-cell table:formula="of:=IF([.H250]+[.I250]&gt;=10;10;[.H250]+[.I25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1]&amp;&quot;D&quot;;[$'SAISIE DONS COTISATIONS'.G$1:.G$1048576])" office:value-type="currency" office:currency="EUR" office:value="0" calcext:value-type="currency">
            <text:p>0,00 €</text:p>
          </table:table-cell>
          <table:table-cell table:formula="of:=SUMIF([$'SAISIE DONS COTISATIONS'.A$1:.A$1048576];[.A251]&amp;&quot;C&quot;;[$'SAISIE DONS COTISATIONS'.G$1:.G$1048576])" office:value-type="currency" office:currency="EUR" office:value="0" calcext:value-type="currency">
            <text:p>0,00 €</text:p>
          </table:table-cell>
          <table:table-cell table:formula="of:=SUMIF([$'SAISIE DONS COTISATIONS'.A$1:.A$1048576];[.A251]&amp;&quot;A&quot;;[$'SAISIE DONS COTISATIONS'.G$1:.G$1048576])" office:value-type="currency" office:currency="EUR" office:value="0" calcext:value-type="currency">
            <text:p>0,00 €</text:p>
          </table:table-cell>
          <table:table-cell table:formula="of:=[.H251]+[.I251]-[.L251]" office:value-type="currency" office:currency="EUR" office:value="0" calcext:value-type="currency">
            <text:p>0,00 €</text:p>
          </table:table-cell>
          <table:table-cell table:formula="of:=IF([.H251]+[.I251]&gt;=10;10;[.H251]+[.I25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2]&amp;&quot;D&quot;;[$'SAISIE DONS COTISATIONS'.G$1:.G$1048576])" office:value-type="currency" office:currency="EUR" office:value="0" calcext:value-type="currency">
            <text:p>0,00 €</text:p>
          </table:table-cell>
          <table:table-cell table:formula="of:=SUMIF([$'SAISIE DONS COTISATIONS'.A$1:.A$1048576];[.A252]&amp;&quot;C&quot;;[$'SAISIE DONS COTISATIONS'.G$1:.G$1048576])" office:value-type="currency" office:currency="EUR" office:value="0" calcext:value-type="currency">
            <text:p>0,00 €</text:p>
          </table:table-cell>
          <table:table-cell table:formula="of:=SUMIF([$'SAISIE DONS COTISATIONS'.A$1:.A$1048576];[.A252]&amp;&quot;A&quot;;[$'SAISIE DONS COTISATIONS'.G$1:.G$1048576])" office:value-type="currency" office:currency="EUR" office:value="0" calcext:value-type="currency">
            <text:p>0,00 €</text:p>
          </table:table-cell>
          <table:table-cell table:formula="of:=[.H252]+[.I252]-[.L252]" office:value-type="currency" office:currency="EUR" office:value="0" calcext:value-type="currency">
            <text:p>0,00 €</text:p>
          </table:table-cell>
          <table:table-cell table:formula="of:=IF([.H252]+[.I252]&gt;=10;10;[.H252]+[.I25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3]&amp;&quot;D&quot;;[$'SAISIE DONS COTISATIONS'.G$1:.G$1048576])" office:value-type="currency" office:currency="EUR" office:value="0" calcext:value-type="currency">
            <text:p>0,00 €</text:p>
          </table:table-cell>
          <table:table-cell table:formula="of:=SUMIF([$'SAISIE DONS COTISATIONS'.A$1:.A$1048576];[.A253]&amp;&quot;C&quot;;[$'SAISIE DONS COTISATIONS'.G$1:.G$1048576])" office:value-type="currency" office:currency="EUR" office:value="0" calcext:value-type="currency">
            <text:p>0,00 €</text:p>
          </table:table-cell>
          <table:table-cell table:formula="of:=SUMIF([$'SAISIE DONS COTISATIONS'.A$1:.A$1048576];[.A253]&amp;&quot;A&quot;;[$'SAISIE DONS COTISATIONS'.G$1:.G$1048576])" office:value-type="currency" office:currency="EUR" office:value="0" calcext:value-type="currency">
            <text:p>0,00 €</text:p>
          </table:table-cell>
          <table:table-cell table:formula="of:=[.H253]+[.I253]-[.L253]" office:value-type="currency" office:currency="EUR" office:value="0" calcext:value-type="currency">
            <text:p>0,00 €</text:p>
          </table:table-cell>
          <table:table-cell table:formula="of:=IF([.H253]+[.I253]&gt;=10;10;[.H253]+[.I25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4]&amp;&quot;D&quot;;[$'SAISIE DONS COTISATIONS'.G$1:.G$1048576])" office:value-type="currency" office:currency="EUR" office:value="0" calcext:value-type="currency">
            <text:p>0,00 €</text:p>
          </table:table-cell>
          <table:table-cell table:formula="of:=SUMIF([$'SAISIE DONS COTISATIONS'.A$1:.A$1048576];[.A254]&amp;&quot;C&quot;;[$'SAISIE DONS COTISATIONS'.G$1:.G$1048576])" office:value-type="currency" office:currency="EUR" office:value="0" calcext:value-type="currency">
            <text:p>0,00 €</text:p>
          </table:table-cell>
          <table:table-cell table:formula="of:=SUMIF([$'SAISIE DONS COTISATIONS'.A$1:.A$1048576];[.A254]&amp;&quot;A&quot;;[$'SAISIE DONS COTISATIONS'.G$1:.G$1048576])" office:value-type="currency" office:currency="EUR" office:value="0" calcext:value-type="currency">
            <text:p>0,00 €</text:p>
          </table:table-cell>
          <table:table-cell table:formula="of:=[.H254]+[.I254]-[.L254]" office:value-type="currency" office:currency="EUR" office:value="0" calcext:value-type="currency">
            <text:p>0,00 €</text:p>
          </table:table-cell>
          <table:table-cell table:formula="of:=IF([.H254]+[.I254]&gt;=10;10;[.H254]+[.I25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5]&amp;&quot;D&quot;;[$'SAISIE DONS COTISATIONS'.G$1:.G$1048576])" office:value-type="currency" office:currency="EUR" office:value="0" calcext:value-type="currency">
            <text:p>0,00 €</text:p>
          </table:table-cell>
          <table:table-cell table:formula="of:=SUMIF([$'SAISIE DONS COTISATIONS'.A$1:.A$1048576];[.A255]&amp;&quot;C&quot;;[$'SAISIE DONS COTISATIONS'.G$1:.G$1048576])" office:value-type="currency" office:currency="EUR" office:value="0" calcext:value-type="currency">
            <text:p>0,00 €</text:p>
          </table:table-cell>
          <table:table-cell table:formula="of:=SUMIF([$'SAISIE DONS COTISATIONS'.A$1:.A$1048576];[.A255]&amp;&quot;A&quot;;[$'SAISIE DONS COTISATIONS'.G$1:.G$1048576])" office:value-type="currency" office:currency="EUR" office:value="0" calcext:value-type="currency">
            <text:p>0,00 €</text:p>
          </table:table-cell>
          <table:table-cell table:formula="of:=[.H255]+[.I255]-[.L255]" office:value-type="currency" office:currency="EUR" office:value="0" calcext:value-type="currency">
            <text:p>0,00 €</text:p>
          </table:table-cell>
          <table:table-cell table:formula="of:=IF([.H255]+[.I255]&gt;=10;10;[.H255]+[.I25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6]&amp;&quot;D&quot;;[$'SAISIE DONS COTISATIONS'.G$1:.G$1048576])" office:value-type="currency" office:currency="EUR" office:value="0" calcext:value-type="currency">
            <text:p>0,00 €</text:p>
          </table:table-cell>
          <table:table-cell table:formula="of:=SUMIF([$'SAISIE DONS COTISATIONS'.A$1:.A$1048576];[.A256]&amp;&quot;C&quot;;[$'SAISIE DONS COTISATIONS'.G$1:.G$1048576])" office:value-type="currency" office:currency="EUR" office:value="0" calcext:value-type="currency">
            <text:p>0,00 €</text:p>
          </table:table-cell>
          <table:table-cell table:formula="of:=SUMIF([$'SAISIE DONS COTISATIONS'.A$1:.A$1048576];[.A256]&amp;&quot;A&quot;;[$'SAISIE DONS COTISATIONS'.G$1:.G$1048576])" office:value-type="currency" office:currency="EUR" office:value="0" calcext:value-type="currency">
            <text:p>0,00 €</text:p>
          </table:table-cell>
          <table:table-cell table:formula="of:=[.H256]+[.I256]-[.L256]" office:value-type="currency" office:currency="EUR" office:value="0" calcext:value-type="currency">
            <text:p>0,00 €</text:p>
          </table:table-cell>
          <table:table-cell table:formula="of:=IF([.H256]+[.I256]&gt;=10;10;[.H256]+[.I25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7]&amp;&quot;D&quot;;[$'SAISIE DONS COTISATIONS'.G$1:.G$1048576])" office:value-type="currency" office:currency="EUR" office:value="0" calcext:value-type="currency">
            <text:p>0,00 €</text:p>
          </table:table-cell>
          <table:table-cell table:formula="of:=SUMIF([$'SAISIE DONS COTISATIONS'.A$1:.A$1048576];[.A257]&amp;&quot;C&quot;;[$'SAISIE DONS COTISATIONS'.G$1:.G$1048576])" office:value-type="currency" office:currency="EUR" office:value="0" calcext:value-type="currency">
            <text:p>0,00 €</text:p>
          </table:table-cell>
          <table:table-cell table:formula="of:=SUMIF([$'SAISIE DONS COTISATIONS'.A$1:.A$1048576];[.A257]&amp;&quot;A&quot;;[$'SAISIE DONS COTISATIONS'.G$1:.G$1048576])" office:value-type="currency" office:currency="EUR" office:value="0" calcext:value-type="currency">
            <text:p>0,00 €</text:p>
          </table:table-cell>
          <table:table-cell table:formula="of:=[.H257]+[.I257]-[.L257]" office:value-type="currency" office:currency="EUR" office:value="0" calcext:value-type="currency">
            <text:p>0,00 €</text:p>
          </table:table-cell>
          <table:table-cell table:formula="of:=IF([.H257]+[.I257]&gt;=10;10;[.H257]+[.I25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8]&amp;&quot;D&quot;;[$'SAISIE DONS COTISATIONS'.G$1:.G$1048576])" office:value-type="currency" office:currency="EUR" office:value="0" calcext:value-type="currency">
            <text:p>0,00 €</text:p>
          </table:table-cell>
          <table:table-cell table:formula="of:=SUMIF([$'SAISIE DONS COTISATIONS'.A$1:.A$1048576];[.A258]&amp;&quot;C&quot;;[$'SAISIE DONS COTISATIONS'.G$1:.G$1048576])" office:value-type="currency" office:currency="EUR" office:value="0" calcext:value-type="currency">
            <text:p>0,00 €</text:p>
          </table:table-cell>
          <table:table-cell table:formula="of:=SUMIF([$'SAISIE DONS COTISATIONS'.A$1:.A$1048576];[.A258]&amp;&quot;A&quot;;[$'SAISIE DONS COTISATIONS'.G$1:.G$1048576])" office:value-type="currency" office:currency="EUR" office:value="0" calcext:value-type="currency">
            <text:p>0,00 €</text:p>
          </table:table-cell>
          <table:table-cell table:formula="of:=[.H258]+[.I258]-[.L258]" office:value-type="currency" office:currency="EUR" office:value="0" calcext:value-type="currency">
            <text:p>0,00 €</text:p>
          </table:table-cell>
          <table:table-cell table:formula="of:=IF([.H258]+[.I258]&gt;=10;10;[.H258]+[.I25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59]&amp;&quot;D&quot;;[$'SAISIE DONS COTISATIONS'.G$1:.G$1048576])" office:value-type="currency" office:currency="EUR" office:value="0" calcext:value-type="currency">
            <text:p>0,00 €</text:p>
          </table:table-cell>
          <table:table-cell table:formula="of:=SUMIF([$'SAISIE DONS COTISATIONS'.A$1:.A$1048576];[.A259]&amp;&quot;C&quot;;[$'SAISIE DONS COTISATIONS'.G$1:.G$1048576])" office:value-type="currency" office:currency="EUR" office:value="0" calcext:value-type="currency">
            <text:p>0,00 €</text:p>
          </table:table-cell>
          <table:table-cell table:formula="of:=SUMIF([$'SAISIE DONS COTISATIONS'.A$1:.A$1048576];[.A259]&amp;&quot;A&quot;;[$'SAISIE DONS COTISATIONS'.G$1:.G$1048576])" office:value-type="currency" office:currency="EUR" office:value="0" calcext:value-type="currency">
            <text:p>0,00 €</text:p>
          </table:table-cell>
          <table:table-cell table:formula="of:=[.H259]+[.I259]-[.L259]" office:value-type="currency" office:currency="EUR" office:value="0" calcext:value-type="currency">
            <text:p>0,00 €</text:p>
          </table:table-cell>
          <table:table-cell table:formula="of:=IF([.H259]+[.I259]&gt;=10;10;[.H259]+[.I25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0]&amp;&quot;D&quot;;[$'SAISIE DONS COTISATIONS'.G$1:.G$1048576])" office:value-type="currency" office:currency="EUR" office:value="0" calcext:value-type="currency">
            <text:p>0,00 €</text:p>
          </table:table-cell>
          <table:table-cell table:formula="of:=SUMIF([$'SAISIE DONS COTISATIONS'.A$1:.A$1048576];[.A260]&amp;&quot;C&quot;;[$'SAISIE DONS COTISATIONS'.G$1:.G$1048576])" office:value-type="currency" office:currency="EUR" office:value="0" calcext:value-type="currency">
            <text:p>0,00 €</text:p>
          </table:table-cell>
          <table:table-cell table:formula="of:=SUMIF([$'SAISIE DONS COTISATIONS'.A$1:.A$1048576];[.A260]&amp;&quot;A&quot;;[$'SAISIE DONS COTISATIONS'.G$1:.G$1048576])" office:value-type="currency" office:currency="EUR" office:value="0" calcext:value-type="currency">
            <text:p>0,00 €</text:p>
          </table:table-cell>
          <table:table-cell table:formula="of:=[.H260]+[.I260]-[.L260]" office:value-type="currency" office:currency="EUR" office:value="0" calcext:value-type="currency">
            <text:p>0,00 €</text:p>
          </table:table-cell>
          <table:table-cell table:formula="of:=IF([.H260]+[.I260]&gt;=10;10;[.H260]+[.I26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1]&amp;&quot;D&quot;;[$'SAISIE DONS COTISATIONS'.G$1:.G$1048576])" office:value-type="currency" office:currency="EUR" office:value="0" calcext:value-type="currency">
            <text:p>0,00 €</text:p>
          </table:table-cell>
          <table:table-cell table:formula="of:=SUMIF([$'SAISIE DONS COTISATIONS'.A$1:.A$1048576];[.A261]&amp;&quot;C&quot;;[$'SAISIE DONS COTISATIONS'.G$1:.G$1048576])" office:value-type="currency" office:currency="EUR" office:value="0" calcext:value-type="currency">
            <text:p>0,00 €</text:p>
          </table:table-cell>
          <table:table-cell table:formula="of:=SUMIF([$'SAISIE DONS COTISATIONS'.A$1:.A$1048576];[.A261]&amp;&quot;A&quot;;[$'SAISIE DONS COTISATIONS'.G$1:.G$1048576])" office:value-type="currency" office:currency="EUR" office:value="0" calcext:value-type="currency">
            <text:p>0,00 €</text:p>
          </table:table-cell>
          <table:table-cell table:formula="of:=[.H261]+[.I261]-[.L261]" office:value-type="currency" office:currency="EUR" office:value="0" calcext:value-type="currency">
            <text:p>0,00 €</text:p>
          </table:table-cell>
          <table:table-cell table:formula="of:=IF([.H261]+[.I261]&gt;=10;10;[.H261]+[.I26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2]&amp;&quot;D&quot;;[$'SAISIE DONS COTISATIONS'.G$1:.G$1048576])" office:value-type="currency" office:currency="EUR" office:value="0" calcext:value-type="currency">
            <text:p>0,00 €</text:p>
          </table:table-cell>
          <table:table-cell table:formula="of:=SUMIF([$'SAISIE DONS COTISATIONS'.A$1:.A$1048576];[.A262]&amp;&quot;C&quot;;[$'SAISIE DONS COTISATIONS'.G$1:.G$1048576])" office:value-type="currency" office:currency="EUR" office:value="0" calcext:value-type="currency">
            <text:p>0,00 €</text:p>
          </table:table-cell>
          <table:table-cell table:formula="of:=SUMIF([$'SAISIE DONS COTISATIONS'.A$1:.A$1048576];[.A262]&amp;&quot;A&quot;;[$'SAISIE DONS COTISATIONS'.G$1:.G$1048576])" office:value-type="currency" office:currency="EUR" office:value="0" calcext:value-type="currency">
            <text:p>0,00 €</text:p>
          </table:table-cell>
          <table:table-cell table:formula="of:=[.H262]+[.I262]-[.L262]" office:value-type="currency" office:currency="EUR" office:value="0" calcext:value-type="currency">
            <text:p>0,00 €</text:p>
          </table:table-cell>
          <table:table-cell table:formula="of:=IF([.H262]+[.I262]&gt;=10;10;[.H262]+[.I26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3]&amp;&quot;D&quot;;[$'SAISIE DONS COTISATIONS'.G$1:.G$1048576])" office:value-type="currency" office:currency="EUR" office:value="0" calcext:value-type="currency">
            <text:p>0,00 €</text:p>
          </table:table-cell>
          <table:table-cell table:formula="of:=SUMIF([$'SAISIE DONS COTISATIONS'.A$1:.A$1048576];[.A263]&amp;&quot;C&quot;;[$'SAISIE DONS COTISATIONS'.G$1:.G$1048576])" office:value-type="currency" office:currency="EUR" office:value="0" calcext:value-type="currency">
            <text:p>0,00 €</text:p>
          </table:table-cell>
          <table:table-cell table:formula="of:=SUMIF([$'SAISIE DONS COTISATIONS'.A$1:.A$1048576];[.A263]&amp;&quot;A&quot;;[$'SAISIE DONS COTISATIONS'.G$1:.G$1048576])" office:value-type="currency" office:currency="EUR" office:value="0" calcext:value-type="currency">
            <text:p>0,00 €</text:p>
          </table:table-cell>
          <table:table-cell table:formula="of:=[.H263]+[.I263]-[.L263]" office:value-type="currency" office:currency="EUR" office:value="0" calcext:value-type="currency">
            <text:p>0,00 €</text:p>
          </table:table-cell>
          <table:table-cell table:formula="of:=IF([.H263]+[.I263]&gt;=10;10;[.H263]+[.I26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4]&amp;&quot;D&quot;;[$'SAISIE DONS COTISATIONS'.G$1:.G$1048576])" office:value-type="currency" office:currency="EUR" office:value="0" calcext:value-type="currency">
            <text:p>0,00 €</text:p>
          </table:table-cell>
          <table:table-cell table:formula="of:=SUMIF([$'SAISIE DONS COTISATIONS'.A$1:.A$1048576];[.A264]&amp;&quot;C&quot;;[$'SAISIE DONS COTISATIONS'.G$1:.G$1048576])" office:value-type="currency" office:currency="EUR" office:value="0" calcext:value-type="currency">
            <text:p>0,00 €</text:p>
          </table:table-cell>
          <table:table-cell table:formula="of:=SUMIF([$'SAISIE DONS COTISATIONS'.A$1:.A$1048576];[.A264]&amp;&quot;A&quot;;[$'SAISIE DONS COTISATIONS'.G$1:.G$1048576])" office:value-type="currency" office:currency="EUR" office:value="0" calcext:value-type="currency">
            <text:p>0,00 €</text:p>
          </table:table-cell>
          <table:table-cell table:formula="of:=[.H264]+[.I264]-[.L264]" office:value-type="currency" office:currency="EUR" office:value="0" calcext:value-type="currency">
            <text:p>0,00 €</text:p>
          </table:table-cell>
          <table:table-cell table:formula="of:=IF([.H264]+[.I264]&gt;=10;10;[.H264]+[.I26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5]&amp;&quot;D&quot;;[$'SAISIE DONS COTISATIONS'.G$1:.G$1048576])" office:value-type="currency" office:currency="EUR" office:value="0" calcext:value-type="currency">
            <text:p>0,00 €</text:p>
          </table:table-cell>
          <table:table-cell table:formula="of:=SUMIF([$'SAISIE DONS COTISATIONS'.A$1:.A$1048576];[.A265]&amp;&quot;C&quot;;[$'SAISIE DONS COTISATIONS'.G$1:.G$1048576])" office:value-type="currency" office:currency="EUR" office:value="0" calcext:value-type="currency">
            <text:p>0,00 €</text:p>
          </table:table-cell>
          <table:table-cell table:formula="of:=SUMIF([$'SAISIE DONS COTISATIONS'.A$1:.A$1048576];[.A265]&amp;&quot;A&quot;;[$'SAISIE DONS COTISATIONS'.G$1:.G$1048576])" office:value-type="currency" office:currency="EUR" office:value="0" calcext:value-type="currency">
            <text:p>0,00 €</text:p>
          </table:table-cell>
          <table:table-cell table:formula="of:=[.H265]+[.I265]-[.L265]" office:value-type="currency" office:currency="EUR" office:value="0" calcext:value-type="currency">
            <text:p>0,00 €</text:p>
          </table:table-cell>
          <table:table-cell table:formula="of:=IF([.H265]+[.I265]&gt;=10;10;[.H265]+[.I26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6]&amp;&quot;D&quot;;[$'SAISIE DONS COTISATIONS'.G$1:.G$1048576])" office:value-type="currency" office:currency="EUR" office:value="0" calcext:value-type="currency">
            <text:p>0,00 €</text:p>
          </table:table-cell>
          <table:table-cell table:formula="of:=SUMIF([$'SAISIE DONS COTISATIONS'.A$1:.A$1048576];[.A266]&amp;&quot;C&quot;;[$'SAISIE DONS COTISATIONS'.G$1:.G$1048576])" office:value-type="currency" office:currency="EUR" office:value="0" calcext:value-type="currency">
            <text:p>0,00 €</text:p>
          </table:table-cell>
          <table:table-cell table:formula="of:=SUMIF([$'SAISIE DONS COTISATIONS'.A$1:.A$1048576];[.A266]&amp;&quot;A&quot;;[$'SAISIE DONS COTISATIONS'.G$1:.G$1048576])" office:value-type="currency" office:currency="EUR" office:value="0" calcext:value-type="currency">
            <text:p>0,00 €</text:p>
          </table:table-cell>
          <table:table-cell table:formula="of:=[.H266]+[.I266]-[.L266]" office:value-type="currency" office:currency="EUR" office:value="0" calcext:value-type="currency">
            <text:p>0,00 €</text:p>
          </table:table-cell>
          <table:table-cell table:formula="of:=IF([.H266]+[.I266]&gt;=10;10;[.H266]+[.I26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7]&amp;&quot;D&quot;;[$'SAISIE DONS COTISATIONS'.G$1:.G$1048576])" office:value-type="currency" office:currency="EUR" office:value="0" calcext:value-type="currency">
            <text:p>0,00 €</text:p>
          </table:table-cell>
          <table:table-cell table:formula="of:=SUMIF([$'SAISIE DONS COTISATIONS'.A$1:.A$1048576];[.A267]&amp;&quot;C&quot;;[$'SAISIE DONS COTISATIONS'.G$1:.G$1048576])" office:value-type="currency" office:currency="EUR" office:value="0" calcext:value-type="currency">
            <text:p>0,00 €</text:p>
          </table:table-cell>
          <table:table-cell table:formula="of:=SUMIF([$'SAISIE DONS COTISATIONS'.A$1:.A$1048576];[.A267]&amp;&quot;A&quot;;[$'SAISIE DONS COTISATIONS'.G$1:.G$1048576])" office:value-type="currency" office:currency="EUR" office:value="0" calcext:value-type="currency">
            <text:p>0,00 €</text:p>
          </table:table-cell>
          <table:table-cell table:formula="of:=[.H267]+[.I267]-[.L267]" office:value-type="currency" office:currency="EUR" office:value="0" calcext:value-type="currency">
            <text:p>0,00 €</text:p>
          </table:table-cell>
          <table:table-cell table:formula="of:=IF([.H267]+[.I267]&gt;=10;10;[.H267]+[.I26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8]&amp;&quot;D&quot;;[$'SAISIE DONS COTISATIONS'.G$1:.G$1048576])" office:value-type="currency" office:currency="EUR" office:value="0" calcext:value-type="currency">
            <text:p>0,00 €</text:p>
          </table:table-cell>
          <table:table-cell table:formula="of:=SUMIF([$'SAISIE DONS COTISATIONS'.A$1:.A$1048576];[.A268]&amp;&quot;C&quot;;[$'SAISIE DONS COTISATIONS'.G$1:.G$1048576])" office:value-type="currency" office:currency="EUR" office:value="0" calcext:value-type="currency">
            <text:p>0,00 €</text:p>
          </table:table-cell>
          <table:table-cell table:formula="of:=SUMIF([$'SAISIE DONS COTISATIONS'.A$1:.A$1048576];[.A268]&amp;&quot;A&quot;;[$'SAISIE DONS COTISATIONS'.G$1:.G$1048576])" office:value-type="currency" office:currency="EUR" office:value="0" calcext:value-type="currency">
            <text:p>0,00 €</text:p>
          </table:table-cell>
          <table:table-cell table:formula="of:=[.H268]+[.I268]-[.L268]" office:value-type="currency" office:currency="EUR" office:value="0" calcext:value-type="currency">
            <text:p>0,00 €</text:p>
          </table:table-cell>
          <table:table-cell table:formula="of:=IF([.H268]+[.I268]&gt;=10;10;[.H268]+[.I26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69]&amp;&quot;D&quot;;[$'SAISIE DONS COTISATIONS'.G$1:.G$1048576])" office:value-type="currency" office:currency="EUR" office:value="0" calcext:value-type="currency">
            <text:p>0,00 €</text:p>
          </table:table-cell>
          <table:table-cell table:formula="of:=SUMIF([$'SAISIE DONS COTISATIONS'.A$1:.A$1048576];[.A269]&amp;&quot;C&quot;;[$'SAISIE DONS COTISATIONS'.G$1:.G$1048576])" office:value-type="currency" office:currency="EUR" office:value="0" calcext:value-type="currency">
            <text:p>0,00 €</text:p>
          </table:table-cell>
          <table:table-cell table:formula="of:=SUMIF([$'SAISIE DONS COTISATIONS'.A$1:.A$1048576];[.A269]&amp;&quot;A&quot;;[$'SAISIE DONS COTISATIONS'.G$1:.G$1048576])" office:value-type="currency" office:currency="EUR" office:value="0" calcext:value-type="currency">
            <text:p>0,00 €</text:p>
          </table:table-cell>
          <table:table-cell table:formula="of:=[.H269]+[.I269]-[.L269]" office:value-type="currency" office:currency="EUR" office:value="0" calcext:value-type="currency">
            <text:p>0,00 €</text:p>
          </table:table-cell>
          <table:table-cell table:formula="of:=IF([.H269]+[.I269]&gt;=10;10;[.H269]+[.I26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0]&amp;&quot;D&quot;;[$'SAISIE DONS COTISATIONS'.G$1:.G$1048576])" office:value-type="currency" office:currency="EUR" office:value="0" calcext:value-type="currency">
            <text:p>0,00 €</text:p>
          </table:table-cell>
          <table:table-cell table:formula="of:=SUMIF([$'SAISIE DONS COTISATIONS'.A$1:.A$1048576];[.A270]&amp;&quot;C&quot;;[$'SAISIE DONS COTISATIONS'.G$1:.G$1048576])" office:value-type="currency" office:currency="EUR" office:value="0" calcext:value-type="currency">
            <text:p>0,00 €</text:p>
          </table:table-cell>
          <table:table-cell table:formula="of:=SUMIF([$'SAISIE DONS COTISATIONS'.A$1:.A$1048576];[.A270]&amp;&quot;A&quot;;[$'SAISIE DONS COTISATIONS'.G$1:.G$1048576])" office:value-type="currency" office:currency="EUR" office:value="0" calcext:value-type="currency">
            <text:p>0,00 €</text:p>
          </table:table-cell>
          <table:table-cell table:formula="of:=[.H270]+[.I270]-[.L270]" office:value-type="currency" office:currency="EUR" office:value="0" calcext:value-type="currency">
            <text:p>0,00 €</text:p>
          </table:table-cell>
          <table:table-cell table:formula="of:=IF([.H270]+[.I270]&gt;=10;10;[.H270]+[.I27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1]&amp;&quot;D&quot;;[$'SAISIE DONS COTISATIONS'.G$1:.G$1048576])" office:value-type="currency" office:currency="EUR" office:value="0" calcext:value-type="currency">
            <text:p>0,00 €</text:p>
          </table:table-cell>
          <table:table-cell table:formula="of:=SUMIF([$'SAISIE DONS COTISATIONS'.A$1:.A$1048576];[.A271]&amp;&quot;C&quot;;[$'SAISIE DONS COTISATIONS'.G$1:.G$1048576])" office:value-type="currency" office:currency="EUR" office:value="0" calcext:value-type="currency">
            <text:p>0,00 €</text:p>
          </table:table-cell>
          <table:table-cell table:formula="of:=SUMIF([$'SAISIE DONS COTISATIONS'.A$1:.A$1048576];[.A271]&amp;&quot;A&quot;;[$'SAISIE DONS COTISATIONS'.G$1:.G$1048576])" office:value-type="currency" office:currency="EUR" office:value="0" calcext:value-type="currency">
            <text:p>0,00 €</text:p>
          </table:table-cell>
          <table:table-cell table:formula="of:=[.H271]+[.I271]-[.L271]" office:value-type="currency" office:currency="EUR" office:value="0" calcext:value-type="currency">
            <text:p>0,00 €</text:p>
          </table:table-cell>
          <table:table-cell table:formula="of:=IF([.H271]+[.I271]&gt;=10;10;[.H271]+[.I27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2]&amp;&quot;D&quot;;[$'SAISIE DONS COTISATIONS'.G$1:.G$1048576])" office:value-type="currency" office:currency="EUR" office:value="0" calcext:value-type="currency">
            <text:p>0,00 €</text:p>
          </table:table-cell>
          <table:table-cell table:formula="of:=SUMIF([$'SAISIE DONS COTISATIONS'.A$1:.A$1048576];[.A272]&amp;&quot;C&quot;;[$'SAISIE DONS COTISATIONS'.G$1:.G$1048576])" office:value-type="currency" office:currency="EUR" office:value="0" calcext:value-type="currency">
            <text:p>0,00 €</text:p>
          </table:table-cell>
          <table:table-cell table:formula="of:=SUMIF([$'SAISIE DONS COTISATIONS'.A$1:.A$1048576];[.A272]&amp;&quot;A&quot;;[$'SAISIE DONS COTISATIONS'.G$1:.G$1048576])" office:value-type="currency" office:currency="EUR" office:value="0" calcext:value-type="currency">
            <text:p>0,00 €</text:p>
          </table:table-cell>
          <table:table-cell table:formula="of:=[.H272]+[.I272]-[.L272]" office:value-type="currency" office:currency="EUR" office:value="0" calcext:value-type="currency">
            <text:p>0,00 €</text:p>
          </table:table-cell>
          <table:table-cell table:formula="of:=IF([.H272]+[.I272]&gt;=10;10;[.H272]+[.I27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3]&amp;&quot;D&quot;;[$'SAISIE DONS COTISATIONS'.G$1:.G$1048576])" office:value-type="currency" office:currency="EUR" office:value="0" calcext:value-type="currency">
            <text:p>0,00 €</text:p>
          </table:table-cell>
          <table:table-cell table:formula="of:=SUMIF([$'SAISIE DONS COTISATIONS'.A$1:.A$1048576];[.A273]&amp;&quot;C&quot;;[$'SAISIE DONS COTISATIONS'.G$1:.G$1048576])" office:value-type="currency" office:currency="EUR" office:value="0" calcext:value-type="currency">
            <text:p>0,00 €</text:p>
          </table:table-cell>
          <table:table-cell table:formula="of:=SUMIF([$'SAISIE DONS COTISATIONS'.A$1:.A$1048576];[.A273]&amp;&quot;A&quot;;[$'SAISIE DONS COTISATIONS'.G$1:.G$1048576])" office:value-type="currency" office:currency="EUR" office:value="0" calcext:value-type="currency">
            <text:p>0,00 €</text:p>
          </table:table-cell>
          <table:table-cell table:formula="of:=[.H273]+[.I273]-[.L273]" office:value-type="currency" office:currency="EUR" office:value="0" calcext:value-type="currency">
            <text:p>0,00 €</text:p>
          </table:table-cell>
          <table:table-cell table:formula="of:=IF([.H273]+[.I273]&gt;=10;10;[.H273]+[.I27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4]&amp;&quot;D&quot;;[$'SAISIE DONS COTISATIONS'.G$1:.G$1048576])" office:value-type="currency" office:currency="EUR" office:value="0" calcext:value-type="currency">
            <text:p>0,00 €</text:p>
          </table:table-cell>
          <table:table-cell table:formula="of:=SUMIF([$'SAISIE DONS COTISATIONS'.A$1:.A$1048576];[.A274]&amp;&quot;C&quot;;[$'SAISIE DONS COTISATIONS'.G$1:.G$1048576])" office:value-type="currency" office:currency="EUR" office:value="0" calcext:value-type="currency">
            <text:p>0,00 €</text:p>
          </table:table-cell>
          <table:table-cell table:formula="of:=SUMIF([$'SAISIE DONS COTISATIONS'.A$1:.A$1048576];[.A274]&amp;&quot;A&quot;;[$'SAISIE DONS COTISATIONS'.G$1:.G$1048576])" office:value-type="currency" office:currency="EUR" office:value="0" calcext:value-type="currency">
            <text:p>0,00 €</text:p>
          </table:table-cell>
          <table:table-cell table:formula="of:=[.H274]+[.I274]-[.L274]" office:value-type="currency" office:currency="EUR" office:value="0" calcext:value-type="currency">
            <text:p>0,00 €</text:p>
          </table:table-cell>
          <table:table-cell table:formula="of:=IF([.H274]+[.I274]&gt;=10;10;[.H274]+[.I27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5]&amp;&quot;D&quot;;[$'SAISIE DONS COTISATIONS'.G$1:.G$1048576])" office:value-type="currency" office:currency="EUR" office:value="0" calcext:value-type="currency">
            <text:p>0,00 €</text:p>
          </table:table-cell>
          <table:table-cell table:formula="of:=SUMIF([$'SAISIE DONS COTISATIONS'.A$1:.A$1048576];[.A275]&amp;&quot;C&quot;;[$'SAISIE DONS COTISATIONS'.G$1:.G$1048576])" office:value-type="currency" office:currency="EUR" office:value="0" calcext:value-type="currency">
            <text:p>0,00 €</text:p>
          </table:table-cell>
          <table:table-cell table:formula="of:=SUMIF([$'SAISIE DONS COTISATIONS'.A$1:.A$1048576];[.A275]&amp;&quot;A&quot;;[$'SAISIE DONS COTISATIONS'.G$1:.G$1048576])" office:value-type="currency" office:currency="EUR" office:value="0" calcext:value-type="currency">
            <text:p>0,00 €</text:p>
          </table:table-cell>
          <table:table-cell table:formula="of:=[.H275]+[.I275]-[.L275]" office:value-type="currency" office:currency="EUR" office:value="0" calcext:value-type="currency">
            <text:p>0,00 €</text:p>
          </table:table-cell>
          <table:table-cell table:formula="of:=IF([.H275]+[.I275]&gt;=10;10;[.H275]+[.I27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6]&amp;&quot;D&quot;;[$'SAISIE DONS COTISATIONS'.G$1:.G$1048576])" office:value-type="currency" office:currency="EUR" office:value="0" calcext:value-type="currency">
            <text:p>0,00 €</text:p>
          </table:table-cell>
          <table:table-cell table:formula="of:=SUMIF([$'SAISIE DONS COTISATIONS'.A$1:.A$1048576];[.A276]&amp;&quot;C&quot;;[$'SAISIE DONS COTISATIONS'.G$1:.G$1048576])" office:value-type="currency" office:currency="EUR" office:value="0" calcext:value-type="currency">
            <text:p>0,00 €</text:p>
          </table:table-cell>
          <table:table-cell table:formula="of:=SUMIF([$'SAISIE DONS COTISATIONS'.A$1:.A$1048576];[.A276]&amp;&quot;A&quot;;[$'SAISIE DONS COTISATIONS'.G$1:.G$1048576])" office:value-type="currency" office:currency="EUR" office:value="0" calcext:value-type="currency">
            <text:p>0,00 €</text:p>
          </table:table-cell>
          <table:table-cell table:formula="of:=[.H276]+[.I276]-[.L276]" office:value-type="currency" office:currency="EUR" office:value="0" calcext:value-type="currency">
            <text:p>0,00 €</text:p>
          </table:table-cell>
          <table:table-cell table:formula="of:=IF([.H276]+[.I276]&gt;=10;10;[.H276]+[.I27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7]&amp;&quot;D&quot;;[$'SAISIE DONS COTISATIONS'.G$1:.G$1048576])" office:value-type="currency" office:currency="EUR" office:value="0" calcext:value-type="currency">
            <text:p>0,00 €</text:p>
          </table:table-cell>
          <table:table-cell table:formula="of:=SUMIF([$'SAISIE DONS COTISATIONS'.A$1:.A$1048576];[.A277]&amp;&quot;C&quot;;[$'SAISIE DONS COTISATIONS'.G$1:.G$1048576])" office:value-type="currency" office:currency="EUR" office:value="0" calcext:value-type="currency">
            <text:p>0,00 €</text:p>
          </table:table-cell>
          <table:table-cell table:formula="of:=SUMIF([$'SAISIE DONS COTISATIONS'.A$1:.A$1048576];[.A277]&amp;&quot;A&quot;;[$'SAISIE DONS COTISATIONS'.G$1:.G$1048576])" office:value-type="currency" office:currency="EUR" office:value="0" calcext:value-type="currency">
            <text:p>0,00 €</text:p>
          </table:table-cell>
          <table:table-cell table:formula="of:=[.H277]+[.I277]-[.L277]" office:value-type="currency" office:currency="EUR" office:value="0" calcext:value-type="currency">
            <text:p>0,00 €</text:p>
          </table:table-cell>
          <table:table-cell table:formula="of:=IF([.H277]+[.I277]&gt;=10;10;[.H277]+[.I27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8]&amp;&quot;D&quot;;[$'SAISIE DONS COTISATIONS'.G$1:.G$1048576])" office:value-type="currency" office:currency="EUR" office:value="0" calcext:value-type="currency">
            <text:p>0,00 €</text:p>
          </table:table-cell>
          <table:table-cell table:formula="of:=SUMIF([$'SAISIE DONS COTISATIONS'.A$1:.A$1048576];[.A278]&amp;&quot;C&quot;;[$'SAISIE DONS COTISATIONS'.G$1:.G$1048576])" office:value-type="currency" office:currency="EUR" office:value="0" calcext:value-type="currency">
            <text:p>0,00 €</text:p>
          </table:table-cell>
          <table:table-cell table:formula="of:=SUMIF([$'SAISIE DONS COTISATIONS'.A$1:.A$1048576];[.A278]&amp;&quot;A&quot;;[$'SAISIE DONS COTISATIONS'.G$1:.G$1048576])" office:value-type="currency" office:currency="EUR" office:value="0" calcext:value-type="currency">
            <text:p>0,00 €</text:p>
          </table:table-cell>
          <table:table-cell table:formula="of:=[.H278]+[.I278]-[.L278]" office:value-type="currency" office:currency="EUR" office:value="0" calcext:value-type="currency">
            <text:p>0,00 €</text:p>
          </table:table-cell>
          <table:table-cell table:formula="of:=IF([.H278]+[.I278]&gt;=10;10;[.H278]+[.I27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79]&amp;&quot;D&quot;;[$'SAISIE DONS COTISATIONS'.G$1:.G$1048576])" office:value-type="currency" office:currency="EUR" office:value="0" calcext:value-type="currency">
            <text:p>0,00 €</text:p>
          </table:table-cell>
          <table:table-cell table:formula="of:=SUMIF([$'SAISIE DONS COTISATIONS'.A$1:.A$1048576];[.A279]&amp;&quot;C&quot;;[$'SAISIE DONS COTISATIONS'.G$1:.G$1048576])" office:value-type="currency" office:currency="EUR" office:value="0" calcext:value-type="currency">
            <text:p>0,00 €</text:p>
          </table:table-cell>
          <table:table-cell table:formula="of:=SUMIF([$'SAISIE DONS COTISATIONS'.A$1:.A$1048576];[.A279]&amp;&quot;A&quot;;[$'SAISIE DONS COTISATIONS'.G$1:.G$1048576])" office:value-type="currency" office:currency="EUR" office:value="0" calcext:value-type="currency">
            <text:p>0,00 €</text:p>
          </table:table-cell>
          <table:table-cell table:formula="of:=[.H279]+[.I279]-[.L279]" office:value-type="currency" office:currency="EUR" office:value="0" calcext:value-type="currency">
            <text:p>0,00 €</text:p>
          </table:table-cell>
          <table:table-cell table:formula="of:=IF([.H279]+[.I279]&gt;=10;10;[.H279]+[.I27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0]&amp;&quot;D&quot;;[$'SAISIE DONS COTISATIONS'.G$1:.G$1048576])" office:value-type="currency" office:currency="EUR" office:value="0" calcext:value-type="currency">
            <text:p>0,00 €</text:p>
          </table:table-cell>
          <table:table-cell table:formula="of:=SUMIF([$'SAISIE DONS COTISATIONS'.A$1:.A$1048576];[.A280]&amp;&quot;C&quot;;[$'SAISIE DONS COTISATIONS'.G$1:.G$1048576])" office:value-type="currency" office:currency="EUR" office:value="0" calcext:value-type="currency">
            <text:p>0,00 €</text:p>
          </table:table-cell>
          <table:table-cell table:formula="of:=SUMIF([$'SAISIE DONS COTISATIONS'.A$1:.A$1048576];[.A280]&amp;&quot;A&quot;;[$'SAISIE DONS COTISATIONS'.G$1:.G$1048576])" office:value-type="currency" office:currency="EUR" office:value="0" calcext:value-type="currency">
            <text:p>0,00 €</text:p>
          </table:table-cell>
          <table:table-cell table:formula="of:=[.H280]+[.I280]-[.L280]" office:value-type="currency" office:currency="EUR" office:value="0" calcext:value-type="currency">
            <text:p>0,00 €</text:p>
          </table:table-cell>
          <table:table-cell table:formula="of:=IF([.H280]+[.I280]&gt;=10;10;[.H280]+[.I28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1]&amp;&quot;D&quot;;[$'SAISIE DONS COTISATIONS'.G$1:.G$1048576])" office:value-type="currency" office:currency="EUR" office:value="0" calcext:value-type="currency">
            <text:p>0,00 €</text:p>
          </table:table-cell>
          <table:table-cell table:formula="of:=SUMIF([$'SAISIE DONS COTISATIONS'.A$1:.A$1048576];[.A281]&amp;&quot;C&quot;;[$'SAISIE DONS COTISATIONS'.G$1:.G$1048576])" office:value-type="currency" office:currency="EUR" office:value="0" calcext:value-type="currency">
            <text:p>0,00 €</text:p>
          </table:table-cell>
          <table:table-cell table:formula="of:=SUMIF([$'SAISIE DONS COTISATIONS'.A$1:.A$1048576];[.A281]&amp;&quot;A&quot;;[$'SAISIE DONS COTISATIONS'.G$1:.G$1048576])" office:value-type="currency" office:currency="EUR" office:value="0" calcext:value-type="currency">
            <text:p>0,00 €</text:p>
          </table:table-cell>
          <table:table-cell table:formula="of:=[.H281]+[.I281]-[.L281]" office:value-type="currency" office:currency="EUR" office:value="0" calcext:value-type="currency">
            <text:p>0,00 €</text:p>
          </table:table-cell>
          <table:table-cell table:formula="of:=IF([.H281]+[.I281]&gt;=10;10;[.H281]+[.I28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2]&amp;&quot;D&quot;;[$'SAISIE DONS COTISATIONS'.G$1:.G$1048576])" office:value-type="currency" office:currency="EUR" office:value="0" calcext:value-type="currency">
            <text:p>0,00 €</text:p>
          </table:table-cell>
          <table:table-cell table:formula="of:=SUMIF([$'SAISIE DONS COTISATIONS'.A$1:.A$1048576];[.A282]&amp;&quot;C&quot;;[$'SAISIE DONS COTISATIONS'.G$1:.G$1048576])" office:value-type="currency" office:currency="EUR" office:value="0" calcext:value-type="currency">
            <text:p>0,00 €</text:p>
          </table:table-cell>
          <table:table-cell table:formula="of:=SUMIF([$'SAISIE DONS COTISATIONS'.A$1:.A$1048576];[.A282]&amp;&quot;A&quot;;[$'SAISIE DONS COTISATIONS'.G$1:.G$1048576])" office:value-type="currency" office:currency="EUR" office:value="0" calcext:value-type="currency">
            <text:p>0,00 €</text:p>
          </table:table-cell>
          <table:table-cell table:formula="of:=[.H282]+[.I282]-[.L282]" office:value-type="currency" office:currency="EUR" office:value="0" calcext:value-type="currency">
            <text:p>0,00 €</text:p>
          </table:table-cell>
          <table:table-cell table:formula="of:=IF([.H282]+[.I282]&gt;=10;10;[.H282]+[.I28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3]&amp;&quot;D&quot;;[$'SAISIE DONS COTISATIONS'.G$1:.G$1048576])" office:value-type="currency" office:currency="EUR" office:value="0" calcext:value-type="currency">
            <text:p>0,00 €</text:p>
          </table:table-cell>
          <table:table-cell table:formula="of:=SUMIF([$'SAISIE DONS COTISATIONS'.A$1:.A$1048576];[.A283]&amp;&quot;C&quot;;[$'SAISIE DONS COTISATIONS'.G$1:.G$1048576])" office:value-type="currency" office:currency="EUR" office:value="0" calcext:value-type="currency">
            <text:p>0,00 €</text:p>
          </table:table-cell>
          <table:table-cell table:formula="of:=SUMIF([$'SAISIE DONS COTISATIONS'.A$1:.A$1048576];[.A283]&amp;&quot;A&quot;;[$'SAISIE DONS COTISATIONS'.G$1:.G$1048576])" office:value-type="currency" office:currency="EUR" office:value="0" calcext:value-type="currency">
            <text:p>0,00 €</text:p>
          </table:table-cell>
          <table:table-cell table:formula="of:=[.H283]+[.I283]-[.L283]" office:value-type="currency" office:currency="EUR" office:value="0" calcext:value-type="currency">
            <text:p>0,00 €</text:p>
          </table:table-cell>
          <table:table-cell table:formula="of:=IF([.H283]+[.I283]&gt;=10;10;[.H283]+[.I28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4]&amp;&quot;D&quot;;[$'SAISIE DONS COTISATIONS'.G$1:.G$1048576])" office:value-type="currency" office:currency="EUR" office:value="0" calcext:value-type="currency">
            <text:p>0,00 €</text:p>
          </table:table-cell>
          <table:table-cell table:formula="of:=SUMIF([$'SAISIE DONS COTISATIONS'.A$1:.A$1048576];[.A284]&amp;&quot;C&quot;;[$'SAISIE DONS COTISATIONS'.G$1:.G$1048576])" office:value-type="currency" office:currency="EUR" office:value="0" calcext:value-type="currency">
            <text:p>0,00 €</text:p>
          </table:table-cell>
          <table:table-cell table:formula="of:=SUMIF([$'SAISIE DONS COTISATIONS'.A$1:.A$1048576];[.A284]&amp;&quot;A&quot;;[$'SAISIE DONS COTISATIONS'.G$1:.G$1048576])" office:value-type="currency" office:currency="EUR" office:value="0" calcext:value-type="currency">
            <text:p>0,00 €</text:p>
          </table:table-cell>
          <table:table-cell table:formula="of:=[.H284]+[.I284]-[.L284]" office:value-type="currency" office:currency="EUR" office:value="0" calcext:value-type="currency">
            <text:p>0,00 €</text:p>
          </table:table-cell>
          <table:table-cell table:formula="of:=IF([.H284]+[.I284]&gt;=10;10;[.H284]+[.I28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5]&amp;&quot;D&quot;;[$'SAISIE DONS COTISATIONS'.G$1:.G$1048576])" office:value-type="currency" office:currency="EUR" office:value="0" calcext:value-type="currency">
            <text:p>0,00 €</text:p>
          </table:table-cell>
          <table:table-cell table:formula="of:=SUMIF([$'SAISIE DONS COTISATIONS'.A$1:.A$1048576];[.A285]&amp;&quot;C&quot;;[$'SAISIE DONS COTISATIONS'.G$1:.G$1048576])" office:value-type="currency" office:currency="EUR" office:value="0" calcext:value-type="currency">
            <text:p>0,00 €</text:p>
          </table:table-cell>
          <table:table-cell table:formula="of:=SUMIF([$'SAISIE DONS COTISATIONS'.A$1:.A$1048576];[.A285]&amp;&quot;A&quot;;[$'SAISIE DONS COTISATIONS'.G$1:.G$1048576])" office:value-type="currency" office:currency="EUR" office:value="0" calcext:value-type="currency">
            <text:p>0,00 €</text:p>
          </table:table-cell>
          <table:table-cell table:formula="of:=[.H285]+[.I285]-[.L285]" office:value-type="currency" office:currency="EUR" office:value="0" calcext:value-type="currency">
            <text:p>0,00 €</text:p>
          </table:table-cell>
          <table:table-cell table:formula="of:=IF([.H285]+[.I285]&gt;=10;10;[.H285]+[.I28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6]&amp;&quot;D&quot;;[$'SAISIE DONS COTISATIONS'.G$1:.G$1048576])" office:value-type="currency" office:currency="EUR" office:value="0" calcext:value-type="currency">
            <text:p>0,00 €</text:p>
          </table:table-cell>
          <table:table-cell table:formula="of:=SUMIF([$'SAISIE DONS COTISATIONS'.A$1:.A$1048576];[.A286]&amp;&quot;C&quot;;[$'SAISIE DONS COTISATIONS'.G$1:.G$1048576])" office:value-type="currency" office:currency="EUR" office:value="0" calcext:value-type="currency">
            <text:p>0,00 €</text:p>
          </table:table-cell>
          <table:table-cell table:formula="of:=SUMIF([$'SAISIE DONS COTISATIONS'.A$1:.A$1048576];[.A286]&amp;&quot;A&quot;;[$'SAISIE DONS COTISATIONS'.G$1:.G$1048576])" office:value-type="currency" office:currency="EUR" office:value="0" calcext:value-type="currency">
            <text:p>0,00 €</text:p>
          </table:table-cell>
          <table:table-cell table:formula="of:=[.H286]+[.I286]-[.L286]" office:value-type="currency" office:currency="EUR" office:value="0" calcext:value-type="currency">
            <text:p>0,00 €</text:p>
          </table:table-cell>
          <table:table-cell table:formula="of:=IF([.H286]+[.I286]&gt;=10;10;[.H286]+[.I28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7]&amp;&quot;D&quot;;[$'SAISIE DONS COTISATIONS'.G$1:.G$1048576])" office:value-type="currency" office:currency="EUR" office:value="0" calcext:value-type="currency">
            <text:p>0,00 €</text:p>
          </table:table-cell>
          <table:table-cell table:formula="of:=SUMIF([$'SAISIE DONS COTISATIONS'.A$1:.A$1048576];[.A287]&amp;&quot;C&quot;;[$'SAISIE DONS COTISATIONS'.G$1:.G$1048576])" office:value-type="currency" office:currency="EUR" office:value="0" calcext:value-type="currency">
            <text:p>0,00 €</text:p>
          </table:table-cell>
          <table:table-cell table:formula="of:=SUMIF([$'SAISIE DONS COTISATIONS'.A$1:.A$1048576];[.A287]&amp;&quot;A&quot;;[$'SAISIE DONS COTISATIONS'.G$1:.G$1048576])" office:value-type="currency" office:currency="EUR" office:value="0" calcext:value-type="currency">
            <text:p>0,00 €</text:p>
          </table:table-cell>
          <table:table-cell table:formula="of:=[.H287]+[.I287]-[.L287]" office:value-type="currency" office:currency="EUR" office:value="0" calcext:value-type="currency">
            <text:p>0,00 €</text:p>
          </table:table-cell>
          <table:table-cell table:formula="of:=IF([.H287]+[.I287]&gt;=10;10;[.H287]+[.I28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8]&amp;&quot;D&quot;;[$'SAISIE DONS COTISATIONS'.G$1:.G$1048576])" office:value-type="currency" office:currency="EUR" office:value="0" calcext:value-type="currency">
            <text:p>0,00 €</text:p>
          </table:table-cell>
          <table:table-cell table:formula="of:=SUMIF([$'SAISIE DONS COTISATIONS'.A$1:.A$1048576];[.A288]&amp;&quot;C&quot;;[$'SAISIE DONS COTISATIONS'.G$1:.G$1048576])" office:value-type="currency" office:currency="EUR" office:value="0" calcext:value-type="currency">
            <text:p>0,00 €</text:p>
          </table:table-cell>
          <table:table-cell table:formula="of:=SUMIF([$'SAISIE DONS COTISATIONS'.A$1:.A$1048576];[.A288]&amp;&quot;A&quot;;[$'SAISIE DONS COTISATIONS'.G$1:.G$1048576])" office:value-type="currency" office:currency="EUR" office:value="0" calcext:value-type="currency">
            <text:p>0,00 €</text:p>
          </table:table-cell>
          <table:table-cell table:formula="of:=[.H288]+[.I288]-[.L288]" office:value-type="currency" office:currency="EUR" office:value="0" calcext:value-type="currency">
            <text:p>0,00 €</text:p>
          </table:table-cell>
          <table:table-cell table:formula="of:=IF([.H288]+[.I288]&gt;=10;10;[.H288]+[.I28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89]&amp;&quot;D&quot;;[$'SAISIE DONS COTISATIONS'.G$1:.G$1048576])" office:value-type="currency" office:currency="EUR" office:value="0" calcext:value-type="currency">
            <text:p>0,00 €</text:p>
          </table:table-cell>
          <table:table-cell table:formula="of:=SUMIF([$'SAISIE DONS COTISATIONS'.A$1:.A$1048576];[.A289]&amp;&quot;C&quot;;[$'SAISIE DONS COTISATIONS'.G$1:.G$1048576])" office:value-type="currency" office:currency="EUR" office:value="0" calcext:value-type="currency">
            <text:p>0,00 €</text:p>
          </table:table-cell>
          <table:table-cell table:formula="of:=SUMIF([$'SAISIE DONS COTISATIONS'.A$1:.A$1048576];[.A289]&amp;&quot;A&quot;;[$'SAISIE DONS COTISATIONS'.G$1:.G$1048576])" office:value-type="currency" office:currency="EUR" office:value="0" calcext:value-type="currency">
            <text:p>0,00 €</text:p>
          </table:table-cell>
          <table:table-cell table:formula="of:=[.H289]+[.I289]-[.L289]" office:value-type="currency" office:currency="EUR" office:value="0" calcext:value-type="currency">
            <text:p>0,00 €</text:p>
          </table:table-cell>
          <table:table-cell table:formula="of:=IF([.H289]+[.I289]&gt;=10;10;[.H289]+[.I28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0]&amp;&quot;D&quot;;[$'SAISIE DONS COTISATIONS'.G$1:.G$1048576])" office:value-type="currency" office:currency="EUR" office:value="0" calcext:value-type="currency">
            <text:p>0,00 €</text:p>
          </table:table-cell>
          <table:table-cell table:formula="of:=SUMIF([$'SAISIE DONS COTISATIONS'.A$1:.A$1048576];[.A290]&amp;&quot;C&quot;;[$'SAISIE DONS COTISATIONS'.G$1:.G$1048576])" office:value-type="currency" office:currency="EUR" office:value="0" calcext:value-type="currency">
            <text:p>0,00 €</text:p>
          </table:table-cell>
          <table:table-cell table:formula="of:=SUMIF([$'SAISIE DONS COTISATIONS'.A$1:.A$1048576];[.A290]&amp;&quot;A&quot;;[$'SAISIE DONS COTISATIONS'.G$1:.G$1048576])" office:value-type="currency" office:currency="EUR" office:value="0" calcext:value-type="currency">
            <text:p>0,00 €</text:p>
          </table:table-cell>
          <table:table-cell table:formula="of:=[.H290]+[.I290]-[.L290]" office:value-type="currency" office:currency="EUR" office:value="0" calcext:value-type="currency">
            <text:p>0,00 €</text:p>
          </table:table-cell>
          <table:table-cell table:formula="of:=IF([.H290]+[.I290]&gt;=10;10;[.H290]+[.I29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1]&amp;&quot;D&quot;;[$'SAISIE DONS COTISATIONS'.G$1:.G$1048576])" office:value-type="currency" office:currency="EUR" office:value="0" calcext:value-type="currency">
            <text:p>0,00 €</text:p>
          </table:table-cell>
          <table:table-cell table:formula="of:=SUMIF([$'SAISIE DONS COTISATIONS'.A$1:.A$1048576];[.A291]&amp;&quot;C&quot;;[$'SAISIE DONS COTISATIONS'.G$1:.G$1048576])" office:value-type="currency" office:currency="EUR" office:value="0" calcext:value-type="currency">
            <text:p>0,00 €</text:p>
          </table:table-cell>
          <table:table-cell table:formula="of:=SUMIF([$'SAISIE DONS COTISATIONS'.A$1:.A$1048576];[.A291]&amp;&quot;A&quot;;[$'SAISIE DONS COTISATIONS'.G$1:.G$1048576])" office:value-type="currency" office:currency="EUR" office:value="0" calcext:value-type="currency">
            <text:p>0,00 €</text:p>
          </table:table-cell>
          <table:table-cell table:formula="of:=[.H291]+[.I291]-[.L291]" office:value-type="currency" office:currency="EUR" office:value="0" calcext:value-type="currency">
            <text:p>0,00 €</text:p>
          </table:table-cell>
          <table:table-cell table:formula="of:=IF([.H291]+[.I291]&gt;=10;10;[.H291]+[.I29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2]&amp;&quot;D&quot;;[$'SAISIE DONS COTISATIONS'.G$1:.G$1048576])" office:value-type="currency" office:currency="EUR" office:value="0" calcext:value-type="currency">
            <text:p>0,00 €</text:p>
          </table:table-cell>
          <table:table-cell table:formula="of:=SUMIF([$'SAISIE DONS COTISATIONS'.A$1:.A$1048576];[.A292]&amp;&quot;C&quot;;[$'SAISIE DONS COTISATIONS'.G$1:.G$1048576])" office:value-type="currency" office:currency="EUR" office:value="0" calcext:value-type="currency">
            <text:p>0,00 €</text:p>
          </table:table-cell>
          <table:table-cell table:formula="of:=SUMIF([$'SAISIE DONS COTISATIONS'.A$1:.A$1048576];[.A292]&amp;&quot;A&quot;;[$'SAISIE DONS COTISATIONS'.G$1:.G$1048576])" office:value-type="currency" office:currency="EUR" office:value="0" calcext:value-type="currency">
            <text:p>0,00 €</text:p>
          </table:table-cell>
          <table:table-cell table:formula="of:=[.H292]+[.I292]-[.L292]" office:value-type="currency" office:currency="EUR" office:value="0" calcext:value-type="currency">
            <text:p>0,00 €</text:p>
          </table:table-cell>
          <table:table-cell table:formula="of:=IF([.H292]+[.I292]&gt;=10;10;[.H292]+[.I29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3]&amp;&quot;D&quot;;[$'SAISIE DONS COTISATIONS'.G$1:.G$1048576])" office:value-type="currency" office:currency="EUR" office:value="0" calcext:value-type="currency">
            <text:p>0,00 €</text:p>
          </table:table-cell>
          <table:table-cell table:formula="of:=SUMIF([$'SAISIE DONS COTISATIONS'.A$1:.A$1048576];[.A293]&amp;&quot;C&quot;;[$'SAISIE DONS COTISATIONS'.G$1:.G$1048576])" office:value-type="currency" office:currency="EUR" office:value="0" calcext:value-type="currency">
            <text:p>0,00 €</text:p>
          </table:table-cell>
          <table:table-cell table:formula="of:=SUMIF([$'SAISIE DONS COTISATIONS'.A$1:.A$1048576];[.A293]&amp;&quot;A&quot;;[$'SAISIE DONS COTISATIONS'.G$1:.G$1048576])" office:value-type="currency" office:currency="EUR" office:value="0" calcext:value-type="currency">
            <text:p>0,00 €</text:p>
          </table:table-cell>
          <table:table-cell table:formula="of:=[.H293]+[.I293]-[.L293]" office:value-type="currency" office:currency="EUR" office:value="0" calcext:value-type="currency">
            <text:p>0,00 €</text:p>
          </table:table-cell>
          <table:table-cell table:formula="of:=IF([.H293]+[.I293]&gt;=10;10;[.H293]+[.I29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4]&amp;&quot;D&quot;;[$'SAISIE DONS COTISATIONS'.G$1:.G$1048576])" office:value-type="currency" office:currency="EUR" office:value="0" calcext:value-type="currency">
            <text:p>0,00 €</text:p>
          </table:table-cell>
          <table:table-cell table:formula="of:=SUMIF([$'SAISIE DONS COTISATIONS'.A$1:.A$1048576];[.A294]&amp;&quot;C&quot;;[$'SAISIE DONS COTISATIONS'.G$1:.G$1048576])" office:value-type="currency" office:currency="EUR" office:value="0" calcext:value-type="currency">
            <text:p>0,00 €</text:p>
          </table:table-cell>
          <table:table-cell table:formula="of:=SUMIF([$'SAISIE DONS COTISATIONS'.A$1:.A$1048576];[.A294]&amp;&quot;A&quot;;[$'SAISIE DONS COTISATIONS'.G$1:.G$1048576])" office:value-type="currency" office:currency="EUR" office:value="0" calcext:value-type="currency">
            <text:p>0,00 €</text:p>
          </table:table-cell>
          <table:table-cell table:formula="of:=[.H294]+[.I294]-[.L294]" office:value-type="currency" office:currency="EUR" office:value="0" calcext:value-type="currency">
            <text:p>0,00 €</text:p>
          </table:table-cell>
          <table:table-cell table:formula="of:=IF([.H294]+[.I294]&gt;=10;10;[.H294]+[.I29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5]&amp;&quot;D&quot;;[$'SAISIE DONS COTISATIONS'.G$1:.G$1048576])" office:value-type="currency" office:currency="EUR" office:value="0" calcext:value-type="currency">
            <text:p>0,00 €</text:p>
          </table:table-cell>
          <table:table-cell table:formula="of:=SUMIF([$'SAISIE DONS COTISATIONS'.A$1:.A$1048576];[.A295]&amp;&quot;C&quot;;[$'SAISIE DONS COTISATIONS'.G$1:.G$1048576])" office:value-type="currency" office:currency="EUR" office:value="0" calcext:value-type="currency">
            <text:p>0,00 €</text:p>
          </table:table-cell>
          <table:table-cell table:formula="of:=SUMIF([$'SAISIE DONS COTISATIONS'.A$1:.A$1048576];[.A295]&amp;&quot;A&quot;;[$'SAISIE DONS COTISATIONS'.G$1:.G$1048576])" office:value-type="currency" office:currency="EUR" office:value="0" calcext:value-type="currency">
            <text:p>0,00 €</text:p>
          </table:table-cell>
          <table:table-cell table:formula="of:=[.H295]+[.I295]-[.L295]" office:value-type="currency" office:currency="EUR" office:value="0" calcext:value-type="currency">
            <text:p>0,00 €</text:p>
          </table:table-cell>
          <table:table-cell table:formula="of:=IF([.H295]+[.I295]&gt;=10;10;[.H295]+[.I29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6]&amp;&quot;D&quot;;[$'SAISIE DONS COTISATIONS'.G$1:.G$1048576])" office:value-type="currency" office:currency="EUR" office:value="0" calcext:value-type="currency">
            <text:p>0,00 €</text:p>
          </table:table-cell>
          <table:table-cell table:formula="of:=SUMIF([$'SAISIE DONS COTISATIONS'.A$1:.A$1048576];[.A296]&amp;&quot;C&quot;;[$'SAISIE DONS COTISATIONS'.G$1:.G$1048576])" office:value-type="currency" office:currency="EUR" office:value="0" calcext:value-type="currency">
            <text:p>0,00 €</text:p>
          </table:table-cell>
          <table:table-cell table:formula="of:=SUMIF([$'SAISIE DONS COTISATIONS'.A$1:.A$1048576];[.A296]&amp;&quot;A&quot;;[$'SAISIE DONS COTISATIONS'.G$1:.G$1048576])" office:value-type="currency" office:currency="EUR" office:value="0" calcext:value-type="currency">
            <text:p>0,00 €</text:p>
          </table:table-cell>
          <table:table-cell table:formula="of:=[.H296]+[.I296]-[.L296]" office:value-type="currency" office:currency="EUR" office:value="0" calcext:value-type="currency">
            <text:p>0,00 €</text:p>
          </table:table-cell>
          <table:table-cell table:formula="of:=IF([.H296]+[.I296]&gt;=10;10;[.H296]+[.I29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7]&amp;&quot;D&quot;;[$'SAISIE DONS COTISATIONS'.G$1:.G$1048576])" office:value-type="currency" office:currency="EUR" office:value="0" calcext:value-type="currency">
            <text:p>0,00 €</text:p>
          </table:table-cell>
          <table:table-cell table:formula="of:=SUMIF([$'SAISIE DONS COTISATIONS'.A$1:.A$1048576];[.A297]&amp;&quot;C&quot;;[$'SAISIE DONS COTISATIONS'.G$1:.G$1048576])" office:value-type="currency" office:currency="EUR" office:value="0" calcext:value-type="currency">
            <text:p>0,00 €</text:p>
          </table:table-cell>
          <table:table-cell table:formula="of:=SUMIF([$'SAISIE DONS COTISATIONS'.A$1:.A$1048576];[.A297]&amp;&quot;A&quot;;[$'SAISIE DONS COTISATIONS'.G$1:.G$1048576])" office:value-type="currency" office:currency="EUR" office:value="0" calcext:value-type="currency">
            <text:p>0,00 €</text:p>
          </table:table-cell>
          <table:table-cell table:formula="of:=[.H297]+[.I297]-[.L297]" office:value-type="currency" office:currency="EUR" office:value="0" calcext:value-type="currency">
            <text:p>0,00 €</text:p>
          </table:table-cell>
          <table:table-cell table:formula="of:=IF([.H297]+[.I297]&gt;=10;10;[.H297]+[.I29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8]&amp;&quot;D&quot;;[$'SAISIE DONS COTISATIONS'.G$1:.G$1048576])" office:value-type="currency" office:currency="EUR" office:value="0" calcext:value-type="currency">
            <text:p>0,00 €</text:p>
          </table:table-cell>
          <table:table-cell table:formula="of:=SUMIF([$'SAISIE DONS COTISATIONS'.A$1:.A$1048576];[.A298]&amp;&quot;C&quot;;[$'SAISIE DONS COTISATIONS'.G$1:.G$1048576])" office:value-type="currency" office:currency="EUR" office:value="0" calcext:value-type="currency">
            <text:p>0,00 €</text:p>
          </table:table-cell>
          <table:table-cell table:formula="of:=SUMIF([$'SAISIE DONS COTISATIONS'.A$1:.A$1048576];[.A298]&amp;&quot;A&quot;;[$'SAISIE DONS COTISATIONS'.G$1:.G$1048576])" office:value-type="currency" office:currency="EUR" office:value="0" calcext:value-type="currency">
            <text:p>0,00 €</text:p>
          </table:table-cell>
          <table:table-cell table:formula="of:=[.H298]+[.I298]-[.L298]" office:value-type="currency" office:currency="EUR" office:value="0" calcext:value-type="currency">
            <text:p>0,00 €</text:p>
          </table:table-cell>
          <table:table-cell table:formula="of:=IF([.H298]+[.I298]&gt;=10;10;[.H298]+[.I29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299]&amp;&quot;D&quot;;[$'SAISIE DONS COTISATIONS'.G$1:.G$1048576])" office:value-type="currency" office:currency="EUR" office:value="0" calcext:value-type="currency">
            <text:p>0,00 €</text:p>
          </table:table-cell>
          <table:table-cell table:formula="of:=SUMIF([$'SAISIE DONS COTISATIONS'.A$1:.A$1048576];[.A299]&amp;&quot;C&quot;;[$'SAISIE DONS COTISATIONS'.G$1:.G$1048576])" office:value-type="currency" office:currency="EUR" office:value="0" calcext:value-type="currency">
            <text:p>0,00 €</text:p>
          </table:table-cell>
          <table:table-cell table:formula="of:=SUMIF([$'SAISIE DONS COTISATIONS'.A$1:.A$1048576];[.A299]&amp;&quot;A&quot;;[$'SAISIE DONS COTISATIONS'.G$1:.G$1048576])" office:value-type="currency" office:currency="EUR" office:value="0" calcext:value-type="currency">
            <text:p>0,00 €</text:p>
          </table:table-cell>
          <table:table-cell table:formula="of:=[.H299]+[.I299]-[.L299]" office:value-type="currency" office:currency="EUR" office:value="0" calcext:value-type="currency">
            <text:p>0,00 €</text:p>
          </table:table-cell>
          <table:table-cell table:formula="of:=IF([.H299]+[.I299]&gt;=10;10;[.H299]+[.I29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0]&amp;&quot;D&quot;;[$'SAISIE DONS COTISATIONS'.G$1:.G$1048576])" office:value-type="currency" office:currency="EUR" office:value="0" calcext:value-type="currency">
            <text:p>0,00 €</text:p>
          </table:table-cell>
          <table:table-cell table:formula="of:=SUMIF([$'SAISIE DONS COTISATIONS'.A$1:.A$1048576];[.A300]&amp;&quot;C&quot;;[$'SAISIE DONS COTISATIONS'.G$1:.G$1048576])" office:value-type="currency" office:currency="EUR" office:value="0" calcext:value-type="currency">
            <text:p>0,00 €</text:p>
          </table:table-cell>
          <table:table-cell table:formula="of:=SUMIF([$'SAISIE DONS COTISATIONS'.A$1:.A$1048576];[.A300]&amp;&quot;A&quot;;[$'SAISIE DONS COTISATIONS'.G$1:.G$1048576])" office:value-type="currency" office:currency="EUR" office:value="0" calcext:value-type="currency">
            <text:p>0,00 €</text:p>
          </table:table-cell>
          <table:table-cell table:formula="of:=[.H300]+[.I300]-[.L300]" office:value-type="currency" office:currency="EUR" office:value="0" calcext:value-type="currency">
            <text:p>0,00 €</text:p>
          </table:table-cell>
          <table:table-cell table:formula="of:=IF([.H300]+[.I300]&gt;=10;10;[.H300]+[.I30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1]&amp;&quot;D&quot;;[$'SAISIE DONS COTISATIONS'.G$1:.G$1048576])" office:value-type="currency" office:currency="EUR" office:value="0" calcext:value-type="currency">
            <text:p>0,00 €</text:p>
          </table:table-cell>
          <table:table-cell table:formula="of:=SUMIF([$'SAISIE DONS COTISATIONS'.A$1:.A$1048576];[.A301]&amp;&quot;C&quot;;[$'SAISIE DONS COTISATIONS'.G$1:.G$1048576])" office:value-type="currency" office:currency="EUR" office:value="0" calcext:value-type="currency">
            <text:p>0,00 €</text:p>
          </table:table-cell>
          <table:table-cell table:formula="of:=SUMIF([$'SAISIE DONS COTISATIONS'.A$1:.A$1048576];[.A301]&amp;&quot;A&quot;;[$'SAISIE DONS COTISATIONS'.G$1:.G$1048576])" office:value-type="currency" office:currency="EUR" office:value="0" calcext:value-type="currency">
            <text:p>0,00 €</text:p>
          </table:table-cell>
          <table:table-cell table:formula="of:=[.H301]+[.I301]-[.L301]" office:value-type="currency" office:currency="EUR" office:value="0" calcext:value-type="currency">
            <text:p>0,00 €</text:p>
          </table:table-cell>
          <table:table-cell table:formula="of:=IF([.H301]+[.I301]&gt;=10;10;[.H301]+[.I30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2]&amp;&quot;D&quot;;[$'SAISIE DONS COTISATIONS'.G$1:.G$1048576])" office:value-type="currency" office:currency="EUR" office:value="0" calcext:value-type="currency">
            <text:p>0,00 €</text:p>
          </table:table-cell>
          <table:table-cell table:formula="of:=SUMIF([$'SAISIE DONS COTISATIONS'.A$1:.A$1048576];[.A302]&amp;&quot;C&quot;;[$'SAISIE DONS COTISATIONS'.G$1:.G$1048576])" office:value-type="currency" office:currency="EUR" office:value="0" calcext:value-type="currency">
            <text:p>0,00 €</text:p>
          </table:table-cell>
          <table:table-cell table:formula="of:=SUMIF([$'SAISIE DONS COTISATIONS'.A$1:.A$1048576];[.A302]&amp;&quot;A&quot;;[$'SAISIE DONS COTISATIONS'.G$1:.G$1048576])" office:value-type="currency" office:currency="EUR" office:value="0" calcext:value-type="currency">
            <text:p>0,00 €</text:p>
          </table:table-cell>
          <table:table-cell table:formula="of:=[.H302]+[.I302]-[.L302]" office:value-type="currency" office:currency="EUR" office:value="0" calcext:value-type="currency">
            <text:p>0,00 €</text:p>
          </table:table-cell>
          <table:table-cell table:formula="of:=IF([.H302]+[.I302]&gt;=10;10;[.H302]+[.I30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3]&amp;&quot;D&quot;;[$'SAISIE DONS COTISATIONS'.G$1:.G$1048576])" office:value-type="currency" office:currency="EUR" office:value="0" calcext:value-type="currency">
            <text:p>0,00 €</text:p>
          </table:table-cell>
          <table:table-cell table:formula="of:=SUMIF([$'SAISIE DONS COTISATIONS'.A$1:.A$1048576];[.A303]&amp;&quot;C&quot;;[$'SAISIE DONS COTISATIONS'.G$1:.G$1048576])" office:value-type="currency" office:currency="EUR" office:value="0" calcext:value-type="currency">
            <text:p>0,00 €</text:p>
          </table:table-cell>
          <table:table-cell table:formula="of:=SUMIF([$'SAISIE DONS COTISATIONS'.A$1:.A$1048576];[.A303]&amp;&quot;A&quot;;[$'SAISIE DONS COTISATIONS'.G$1:.G$1048576])" office:value-type="currency" office:currency="EUR" office:value="0" calcext:value-type="currency">
            <text:p>0,00 €</text:p>
          </table:table-cell>
          <table:table-cell table:formula="of:=[.H303]+[.I303]-[.L303]" office:value-type="currency" office:currency="EUR" office:value="0" calcext:value-type="currency">
            <text:p>0,00 €</text:p>
          </table:table-cell>
          <table:table-cell table:formula="of:=IF([.H303]+[.I303]&gt;=10;10;[.H303]+[.I30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4]&amp;&quot;D&quot;;[$'SAISIE DONS COTISATIONS'.G$1:.G$1048576])" office:value-type="currency" office:currency="EUR" office:value="0" calcext:value-type="currency">
            <text:p>0,00 €</text:p>
          </table:table-cell>
          <table:table-cell table:formula="of:=SUMIF([$'SAISIE DONS COTISATIONS'.A$1:.A$1048576];[.A304]&amp;&quot;C&quot;;[$'SAISIE DONS COTISATIONS'.G$1:.G$1048576])" office:value-type="currency" office:currency="EUR" office:value="0" calcext:value-type="currency">
            <text:p>0,00 €</text:p>
          </table:table-cell>
          <table:table-cell table:formula="of:=SUMIF([$'SAISIE DONS COTISATIONS'.A$1:.A$1048576];[.A304]&amp;&quot;A&quot;;[$'SAISIE DONS COTISATIONS'.G$1:.G$1048576])" office:value-type="currency" office:currency="EUR" office:value="0" calcext:value-type="currency">
            <text:p>0,00 €</text:p>
          </table:table-cell>
          <table:table-cell table:formula="of:=[.H304]+[.I304]-[.L304]" office:value-type="currency" office:currency="EUR" office:value="0" calcext:value-type="currency">
            <text:p>0,00 €</text:p>
          </table:table-cell>
          <table:table-cell table:formula="of:=IF([.H304]+[.I304]&gt;=10;10;[.H304]+[.I30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5]&amp;&quot;D&quot;;[$'SAISIE DONS COTISATIONS'.G$1:.G$1048576])" office:value-type="currency" office:currency="EUR" office:value="0" calcext:value-type="currency">
            <text:p>0,00 €</text:p>
          </table:table-cell>
          <table:table-cell table:formula="of:=SUMIF([$'SAISIE DONS COTISATIONS'.A$1:.A$1048576];[.A305]&amp;&quot;C&quot;;[$'SAISIE DONS COTISATIONS'.G$1:.G$1048576])" office:value-type="currency" office:currency="EUR" office:value="0" calcext:value-type="currency">
            <text:p>0,00 €</text:p>
          </table:table-cell>
          <table:table-cell table:formula="of:=SUMIF([$'SAISIE DONS COTISATIONS'.A$1:.A$1048576];[.A305]&amp;&quot;A&quot;;[$'SAISIE DONS COTISATIONS'.G$1:.G$1048576])" office:value-type="currency" office:currency="EUR" office:value="0" calcext:value-type="currency">
            <text:p>0,00 €</text:p>
          </table:table-cell>
          <table:table-cell table:formula="of:=[.H305]+[.I305]-[.L305]" office:value-type="currency" office:currency="EUR" office:value="0" calcext:value-type="currency">
            <text:p>0,00 €</text:p>
          </table:table-cell>
          <table:table-cell table:formula="of:=IF([.H305]+[.I305]&gt;=10;10;[.H305]+[.I30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6]&amp;&quot;D&quot;;[$'SAISIE DONS COTISATIONS'.G$1:.G$1048576])" office:value-type="currency" office:currency="EUR" office:value="0" calcext:value-type="currency">
            <text:p>0,00 €</text:p>
          </table:table-cell>
          <table:table-cell table:formula="of:=SUMIF([$'SAISIE DONS COTISATIONS'.A$1:.A$1048576];[.A306]&amp;&quot;C&quot;;[$'SAISIE DONS COTISATIONS'.G$1:.G$1048576])" office:value-type="currency" office:currency="EUR" office:value="0" calcext:value-type="currency">
            <text:p>0,00 €</text:p>
          </table:table-cell>
          <table:table-cell table:formula="of:=SUMIF([$'SAISIE DONS COTISATIONS'.A$1:.A$1048576];[.A306]&amp;&quot;A&quot;;[$'SAISIE DONS COTISATIONS'.G$1:.G$1048576])" office:value-type="currency" office:currency="EUR" office:value="0" calcext:value-type="currency">
            <text:p>0,00 €</text:p>
          </table:table-cell>
          <table:table-cell table:formula="of:=[.H306]+[.I306]-[.L306]" office:value-type="currency" office:currency="EUR" office:value="0" calcext:value-type="currency">
            <text:p>0,00 €</text:p>
          </table:table-cell>
          <table:table-cell table:formula="of:=IF([.H306]+[.I306]&gt;=10;10;[.H306]+[.I30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7]&amp;&quot;D&quot;;[$'SAISIE DONS COTISATIONS'.G$1:.G$1048576])" office:value-type="currency" office:currency="EUR" office:value="0" calcext:value-type="currency">
            <text:p>0,00 €</text:p>
          </table:table-cell>
          <table:table-cell table:formula="of:=SUMIF([$'SAISIE DONS COTISATIONS'.A$1:.A$1048576];[.A307]&amp;&quot;C&quot;;[$'SAISIE DONS COTISATIONS'.G$1:.G$1048576])" office:value-type="currency" office:currency="EUR" office:value="0" calcext:value-type="currency">
            <text:p>0,00 €</text:p>
          </table:table-cell>
          <table:table-cell table:formula="of:=SUMIF([$'SAISIE DONS COTISATIONS'.A$1:.A$1048576];[.A307]&amp;&quot;A&quot;;[$'SAISIE DONS COTISATIONS'.G$1:.G$1048576])" office:value-type="currency" office:currency="EUR" office:value="0" calcext:value-type="currency">
            <text:p>0,00 €</text:p>
          </table:table-cell>
          <table:table-cell table:formula="of:=[.H307]+[.I307]-[.L307]" office:value-type="currency" office:currency="EUR" office:value="0" calcext:value-type="currency">
            <text:p>0,00 €</text:p>
          </table:table-cell>
          <table:table-cell table:formula="of:=IF([.H307]+[.I307]&gt;=10;10;[.H307]+[.I30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8]&amp;&quot;D&quot;;[$'SAISIE DONS COTISATIONS'.G$1:.G$1048576])" office:value-type="currency" office:currency="EUR" office:value="0" calcext:value-type="currency">
            <text:p>0,00 €</text:p>
          </table:table-cell>
          <table:table-cell table:formula="of:=SUMIF([$'SAISIE DONS COTISATIONS'.A$1:.A$1048576];[.A308]&amp;&quot;C&quot;;[$'SAISIE DONS COTISATIONS'.G$1:.G$1048576])" office:value-type="currency" office:currency="EUR" office:value="0" calcext:value-type="currency">
            <text:p>0,00 €</text:p>
          </table:table-cell>
          <table:table-cell table:formula="of:=SUMIF([$'SAISIE DONS COTISATIONS'.A$1:.A$1048576];[.A308]&amp;&quot;A&quot;;[$'SAISIE DONS COTISATIONS'.G$1:.G$1048576])" office:value-type="currency" office:currency="EUR" office:value="0" calcext:value-type="currency">
            <text:p>0,00 €</text:p>
          </table:table-cell>
          <table:table-cell table:formula="of:=[.H308]+[.I308]-[.L308]" office:value-type="currency" office:currency="EUR" office:value="0" calcext:value-type="currency">
            <text:p>0,00 €</text:p>
          </table:table-cell>
          <table:table-cell table:formula="of:=IF([.H308]+[.I308]&gt;=10;10;[.H308]+[.I30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09]&amp;&quot;D&quot;;[$'SAISIE DONS COTISATIONS'.G$1:.G$1048576])" office:value-type="currency" office:currency="EUR" office:value="0" calcext:value-type="currency">
            <text:p>0,00 €</text:p>
          </table:table-cell>
          <table:table-cell table:formula="of:=SUMIF([$'SAISIE DONS COTISATIONS'.A$1:.A$1048576];[.A309]&amp;&quot;C&quot;;[$'SAISIE DONS COTISATIONS'.G$1:.G$1048576])" office:value-type="currency" office:currency="EUR" office:value="0" calcext:value-type="currency">
            <text:p>0,00 €</text:p>
          </table:table-cell>
          <table:table-cell table:formula="of:=SUMIF([$'SAISIE DONS COTISATIONS'.A$1:.A$1048576];[.A309]&amp;&quot;A&quot;;[$'SAISIE DONS COTISATIONS'.G$1:.G$1048576])" office:value-type="currency" office:currency="EUR" office:value="0" calcext:value-type="currency">
            <text:p>0,00 €</text:p>
          </table:table-cell>
          <table:table-cell table:formula="of:=[.H309]+[.I309]-[.L309]" office:value-type="currency" office:currency="EUR" office:value="0" calcext:value-type="currency">
            <text:p>0,00 €</text:p>
          </table:table-cell>
          <table:table-cell table:formula="of:=IF([.H309]+[.I309]&gt;=10;10;[.H309]+[.I30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0]&amp;&quot;D&quot;;[$'SAISIE DONS COTISATIONS'.G$1:.G$1048576])" office:value-type="currency" office:currency="EUR" office:value="0" calcext:value-type="currency">
            <text:p>0,00 €</text:p>
          </table:table-cell>
          <table:table-cell table:formula="of:=SUMIF([$'SAISIE DONS COTISATIONS'.A$1:.A$1048576];[.A310]&amp;&quot;C&quot;;[$'SAISIE DONS COTISATIONS'.G$1:.G$1048576])" office:value-type="currency" office:currency="EUR" office:value="0" calcext:value-type="currency">
            <text:p>0,00 €</text:p>
          </table:table-cell>
          <table:table-cell table:formula="of:=SUMIF([$'SAISIE DONS COTISATIONS'.A$1:.A$1048576];[.A310]&amp;&quot;A&quot;;[$'SAISIE DONS COTISATIONS'.G$1:.G$1048576])" office:value-type="currency" office:currency="EUR" office:value="0" calcext:value-type="currency">
            <text:p>0,00 €</text:p>
          </table:table-cell>
          <table:table-cell table:formula="of:=[.H310]+[.I310]-[.L310]" office:value-type="currency" office:currency="EUR" office:value="0" calcext:value-type="currency">
            <text:p>0,00 €</text:p>
          </table:table-cell>
          <table:table-cell table:formula="of:=IF([.H310]+[.I310]&gt;=10;10;[.H310]+[.I31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1]&amp;&quot;D&quot;;[$'SAISIE DONS COTISATIONS'.G$1:.G$1048576])" office:value-type="currency" office:currency="EUR" office:value="0" calcext:value-type="currency">
            <text:p>0,00 €</text:p>
          </table:table-cell>
          <table:table-cell table:formula="of:=SUMIF([$'SAISIE DONS COTISATIONS'.A$1:.A$1048576];[.A311]&amp;&quot;C&quot;;[$'SAISIE DONS COTISATIONS'.G$1:.G$1048576])" office:value-type="currency" office:currency="EUR" office:value="0" calcext:value-type="currency">
            <text:p>0,00 €</text:p>
          </table:table-cell>
          <table:table-cell table:formula="of:=SUMIF([$'SAISIE DONS COTISATIONS'.A$1:.A$1048576];[.A311]&amp;&quot;A&quot;;[$'SAISIE DONS COTISATIONS'.G$1:.G$1048576])" office:value-type="currency" office:currency="EUR" office:value="0" calcext:value-type="currency">
            <text:p>0,00 €</text:p>
          </table:table-cell>
          <table:table-cell table:formula="of:=[.H311]+[.I311]-[.L311]" office:value-type="currency" office:currency="EUR" office:value="0" calcext:value-type="currency">
            <text:p>0,00 €</text:p>
          </table:table-cell>
          <table:table-cell table:formula="of:=IF([.H311]+[.I311]&gt;=10;10;[.H311]+[.I31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2]&amp;&quot;D&quot;;[$'SAISIE DONS COTISATIONS'.G$1:.G$1048576])" office:value-type="currency" office:currency="EUR" office:value="0" calcext:value-type="currency">
            <text:p>0,00 €</text:p>
          </table:table-cell>
          <table:table-cell table:formula="of:=SUMIF([$'SAISIE DONS COTISATIONS'.A$1:.A$1048576];[.A312]&amp;&quot;C&quot;;[$'SAISIE DONS COTISATIONS'.G$1:.G$1048576])" office:value-type="currency" office:currency="EUR" office:value="0" calcext:value-type="currency">
            <text:p>0,00 €</text:p>
          </table:table-cell>
          <table:table-cell table:formula="of:=SUMIF([$'SAISIE DONS COTISATIONS'.A$1:.A$1048576];[.A312]&amp;&quot;A&quot;;[$'SAISIE DONS COTISATIONS'.G$1:.G$1048576])" office:value-type="currency" office:currency="EUR" office:value="0" calcext:value-type="currency">
            <text:p>0,00 €</text:p>
          </table:table-cell>
          <table:table-cell table:formula="of:=[.H312]+[.I312]-[.L312]" office:value-type="currency" office:currency="EUR" office:value="0" calcext:value-type="currency">
            <text:p>0,00 €</text:p>
          </table:table-cell>
          <table:table-cell table:formula="of:=IF([.H312]+[.I312]&gt;=10;10;[.H312]+[.I31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3]&amp;&quot;D&quot;;[$'SAISIE DONS COTISATIONS'.G$1:.G$1048576])" office:value-type="currency" office:currency="EUR" office:value="0" calcext:value-type="currency">
            <text:p>0,00 €</text:p>
          </table:table-cell>
          <table:table-cell table:formula="of:=SUMIF([$'SAISIE DONS COTISATIONS'.A$1:.A$1048576];[.A313]&amp;&quot;C&quot;;[$'SAISIE DONS COTISATIONS'.G$1:.G$1048576])" office:value-type="currency" office:currency="EUR" office:value="0" calcext:value-type="currency">
            <text:p>0,00 €</text:p>
          </table:table-cell>
          <table:table-cell table:formula="of:=SUMIF([$'SAISIE DONS COTISATIONS'.A$1:.A$1048576];[.A313]&amp;&quot;A&quot;;[$'SAISIE DONS COTISATIONS'.G$1:.G$1048576])" office:value-type="currency" office:currency="EUR" office:value="0" calcext:value-type="currency">
            <text:p>0,00 €</text:p>
          </table:table-cell>
          <table:table-cell table:formula="of:=[.H313]+[.I313]-[.L313]" office:value-type="currency" office:currency="EUR" office:value="0" calcext:value-type="currency">
            <text:p>0,00 €</text:p>
          </table:table-cell>
          <table:table-cell table:formula="of:=IF([.H313]+[.I313]&gt;=10;10;[.H313]+[.I31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4]&amp;&quot;D&quot;;[$'SAISIE DONS COTISATIONS'.G$1:.G$1048576])" office:value-type="currency" office:currency="EUR" office:value="0" calcext:value-type="currency">
            <text:p>0,00 €</text:p>
          </table:table-cell>
          <table:table-cell table:formula="of:=SUMIF([$'SAISIE DONS COTISATIONS'.A$1:.A$1048576];[.A314]&amp;&quot;C&quot;;[$'SAISIE DONS COTISATIONS'.G$1:.G$1048576])" office:value-type="currency" office:currency="EUR" office:value="0" calcext:value-type="currency">
            <text:p>0,00 €</text:p>
          </table:table-cell>
          <table:table-cell table:formula="of:=SUMIF([$'SAISIE DONS COTISATIONS'.A$1:.A$1048576];[.A314]&amp;&quot;A&quot;;[$'SAISIE DONS COTISATIONS'.G$1:.G$1048576])" office:value-type="currency" office:currency="EUR" office:value="0" calcext:value-type="currency">
            <text:p>0,00 €</text:p>
          </table:table-cell>
          <table:table-cell table:formula="of:=[.H314]+[.I314]-[.L314]" office:value-type="currency" office:currency="EUR" office:value="0" calcext:value-type="currency">
            <text:p>0,00 €</text:p>
          </table:table-cell>
          <table:table-cell table:formula="of:=IF([.H314]+[.I314]&gt;=10;10;[.H314]+[.I31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5]&amp;&quot;D&quot;;[$'SAISIE DONS COTISATIONS'.G$1:.G$1048576])" office:value-type="currency" office:currency="EUR" office:value="0" calcext:value-type="currency">
            <text:p>0,00 €</text:p>
          </table:table-cell>
          <table:table-cell table:formula="of:=SUMIF([$'SAISIE DONS COTISATIONS'.A$1:.A$1048576];[.A315]&amp;&quot;C&quot;;[$'SAISIE DONS COTISATIONS'.G$1:.G$1048576])" office:value-type="currency" office:currency="EUR" office:value="0" calcext:value-type="currency">
            <text:p>0,00 €</text:p>
          </table:table-cell>
          <table:table-cell table:formula="of:=SUMIF([$'SAISIE DONS COTISATIONS'.A$1:.A$1048576];[.A315]&amp;&quot;A&quot;;[$'SAISIE DONS COTISATIONS'.G$1:.G$1048576])" office:value-type="currency" office:currency="EUR" office:value="0" calcext:value-type="currency">
            <text:p>0,00 €</text:p>
          </table:table-cell>
          <table:table-cell table:formula="of:=[.H315]+[.I315]-[.L315]" office:value-type="currency" office:currency="EUR" office:value="0" calcext:value-type="currency">
            <text:p>0,00 €</text:p>
          </table:table-cell>
          <table:table-cell table:formula="of:=IF([.H315]+[.I315]&gt;=10;10;[.H315]+[.I31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6]&amp;&quot;D&quot;;[$'SAISIE DONS COTISATIONS'.G$1:.G$1048576])" office:value-type="currency" office:currency="EUR" office:value="0" calcext:value-type="currency">
            <text:p>0,00 €</text:p>
          </table:table-cell>
          <table:table-cell table:formula="of:=SUMIF([$'SAISIE DONS COTISATIONS'.A$1:.A$1048576];[.A316]&amp;&quot;C&quot;;[$'SAISIE DONS COTISATIONS'.G$1:.G$1048576])" office:value-type="currency" office:currency="EUR" office:value="0" calcext:value-type="currency">
            <text:p>0,00 €</text:p>
          </table:table-cell>
          <table:table-cell table:formula="of:=SUMIF([$'SAISIE DONS COTISATIONS'.A$1:.A$1048576];[.A316]&amp;&quot;A&quot;;[$'SAISIE DONS COTISATIONS'.G$1:.G$1048576])" office:value-type="currency" office:currency="EUR" office:value="0" calcext:value-type="currency">
            <text:p>0,00 €</text:p>
          </table:table-cell>
          <table:table-cell table:formula="of:=[.H316]+[.I316]-[.L316]" office:value-type="currency" office:currency="EUR" office:value="0" calcext:value-type="currency">
            <text:p>0,00 €</text:p>
          </table:table-cell>
          <table:table-cell table:formula="of:=IF([.H316]+[.I316]&gt;=10;10;[.H316]+[.I31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7]&amp;&quot;D&quot;;[$'SAISIE DONS COTISATIONS'.G$1:.G$1048576])" office:value-type="currency" office:currency="EUR" office:value="0" calcext:value-type="currency">
            <text:p>0,00 €</text:p>
          </table:table-cell>
          <table:table-cell table:formula="of:=SUMIF([$'SAISIE DONS COTISATIONS'.A$1:.A$1048576];[.A317]&amp;&quot;C&quot;;[$'SAISIE DONS COTISATIONS'.G$1:.G$1048576])" office:value-type="currency" office:currency="EUR" office:value="0" calcext:value-type="currency">
            <text:p>0,00 €</text:p>
          </table:table-cell>
          <table:table-cell table:formula="of:=SUMIF([$'SAISIE DONS COTISATIONS'.A$1:.A$1048576];[.A317]&amp;&quot;A&quot;;[$'SAISIE DONS COTISATIONS'.G$1:.G$1048576])" office:value-type="currency" office:currency="EUR" office:value="0" calcext:value-type="currency">
            <text:p>0,00 €</text:p>
          </table:table-cell>
          <table:table-cell table:formula="of:=[.H317]+[.I317]-[.L317]" office:value-type="currency" office:currency="EUR" office:value="0" calcext:value-type="currency">
            <text:p>0,00 €</text:p>
          </table:table-cell>
          <table:table-cell table:formula="of:=IF([.H317]+[.I317]&gt;=10;10;[.H317]+[.I31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8]&amp;&quot;D&quot;;[$'SAISIE DONS COTISATIONS'.G$1:.G$1048576])" office:value-type="currency" office:currency="EUR" office:value="0" calcext:value-type="currency">
            <text:p>0,00 €</text:p>
          </table:table-cell>
          <table:table-cell table:formula="of:=SUMIF([$'SAISIE DONS COTISATIONS'.A$1:.A$1048576];[.A318]&amp;&quot;C&quot;;[$'SAISIE DONS COTISATIONS'.G$1:.G$1048576])" office:value-type="currency" office:currency="EUR" office:value="0" calcext:value-type="currency">
            <text:p>0,00 €</text:p>
          </table:table-cell>
          <table:table-cell table:formula="of:=SUMIF([$'SAISIE DONS COTISATIONS'.A$1:.A$1048576];[.A318]&amp;&quot;A&quot;;[$'SAISIE DONS COTISATIONS'.G$1:.G$1048576])" office:value-type="currency" office:currency="EUR" office:value="0" calcext:value-type="currency">
            <text:p>0,00 €</text:p>
          </table:table-cell>
          <table:table-cell table:formula="of:=[.H318]+[.I318]-[.L318]" office:value-type="currency" office:currency="EUR" office:value="0" calcext:value-type="currency">
            <text:p>0,00 €</text:p>
          </table:table-cell>
          <table:table-cell table:formula="of:=IF([.H318]+[.I318]&gt;=10;10;[.H318]+[.I31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19]&amp;&quot;D&quot;;[$'SAISIE DONS COTISATIONS'.G$1:.G$1048576])" office:value-type="currency" office:currency="EUR" office:value="0" calcext:value-type="currency">
            <text:p>0,00 €</text:p>
          </table:table-cell>
          <table:table-cell table:formula="of:=SUMIF([$'SAISIE DONS COTISATIONS'.A$1:.A$1048576];[.A319]&amp;&quot;C&quot;;[$'SAISIE DONS COTISATIONS'.G$1:.G$1048576])" office:value-type="currency" office:currency="EUR" office:value="0" calcext:value-type="currency">
            <text:p>0,00 €</text:p>
          </table:table-cell>
          <table:table-cell table:formula="of:=SUMIF([$'SAISIE DONS COTISATIONS'.A$1:.A$1048576];[.A319]&amp;&quot;A&quot;;[$'SAISIE DONS COTISATIONS'.G$1:.G$1048576])" office:value-type="currency" office:currency="EUR" office:value="0" calcext:value-type="currency">
            <text:p>0,00 €</text:p>
          </table:table-cell>
          <table:table-cell table:formula="of:=[.H319]+[.I319]-[.L319]" office:value-type="currency" office:currency="EUR" office:value="0" calcext:value-type="currency">
            <text:p>0,00 €</text:p>
          </table:table-cell>
          <table:table-cell table:formula="of:=IF([.H319]+[.I319]&gt;=10;10;[.H319]+[.I31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0]&amp;&quot;D&quot;;[$'SAISIE DONS COTISATIONS'.G$1:.G$1048576])" office:value-type="currency" office:currency="EUR" office:value="0" calcext:value-type="currency">
            <text:p>0,00 €</text:p>
          </table:table-cell>
          <table:table-cell table:formula="of:=SUMIF([$'SAISIE DONS COTISATIONS'.A$1:.A$1048576];[.A320]&amp;&quot;C&quot;;[$'SAISIE DONS COTISATIONS'.G$1:.G$1048576])" office:value-type="currency" office:currency="EUR" office:value="0" calcext:value-type="currency">
            <text:p>0,00 €</text:p>
          </table:table-cell>
          <table:table-cell table:formula="of:=SUMIF([$'SAISIE DONS COTISATIONS'.A$1:.A$1048576];[.A320]&amp;&quot;A&quot;;[$'SAISIE DONS COTISATIONS'.G$1:.G$1048576])" office:value-type="currency" office:currency="EUR" office:value="0" calcext:value-type="currency">
            <text:p>0,00 €</text:p>
          </table:table-cell>
          <table:table-cell table:formula="of:=[.H320]+[.I320]-[.L320]" office:value-type="currency" office:currency="EUR" office:value="0" calcext:value-type="currency">
            <text:p>0,00 €</text:p>
          </table:table-cell>
          <table:table-cell table:formula="of:=IF([.H320]+[.I320]&gt;=10;10;[.H320]+[.I32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1]&amp;&quot;D&quot;;[$'SAISIE DONS COTISATIONS'.G$1:.G$1048576])" office:value-type="currency" office:currency="EUR" office:value="0" calcext:value-type="currency">
            <text:p>0,00 €</text:p>
          </table:table-cell>
          <table:table-cell table:formula="of:=SUMIF([$'SAISIE DONS COTISATIONS'.A$1:.A$1048576];[.A321]&amp;&quot;C&quot;;[$'SAISIE DONS COTISATIONS'.G$1:.G$1048576])" office:value-type="currency" office:currency="EUR" office:value="0" calcext:value-type="currency">
            <text:p>0,00 €</text:p>
          </table:table-cell>
          <table:table-cell table:formula="of:=SUMIF([$'SAISIE DONS COTISATIONS'.A$1:.A$1048576];[.A321]&amp;&quot;A&quot;;[$'SAISIE DONS COTISATIONS'.G$1:.G$1048576])" office:value-type="currency" office:currency="EUR" office:value="0" calcext:value-type="currency">
            <text:p>0,00 €</text:p>
          </table:table-cell>
          <table:table-cell table:formula="of:=[.H321]+[.I321]-[.L321]" office:value-type="currency" office:currency="EUR" office:value="0" calcext:value-type="currency">
            <text:p>0,00 €</text:p>
          </table:table-cell>
          <table:table-cell table:formula="of:=IF([.H321]+[.I321]&gt;=10;10;[.H321]+[.I32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2]&amp;&quot;D&quot;;[$'SAISIE DONS COTISATIONS'.G$1:.G$1048576])" office:value-type="currency" office:currency="EUR" office:value="0" calcext:value-type="currency">
            <text:p>0,00 €</text:p>
          </table:table-cell>
          <table:table-cell table:formula="of:=SUMIF([$'SAISIE DONS COTISATIONS'.A$1:.A$1048576];[.A322]&amp;&quot;C&quot;;[$'SAISIE DONS COTISATIONS'.G$1:.G$1048576])" office:value-type="currency" office:currency="EUR" office:value="0" calcext:value-type="currency">
            <text:p>0,00 €</text:p>
          </table:table-cell>
          <table:table-cell table:formula="of:=SUMIF([$'SAISIE DONS COTISATIONS'.A$1:.A$1048576];[.A322]&amp;&quot;A&quot;;[$'SAISIE DONS COTISATIONS'.G$1:.G$1048576])" office:value-type="currency" office:currency="EUR" office:value="0" calcext:value-type="currency">
            <text:p>0,00 €</text:p>
          </table:table-cell>
          <table:table-cell table:formula="of:=[.H322]+[.I322]-[.L322]" office:value-type="currency" office:currency="EUR" office:value="0" calcext:value-type="currency">
            <text:p>0,00 €</text:p>
          </table:table-cell>
          <table:table-cell table:formula="of:=IF([.H322]+[.I322]&gt;=10;10;[.H322]+[.I32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3]&amp;&quot;D&quot;;[$'SAISIE DONS COTISATIONS'.G$1:.G$1048576])" office:value-type="currency" office:currency="EUR" office:value="0" calcext:value-type="currency">
            <text:p>0,00 €</text:p>
          </table:table-cell>
          <table:table-cell table:formula="of:=SUMIF([$'SAISIE DONS COTISATIONS'.A$1:.A$1048576];[.A323]&amp;&quot;C&quot;;[$'SAISIE DONS COTISATIONS'.G$1:.G$1048576])" office:value-type="currency" office:currency="EUR" office:value="0" calcext:value-type="currency">
            <text:p>0,00 €</text:p>
          </table:table-cell>
          <table:table-cell table:formula="of:=SUMIF([$'SAISIE DONS COTISATIONS'.A$1:.A$1048576];[.A323]&amp;&quot;A&quot;;[$'SAISIE DONS COTISATIONS'.G$1:.G$1048576])" office:value-type="currency" office:currency="EUR" office:value="0" calcext:value-type="currency">
            <text:p>0,00 €</text:p>
          </table:table-cell>
          <table:table-cell table:formula="of:=[.H323]+[.I323]-[.L323]" office:value-type="currency" office:currency="EUR" office:value="0" calcext:value-type="currency">
            <text:p>0,00 €</text:p>
          </table:table-cell>
          <table:table-cell table:formula="of:=IF([.H323]+[.I323]&gt;=10;10;[.H323]+[.I32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4]&amp;&quot;D&quot;;[$'SAISIE DONS COTISATIONS'.G$1:.G$1048576])" office:value-type="currency" office:currency="EUR" office:value="0" calcext:value-type="currency">
            <text:p>0,00 €</text:p>
          </table:table-cell>
          <table:table-cell table:formula="of:=SUMIF([$'SAISIE DONS COTISATIONS'.A$1:.A$1048576];[.A324]&amp;&quot;C&quot;;[$'SAISIE DONS COTISATIONS'.G$1:.G$1048576])" office:value-type="currency" office:currency="EUR" office:value="0" calcext:value-type="currency">
            <text:p>0,00 €</text:p>
          </table:table-cell>
          <table:table-cell table:formula="of:=SUMIF([$'SAISIE DONS COTISATIONS'.A$1:.A$1048576];[.A324]&amp;&quot;A&quot;;[$'SAISIE DONS COTISATIONS'.G$1:.G$1048576])" office:value-type="currency" office:currency="EUR" office:value="0" calcext:value-type="currency">
            <text:p>0,00 €</text:p>
          </table:table-cell>
          <table:table-cell table:formula="of:=[.H324]+[.I324]-[.L324]" office:value-type="currency" office:currency="EUR" office:value="0" calcext:value-type="currency">
            <text:p>0,00 €</text:p>
          </table:table-cell>
          <table:table-cell table:formula="of:=IF([.H324]+[.I324]&gt;=10;10;[.H324]+[.I32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5]&amp;&quot;D&quot;;[$'SAISIE DONS COTISATIONS'.G$1:.G$1048576])" office:value-type="currency" office:currency="EUR" office:value="0" calcext:value-type="currency">
            <text:p>0,00 €</text:p>
          </table:table-cell>
          <table:table-cell table:formula="of:=SUMIF([$'SAISIE DONS COTISATIONS'.A$1:.A$1048576];[.A325]&amp;&quot;C&quot;;[$'SAISIE DONS COTISATIONS'.G$1:.G$1048576])" office:value-type="currency" office:currency="EUR" office:value="0" calcext:value-type="currency">
            <text:p>0,00 €</text:p>
          </table:table-cell>
          <table:table-cell table:formula="of:=SUMIF([$'SAISIE DONS COTISATIONS'.A$1:.A$1048576];[.A325]&amp;&quot;A&quot;;[$'SAISIE DONS COTISATIONS'.G$1:.G$1048576])" office:value-type="currency" office:currency="EUR" office:value="0" calcext:value-type="currency">
            <text:p>0,00 €</text:p>
          </table:table-cell>
          <table:table-cell table:formula="of:=[.H325]+[.I325]-[.L325]" office:value-type="currency" office:currency="EUR" office:value="0" calcext:value-type="currency">
            <text:p>0,00 €</text:p>
          </table:table-cell>
          <table:table-cell table:formula="of:=IF([.H325]+[.I325]&gt;=10;10;[.H325]+[.I32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6]&amp;&quot;D&quot;;[$'SAISIE DONS COTISATIONS'.G$1:.G$1048576])" office:value-type="currency" office:currency="EUR" office:value="0" calcext:value-type="currency">
            <text:p>0,00 €</text:p>
          </table:table-cell>
          <table:table-cell table:formula="of:=SUMIF([$'SAISIE DONS COTISATIONS'.A$1:.A$1048576];[.A326]&amp;&quot;C&quot;;[$'SAISIE DONS COTISATIONS'.G$1:.G$1048576])" office:value-type="currency" office:currency="EUR" office:value="0" calcext:value-type="currency">
            <text:p>0,00 €</text:p>
          </table:table-cell>
          <table:table-cell table:formula="of:=SUMIF([$'SAISIE DONS COTISATIONS'.A$1:.A$1048576];[.A326]&amp;&quot;A&quot;;[$'SAISIE DONS COTISATIONS'.G$1:.G$1048576])" office:value-type="currency" office:currency="EUR" office:value="0" calcext:value-type="currency">
            <text:p>0,00 €</text:p>
          </table:table-cell>
          <table:table-cell table:formula="of:=[.H326]+[.I326]-[.L326]" office:value-type="currency" office:currency="EUR" office:value="0" calcext:value-type="currency">
            <text:p>0,00 €</text:p>
          </table:table-cell>
          <table:table-cell table:formula="of:=IF([.H326]+[.I326]&gt;=10;10;[.H326]+[.I32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7]&amp;&quot;D&quot;;[$'SAISIE DONS COTISATIONS'.G$1:.G$1048576])" office:value-type="currency" office:currency="EUR" office:value="0" calcext:value-type="currency">
            <text:p>0,00 €</text:p>
          </table:table-cell>
          <table:table-cell table:formula="of:=SUMIF([$'SAISIE DONS COTISATIONS'.A$1:.A$1048576];[.A327]&amp;&quot;C&quot;;[$'SAISIE DONS COTISATIONS'.G$1:.G$1048576])" office:value-type="currency" office:currency="EUR" office:value="0" calcext:value-type="currency">
            <text:p>0,00 €</text:p>
          </table:table-cell>
          <table:table-cell table:formula="of:=SUMIF([$'SAISIE DONS COTISATIONS'.A$1:.A$1048576];[.A327]&amp;&quot;A&quot;;[$'SAISIE DONS COTISATIONS'.G$1:.G$1048576])" office:value-type="currency" office:currency="EUR" office:value="0" calcext:value-type="currency">
            <text:p>0,00 €</text:p>
          </table:table-cell>
          <table:table-cell table:formula="of:=[.H327]+[.I327]-[.L327]" office:value-type="currency" office:currency="EUR" office:value="0" calcext:value-type="currency">
            <text:p>0,00 €</text:p>
          </table:table-cell>
          <table:table-cell table:formula="of:=IF([.H327]+[.I327]&gt;=10;10;[.H327]+[.I32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8]&amp;&quot;D&quot;;[$'SAISIE DONS COTISATIONS'.G$1:.G$1048576])" office:value-type="currency" office:currency="EUR" office:value="0" calcext:value-type="currency">
            <text:p>0,00 €</text:p>
          </table:table-cell>
          <table:table-cell table:formula="of:=SUMIF([$'SAISIE DONS COTISATIONS'.A$1:.A$1048576];[.A328]&amp;&quot;C&quot;;[$'SAISIE DONS COTISATIONS'.G$1:.G$1048576])" office:value-type="currency" office:currency="EUR" office:value="0" calcext:value-type="currency">
            <text:p>0,00 €</text:p>
          </table:table-cell>
          <table:table-cell table:formula="of:=SUMIF([$'SAISIE DONS COTISATIONS'.A$1:.A$1048576];[.A328]&amp;&quot;A&quot;;[$'SAISIE DONS COTISATIONS'.G$1:.G$1048576])" office:value-type="currency" office:currency="EUR" office:value="0" calcext:value-type="currency">
            <text:p>0,00 €</text:p>
          </table:table-cell>
          <table:table-cell table:formula="of:=[.H328]+[.I328]-[.L328]" office:value-type="currency" office:currency="EUR" office:value="0" calcext:value-type="currency">
            <text:p>0,00 €</text:p>
          </table:table-cell>
          <table:table-cell table:formula="of:=IF([.H328]+[.I328]&gt;=10;10;[.H328]+[.I32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29]&amp;&quot;D&quot;;[$'SAISIE DONS COTISATIONS'.G$1:.G$1048576])" office:value-type="currency" office:currency="EUR" office:value="0" calcext:value-type="currency">
            <text:p>0,00 €</text:p>
          </table:table-cell>
          <table:table-cell table:formula="of:=SUMIF([$'SAISIE DONS COTISATIONS'.A$1:.A$1048576];[.A329]&amp;&quot;C&quot;;[$'SAISIE DONS COTISATIONS'.G$1:.G$1048576])" office:value-type="currency" office:currency="EUR" office:value="0" calcext:value-type="currency">
            <text:p>0,00 €</text:p>
          </table:table-cell>
          <table:table-cell table:formula="of:=SUMIF([$'SAISIE DONS COTISATIONS'.A$1:.A$1048576];[.A329]&amp;&quot;A&quot;;[$'SAISIE DONS COTISATIONS'.G$1:.G$1048576])" office:value-type="currency" office:currency="EUR" office:value="0" calcext:value-type="currency">
            <text:p>0,00 €</text:p>
          </table:table-cell>
          <table:table-cell table:formula="of:=[.H329]+[.I329]-[.L329]" office:value-type="currency" office:currency="EUR" office:value="0" calcext:value-type="currency">
            <text:p>0,00 €</text:p>
          </table:table-cell>
          <table:table-cell table:formula="of:=IF([.H329]+[.I329]&gt;=10;10;[.H329]+[.I32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0]&amp;&quot;D&quot;;[$'SAISIE DONS COTISATIONS'.G$1:.G$1048576])" office:value-type="currency" office:currency="EUR" office:value="0" calcext:value-type="currency">
            <text:p>0,00 €</text:p>
          </table:table-cell>
          <table:table-cell table:formula="of:=SUMIF([$'SAISIE DONS COTISATIONS'.A$1:.A$1048576];[.A330]&amp;&quot;C&quot;;[$'SAISIE DONS COTISATIONS'.G$1:.G$1048576])" office:value-type="currency" office:currency="EUR" office:value="0" calcext:value-type="currency">
            <text:p>0,00 €</text:p>
          </table:table-cell>
          <table:table-cell table:formula="of:=SUMIF([$'SAISIE DONS COTISATIONS'.A$1:.A$1048576];[.A330]&amp;&quot;A&quot;;[$'SAISIE DONS COTISATIONS'.G$1:.G$1048576])" office:value-type="currency" office:currency="EUR" office:value="0" calcext:value-type="currency">
            <text:p>0,00 €</text:p>
          </table:table-cell>
          <table:table-cell table:formula="of:=[.H330]+[.I330]-[.L330]" office:value-type="currency" office:currency="EUR" office:value="0" calcext:value-type="currency">
            <text:p>0,00 €</text:p>
          </table:table-cell>
          <table:table-cell table:formula="of:=IF([.H330]+[.I330]&gt;=10;10;[.H330]+[.I33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1]&amp;&quot;D&quot;;[$'SAISIE DONS COTISATIONS'.G$1:.G$1048576])" office:value-type="currency" office:currency="EUR" office:value="0" calcext:value-type="currency">
            <text:p>0,00 €</text:p>
          </table:table-cell>
          <table:table-cell table:formula="of:=SUMIF([$'SAISIE DONS COTISATIONS'.A$1:.A$1048576];[.A331]&amp;&quot;C&quot;;[$'SAISIE DONS COTISATIONS'.G$1:.G$1048576])" office:value-type="currency" office:currency="EUR" office:value="0" calcext:value-type="currency">
            <text:p>0,00 €</text:p>
          </table:table-cell>
          <table:table-cell table:formula="of:=SUMIF([$'SAISIE DONS COTISATIONS'.A$1:.A$1048576];[.A331]&amp;&quot;A&quot;;[$'SAISIE DONS COTISATIONS'.G$1:.G$1048576])" office:value-type="currency" office:currency="EUR" office:value="0" calcext:value-type="currency">
            <text:p>0,00 €</text:p>
          </table:table-cell>
          <table:table-cell table:formula="of:=[.H331]+[.I331]-[.L331]" office:value-type="currency" office:currency="EUR" office:value="0" calcext:value-type="currency">
            <text:p>0,00 €</text:p>
          </table:table-cell>
          <table:table-cell table:formula="of:=IF([.H331]+[.I331]&gt;=10;10;[.H331]+[.I33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2]&amp;&quot;D&quot;;[$'SAISIE DONS COTISATIONS'.G$1:.G$1048576])" office:value-type="currency" office:currency="EUR" office:value="0" calcext:value-type="currency">
            <text:p>0,00 €</text:p>
          </table:table-cell>
          <table:table-cell table:formula="of:=SUMIF([$'SAISIE DONS COTISATIONS'.A$1:.A$1048576];[.A332]&amp;&quot;C&quot;;[$'SAISIE DONS COTISATIONS'.G$1:.G$1048576])" office:value-type="currency" office:currency="EUR" office:value="0" calcext:value-type="currency">
            <text:p>0,00 €</text:p>
          </table:table-cell>
          <table:table-cell table:formula="of:=SUMIF([$'SAISIE DONS COTISATIONS'.A$1:.A$1048576];[.A332]&amp;&quot;A&quot;;[$'SAISIE DONS COTISATIONS'.G$1:.G$1048576])" office:value-type="currency" office:currency="EUR" office:value="0" calcext:value-type="currency">
            <text:p>0,00 €</text:p>
          </table:table-cell>
          <table:table-cell table:formula="of:=[.H332]+[.I332]-[.L332]" office:value-type="currency" office:currency="EUR" office:value="0" calcext:value-type="currency">
            <text:p>0,00 €</text:p>
          </table:table-cell>
          <table:table-cell table:formula="of:=IF([.H332]+[.I332]&gt;=10;10;[.H332]+[.I33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3]&amp;&quot;D&quot;;[$'SAISIE DONS COTISATIONS'.G$1:.G$1048576])" office:value-type="currency" office:currency="EUR" office:value="0" calcext:value-type="currency">
            <text:p>0,00 €</text:p>
          </table:table-cell>
          <table:table-cell table:formula="of:=SUMIF([$'SAISIE DONS COTISATIONS'.A$1:.A$1048576];[.A333]&amp;&quot;C&quot;;[$'SAISIE DONS COTISATIONS'.G$1:.G$1048576])" office:value-type="currency" office:currency="EUR" office:value="0" calcext:value-type="currency">
            <text:p>0,00 €</text:p>
          </table:table-cell>
          <table:table-cell table:formula="of:=SUMIF([$'SAISIE DONS COTISATIONS'.A$1:.A$1048576];[.A333]&amp;&quot;A&quot;;[$'SAISIE DONS COTISATIONS'.G$1:.G$1048576])" office:value-type="currency" office:currency="EUR" office:value="0" calcext:value-type="currency">
            <text:p>0,00 €</text:p>
          </table:table-cell>
          <table:table-cell table:formula="of:=[.H333]+[.I333]-[.L333]" office:value-type="currency" office:currency="EUR" office:value="0" calcext:value-type="currency">
            <text:p>0,00 €</text:p>
          </table:table-cell>
          <table:table-cell table:formula="of:=IF([.H333]+[.I333]&gt;=10;10;[.H333]+[.I33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4]&amp;&quot;D&quot;;[$'SAISIE DONS COTISATIONS'.G$1:.G$1048576])" office:value-type="currency" office:currency="EUR" office:value="0" calcext:value-type="currency">
            <text:p>0,00 €</text:p>
          </table:table-cell>
          <table:table-cell table:formula="of:=SUMIF([$'SAISIE DONS COTISATIONS'.A$1:.A$1048576];[.A334]&amp;&quot;C&quot;;[$'SAISIE DONS COTISATIONS'.G$1:.G$1048576])" office:value-type="currency" office:currency="EUR" office:value="0" calcext:value-type="currency">
            <text:p>0,00 €</text:p>
          </table:table-cell>
          <table:table-cell table:formula="of:=SUMIF([$'SAISIE DONS COTISATIONS'.A$1:.A$1048576];[.A334]&amp;&quot;A&quot;;[$'SAISIE DONS COTISATIONS'.G$1:.G$1048576])" office:value-type="currency" office:currency="EUR" office:value="0" calcext:value-type="currency">
            <text:p>0,00 €</text:p>
          </table:table-cell>
          <table:table-cell table:formula="of:=[.H334]+[.I334]-[.L334]" office:value-type="currency" office:currency="EUR" office:value="0" calcext:value-type="currency">
            <text:p>0,00 €</text:p>
          </table:table-cell>
          <table:table-cell table:formula="of:=IF([.H334]+[.I334]&gt;=10;10;[.H334]+[.I33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5]&amp;&quot;D&quot;;[$'SAISIE DONS COTISATIONS'.G$1:.G$1048576])" office:value-type="currency" office:currency="EUR" office:value="0" calcext:value-type="currency">
            <text:p>0,00 €</text:p>
          </table:table-cell>
          <table:table-cell table:formula="of:=SUMIF([$'SAISIE DONS COTISATIONS'.A$1:.A$1048576];[.A335]&amp;&quot;C&quot;;[$'SAISIE DONS COTISATIONS'.G$1:.G$1048576])" office:value-type="currency" office:currency="EUR" office:value="0" calcext:value-type="currency">
            <text:p>0,00 €</text:p>
          </table:table-cell>
          <table:table-cell table:formula="of:=SUMIF([$'SAISIE DONS COTISATIONS'.A$1:.A$1048576];[.A335]&amp;&quot;A&quot;;[$'SAISIE DONS COTISATIONS'.G$1:.G$1048576])" office:value-type="currency" office:currency="EUR" office:value="0" calcext:value-type="currency">
            <text:p>0,00 €</text:p>
          </table:table-cell>
          <table:table-cell table:formula="of:=[.H335]+[.I335]-[.L335]" office:value-type="currency" office:currency="EUR" office:value="0" calcext:value-type="currency">
            <text:p>0,00 €</text:p>
          </table:table-cell>
          <table:table-cell table:formula="of:=IF([.H335]+[.I335]&gt;=10;10;[.H335]+[.I33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6]&amp;&quot;D&quot;;[$'SAISIE DONS COTISATIONS'.G$1:.G$1048576])" office:value-type="currency" office:currency="EUR" office:value="0" calcext:value-type="currency">
            <text:p>0,00 €</text:p>
          </table:table-cell>
          <table:table-cell table:formula="of:=SUMIF([$'SAISIE DONS COTISATIONS'.A$1:.A$1048576];[.A336]&amp;&quot;C&quot;;[$'SAISIE DONS COTISATIONS'.G$1:.G$1048576])" office:value-type="currency" office:currency="EUR" office:value="0" calcext:value-type="currency">
            <text:p>0,00 €</text:p>
          </table:table-cell>
          <table:table-cell table:formula="of:=SUMIF([$'SAISIE DONS COTISATIONS'.A$1:.A$1048576];[.A336]&amp;&quot;A&quot;;[$'SAISIE DONS COTISATIONS'.G$1:.G$1048576])" office:value-type="currency" office:currency="EUR" office:value="0" calcext:value-type="currency">
            <text:p>0,00 €</text:p>
          </table:table-cell>
          <table:table-cell table:formula="of:=[.H336]+[.I336]-[.L336]" office:value-type="currency" office:currency="EUR" office:value="0" calcext:value-type="currency">
            <text:p>0,00 €</text:p>
          </table:table-cell>
          <table:table-cell table:formula="of:=IF([.H336]+[.I336]&gt;=10;10;[.H336]+[.I33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7]&amp;&quot;D&quot;;[$'SAISIE DONS COTISATIONS'.G$1:.G$1048576])" office:value-type="currency" office:currency="EUR" office:value="0" calcext:value-type="currency">
            <text:p>0,00 €</text:p>
          </table:table-cell>
          <table:table-cell table:formula="of:=SUMIF([$'SAISIE DONS COTISATIONS'.A$1:.A$1048576];[.A337]&amp;&quot;C&quot;;[$'SAISIE DONS COTISATIONS'.G$1:.G$1048576])" office:value-type="currency" office:currency="EUR" office:value="0" calcext:value-type="currency">
            <text:p>0,00 €</text:p>
          </table:table-cell>
          <table:table-cell table:formula="of:=SUMIF([$'SAISIE DONS COTISATIONS'.A$1:.A$1048576];[.A337]&amp;&quot;A&quot;;[$'SAISIE DONS COTISATIONS'.G$1:.G$1048576])" office:value-type="currency" office:currency="EUR" office:value="0" calcext:value-type="currency">
            <text:p>0,00 €</text:p>
          </table:table-cell>
          <table:table-cell table:formula="of:=[.H337]+[.I337]-[.L337]" office:value-type="currency" office:currency="EUR" office:value="0" calcext:value-type="currency">
            <text:p>0,00 €</text:p>
          </table:table-cell>
          <table:table-cell table:formula="of:=IF([.H337]+[.I337]&gt;=10;10;[.H337]+[.I33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8]&amp;&quot;D&quot;;[$'SAISIE DONS COTISATIONS'.G$1:.G$1048576])" office:value-type="currency" office:currency="EUR" office:value="0" calcext:value-type="currency">
            <text:p>0,00 €</text:p>
          </table:table-cell>
          <table:table-cell table:formula="of:=SUMIF([$'SAISIE DONS COTISATIONS'.A$1:.A$1048576];[.A338]&amp;&quot;C&quot;;[$'SAISIE DONS COTISATIONS'.G$1:.G$1048576])" office:value-type="currency" office:currency="EUR" office:value="0" calcext:value-type="currency">
            <text:p>0,00 €</text:p>
          </table:table-cell>
          <table:table-cell table:formula="of:=SUMIF([$'SAISIE DONS COTISATIONS'.A$1:.A$1048576];[.A338]&amp;&quot;A&quot;;[$'SAISIE DONS COTISATIONS'.G$1:.G$1048576])" office:value-type="currency" office:currency="EUR" office:value="0" calcext:value-type="currency">
            <text:p>0,00 €</text:p>
          </table:table-cell>
          <table:table-cell table:formula="of:=[.H338]+[.I338]-[.L338]" office:value-type="currency" office:currency="EUR" office:value="0" calcext:value-type="currency">
            <text:p>0,00 €</text:p>
          </table:table-cell>
          <table:table-cell table:formula="of:=IF([.H338]+[.I338]&gt;=10;10;[.H338]+[.I33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39]&amp;&quot;D&quot;;[$'SAISIE DONS COTISATIONS'.G$1:.G$1048576])" office:value-type="currency" office:currency="EUR" office:value="0" calcext:value-type="currency">
            <text:p>0,00 €</text:p>
          </table:table-cell>
          <table:table-cell table:formula="of:=SUMIF([$'SAISIE DONS COTISATIONS'.A$1:.A$1048576];[.A339]&amp;&quot;C&quot;;[$'SAISIE DONS COTISATIONS'.G$1:.G$1048576])" office:value-type="currency" office:currency="EUR" office:value="0" calcext:value-type="currency">
            <text:p>0,00 €</text:p>
          </table:table-cell>
          <table:table-cell table:formula="of:=SUMIF([$'SAISIE DONS COTISATIONS'.A$1:.A$1048576];[.A339]&amp;&quot;A&quot;;[$'SAISIE DONS COTISATIONS'.G$1:.G$1048576])" office:value-type="currency" office:currency="EUR" office:value="0" calcext:value-type="currency">
            <text:p>0,00 €</text:p>
          </table:table-cell>
          <table:table-cell table:formula="of:=[.H339]+[.I339]-[.L339]" office:value-type="currency" office:currency="EUR" office:value="0" calcext:value-type="currency">
            <text:p>0,00 €</text:p>
          </table:table-cell>
          <table:table-cell table:formula="of:=IF([.H339]+[.I339]&gt;=10;10;[.H339]+[.I33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0]&amp;&quot;D&quot;;[$'SAISIE DONS COTISATIONS'.G$1:.G$1048576])" office:value-type="currency" office:currency="EUR" office:value="0" calcext:value-type="currency">
            <text:p>0,00 €</text:p>
          </table:table-cell>
          <table:table-cell table:formula="of:=SUMIF([$'SAISIE DONS COTISATIONS'.A$1:.A$1048576];[.A340]&amp;&quot;C&quot;;[$'SAISIE DONS COTISATIONS'.G$1:.G$1048576])" office:value-type="currency" office:currency="EUR" office:value="0" calcext:value-type="currency">
            <text:p>0,00 €</text:p>
          </table:table-cell>
          <table:table-cell table:formula="of:=SUMIF([$'SAISIE DONS COTISATIONS'.A$1:.A$1048576];[.A340]&amp;&quot;A&quot;;[$'SAISIE DONS COTISATIONS'.G$1:.G$1048576])" office:value-type="currency" office:currency="EUR" office:value="0" calcext:value-type="currency">
            <text:p>0,00 €</text:p>
          </table:table-cell>
          <table:table-cell table:formula="of:=[.H340]+[.I340]-[.L340]" office:value-type="currency" office:currency="EUR" office:value="0" calcext:value-type="currency">
            <text:p>0,00 €</text:p>
          </table:table-cell>
          <table:table-cell table:formula="of:=IF([.H340]+[.I340]&gt;=10;10;[.H340]+[.I34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1]&amp;&quot;D&quot;;[$'SAISIE DONS COTISATIONS'.G$1:.G$1048576])" office:value-type="currency" office:currency="EUR" office:value="0" calcext:value-type="currency">
            <text:p>0,00 €</text:p>
          </table:table-cell>
          <table:table-cell table:formula="of:=SUMIF([$'SAISIE DONS COTISATIONS'.A$1:.A$1048576];[.A341]&amp;&quot;C&quot;;[$'SAISIE DONS COTISATIONS'.G$1:.G$1048576])" office:value-type="currency" office:currency="EUR" office:value="0" calcext:value-type="currency">
            <text:p>0,00 €</text:p>
          </table:table-cell>
          <table:table-cell table:formula="of:=SUMIF([$'SAISIE DONS COTISATIONS'.A$1:.A$1048576];[.A341]&amp;&quot;A&quot;;[$'SAISIE DONS COTISATIONS'.G$1:.G$1048576])" office:value-type="currency" office:currency="EUR" office:value="0" calcext:value-type="currency">
            <text:p>0,00 €</text:p>
          </table:table-cell>
          <table:table-cell table:formula="of:=[.H341]+[.I341]-[.L341]" office:value-type="currency" office:currency="EUR" office:value="0" calcext:value-type="currency">
            <text:p>0,00 €</text:p>
          </table:table-cell>
          <table:table-cell table:formula="of:=IF([.H341]+[.I341]&gt;=10;10;[.H341]+[.I34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2]&amp;&quot;D&quot;;[$'SAISIE DONS COTISATIONS'.G$1:.G$1048576])" office:value-type="currency" office:currency="EUR" office:value="0" calcext:value-type="currency">
            <text:p>0,00 €</text:p>
          </table:table-cell>
          <table:table-cell table:formula="of:=SUMIF([$'SAISIE DONS COTISATIONS'.A$1:.A$1048576];[.A342]&amp;&quot;C&quot;;[$'SAISIE DONS COTISATIONS'.G$1:.G$1048576])" office:value-type="currency" office:currency="EUR" office:value="0" calcext:value-type="currency">
            <text:p>0,00 €</text:p>
          </table:table-cell>
          <table:table-cell table:formula="of:=SUMIF([$'SAISIE DONS COTISATIONS'.A$1:.A$1048576];[.A342]&amp;&quot;A&quot;;[$'SAISIE DONS COTISATIONS'.G$1:.G$1048576])" office:value-type="currency" office:currency="EUR" office:value="0" calcext:value-type="currency">
            <text:p>0,00 €</text:p>
          </table:table-cell>
          <table:table-cell table:formula="of:=[.H342]+[.I342]-[.L342]" office:value-type="currency" office:currency="EUR" office:value="0" calcext:value-type="currency">
            <text:p>0,00 €</text:p>
          </table:table-cell>
          <table:table-cell table:formula="of:=IF([.H342]+[.I342]&gt;=10;10;[.H342]+[.I34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3]&amp;&quot;D&quot;;[$'SAISIE DONS COTISATIONS'.G$1:.G$1048576])" office:value-type="currency" office:currency="EUR" office:value="0" calcext:value-type="currency">
            <text:p>0,00 €</text:p>
          </table:table-cell>
          <table:table-cell table:formula="of:=SUMIF([$'SAISIE DONS COTISATIONS'.A$1:.A$1048576];[.A343]&amp;&quot;C&quot;;[$'SAISIE DONS COTISATIONS'.G$1:.G$1048576])" office:value-type="currency" office:currency="EUR" office:value="0" calcext:value-type="currency">
            <text:p>0,00 €</text:p>
          </table:table-cell>
          <table:table-cell table:formula="of:=SUMIF([$'SAISIE DONS COTISATIONS'.A$1:.A$1048576];[.A343]&amp;&quot;A&quot;;[$'SAISIE DONS COTISATIONS'.G$1:.G$1048576])" office:value-type="currency" office:currency="EUR" office:value="0" calcext:value-type="currency">
            <text:p>0,00 €</text:p>
          </table:table-cell>
          <table:table-cell table:formula="of:=[.H343]+[.I343]-[.L343]" office:value-type="currency" office:currency="EUR" office:value="0" calcext:value-type="currency">
            <text:p>0,00 €</text:p>
          </table:table-cell>
          <table:table-cell table:formula="of:=IF([.H343]+[.I343]&gt;=10;10;[.H343]+[.I34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4]&amp;&quot;D&quot;;[$'SAISIE DONS COTISATIONS'.G$1:.G$1048576])" office:value-type="currency" office:currency="EUR" office:value="0" calcext:value-type="currency">
            <text:p>0,00 €</text:p>
          </table:table-cell>
          <table:table-cell table:formula="of:=SUMIF([$'SAISIE DONS COTISATIONS'.A$1:.A$1048576];[.A344]&amp;&quot;C&quot;;[$'SAISIE DONS COTISATIONS'.G$1:.G$1048576])" office:value-type="currency" office:currency="EUR" office:value="0" calcext:value-type="currency">
            <text:p>0,00 €</text:p>
          </table:table-cell>
          <table:table-cell table:formula="of:=SUMIF([$'SAISIE DONS COTISATIONS'.A$1:.A$1048576];[.A344]&amp;&quot;A&quot;;[$'SAISIE DONS COTISATIONS'.G$1:.G$1048576])" office:value-type="currency" office:currency="EUR" office:value="0" calcext:value-type="currency">
            <text:p>0,00 €</text:p>
          </table:table-cell>
          <table:table-cell table:formula="of:=[.H344]+[.I344]-[.L344]" office:value-type="currency" office:currency="EUR" office:value="0" calcext:value-type="currency">
            <text:p>0,00 €</text:p>
          </table:table-cell>
          <table:table-cell table:formula="of:=IF([.H344]+[.I344]&gt;=10;10;[.H344]+[.I34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5]&amp;&quot;D&quot;;[$'SAISIE DONS COTISATIONS'.G$1:.G$1048576])" office:value-type="currency" office:currency="EUR" office:value="0" calcext:value-type="currency">
            <text:p>0,00 €</text:p>
          </table:table-cell>
          <table:table-cell table:formula="of:=SUMIF([$'SAISIE DONS COTISATIONS'.A$1:.A$1048576];[.A345]&amp;&quot;C&quot;;[$'SAISIE DONS COTISATIONS'.G$1:.G$1048576])" office:value-type="currency" office:currency="EUR" office:value="0" calcext:value-type="currency">
            <text:p>0,00 €</text:p>
          </table:table-cell>
          <table:table-cell table:formula="of:=SUMIF([$'SAISIE DONS COTISATIONS'.A$1:.A$1048576];[.A345]&amp;&quot;A&quot;;[$'SAISIE DONS COTISATIONS'.G$1:.G$1048576])" office:value-type="currency" office:currency="EUR" office:value="0" calcext:value-type="currency">
            <text:p>0,00 €</text:p>
          </table:table-cell>
          <table:table-cell table:formula="of:=[.H345]+[.I345]-[.L345]" office:value-type="currency" office:currency="EUR" office:value="0" calcext:value-type="currency">
            <text:p>0,00 €</text:p>
          </table:table-cell>
          <table:table-cell table:formula="of:=IF([.H345]+[.I345]&gt;=10;10;[.H345]+[.I34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6]&amp;&quot;D&quot;;[$'SAISIE DONS COTISATIONS'.G$1:.G$1048576])" office:value-type="currency" office:currency="EUR" office:value="0" calcext:value-type="currency">
            <text:p>0,00 €</text:p>
          </table:table-cell>
          <table:table-cell table:formula="of:=SUMIF([$'SAISIE DONS COTISATIONS'.A$1:.A$1048576];[.A346]&amp;&quot;C&quot;;[$'SAISIE DONS COTISATIONS'.G$1:.G$1048576])" office:value-type="currency" office:currency="EUR" office:value="0" calcext:value-type="currency">
            <text:p>0,00 €</text:p>
          </table:table-cell>
          <table:table-cell table:formula="of:=SUMIF([$'SAISIE DONS COTISATIONS'.A$1:.A$1048576];[.A346]&amp;&quot;A&quot;;[$'SAISIE DONS COTISATIONS'.G$1:.G$1048576])" office:value-type="currency" office:currency="EUR" office:value="0" calcext:value-type="currency">
            <text:p>0,00 €</text:p>
          </table:table-cell>
          <table:table-cell table:formula="of:=[.H346]+[.I346]-[.L346]" office:value-type="currency" office:currency="EUR" office:value="0" calcext:value-type="currency">
            <text:p>0,00 €</text:p>
          </table:table-cell>
          <table:table-cell table:formula="of:=IF([.H346]+[.I346]&gt;=10;10;[.H346]+[.I34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7]&amp;&quot;D&quot;;[$'SAISIE DONS COTISATIONS'.G$1:.G$1048576])" office:value-type="currency" office:currency="EUR" office:value="0" calcext:value-type="currency">
            <text:p>0,00 €</text:p>
          </table:table-cell>
          <table:table-cell table:formula="of:=SUMIF([$'SAISIE DONS COTISATIONS'.A$1:.A$1048576];[.A347]&amp;&quot;C&quot;;[$'SAISIE DONS COTISATIONS'.G$1:.G$1048576])" office:value-type="currency" office:currency="EUR" office:value="0" calcext:value-type="currency">
            <text:p>0,00 €</text:p>
          </table:table-cell>
          <table:table-cell table:formula="of:=SUMIF([$'SAISIE DONS COTISATIONS'.A$1:.A$1048576];[.A347]&amp;&quot;A&quot;;[$'SAISIE DONS COTISATIONS'.G$1:.G$1048576])" office:value-type="currency" office:currency="EUR" office:value="0" calcext:value-type="currency">
            <text:p>0,00 €</text:p>
          </table:table-cell>
          <table:table-cell table:formula="of:=[.H347]+[.I347]-[.L347]" office:value-type="currency" office:currency="EUR" office:value="0" calcext:value-type="currency">
            <text:p>0,00 €</text:p>
          </table:table-cell>
          <table:table-cell table:formula="of:=IF([.H347]+[.I347]&gt;=10;10;[.H347]+[.I34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8]&amp;&quot;D&quot;;[$'SAISIE DONS COTISATIONS'.G$1:.G$1048576])" office:value-type="currency" office:currency="EUR" office:value="0" calcext:value-type="currency">
            <text:p>0,00 €</text:p>
          </table:table-cell>
          <table:table-cell table:formula="of:=SUMIF([$'SAISIE DONS COTISATIONS'.A$1:.A$1048576];[.A348]&amp;&quot;C&quot;;[$'SAISIE DONS COTISATIONS'.G$1:.G$1048576])" office:value-type="currency" office:currency="EUR" office:value="0" calcext:value-type="currency">
            <text:p>0,00 €</text:p>
          </table:table-cell>
          <table:table-cell table:formula="of:=SUMIF([$'SAISIE DONS COTISATIONS'.A$1:.A$1048576];[.A348]&amp;&quot;A&quot;;[$'SAISIE DONS COTISATIONS'.G$1:.G$1048576])" office:value-type="currency" office:currency="EUR" office:value="0" calcext:value-type="currency">
            <text:p>0,00 €</text:p>
          </table:table-cell>
          <table:table-cell table:formula="of:=[.H348]+[.I348]-[.L348]" office:value-type="currency" office:currency="EUR" office:value="0" calcext:value-type="currency">
            <text:p>0,00 €</text:p>
          </table:table-cell>
          <table:table-cell table:formula="of:=IF([.H348]+[.I348]&gt;=10;10;[.H348]+[.I34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49]&amp;&quot;D&quot;;[$'SAISIE DONS COTISATIONS'.G$1:.G$1048576])" office:value-type="currency" office:currency="EUR" office:value="0" calcext:value-type="currency">
            <text:p>0,00 €</text:p>
          </table:table-cell>
          <table:table-cell table:formula="of:=SUMIF([$'SAISIE DONS COTISATIONS'.A$1:.A$1048576];[.A349]&amp;&quot;C&quot;;[$'SAISIE DONS COTISATIONS'.G$1:.G$1048576])" office:value-type="currency" office:currency="EUR" office:value="0" calcext:value-type="currency">
            <text:p>0,00 €</text:p>
          </table:table-cell>
          <table:table-cell table:formula="of:=SUMIF([$'SAISIE DONS COTISATIONS'.A$1:.A$1048576];[.A349]&amp;&quot;A&quot;;[$'SAISIE DONS COTISATIONS'.G$1:.G$1048576])" office:value-type="currency" office:currency="EUR" office:value="0" calcext:value-type="currency">
            <text:p>0,00 €</text:p>
          </table:table-cell>
          <table:table-cell table:formula="of:=[.H349]+[.I349]-[.L349]" office:value-type="currency" office:currency="EUR" office:value="0" calcext:value-type="currency">
            <text:p>0,00 €</text:p>
          </table:table-cell>
          <table:table-cell table:formula="of:=IF([.H349]+[.I349]&gt;=10;10;[.H349]+[.I34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0]&amp;&quot;D&quot;;[$'SAISIE DONS COTISATIONS'.G$1:.G$1048576])" office:value-type="currency" office:currency="EUR" office:value="0" calcext:value-type="currency">
            <text:p>0,00 €</text:p>
          </table:table-cell>
          <table:table-cell table:formula="of:=SUMIF([$'SAISIE DONS COTISATIONS'.A$1:.A$1048576];[.A350]&amp;&quot;C&quot;;[$'SAISIE DONS COTISATIONS'.G$1:.G$1048576])" office:value-type="currency" office:currency="EUR" office:value="0" calcext:value-type="currency">
            <text:p>0,00 €</text:p>
          </table:table-cell>
          <table:table-cell table:formula="of:=SUMIF([$'SAISIE DONS COTISATIONS'.A$1:.A$1048576];[.A350]&amp;&quot;A&quot;;[$'SAISIE DONS COTISATIONS'.G$1:.G$1048576])" office:value-type="currency" office:currency="EUR" office:value="0" calcext:value-type="currency">
            <text:p>0,00 €</text:p>
          </table:table-cell>
          <table:table-cell table:formula="of:=[.H350]+[.I350]-[.L350]" office:value-type="currency" office:currency="EUR" office:value="0" calcext:value-type="currency">
            <text:p>0,00 €</text:p>
          </table:table-cell>
          <table:table-cell table:formula="of:=IF([.H350]+[.I350]&gt;=10;10;[.H350]+[.I35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1]&amp;&quot;D&quot;;[$'SAISIE DONS COTISATIONS'.G$1:.G$1048576])" office:value-type="currency" office:currency="EUR" office:value="0" calcext:value-type="currency">
            <text:p>0,00 €</text:p>
          </table:table-cell>
          <table:table-cell table:formula="of:=SUMIF([$'SAISIE DONS COTISATIONS'.A$1:.A$1048576];[.A351]&amp;&quot;C&quot;;[$'SAISIE DONS COTISATIONS'.G$1:.G$1048576])" office:value-type="currency" office:currency="EUR" office:value="0" calcext:value-type="currency">
            <text:p>0,00 €</text:p>
          </table:table-cell>
          <table:table-cell table:formula="of:=SUMIF([$'SAISIE DONS COTISATIONS'.A$1:.A$1048576];[.A351]&amp;&quot;A&quot;;[$'SAISIE DONS COTISATIONS'.G$1:.G$1048576])" office:value-type="currency" office:currency="EUR" office:value="0" calcext:value-type="currency">
            <text:p>0,00 €</text:p>
          </table:table-cell>
          <table:table-cell table:formula="of:=[.H351]+[.I351]-[.L351]" office:value-type="currency" office:currency="EUR" office:value="0" calcext:value-type="currency">
            <text:p>0,00 €</text:p>
          </table:table-cell>
          <table:table-cell table:formula="of:=IF([.H351]+[.I351]&gt;=10;10;[.H351]+[.I35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2]&amp;&quot;D&quot;;[$'SAISIE DONS COTISATIONS'.G$1:.G$1048576])" office:value-type="currency" office:currency="EUR" office:value="0" calcext:value-type="currency">
            <text:p>0,00 €</text:p>
          </table:table-cell>
          <table:table-cell table:formula="of:=SUMIF([$'SAISIE DONS COTISATIONS'.A$1:.A$1048576];[.A352]&amp;&quot;C&quot;;[$'SAISIE DONS COTISATIONS'.G$1:.G$1048576])" office:value-type="currency" office:currency="EUR" office:value="0" calcext:value-type="currency">
            <text:p>0,00 €</text:p>
          </table:table-cell>
          <table:table-cell table:formula="of:=SUMIF([$'SAISIE DONS COTISATIONS'.A$1:.A$1048576];[.A352]&amp;&quot;A&quot;;[$'SAISIE DONS COTISATIONS'.G$1:.G$1048576])" office:value-type="currency" office:currency="EUR" office:value="0" calcext:value-type="currency">
            <text:p>0,00 €</text:p>
          </table:table-cell>
          <table:table-cell table:formula="of:=[.H352]+[.I352]-[.L352]" office:value-type="currency" office:currency="EUR" office:value="0" calcext:value-type="currency">
            <text:p>0,00 €</text:p>
          </table:table-cell>
          <table:table-cell table:formula="of:=IF([.H352]+[.I352]&gt;=10;10;[.H352]+[.I35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3]&amp;&quot;D&quot;;[$'SAISIE DONS COTISATIONS'.G$1:.G$1048576])" office:value-type="currency" office:currency="EUR" office:value="0" calcext:value-type="currency">
            <text:p>0,00 €</text:p>
          </table:table-cell>
          <table:table-cell table:formula="of:=SUMIF([$'SAISIE DONS COTISATIONS'.A$1:.A$1048576];[.A353]&amp;&quot;C&quot;;[$'SAISIE DONS COTISATIONS'.G$1:.G$1048576])" office:value-type="currency" office:currency="EUR" office:value="0" calcext:value-type="currency">
            <text:p>0,00 €</text:p>
          </table:table-cell>
          <table:table-cell table:formula="of:=SUMIF([$'SAISIE DONS COTISATIONS'.A$1:.A$1048576];[.A353]&amp;&quot;A&quot;;[$'SAISIE DONS COTISATIONS'.G$1:.G$1048576])" office:value-type="currency" office:currency="EUR" office:value="0" calcext:value-type="currency">
            <text:p>0,00 €</text:p>
          </table:table-cell>
          <table:table-cell table:formula="of:=[.H353]+[.I353]-[.L353]" office:value-type="currency" office:currency="EUR" office:value="0" calcext:value-type="currency">
            <text:p>0,00 €</text:p>
          </table:table-cell>
          <table:table-cell table:formula="of:=IF([.H353]+[.I353]&gt;=10;10;[.H353]+[.I35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4]&amp;&quot;D&quot;;[$'SAISIE DONS COTISATIONS'.G$1:.G$1048576])" office:value-type="currency" office:currency="EUR" office:value="0" calcext:value-type="currency">
            <text:p>0,00 €</text:p>
          </table:table-cell>
          <table:table-cell table:formula="of:=SUMIF([$'SAISIE DONS COTISATIONS'.A$1:.A$1048576];[.A354]&amp;&quot;C&quot;;[$'SAISIE DONS COTISATIONS'.G$1:.G$1048576])" office:value-type="currency" office:currency="EUR" office:value="0" calcext:value-type="currency">
            <text:p>0,00 €</text:p>
          </table:table-cell>
          <table:table-cell table:formula="of:=SUMIF([$'SAISIE DONS COTISATIONS'.A$1:.A$1048576];[.A354]&amp;&quot;A&quot;;[$'SAISIE DONS COTISATIONS'.G$1:.G$1048576])" office:value-type="currency" office:currency="EUR" office:value="0" calcext:value-type="currency">
            <text:p>0,00 €</text:p>
          </table:table-cell>
          <table:table-cell table:formula="of:=[.H354]+[.I354]-[.L354]" office:value-type="currency" office:currency="EUR" office:value="0" calcext:value-type="currency">
            <text:p>0,00 €</text:p>
          </table:table-cell>
          <table:table-cell table:formula="of:=IF([.H354]+[.I354]&gt;=10;10;[.H354]+[.I35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5]&amp;&quot;D&quot;;[$'SAISIE DONS COTISATIONS'.G$1:.G$1048576])" office:value-type="currency" office:currency="EUR" office:value="0" calcext:value-type="currency">
            <text:p>0,00 €</text:p>
          </table:table-cell>
          <table:table-cell table:formula="of:=SUMIF([$'SAISIE DONS COTISATIONS'.A$1:.A$1048576];[.A355]&amp;&quot;C&quot;;[$'SAISIE DONS COTISATIONS'.G$1:.G$1048576])" office:value-type="currency" office:currency="EUR" office:value="0" calcext:value-type="currency">
            <text:p>0,00 €</text:p>
          </table:table-cell>
          <table:table-cell table:formula="of:=SUMIF([$'SAISIE DONS COTISATIONS'.A$1:.A$1048576];[.A355]&amp;&quot;A&quot;;[$'SAISIE DONS COTISATIONS'.G$1:.G$1048576])" office:value-type="currency" office:currency="EUR" office:value="0" calcext:value-type="currency">
            <text:p>0,00 €</text:p>
          </table:table-cell>
          <table:table-cell table:formula="of:=[.H355]+[.I355]-[.L355]" office:value-type="currency" office:currency="EUR" office:value="0" calcext:value-type="currency">
            <text:p>0,00 €</text:p>
          </table:table-cell>
          <table:table-cell table:formula="of:=IF([.H355]+[.I355]&gt;=10;10;[.H355]+[.I35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6]&amp;&quot;D&quot;;[$'SAISIE DONS COTISATIONS'.G$1:.G$1048576])" office:value-type="currency" office:currency="EUR" office:value="0" calcext:value-type="currency">
            <text:p>0,00 €</text:p>
          </table:table-cell>
          <table:table-cell table:formula="of:=SUMIF([$'SAISIE DONS COTISATIONS'.A$1:.A$1048576];[.A356]&amp;&quot;C&quot;;[$'SAISIE DONS COTISATIONS'.G$1:.G$1048576])" office:value-type="currency" office:currency="EUR" office:value="0" calcext:value-type="currency">
            <text:p>0,00 €</text:p>
          </table:table-cell>
          <table:table-cell table:formula="of:=SUMIF([$'SAISIE DONS COTISATIONS'.A$1:.A$1048576];[.A356]&amp;&quot;A&quot;;[$'SAISIE DONS COTISATIONS'.G$1:.G$1048576])" office:value-type="currency" office:currency="EUR" office:value="0" calcext:value-type="currency">
            <text:p>0,00 €</text:p>
          </table:table-cell>
          <table:table-cell table:formula="of:=[.H356]+[.I356]-[.L356]" office:value-type="currency" office:currency="EUR" office:value="0" calcext:value-type="currency">
            <text:p>0,00 €</text:p>
          </table:table-cell>
          <table:table-cell table:formula="of:=IF([.H356]+[.I356]&gt;=10;10;[.H356]+[.I35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7]&amp;&quot;D&quot;;[$'SAISIE DONS COTISATIONS'.G$1:.G$1048576])" office:value-type="currency" office:currency="EUR" office:value="0" calcext:value-type="currency">
            <text:p>0,00 €</text:p>
          </table:table-cell>
          <table:table-cell table:formula="of:=SUMIF([$'SAISIE DONS COTISATIONS'.A$1:.A$1048576];[.A357]&amp;&quot;C&quot;;[$'SAISIE DONS COTISATIONS'.G$1:.G$1048576])" office:value-type="currency" office:currency="EUR" office:value="0" calcext:value-type="currency">
            <text:p>0,00 €</text:p>
          </table:table-cell>
          <table:table-cell table:formula="of:=SUMIF([$'SAISIE DONS COTISATIONS'.A$1:.A$1048576];[.A357]&amp;&quot;A&quot;;[$'SAISIE DONS COTISATIONS'.G$1:.G$1048576])" office:value-type="currency" office:currency="EUR" office:value="0" calcext:value-type="currency">
            <text:p>0,00 €</text:p>
          </table:table-cell>
          <table:table-cell table:formula="of:=[.H357]+[.I357]-[.L357]" office:value-type="currency" office:currency="EUR" office:value="0" calcext:value-type="currency">
            <text:p>0,00 €</text:p>
          </table:table-cell>
          <table:table-cell table:formula="of:=IF([.H357]+[.I357]&gt;=10;10;[.H357]+[.I35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8]&amp;&quot;D&quot;;[$'SAISIE DONS COTISATIONS'.G$1:.G$1048576])" office:value-type="currency" office:currency="EUR" office:value="0" calcext:value-type="currency">
            <text:p>0,00 €</text:p>
          </table:table-cell>
          <table:table-cell table:formula="of:=SUMIF([$'SAISIE DONS COTISATIONS'.A$1:.A$1048576];[.A358]&amp;&quot;C&quot;;[$'SAISIE DONS COTISATIONS'.G$1:.G$1048576])" office:value-type="currency" office:currency="EUR" office:value="0" calcext:value-type="currency">
            <text:p>0,00 €</text:p>
          </table:table-cell>
          <table:table-cell table:formula="of:=SUMIF([$'SAISIE DONS COTISATIONS'.A$1:.A$1048576];[.A358]&amp;&quot;A&quot;;[$'SAISIE DONS COTISATIONS'.G$1:.G$1048576])" office:value-type="currency" office:currency="EUR" office:value="0" calcext:value-type="currency">
            <text:p>0,00 €</text:p>
          </table:table-cell>
          <table:table-cell table:formula="of:=[.H358]+[.I358]-[.L358]" office:value-type="currency" office:currency="EUR" office:value="0" calcext:value-type="currency">
            <text:p>0,00 €</text:p>
          </table:table-cell>
          <table:table-cell table:formula="of:=IF([.H358]+[.I358]&gt;=10;10;[.H358]+[.I35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59]&amp;&quot;D&quot;;[$'SAISIE DONS COTISATIONS'.G$1:.G$1048576])" office:value-type="currency" office:currency="EUR" office:value="0" calcext:value-type="currency">
            <text:p>0,00 €</text:p>
          </table:table-cell>
          <table:table-cell table:formula="of:=SUMIF([$'SAISIE DONS COTISATIONS'.A$1:.A$1048576];[.A359]&amp;&quot;C&quot;;[$'SAISIE DONS COTISATIONS'.G$1:.G$1048576])" office:value-type="currency" office:currency="EUR" office:value="0" calcext:value-type="currency">
            <text:p>0,00 €</text:p>
          </table:table-cell>
          <table:table-cell table:formula="of:=SUMIF([$'SAISIE DONS COTISATIONS'.A$1:.A$1048576];[.A359]&amp;&quot;A&quot;;[$'SAISIE DONS COTISATIONS'.G$1:.G$1048576])" office:value-type="currency" office:currency="EUR" office:value="0" calcext:value-type="currency">
            <text:p>0,00 €</text:p>
          </table:table-cell>
          <table:table-cell table:formula="of:=[.H359]+[.I359]-[.L359]" office:value-type="currency" office:currency="EUR" office:value="0" calcext:value-type="currency">
            <text:p>0,00 €</text:p>
          </table:table-cell>
          <table:table-cell table:formula="of:=IF([.H359]+[.I359]&gt;=10;10;[.H359]+[.I35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0]&amp;&quot;D&quot;;[$'SAISIE DONS COTISATIONS'.G$1:.G$1048576])" office:value-type="currency" office:currency="EUR" office:value="0" calcext:value-type="currency">
            <text:p>0,00 €</text:p>
          </table:table-cell>
          <table:table-cell table:formula="of:=SUMIF([$'SAISIE DONS COTISATIONS'.A$1:.A$1048576];[.A360]&amp;&quot;C&quot;;[$'SAISIE DONS COTISATIONS'.G$1:.G$1048576])" office:value-type="currency" office:currency="EUR" office:value="0" calcext:value-type="currency">
            <text:p>0,00 €</text:p>
          </table:table-cell>
          <table:table-cell table:formula="of:=SUMIF([$'SAISIE DONS COTISATIONS'.A$1:.A$1048576];[.A360]&amp;&quot;A&quot;;[$'SAISIE DONS COTISATIONS'.G$1:.G$1048576])" office:value-type="currency" office:currency="EUR" office:value="0" calcext:value-type="currency">
            <text:p>0,00 €</text:p>
          </table:table-cell>
          <table:table-cell table:formula="of:=[.H360]+[.I360]-[.L360]" office:value-type="currency" office:currency="EUR" office:value="0" calcext:value-type="currency">
            <text:p>0,00 €</text:p>
          </table:table-cell>
          <table:table-cell table:formula="of:=IF([.H360]+[.I360]&gt;=10;10;[.H360]+[.I36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1]&amp;&quot;D&quot;;[$'SAISIE DONS COTISATIONS'.G$1:.G$1048576])" office:value-type="currency" office:currency="EUR" office:value="0" calcext:value-type="currency">
            <text:p>0,00 €</text:p>
          </table:table-cell>
          <table:table-cell table:formula="of:=SUMIF([$'SAISIE DONS COTISATIONS'.A$1:.A$1048576];[.A361]&amp;&quot;C&quot;;[$'SAISIE DONS COTISATIONS'.G$1:.G$1048576])" office:value-type="currency" office:currency="EUR" office:value="0" calcext:value-type="currency">
            <text:p>0,00 €</text:p>
          </table:table-cell>
          <table:table-cell table:formula="of:=SUMIF([$'SAISIE DONS COTISATIONS'.A$1:.A$1048576];[.A361]&amp;&quot;A&quot;;[$'SAISIE DONS COTISATIONS'.G$1:.G$1048576])" office:value-type="currency" office:currency="EUR" office:value="0" calcext:value-type="currency">
            <text:p>0,00 €</text:p>
          </table:table-cell>
          <table:table-cell table:formula="of:=[.H361]+[.I361]-[.L361]" office:value-type="currency" office:currency="EUR" office:value="0" calcext:value-type="currency">
            <text:p>0,00 €</text:p>
          </table:table-cell>
          <table:table-cell table:formula="of:=IF([.H361]+[.I361]&gt;=10;10;[.H361]+[.I36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2]&amp;&quot;D&quot;;[$'SAISIE DONS COTISATIONS'.G$1:.G$1048576])" office:value-type="currency" office:currency="EUR" office:value="0" calcext:value-type="currency">
            <text:p>0,00 €</text:p>
          </table:table-cell>
          <table:table-cell table:formula="of:=SUMIF([$'SAISIE DONS COTISATIONS'.A$1:.A$1048576];[.A362]&amp;&quot;C&quot;;[$'SAISIE DONS COTISATIONS'.G$1:.G$1048576])" office:value-type="currency" office:currency="EUR" office:value="0" calcext:value-type="currency">
            <text:p>0,00 €</text:p>
          </table:table-cell>
          <table:table-cell table:formula="of:=SUMIF([$'SAISIE DONS COTISATIONS'.A$1:.A$1048576];[.A362]&amp;&quot;A&quot;;[$'SAISIE DONS COTISATIONS'.G$1:.G$1048576])" office:value-type="currency" office:currency="EUR" office:value="0" calcext:value-type="currency">
            <text:p>0,00 €</text:p>
          </table:table-cell>
          <table:table-cell table:formula="of:=[.H362]+[.I362]-[.L362]" office:value-type="currency" office:currency="EUR" office:value="0" calcext:value-type="currency">
            <text:p>0,00 €</text:p>
          </table:table-cell>
          <table:table-cell table:formula="of:=IF([.H362]+[.I362]&gt;=10;10;[.H362]+[.I36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3]&amp;&quot;D&quot;;[$'SAISIE DONS COTISATIONS'.G$1:.G$1048576])" office:value-type="currency" office:currency="EUR" office:value="0" calcext:value-type="currency">
            <text:p>0,00 €</text:p>
          </table:table-cell>
          <table:table-cell table:formula="of:=SUMIF([$'SAISIE DONS COTISATIONS'.A$1:.A$1048576];[.A363]&amp;&quot;C&quot;;[$'SAISIE DONS COTISATIONS'.G$1:.G$1048576])" office:value-type="currency" office:currency="EUR" office:value="0" calcext:value-type="currency">
            <text:p>0,00 €</text:p>
          </table:table-cell>
          <table:table-cell table:formula="of:=SUMIF([$'SAISIE DONS COTISATIONS'.A$1:.A$1048576];[.A363]&amp;&quot;A&quot;;[$'SAISIE DONS COTISATIONS'.G$1:.G$1048576])" office:value-type="currency" office:currency="EUR" office:value="0" calcext:value-type="currency">
            <text:p>0,00 €</text:p>
          </table:table-cell>
          <table:table-cell table:formula="of:=[.H363]+[.I363]-[.L363]" office:value-type="currency" office:currency="EUR" office:value="0" calcext:value-type="currency">
            <text:p>0,00 €</text:p>
          </table:table-cell>
          <table:table-cell table:formula="of:=IF([.H363]+[.I363]&gt;=10;10;[.H363]+[.I36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4]&amp;&quot;D&quot;;[$'SAISIE DONS COTISATIONS'.G$1:.G$1048576])" office:value-type="currency" office:currency="EUR" office:value="0" calcext:value-type="currency">
            <text:p>0,00 €</text:p>
          </table:table-cell>
          <table:table-cell table:formula="of:=SUMIF([$'SAISIE DONS COTISATIONS'.A$1:.A$1048576];[.A364]&amp;&quot;C&quot;;[$'SAISIE DONS COTISATIONS'.G$1:.G$1048576])" office:value-type="currency" office:currency="EUR" office:value="0" calcext:value-type="currency">
            <text:p>0,00 €</text:p>
          </table:table-cell>
          <table:table-cell table:formula="of:=SUMIF([$'SAISIE DONS COTISATIONS'.A$1:.A$1048576];[.A364]&amp;&quot;A&quot;;[$'SAISIE DONS COTISATIONS'.G$1:.G$1048576])" office:value-type="currency" office:currency="EUR" office:value="0" calcext:value-type="currency">
            <text:p>0,00 €</text:p>
          </table:table-cell>
          <table:table-cell table:formula="of:=[.H364]+[.I364]-[.L364]" office:value-type="currency" office:currency="EUR" office:value="0" calcext:value-type="currency">
            <text:p>0,00 €</text:p>
          </table:table-cell>
          <table:table-cell table:formula="of:=IF([.H364]+[.I364]&gt;=10;10;[.H364]+[.I36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5]&amp;&quot;D&quot;;[$'SAISIE DONS COTISATIONS'.G$1:.G$1048576])" office:value-type="currency" office:currency="EUR" office:value="0" calcext:value-type="currency">
            <text:p>0,00 €</text:p>
          </table:table-cell>
          <table:table-cell table:formula="of:=SUMIF([$'SAISIE DONS COTISATIONS'.A$1:.A$1048576];[.A365]&amp;&quot;C&quot;;[$'SAISIE DONS COTISATIONS'.G$1:.G$1048576])" office:value-type="currency" office:currency="EUR" office:value="0" calcext:value-type="currency">
            <text:p>0,00 €</text:p>
          </table:table-cell>
          <table:table-cell table:formula="of:=SUMIF([$'SAISIE DONS COTISATIONS'.A$1:.A$1048576];[.A365]&amp;&quot;A&quot;;[$'SAISIE DONS COTISATIONS'.G$1:.G$1048576])" office:value-type="currency" office:currency="EUR" office:value="0" calcext:value-type="currency">
            <text:p>0,00 €</text:p>
          </table:table-cell>
          <table:table-cell table:formula="of:=[.H365]+[.I365]-[.L365]" office:value-type="currency" office:currency="EUR" office:value="0" calcext:value-type="currency">
            <text:p>0,00 €</text:p>
          </table:table-cell>
          <table:table-cell table:formula="of:=IF([.H365]+[.I365]&gt;=10;10;[.H365]+[.I36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6]&amp;&quot;D&quot;;[$'SAISIE DONS COTISATIONS'.G$1:.G$1048576])" office:value-type="currency" office:currency="EUR" office:value="0" calcext:value-type="currency">
            <text:p>0,00 €</text:p>
          </table:table-cell>
          <table:table-cell table:formula="of:=SUMIF([$'SAISIE DONS COTISATIONS'.A$1:.A$1048576];[.A366]&amp;&quot;C&quot;;[$'SAISIE DONS COTISATIONS'.G$1:.G$1048576])" office:value-type="currency" office:currency="EUR" office:value="0" calcext:value-type="currency">
            <text:p>0,00 €</text:p>
          </table:table-cell>
          <table:table-cell table:formula="of:=SUMIF([$'SAISIE DONS COTISATIONS'.A$1:.A$1048576];[.A366]&amp;&quot;A&quot;;[$'SAISIE DONS COTISATIONS'.G$1:.G$1048576])" office:value-type="currency" office:currency="EUR" office:value="0" calcext:value-type="currency">
            <text:p>0,00 €</text:p>
          </table:table-cell>
          <table:table-cell table:formula="of:=[.H366]+[.I366]-[.L366]" office:value-type="currency" office:currency="EUR" office:value="0" calcext:value-type="currency">
            <text:p>0,00 €</text:p>
          </table:table-cell>
          <table:table-cell table:formula="of:=IF([.H366]+[.I366]&gt;=10;10;[.H366]+[.I36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7]&amp;&quot;D&quot;;[$'SAISIE DONS COTISATIONS'.G$1:.G$1048576])" office:value-type="currency" office:currency="EUR" office:value="0" calcext:value-type="currency">
            <text:p>0,00 €</text:p>
          </table:table-cell>
          <table:table-cell table:formula="of:=SUMIF([$'SAISIE DONS COTISATIONS'.A$1:.A$1048576];[.A367]&amp;&quot;C&quot;;[$'SAISIE DONS COTISATIONS'.G$1:.G$1048576])" office:value-type="currency" office:currency="EUR" office:value="0" calcext:value-type="currency">
            <text:p>0,00 €</text:p>
          </table:table-cell>
          <table:table-cell table:formula="of:=SUMIF([$'SAISIE DONS COTISATIONS'.A$1:.A$1048576];[.A367]&amp;&quot;A&quot;;[$'SAISIE DONS COTISATIONS'.G$1:.G$1048576])" office:value-type="currency" office:currency="EUR" office:value="0" calcext:value-type="currency">
            <text:p>0,00 €</text:p>
          </table:table-cell>
          <table:table-cell table:formula="of:=[.H367]+[.I367]-[.L367]" office:value-type="currency" office:currency="EUR" office:value="0" calcext:value-type="currency">
            <text:p>0,00 €</text:p>
          </table:table-cell>
          <table:table-cell table:formula="of:=IF([.H367]+[.I367]&gt;=10;10;[.H367]+[.I36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8]&amp;&quot;D&quot;;[$'SAISIE DONS COTISATIONS'.G$1:.G$1048576])" office:value-type="currency" office:currency="EUR" office:value="0" calcext:value-type="currency">
            <text:p>0,00 €</text:p>
          </table:table-cell>
          <table:table-cell table:formula="of:=SUMIF([$'SAISIE DONS COTISATIONS'.A$1:.A$1048576];[.A368]&amp;&quot;C&quot;;[$'SAISIE DONS COTISATIONS'.G$1:.G$1048576])" office:value-type="currency" office:currency="EUR" office:value="0" calcext:value-type="currency">
            <text:p>0,00 €</text:p>
          </table:table-cell>
          <table:table-cell table:formula="of:=SUMIF([$'SAISIE DONS COTISATIONS'.A$1:.A$1048576];[.A368]&amp;&quot;A&quot;;[$'SAISIE DONS COTISATIONS'.G$1:.G$1048576])" office:value-type="currency" office:currency="EUR" office:value="0" calcext:value-type="currency">
            <text:p>0,00 €</text:p>
          </table:table-cell>
          <table:table-cell table:formula="of:=[.H368]+[.I368]-[.L368]" office:value-type="currency" office:currency="EUR" office:value="0" calcext:value-type="currency">
            <text:p>0,00 €</text:p>
          </table:table-cell>
          <table:table-cell table:formula="of:=IF([.H368]+[.I368]&gt;=10;10;[.H368]+[.I36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69]&amp;&quot;D&quot;;[$'SAISIE DONS COTISATIONS'.G$1:.G$1048576])" office:value-type="currency" office:currency="EUR" office:value="0" calcext:value-type="currency">
            <text:p>0,00 €</text:p>
          </table:table-cell>
          <table:table-cell table:formula="of:=SUMIF([$'SAISIE DONS COTISATIONS'.A$1:.A$1048576];[.A369]&amp;&quot;C&quot;;[$'SAISIE DONS COTISATIONS'.G$1:.G$1048576])" office:value-type="currency" office:currency="EUR" office:value="0" calcext:value-type="currency">
            <text:p>0,00 €</text:p>
          </table:table-cell>
          <table:table-cell table:formula="of:=SUMIF([$'SAISIE DONS COTISATIONS'.A$1:.A$1048576];[.A369]&amp;&quot;A&quot;;[$'SAISIE DONS COTISATIONS'.G$1:.G$1048576])" office:value-type="currency" office:currency="EUR" office:value="0" calcext:value-type="currency">
            <text:p>0,00 €</text:p>
          </table:table-cell>
          <table:table-cell table:formula="of:=[.H369]+[.I369]-[.L369]" office:value-type="currency" office:currency="EUR" office:value="0" calcext:value-type="currency">
            <text:p>0,00 €</text:p>
          </table:table-cell>
          <table:table-cell table:formula="of:=IF([.H369]+[.I369]&gt;=10;10;[.H369]+[.I36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0]&amp;&quot;D&quot;;[$'SAISIE DONS COTISATIONS'.G$1:.G$1048576])" office:value-type="currency" office:currency="EUR" office:value="0" calcext:value-type="currency">
            <text:p>0,00 €</text:p>
          </table:table-cell>
          <table:table-cell table:formula="of:=SUMIF([$'SAISIE DONS COTISATIONS'.A$1:.A$1048576];[.A370]&amp;&quot;C&quot;;[$'SAISIE DONS COTISATIONS'.G$1:.G$1048576])" office:value-type="currency" office:currency="EUR" office:value="0" calcext:value-type="currency">
            <text:p>0,00 €</text:p>
          </table:table-cell>
          <table:table-cell table:formula="of:=SUMIF([$'SAISIE DONS COTISATIONS'.A$1:.A$1048576];[.A370]&amp;&quot;A&quot;;[$'SAISIE DONS COTISATIONS'.G$1:.G$1048576])" office:value-type="currency" office:currency="EUR" office:value="0" calcext:value-type="currency">
            <text:p>0,00 €</text:p>
          </table:table-cell>
          <table:table-cell table:formula="of:=[.H370]+[.I370]-[.L370]" office:value-type="currency" office:currency="EUR" office:value="0" calcext:value-type="currency">
            <text:p>0,00 €</text:p>
          </table:table-cell>
          <table:table-cell table:formula="of:=IF([.H370]+[.I370]&gt;=10;10;[.H370]+[.I37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1]&amp;&quot;D&quot;;[$'SAISIE DONS COTISATIONS'.G$1:.G$1048576])" office:value-type="currency" office:currency="EUR" office:value="0" calcext:value-type="currency">
            <text:p>0,00 €</text:p>
          </table:table-cell>
          <table:table-cell table:formula="of:=SUMIF([$'SAISIE DONS COTISATIONS'.A$1:.A$1048576];[.A371]&amp;&quot;C&quot;;[$'SAISIE DONS COTISATIONS'.G$1:.G$1048576])" office:value-type="currency" office:currency="EUR" office:value="0" calcext:value-type="currency">
            <text:p>0,00 €</text:p>
          </table:table-cell>
          <table:table-cell table:formula="of:=SUMIF([$'SAISIE DONS COTISATIONS'.A$1:.A$1048576];[.A371]&amp;&quot;A&quot;;[$'SAISIE DONS COTISATIONS'.G$1:.G$1048576])" office:value-type="currency" office:currency="EUR" office:value="0" calcext:value-type="currency">
            <text:p>0,00 €</text:p>
          </table:table-cell>
          <table:table-cell table:formula="of:=[.H371]+[.I371]-[.L371]" office:value-type="currency" office:currency="EUR" office:value="0" calcext:value-type="currency">
            <text:p>0,00 €</text:p>
          </table:table-cell>
          <table:table-cell table:formula="of:=IF([.H371]+[.I371]&gt;=10;10;[.H371]+[.I37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2]&amp;&quot;D&quot;;[$'SAISIE DONS COTISATIONS'.G$1:.G$1048576])" office:value-type="currency" office:currency="EUR" office:value="0" calcext:value-type="currency">
            <text:p>0,00 €</text:p>
          </table:table-cell>
          <table:table-cell table:formula="of:=SUMIF([$'SAISIE DONS COTISATIONS'.A$1:.A$1048576];[.A372]&amp;&quot;C&quot;;[$'SAISIE DONS COTISATIONS'.G$1:.G$1048576])" office:value-type="currency" office:currency="EUR" office:value="0" calcext:value-type="currency">
            <text:p>0,00 €</text:p>
          </table:table-cell>
          <table:table-cell table:formula="of:=SUMIF([$'SAISIE DONS COTISATIONS'.A$1:.A$1048576];[.A372]&amp;&quot;A&quot;;[$'SAISIE DONS COTISATIONS'.G$1:.G$1048576])" office:value-type="currency" office:currency="EUR" office:value="0" calcext:value-type="currency">
            <text:p>0,00 €</text:p>
          </table:table-cell>
          <table:table-cell table:formula="of:=[.H372]+[.I372]-[.L372]" office:value-type="currency" office:currency="EUR" office:value="0" calcext:value-type="currency">
            <text:p>0,00 €</text:p>
          </table:table-cell>
          <table:table-cell table:formula="of:=IF([.H372]+[.I372]&gt;=10;10;[.H372]+[.I37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3]&amp;&quot;D&quot;;[$'SAISIE DONS COTISATIONS'.G$1:.G$1048576])" office:value-type="currency" office:currency="EUR" office:value="0" calcext:value-type="currency">
            <text:p>0,00 €</text:p>
          </table:table-cell>
          <table:table-cell table:formula="of:=SUMIF([$'SAISIE DONS COTISATIONS'.A$1:.A$1048576];[.A373]&amp;&quot;C&quot;;[$'SAISIE DONS COTISATIONS'.G$1:.G$1048576])" office:value-type="currency" office:currency="EUR" office:value="0" calcext:value-type="currency">
            <text:p>0,00 €</text:p>
          </table:table-cell>
          <table:table-cell table:formula="of:=SUMIF([$'SAISIE DONS COTISATIONS'.A$1:.A$1048576];[.A373]&amp;&quot;A&quot;;[$'SAISIE DONS COTISATIONS'.G$1:.G$1048576])" office:value-type="currency" office:currency="EUR" office:value="0" calcext:value-type="currency">
            <text:p>0,00 €</text:p>
          </table:table-cell>
          <table:table-cell table:formula="of:=[.H373]+[.I373]-[.L373]" office:value-type="currency" office:currency="EUR" office:value="0" calcext:value-type="currency">
            <text:p>0,00 €</text:p>
          </table:table-cell>
          <table:table-cell table:formula="of:=IF([.H373]+[.I373]&gt;=10;10;[.H373]+[.I37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4]&amp;&quot;D&quot;;[$'SAISIE DONS COTISATIONS'.G$1:.G$1048576])" office:value-type="currency" office:currency="EUR" office:value="0" calcext:value-type="currency">
            <text:p>0,00 €</text:p>
          </table:table-cell>
          <table:table-cell table:formula="of:=SUMIF([$'SAISIE DONS COTISATIONS'.A$1:.A$1048576];[.A374]&amp;&quot;C&quot;;[$'SAISIE DONS COTISATIONS'.G$1:.G$1048576])" office:value-type="currency" office:currency="EUR" office:value="0" calcext:value-type="currency">
            <text:p>0,00 €</text:p>
          </table:table-cell>
          <table:table-cell table:formula="of:=SUMIF([$'SAISIE DONS COTISATIONS'.A$1:.A$1048576];[.A374]&amp;&quot;A&quot;;[$'SAISIE DONS COTISATIONS'.G$1:.G$1048576])" office:value-type="currency" office:currency="EUR" office:value="0" calcext:value-type="currency">
            <text:p>0,00 €</text:p>
          </table:table-cell>
          <table:table-cell table:formula="of:=[.H374]+[.I374]-[.L374]" office:value-type="currency" office:currency="EUR" office:value="0" calcext:value-type="currency">
            <text:p>0,00 €</text:p>
          </table:table-cell>
          <table:table-cell table:formula="of:=IF([.H374]+[.I374]&gt;=10;10;[.H374]+[.I37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5]&amp;&quot;D&quot;;[$'SAISIE DONS COTISATIONS'.G$1:.G$1048576])" office:value-type="currency" office:currency="EUR" office:value="0" calcext:value-type="currency">
            <text:p>0,00 €</text:p>
          </table:table-cell>
          <table:table-cell table:formula="of:=SUMIF([$'SAISIE DONS COTISATIONS'.A$1:.A$1048576];[.A375]&amp;&quot;C&quot;;[$'SAISIE DONS COTISATIONS'.G$1:.G$1048576])" office:value-type="currency" office:currency="EUR" office:value="0" calcext:value-type="currency">
            <text:p>0,00 €</text:p>
          </table:table-cell>
          <table:table-cell table:formula="of:=SUMIF([$'SAISIE DONS COTISATIONS'.A$1:.A$1048576];[.A375]&amp;&quot;A&quot;;[$'SAISIE DONS COTISATIONS'.G$1:.G$1048576])" office:value-type="currency" office:currency="EUR" office:value="0" calcext:value-type="currency">
            <text:p>0,00 €</text:p>
          </table:table-cell>
          <table:table-cell table:formula="of:=[.H375]+[.I375]-[.L375]" office:value-type="currency" office:currency="EUR" office:value="0" calcext:value-type="currency">
            <text:p>0,00 €</text:p>
          </table:table-cell>
          <table:table-cell table:formula="of:=IF([.H375]+[.I375]&gt;=10;10;[.H375]+[.I37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6]&amp;&quot;D&quot;;[$'SAISIE DONS COTISATIONS'.G$1:.G$1048576])" office:value-type="currency" office:currency="EUR" office:value="0" calcext:value-type="currency">
            <text:p>0,00 €</text:p>
          </table:table-cell>
          <table:table-cell table:formula="of:=SUMIF([$'SAISIE DONS COTISATIONS'.A$1:.A$1048576];[.A376]&amp;&quot;C&quot;;[$'SAISIE DONS COTISATIONS'.G$1:.G$1048576])" office:value-type="currency" office:currency="EUR" office:value="0" calcext:value-type="currency">
            <text:p>0,00 €</text:p>
          </table:table-cell>
          <table:table-cell table:formula="of:=SUMIF([$'SAISIE DONS COTISATIONS'.A$1:.A$1048576];[.A376]&amp;&quot;A&quot;;[$'SAISIE DONS COTISATIONS'.G$1:.G$1048576])" office:value-type="currency" office:currency="EUR" office:value="0" calcext:value-type="currency">
            <text:p>0,00 €</text:p>
          </table:table-cell>
          <table:table-cell table:formula="of:=[.H376]+[.I376]-[.L376]" office:value-type="currency" office:currency="EUR" office:value="0" calcext:value-type="currency">
            <text:p>0,00 €</text:p>
          </table:table-cell>
          <table:table-cell table:formula="of:=IF([.H376]+[.I376]&gt;=10;10;[.H376]+[.I37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7]&amp;&quot;D&quot;;[$'SAISIE DONS COTISATIONS'.G$1:.G$1048576])" office:value-type="currency" office:currency="EUR" office:value="0" calcext:value-type="currency">
            <text:p>0,00 €</text:p>
          </table:table-cell>
          <table:table-cell table:formula="of:=SUMIF([$'SAISIE DONS COTISATIONS'.A$1:.A$1048576];[.A377]&amp;&quot;C&quot;;[$'SAISIE DONS COTISATIONS'.G$1:.G$1048576])" office:value-type="currency" office:currency="EUR" office:value="0" calcext:value-type="currency">
            <text:p>0,00 €</text:p>
          </table:table-cell>
          <table:table-cell table:formula="of:=SUMIF([$'SAISIE DONS COTISATIONS'.A$1:.A$1048576];[.A377]&amp;&quot;A&quot;;[$'SAISIE DONS COTISATIONS'.G$1:.G$1048576])" office:value-type="currency" office:currency="EUR" office:value="0" calcext:value-type="currency">
            <text:p>0,00 €</text:p>
          </table:table-cell>
          <table:table-cell table:formula="of:=[.H377]+[.I377]-[.L377]" office:value-type="currency" office:currency="EUR" office:value="0" calcext:value-type="currency">
            <text:p>0,00 €</text:p>
          </table:table-cell>
          <table:table-cell table:formula="of:=IF([.H377]+[.I377]&gt;=10;10;[.H377]+[.I37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8]&amp;&quot;D&quot;;[$'SAISIE DONS COTISATIONS'.G$1:.G$1048576])" office:value-type="currency" office:currency="EUR" office:value="0" calcext:value-type="currency">
            <text:p>0,00 €</text:p>
          </table:table-cell>
          <table:table-cell table:formula="of:=SUMIF([$'SAISIE DONS COTISATIONS'.A$1:.A$1048576];[.A378]&amp;&quot;C&quot;;[$'SAISIE DONS COTISATIONS'.G$1:.G$1048576])" office:value-type="currency" office:currency="EUR" office:value="0" calcext:value-type="currency">
            <text:p>0,00 €</text:p>
          </table:table-cell>
          <table:table-cell table:formula="of:=SUMIF([$'SAISIE DONS COTISATIONS'.A$1:.A$1048576];[.A378]&amp;&quot;A&quot;;[$'SAISIE DONS COTISATIONS'.G$1:.G$1048576])" office:value-type="currency" office:currency="EUR" office:value="0" calcext:value-type="currency">
            <text:p>0,00 €</text:p>
          </table:table-cell>
          <table:table-cell table:formula="of:=[.H378]+[.I378]-[.L378]" office:value-type="currency" office:currency="EUR" office:value="0" calcext:value-type="currency">
            <text:p>0,00 €</text:p>
          </table:table-cell>
          <table:table-cell table:formula="of:=IF([.H378]+[.I378]&gt;=10;10;[.H378]+[.I37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79]&amp;&quot;D&quot;;[$'SAISIE DONS COTISATIONS'.G$1:.G$1048576])" office:value-type="currency" office:currency="EUR" office:value="0" calcext:value-type="currency">
            <text:p>0,00 €</text:p>
          </table:table-cell>
          <table:table-cell table:formula="of:=SUMIF([$'SAISIE DONS COTISATIONS'.A$1:.A$1048576];[.A379]&amp;&quot;C&quot;;[$'SAISIE DONS COTISATIONS'.G$1:.G$1048576])" office:value-type="currency" office:currency="EUR" office:value="0" calcext:value-type="currency">
            <text:p>0,00 €</text:p>
          </table:table-cell>
          <table:table-cell table:formula="of:=SUMIF([$'SAISIE DONS COTISATIONS'.A$1:.A$1048576];[.A379]&amp;&quot;A&quot;;[$'SAISIE DONS COTISATIONS'.G$1:.G$1048576])" office:value-type="currency" office:currency="EUR" office:value="0" calcext:value-type="currency">
            <text:p>0,00 €</text:p>
          </table:table-cell>
          <table:table-cell table:formula="of:=[.H379]+[.I379]-[.L379]" office:value-type="currency" office:currency="EUR" office:value="0" calcext:value-type="currency">
            <text:p>0,00 €</text:p>
          </table:table-cell>
          <table:table-cell table:formula="of:=IF([.H379]+[.I379]&gt;=10;10;[.H379]+[.I37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0]&amp;&quot;D&quot;;[$'SAISIE DONS COTISATIONS'.G$1:.G$1048576])" office:value-type="currency" office:currency="EUR" office:value="0" calcext:value-type="currency">
            <text:p>0,00 €</text:p>
          </table:table-cell>
          <table:table-cell table:formula="of:=SUMIF([$'SAISIE DONS COTISATIONS'.A$1:.A$1048576];[.A380]&amp;&quot;C&quot;;[$'SAISIE DONS COTISATIONS'.G$1:.G$1048576])" office:value-type="currency" office:currency="EUR" office:value="0" calcext:value-type="currency">
            <text:p>0,00 €</text:p>
          </table:table-cell>
          <table:table-cell table:formula="of:=SUMIF([$'SAISIE DONS COTISATIONS'.A$1:.A$1048576];[.A380]&amp;&quot;A&quot;;[$'SAISIE DONS COTISATIONS'.G$1:.G$1048576])" office:value-type="currency" office:currency="EUR" office:value="0" calcext:value-type="currency">
            <text:p>0,00 €</text:p>
          </table:table-cell>
          <table:table-cell table:formula="of:=[.H380]+[.I380]-[.L380]" office:value-type="currency" office:currency="EUR" office:value="0" calcext:value-type="currency">
            <text:p>0,00 €</text:p>
          </table:table-cell>
          <table:table-cell table:formula="of:=IF([.H380]+[.I380]&gt;=10;10;[.H380]+[.I38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1]&amp;&quot;D&quot;;[$'SAISIE DONS COTISATIONS'.G$1:.G$1048576])" office:value-type="currency" office:currency="EUR" office:value="0" calcext:value-type="currency">
            <text:p>0,00 €</text:p>
          </table:table-cell>
          <table:table-cell table:formula="of:=SUMIF([$'SAISIE DONS COTISATIONS'.A$1:.A$1048576];[.A381]&amp;&quot;C&quot;;[$'SAISIE DONS COTISATIONS'.G$1:.G$1048576])" office:value-type="currency" office:currency="EUR" office:value="0" calcext:value-type="currency">
            <text:p>0,00 €</text:p>
          </table:table-cell>
          <table:table-cell table:formula="of:=SUMIF([$'SAISIE DONS COTISATIONS'.A$1:.A$1048576];[.A381]&amp;&quot;A&quot;;[$'SAISIE DONS COTISATIONS'.G$1:.G$1048576])" office:value-type="currency" office:currency="EUR" office:value="0" calcext:value-type="currency">
            <text:p>0,00 €</text:p>
          </table:table-cell>
          <table:table-cell table:formula="of:=[.H381]+[.I381]-[.L381]" office:value-type="currency" office:currency="EUR" office:value="0" calcext:value-type="currency">
            <text:p>0,00 €</text:p>
          </table:table-cell>
          <table:table-cell table:formula="of:=IF([.H381]+[.I381]&gt;=10;10;[.H381]+[.I38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2]&amp;&quot;D&quot;;[$'SAISIE DONS COTISATIONS'.G$1:.G$1048576])" office:value-type="currency" office:currency="EUR" office:value="0" calcext:value-type="currency">
            <text:p>0,00 €</text:p>
          </table:table-cell>
          <table:table-cell table:formula="of:=SUMIF([$'SAISIE DONS COTISATIONS'.A$1:.A$1048576];[.A382]&amp;&quot;C&quot;;[$'SAISIE DONS COTISATIONS'.G$1:.G$1048576])" office:value-type="currency" office:currency="EUR" office:value="0" calcext:value-type="currency">
            <text:p>0,00 €</text:p>
          </table:table-cell>
          <table:table-cell table:formula="of:=SUMIF([$'SAISIE DONS COTISATIONS'.A$1:.A$1048576];[.A382]&amp;&quot;A&quot;;[$'SAISIE DONS COTISATIONS'.G$1:.G$1048576])" office:value-type="currency" office:currency="EUR" office:value="0" calcext:value-type="currency">
            <text:p>0,00 €</text:p>
          </table:table-cell>
          <table:table-cell table:formula="of:=[.H382]+[.I382]-[.L382]" office:value-type="currency" office:currency="EUR" office:value="0" calcext:value-type="currency">
            <text:p>0,00 €</text:p>
          </table:table-cell>
          <table:table-cell table:formula="of:=IF([.H382]+[.I382]&gt;=10;10;[.H382]+[.I38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3]&amp;&quot;D&quot;;[$'SAISIE DONS COTISATIONS'.G$1:.G$1048576])" office:value-type="currency" office:currency="EUR" office:value="0" calcext:value-type="currency">
            <text:p>0,00 €</text:p>
          </table:table-cell>
          <table:table-cell table:formula="of:=SUMIF([$'SAISIE DONS COTISATIONS'.A$1:.A$1048576];[.A383]&amp;&quot;C&quot;;[$'SAISIE DONS COTISATIONS'.G$1:.G$1048576])" office:value-type="currency" office:currency="EUR" office:value="0" calcext:value-type="currency">
            <text:p>0,00 €</text:p>
          </table:table-cell>
          <table:table-cell table:formula="of:=SUMIF([$'SAISIE DONS COTISATIONS'.A$1:.A$1048576];[.A383]&amp;&quot;A&quot;;[$'SAISIE DONS COTISATIONS'.G$1:.G$1048576])" office:value-type="currency" office:currency="EUR" office:value="0" calcext:value-type="currency">
            <text:p>0,00 €</text:p>
          </table:table-cell>
          <table:table-cell table:formula="of:=[.H383]+[.I383]-[.L383]" office:value-type="currency" office:currency="EUR" office:value="0" calcext:value-type="currency">
            <text:p>0,00 €</text:p>
          </table:table-cell>
          <table:table-cell table:formula="of:=IF([.H383]+[.I383]&gt;=10;10;[.H383]+[.I38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4]&amp;&quot;D&quot;;[$'SAISIE DONS COTISATIONS'.G$1:.G$1048576])" office:value-type="currency" office:currency="EUR" office:value="0" calcext:value-type="currency">
            <text:p>0,00 €</text:p>
          </table:table-cell>
          <table:table-cell table:formula="of:=SUMIF([$'SAISIE DONS COTISATIONS'.A$1:.A$1048576];[.A384]&amp;&quot;C&quot;;[$'SAISIE DONS COTISATIONS'.G$1:.G$1048576])" office:value-type="currency" office:currency="EUR" office:value="0" calcext:value-type="currency">
            <text:p>0,00 €</text:p>
          </table:table-cell>
          <table:table-cell table:formula="of:=SUMIF([$'SAISIE DONS COTISATIONS'.A$1:.A$1048576];[.A384]&amp;&quot;A&quot;;[$'SAISIE DONS COTISATIONS'.G$1:.G$1048576])" office:value-type="currency" office:currency="EUR" office:value="0" calcext:value-type="currency">
            <text:p>0,00 €</text:p>
          </table:table-cell>
          <table:table-cell table:formula="of:=[.H384]+[.I384]-[.L384]" office:value-type="currency" office:currency="EUR" office:value="0" calcext:value-type="currency">
            <text:p>0,00 €</text:p>
          </table:table-cell>
          <table:table-cell table:formula="of:=IF([.H384]+[.I384]&gt;=10;10;[.H384]+[.I38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5]&amp;&quot;D&quot;;[$'SAISIE DONS COTISATIONS'.G$1:.G$1048576])" office:value-type="currency" office:currency="EUR" office:value="0" calcext:value-type="currency">
            <text:p>0,00 €</text:p>
          </table:table-cell>
          <table:table-cell table:formula="of:=SUMIF([$'SAISIE DONS COTISATIONS'.A$1:.A$1048576];[.A385]&amp;&quot;C&quot;;[$'SAISIE DONS COTISATIONS'.G$1:.G$1048576])" office:value-type="currency" office:currency="EUR" office:value="0" calcext:value-type="currency">
            <text:p>0,00 €</text:p>
          </table:table-cell>
          <table:table-cell table:formula="of:=SUMIF([$'SAISIE DONS COTISATIONS'.A$1:.A$1048576];[.A385]&amp;&quot;A&quot;;[$'SAISIE DONS COTISATIONS'.G$1:.G$1048576])" office:value-type="currency" office:currency="EUR" office:value="0" calcext:value-type="currency">
            <text:p>0,00 €</text:p>
          </table:table-cell>
          <table:table-cell table:formula="of:=[.H385]+[.I385]-[.L385]" office:value-type="currency" office:currency="EUR" office:value="0" calcext:value-type="currency">
            <text:p>0,00 €</text:p>
          </table:table-cell>
          <table:table-cell table:formula="of:=IF([.H385]+[.I385]&gt;=10;10;[.H385]+[.I38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6]&amp;&quot;D&quot;;[$'SAISIE DONS COTISATIONS'.G$1:.G$1048576])" office:value-type="currency" office:currency="EUR" office:value="0" calcext:value-type="currency">
            <text:p>0,00 €</text:p>
          </table:table-cell>
          <table:table-cell table:formula="of:=SUMIF([$'SAISIE DONS COTISATIONS'.A$1:.A$1048576];[.A386]&amp;&quot;C&quot;;[$'SAISIE DONS COTISATIONS'.G$1:.G$1048576])" office:value-type="currency" office:currency="EUR" office:value="0" calcext:value-type="currency">
            <text:p>0,00 €</text:p>
          </table:table-cell>
          <table:table-cell table:formula="of:=SUMIF([$'SAISIE DONS COTISATIONS'.A$1:.A$1048576];[.A386]&amp;&quot;A&quot;;[$'SAISIE DONS COTISATIONS'.G$1:.G$1048576])" office:value-type="currency" office:currency="EUR" office:value="0" calcext:value-type="currency">
            <text:p>0,00 €</text:p>
          </table:table-cell>
          <table:table-cell table:formula="of:=[.H386]+[.I386]-[.L386]" office:value-type="currency" office:currency="EUR" office:value="0" calcext:value-type="currency">
            <text:p>0,00 €</text:p>
          </table:table-cell>
          <table:table-cell table:formula="of:=IF([.H386]+[.I386]&gt;=10;10;[.H386]+[.I38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7]&amp;&quot;D&quot;;[$'SAISIE DONS COTISATIONS'.G$1:.G$1048576])" office:value-type="currency" office:currency="EUR" office:value="0" calcext:value-type="currency">
            <text:p>0,00 €</text:p>
          </table:table-cell>
          <table:table-cell table:formula="of:=SUMIF([$'SAISIE DONS COTISATIONS'.A$1:.A$1048576];[.A387]&amp;&quot;C&quot;;[$'SAISIE DONS COTISATIONS'.G$1:.G$1048576])" office:value-type="currency" office:currency="EUR" office:value="0" calcext:value-type="currency">
            <text:p>0,00 €</text:p>
          </table:table-cell>
          <table:table-cell table:formula="of:=SUMIF([$'SAISIE DONS COTISATIONS'.A$1:.A$1048576];[.A387]&amp;&quot;A&quot;;[$'SAISIE DONS COTISATIONS'.G$1:.G$1048576])" office:value-type="currency" office:currency="EUR" office:value="0" calcext:value-type="currency">
            <text:p>0,00 €</text:p>
          </table:table-cell>
          <table:table-cell table:formula="of:=[.H387]+[.I387]-[.L387]" office:value-type="currency" office:currency="EUR" office:value="0" calcext:value-type="currency">
            <text:p>0,00 €</text:p>
          </table:table-cell>
          <table:table-cell table:formula="of:=IF([.H387]+[.I387]&gt;=10;10;[.H387]+[.I38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8]&amp;&quot;D&quot;;[$'SAISIE DONS COTISATIONS'.G$1:.G$1048576])" office:value-type="currency" office:currency="EUR" office:value="0" calcext:value-type="currency">
            <text:p>0,00 €</text:p>
          </table:table-cell>
          <table:table-cell table:formula="of:=SUMIF([$'SAISIE DONS COTISATIONS'.A$1:.A$1048576];[.A388]&amp;&quot;C&quot;;[$'SAISIE DONS COTISATIONS'.G$1:.G$1048576])" office:value-type="currency" office:currency="EUR" office:value="0" calcext:value-type="currency">
            <text:p>0,00 €</text:p>
          </table:table-cell>
          <table:table-cell table:formula="of:=SUMIF([$'SAISIE DONS COTISATIONS'.A$1:.A$1048576];[.A388]&amp;&quot;A&quot;;[$'SAISIE DONS COTISATIONS'.G$1:.G$1048576])" office:value-type="currency" office:currency="EUR" office:value="0" calcext:value-type="currency">
            <text:p>0,00 €</text:p>
          </table:table-cell>
          <table:table-cell table:formula="of:=[.H388]+[.I388]-[.L388]" office:value-type="currency" office:currency="EUR" office:value="0" calcext:value-type="currency">
            <text:p>0,00 €</text:p>
          </table:table-cell>
          <table:table-cell table:formula="of:=IF([.H388]+[.I388]&gt;=10;10;[.H388]+[.I38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89]&amp;&quot;D&quot;;[$'SAISIE DONS COTISATIONS'.G$1:.G$1048576])" office:value-type="currency" office:currency="EUR" office:value="0" calcext:value-type="currency">
            <text:p>0,00 €</text:p>
          </table:table-cell>
          <table:table-cell table:formula="of:=SUMIF([$'SAISIE DONS COTISATIONS'.A$1:.A$1048576];[.A389]&amp;&quot;C&quot;;[$'SAISIE DONS COTISATIONS'.G$1:.G$1048576])" office:value-type="currency" office:currency="EUR" office:value="0" calcext:value-type="currency">
            <text:p>0,00 €</text:p>
          </table:table-cell>
          <table:table-cell table:formula="of:=SUMIF([$'SAISIE DONS COTISATIONS'.A$1:.A$1048576];[.A389]&amp;&quot;A&quot;;[$'SAISIE DONS COTISATIONS'.G$1:.G$1048576])" office:value-type="currency" office:currency="EUR" office:value="0" calcext:value-type="currency">
            <text:p>0,00 €</text:p>
          </table:table-cell>
          <table:table-cell table:formula="of:=[.H389]+[.I389]-[.L389]" office:value-type="currency" office:currency="EUR" office:value="0" calcext:value-type="currency">
            <text:p>0,00 €</text:p>
          </table:table-cell>
          <table:table-cell table:formula="of:=IF([.H389]+[.I389]&gt;=10;10;[.H389]+[.I38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0]&amp;&quot;D&quot;;[$'SAISIE DONS COTISATIONS'.G$1:.G$1048576])" office:value-type="currency" office:currency="EUR" office:value="0" calcext:value-type="currency">
            <text:p>0,00 €</text:p>
          </table:table-cell>
          <table:table-cell table:formula="of:=SUMIF([$'SAISIE DONS COTISATIONS'.A$1:.A$1048576];[.A390]&amp;&quot;C&quot;;[$'SAISIE DONS COTISATIONS'.G$1:.G$1048576])" office:value-type="currency" office:currency="EUR" office:value="0" calcext:value-type="currency">
            <text:p>0,00 €</text:p>
          </table:table-cell>
          <table:table-cell table:formula="of:=SUMIF([$'SAISIE DONS COTISATIONS'.A$1:.A$1048576];[.A390]&amp;&quot;A&quot;;[$'SAISIE DONS COTISATIONS'.G$1:.G$1048576])" office:value-type="currency" office:currency="EUR" office:value="0" calcext:value-type="currency">
            <text:p>0,00 €</text:p>
          </table:table-cell>
          <table:table-cell table:formula="of:=[.H390]+[.I390]-[.L390]" office:value-type="currency" office:currency="EUR" office:value="0" calcext:value-type="currency">
            <text:p>0,00 €</text:p>
          </table:table-cell>
          <table:table-cell table:formula="of:=IF([.H390]+[.I390]&gt;=10;10;[.H390]+[.I39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1]&amp;&quot;D&quot;;[$'SAISIE DONS COTISATIONS'.G$1:.G$1048576])" office:value-type="currency" office:currency="EUR" office:value="0" calcext:value-type="currency">
            <text:p>0,00 €</text:p>
          </table:table-cell>
          <table:table-cell table:formula="of:=SUMIF([$'SAISIE DONS COTISATIONS'.A$1:.A$1048576];[.A391]&amp;&quot;C&quot;;[$'SAISIE DONS COTISATIONS'.G$1:.G$1048576])" office:value-type="currency" office:currency="EUR" office:value="0" calcext:value-type="currency">
            <text:p>0,00 €</text:p>
          </table:table-cell>
          <table:table-cell table:formula="of:=SUMIF([$'SAISIE DONS COTISATIONS'.A$1:.A$1048576];[.A391]&amp;&quot;A&quot;;[$'SAISIE DONS COTISATIONS'.G$1:.G$1048576])" office:value-type="currency" office:currency="EUR" office:value="0" calcext:value-type="currency">
            <text:p>0,00 €</text:p>
          </table:table-cell>
          <table:table-cell table:formula="of:=[.H391]+[.I391]-[.L391]" office:value-type="currency" office:currency="EUR" office:value="0" calcext:value-type="currency">
            <text:p>0,00 €</text:p>
          </table:table-cell>
          <table:table-cell table:formula="of:=IF([.H391]+[.I391]&gt;=10;10;[.H391]+[.I39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2]&amp;&quot;D&quot;;[$'SAISIE DONS COTISATIONS'.G$1:.G$1048576])" office:value-type="currency" office:currency="EUR" office:value="0" calcext:value-type="currency">
            <text:p>0,00 €</text:p>
          </table:table-cell>
          <table:table-cell table:formula="of:=SUMIF([$'SAISIE DONS COTISATIONS'.A$1:.A$1048576];[.A392]&amp;&quot;C&quot;;[$'SAISIE DONS COTISATIONS'.G$1:.G$1048576])" office:value-type="currency" office:currency="EUR" office:value="0" calcext:value-type="currency">
            <text:p>0,00 €</text:p>
          </table:table-cell>
          <table:table-cell table:formula="of:=SUMIF([$'SAISIE DONS COTISATIONS'.A$1:.A$1048576];[.A392]&amp;&quot;A&quot;;[$'SAISIE DONS COTISATIONS'.G$1:.G$1048576])" office:value-type="currency" office:currency="EUR" office:value="0" calcext:value-type="currency">
            <text:p>0,00 €</text:p>
          </table:table-cell>
          <table:table-cell table:formula="of:=[.H392]+[.I392]-[.L392]" office:value-type="currency" office:currency="EUR" office:value="0" calcext:value-type="currency">
            <text:p>0,00 €</text:p>
          </table:table-cell>
          <table:table-cell table:formula="of:=IF([.H392]+[.I392]&gt;=10;10;[.H392]+[.I39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3]&amp;&quot;D&quot;;[$'SAISIE DONS COTISATIONS'.G$1:.G$1048576])" office:value-type="currency" office:currency="EUR" office:value="0" calcext:value-type="currency">
            <text:p>0,00 €</text:p>
          </table:table-cell>
          <table:table-cell table:formula="of:=SUMIF([$'SAISIE DONS COTISATIONS'.A$1:.A$1048576];[.A393]&amp;&quot;C&quot;;[$'SAISIE DONS COTISATIONS'.G$1:.G$1048576])" office:value-type="currency" office:currency="EUR" office:value="0" calcext:value-type="currency">
            <text:p>0,00 €</text:p>
          </table:table-cell>
          <table:table-cell table:formula="of:=SUMIF([$'SAISIE DONS COTISATIONS'.A$1:.A$1048576];[.A393]&amp;&quot;A&quot;;[$'SAISIE DONS COTISATIONS'.G$1:.G$1048576])" office:value-type="currency" office:currency="EUR" office:value="0" calcext:value-type="currency">
            <text:p>0,00 €</text:p>
          </table:table-cell>
          <table:table-cell table:formula="of:=[.H393]+[.I393]-[.L393]" office:value-type="currency" office:currency="EUR" office:value="0" calcext:value-type="currency">
            <text:p>0,00 €</text:p>
          </table:table-cell>
          <table:table-cell table:formula="of:=IF([.H393]+[.I393]&gt;=10;10;[.H393]+[.I39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4]&amp;&quot;D&quot;;[$'SAISIE DONS COTISATIONS'.G$1:.G$1048576])" office:value-type="currency" office:currency="EUR" office:value="0" calcext:value-type="currency">
            <text:p>0,00 €</text:p>
          </table:table-cell>
          <table:table-cell table:formula="of:=SUMIF([$'SAISIE DONS COTISATIONS'.A$1:.A$1048576];[.A394]&amp;&quot;C&quot;;[$'SAISIE DONS COTISATIONS'.G$1:.G$1048576])" office:value-type="currency" office:currency="EUR" office:value="0" calcext:value-type="currency">
            <text:p>0,00 €</text:p>
          </table:table-cell>
          <table:table-cell table:formula="of:=SUMIF([$'SAISIE DONS COTISATIONS'.A$1:.A$1048576];[.A394]&amp;&quot;A&quot;;[$'SAISIE DONS COTISATIONS'.G$1:.G$1048576])" office:value-type="currency" office:currency="EUR" office:value="0" calcext:value-type="currency">
            <text:p>0,00 €</text:p>
          </table:table-cell>
          <table:table-cell table:formula="of:=[.H394]+[.I394]-[.L394]" office:value-type="currency" office:currency="EUR" office:value="0" calcext:value-type="currency">
            <text:p>0,00 €</text:p>
          </table:table-cell>
          <table:table-cell table:formula="of:=IF([.H394]+[.I394]&gt;=10;10;[.H394]+[.I39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5]&amp;&quot;D&quot;;[$'SAISIE DONS COTISATIONS'.G$1:.G$1048576])" office:value-type="currency" office:currency="EUR" office:value="0" calcext:value-type="currency">
            <text:p>0,00 €</text:p>
          </table:table-cell>
          <table:table-cell table:formula="of:=SUMIF([$'SAISIE DONS COTISATIONS'.A$1:.A$1048576];[.A395]&amp;&quot;C&quot;;[$'SAISIE DONS COTISATIONS'.G$1:.G$1048576])" office:value-type="currency" office:currency="EUR" office:value="0" calcext:value-type="currency">
            <text:p>0,00 €</text:p>
          </table:table-cell>
          <table:table-cell table:formula="of:=SUMIF([$'SAISIE DONS COTISATIONS'.A$1:.A$1048576];[.A395]&amp;&quot;A&quot;;[$'SAISIE DONS COTISATIONS'.G$1:.G$1048576])" office:value-type="currency" office:currency="EUR" office:value="0" calcext:value-type="currency">
            <text:p>0,00 €</text:p>
          </table:table-cell>
          <table:table-cell table:formula="of:=[.H395]+[.I395]-[.L395]" office:value-type="currency" office:currency="EUR" office:value="0" calcext:value-type="currency">
            <text:p>0,00 €</text:p>
          </table:table-cell>
          <table:table-cell table:formula="of:=IF([.H395]+[.I395]&gt;=10;10;[.H395]+[.I39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6]&amp;&quot;D&quot;;[$'SAISIE DONS COTISATIONS'.G$1:.G$1048576])" office:value-type="currency" office:currency="EUR" office:value="0" calcext:value-type="currency">
            <text:p>0,00 €</text:p>
          </table:table-cell>
          <table:table-cell table:formula="of:=SUMIF([$'SAISIE DONS COTISATIONS'.A$1:.A$1048576];[.A396]&amp;&quot;C&quot;;[$'SAISIE DONS COTISATIONS'.G$1:.G$1048576])" office:value-type="currency" office:currency="EUR" office:value="0" calcext:value-type="currency">
            <text:p>0,00 €</text:p>
          </table:table-cell>
          <table:table-cell table:formula="of:=SUMIF([$'SAISIE DONS COTISATIONS'.A$1:.A$1048576];[.A396]&amp;&quot;A&quot;;[$'SAISIE DONS COTISATIONS'.G$1:.G$1048576])" office:value-type="currency" office:currency="EUR" office:value="0" calcext:value-type="currency">
            <text:p>0,00 €</text:p>
          </table:table-cell>
          <table:table-cell table:formula="of:=[.H396]+[.I396]-[.L396]" office:value-type="currency" office:currency="EUR" office:value="0" calcext:value-type="currency">
            <text:p>0,00 €</text:p>
          </table:table-cell>
          <table:table-cell table:formula="of:=IF([.H396]+[.I396]&gt;=10;10;[.H396]+[.I39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7]&amp;&quot;D&quot;;[$'SAISIE DONS COTISATIONS'.G$1:.G$1048576])" office:value-type="currency" office:currency="EUR" office:value="0" calcext:value-type="currency">
            <text:p>0,00 €</text:p>
          </table:table-cell>
          <table:table-cell table:formula="of:=SUMIF([$'SAISIE DONS COTISATIONS'.A$1:.A$1048576];[.A397]&amp;&quot;C&quot;;[$'SAISIE DONS COTISATIONS'.G$1:.G$1048576])" office:value-type="currency" office:currency="EUR" office:value="0" calcext:value-type="currency">
            <text:p>0,00 €</text:p>
          </table:table-cell>
          <table:table-cell table:formula="of:=SUMIF([$'SAISIE DONS COTISATIONS'.A$1:.A$1048576];[.A397]&amp;&quot;A&quot;;[$'SAISIE DONS COTISATIONS'.G$1:.G$1048576])" office:value-type="currency" office:currency="EUR" office:value="0" calcext:value-type="currency">
            <text:p>0,00 €</text:p>
          </table:table-cell>
          <table:table-cell table:formula="of:=[.H397]+[.I397]-[.L397]" office:value-type="currency" office:currency="EUR" office:value="0" calcext:value-type="currency">
            <text:p>0,00 €</text:p>
          </table:table-cell>
          <table:table-cell table:formula="of:=IF([.H397]+[.I397]&gt;=10;10;[.H397]+[.I39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8]&amp;&quot;D&quot;;[$'SAISIE DONS COTISATIONS'.G$1:.G$1048576])" office:value-type="currency" office:currency="EUR" office:value="0" calcext:value-type="currency">
            <text:p>0,00 €</text:p>
          </table:table-cell>
          <table:table-cell table:formula="of:=SUMIF([$'SAISIE DONS COTISATIONS'.A$1:.A$1048576];[.A398]&amp;&quot;C&quot;;[$'SAISIE DONS COTISATIONS'.G$1:.G$1048576])" office:value-type="currency" office:currency="EUR" office:value="0" calcext:value-type="currency">
            <text:p>0,00 €</text:p>
          </table:table-cell>
          <table:table-cell table:formula="of:=SUMIF([$'SAISIE DONS COTISATIONS'.A$1:.A$1048576];[.A398]&amp;&quot;A&quot;;[$'SAISIE DONS COTISATIONS'.G$1:.G$1048576])" office:value-type="currency" office:currency="EUR" office:value="0" calcext:value-type="currency">
            <text:p>0,00 €</text:p>
          </table:table-cell>
          <table:table-cell table:formula="of:=[.H398]+[.I398]-[.L398]" office:value-type="currency" office:currency="EUR" office:value="0" calcext:value-type="currency">
            <text:p>0,00 €</text:p>
          </table:table-cell>
          <table:table-cell table:formula="of:=IF([.H398]+[.I398]&gt;=10;10;[.H398]+[.I39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399]&amp;&quot;D&quot;;[$'SAISIE DONS COTISATIONS'.G$1:.G$1048576])" office:value-type="currency" office:currency="EUR" office:value="0" calcext:value-type="currency">
            <text:p>0,00 €</text:p>
          </table:table-cell>
          <table:table-cell table:formula="of:=SUMIF([$'SAISIE DONS COTISATIONS'.A$1:.A$1048576];[.A399]&amp;&quot;C&quot;;[$'SAISIE DONS COTISATIONS'.G$1:.G$1048576])" office:value-type="currency" office:currency="EUR" office:value="0" calcext:value-type="currency">
            <text:p>0,00 €</text:p>
          </table:table-cell>
          <table:table-cell table:formula="of:=SUMIF([$'SAISIE DONS COTISATIONS'.A$1:.A$1048576];[.A399]&amp;&quot;A&quot;;[$'SAISIE DONS COTISATIONS'.G$1:.G$1048576])" office:value-type="currency" office:currency="EUR" office:value="0" calcext:value-type="currency">
            <text:p>0,00 €</text:p>
          </table:table-cell>
          <table:table-cell table:formula="of:=[.H399]+[.I399]-[.L399]" office:value-type="currency" office:currency="EUR" office:value="0" calcext:value-type="currency">
            <text:p>0,00 €</text:p>
          </table:table-cell>
          <table:table-cell table:formula="of:=IF([.H399]+[.I399]&gt;=10;10;[.H399]+[.I39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0]&amp;&quot;D&quot;;[$'SAISIE DONS COTISATIONS'.G$1:.G$1048576])" office:value-type="currency" office:currency="EUR" office:value="0" calcext:value-type="currency">
            <text:p>0,00 €</text:p>
          </table:table-cell>
          <table:table-cell table:formula="of:=SUMIF([$'SAISIE DONS COTISATIONS'.A$1:.A$1048576];[.A400]&amp;&quot;C&quot;;[$'SAISIE DONS COTISATIONS'.G$1:.G$1048576])" office:value-type="currency" office:currency="EUR" office:value="0" calcext:value-type="currency">
            <text:p>0,00 €</text:p>
          </table:table-cell>
          <table:table-cell table:formula="of:=SUMIF([$'SAISIE DONS COTISATIONS'.A$1:.A$1048576];[.A400]&amp;&quot;A&quot;;[$'SAISIE DONS COTISATIONS'.G$1:.G$1048576])" office:value-type="currency" office:currency="EUR" office:value="0" calcext:value-type="currency">
            <text:p>0,00 €</text:p>
          </table:table-cell>
          <table:table-cell table:formula="of:=[.H400]+[.I400]-[.L400]" office:value-type="currency" office:currency="EUR" office:value="0" calcext:value-type="currency">
            <text:p>0,00 €</text:p>
          </table:table-cell>
          <table:table-cell table:formula="of:=IF([.H400]+[.I400]&gt;=10;10;[.H400]+[.I40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1]&amp;&quot;D&quot;;[$'SAISIE DONS COTISATIONS'.G$1:.G$1048576])" office:value-type="currency" office:currency="EUR" office:value="0" calcext:value-type="currency">
            <text:p>0,00 €</text:p>
          </table:table-cell>
          <table:table-cell table:formula="of:=SUMIF([$'SAISIE DONS COTISATIONS'.A$1:.A$1048576];[.A401]&amp;&quot;C&quot;;[$'SAISIE DONS COTISATIONS'.G$1:.G$1048576])" office:value-type="currency" office:currency="EUR" office:value="0" calcext:value-type="currency">
            <text:p>0,00 €</text:p>
          </table:table-cell>
          <table:table-cell table:formula="of:=SUMIF([$'SAISIE DONS COTISATIONS'.A$1:.A$1048576];[.A401]&amp;&quot;A&quot;;[$'SAISIE DONS COTISATIONS'.G$1:.G$1048576])" office:value-type="currency" office:currency="EUR" office:value="0" calcext:value-type="currency">
            <text:p>0,00 €</text:p>
          </table:table-cell>
          <table:table-cell table:formula="of:=[.H401]+[.I401]-[.L401]" office:value-type="currency" office:currency="EUR" office:value="0" calcext:value-type="currency">
            <text:p>0,00 €</text:p>
          </table:table-cell>
          <table:table-cell table:formula="of:=IF([.H401]+[.I401]&gt;=10;10;[.H401]+[.I40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2]&amp;&quot;D&quot;;[$'SAISIE DONS COTISATIONS'.G$1:.G$1048576])" office:value-type="currency" office:currency="EUR" office:value="0" calcext:value-type="currency">
            <text:p>0,00 €</text:p>
          </table:table-cell>
          <table:table-cell table:formula="of:=SUMIF([$'SAISIE DONS COTISATIONS'.A$1:.A$1048576];[.A402]&amp;&quot;C&quot;;[$'SAISIE DONS COTISATIONS'.G$1:.G$1048576])" office:value-type="currency" office:currency="EUR" office:value="0" calcext:value-type="currency">
            <text:p>0,00 €</text:p>
          </table:table-cell>
          <table:table-cell table:formula="of:=SUMIF([$'SAISIE DONS COTISATIONS'.A$1:.A$1048576];[.A402]&amp;&quot;A&quot;;[$'SAISIE DONS COTISATIONS'.G$1:.G$1048576])" office:value-type="currency" office:currency="EUR" office:value="0" calcext:value-type="currency">
            <text:p>0,00 €</text:p>
          </table:table-cell>
          <table:table-cell table:formula="of:=[.H402]+[.I402]-[.L402]" office:value-type="currency" office:currency="EUR" office:value="0" calcext:value-type="currency">
            <text:p>0,00 €</text:p>
          </table:table-cell>
          <table:table-cell table:formula="of:=IF([.H402]+[.I402]&gt;=10;10;[.H402]+[.I40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3]&amp;&quot;D&quot;;[$'SAISIE DONS COTISATIONS'.G$1:.G$1048576])" office:value-type="currency" office:currency="EUR" office:value="0" calcext:value-type="currency">
            <text:p>0,00 €</text:p>
          </table:table-cell>
          <table:table-cell table:formula="of:=SUMIF([$'SAISIE DONS COTISATIONS'.A$1:.A$1048576];[.A403]&amp;&quot;C&quot;;[$'SAISIE DONS COTISATIONS'.G$1:.G$1048576])" office:value-type="currency" office:currency="EUR" office:value="0" calcext:value-type="currency">
            <text:p>0,00 €</text:p>
          </table:table-cell>
          <table:table-cell table:formula="of:=SUMIF([$'SAISIE DONS COTISATIONS'.A$1:.A$1048576];[.A403]&amp;&quot;A&quot;;[$'SAISIE DONS COTISATIONS'.G$1:.G$1048576])" office:value-type="currency" office:currency="EUR" office:value="0" calcext:value-type="currency">
            <text:p>0,00 €</text:p>
          </table:table-cell>
          <table:table-cell table:formula="of:=[.H403]+[.I403]-[.L403]" office:value-type="currency" office:currency="EUR" office:value="0" calcext:value-type="currency">
            <text:p>0,00 €</text:p>
          </table:table-cell>
          <table:table-cell table:formula="of:=IF([.H403]+[.I403]&gt;=10;10;[.H403]+[.I40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4]&amp;&quot;D&quot;;[$'SAISIE DONS COTISATIONS'.G$1:.G$1048576])" office:value-type="currency" office:currency="EUR" office:value="0" calcext:value-type="currency">
            <text:p>0,00 €</text:p>
          </table:table-cell>
          <table:table-cell table:formula="of:=SUMIF([$'SAISIE DONS COTISATIONS'.A$1:.A$1048576];[.A404]&amp;&quot;C&quot;;[$'SAISIE DONS COTISATIONS'.G$1:.G$1048576])" office:value-type="currency" office:currency="EUR" office:value="0" calcext:value-type="currency">
            <text:p>0,00 €</text:p>
          </table:table-cell>
          <table:table-cell table:formula="of:=SUMIF([$'SAISIE DONS COTISATIONS'.A$1:.A$1048576];[.A404]&amp;&quot;A&quot;;[$'SAISIE DONS COTISATIONS'.G$1:.G$1048576])" office:value-type="currency" office:currency="EUR" office:value="0" calcext:value-type="currency">
            <text:p>0,00 €</text:p>
          </table:table-cell>
          <table:table-cell table:formula="of:=[.H404]+[.I404]-[.L404]" office:value-type="currency" office:currency="EUR" office:value="0" calcext:value-type="currency">
            <text:p>0,00 €</text:p>
          </table:table-cell>
          <table:table-cell table:formula="of:=IF([.H404]+[.I404]&gt;=10;10;[.H404]+[.I40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5]&amp;&quot;D&quot;;[$'SAISIE DONS COTISATIONS'.G$1:.G$1048576])" office:value-type="currency" office:currency="EUR" office:value="0" calcext:value-type="currency">
            <text:p>0,00 €</text:p>
          </table:table-cell>
          <table:table-cell table:formula="of:=SUMIF([$'SAISIE DONS COTISATIONS'.A$1:.A$1048576];[.A405]&amp;&quot;C&quot;;[$'SAISIE DONS COTISATIONS'.G$1:.G$1048576])" office:value-type="currency" office:currency="EUR" office:value="0" calcext:value-type="currency">
            <text:p>0,00 €</text:p>
          </table:table-cell>
          <table:table-cell table:formula="of:=SUMIF([$'SAISIE DONS COTISATIONS'.A$1:.A$1048576];[.A405]&amp;&quot;A&quot;;[$'SAISIE DONS COTISATIONS'.G$1:.G$1048576])" office:value-type="currency" office:currency="EUR" office:value="0" calcext:value-type="currency">
            <text:p>0,00 €</text:p>
          </table:table-cell>
          <table:table-cell table:formula="of:=[.H405]+[.I405]-[.L405]" office:value-type="currency" office:currency="EUR" office:value="0" calcext:value-type="currency">
            <text:p>0,00 €</text:p>
          </table:table-cell>
          <table:table-cell table:formula="of:=IF([.H405]+[.I405]&gt;=10;10;[.H405]+[.I40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6]&amp;&quot;D&quot;;[$'SAISIE DONS COTISATIONS'.G$1:.G$1048576])" office:value-type="currency" office:currency="EUR" office:value="0" calcext:value-type="currency">
            <text:p>0,00 €</text:p>
          </table:table-cell>
          <table:table-cell table:formula="of:=SUMIF([$'SAISIE DONS COTISATIONS'.A$1:.A$1048576];[.A406]&amp;&quot;C&quot;;[$'SAISIE DONS COTISATIONS'.G$1:.G$1048576])" office:value-type="currency" office:currency="EUR" office:value="0" calcext:value-type="currency">
            <text:p>0,00 €</text:p>
          </table:table-cell>
          <table:table-cell table:formula="of:=SUMIF([$'SAISIE DONS COTISATIONS'.A$1:.A$1048576];[.A406]&amp;&quot;A&quot;;[$'SAISIE DONS COTISATIONS'.G$1:.G$1048576])" office:value-type="currency" office:currency="EUR" office:value="0" calcext:value-type="currency">
            <text:p>0,00 €</text:p>
          </table:table-cell>
          <table:table-cell table:formula="of:=[.H406]+[.I406]-[.L406]" office:value-type="currency" office:currency="EUR" office:value="0" calcext:value-type="currency">
            <text:p>0,00 €</text:p>
          </table:table-cell>
          <table:table-cell table:formula="of:=IF([.H406]+[.I406]&gt;=10;10;[.H406]+[.I40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7]&amp;&quot;D&quot;;[$'SAISIE DONS COTISATIONS'.G$1:.G$1048576])" office:value-type="currency" office:currency="EUR" office:value="0" calcext:value-type="currency">
            <text:p>0,00 €</text:p>
          </table:table-cell>
          <table:table-cell table:formula="of:=SUMIF([$'SAISIE DONS COTISATIONS'.A$1:.A$1048576];[.A407]&amp;&quot;C&quot;;[$'SAISIE DONS COTISATIONS'.G$1:.G$1048576])" office:value-type="currency" office:currency="EUR" office:value="0" calcext:value-type="currency">
            <text:p>0,00 €</text:p>
          </table:table-cell>
          <table:table-cell table:formula="of:=SUMIF([$'SAISIE DONS COTISATIONS'.A$1:.A$1048576];[.A407]&amp;&quot;A&quot;;[$'SAISIE DONS COTISATIONS'.G$1:.G$1048576])" office:value-type="currency" office:currency="EUR" office:value="0" calcext:value-type="currency">
            <text:p>0,00 €</text:p>
          </table:table-cell>
          <table:table-cell table:formula="of:=[.H407]+[.I407]-[.L407]" office:value-type="currency" office:currency="EUR" office:value="0" calcext:value-type="currency">
            <text:p>0,00 €</text:p>
          </table:table-cell>
          <table:table-cell table:formula="of:=IF([.H407]+[.I407]&gt;=10;10;[.H407]+[.I40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8]&amp;&quot;D&quot;;[$'SAISIE DONS COTISATIONS'.G$1:.G$1048576])" office:value-type="currency" office:currency="EUR" office:value="0" calcext:value-type="currency">
            <text:p>0,00 €</text:p>
          </table:table-cell>
          <table:table-cell table:formula="of:=SUMIF([$'SAISIE DONS COTISATIONS'.A$1:.A$1048576];[.A408]&amp;&quot;C&quot;;[$'SAISIE DONS COTISATIONS'.G$1:.G$1048576])" office:value-type="currency" office:currency="EUR" office:value="0" calcext:value-type="currency">
            <text:p>0,00 €</text:p>
          </table:table-cell>
          <table:table-cell table:formula="of:=SUMIF([$'SAISIE DONS COTISATIONS'.A$1:.A$1048576];[.A408]&amp;&quot;A&quot;;[$'SAISIE DONS COTISATIONS'.G$1:.G$1048576])" office:value-type="currency" office:currency="EUR" office:value="0" calcext:value-type="currency">
            <text:p>0,00 €</text:p>
          </table:table-cell>
          <table:table-cell table:formula="of:=[.H408]+[.I408]-[.L408]" office:value-type="currency" office:currency="EUR" office:value="0" calcext:value-type="currency">
            <text:p>0,00 €</text:p>
          </table:table-cell>
          <table:table-cell table:formula="of:=IF([.H408]+[.I408]&gt;=10;10;[.H408]+[.I40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09]&amp;&quot;D&quot;;[$'SAISIE DONS COTISATIONS'.G$1:.G$1048576])" office:value-type="currency" office:currency="EUR" office:value="0" calcext:value-type="currency">
            <text:p>0,00 €</text:p>
          </table:table-cell>
          <table:table-cell table:formula="of:=SUMIF([$'SAISIE DONS COTISATIONS'.A$1:.A$1048576];[.A409]&amp;&quot;C&quot;;[$'SAISIE DONS COTISATIONS'.G$1:.G$1048576])" office:value-type="currency" office:currency="EUR" office:value="0" calcext:value-type="currency">
            <text:p>0,00 €</text:p>
          </table:table-cell>
          <table:table-cell table:formula="of:=SUMIF([$'SAISIE DONS COTISATIONS'.A$1:.A$1048576];[.A409]&amp;&quot;A&quot;;[$'SAISIE DONS COTISATIONS'.G$1:.G$1048576])" office:value-type="currency" office:currency="EUR" office:value="0" calcext:value-type="currency">
            <text:p>0,00 €</text:p>
          </table:table-cell>
          <table:table-cell table:formula="of:=[.H409]+[.I409]-[.L409]" office:value-type="currency" office:currency="EUR" office:value="0" calcext:value-type="currency">
            <text:p>0,00 €</text:p>
          </table:table-cell>
          <table:table-cell table:formula="of:=IF([.H409]+[.I409]&gt;=10;10;[.H409]+[.I40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0]&amp;&quot;D&quot;;[$'SAISIE DONS COTISATIONS'.G$1:.G$1048576])" office:value-type="currency" office:currency="EUR" office:value="0" calcext:value-type="currency">
            <text:p>0,00 €</text:p>
          </table:table-cell>
          <table:table-cell table:formula="of:=SUMIF([$'SAISIE DONS COTISATIONS'.A$1:.A$1048576];[.A410]&amp;&quot;C&quot;;[$'SAISIE DONS COTISATIONS'.G$1:.G$1048576])" office:value-type="currency" office:currency="EUR" office:value="0" calcext:value-type="currency">
            <text:p>0,00 €</text:p>
          </table:table-cell>
          <table:table-cell table:formula="of:=SUMIF([$'SAISIE DONS COTISATIONS'.A$1:.A$1048576];[.A410]&amp;&quot;A&quot;;[$'SAISIE DONS COTISATIONS'.G$1:.G$1048576])" office:value-type="currency" office:currency="EUR" office:value="0" calcext:value-type="currency">
            <text:p>0,00 €</text:p>
          </table:table-cell>
          <table:table-cell table:formula="of:=[.H410]+[.I410]-[.L410]" office:value-type="currency" office:currency="EUR" office:value="0" calcext:value-type="currency">
            <text:p>0,00 €</text:p>
          </table:table-cell>
          <table:table-cell table:formula="of:=IF([.H410]+[.I410]&gt;=10;10;[.H410]+[.I41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1]&amp;&quot;D&quot;;[$'SAISIE DONS COTISATIONS'.G$1:.G$1048576])" office:value-type="currency" office:currency="EUR" office:value="0" calcext:value-type="currency">
            <text:p>0,00 €</text:p>
          </table:table-cell>
          <table:table-cell table:formula="of:=SUMIF([$'SAISIE DONS COTISATIONS'.A$1:.A$1048576];[.A411]&amp;&quot;C&quot;;[$'SAISIE DONS COTISATIONS'.G$1:.G$1048576])" office:value-type="currency" office:currency="EUR" office:value="0" calcext:value-type="currency">
            <text:p>0,00 €</text:p>
          </table:table-cell>
          <table:table-cell table:formula="of:=SUMIF([$'SAISIE DONS COTISATIONS'.A$1:.A$1048576];[.A411]&amp;&quot;A&quot;;[$'SAISIE DONS COTISATIONS'.G$1:.G$1048576])" office:value-type="currency" office:currency="EUR" office:value="0" calcext:value-type="currency">
            <text:p>0,00 €</text:p>
          </table:table-cell>
          <table:table-cell table:formula="of:=[.H411]+[.I411]-[.L411]" office:value-type="currency" office:currency="EUR" office:value="0" calcext:value-type="currency">
            <text:p>0,00 €</text:p>
          </table:table-cell>
          <table:table-cell table:formula="of:=IF([.H411]+[.I411]&gt;=10;10;[.H411]+[.I41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2]&amp;&quot;D&quot;;[$'SAISIE DONS COTISATIONS'.G$1:.G$1048576])" office:value-type="currency" office:currency="EUR" office:value="0" calcext:value-type="currency">
            <text:p>0,00 €</text:p>
          </table:table-cell>
          <table:table-cell table:formula="of:=SUMIF([$'SAISIE DONS COTISATIONS'.A$1:.A$1048576];[.A412]&amp;&quot;C&quot;;[$'SAISIE DONS COTISATIONS'.G$1:.G$1048576])" office:value-type="currency" office:currency="EUR" office:value="0" calcext:value-type="currency">
            <text:p>0,00 €</text:p>
          </table:table-cell>
          <table:table-cell table:formula="of:=SUMIF([$'SAISIE DONS COTISATIONS'.A$1:.A$1048576];[.A412]&amp;&quot;A&quot;;[$'SAISIE DONS COTISATIONS'.G$1:.G$1048576])" office:value-type="currency" office:currency="EUR" office:value="0" calcext:value-type="currency">
            <text:p>0,00 €</text:p>
          </table:table-cell>
          <table:table-cell table:formula="of:=[.H412]+[.I412]-[.L412]" office:value-type="currency" office:currency="EUR" office:value="0" calcext:value-type="currency">
            <text:p>0,00 €</text:p>
          </table:table-cell>
          <table:table-cell table:formula="of:=IF([.H412]+[.I412]&gt;=10;10;[.H412]+[.I41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3]&amp;&quot;D&quot;;[$'SAISIE DONS COTISATIONS'.G$1:.G$1048576])" office:value-type="currency" office:currency="EUR" office:value="0" calcext:value-type="currency">
            <text:p>0,00 €</text:p>
          </table:table-cell>
          <table:table-cell table:formula="of:=SUMIF([$'SAISIE DONS COTISATIONS'.A$1:.A$1048576];[.A413]&amp;&quot;C&quot;;[$'SAISIE DONS COTISATIONS'.G$1:.G$1048576])" office:value-type="currency" office:currency="EUR" office:value="0" calcext:value-type="currency">
            <text:p>0,00 €</text:p>
          </table:table-cell>
          <table:table-cell table:formula="of:=SUMIF([$'SAISIE DONS COTISATIONS'.A$1:.A$1048576];[.A413]&amp;&quot;A&quot;;[$'SAISIE DONS COTISATIONS'.G$1:.G$1048576])" office:value-type="currency" office:currency="EUR" office:value="0" calcext:value-type="currency">
            <text:p>0,00 €</text:p>
          </table:table-cell>
          <table:table-cell table:formula="of:=[.H413]+[.I413]-[.L413]" office:value-type="currency" office:currency="EUR" office:value="0" calcext:value-type="currency">
            <text:p>0,00 €</text:p>
          </table:table-cell>
          <table:table-cell table:formula="of:=IF([.H413]+[.I413]&gt;=10;10;[.H413]+[.I41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4]&amp;&quot;D&quot;;[$'SAISIE DONS COTISATIONS'.G$1:.G$1048576])" office:value-type="currency" office:currency="EUR" office:value="0" calcext:value-type="currency">
            <text:p>0,00 €</text:p>
          </table:table-cell>
          <table:table-cell table:formula="of:=SUMIF([$'SAISIE DONS COTISATIONS'.A$1:.A$1048576];[.A414]&amp;&quot;C&quot;;[$'SAISIE DONS COTISATIONS'.G$1:.G$1048576])" office:value-type="currency" office:currency="EUR" office:value="0" calcext:value-type="currency">
            <text:p>0,00 €</text:p>
          </table:table-cell>
          <table:table-cell table:formula="of:=SUMIF([$'SAISIE DONS COTISATIONS'.A$1:.A$1048576];[.A414]&amp;&quot;A&quot;;[$'SAISIE DONS COTISATIONS'.G$1:.G$1048576])" office:value-type="currency" office:currency="EUR" office:value="0" calcext:value-type="currency">
            <text:p>0,00 €</text:p>
          </table:table-cell>
          <table:table-cell table:formula="of:=[.H414]+[.I414]-[.L414]" office:value-type="currency" office:currency="EUR" office:value="0" calcext:value-type="currency">
            <text:p>0,00 €</text:p>
          </table:table-cell>
          <table:table-cell table:formula="of:=IF([.H414]+[.I414]&gt;=10;10;[.H414]+[.I41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5]&amp;&quot;D&quot;;[$'SAISIE DONS COTISATIONS'.G$1:.G$1048576])" office:value-type="currency" office:currency="EUR" office:value="0" calcext:value-type="currency">
            <text:p>0,00 €</text:p>
          </table:table-cell>
          <table:table-cell table:formula="of:=SUMIF([$'SAISIE DONS COTISATIONS'.A$1:.A$1048576];[.A415]&amp;&quot;C&quot;;[$'SAISIE DONS COTISATIONS'.G$1:.G$1048576])" office:value-type="currency" office:currency="EUR" office:value="0" calcext:value-type="currency">
            <text:p>0,00 €</text:p>
          </table:table-cell>
          <table:table-cell table:formula="of:=SUMIF([$'SAISIE DONS COTISATIONS'.A$1:.A$1048576];[.A415]&amp;&quot;A&quot;;[$'SAISIE DONS COTISATIONS'.G$1:.G$1048576])" office:value-type="currency" office:currency="EUR" office:value="0" calcext:value-type="currency">
            <text:p>0,00 €</text:p>
          </table:table-cell>
          <table:table-cell table:formula="of:=[.H415]+[.I415]-[.L415]" office:value-type="currency" office:currency="EUR" office:value="0" calcext:value-type="currency">
            <text:p>0,00 €</text:p>
          </table:table-cell>
          <table:table-cell table:formula="of:=IF([.H415]+[.I415]&gt;=10;10;[.H415]+[.I41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6]&amp;&quot;D&quot;;[$'SAISIE DONS COTISATIONS'.G$1:.G$1048576])" office:value-type="currency" office:currency="EUR" office:value="0" calcext:value-type="currency">
            <text:p>0,00 €</text:p>
          </table:table-cell>
          <table:table-cell table:formula="of:=SUMIF([$'SAISIE DONS COTISATIONS'.A$1:.A$1048576];[.A416]&amp;&quot;C&quot;;[$'SAISIE DONS COTISATIONS'.G$1:.G$1048576])" office:value-type="currency" office:currency="EUR" office:value="0" calcext:value-type="currency">
            <text:p>0,00 €</text:p>
          </table:table-cell>
          <table:table-cell table:formula="of:=SUMIF([$'SAISIE DONS COTISATIONS'.A$1:.A$1048576];[.A416]&amp;&quot;A&quot;;[$'SAISIE DONS COTISATIONS'.G$1:.G$1048576])" office:value-type="currency" office:currency="EUR" office:value="0" calcext:value-type="currency">
            <text:p>0,00 €</text:p>
          </table:table-cell>
          <table:table-cell table:formula="of:=[.H416]+[.I416]-[.L416]" office:value-type="currency" office:currency="EUR" office:value="0" calcext:value-type="currency">
            <text:p>0,00 €</text:p>
          </table:table-cell>
          <table:table-cell table:formula="of:=IF([.H416]+[.I416]&gt;=10;10;[.H416]+[.I41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7]&amp;&quot;D&quot;;[$'SAISIE DONS COTISATIONS'.G$1:.G$1048576])" office:value-type="currency" office:currency="EUR" office:value="0" calcext:value-type="currency">
            <text:p>0,00 €</text:p>
          </table:table-cell>
          <table:table-cell table:formula="of:=SUMIF([$'SAISIE DONS COTISATIONS'.A$1:.A$1048576];[.A417]&amp;&quot;C&quot;;[$'SAISIE DONS COTISATIONS'.G$1:.G$1048576])" office:value-type="currency" office:currency="EUR" office:value="0" calcext:value-type="currency">
            <text:p>0,00 €</text:p>
          </table:table-cell>
          <table:table-cell table:formula="of:=SUMIF([$'SAISIE DONS COTISATIONS'.A$1:.A$1048576];[.A417]&amp;&quot;A&quot;;[$'SAISIE DONS COTISATIONS'.G$1:.G$1048576])" office:value-type="currency" office:currency="EUR" office:value="0" calcext:value-type="currency">
            <text:p>0,00 €</text:p>
          </table:table-cell>
          <table:table-cell table:formula="of:=[.H417]+[.I417]-[.L417]" office:value-type="currency" office:currency="EUR" office:value="0" calcext:value-type="currency">
            <text:p>0,00 €</text:p>
          </table:table-cell>
          <table:table-cell table:formula="of:=IF([.H417]+[.I417]&gt;=10;10;[.H417]+[.I41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8]&amp;&quot;D&quot;;[$'SAISIE DONS COTISATIONS'.G$1:.G$1048576])" office:value-type="currency" office:currency="EUR" office:value="0" calcext:value-type="currency">
            <text:p>0,00 €</text:p>
          </table:table-cell>
          <table:table-cell table:formula="of:=SUMIF([$'SAISIE DONS COTISATIONS'.A$1:.A$1048576];[.A418]&amp;&quot;C&quot;;[$'SAISIE DONS COTISATIONS'.G$1:.G$1048576])" office:value-type="currency" office:currency="EUR" office:value="0" calcext:value-type="currency">
            <text:p>0,00 €</text:p>
          </table:table-cell>
          <table:table-cell table:formula="of:=SUMIF([$'SAISIE DONS COTISATIONS'.A$1:.A$1048576];[.A418]&amp;&quot;A&quot;;[$'SAISIE DONS COTISATIONS'.G$1:.G$1048576])" office:value-type="currency" office:currency="EUR" office:value="0" calcext:value-type="currency">
            <text:p>0,00 €</text:p>
          </table:table-cell>
          <table:table-cell table:formula="of:=[.H418]+[.I418]-[.L418]" office:value-type="currency" office:currency="EUR" office:value="0" calcext:value-type="currency">
            <text:p>0,00 €</text:p>
          </table:table-cell>
          <table:table-cell table:formula="of:=IF([.H418]+[.I418]&gt;=10;10;[.H418]+[.I41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19]&amp;&quot;D&quot;;[$'SAISIE DONS COTISATIONS'.G$1:.G$1048576])" office:value-type="currency" office:currency="EUR" office:value="0" calcext:value-type="currency">
            <text:p>0,00 €</text:p>
          </table:table-cell>
          <table:table-cell table:formula="of:=SUMIF([$'SAISIE DONS COTISATIONS'.A$1:.A$1048576];[.A419]&amp;&quot;C&quot;;[$'SAISIE DONS COTISATIONS'.G$1:.G$1048576])" office:value-type="currency" office:currency="EUR" office:value="0" calcext:value-type="currency">
            <text:p>0,00 €</text:p>
          </table:table-cell>
          <table:table-cell table:formula="of:=SUMIF([$'SAISIE DONS COTISATIONS'.A$1:.A$1048576];[.A419]&amp;&quot;A&quot;;[$'SAISIE DONS COTISATIONS'.G$1:.G$1048576])" office:value-type="currency" office:currency="EUR" office:value="0" calcext:value-type="currency">
            <text:p>0,00 €</text:p>
          </table:table-cell>
          <table:table-cell table:formula="of:=[.H419]+[.I419]-[.L419]" office:value-type="currency" office:currency="EUR" office:value="0" calcext:value-type="currency">
            <text:p>0,00 €</text:p>
          </table:table-cell>
          <table:table-cell table:formula="of:=IF([.H419]+[.I419]&gt;=10;10;[.H419]+[.I41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0]&amp;&quot;D&quot;;[$'SAISIE DONS COTISATIONS'.G$1:.G$1048576])" office:value-type="currency" office:currency="EUR" office:value="0" calcext:value-type="currency">
            <text:p>0,00 €</text:p>
          </table:table-cell>
          <table:table-cell table:formula="of:=SUMIF([$'SAISIE DONS COTISATIONS'.A$1:.A$1048576];[.A420]&amp;&quot;C&quot;;[$'SAISIE DONS COTISATIONS'.G$1:.G$1048576])" office:value-type="currency" office:currency="EUR" office:value="0" calcext:value-type="currency">
            <text:p>0,00 €</text:p>
          </table:table-cell>
          <table:table-cell table:formula="of:=SUMIF([$'SAISIE DONS COTISATIONS'.A$1:.A$1048576];[.A420]&amp;&quot;A&quot;;[$'SAISIE DONS COTISATIONS'.G$1:.G$1048576])" office:value-type="currency" office:currency="EUR" office:value="0" calcext:value-type="currency">
            <text:p>0,00 €</text:p>
          </table:table-cell>
          <table:table-cell table:formula="of:=[.H420]+[.I420]-[.L420]" office:value-type="currency" office:currency="EUR" office:value="0" calcext:value-type="currency">
            <text:p>0,00 €</text:p>
          </table:table-cell>
          <table:table-cell table:formula="of:=IF([.H420]+[.I420]&gt;=10;10;[.H420]+[.I42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1]&amp;&quot;D&quot;;[$'SAISIE DONS COTISATIONS'.G$1:.G$1048576])" office:value-type="currency" office:currency="EUR" office:value="0" calcext:value-type="currency">
            <text:p>0,00 €</text:p>
          </table:table-cell>
          <table:table-cell table:formula="of:=SUMIF([$'SAISIE DONS COTISATIONS'.A$1:.A$1048576];[.A421]&amp;&quot;C&quot;;[$'SAISIE DONS COTISATIONS'.G$1:.G$1048576])" office:value-type="currency" office:currency="EUR" office:value="0" calcext:value-type="currency">
            <text:p>0,00 €</text:p>
          </table:table-cell>
          <table:table-cell table:formula="of:=SUMIF([$'SAISIE DONS COTISATIONS'.A$1:.A$1048576];[.A421]&amp;&quot;A&quot;;[$'SAISIE DONS COTISATIONS'.G$1:.G$1048576])" office:value-type="currency" office:currency="EUR" office:value="0" calcext:value-type="currency">
            <text:p>0,00 €</text:p>
          </table:table-cell>
          <table:table-cell table:formula="of:=[.H421]+[.I421]-[.L421]" office:value-type="currency" office:currency="EUR" office:value="0" calcext:value-type="currency">
            <text:p>0,00 €</text:p>
          </table:table-cell>
          <table:table-cell table:formula="of:=IF([.H421]+[.I421]&gt;=10;10;[.H421]+[.I42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2]&amp;&quot;D&quot;;[$'SAISIE DONS COTISATIONS'.G$1:.G$1048576])" office:value-type="currency" office:currency="EUR" office:value="0" calcext:value-type="currency">
            <text:p>0,00 €</text:p>
          </table:table-cell>
          <table:table-cell table:formula="of:=SUMIF([$'SAISIE DONS COTISATIONS'.A$1:.A$1048576];[.A422]&amp;&quot;C&quot;;[$'SAISIE DONS COTISATIONS'.G$1:.G$1048576])" office:value-type="currency" office:currency="EUR" office:value="0" calcext:value-type="currency">
            <text:p>0,00 €</text:p>
          </table:table-cell>
          <table:table-cell table:formula="of:=SUMIF([$'SAISIE DONS COTISATIONS'.A$1:.A$1048576];[.A422]&amp;&quot;A&quot;;[$'SAISIE DONS COTISATIONS'.G$1:.G$1048576])" office:value-type="currency" office:currency="EUR" office:value="0" calcext:value-type="currency">
            <text:p>0,00 €</text:p>
          </table:table-cell>
          <table:table-cell table:formula="of:=[.H422]+[.I422]-[.L422]" office:value-type="currency" office:currency="EUR" office:value="0" calcext:value-type="currency">
            <text:p>0,00 €</text:p>
          </table:table-cell>
          <table:table-cell table:formula="of:=IF([.H422]+[.I422]&gt;=10;10;[.H422]+[.I42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3]&amp;&quot;D&quot;;[$'SAISIE DONS COTISATIONS'.G$1:.G$1048576])" office:value-type="currency" office:currency="EUR" office:value="0" calcext:value-type="currency">
            <text:p>0,00 €</text:p>
          </table:table-cell>
          <table:table-cell table:formula="of:=SUMIF([$'SAISIE DONS COTISATIONS'.A$1:.A$1048576];[.A423]&amp;&quot;C&quot;;[$'SAISIE DONS COTISATIONS'.G$1:.G$1048576])" office:value-type="currency" office:currency="EUR" office:value="0" calcext:value-type="currency">
            <text:p>0,00 €</text:p>
          </table:table-cell>
          <table:table-cell table:formula="of:=SUMIF([$'SAISIE DONS COTISATIONS'.A$1:.A$1048576];[.A423]&amp;&quot;A&quot;;[$'SAISIE DONS COTISATIONS'.G$1:.G$1048576])" office:value-type="currency" office:currency="EUR" office:value="0" calcext:value-type="currency">
            <text:p>0,00 €</text:p>
          </table:table-cell>
          <table:table-cell table:formula="of:=[.H423]+[.I423]-[.L423]" office:value-type="currency" office:currency="EUR" office:value="0" calcext:value-type="currency">
            <text:p>0,00 €</text:p>
          </table:table-cell>
          <table:table-cell table:formula="of:=IF([.H423]+[.I423]&gt;=10;10;[.H423]+[.I42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4]&amp;&quot;D&quot;;[$'SAISIE DONS COTISATIONS'.G$1:.G$1048576])" office:value-type="currency" office:currency="EUR" office:value="0" calcext:value-type="currency">
            <text:p>0,00 €</text:p>
          </table:table-cell>
          <table:table-cell table:formula="of:=SUMIF([$'SAISIE DONS COTISATIONS'.A$1:.A$1048576];[.A424]&amp;&quot;C&quot;;[$'SAISIE DONS COTISATIONS'.G$1:.G$1048576])" office:value-type="currency" office:currency="EUR" office:value="0" calcext:value-type="currency">
            <text:p>0,00 €</text:p>
          </table:table-cell>
          <table:table-cell table:formula="of:=SUMIF([$'SAISIE DONS COTISATIONS'.A$1:.A$1048576];[.A424]&amp;&quot;A&quot;;[$'SAISIE DONS COTISATIONS'.G$1:.G$1048576])" office:value-type="currency" office:currency="EUR" office:value="0" calcext:value-type="currency">
            <text:p>0,00 €</text:p>
          </table:table-cell>
          <table:table-cell table:formula="of:=[.H424]+[.I424]-[.L424]" office:value-type="currency" office:currency="EUR" office:value="0" calcext:value-type="currency">
            <text:p>0,00 €</text:p>
          </table:table-cell>
          <table:table-cell table:formula="of:=IF([.H424]+[.I424]&gt;=10;10;[.H424]+[.I42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5]&amp;&quot;D&quot;;[$'SAISIE DONS COTISATIONS'.G$1:.G$1048576])" office:value-type="currency" office:currency="EUR" office:value="0" calcext:value-type="currency">
            <text:p>0,00 €</text:p>
          </table:table-cell>
          <table:table-cell table:formula="of:=SUMIF([$'SAISIE DONS COTISATIONS'.A$1:.A$1048576];[.A425]&amp;&quot;C&quot;;[$'SAISIE DONS COTISATIONS'.G$1:.G$1048576])" office:value-type="currency" office:currency="EUR" office:value="0" calcext:value-type="currency">
            <text:p>0,00 €</text:p>
          </table:table-cell>
          <table:table-cell table:formula="of:=SUMIF([$'SAISIE DONS COTISATIONS'.A$1:.A$1048576];[.A425]&amp;&quot;A&quot;;[$'SAISIE DONS COTISATIONS'.G$1:.G$1048576])" office:value-type="currency" office:currency="EUR" office:value="0" calcext:value-type="currency">
            <text:p>0,00 €</text:p>
          </table:table-cell>
          <table:table-cell table:formula="of:=[.H425]+[.I425]-[.L425]" office:value-type="currency" office:currency="EUR" office:value="0" calcext:value-type="currency">
            <text:p>0,00 €</text:p>
          </table:table-cell>
          <table:table-cell table:formula="of:=IF([.H425]+[.I425]&gt;=10;10;[.H425]+[.I42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6]&amp;&quot;D&quot;;[$'SAISIE DONS COTISATIONS'.G$1:.G$1048576])" office:value-type="currency" office:currency="EUR" office:value="0" calcext:value-type="currency">
            <text:p>0,00 €</text:p>
          </table:table-cell>
          <table:table-cell table:formula="of:=SUMIF([$'SAISIE DONS COTISATIONS'.A$1:.A$1048576];[.A426]&amp;&quot;C&quot;;[$'SAISIE DONS COTISATIONS'.G$1:.G$1048576])" office:value-type="currency" office:currency="EUR" office:value="0" calcext:value-type="currency">
            <text:p>0,00 €</text:p>
          </table:table-cell>
          <table:table-cell table:formula="of:=SUMIF([$'SAISIE DONS COTISATIONS'.A$1:.A$1048576];[.A426]&amp;&quot;A&quot;;[$'SAISIE DONS COTISATIONS'.G$1:.G$1048576])" office:value-type="currency" office:currency="EUR" office:value="0" calcext:value-type="currency">
            <text:p>0,00 €</text:p>
          </table:table-cell>
          <table:table-cell table:formula="of:=[.H426]+[.I426]-[.L426]" office:value-type="currency" office:currency="EUR" office:value="0" calcext:value-type="currency">
            <text:p>0,00 €</text:p>
          </table:table-cell>
          <table:table-cell table:formula="of:=IF([.H426]+[.I426]&gt;=10;10;[.H426]+[.I42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7]&amp;&quot;D&quot;;[$'SAISIE DONS COTISATIONS'.G$1:.G$1048576])" office:value-type="currency" office:currency="EUR" office:value="0" calcext:value-type="currency">
            <text:p>0,00 €</text:p>
          </table:table-cell>
          <table:table-cell table:formula="of:=SUMIF([$'SAISIE DONS COTISATIONS'.A$1:.A$1048576];[.A427]&amp;&quot;C&quot;;[$'SAISIE DONS COTISATIONS'.G$1:.G$1048576])" office:value-type="currency" office:currency="EUR" office:value="0" calcext:value-type="currency">
            <text:p>0,00 €</text:p>
          </table:table-cell>
          <table:table-cell table:formula="of:=SUMIF([$'SAISIE DONS COTISATIONS'.A$1:.A$1048576];[.A427]&amp;&quot;A&quot;;[$'SAISIE DONS COTISATIONS'.G$1:.G$1048576])" office:value-type="currency" office:currency="EUR" office:value="0" calcext:value-type="currency">
            <text:p>0,00 €</text:p>
          </table:table-cell>
          <table:table-cell table:formula="of:=[.H427]+[.I427]-[.L427]" office:value-type="currency" office:currency="EUR" office:value="0" calcext:value-type="currency">
            <text:p>0,00 €</text:p>
          </table:table-cell>
          <table:table-cell table:formula="of:=IF([.H427]+[.I427]&gt;=10;10;[.H427]+[.I42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8]&amp;&quot;D&quot;;[$'SAISIE DONS COTISATIONS'.G$1:.G$1048576])" office:value-type="currency" office:currency="EUR" office:value="0" calcext:value-type="currency">
            <text:p>0,00 €</text:p>
          </table:table-cell>
          <table:table-cell table:formula="of:=SUMIF([$'SAISIE DONS COTISATIONS'.A$1:.A$1048576];[.A428]&amp;&quot;C&quot;;[$'SAISIE DONS COTISATIONS'.G$1:.G$1048576])" office:value-type="currency" office:currency="EUR" office:value="0" calcext:value-type="currency">
            <text:p>0,00 €</text:p>
          </table:table-cell>
          <table:table-cell table:formula="of:=SUMIF([$'SAISIE DONS COTISATIONS'.A$1:.A$1048576];[.A428]&amp;&quot;A&quot;;[$'SAISIE DONS COTISATIONS'.G$1:.G$1048576])" office:value-type="currency" office:currency="EUR" office:value="0" calcext:value-type="currency">
            <text:p>0,00 €</text:p>
          </table:table-cell>
          <table:table-cell table:formula="of:=[.H428]+[.I428]-[.L428]" office:value-type="currency" office:currency="EUR" office:value="0" calcext:value-type="currency">
            <text:p>0,00 €</text:p>
          </table:table-cell>
          <table:table-cell table:formula="of:=IF([.H428]+[.I428]&gt;=10;10;[.H428]+[.I42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29]&amp;&quot;D&quot;;[$'SAISIE DONS COTISATIONS'.G$1:.G$1048576])" office:value-type="currency" office:currency="EUR" office:value="0" calcext:value-type="currency">
            <text:p>0,00 €</text:p>
          </table:table-cell>
          <table:table-cell table:formula="of:=SUMIF([$'SAISIE DONS COTISATIONS'.A$1:.A$1048576];[.A429]&amp;&quot;C&quot;;[$'SAISIE DONS COTISATIONS'.G$1:.G$1048576])" office:value-type="currency" office:currency="EUR" office:value="0" calcext:value-type="currency">
            <text:p>0,00 €</text:p>
          </table:table-cell>
          <table:table-cell table:formula="of:=SUMIF([$'SAISIE DONS COTISATIONS'.A$1:.A$1048576];[.A429]&amp;&quot;A&quot;;[$'SAISIE DONS COTISATIONS'.G$1:.G$1048576])" office:value-type="currency" office:currency="EUR" office:value="0" calcext:value-type="currency">
            <text:p>0,00 €</text:p>
          </table:table-cell>
          <table:table-cell table:formula="of:=[.H429]+[.I429]-[.L429]" office:value-type="currency" office:currency="EUR" office:value="0" calcext:value-type="currency">
            <text:p>0,00 €</text:p>
          </table:table-cell>
          <table:table-cell table:formula="of:=IF([.H429]+[.I429]&gt;=10;10;[.H429]+[.I42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0]&amp;&quot;D&quot;;[$'SAISIE DONS COTISATIONS'.G$1:.G$1048576])" office:value-type="currency" office:currency="EUR" office:value="0" calcext:value-type="currency">
            <text:p>0,00 €</text:p>
          </table:table-cell>
          <table:table-cell table:formula="of:=SUMIF([$'SAISIE DONS COTISATIONS'.A$1:.A$1048576];[.A430]&amp;&quot;C&quot;;[$'SAISIE DONS COTISATIONS'.G$1:.G$1048576])" office:value-type="currency" office:currency="EUR" office:value="0" calcext:value-type="currency">
            <text:p>0,00 €</text:p>
          </table:table-cell>
          <table:table-cell table:formula="of:=SUMIF([$'SAISIE DONS COTISATIONS'.A$1:.A$1048576];[.A430]&amp;&quot;A&quot;;[$'SAISIE DONS COTISATIONS'.G$1:.G$1048576])" office:value-type="currency" office:currency="EUR" office:value="0" calcext:value-type="currency">
            <text:p>0,00 €</text:p>
          </table:table-cell>
          <table:table-cell table:formula="of:=[.H430]+[.I430]-[.L430]" office:value-type="currency" office:currency="EUR" office:value="0" calcext:value-type="currency">
            <text:p>0,00 €</text:p>
          </table:table-cell>
          <table:table-cell table:formula="of:=IF([.H430]+[.I430]&gt;=10;10;[.H430]+[.I43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1]&amp;&quot;D&quot;;[$'SAISIE DONS COTISATIONS'.G$1:.G$1048576])" office:value-type="currency" office:currency="EUR" office:value="0" calcext:value-type="currency">
            <text:p>0,00 €</text:p>
          </table:table-cell>
          <table:table-cell table:formula="of:=SUMIF([$'SAISIE DONS COTISATIONS'.A$1:.A$1048576];[.A431]&amp;&quot;C&quot;;[$'SAISIE DONS COTISATIONS'.G$1:.G$1048576])" office:value-type="currency" office:currency="EUR" office:value="0" calcext:value-type="currency">
            <text:p>0,00 €</text:p>
          </table:table-cell>
          <table:table-cell table:formula="of:=SUMIF([$'SAISIE DONS COTISATIONS'.A$1:.A$1048576];[.A431]&amp;&quot;A&quot;;[$'SAISIE DONS COTISATIONS'.G$1:.G$1048576])" office:value-type="currency" office:currency="EUR" office:value="0" calcext:value-type="currency">
            <text:p>0,00 €</text:p>
          </table:table-cell>
          <table:table-cell table:formula="of:=[.H431]+[.I431]-[.L431]" office:value-type="currency" office:currency="EUR" office:value="0" calcext:value-type="currency">
            <text:p>0,00 €</text:p>
          </table:table-cell>
          <table:table-cell table:formula="of:=IF([.H431]+[.I431]&gt;=10;10;[.H431]+[.I43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2]&amp;&quot;D&quot;;[$'SAISIE DONS COTISATIONS'.G$1:.G$1048576])" office:value-type="currency" office:currency="EUR" office:value="0" calcext:value-type="currency">
            <text:p>0,00 €</text:p>
          </table:table-cell>
          <table:table-cell table:formula="of:=SUMIF([$'SAISIE DONS COTISATIONS'.A$1:.A$1048576];[.A432]&amp;&quot;C&quot;;[$'SAISIE DONS COTISATIONS'.G$1:.G$1048576])" office:value-type="currency" office:currency="EUR" office:value="0" calcext:value-type="currency">
            <text:p>0,00 €</text:p>
          </table:table-cell>
          <table:table-cell table:formula="of:=SUMIF([$'SAISIE DONS COTISATIONS'.A$1:.A$1048576];[.A432]&amp;&quot;A&quot;;[$'SAISIE DONS COTISATIONS'.G$1:.G$1048576])" office:value-type="currency" office:currency="EUR" office:value="0" calcext:value-type="currency">
            <text:p>0,00 €</text:p>
          </table:table-cell>
          <table:table-cell table:formula="of:=[.H432]+[.I432]-[.L432]" office:value-type="currency" office:currency="EUR" office:value="0" calcext:value-type="currency">
            <text:p>0,00 €</text:p>
          </table:table-cell>
          <table:table-cell table:formula="of:=IF([.H432]+[.I432]&gt;=10;10;[.H432]+[.I43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3]&amp;&quot;D&quot;;[$'SAISIE DONS COTISATIONS'.G$1:.G$1048576])" office:value-type="currency" office:currency="EUR" office:value="0" calcext:value-type="currency">
            <text:p>0,00 €</text:p>
          </table:table-cell>
          <table:table-cell table:formula="of:=SUMIF([$'SAISIE DONS COTISATIONS'.A$1:.A$1048576];[.A433]&amp;&quot;C&quot;;[$'SAISIE DONS COTISATIONS'.G$1:.G$1048576])" office:value-type="currency" office:currency="EUR" office:value="0" calcext:value-type="currency">
            <text:p>0,00 €</text:p>
          </table:table-cell>
          <table:table-cell table:formula="of:=SUMIF([$'SAISIE DONS COTISATIONS'.A$1:.A$1048576];[.A433]&amp;&quot;A&quot;;[$'SAISIE DONS COTISATIONS'.G$1:.G$1048576])" office:value-type="currency" office:currency="EUR" office:value="0" calcext:value-type="currency">
            <text:p>0,00 €</text:p>
          </table:table-cell>
          <table:table-cell table:formula="of:=[.H433]+[.I433]-[.L433]" office:value-type="currency" office:currency="EUR" office:value="0" calcext:value-type="currency">
            <text:p>0,00 €</text:p>
          </table:table-cell>
          <table:table-cell table:formula="of:=IF([.H433]+[.I433]&gt;=10;10;[.H433]+[.I43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4]&amp;&quot;D&quot;;[$'SAISIE DONS COTISATIONS'.G$1:.G$1048576])" office:value-type="currency" office:currency="EUR" office:value="0" calcext:value-type="currency">
            <text:p>0,00 €</text:p>
          </table:table-cell>
          <table:table-cell table:formula="of:=SUMIF([$'SAISIE DONS COTISATIONS'.A$1:.A$1048576];[.A434]&amp;&quot;C&quot;;[$'SAISIE DONS COTISATIONS'.G$1:.G$1048576])" office:value-type="currency" office:currency="EUR" office:value="0" calcext:value-type="currency">
            <text:p>0,00 €</text:p>
          </table:table-cell>
          <table:table-cell table:formula="of:=SUMIF([$'SAISIE DONS COTISATIONS'.A$1:.A$1048576];[.A434]&amp;&quot;A&quot;;[$'SAISIE DONS COTISATIONS'.G$1:.G$1048576])" office:value-type="currency" office:currency="EUR" office:value="0" calcext:value-type="currency">
            <text:p>0,00 €</text:p>
          </table:table-cell>
          <table:table-cell table:formula="of:=[.H434]+[.I434]-[.L434]" office:value-type="currency" office:currency="EUR" office:value="0" calcext:value-type="currency">
            <text:p>0,00 €</text:p>
          </table:table-cell>
          <table:table-cell table:formula="of:=IF([.H434]+[.I434]&gt;=10;10;[.H434]+[.I43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5]&amp;&quot;D&quot;;[$'SAISIE DONS COTISATIONS'.G$1:.G$1048576])" office:value-type="currency" office:currency="EUR" office:value="0" calcext:value-type="currency">
            <text:p>0,00 €</text:p>
          </table:table-cell>
          <table:table-cell table:formula="of:=SUMIF([$'SAISIE DONS COTISATIONS'.A$1:.A$1048576];[.A435]&amp;&quot;C&quot;;[$'SAISIE DONS COTISATIONS'.G$1:.G$1048576])" office:value-type="currency" office:currency="EUR" office:value="0" calcext:value-type="currency">
            <text:p>0,00 €</text:p>
          </table:table-cell>
          <table:table-cell table:formula="of:=SUMIF([$'SAISIE DONS COTISATIONS'.A$1:.A$1048576];[.A435]&amp;&quot;A&quot;;[$'SAISIE DONS COTISATIONS'.G$1:.G$1048576])" office:value-type="currency" office:currency="EUR" office:value="0" calcext:value-type="currency">
            <text:p>0,00 €</text:p>
          </table:table-cell>
          <table:table-cell table:formula="of:=[.H435]+[.I435]-[.L435]" office:value-type="currency" office:currency="EUR" office:value="0" calcext:value-type="currency">
            <text:p>0,00 €</text:p>
          </table:table-cell>
          <table:table-cell table:formula="of:=IF([.H435]+[.I435]&gt;=10;10;[.H435]+[.I43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6]&amp;&quot;D&quot;;[$'SAISIE DONS COTISATIONS'.G$1:.G$1048576])" office:value-type="currency" office:currency="EUR" office:value="0" calcext:value-type="currency">
            <text:p>0,00 €</text:p>
          </table:table-cell>
          <table:table-cell table:formula="of:=SUMIF([$'SAISIE DONS COTISATIONS'.A$1:.A$1048576];[.A436]&amp;&quot;C&quot;;[$'SAISIE DONS COTISATIONS'.G$1:.G$1048576])" office:value-type="currency" office:currency="EUR" office:value="0" calcext:value-type="currency">
            <text:p>0,00 €</text:p>
          </table:table-cell>
          <table:table-cell table:formula="of:=SUMIF([$'SAISIE DONS COTISATIONS'.A$1:.A$1048576];[.A436]&amp;&quot;A&quot;;[$'SAISIE DONS COTISATIONS'.G$1:.G$1048576])" office:value-type="currency" office:currency="EUR" office:value="0" calcext:value-type="currency">
            <text:p>0,00 €</text:p>
          </table:table-cell>
          <table:table-cell table:formula="of:=[.H436]+[.I436]-[.L436]" office:value-type="currency" office:currency="EUR" office:value="0" calcext:value-type="currency">
            <text:p>0,00 €</text:p>
          </table:table-cell>
          <table:table-cell table:formula="of:=IF([.H436]+[.I436]&gt;=10;10;[.H436]+[.I43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7]&amp;&quot;D&quot;;[$'SAISIE DONS COTISATIONS'.G$1:.G$1048576])" office:value-type="currency" office:currency="EUR" office:value="0" calcext:value-type="currency">
            <text:p>0,00 €</text:p>
          </table:table-cell>
          <table:table-cell table:formula="of:=SUMIF([$'SAISIE DONS COTISATIONS'.A$1:.A$1048576];[.A437]&amp;&quot;C&quot;;[$'SAISIE DONS COTISATIONS'.G$1:.G$1048576])" office:value-type="currency" office:currency="EUR" office:value="0" calcext:value-type="currency">
            <text:p>0,00 €</text:p>
          </table:table-cell>
          <table:table-cell table:formula="of:=SUMIF([$'SAISIE DONS COTISATIONS'.A$1:.A$1048576];[.A437]&amp;&quot;A&quot;;[$'SAISIE DONS COTISATIONS'.G$1:.G$1048576])" office:value-type="currency" office:currency="EUR" office:value="0" calcext:value-type="currency">
            <text:p>0,00 €</text:p>
          </table:table-cell>
          <table:table-cell table:formula="of:=[.H437]+[.I437]-[.L437]" office:value-type="currency" office:currency="EUR" office:value="0" calcext:value-type="currency">
            <text:p>0,00 €</text:p>
          </table:table-cell>
          <table:table-cell table:formula="of:=IF([.H437]+[.I437]&gt;=10;10;[.H437]+[.I43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8]&amp;&quot;D&quot;;[$'SAISIE DONS COTISATIONS'.G$1:.G$1048576])" office:value-type="currency" office:currency="EUR" office:value="0" calcext:value-type="currency">
            <text:p>0,00 €</text:p>
          </table:table-cell>
          <table:table-cell table:formula="of:=SUMIF([$'SAISIE DONS COTISATIONS'.A$1:.A$1048576];[.A438]&amp;&quot;C&quot;;[$'SAISIE DONS COTISATIONS'.G$1:.G$1048576])" office:value-type="currency" office:currency="EUR" office:value="0" calcext:value-type="currency">
            <text:p>0,00 €</text:p>
          </table:table-cell>
          <table:table-cell table:formula="of:=SUMIF([$'SAISIE DONS COTISATIONS'.A$1:.A$1048576];[.A438]&amp;&quot;A&quot;;[$'SAISIE DONS COTISATIONS'.G$1:.G$1048576])" office:value-type="currency" office:currency="EUR" office:value="0" calcext:value-type="currency">
            <text:p>0,00 €</text:p>
          </table:table-cell>
          <table:table-cell table:formula="of:=[.H438]+[.I438]-[.L438]" office:value-type="currency" office:currency="EUR" office:value="0" calcext:value-type="currency">
            <text:p>0,00 €</text:p>
          </table:table-cell>
          <table:table-cell table:formula="of:=IF([.H438]+[.I438]&gt;=10;10;[.H438]+[.I43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39]&amp;&quot;D&quot;;[$'SAISIE DONS COTISATIONS'.G$1:.G$1048576])" office:value-type="currency" office:currency="EUR" office:value="0" calcext:value-type="currency">
            <text:p>0,00 €</text:p>
          </table:table-cell>
          <table:table-cell table:formula="of:=SUMIF([$'SAISIE DONS COTISATIONS'.A$1:.A$1048576];[.A439]&amp;&quot;C&quot;;[$'SAISIE DONS COTISATIONS'.G$1:.G$1048576])" office:value-type="currency" office:currency="EUR" office:value="0" calcext:value-type="currency">
            <text:p>0,00 €</text:p>
          </table:table-cell>
          <table:table-cell table:formula="of:=SUMIF([$'SAISIE DONS COTISATIONS'.A$1:.A$1048576];[.A439]&amp;&quot;A&quot;;[$'SAISIE DONS COTISATIONS'.G$1:.G$1048576])" office:value-type="currency" office:currency="EUR" office:value="0" calcext:value-type="currency">
            <text:p>0,00 €</text:p>
          </table:table-cell>
          <table:table-cell table:formula="of:=[.H439]+[.I439]-[.L439]" office:value-type="currency" office:currency="EUR" office:value="0" calcext:value-type="currency">
            <text:p>0,00 €</text:p>
          </table:table-cell>
          <table:table-cell table:formula="of:=IF([.H439]+[.I439]&gt;=10;10;[.H439]+[.I43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0]&amp;&quot;D&quot;;[$'SAISIE DONS COTISATIONS'.G$1:.G$1048576])" office:value-type="currency" office:currency="EUR" office:value="0" calcext:value-type="currency">
            <text:p>0,00 €</text:p>
          </table:table-cell>
          <table:table-cell table:formula="of:=SUMIF([$'SAISIE DONS COTISATIONS'.A$1:.A$1048576];[.A440]&amp;&quot;C&quot;;[$'SAISIE DONS COTISATIONS'.G$1:.G$1048576])" office:value-type="currency" office:currency="EUR" office:value="0" calcext:value-type="currency">
            <text:p>0,00 €</text:p>
          </table:table-cell>
          <table:table-cell table:formula="of:=SUMIF([$'SAISIE DONS COTISATIONS'.A$1:.A$1048576];[.A440]&amp;&quot;A&quot;;[$'SAISIE DONS COTISATIONS'.G$1:.G$1048576])" office:value-type="currency" office:currency="EUR" office:value="0" calcext:value-type="currency">
            <text:p>0,00 €</text:p>
          </table:table-cell>
          <table:table-cell table:formula="of:=[.H440]+[.I440]-[.L440]" office:value-type="currency" office:currency="EUR" office:value="0" calcext:value-type="currency">
            <text:p>0,00 €</text:p>
          </table:table-cell>
          <table:table-cell table:formula="of:=IF([.H440]+[.I440]&gt;=10;10;[.H440]+[.I44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1]&amp;&quot;D&quot;;[$'SAISIE DONS COTISATIONS'.G$1:.G$1048576])" office:value-type="currency" office:currency="EUR" office:value="0" calcext:value-type="currency">
            <text:p>0,00 €</text:p>
          </table:table-cell>
          <table:table-cell table:formula="of:=SUMIF([$'SAISIE DONS COTISATIONS'.A$1:.A$1048576];[.A441]&amp;&quot;C&quot;;[$'SAISIE DONS COTISATIONS'.G$1:.G$1048576])" office:value-type="currency" office:currency="EUR" office:value="0" calcext:value-type="currency">
            <text:p>0,00 €</text:p>
          </table:table-cell>
          <table:table-cell table:formula="of:=SUMIF([$'SAISIE DONS COTISATIONS'.A$1:.A$1048576];[.A441]&amp;&quot;A&quot;;[$'SAISIE DONS COTISATIONS'.G$1:.G$1048576])" office:value-type="currency" office:currency="EUR" office:value="0" calcext:value-type="currency">
            <text:p>0,00 €</text:p>
          </table:table-cell>
          <table:table-cell table:formula="of:=[.H441]+[.I441]-[.L441]" office:value-type="currency" office:currency="EUR" office:value="0" calcext:value-type="currency">
            <text:p>0,00 €</text:p>
          </table:table-cell>
          <table:table-cell table:formula="of:=IF([.H441]+[.I441]&gt;=10;10;[.H441]+[.I44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2]&amp;&quot;D&quot;;[$'SAISIE DONS COTISATIONS'.G$1:.G$1048576])" office:value-type="currency" office:currency="EUR" office:value="0" calcext:value-type="currency">
            <text:p>0,00 €</text:p>
          </table:table-cell>
          <table:table-cell table:formula="of:=SUMIF([$'SAISIE DONS COTISATIONS'.A$1:.A$1048576];[.A442]&amp;&quot;C&quot;;[$'SAISIE DONS COTISATIONS'.G$1:.G$1048576])" office:value-type="currency" office:currency="EUR" office:value="0" calcext:value-type="currency">
            <text:p>0,00 €</text:p>
          </table:table-cell>
          <table:table-cell table:formula="of:=SUMIF([$'SAISIE DONS COTISATIONS'.A$1:.A$1048576];[.A442]&amp;&quot;A&quot;;[$'SAISIE DONS COTISATIONS'.G$1:.G$1048576])" office:value-type="currency" office:currency="EUR" office:value="0" calcext:value-type="currency">
            <text:p>0,00 €</text:p>
          </table:table-cell>
          <table:table-cell table:formula="of:=[.H442]+[.I442]-[.L442]" office:value-type="currency" office:currency="EUR" office:value="0" calcext:value-type="currency">
            <text:p>0,00 €</text:p>
          </table:table-cell>
          <table:table-cell table:formula="of:=IF([.H442]+[.I442]&gt;=10;10;[.H442]+[.I44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3]&amp;&quot;D&quot;;[$'SAISIE DONS COTISATIONS'.G$1:.G$1048576])" office:value-type="currency" office:currency="EUR" office:value="0" calcext:value-type="currency">
            <text:p>0,00 €</text:p>
          </table:table-cell>
          <table:table-cell table:formula="of:=SUMIF([$'SAISIE DONS COTISATIONS'.A$1:.A$1048576];[.A443]&amp;&quot;C&quot;;[$'SAISIE DONS COTISATIONS'.G$1:.G$1048576])" office:value-type="currency" office:currency="EUR" office:value="0" calcext:value-type="currency">
            <text:p>0,00 €</text:p>
          </table:table-cell>
          <table:table-cell table:formula="of:=SUMIF([$'SAISIE DONS COTISATIONS'.A$1:.A$1048576];[.A443]&amp;&quot;A&quot;;[$'SAISIE DONS COTISATIONS'.G$1:.G$1048576])" office:value-type="currency" office:currency="EUR" office:value="0" calcext:value-type="currency">
            <text:p>0,00 €</text:p>
          </table:table-cell>
          <table:table-cell table:formula="of:=[.H443]+[.I443]-[.L443]" office:value-type="currency" office:currency="EUR" office:value="0" calcext:value-type="currency">
            <text:p>0,00 €</text:p>
          </table:table-cell>
          <table:table-cell table:formula="of:=IF([.H443]+[.I443]&gt;=10;10;[.H443]+[.I44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4]&amp;&quot;D&quot;;[$'SAISIE DONS COTISATIONS'.G$1:.G$1048576])" office:value-type="currency" office:currency="EUR" office:value="0" calcext:value-type="currency">
            <text:p>0,00 €</text:p>
          </table:table-cell>
          <table:table-cell table:formula="of:=SUMIF([$'SAISIE DONS COTISATIONS'.A$1:.A$1048576];[.A444]&amp;&quot;C&quot;;[$'SAISIE DONS COTISATIONS'.G$1:.G$1048576])" office:value-type="currency" office:currency="EUR" office:value="0" calcext:value-type="currency">
            <text:p>0,00 €</text:p>
          </table:table-cell>
          <table:table-cell table:formula="of:=SUMIF([$'SAISIE DONS COTISATIONS'.A$1:.A$1048576];[.A444]&amp;&quot;A&quot;;[$'SAISIE DONS COTISATIONS'.G$1:.G$1048576])" office:value-type="currency" office:currency="EUR" office:value="0" calcext:value-type="currency">
            <text:p>0,00 €</text:p>
          </table:table-cell>
          <table:table-cell table:formula="of:=[.H444]+[.I444]-[.L444]" office:value-type="currency" office:currency="EUR" office:value="0" calcext:value-type="currency">
            <text:p>0,00 €</text:p>
          </table:table-cell>
          <table:table-cell table:formula="of:=IF([.H444]+[.I444]&gt;=10;10;[.H444]+[.I44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5]&amp;&quot;D&quot;;[$'SAISIE DONS COTISATIONS'.G$1:.G$1048576])" office:value-type="currency" office:currency="EUR" office:value="0" calcext:value-type="currency">
            <text:p>0,00 €</text:p>
          </table:table-cell>
          <table:table-cell table:formula="of:=SUMIF([$'SAISIE DONS COTISATIONS'.A$1:.A$1048576];[.A445]&amp;&quot;C&quot;;[$'SAISIE DONS COTISATIONS'.G$1:.G$1048576])" office:value-type="currency" office:currency="EUR" office:value="0" calcext:value-type="currency">
            <text:p>0,00 €</text:p>
          </table:table-cell>
          <table:table-cell table:formula="of:=SUMIF([$'SAISIE DONS COTISATIONS'.A$1:.A$1048576];[.A445]&amp;&quot;A&quot;;[$'SAISIE DONS COTISATIONS'.G$1:.G$1048576])" office:value-type="currency" office:currency="EUR" office:value="0" calcext:value-type="currency">
            <text:p>0,00 €</text:p>
          </table:table-cell>
          <table:table-cell table:formula="of:=[.H445]+[.I445]-[.L445]" office:value-type="currency" office:currency="EUR" office:value="0" calcext:value-type="currency">
            <text:p>0,00 €</text:p>
          </table:table-cell>
          <table:table-cell table:formula="of:=IF([.H445]+[.I445]&gt;=10;10;[.H445]+[.I44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6]&amp;&quot;D&quot;;[$'SAISIE DONS COTISATIONS'.G$1:.G$1048576])" office:value-type="currency" office:currency="EUR" office:value="0" calcext:value-type="currency">
            <text:p>0,00 €</text:p>
          </table:table-cell>
          <table:table-cell table:formula="of:=SUMIF([$'SAISIE DONS COTISATIONS'.A$1:.A$1048576];[.A446]&amp;&quot;C&quot;;[$'SAISIE DONS COTISATIONS'.G$1:.G$1048576])" office:value-type="currency" office:currency="EUR" office:value="0" calcext:value-type="currency">
            <text:p>0,00 €</text:p>
          </table:table-cell>
          <table:table-cell table:formula="of:=SUMIF([$'SAISIE DONS COTISATIONS'.A$1:.A$1048576];[.A446]&amp;&quot;A&quot;;[$'SAISIE DONS COTISATIONS'.G$1:.G$1048576])" office:value-type="currency" office:currency="EUR" office:value="0" calcext:value-type="currency">
            <text:p>0,00 €</text:p>
          </table:table-cell>
          <table:table-cell table:formula="of:=[.H446]+[.I446]-[.L446]" office:value-type="currency" office:currency="EUR" office:value="0" calcext:value-type="currency">
            <text:p>0,00 €</text:p>
          </table:table-cell>
          <table:table-cell table:formula="of:=IF([.H446]+[.I446]&gt;=10;10;[.H446]+[.I44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7]&amp;&quot;D&quot;;[$'SAISIE DONS COTISATIONS'.G$1:.G$1048576])" office:value-type="currency" office:currency="EUR" office:value="0" calcext:value-type="currency">
            <text:p>0,00 €</text:p>
          </table:table-cell>
          <table:table-cell table:formula="of:=SUMIF([$'SAISIE DONS COTISATIONS'.A$1:.A$1048576];[.A447]&amp;&quot;C&quot;;[$'SAISIE DONS COTISATIONS'.G$1:.G$1048576])" office:value-type="currency" office:currency="EUR" office:value="0" calcext:value-type="currency">
            <text:p>0,00 €</text:p>
          </table:table-cell>
          <table:table-cell table:formula="of:=SUMIF([$'SAISIE DONS COTISATIONS'.A$1:.A$1048576];[.A447]&amp;&quot;A&quot;;[$'SAISIE DONS COTISATIONS'.G$1:.G$1048576])" office:value-type="currency" office:currency="EUR" office:value="0" calcext:value-type="currency">
            <text:p>0,00 €</text:p>
          </table:table-cell>
          <table:table-cell table:formula="of:=[.H447]+[.I447]-[.L447]" office:value-type="currency" office:currency="EUR" office:value="0" calcext:value-type="currency">
            <text:p>0,00 €</text:p>
          </table:table-cell>
          <table:table-cell table:formula="of:=IF([.H447]+[.I447]&gt;=10;10;[.H447]+[.I44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8]&amp;&quot;D&quot;;[$'SAISIE DONS COTISATIONS'.G$1:.G$1048576])" office:value-type="currency" office:currency="EUR" office:value="0" calcext:value-type="currency">
            <text:p>0,00 €</text:p>
          </table:table-cell>
          <table:table-cell table:formula="of:=SUMIF([$'SAISIE DONS COTISATIONS'.A$1:.A$1048576];[.A448]&amp;&quot;C&quot;;[$'SAISIE DONS COTISATIONS'.G$1:.G$1048576])" office:value-type="currency" office:currency="EUR" office:value="0" calcext:value-type="currency">
            <text:p>0,00 €</text:p>
          </table:table-cell>
          <table:table-cell table:formula="of:=SUMIF([$'SAISIE DONS COTISATIONS'.A$1:.A$1048576];[.A448]&amp;&quot;A&quot;;[$'SAISIE DONS COTISATIONS'.G$1:.G$1048576])" office:value-type="currency" office:currency="EUR" office:value="0" calcext:value-type="currency">
            <text:p>0,00 €</text:p>
          </table:table-cell>
          <table:table-cell table:formula="of:=[.H448]+[.I448]-[.L448]" office:value-type="currency" office:currency="EUR" office:value="0" calcext:value-type="currency">
            <text:p>0,00 €</text:p>
          </table:table-cell>
          <table:table-cell table:formula="of:=IF([.H448]+[.I448]&gt;=10;10;[.H448]+[.I44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49]&amp;&quot;D&quot;;[$'SAISIE DONS COTISATIONS'.G$1:.G$1048576])" office:value-type="currency" office:currency="EUR" office:value="0" calcext:value-type="currency">
            <text:p>0,00 €</text:p>
          </table:table-cell>
          <table:table-cell table:formula="of:=SUMIF([$'SAISIE DONS COTISATIONS'.A$1:.A$1048576];[.A449]&amp;&quot;C&quot;;[$'SAISIE DONS COTISATIONS'.G$1:.G$1048576])" office:value-type="currency" office:currency="EUR" office:value="0" calcext:value-type="currency">
            <text:p>0,00 €</text:p>
          </table:table-cell>
          <table:table-cell table:formula="of:=SUMIF([$'SAISIE DONS COTISATIONS'.A$1:.A$1048576];[.A449]&amp;&quot;A&quot;;[$'SAISIE DONS COTISATIONS'.G$1:.G$1048576])" office:value-type="currency" office:currency="EUR" office:value="0" calcext:value-type="currency">
            <text:p>0,00 €</text:p>
          </table:table-cell>
          <table:table-cell table:formula="of:=[.H449]+[.I449]-[.L449]" office:value-type="currency" office:currency="EUR" office:value="0" calcext:value-type="currency">
            <text:p>0,00 €</text:p>
          </table:table-cell>
          <table:table-cell table:formula="of:=IF([.H449]+[.I449]&gt;=10;10;[.H449]+[.I44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0]&amp;&quot;D&quot;;[$'SAISIE DONS COTISATIONS'.G$1:.G$1048576])" office:value-type="currency" office:currency="EUR" office:value="0" calcext:value-type="currency">
            <text:p>0,00 €</text:p>
          </table:table-cell>
          <table:table-cell table:formula="of:=SUMIF([$'SAISIE DONS COTISATIONS'.A$1:.A$1048576];[.A450]&amp;&quot;C&quot;;[$'SAISIE DONS COTISATIONS'.G$1:.G$1048576])" office:value-type="currency" office:currency="EUR" office:value="0" calcext:value-type="currency">
            <text:p>0,00 €</text:p>
          </table:table-cell>
          <table:table-cell table:formula="of:=SUMIF([$'SAISIE DONS COTISATIONS'.A$1:.A$1048576];[.A450]&amp;&quot;A&quot;;[$'SAISIE DONS COTISATIONS'.G$1:.G$1048576])" office:value-type="currency" office:currency="EUR" office:value="0" calcext:value-type="currency">
            <text:p>0,00 €</text:p>
          </table:table-cell>
          <table:table-cell table:formula="of:=[.H450]+[.I450]-[.L450]" office:value-type="currency" office:currency="EUR" office:value="0" calcext:value-type="currency">
            <text:p>0,00 €</text:p>
          </table:table-cell>
          <table:table-cell table:formula="of:=IF([.H450]+[.I450]&gt;=10;10;[.H450]+[.I45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1]&amp;&quot;D&quot;;[$'SAISIE DONS COTISATIONS'.G$1:.G$1048576])" office:value-type="currency" office:currency="EUR" office:value="0" calcext:value-type="currency">
            <text:p>0,00 €</text:p>
          </table:table-cell>
          <table:table-cell table:formula="of:=SUMIF([$'SAISIE DONS COTISATIONS'.A$1:.A$1048576];[.A451]&amp;&quot;C&quot;;[$'SAISIE DONS COTISATIONS'.G$1:.G$1048576])" office:value-type="currency" office:currency="EUR" office:value="0" calcext:value-type="currency">
            <text:p>0,00 €</text:p>
          </table:table-cell>
          <table:table-cell table:formula="of:=SUMIF([$'SAISIE DONS COTISATIONS'.A$1:.A$1048576];[.A451]&amp;&quot;A&quot;;[$'SAISIE DONS COTISATIONS'.G$1:.G$1048576])" office:value-type="currency" office:currency="EUR" office:value="0" calcext:value-type="currency">
            <text:p>0,00 €</text:p>
          </table:table-cell>
          <table:table-cell table:formula="of:=[.H451]+[.I451]-[.L451]" office:value-type="currency" office:currency="EUR" office:value="0" calcext:value-type="currency">
            <text:p>0,00 €</text:p>
          </table:table-cell>
          <table:table-cell table:formula="of:=IF([.H451]+[.I451]&gt;=10;10;[.H451]+[.I45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2]&amp;&quot;D&quot;;[$'SAISIE DONS COTISATIONS'.G$1:.G$1048576])" office:value-type="currency" office:currency="EUR" office:value="0" calcext:value-type="currency">
            <text:p>0,00 €</text:p>
          </table:table-cell>
          <table:table-cell table:formula="of:=SUMIF([$'SAISIE DONS COTISATIONS'.A$1:.A$1048576];[.A452]&amp;&quot;C&quot;;[$'SAISIE DONS COTISATIONS'.G$1:.G$1048576])" office:value-type="currency" office:currency="EUR" office:value="0" calcext:value-type="currency">
            <text:p>0,00 €</text:p>
          </table:table-cell>
          <table:table-cell table:formula="of:=SUMIF([$'SAISIE DONS COTISATIONS'.A$1:.A$1048576];[.A452]&amp;&quot;A&quot;;[$'SAISIE DONS COTISATIONS'.G$1:.G$1048576])" office:value-type="currency" office:currency="EUR" office:value="0" calcext:value-type="currency">
            <text:p>0,00 €</text:p>
          </table:table-cell>
          <table:table-cell table:formula="of:=[.H452]+[.I452]-[.L452]" office:value-type="currency" office:currency="EUR" office:value="0" calcext:value-type="currency">
            <text:p>0,00 €</text:p>
          </table:table-cell>
          <table:table-cell table:formula="of:=IF([.H452]+[.I452]&gt;=10;10;[.H452]+[.I45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3]&amp;&quot;D&quot;;[$'SAISIE DONS COTISATIONS'.G$1:.G$1048576])" office:value-type="currency" office:currency="EUR" office:value="0" calcext:value-type="currency">
            <text:p>0,00 €</text:p>
          </table:table-cell>
          <table:table-cell table:formula="of:=SUMIF([$'SAISIE DONS COTISATIONS'.A$1:.A$1048576];[.A453]&amp;&quot;C&quot;;[$'SAISIE DONS COTISATIONS'.G$1:.G$1048576])" office:value-type="currency" office:currency="EUR" office:value="0" calcext:value-type="currency">
            <text:p>0,00 €</text:p>
          </table:table-cell>
          <table:table-cell table:formula="of:=SUMIF([$'SAISIE DONS COTISATIONS'.A$1:.A$1048576];[.A453]&amp;&quot;A&quot;;[$'SAISIE DONS COTISATIONS'.G$1:.G$1048576])" office:value-type="currency" office:currency="EUR" office:value="0" calcext:value-type="currency">
            <text:p>0,00 €</text:p>
          </table:table-cell>
          <table:table-cell table:formula="of:=[.H453]+[.I453]-[.L453]" office:value-type="currency" office:currency="EUR" office:value="0" calcext:value-type="currency">
            <text:p>0,00 €</text:p>
          </table:table-cell>
          <table:table-cell table:formula="of:=IF([.H453]+[.I453]&gt;=10;10;[.H453]+[.I45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4]&amp;&quot;D&quot;;[$'SAISIE DONS COTISATIONS'.G$1:.G$1048576])" office:value-type="currency" office:currency="EUR" office:value="0" calcext:value-type="currency">
            <text:p>0,00 €</text:p>
          </table:table-cell>
          <table:table-cell table:formula="of:=SUMIF([$'SAISIE DONS COTISATIONS'.A$1:.A$1048576];[.A454]&amp;&quot;C&quot;;[$'SAISIE DONS COTISATIONS'.G$1:.G$1048576])" office:value-type="currency" office:currency="EUR" office:value="0" calcext:value-type="currency">
            <text:p>0,00 €</text:p>
          </table:table-cell>
          <table:table-cell table:formula="of:=SUMIF([$'SAISIE DONS COTISATIONS'.A$1:.A$1048576];[.A454]&amp;&quot;A&quot;;[$'SAISIE DONS COTISATIONS'.G$1:.G$1048576])" office:value-type="currency" office:currency="EUR" office:value="0" calcext:value-type="currency">
            <text:p>0,00 €</text:p>
          </table:table-cell>
          <table:table-cell table:formula="of:=[.H454]+[.I454]-[.L454]" office:value-type="currency" office:currency="EUR" office:value="0" calcext:value-type="currency">
            <text:p>0,00 €</text:p>
          </table:table-cell>
          <table:table-cell table:formula="of:=IF([.H454]+[.I454]&gt;=10;10;[.H454]+[.I45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5]&amp;&quot;D&quot;;[$'SAISIE DONS COTISATIONS'.G$1:.G$1048576])" office:value-type="currency" office:currency="EUR" office:value="0" calcext:value-type="currency">
            <text:p>0,00 €</text:p>
          </table:table-cell>
          <table:table-cell table:formula="of:=SUMIF([$'SAISIE DONS COTISATIONS'.A$1:.A$1048576];[.A455]&amp;&quot;C&quot;;[$'SAISIE DONS COTISATIONS'.G$1:.G$1048576])" office:value-type="currency" office:currency="EUR" office:value="0" calcext:value-type="currency">
            <text:p>0,00 €</text:p>
          </table:table-cell>
          <table:table-cell table:formula="of:=SUMIF([$'SAISIE DONS COTISATIONS'.A$1:.A$1048576];[.A455]&amp;&quot;A&quot;;[$'SAISIE DONS COTISATIONS'.G$1:.G$1048576])" office:value-type="currency" office:currency="EUR" office:value="0" calcext:value-type="currency">
            <text:p>0,00 €</text:p>
          </table:table-cell>
          <table:table-cell table:formula="of:=[.H455]+[.I455]-[.L455]" office:value-type="currency" office:currency="EUR" office:value="0" calcext:value-type="currency">
            <text:p>0,00 €</text:p>
          </table:table-cell>
          <table:table-cell table:formula="of:=IF([.H455]+[.I455]&gt;=10;10;[.H455]+[.I45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6]&amp;&quot;D&quot;;[$'SAISIE DONS COTISATIONS'.G$1:.G$1048576])" office:value-type="currency" office:currency="EUR" office:value="0" calcext:value-type="currency">
            <text:p>0,00 €</text:p>
          </table:table-cell>
          <table:table-cell table:formula="of:=SUMIF([$'SAISIE DONS COTISATIONS'.A$1:.A$1048576];[.A456]&amp;&quot;C&quot;;[$'SAISIE DONS COTISATIONS'.G$1:.G$1048576])" office:value-type="currency" office:currency="EUR" office:value="0" calcext:value-type="currency">
            <text:p>0,00 €</text:p>
          </table:table-cell>
          <table:table-cell table:formula="of:=SUMIF([$'SAISIE DONS COTISATIONS'.A$1:.A$1048576];[.A456]&amp;&quot;A&quot;;[$'SAISIE DONS COTISATIONS'.G$1:.G$1048576])" office:value-type="currency" office:currency="EUR" office:value="0" calcext:value-type="currency">
            <text:p>0,00 €</text:p>
          </table:table-cell>
          <table:table-cell table:formula="of:=[.H456]+[.I456]-[.L456]" office:value-type="currency" office:currency="EUR" office:value="0" calcext:value-type="currency">
            <text:p>0,00 €</text:p>
          </table:table-cell>
          <table:table-cell table:formula="of:=IF([.H456]+[.I456]&gt;=10;10;[.H456]+[.I45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7]&amp;&quot;D&quot;;[$'SAISIE DONS COTISATIONS'.G$1:.G$1048576])" office:value-type="currency" office:currency="EUR" office:value="0" calcext:value-type="currency">
            <text:p>0,00 €</text:p>
          </table:table-cell>
          <table:table-cell table:formula="of:=SUMIF([$'SAISIE DONS COTISATIONS'.A$1:.A$1048576];[.A457]&amp;&quot;C&quot;;[$'SAISIE DONS COTISATIONS'.G$1:.G$1048576])" office:value-type="currency" office:currency="EUR" office:value="0" calcext:value-type="currency">
            <text:p>0,00 €</text:p>
          </table:table-cell>
          <table:table-cell table:formula="of:=SUMIF([$'SAISIE DONS COTISATIONS'.A$1:.A$1048576];[.A457]&amp;&quot;A&quot;;[$'SAISIE DONS COTISATIONS'.G$1:.G$1048576])" office:value-type="currency" office:currency="EUR" office:value="0" calcext:value-type="currency">
            <text:p>0,00 €</text:p>
          </table:table-cell>
          <table:table-cell table:formula="of:=[.H457]+[.I457]-[.L457]" office:value-type="currency" office:currency="EUR" office:value="0" calcext:value-type="currency">
            <text:p>0,00 €</text:p>
          </table:table-cell>
          <table:table-cell table:formula="of:=IF([.H457]+[.I457]&gt;=10;10;[.H457]+[.I45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8]&amp;&quot;D&quot;;[$'SAISIE DONS COTISATIONS'.G$1:.G$1048576])" office:value-type="currency" office:currency="EUR" office:value="0" calcext:value-type="currency">
            <text:p>0,00 €</text:p>
          </table:table-cell>
          <table:table-cell table:formula="of:=SUMIF([$'SAISIE DONS COTISATIONS'.A$1:.A$1048576];[.A458]&amp;&quot;C&quot;;[$'SAISIE DONS COTISATIONS'.G$1:.G$1048576])" office:value-type="currency" office:currency="EUR" office:value="0" calcext:value-type="currency">
            <text:p>0,00 €</text:p>
          </table:table-cell>
          <table:table-cell table:formula="of:=SUMIF([$'SAISIE DONS COTISATIONS'.A$1:.A$1048576];[.A458]&amp;&quot;A&quot;;[$'SAISIE DONS COTISATIONS'.G$1:.G$1048576])" office:value-type="currency" office:currency="EUR" office:value="0" calcext:value-type="currency">
            <text:p>0,00 €</text:p>
          </table:table-cell>
          <table:table-cell table:formula="of:=[.H458]+[.I458]-[.L458]" office:value-type="currency" office:currency="EUR" office:value="0" calcext:value-type="currency">
            <text:p>0,00 €</text:p>
          </table:table-cell>
          <table:table-cell table:formula="of:=IF([.H458]+[.I458]&gt;=10;10;[.H458]+[.I45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59]&amp;&quot;D&quot;;[$'SAISIE DONS COTISATIONS'.G$1:.G$1048576])" office:value-type="currency" office:currency="EUR" office:value="0" calcext:value-type="currency">
            <text:p>0,00 €</text:p>
          </table:table-cell>
          <table:table-cell table:formula="of:=SUMIF([$'SAISIE DONS COTISATIONS'.A$1:.A$1048576];[.A459]&amp;&quot;C&quot;;[$'SAISIE DONS COTISATIONS'.G$1:.G$1048576])" office:value-type="currency" office:currency="EUR" office:value="0" calcext:value-type="currency">
            <text:p>0,00 €</text:p>
          </table:table-cell>
          <table:table-cell table:formula="of:=SUMIF([$'SAISIE DONS COTISATIONS'.A$1:.A$1048576];[.A459]&amp;&quot;A&quot;;[$'SAISIE DONS COTISATIONS'.G$1:.G$1048576])" office:value-type="currency" office:currency="EUR" office:value="0" calcext:value-type="currency">
            <text:p>0,00 €</text:p>
          </table:table-cell>
          <table:table-cell table:formula="of:=[.H459]+[.I459]-[.L459]" office:value-type="currency" office:currency="EUR" office:value="0" calcext:value-type="currency">
            <text:p>0,00 €</text:p>
          </table:table-cell>
          <table:table-cell table:formula="of:=IF([.H459]+[.I459]&gt;=10;10;[.H459]+[.I45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0]&amp;&quot;D&quot;;[$'SAISIE DONS COTISATIONS'.G$1:.G$1048576])" office:value-type="currency" office:currency="EUR" office:value="0" calcext:value-type="currency">
            <text:p>0,00 €</text:p>
          </table:table-cell>
          <table:table-cell table:formula="of:=SUMIF([$'SAISIE DONS COTISATIONS'.A$1:.A$1048576];[.A460]&amp;&quot;C&quot;;[$'SAISIE DONS COTISATIONS'.G$1:.G$1048576])" office:value-type="currency" office:currency="EUR" office:value="0" calcext:value-type="currency">
            <text:p>0,00 €</text:p>
          </table:table-cell>
          <table:table-cell table:formula="of:=SUMIF([$'SAISIE DONS COTISATIONS'.A$1:.A$1048576];[.A460]&amp;&quot;A&quot;;[$'SAISIE DONS COTISATIONS'.G$1:.G$1048576])" office:value-type="currency" office:currency="EUR" office:value="0" calcext:value-type="currency">
            <text:p>0,00 €</text:p>
          </table:table-cell>
          <table:table-cell table:formula="of:=[.H460]+[.I460]-[.L460]" office:value-type="currency" office:currency="EUR" office:value="0" calcext:value-type="currency">
            <text:p>0,00 €</text:p>
          </table:table-cell>
          <table:table-cell table:formula="of:=IF([.H460]+[.I460]&gt;=10;10;[.H460]+[.I46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1]&amp;&quot;D&quot;;[$'SAISIE DONS COTISATIONS'.G$1:.G$1048576])" office:value-type="currency" office:currency="EUR" office:value="0" calcext:value-type="currency">
            <text:p>0,00 €</text:p>
          </table:table-cell>
          <table:table-cell table:formula="of:=SUMIF([$'SAISIE DONS COTISATIONS'.A$1:.A$1048576];[.A461]&amp;&quot;C&quot;;[$'SAISIE DONS COTISATIONS'.G$1:.G$1048576])" office:value-type="currency" office:currency="EUR" office:value="0" calcext:value-type="currency">
            <text:p>0,00 €</text:p>
          </table:table-cell>
          <table:table-cell table:formula="of:=SUMIF([$'SAISIE DONS COTISATIONS'.A$1:.A$1048576];[.A461]&amp;&quot;A&quot;;[$'SAISIE DONS COTISATIONS'.G$1:.G$1048576])" office:value-type="currency" office:currency="EUR" office:value="0" calcext:value-type="currency">
            <text:p>0,00 €</text:p>
          </table:table-cell>
          <table:table-cell table:formula="of:=[.H461]+[.I461]-[.L461]" office:value-type="currency" office:currency="EUR" office:value="0" calcext:value-type="currency">
            <text:p>0,00 €</text:p>
          </table:table-cell>
          <table:table-cell table:formula="of:=IF([.H461]+[.I461]&gt;=10;10;[.H461]+[.I46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2]&amp;&quot;D&quot;;[$'SAISIE DONS COTISATIONS'.G$1:.G$1048576])" office:value-type="currency" office:currency="EUR" office:value="0" calcext:value-type="currency">
            <text:p>0,00 €</text:p>
          </table:table-cell>
          <table:table-cell table:formula="of:=SUMIF([$'SAISIE DONS COTISATIONS'.A$1:.A$1048576];[.A462]&amp;&quot;C&quot;;[$'SAISIE DONS COTISATIONS'.G$1:.G$1048576])" office:value-type="currency" office:currency="EUR" office:value="0" calcext:value-type="currency">
            <text:p>0,00 €</text:p>
          </table:table-cell>
          <table:table-cell table:formula="of:=SUMIF([$'SAISIE DONS COTISATIONS'.A$1:.A$1048576];[.A462]&amp;&quot;A&quot;;[$'SAISIE DONS COTISATIONS'.G$1:.G$1048576])" office:value-type="currency" office:currency="EUR" office:value="0" calcext:value-type="currency">
            <text:p>0,00 €</text:p>
          </table:table-cell>
          <table:table-cell table:formula="of:=[.H462]+[.I462]-[.L462]" office:value-type="currency" office:currency="EUR" office:value="0" calcext:value-type="currency">
            <text:p>0,00 €</text:p>
          </table:table-cell>
          <table:table-cell table:formula="of:=IF([.H462]+[.I462]&gt;=10;10;[.H462]+[.I46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3]&amp;&quot;D&quot;;[$'SAISIE DONS COTISATIONS'.G$1:.G$1048576])" office:value-type="currency" office:currency="EUR" office:value="0" calcext:value-type="currency">
            <text:p>0,00 €</text:p>
          </table:table-cell>
          <table:table-cell table:formula="of:=SUMIF([$'SAISIE DONS COTISATIONS'.A$1:.A$1048576];[.A463]&amp;&quot;C&quot;;[$'SAISIE DONS COTISATIONS'.G$1:.G$1048576])" office:value-type="currency" office:currency="EUR" office:value="0" calcext:value-type="currency">
            <text:p>0,00 €</text:p>
          </table:table-cell>
          <table:table-cell table:formula="of:=SUMIF([$'SAISIE DONS COTISATIONS'.A$1:.A$1048576];[.A463]&amp;&quot;A&quot;;[$'SAISIE DONS COTISATIONS'.G$1:.G$1048576])" office:value-type="currency" office:currency="EUR" office:value="0" calcext:value-type="currency">
            <text:p>0,00 €</text:p>
          </table:table-cell>
          <table:table-cell table:formula="of:=[.H463]+[.I463]-[.L463]" office:value-type="currency" office:currency="EUR" office:value="0" calcext:value-type="currency">
            <text:p>0,00 €</text:p>
          </table:table-cell>
          <table:table-cell table:formula="of:=IF([.H463]+[.I463]&gt;=10;10;[.H463]+[.I46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4]&amp;&quot;D&quot;;[$'SAISIE DONS COTISATIONS'.G$1:.G$1048576])" office:value-type="currency" office:currency="EUR" office:value="0" calcext:value-type="currency">
            <text:p>0,00 €</text:p>
          </table:table-cell>
          <table:table-cell table:formula="of:=SUMIF([$'SAISIE DONS COTISATIONS'.A$1:.A$1048576];[.A464]&amp;&quot;C&quot;;[$'SAISIE DONS COTISATIONS'.G$1:.G$1048576])" office:value-type="currency" office:currency="EUR" office:value="0" calcext:value-type="currency">
            <text:p>0,00 €</text:p>
          </table:table-cell>
          <table:table-cell table:formula="of:=SUMIF([$'SAISIE DONS COTISATIONS'.A$1:.A$1048576];[.A464]&amp;&quot;A&quot;;[$'SAISIE DONS COTISATIONS'.G$1:.G$1048576])" office:value-type="currency" office:currency="EUR" office:value="0" calcext:value-type="currency">
            <text:p>0,00 €</text:p>
          </table:table-cell>
          <table:table-cell table:formula="of:=[.H464]+[.I464]-[.L464]" office:value-type="currency" office:currency="EUR" office:value="0" calcext:value-type="currency">
            <text:p>0,00 €</text:p>
          </table:table-cell>
          <table:table-cell table:formula="of:=IF([.H464]+[.I464]&gt;=10;10;[.H464]+[.I46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5]&amp;&quot;D&quot;;[$'SAISIE DONS COTISATIONS'.G$1:.G$1048576])" office:value-type="currency" office:currency="EUR" office:value="0" calcext:value-type="currency">
            <text:p>0,00 €</text:p>
          </table:table-cell>
          <table:table-cell table:formula="of:=SUMIF([$'SAISIE DONS COTISATIONS'.A$1:.A$1048576];[.A465]&amp;&quot;C&quot;;[$'SAISIE DONS COTISATIONS'.G$1:.G$1048576])" office:value-type="currency" office:currency="EUR" office:value="0" calcext:value-type="currency">
            <text:p>0,00 €</text:p>
          </table:table-cell>
          <table:table-cell table:formula="of:=SUMIF([$'SAISIE DONS COTISATIONS'.A$1:.A$1048576];[.A465]&amp;&quot;A&quot;;[$'SAISIE DONS COTISATIONS'.G$1:.G$1048576])" office:value-type="currency" office:currency="EUR" office:value="0" calcext:value-type="currency">
            <text:p>0,00 €</text:p>
          </table:table-cell>
          <table:table-cell table:formula="of:=[.H465]+[.I465]-[.L465]" office:value-type="currency" office:currency="EUR" office:value="0" calcext:value-type="currency">
            <text:p>0,00 €</text:p>
          </table:table-cell>
          <table:table-cell table:formula="of:=IF([.H465]+[.I465]&gt;=10;10;[.H465]+[.I46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6]&amp;&quot;D&quot;;[$'SAISIE DONS COTISATIONS'.G$1:.G$1048576])" office:value-type="currency" office:currency="EUR" office:value="0" calcext:value-type="currency">
            <text:p>0,00 €</text:p>
          </table:table-cell>
          <table:table-cell table:formula="of:=SUMIF([$'SAISIE DONS COTISATIONS'.A$1:.A$1048576];[.A466]&amp;&quot;C&quot;;[$'SAISIE DONS COTISATIONS'.G$1:.G$1048576])" office:value-type="currency" office:currency="EUR" office:value="0" calcext:value-type="currency">
            <text:p>0,00 €</text:p>
          </table:table-cell>
          <table:table-cell table:formula="of:=SUMIF([$'SAISIE DONS COTISATIONS'.A$1:.A$1048576];[.A466]&amp;&quot;A&quot;;[$'SAISIE DONS COTISATIONS'.G$1:.G$1048576])" office:value-type="currency" office:currency="EUR" office:value="0" calcext:value-type="currency">
            <text:p>0,00 €</text:p>
          </table:table-cell>
          <table:table-cell table:formula="of:=[.H466]+[.I466]-[.L466]" office:value-type="currency" office:currency="EUR" office:value="0" calcext:value-type="currency">
            <text:p>0,00 €</text:p>
          </table:table-cell>
          <table:table-cell table:formula="of:=IF([.H466]+[.I466]&gt;=10;10;[.H466]+[.I46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7]&amp;&quot;D&quot;;[$'SAISIE DONS COTISATIONS'.G$1:.G$1048576])" office:value-type="currency" office:currency="EUR" office:value="0" calcext:value-type="currency">
            <text:p>0,00 €</text:p>
          </table:table-cell>
          <table:table-cell table:formula="of:=SUMIF([$'SAISIE DONS COTISATIONS'.A$1:.A$1048576];[.A467]&amp;&quot;C&quot;;[$'SAISIE DONS COTISATIONS'.G$1:.G$1048576])" office:value-type="currency" office:currency="EUR" office:value="0" calcext:value-type="currency">
            <text:p>0,00 €</text:p>
          </table:table-cell>
          <table:table-cell table:formula="of:=SUMIF([$'SAISIE DONS COTISATIONS'.A$1:.A$1048576];[.A467]&amp;&quot;A&quot;;[$'SAISIE DONS COTISATIONS'.G$1:.G$1048576])" office:value-type="currency" office:currency="EUR" office:value="0" calcext:value-type="currency">
            <text:p>0,00 €</text:p>
          </table:table-cell>
          <table:table-cell table:formula="of:=[.H467]+[.I467]-[.L467]" office:value-type="currency" office:currency="EUR" office:value="0" calcext:value-type="currency">
            <text:p>0,00 €</text:p>
          </table:table-cell>
          <table:table-cell table:formula="of:=IF([.H467]+[.I467]&gt;=10;10;[.H467]+[.I46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8]&amp;&quot;D&quot;;[$'SAISIE DONS COTISATIONS'.G$1:.G$1048576])" office:value-type="currency" office:currency="EUR" office:value="0" calcext:value-type="currency">
            <text:p>0,00 €</text:p>
          </table:table-cell>
          <table:table-cell table:formula="of:=SUMIF([$'SAISIE DONS COTISATIONS'.A$1:.A$1048576];[.A468]&amp;&quot;C&quot;;[$'SAISIE DONS COTISATIONS'.G$1:.G$1048576])" office:value-type="currency" office:currency="EUR" office:value="0" calcext:value-type="currency">
            <text:p>0,00 €</text:p>
          </table:table-cell>
          <table:table-cell table:formula="of:=SUMIF([$'SAISIE DONS COTISATIONS'.A$1:.A$1048576];[.A468]&amp;&quot;A&quot;;[$'SAISIE DONS COTISATIONS'.G$1:.G$1048576])" office:value-type="currency" office:currency="EUR" office:value="0" calcext:value-type="currency">
            <text:p>0,00 €</text:p>
          </table:table-cell>
          <table:table-cell table:formula="of:=[.H468]+[.I468]-[.L468]" office:value-type="currency" office:currency="EUR" office:value="0" calcext:value-type="currency">
            <text:p>0,00 €</text:p>
          </table:table-cell>
          <table:table-cell table:formula="of:=IF([.H468]+[.I468]&gt;=10;10;[.H468]+[.I46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69]&amp;&quot;D&quot;;[$'SAISIE DONS COTISATIONS'.G$1:.G$1048576])" office:value-type="currency" office:currency="EUR" office:value="0" calcext:value-type="currency">
            <text:p>0,00 €</text:p>
          </table:table-cell>
          <table:table-cell table:formula="of:=SUMIF([$'SAISIE DONS COTISATIONS'.A$1:.A$1048576];[.A469]&amp;&quot;C&quot;;[$'SAISIE DONS COTISATIONS'.G$1:.G$1048576])" office:value-type="currency" office:currency="EUR" office:value="0" calcext:value-type="currency">
            <text:p>0,00 €</text:p>
          </table:table-cell>
          <table:table-cell table:formula="of:=SUMIF([$'SAISIE DONS COTISATIONS'.A$1:.A$1048576];[.A469]&amp;&quot;A&quot;;[$'SAISIE DONS COTISATIONS'.G$1:.G$1048576])" office:value-type="currency" office:currency="EUR" office:value="0" calcext:value-type="currency">
            <text:p>0,00 €</text:p>
          </table:table-cell>
          <table:table-cell table:formula="of:=[.H469]+[.I469]-[.L469]" office:value-type="currency" office:currency="EUR" office:value="0" calcext:value-type="currency">
            <text:p>0,00 €</text:p>
          </table:table-cell>
          <table:table-cell table:formula="of:=IF([.H469]+[.I469]&gt;=10;10;[.H469]+[.I46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0]&amp;&quot;D&quot;;[$'SAISIE DONS COTISATIONS'.G$1:.G$1048576])" office:value-type="currency" office:currency="EUR" office:value="0" calcext:value-type="currency">
            <text:p>0,00 €</text:p>
          </table:table-cell>
          <table:table-cell table:formula="of:=SUMIF([$'SAISIE DONS COTISATIONS'.A$1:.A$1048576];[.A470]&amp;&quot;C&quot;;[$'SAISIE DONS COTISATIONS'.G$1:.G$1048576])" office:value-type="currency" office:currency="EUR" office:value="0" calcext:value-type="currency">
            <text:p>0,00 €</text:p>
          </table:table-cell>
          <table:table-cell table:formula="of:=SUMIF([$'SAISIE DONS COTISATIONS'.A$1:.A$1048576];[.A470]&amp;&quot;A&quot;;[$'SAISIE DONS COTISATIONS'.G$1:.G$1048576])" office:value-type="currency" office:currency="EUR" office:value="0" calcext:value-type="currency">
            <text:p>0,00 €</text:p>
          </table:table-cell>
          <table:table-cell table:formula="of:=[.H470]+[.I470]-[.L470]" office:value-type="currency" office:currency="EUR" office:value="0" calcext:value-type="currency">
            <text:p>0,00 €</text:p>
          </table:table-cell>
          <table:table-cell table:formula="of:=IF([.H470]+[.I470]&gt;=10;10;[.H470]+[.I47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1]&amp;&quot;D&quot;;[$'SAISIE DONS COTISATIONS'.G$1:.G$1048576])" office:value-type="currency" office:currency="EUR" office:value="0" calcext:value-type="currency">
            <text:p>0,00 €</text:p>
          </table:table-cell>
          <table:table-cell table:formula="of:=SUMIF([$'SAISIE DONS COTISATIONS'.A$1:.A$1048576];[.A471]&amp;&quot;C&quot;;[$'SAISIE DONS COTISATIONS'.G$1:.G$1048576])" office:value-type="currency" office:currency="EUR" office:value="0" calcext:value-type="currency">
            <text:p>0,00 €</text:p>
          </table:table-cell>
          <table:table-cell table:formula="of:=SUMIF([$'SAISIE DONS COTISATIONS'.A$1:.A$1048576];[.A471]&amp;&quot;A&quot;;[$'SAISIE DONS COTISATIONS'.G$1:.G$1048576])" office:value-type="currency" office:currency="EUR" office:value="0" calcext:value-type="currency">
            <text:p>0,00 €</text:p>
          </table:table-cell>
          <table:table-cell table:formula="of:=[.H471]+[.I471]-[.L471]" office:value-type="currency" office:currency="EUR" office:value="0" calcext:value-type="currency">
            <text:p>0,00 €</text:p>
          </table:table-cell>
          <table:table-cell table:formula="of:=IF([.H471]+[.I471]&gt;=10;10;[.H471]+[.I47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2]&amp;&quot;D&quot;;[$'SAISIE DONS COTISATIONS'.G$1:.G$1048576])" office:value-type="currency" office:currency="EUR" office:value="0" calcext:value-type="currency">
            <text:p>0,00 €</text:p>
          </table:table-cell>
          <table:table-cell table:formula="of:=SUMIF([$'SAISIE DONS COTISATIONS'.A$1:.A$1048576];[.A472]&amp;&quot;C&quot;;[$'SAISIE DONS COTISATIONS'.G$1:.G$1048576])" office:value-type="currency" office:currency="EUR" office:value="0" calcext:value-type="currency">
            <text:p>0,00 €</text:p>
          </table:table-cell>
          <table:table-cell table:formula="of:=SUMIF([$'SAISIE DONS COTISATIONS'.A$1:.A$1048576];[.A472]&amp;&quot;A&quot;;[$'SAISIE DONS COTISATIONS'.G$1:.G$1048576])" office:value-type="currency" office:currency="EUR" office:value="0" calcext:value-type="currency">
            <text:p>0,00 €</text:p>
          </table:table-cell>
          <table:table-cell table:formula="of:=[.H472]+[.I472]-[.L472]" office:value-type="currency" office:currency="EUR" office:value="0" calcext:value-type="currency">
            <text:p>0,00 €</text:p>
          </table:table-cell>
          <table:table-cell table:formula="of:=IF([.H472]+[.I472]&gt;=10;10;[.H472]+[.I47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3]&amp;&quot;D&quot;;[$'SAISIE DONS COTISATIONS'.G$1:.G$1048576])" office:value-type="currency" office:currency="EUR" office:value="0" calcext:value-type="currency">
            <text:p>0,00 €</text:p>
          </table:table-cell>
          <table:table-cell table:formula="of:=SUMIF([$'SAISIE DONS COTISATIONS'.A$1:.A$1048576];[.A473]&amp;&quot;C&quot;;[$'SAISIE DONS COTISATIONS'.G$1:.G$1048576])" office:value-type="currency" office:currency="EUR" office:value="0" calcext:value-type="currency">
            <text:p>0,00 €</text:p>
          </table:table-cell>
          <table:table-cell table:formula="of:=SUMIF([$'SAISIE DONS COTISATIONS'.A$1:.A$1048576];[.A473]&amp;&quot;A&quot;;[$'SAISIE DONS COTISATIONS'.G$1:.G$1048576])" office:value-type="currency" office:currency="EUR" office:value="0" calcext:value-type="currency">
            <text:p>0,00 €</text:p>
          </table:table-cell>
          <table:table-cell table:formula="of:=[.H473]+[.I473]-[.L473]" office:value-type="currency" office:currency="EUR" office:value="0" calcext:value-type="currency">
            <text:p>0,00 €</text:p>
          </table:table-cell>
          <table:table-cell table:formula="of:=IF([.H473]+[.I473]&gt;=10;10;[.H473]+[.I47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4]&amp;&quot;D&quot;;[$'SAISIE DONS COTISATIONS'.G$1:.G$1048576])" office:value-type="currency" office:currency="EUR" office:value="0" calcext:value-type="currency">
            <text:p>0,00 €</text:p>
          </table:table-cell>
          <table:table-cell table:formula="of:=SUMIF([$'SAISIE DONS COTISATIONS'.A$1:.A$1048576];[.A474]&amp;&quot;C&quot;;[$'SAISIE DONS COTISATIONS'.G$1:.G$1048576])" office:value-type="currency" office:currency="EUR" office:value="0" calcext:value-type="currency">
            <text:p>0,00 €</text:p>
          </table:table-cell>
          <table:table-cell table:formula="of:=SUMIF([$'SAISIE DONS COTISATIONS'.A$1:.A$1048576];[.A474]&amp;&quot;A&quot;;[$'SAISIE DONS COTISATIONS'.G$1:.G$1048576])" office:value-type="currency" office:currency="EUR" office:value="0" calcext:value-type="currency">
            <text:p>0,00 €</text:p>
          </table:table-cell>
          <table:table-cell table:formula="of:=[.H474]+[.I474]-[.L474]" office:value-type="currency" office:currency="EUR" office:value="0" calcext:value-type="currency">
            <text:p>0,00 €</text:p>
          </table:table-cell>
          <table:table-cell table:formula="of:=IF([.H474]+[.I474]&gt;=10;10;[.H474]+[.I47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5]&amp;&quot;D&quot;;[$'SAISIE DONS COTISATIONS'.G$1:.G$1048576])" office:value-type="currency" office:currency="EUR" office:value="0" calcext:value-type="currency">
            <text:p>0,00 €</text:p>
          </table:table-cell>
          <table:table-cell table:formula="of:=SUMIF([$'SAISIE DONS COTISATIONS'.A$1:.A$1048576];[.A475]&amp;&quot;C&quot;;[$'SAISIE DONS COTISATIONS'.G$1:.G$1048576])" office:value-type="currency" office:currency="EUR" office:value="0" calcext:value-type="currency">
            <text:p>0,00 €</text:p>
          </table:table-cell>
          <table:table-cell table:formula="of:=SUMIF([$'SAISIE DONS COTISATIONS'.A$1:.A$1048576];[.A475]&amp;&quot;A&quot;;[$'SAISIE DONS COTISATIONS'.G$1:.G$1048576])" office:value-type="currency" office:currency="EUR" office:value="0" calcext:value-type="currency">
            <text:p>0,00 €</text:p>
          </table:table-cell>
          <table:table-cell table:formula="of:=[.H475]+[.I475]-[.L475]" office:value-type="currency" office:currency="EUR" office:value="0" calcext:value-type="currency">
            <text:p>0,00 €</text:p>
          </table:table-cell>
          <table:table-cell table:formula="of:=IF([.H475]+[.I475]&gt;=10;10;[.H475]+[.I47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6]&amp;&quot;D&quot;;[$'SAISIE DONS COTISATIONS'.G$1:.G$1048576])" office:value-type="currency" office:currency="EUR" office:value="0" calcext:value-type="currency">
            <text:p>0,00 €</text:p>
          </table:table-cell>
          <table:table-cell table:formula="of:=SUMIF([$'SAISIE DONS COTISATIONS'.A$1:.A$1048576];[.A476]&amp;&quot;C&quot;;[$'SAISIE DONS COTISATIONS'.G$1:.G$1048576])" office:value-type="currency" office:currency="EUR" office:value="0" calcext:value-type="currency">
            <text:p>0,00 €</text:p>
          </table:table-cell>
          <table:table-cell table:formula="of:=SUMIF([$'SAISIE DONS COTISATIONS'.A$1:.A$1048576];[.A476]&amp;&quot;A&quot;;[$'SAISIE DONS COTISATIONS'.G$1:.G$1048576])" office:value-type="currency" office:currency="EUR" office:value="0" calcext:value-type="currency">
            <text:p>0,00 €</text:p>
          </table:table-cell>
          <table:table-cell table:formula="of:=[.H476]+[.I476]-[.L476]" office:value-type="currency" office:currency="EUR" office:value="0" calcext:value-type="currency">
            <text:p>0,00 €</text:p>
          </table:table-cell>
          <table:table-cell table:formula="of:=IF([.H476]+[.I476]&gt;=10;10;[.H476]+[.I47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7]&amp;&quot;D&quot;;[$'SAISIE DONS COTISATIONS'.G$1:.G$1048576])" office:value-type="currency" office:currency="EUR" office:value="0" calcext:value-type="currency">
            <text:p>0,00 €</text:p>
          </table:table-cell>
          <table:table-cell table:formula="of:=SUMIF([$'SAISIE DONS COTISATIONS'.A$1:.A$1048576];[.A477]&amp;&quot;C&quot;;[$'SAISIE DONS COTISATIONS'.G$1:.G$1048576])" office:value-type="currency" office:currency="EUR" office:value="0" calcext:value-type="currency">
            <text:p>0,00 €</text:p>
          </table:table-cell>
          <table:table-cell table:formula="of:=SUMIF([$'SAISIE DONS COTISATIONS'.A$1:.A$1048576];[.A477]&amp;&quot;A&quot;;[$'SAISIE DONS COTISATIONS'.G$1:.G$1048576])" office:value-type="currency" office:currency="EUR" office:value="0" calcext:value-type="currency">
            <text:p>0,00 €</text:p>
          </table:table-cell>
          <table:table-cell table:formula="of:=[.H477]+[.I477]-[.L477]" office:value-type="currency" office:currency="EUR" office:value="0" calcext:value-type="currency">
            <text:p>0,00 €</text:p>
          </table:table-cell>
          <table:table-cell table:formula="of:=IF([.H477]+[.I477]&gt;=10;10;[.H477]+[.I47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8]&amp;&quot;D&quot;;[$'SAISIE DONS COTISATIONS'.G$1:.G$1048576])" office:value-type="currency" office:currency="EUR" office:value="0" calcext:value-type="currency">
            <text:p>0,00 €</text:p>
          </table:table-cell>
          <table:table-cell table:formula="of:=SUMIF([$'SAISIE DONS COTISATIONS'.A$1:.A$1048576];[.A478]&amp;&quot;C&quot;;[$'SAISIE DONS COTISATIONS'.G$1:.G$1048576])" office:value-type="currency" office:currency="EUR" office:value="0" calcext:value-type="currency">
            <text:p>0,00 €</text:p>
          </table:table-cell>
          <table:table-cell table:formula="of:=SUMIF([$'SAISIE DONS COTISATIONS'.A$1:.A$1048576];[.A478]&amp;&quot;A&quot;;[$'SAISIE DONS COTISATIONS'.G$1:.G$1048576])" office:value-type="currency" office:currency="EUR" office:value="0" calcext:value-type="currency">
            <text:p>0,00 €</text:p>
          </table:table-cell>
          <table:table-cell table:formula="of:=[.H478]+[.I478]-[.L478]" office:value-type="currency" office:currency="EUR" office:value="0" calcext:value-type="currency">
            <text:p>0,00 €</text:p>
          </table:table-cell>
          <table:table-cell table:formula="of:=IF([.H478]+[.I478]&gt;=10;10;[.H478]+[.I47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79]&amp;&quot;D&quot;;[$'SAISIE DONS COTISATIONS'.G$1:.G$1048576])" office:value-type="currency" office:currency="EUR" office:value="0" calcext:value-type="currency">
            <text:p>0,00 €</text:p>
          </table:table-cell>
          <table:table-cell table:formula="of:=SUMIF([$'SAISIE DONS COTISATIONS'.A$1:.A$1048576];[.A479]&amp;&quot;C&quot;;[$'SAISIE DONS COTISATIONS'.G$1:.G$1048576])" office:value-type="currency" office:currency="EUR" office:value="0" calcext:value-type="currency">
            <text:p>0,00 €</text:p>
          </table:table-cell>
          <table:table-cell table:formula="of:=SUMIF([$'SAISIE DONS COTISATIONS'.A$1:.A$1048576];[.A479]&amp;&quot;A&quot;;[$'SAISIE DONS COTISATIONS'.G$1:.G$1048576])" office:value-type="currency" office:currency="EUR" office:value="0" calcext:value-type="currency">
            <text:p>0,00 €</text:p>
          </table:table-cell>
          <table:table-cell table:formula="of:=[.H479]+[.I479]-[.L479]" office:value-type="currency" office:currency="EUR" office:value="0" calcext:value-type="currency">
            <text:p>0,00 €</text:p>
          </table:table-cell>
          <table:table-cell table:formula="of:=IF([.H479]+[.I479]&gt;=10;10;[.H479]+[.I47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0]&amp;&quot;D&quot;;[$'SAISIE DONS COTISATIONS'.G$1:.G$1048576])" office:value-type="currency" office:currency="EUR" office:value="0" calcext:value-type="currency">
            <text:p>0,00 €</text:p>
          </table:table-cell>
          <table:table-cell table:formula="of:=SUMIF([$'SAISIE DONS COTISATIONS'.A$1:.A$1048576];[.A480]&amp;&quot;C&quot;;[$'SAISIE DONS COTISATIONS'.G$1:.G$1048576])" office:value-type="currency" office:currency="EUR" office:value="0" calcext:value-type="currency">
            <text:p>0,00 €</text:p>
          </table:table-cell>
          <table:table-cell table:formula="of:=SUMIF([$'SAISIE DONS COTISATIONS'.A$1:.A$1048576];[.A480]&amp;&quot;A&quot;;[$'SAISIE DONS COTISATIONS'.G$1:.G$1048576])" office:value-type="currency" office:currency="EUR" office:value="0" calcext:value-type="currency">
            <text:p>0,00 €</text:p>
          </table:table-cell>
          <table:table-cell table:formula="of:=[.H480]+[.I480]-[.L480]" office:value-type="currency" office:currency="EUR" office:value="0" calcext:value-type="currency">
            <text:p>0,00 €</text:p>
          </table:table-cell>
          <table:table-cell table:formula="of:=IF([.H480]+[.I480]&gt;=10;10;[.H480]+[.I48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1]&amp;&quot;D&quot;;[$'SAISIE DONS COTISATIONS'.G$1:.G$1048576])" office:value-type="currency" office:currency="EUR" office:value="0" calcext:value-type="currency">
            <text:p>0,00 €</text:p>
          </table:table-cell>
          <table:table-cell table:formula="of:=SUMIF([$'SAISIE DONS COTISATIONS'.A$1:.A$1048576];[.A481]&amp;&quot;C&quot;;[$'SAISIE DONS COTISATIONS'.G$1:.G$1048576])" office:value-type="currency" office:currency="EUR" office:value="0" calcext:value-type="currency">
            <text:p>0,00 €</text:p>
          </table:table-cell>
          <table:table-cell table:formula="of:=SUMIF([$'SAISIE DONS COTISATIONS'.A$1:.A$1048576];[.A481]&amp;&quot;A&quot;;[$'SAISIE DONS COTISATIONS'.G$1:.G$1048576])" office:value-type="currency" office:currency="EUR" office:value="0" calcext:value-type="currency">
            <text:p>0,00 €</text:p>
          </table:table-cell>
          <table:table-cell table:formula="of:=[.H481]+[.I481]-[.L481]" office:value-type="currency" office:currency="EUR" office:value="0" calcext:value-type="currency">
            <text:p>0,00 €</text:p>
          </table:table-cell>
          <table:table-cell table:formula="of:=IF([.H481]+[.I481]&gt;=10;10;[.H481]+[.I48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2]&amp;&quot;D&quot;;[$'SAISIE DONS COTISATIONS'.G$1:.G$1048576])" office:value-type="currency" office:currency="EUR" office:value="0" calcext:value-type="currency">
            <text:p>0,00 €</text:p>
          </table:table-cell>
          <table:table-cell table:formula="of:=SUMIF([$'SAISIE DONS COTISATIONS'.A$1:.A$1048576];[.A482]&amp;&quot;C&quot;;[$'SAISIE DONS COTISATIONS'.G$1:.G$1048576])" office:value-type="currency" office:currency="EUR" office:value="0" calcext:value-type="currency">
            <text:p>0,00 €</text:p>
          </table:table-cell>
          <table:table-cell table:formula="of:=SUMIF([$'SAISIE DONS COTISATIONS'.A$1:.A$1048576];[.A482]&amp;&quot;A&quot;;[$'SAISIE DONS COTISATIONS'.G$1:.G$1048576])" office:value-type="currency" office:currency="EUR" office:value="0" calcext:value-type="currency">
            <text:p>0,00 €</text:p>
          </table:table-cell>
          <table:table-cell table:formula="of:=[.H482]+[.I482]-[.L482]" office:value-type="currency" office:currency="EUR" office:value="0" calcext:value-type="currency">
            <text:p>0,00 €</text:p>
          </table:table-cell>
          <table:table-cell table:formula="of:=IF([.H482]+[.I482]&gt;=10;10;[.H482]+[.I48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3]&amp;&quot;D&quot;;[$'SAISIE DONS COTISATIONS'.G$1:.G$1048576])" office:value-type="currency" office:currency="EUR" office:value="0" calcext:value-type="currency">
            <text:p>0,00 €</text:p>
          </table:table-cell>
          <table:table-cell table:formula="of:=SUMIF([$'SAISIE DONS COTISATIONS'.A$1:.A$1048576];[.A483]&amp;&quot;C&quot;;[$'SAISIE DONS COTISATIONS'.G$1:.G$1048576])" office:value-type="currency" office:currency="EUR" office:value="0" calcext:value-type="currency">
            <text:p>0,00 €</text:p>
          </table:table-cell>
          <table:table-cell table:formula="of:=SUMIF([$'SAISIE DONS COTISATIONS'.A$1:.A$1048576];[.A483]&amp;&quot;A&quot;;[$'SAISIE DONS COTISATIONS'.G$1:.G$1048576])" office:value-type="currency" office:currency="EUR" office:value="0" calcext:value-type="currency">
            <text:p>0,00 €</text:p>
          </table:table-cell>
          <table:table-cell table:formula="of:=[.H483]+[.I483]-[.L483]" office:value-type="currency" office:currency="EUR" office:value="0" calcext:value-type="currency">
            <text:p>0,00 €</text:p>
          </table:table-cell>
          <table:table-cell table:formula="of:=IF([.H483]+[.I483]&gt;=10;10;[.H483]+[.I48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4]&amp;&quot;D&quot;;[$'SAISIE DONS COTISATIONS'.G$1:.G$1048576])" office:value-type="currency" office:currency="EUR" office:value="0" calcext:value-type="currency">
            <text:p>0,00 €</text:p>
          </table:table-cell>
          <table:table-cell table:formula="of:=SUMIF([$'SAISIE DONS COTISATIONS'.A$1:.A$1048576];[.A484]&amp;&quot;C&quot;;[$'SAISIE DONS COTISATIONS'.G$1:.G$1048576])" office:value-type="currency" office:currency="EUR" office:value="0" calcext:value-type="currency">
            <text:p>0,00 €</text:p>
          </table:table-cell>
          <table:table-cell table:formula="of:=SUMIF([$'SAISIE DONS COTISATIONS'.A$1:.A$1048576];[.A484]&amp;&quot;A&quot;;[$'SAISIE DONS COTISATIONS'.G$1:.G$1048576])" office:value-type="currency" office:currency="EUR" office:value="0" calcext:value-type="currency">
            <text:p>0,00 €</text:p>
          </table:table-cell>
          <table:table-cell table:formula="of:=[.H484]+[.I484]-[.L484]" office:value-type="currency" office:currency="EUR" office:value="0" calcext:value-type="currency">
            <text:p>0,00 €</text:p>
          </table:table-cell>
          <table:table-cell table:formula="of:=IF([.H484]+[.I484]&gt;=10;10;[.H484]+[.I48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5]&amp;&quot;D&quot;;[$'SAISIE DONS COTISATIONS'.G$1:.G$1048576])" office:value-type="currency" office:currency="EUR" office:value="0" calcext:value-type="currency">
            <text:p>0,00 €</text:p>
          </table:table-cell>
          <table:table-cell table:formula="of:=SUMIF([$'SAISIE DONS COTISATIONS'.A$1:.A$1048576];[.A485]&amp;&quot;C&quot;;[$'SAISIE DONS COTISATIONS'.G$1:.G$1048576])" office:value-type="currency" office:currency="EUR" office:value="0" calcext:value-type="currency">
            <text:p>0,00 €</text:p>
          </table:table-cell>
          <table:table-cell table:formula="of:=SUMIF([$'SAISIE DONS COTISATIONS'.A$1:.A$1048576];[.A485]&amp;&quot;A&quot;;[$'SAISIE DONS COTISATIONS'.G$1:.G$1048576])" office:value-type="currency" office:currency="EUR" office:value="0" calcext:value-type="currency">
            <text:p>0,00 €</text:p>
          </table:table-cell>
          <table:table-cell table:formula="of:=[.H485]+[.I485]-[.L485]" office:value-type="currency" office:currency="EUR" office:value="0" calcext:value-type="currency">
            <text:p>0,00 €</text:p>
          </table:table-cell>
          <table:table-cell table:formula="of:=IF([.H485]+[.I485]&gt;=10;10;[.H485]+[.I48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6]&amp;&quot;D&quot;;[$'SAISIE DONS COTISATIONS'.G$1:.G$1048576])" office:value-type="currency" office:currency="EUR" office:value="0" calcext:value-type="currency">
            <text:p>0,00 €</text:p>
          </table:table-cell>
          <table:table-cell table:formula="of:=SUMIF([$'SAISIE DONS COTISATIONS'.A$1:.A$1048576];[.A486]&amp;&quot;C&quot;;[$'SAISIE DONS COTISATIONS'.G$1:.G$1048576])" office:value-type="currency" office:currency="EUR" office:value="0" calcext:value-type="currency">
            <text:p>0,00 €</text:p>
          </table:table-cell>
          <table:table-cell table:formula="of:=SUMIF([$'SAISIE DONS COTISATIONS'.A$1:.A$1048576];[.A486]&amp;&quot;A&quot;;[$'SAISIE DONS COTISATIONS'.G$1:.G$1048576])" office:value-type="currency" office:currency="EUR" office:value="0" calcext:value-type="currency">
            <text:p>0,00 €</text:p>
          </table:table-cell>
          <table:table-cell table:formula="of:=[.H486]+[.I486]-[.L486]" office:value-type="currency" office:currency="EUR" office:value="0" calcext:value-type="currency">
            <text:p>0,00 €</text:p>
          </table:table-cell>
          <table:table-cell table:formula="of:=IF([.H486]+[.I486]&gt;=10;10;[.H486]+[.I48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7]&amp;&quot;D&quot;;[$'SAISIE DONS COTISATIONS'.G$1:.G$1048576])" office:value-type="currency" office:currency="EUR" office:value="0" calcext:value-type="currency">
            <text:p>0,00 €</text:p>
          </table:table-cell>
          <table:table-cell table:formula="of:=SUMIF([$'SAISIE DONS COTISATIONS'.A$1:.A$1048576];[.A487]&amp;&quot;C&quot;;[$'SAISIE DONS COTISATIONS'.G$1:.G$1048576])" office:value-type="currency" office:currency="EUR" office:value="0" calcext:value-type="currency">
            <text:p>0,00 €</text:p>
          </table:table-cell>
          <table:table-cell table:formula="of:=SUMIF([$'SAISIE DONS COTISATIONS'.A$1:.A$1048576];[.A487]&amp;&quot;A&quot;;[$'SAISIE DONS COTISATIONS'.G$1:.G$1048576])" office:value-type="currency" office:currency="EUR" office:value="0" calcext:value-type="currency">
            <text:p>0,00 €</text:p>
          </table:table-cell>
          <table:table-cell table:formula="of:=[.H487]+[.I487]-[.L487]" office:value-type="currency" office:currency="EUR" office:value="0" calcext:value-type="currency">
            <text:p>0,00 €</text:p>
          </table:table-cell>
          <table:table-cell table:formula="of:=IF([.H487]+[.I487]&gt;=10;10;[.H487]+[.I48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8]&amp;&quot;D&quot;;[$'SAISIE DONS COTISATIONS'.G$1:.G$1048576])" office:value-type="currency" office:currency="EUR" office:value="0" calcext:value-type="currency">
            <text:p>0,00 €</text:p>
          </table:table-cell>
          <table:table-cell table:formula="of:=SUMIF([$'SAISIE DONS COTISATIONS'.A$1:.A$1048576];[.A488]&amp;&quot;C&quot;;[$'SAISIE DONS COTISATIONS'.G$1:.G$1048576])" office:value-type="currency" office:currency="EUR" office:value="0" calcext:value-type="currency">
            <text:p>0,00 €</text:p>
          </table:table-cell>
          <table:table-cell table:formula="of:=SUMIF([$'SAISIE DONS COTISATIONS'.A$1:.A$1048576];[.A488]&amp;&quot;A&quot;;[$'SAISIE DONS COTISATIONS'.G$1:.G$1048576])" office:value-type="currency" office:currency="EUR" office:value="0" calcext:value-type="currency">
            <text:p>0,00 €</text:p>
          </table:table-cell>
          <table:table-cell table:formula="of:=[.H488]+[.I488]-[.L488]" office:value-type="currency" office:currency="EUR" office:value="0" calcext:value-type="currency">
            <text:p>0,00 €</text:p>
          </table:table-cell>
          <table:table-cell table:formula="of:=IF([.H488]+[.I488]&gt;=10;10;[.H488]+[.I48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89]&amp;&quot;D&quot;;[$'SAISIE DONS COTISATIONS'.G$1:.G$1048576])" office:value-type="currency" office:currency="EUR" office:value="0" calcext:value-type="currency">
            <text:p>0,00 €</text:p>
          </table:table-cell>
          <table:table-cell table:formula="of:=SUMIF([$'SAISIE DONS COTISATIONS'.A$1:.A$1048576];[.A489]&amp;&quot;C&quot;;[$'SAISIE DONS COTISATIONS'.G$1:.G$1048576])" office:value-type="currency" office:currency="EUR" office:value="0" calcext:value-type="currency">
            <text:p>0,00 €</text:p>
          </table:table-cell>
          <table:table-cell table:formula="of:=SUMIF([$'SAISIE DONS COTISATIONS'.A$1:.A$1048576];[.A489]&amp;&quot;A&quot;;[$'SAISIE DONS COTISATIONS'.G$1:.G$1048576])" office:value-type="currency" office:currency="EUR" office:value="0" calcext:value-type="currency">
            <text:p>0,00 €</text:p>
          </table:table-cell>
          <table:table-cell table:formula="of:=[.H489]+[.I489]-[.L489]" office:value-type="currency" office:currency="EUR" office:value="0" calcext:value-type="currency">
            <text:p>0,00 €</text:p>
          </table:table-cell>
          <table:table-cell table:formula="of:=IF([.H489]+[.I489]&gt;=10;10;[.H489]+[.I48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0]&amp;&quot;D&quot;;[$'SAISIE DONS COTISATIONS'.G$1:.G$1048576])" office:value-type="currency" office:currency="EUR" office:value="0" calcext:value-type="currency">
            <text:p>0,00 €</text:p>
          </table:table-cell>
          <table:table-cell table:formula="of:=SUMIF([$'SAISIE DONS COTISATIONS'.A$1:.A$1048576];[.A490]&amp;&quot;C&quot;;[$'SAISIE DONS COTISATIONS'.G$1:.G$1048576])" office:value-type="currency" office:currency="EUR" office:value="0" calcext:value-type="currency">
            <text:p>0,00 €</text:p>
          </table:table-cell>
          <table:table-cell table:formula="of:=SUMIF([$'SAISIE DONS COTISATIONS'.A$1:.A$1048576];[.A490]&amp;&quot;A&quot;;[$'SAISIE DONS COTISATIONS'.G$1:.G$1048576])" office:value-type="currency" office:currency="EUR" office:value="0" calcext:value-type="currency">
            <text:p>0,00 €</text:p>
          </table:table-cell>
          <table:table-cell table:formula="of:=[.H490]+[.I490]-[.L490]" office:value-type="currency" office:currency="EUR" office:value="0" calcext:value-type="currency">
            <text:p>0,00 €</text:p>
          </table:table-cell>
          <table:table-cell table:formula="of:=IF([.H490]+[.I490]&gt;=10;10;[.H490]+[.I49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1]&amp;&quot;D&quot;;[$'SAISIE DONS COTISATIONS'.G$1:.G$1048576])" office:value-type="currency" office:currency="EUR" office:value="0" calcext:value-type="currency">
            <text:p>0,00 €</text:p>
          </table:table-cell>
          <table:table-cell table:formula="of:=SUMIF([$'SAISIE DONS COTISATIONS'.A$1:.A$1048576];[.A491]&amp;&quot;C&quot;;[$'SAISIE DONS COTISATIONS'.G$1:.G$1048576])" office:value-type="currency" office:currency="EUR" office:value="0" calcext:value-type="currency">
            <text:p>0,00 €</text:p>
          </table:table-cell>
          <table:table-cell table:formula="of:=SUMIF([$'SAISIE DONS COTISATIONS'.A$1:.A$1048576];[.A491]&amp;&quot;A&quot;;[$'SAISIE DONS COTISATIONS'.G$1:.G$1048576])" office:value-type="currency" office:currency="EUR" office:value="0" calcext:value-type="currency">
            <text:p>0,00 €</text:p>
          </table:table-cell>
          <table:table-cell table:formula="of:=[.H491]+[.I491]-[.L491]" office:value-type="currency" office:currency="EUR" office:value="0" calcext:value-type="currency">
            <text:p>0,00 €</text:p>
          </table:table-cell>
          <table:table-cell table:formula="of:=IF([.H491]+[.I491]&gt;=10;10;[.H491]+[.I49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2]&amp;&quot;D&quot;;[$'SAISIE DONS COTISATIONS'.G$1:.G$1048576])" office:value-type="currency" office:currency="EUR" office:value="0" calcext:value-type="currency">
            <text:p>0,00 €</text:p>
          </table:table-cell>
          <table:table-cell table:formula="of:=SUMIF([$'SAISIE DONS COTISATIONS'.A$1:.A$1048576];[.A492]&amp;&quot;C&quot;;[$'SAISIE DONS COTISATIONS'.G$1:.G$1048576])" office:value-type="currency" office:currency="EUR" office:value="0" calcext:value-type="currency">
            <text:p>0,00 €</text:p>
          </table:table-cell>
          <table:table-cell table:formula="of:=SUMIF([$'SAISIE DONS COTISATIONS'.A$1:.A$1048576];[.A492]&amp;&quot;A&quot;;[$'SAISIE DONS COTISATIONS'.G$1:.G$1048576])" office:value-type="currency" office:currency="EUR" office:value="0" calcext:value-type="currency">
            <text:p>0,00 €</text:p>
          </table:table-cell>
          <table:table-cell table:formula="of:=[.H492]+[.I492]-[.L492]" office:value-type="currency" office:currency="EUR" office:value="0" calcext:value-type="currency">
            <text:p>0,00 €</text:p>
          </table:table-cell>
          <table:table-cell table:formula="of:=IF([.H492]+[.I492]&gt;=10;10;[.H492]+[.I49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3]&amp;&quot;D&quot;;[$'SAISIE DONS COTISATIONS'.G$1:.G$1048576])" office:value-type="currency" office:currency="EUR" office:value="0" calcext:value-type="currency">
            <text:p>0,00 €</text:p>
          </table:table-cell>
          <table:table-cell table:formula="of:=SUMIF([$'SAISIE DONS COTISATIONS'.A$1:.A$1048576];[.A493]&amp;&quot;C&quot;;[$'SAISIE DONS COTISATIONS'.G$1:.G$1048576])" office:value-type="currency" office:currency="EUR" office:value="0" calcext:value-type="currency">
            <text:p>0,00 €</text:p>
          </table:table-cell>
          <table:table-cell table:formula="of:=SUMIF([$'SAISIE DONS COTISATIONS'.A$1:.A$1048576];[.A493]&amp;&quot;A&quot;;[$'SAISIE DONS COTISATIONS'.G$1:.G$1048576])" office:value-type="currency" office:currency="EUR" office:value="0" calcext:value-type="currency">
            <text:p>0,00 €</text:p>
          </table:table-cell>
          <table:table-cell table:formula="of:=[.H493]+[.I493]-[.L493]" office:value-type="currency" office:currency="EUR" office:value="0" calcext:value-type="currency">
            <text:p>0,00 €</text:p>
          </table:table-cell>
          <table:table-cell table:formula="of:=IF([.H493]+[.I493]&gt;=10;10;[.H493]+[.I49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4]&amp;&quot;D&quot;;[$'SAISIE DONS COTISATIONS'.G$1:.G$1048576])" office:value-type="currency" office:currency="EUR" office:value="0" calcext:value-type="currency">
            <text:p>0,00 €</text:p>
          </table:table-cell>
          <table:table-cell table:formula="of:=SUMIF([$'SAISIE DONS COTISATIONS'.A$1:.A$1048576];[.A494]&amp;&quot;C&quot;;[$'SAISIE DONS COTISATIONS'.G$1:.G$1048576])" office:value-type="currency" office:currency="EUR" office:value="0" calcext:value-type="currency">
            <text:p>0,00 €</text:p>
          </table:table-cell>
          <table:table-cell table:formula="of:=SUMIF([$'SAISIE DONS COTISATIONS'.A$1:.A$1048576];[.A494]&amp;&quot;A&quot;;[$'SAISIE DONS COTISATIONS'.G$1:.G$1048576])" office:value-type="currency" office:currency="EUR" office:value="0" calcext:value-type="currency">
            <text:p>0,00 €</text:p>
          </table:table-cell>
          <table:table-cell table:formula="of:=[.H494]+[.I494]-[.L494]" office:value-type="currency" office:currency="EUR" office:value="0" calcext:value-type="currency">
            <text:p>0,00 €</text:p>
          </table:table-cell>
          <table:table-cell table:formula="of:=IF([.H494]+[.I494]&gt;=10;10;[.H494]+[.I49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5]&amp;&quot;D&quot;;[$'SAISIE DONS COTISATIONS'.G$1:.G$1048576])" office:value-type="currency" office:currency="EUR" office:value="0" calcext:value-type="currency">
            <text:p>0,00 €</text:p>
          </table:table-cell>
          <table:table-cell table:formula="of:=SUMIF([$'SAISIE DONS COTISATIONS'.A$1:.A$1048576];[.A495]&amp;&quot;C&quot;;[$'SAISIE DONS COTISATIONS'.G$1:.G$1048576])" office:value-type="currency" office:currency="EUR" office:value="0" calcext:value-type="currency">
            <text:p>0,00 €</text:p>
          </table:table-cell>
          <table:table-cell table:formula="of:=SUMIF([$'SAISIE DONS COTISATIONS'.A$1:.A$1048576];[.A495]&amp;&quot;A&quot;;[$'SAISIE DONS COTISATIONS'.G$1:.G$1048576])" office:value-type="currency" office:currency="EUR" office:value="0" calcext:value-type="currency">
            <text:p>0,00 €</text:p>
          </table:table-cell>
          <table:table-cell table:formula="of:=[.H495]+[.I495]-[.L495]" office:value-type="currency" office:currency="EUR" office:value="0" calcext:value-type="currency">
            <text:p>0,00 €</text:p>
          </table:table-cell>
          <table:table-cell table:formula="of:=IF([.H495]+[.I495]&gt;=10;10;[.H495]+[.I49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6]&amp;&quot;D&quot;;[$'SAISIE DONS COTISATIONS'.G$1:.G$1048576])" office:value-type="currency" office:currency="EUR" office:value="0" calcext:value-type="currency">
            <text:p>0,00 €</text:p>
          </table:table-cell>
          <table:table-cell table:formula="of:=SUMIF([$'SAISIE DONS COTISATIONS'.A$1:.A$1048576];[.A496]&amp;&quot;C&quot;;[$'SAISIE DONS COTISATIONS'.G$1:.G$1048576])" office:value-type="currency" office:currency="EUR" office:value="0" calcext:value-type="currency">
            <text:p>0,00 €</text:p>
          </table:table-cell>
          <table:table-cell table:formula="of:=SUMIF([$'SAISIE DONS COTISATIONS'.A$1:.A$1048576];[.A496]&amp;&quot;A&quot;;[$'SAISIE DONS COTISATIONS'.G$1:.G$1048576])" office:value-type="currency" office:currency="EUR" office:value="0" calcext:value-type="currency">
            <text:p>0,00 €</text:p>
          </table:table-cell>
          <table:table-cell table:formula="of:=[.H496]+[.I496]-[.L496]" office:value-type="currency" office:currency="EUR" office:value="0" calcext:value-type="currency">
            <text:p>0,00 €</text:p>
          </table:table-cell>
          <table:table-cell table:formula="of:=IF([.H496]+[.I496]&gt;=10;10;[.H496]+[.I49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7]&amp;&quot;D&quot;;[$'SAISIE DONS COTISATIONS'.G$1:.G$1048576])" office:value-type="currency" office:currency="EUR" office:value="0" calcext:value-type="currency">
            <text:p>0,00 €</text:p>
          </table:table-cell>
          <table:table-cell table:formula="of:=SUMIF([$'SAISIE DONS COTISATIONS'.A$1:.A$1048576];[.A497]&amp;&quot;C&quot;;[$'SAISIE DONS COTISATIONS'.G$1:.G$1048576])" office:value-type="currency" office:currency="EUR" office:value="0" calcext:value-type="currency">
            <text:p>0,00 €</text:p>
          </table:table-cell>
          <table:table-cell table:formula="of:=SUMIF([$'SAISIE DONS COTISATIONS'.A$1:.A$1048576];[.A497]&amp;&quot;A&quot;;[$'SAISIE DONS COTISATIONS'.G$1:.G$1048576])" office:value-type="currency" office:currency="EUR" office:value="0" calcext:value-type="currency">
            <text:p>0,00 €</text:p>
          </table:table-cell>
          <table:table-cell table:formula="of:=[.H497]+[.I497]-[.L497]" office:value-type="currency" office:currency="EUR" office:value="0" calcext:value-type="currency">
            <text:p>0,00 €</text:p>
          </table:table-cell>
          <table:table-cell table:formula="of:=IF([.H497]+[.I497]&gt;=10;10;[.H497]+[.I49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8]&amp;&quot;D&quot;;[$'SAISIE DONS COTISATIONS'.G$1:.G$1048576])" office:value-type="currency" office:currency="EUR" office:value="0" calcext:value-type="currency">
            <text:p>0,00 €</text:p>
          </table:table-cell>
          <table:table-cell table:formula="of:=SUMIF([$'SAISIE DONS COTISATIONS'.A$1:.A$1048576];[.A498]&amp;&quot;C&quot;;[$'SAISIE DONS COTISATIONS'.G$1:.G$1048576])" office:value-type="currency" office:currency="EUR" office:value="0" calcext:value-type="currency">
            <text:p>0,00 €</text:p>
          </table:table-cell>
          <table:table-cell table:formula="of:=SUMIF([$'SAISIE DONS COTISATIONS'.A$1:.A$1048576];[.A498]&amp;&quot;A&quot;;[$'SAISIE DONS COTISATIONS'.G$1:.G$1048576])" office:value-type="currency" office:currency="EUR" office:value="0" calcext:value-type="currency">
            <text:p>0,00 €</text:p>
          </table:table-cell>
          <table:table-cell table:formula="of:=[.H498]+[.I498]-[.L498]" office:value-type="currency" office:currency="EUR" office:value="0" calcext:value-type="currency">
            <text:p>0,00 €</text:p>
          </table:table-cell>
          <table:table-cell table:formula="of:=IF([.H498]+[.I498]&gt;=10;10;[.H498]+[.I49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499]&amp;&quot;D&quot;;[$'SAISIE DONS COTISATIONS'.G$1:.G$1048576])" office:value-type="currency" office:currency="EUR" office:value="0" calcext:value-type="currency">
            <text:p>0,00 €</text:p>
          </table:table-cell>
          <table:table-cell table:formula="of:=SUMIF([$'SAISIE DONS COTISATIONS'.A$1:.A$1048576];[.A499]&amp;&quot;C&quot;;[$'SAISIE DONS COTISATIONS'.G$1:.G$1048576])" office:value-type="currency" office:currency="EUR" office:value="0" calcext:value-type="currency">
            <text:p>0,00 €</text:p>
          </table:table-cell>
          <table:table-cell table:formula="of:=SUMIF([$'SAISIE DONS COTISATIONS'.A$1:.A$1048576];[.A499]&amp;&quot;A&quot;;[$'SAISIE DONS COTISATIONS'.G$1:.G$1048576])" office:value-type="currency" office:currency="EUR" office:value="0" calcext:value-type="currency">
            <text:p>0,00 €</text:p>
          </table:table-cell>
          <table:table-cell table:formula="of:=[.H499]+[.I499]-[.L499]" office:value-type="currency" office:currency="EUR" office:value="0" calcext:value-type="currency">
            <text:p>0,00 €</text:p>
          </table:table-cell>
          <table:table-cell table:formula="of:=IF([.H499]+[.I499]&gt;=10;10;[.H499]+[.I49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0]&amp;&quot;D&quot;;[$'SAISIE DONS COTISATIONS'.G$1:.G$1048576])" office:value-type="currency" office:currency="EUR" office:value="0" calcext:value-type="currency">
            <text:p>0,00 €</text:p>
          </table:table-cell>
          <table:table-cell table:formula="of:=SUMIF([$'SAISIE DONS COTISATIONS'.A$1:.A$1048576];[.A500]&amp;&quot;C&quot;;[$'SAISIE DONS COTISATIONS'.G$1:.G$1048576])" office:value-type="currency" office:currency="EUR" office:value="0" calcext:value-type="currency">
            <text:p>0,00 €</text:p>
          </table:table-cell>
          <table:table-cell table:formula="of:=SUMIF([$'SAISIE DONS COTISATIONS'.A$1:.A$1048576];[.A500]&amp;&quot;A&quot;;[$'SAISIE DONS COTISATIONS'.G$1:.G$1048576])" office:value-type="currency" office:currency="EUR" office:value="0" calcext:value-type="currency">
            <text:p>0,00 €</text:p>
          </table:table-cell>
          <table:table-cell table:formula="of:=[.H500]+[.I500]-[.L500]" office:value-type="currency" office:currency="EUR" office:value="0" calcext:value-type="currency">
            <text:p>0,00 €</text:p>
          </table:table-cell>
          <table:table-cell table:formula="of:=IF([.H500]+[.I500]&gt;=10;10;[.H500]+[.I50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1]&amp;&quot;D&quot;;[$'SAISIE DONS COTISATIONS'.G$1:.G$1048576])" office:value-type="currency" office:currency="EUR" office:value="0" calcext:value-type="currency">
            <text:p>0,00 €</text:p>
          </table:table-cell>
          <table:table-cell table:formula="of:=SUMIF([$'SAISIE DONS COTISATIONS'.A$1:.A$1048576];[.A501]&amp;&quot;C&quot;;[$'SAISIE DONS COTISATIONS'.G$1:.G$1048576])" office:value-type="currency" office:currency="EUR" office:value="0" calcext:value-type="currency">
            <text:p>0,00 €</text:p>
          </table:table-cell>
          <table:table-cell table:formula="of:=SUMIF([$'SAISIE DONS COTISATIONS'.A$1:.A$1048576];[.A501]&amp;&quot;A&quot;;[$'SAISIE DONS COTISATIONS'.G$1:.G$1048576])" office:value-type="currency" office:currency="EUR" office:value="0" calcext:value-type="currency">
            <text:p>0,00 €</text:p>
          </table:table-cell>
          <table:table-cell table:formula="of:=[.H501]+[.I501]-[.L501]" office:value-type="currency" office:currency="EUR" office:value="0" calcext:value-type="currency">
            <text:p>0,00 €</text:p>
          </table:table-cell>
          <table:table-cell table:formula="of:=IF([.H501]+[.I501]&gt;=10;10;[.H501]+[.I50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2]&amp;&quot;D&quot;;[$'SAISIE DONS COTISATIONS'.G$1:.G$1048576])" office:value-type="currency" office:currency="EUR" office:value="0" calcext:value-type="currency">
            <text:p>0,00 €</text:p>
          </table:table-cell>
          <table:table-cell table:formula="of:=SUMIF([$'SAISIE DONS COTISATIONS'.A$1:.A$1048576];[.A502]&amp;&quot;C&quot;;[$'SAISIE DONS COTISATIONS'.G$1:.G$1048576])" office:value-type="currency" office:currency="EUR" office:value="0" calcext:value-type="currency">
            <text:p>0,00 €</text:p>
          </table:table-cell>
          <table:table-cell table:formula="of:=SUMIF([$'SAISIE DONS COTISATIONS'.A$1:.A$1048576];[.A502]&amp;&quot;A&quot;;[$'SAISIE DONS COTISATIONS'.G$1:.G$1048576])" office:value-type="currency" office:currency="EUR" office:value="0" calcext:value-type="currency">
            <text:p>0,00 €</text:p>
          </table:table-cell>
          <table:table-cell table:formula="of:=[.H502]+[.I502]-[.L502]" office:value-type="currency" office:currency="EUR" office:value="0" calcext:value-type="currency">
            <text:p>0,00 €</text:p>
          </table:table-cell>
          <table:table-cell table:formula="of:=IF([.H502]+[.I502]&gt;=10;10;[.H502]+[.I50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3]&amp;&quot;D&quot;;[$'SAISIE DONS COTISATIONS'.G$1:.G$1048576])" office:value-type="currency" office:currency="EUR" office:value="0" calcext:value-type="currency">
            <text:p>0,00 €</text:p>
          </table:table-cell>
          <table:table-cell table:formula="of:=SUMIF([$'SAISIE DONS COTISATIONS'.A$1:.A$1048576];[.A503]&amp;&quot;C&quot;;[$'SAISIE DONS COTISATIONS'.G$1:.G$1048576])" office:value-type="currency" office:currency="EUR" office:value="0" calcext:value-type="currency">
            <text:p>0,00 €</text:p>
          </table:table-cell>
          <table:table-cell table:formula="of:=SUMIF([$'SAISIE DONS COTISATIONS'.A$1:.A$1048576];[.A503]&amp;&quot;A&quot;;[$'SAISIE DONS COTISATIONS'.G$1:.G$1048576])" office:value-type="currency" office:currency="EUR" office:value="0" calcext:value-type="currency">
            <text:p>0,00 €</text:p>
          </table:table-cell>
          <table:table-cell table:formula="of:=[.H503]+[.I503]-[.L503]" office:value-type="currency" office:currency="EUR" office:value="0" calcext:value-type="currency">
            <text:p>0,00 €</text:p>
          </table:table-cell>
          <table:table-cell table:formula="of:=IF([.H503]+[.I503]&gt;=10;10;[.H503]+[.I50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4]&amp;&quot;D&quot;;[$'SAISIE DONS COTISATIONS'.G$1:.G$1048576])" office:value-type="currency" office:currency="EUR" office:value="0" calcext:value-type="currency">
            <text:p>0,00 €</text:p>
          </table:table-cell>
          <table:table-cell table:formula="of:=SUMIF([$'SAISIE DONS COTISATIONS'.A$1:.A$1048576];[.A504]&amp;&quot;C&quot;;[$'SAISIE DONS COTISATIONS'.G$1:.G$1048576])" office:value-type="currency" office:currency="EUR" office:value="0" calcext:value-type="currency">
            <text:p>0,00 €</text:p>
          </table:table-cell>
          <table:table-cell table:formula="of:=SUMIF([$'SAISIE DONS COTISATIONS'.A$1:.A$1048576];[.A504]&amp;&quot;A&quot;;[$'SAISIE DONS COTISATIONS'.G$1:.G$1048576])" office:value-type="currency" office:currency="EUR" office:value="0" calcext:value-type="currency">
            <text:p>0,00 €</text:p>
          </table:table-cell>
          <table:table-cell table:formula="of:=[.H504]+[.I504]-[.L504]" office:value-type="currency" office:currency="EUR" office:value="0" calcext:value-type="currency">
            <text:p>0,00 €</text:p>
          </table:table-cell>
          <table:table-cell table:formula="of:=IF([.H504]+[.I504]&gt;=10;10;[.H504]+[.I50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5]&amp;&quot;D&quot;;[$'SAISIE DONS COTISATIONS'.G$1:.G$1048576])" office:value-type="currency" office:currency="EUR" office:value="0" calcext:value-type="currency">
            <text:p>0,00 €</text:p>
          </table:table-cell>
          <table:table-cell table:formula="of:=SUMIF([$'SAISIE DONS COTISATIONS'.A$1:.A$1048576];[.A505]&amp;&quot;C&quot;;[$'SAISIE DONS COTISATIONS'.G$1:.G$1048576])" office:value-type="currency" office:currency="EUR" office:value="0" calcext:value-type="currency">
            <text:p>0,00 €</text:p>
          </table:table-cell>
          <table:table-cell table:formula="of:=SUMIF([$'SAISIE DONS COTISATIONS'.A$1:.A$1048576];[.A505]&amp;&quot;A&quot;;[$'SAISIE DONS COTISATIONS'.G$1:.G$1048576])" office:value-type="currency" office:currency="EUR" office:value="0" calcext:value-type="currency">
            <text:p>0,00 €</text:p>
          </table:table-cell>
          <table:table-cell table:formula="of:=[.H505]+[.I505]-[.L505]" office:value-type="currency" office:currency="EUR" office:value="0" calcext:value-type="currency">
            <text:p>0,00 €</text:p>
          </table:table-cell>
          <table:table-cell table:formula="of:=IF([.H505]+[.I505]&gt;=10;10;[.H505]+[.I50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6]&amp;&quot;D&quot;;[$'SAISIE DONS COTISATIONS'.G$1:.G$1048576])" office:value-type="currency" office:currency="EUR" office:value="0" calcext:value-type="currency">
            <text:p>0,00 €</text:p>
          </table:table-cell>
          <table:table-cell table:formula="of:=SUMIF([$'SAISIE DONS COTISATIONS'.A$1:.A$1048576];[.A506]&amp;&quot;C&quot;;[$'SAISIE DONS COTISATIONS'.G$1:.G$1048576])" office:value-type="currency" office:currency="EUR" office:value="0" calcext:value-type="currency">
            <text:p>0,00 €</text:p>
          </table:table-cell>
          <table:table-cell table:formula="of:=SUMIF([$'SAISIE DONS COTISATIONS'.A$1:.A$1048576];[.A506]&amp;&quot;A&quot;;[$'SAISIE DONS COTISATIONS'.G$1:.G$1048576])" office:value-type="currency" office:currency="EUR" office:value="0" calcext:value-type="currency">
            <text:p>0,00 €</text:p>
          </table:table-cell>
          <table:table-cell table:formula="of:=[.H506]+[.I506]-[.L506]" office:value-type="currency" office:currency="EUR" office:value="0" calcext:value-type="currency">
            <text:p>0,00 €</text:p>
          </table:table-cell>
          <table:table-cell table:formula="of:=IF([.H506]+[.I506]&gt;=10;10;[.H506]+[.I50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7]&amp;&quot;D&quot;;[$'SAISIE DONS COTISATIONS'.G$1:.G$1048576])" office:value-type="currency" office:currency="EUR" office:value="0" calcext:value-type="currency">
            <text:p>0,00 €</text:p>
          </table:table-cell>
          <table:table-cell table:formula="of:=SUMIF([$'SAISIE DONS COTISATIONS'.A$1:.A$1048576];[.A507]&amp;&quot;C&quot;;[$'SAISIE DONS COTISATIONS'.G$1:.G$1048576])" office:value-type="currency" office:currency="EUR" office:value="0" calcext:value-type="currency">
            <text:p>0,00 €</text:p>
          </table:table-cell>
          <table:table-cell table:formula="of:=SUMIF([$'SAISIE DONS COTISATIONS'.A$1:.A$1048576];[.A507]&amp;&quot;A&quot;;[$'SAISIE DONS COTISATIONS'.G$1:.G$1048576])" office:value-type="currency" office:currency="EUR" office:value="0" calcext:value-type="currency">
            <text:p>0,00 €</text:p>
          </table:table-cell>
          <table:table-cell table:formula="of:=[.H507]+[.I507]-[.L507]" office:value-type="currency" office:currency="EUR" office:value="0" calcext:value-type="currency">
            <text:p>0,00 €</text:p>
          </table:table-cell>
          <table:table-cell table:formula="of:=IF([.H507]+[.I507]&gt;=10;10;[.H507]+[.I50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8]&amp;&quot;D&quot;;[$'SAISIE DONS COTISATIONS'.G$1:.G$1048576])" office:value-type="currency" office:currency="EUR" office:value="0" calcext:value-type="currency">
            <text:p>0,00 €</text:p>
          </table:table-cell>
          <table:table-cell table:formula="of:=SUMIF([$'SAISIE DONS COTISATIONS'.A$1:.A$1048576];[.A508]&amp;&quot;C&quot;;[$'SAISIE DONS COTISATIONS'.G$1:.G$1048576])" office:value-type="currency" office:currency="EUR" office:value="0" calcext:value-type="currency">
            <text:p>0,00 €</text:p>
          </table:table-cell>
          <table:table-cell table:formula="of:=SUMIF([$'SAISIE DONS COTISATIONS'.A$1:.A$1048576];[.A508]&amp;&quot;A&quot;;[$'SAISIE DONS COTISATIONS'.G$1:.G$1048576])" office:value-type="currency" office:currency="EUR" office:value="0" calcext:value-type="currency">
            <text:p>0,00 €</text:p>
          </table:table-cell>
          <table:table-cell table:formula="of:=[.H508]+[.I508]-[.L508]" office:value-type="currency" office:currency="EUR" office:value="0" calcext:value-type="currency">
            <text:p>0,00 €</text:p>
          </table:table-cell>
          <table:table-cell table:formula="of:=IF([.H508]+[.I508]&gt;=10;10;[.H508]+[.I50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09]&amp;&quot;D&quot;;[$'SAISIE DONS COTISATIONS'.G$1:.G$1048576])" office:value-type="currency" office:currency="EUR" office:value="0" calcext:value-type="currency">
            <text:p>0,00 €</text:p>
          </table:table-cell>
          <table:table-cell table:formula="of:=SUMIF([$'SAISIE DONS COTISATIONS'.A$1:.A$1048576];[.A509]&amp;&quot;C&quot;;[$'SAISIE DONS COTISATIONS'.G$1:.G$1048576])" office:value-type="currency" office:currency="EUR" office:value="0" calcext:value-type="currency">
            <text:p>0,00 €</text:p>
          </table:table-cell>
          <table:table-cell table:formula="of:=SUMIF([$'SAISIE DONS COTISATIONS'.A$1:.A$1048576];[.A509]&amp;&quot;A&quot;;[$'SAISIE DONS COTISATIONS'.G$1:.G$1048576])" office:value-type="currency" office:currency="EUR" office:value="0" calcext:value-type="currency">
            <text:p>0,00 €</text:p>
          </table:table-cell>
          <table:table-cell table:formula="of:=[.H509]+[.I509]-[.L509]" office:value-type="currency" office:currency="EUR" office:value="0" calcext:value-type="currency">
            <text:p>0,00 €</text:p>
          </table:table-cell>
          <table:table-cell table:formula="of:=IF([.H509]+[.I509]&gt;=10;10;[.H509]+[.I50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0]&amp;&quot;D&quot;;[$'SAISIE DONS COTISATIONS'.G$1:.G$1048576])" office:value-type="currency" office:currency="EUR" office:value="0" calcext:value-type="currency">
            <text:p>0,00 €</text:p>
          </table:table-cell>
          <table:table-cell table:formula="of:=SUMIF([$'SAISIE DONS COTISATIONS'.A$1:.A$1048576];[.A510]&amp;&quot;C&quot;;[$'SAISIE DONS COTISATIONS'.G$1:.G$1048576])" office:value-type="currency" office:currency="EUR" office:value="0" calcext:value-type="currency">
            <text:p>0,00 €</text:p>
          </table:table-cell>
          <table:table-cell table:formula="of:=SUMIF([$'SAISIE DONS COTISATIONS'.A$1:.A$1048576];[.A510]&amp;&quot;A&quot;;[$'SAISIE DONS COTISATIONS'.G$1:.G$1048576])" office:value-type="currency" office:currency="EUR" office:value="0" calcext:value-type="currency">
            <text:p>0,00 €</text:p>
          </table:table-cell>
          <table:table-cell table:formula="of:=[.H510]+[.I510]-[.L510]" office:value-type="currency" office:currency="EUR" office:value="0" calcext:value-type="currency">
            <text:p>0,00 €</text:p>
          </table:table-cell>
          <table:table-cell table:formula="of:=IF([.H510]+[.I510]&gt;=10;10;[.H510]+[.I51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1]&amp;&quot;D&quot;;[$'SAISIE DONS COTISATIONS'.G$1:.G$1048576])" office:value-type="currency" office:currency="EUR" office:value="0" calcext:value-type="currency">
            <text:p>0,00 €</text:p>
          </table:table-cell>
          <table:table-cell table:formula="of:=SUMIF([$'SAISIE DONS COTISATIONS'.A$1:.A$1048576];[.A511]&amp;&quot;C&quot;;[$'SAISIE DONS COTISATIONS'.G$1:.G$1048576])" office:value-type="currency" office:currency="EUR" office:value="0" calcext:value-type="currency">
            <text:p>0,00 €</text:p>
          </table:table-cell>
          <table:table-cell table:formula="of:=SUMIF([$'SAISIE DONS COTISATIONS'.A$1:.A$1048576];[.A511]&amp;&quot;A&quot;;[$'SAISIE DONS COTISATIONS'.G$1:.G$1048576])" office:value-type="currency" office:currency="EUR" office:value="0" calcext:value-type="currency">
            <text:p>0,00 €</text:p>
          </table:table-cell>
          <table:table-cell table:formula="of:=[.H511]+[.I511]-[.L511]" office:value-type="currency" office:currency="EUR" office:value="0" calcext:value-type="currency">
            <text:p>0,00 €</text:p>
          </table:table-cell>
          <table:table-cell table:formula="of:=IF([.H511]+[.I511]&gt;=10;10;[.H511]+[.I51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2]&amp;&quot;D&quot;;[$'SAISIE DONS COTISATIONS'.G$1:.G$1048576])" office:value-type="currency" office:currency="EUR" office:value="0" calcext:value-type="currency">
            <text:p>0,00 €</text:p>
          </table:table-cell>
          <table:table-cell table:formula="of:=SUMIF([$'SAISIE DONS COTISATIONS'.A$1:.A$1048576];[.A512]&amp;&quot;C&quot;;[$'SAISIE DONS COTISATIONS'.G$1:.G$1048576])" office:value-type="currency" office:currency="EUR" office:value="0" calcext:value-type="currency">
            <text:p>0,00 €</text:p>
          </table:table-cell>
          <table:table-cell table:formula="of:=SUMIF([$'SAISIE DONS COTISATIONS'.A$1:.A$1048576];[.A512]&amp;&quot;A&quot;;[$'SAISIE DONS COTISATIONS'.G$1:.G$1048576])" office:value-type="currency" office:currency="EUR" office:value="0" calcext:value-type="currency">
            <text:p>0,00 €</text:p>
          </table:table-cell>
          <table:table-cell table:formula="of:=[.H512]+[.I512]-[.L512]" office:value-type="currency" office:currency="EUR" office:value="0" calcext:value-type="currency">
            <text:p>0,00 €</text:p>
          </table:table-cell>
          <table:table-cell table:formula="of:=IF([.H512]+[.I512]&gt;=10;10;[.H512]+[.I51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3]&amp;&quot;D&quot;;[$'SAISIE DONS COTISATIONS'.G$1:.G$1048576])" office:value-type="currency" office:currency="EUR" office:value="0" calcext:value-type="currency">
            <text:p>0,00 €</text:p>
          </table:table-cell>
          <table:table-cell table:formula="of:=SUMIF([$'SAISIE DONS COTISATIONS'.A$1:.A$1048576];[.A513]&amp;&quot;C&quot;;[$'SAISIE DONS COTISATIONS'.G$1:.G$1048576])" office:value-type="currency" office:currency="EUR" office:value="0" calcext:value-type="currency">
            <text:p>0,00 €</text:p>
          </table:table-cell>
          <table:table-cell table:formula="of:=SUMIF([$'SAISIE DONS COTISATIONS'.A$1:.A$1048576];[.A513]&amp;&quot;A&quot;;[$'SAISIE DONS COTISATIONS'.G$1:.G$1048576])" office:value-type="currency" office:currency="EUR" office:value="0" calcext:value-type="currency">
            <text:p>0,00 €</text:p>
          </table:table-cell>
          <table:table-cell table:formula="of:=[.H513]+[.I513]-[.L513]" office:value-type="currency" office:currency="EUR" office:value="0" calcext:value-type="currency">
            <text:p>0,00 €</text:p>
          </table:table-cell>
          <table:table-cell table:formula="of:=IF([.H513]+[.I513]&gt;=10;10;[.H513]+[.I51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4]&amp;&quot;D&quot;;[$'SAISIE DONS COTISATIONS'.G$1:.G$1048576])" office:value-type="currency" office:currency="EUR" office:value="0" calcext:value-type="currency">
            <text:p>0,00 €</text:p>
          </table:table-cell>
          <table:table-cell table:formula="of:=SUMIF([$'SAISIE DONS COTISATIONS'.A$1:.A$1048576];[.A514]&amp;&quot;C&quot;;[$'SAISIE DONS COTISATIONS'.G$1:.G$1048576])" office:value-type="currency" office:currency="EUR" office:value="0" calcext:value-type="currency">
            <text:p>0,00 €</text:p>
          </table:table-cell>
          <table:table-cell table:formula="of:=SUMIF([$'SAISIE DONS COTISATIONS'.A$1:.A$1048576];[.A514]&amp;&quot;A&quot;;[$'SAISIE DONS COTISATIONS'.G$1:.G$1048576])" office:value-type="currency" office:currency="EUR" office:value="0" calcext:value-type="currency">
            <text:p>0,00 €</text:p>
          </table:table-cell>
          <table:table-cell table:formula="of:=[.H514]+[.I514]-[.L514]" office:value-type="currency" office:currency="EUR" office:value="0" calcext:value-type="currency">
            <text:p>0,00 €</text:p>
          </table:table-cell>
          <table:table-cell table:formula="of:=IF([.H514]+[.I514]&gt;=10;10;[.H514]+[.I51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5]&amp;&quot;D&quot;;[$'SAISIE DONS COTISATIONS'.G$1:.G$1048576])" office:value-type="currency" office:currency="EUR" office:value="0" calcext:value-type="currency">
            <text:p>0,00 €</text:p>
          </table:table-cell>
          <table:table-cell table:formula="of:=SUMIF([$'SAISIE DONS COTISATIONS'.A$1:.A$1048576];[.A515]&amp;&quot;C&quot;;[$'SAISIE DONS COTISATIONS'.G$1:.G$1048576])" office:value-type="currency" office:currency="EUR" office:value="0" calcext:value-type="currency">
            <text:p>0,00 €</text:p>
          </table:table-cell>
          <table:table-cell table:formula="of:=SUMIF([$'SAISIE DONS COTISATIONS'.A$1:.A$1048576];[.A515]&amp;&quot;A&quot;;[$'SAISIE DONS COTISATIONS'.G$1:.G$1048576])" office:value-type="currency" office:currency="EUR" office:value="0" calcext:value-type="currency">
            <text:p>0,00 €</text:p>
          </table:table-cell>
          <table:table-cell table:formula="of:=[.H515]+[.I515]-[.L515]" office:value-type="currency" office:currency="EUR" office:value="0" calcext:value-type="currency">
            <text:p>0,00 €</text:p>
          </table:table-cell>
          <table:table-cell table:formula="of:=IF([.H515]+[.I515]&gt;=10;10;[.H515]+[.I51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6]&amp;&quot;D&quot;;[$'SAISIE DONS COTISATIONS'.G$1:.G$1048576])" office:value-type="currency" office:currency="EUR" office:value="0" calcext:value-type="currency">
            <text:p>0,00 €</text:p>
          </table:table-cell>
          <table:table-cell table:formula="of:=SUMIF([$'SAISIE DONS COTISATIONS'.A$1:.A$1048576];[.A516]&amp;&quot;C&quot;;[$'SAISIE DONS COTISATIONS'.G$1:.G$1048576])" office:value-type="currency" office:currency="EUR" office:value="0" calcext:value-type="currency">
            <text:p>0,00 €</text:p>
          </table:table-cell>
          <table:table-cell table:formula="of:=SUMIF([$'SAISIE DONS COTISATIONS'.A$1:.A$1048576];[.A516]&amp;&quot;A&quot;;[$'SAISIE DONS COTISATIONS'.G$1:.G$1048576])" office:value-type="currency" office:currency="EUR" office:value="0" calcext:value-type="currency">
            <text:p>0,00 €</text:p>
          </table:table-cell>
          <table:table-cell table:formula="of:=[.H516]+[.I516]-[.L516]" office:value-type="currency" office:currency="EUR" office:value="0" calcext:value-type="currency">
            <text:p>0,00 €</text:p>
          </table:table-cell>
          <table:table-cell table:formula="of:=IF([.H516]+[.I516]&gt;=10;10;[.H516]+[.I51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7]&amp;&quot;D&quot;;[$'SAISIE DONS COTISATIONS'.G$1:.G$1048576])" office:value-type="currency" office:currency="EUR" office:value="0" calcext:value-type="currency">
            <text:p>0,00 €</text:p>
          </table:table-cell>
          <table:table-cell table:formula="of:=SUMIF([$'SAISIE DONS COTISATIONS'.A$1:.A$1048576];[.A517]&amp;&quot;C&quot;;[$'SAISIE DONS COTISATIONS'.G$1:.G$1048576])" office:value-type="currency" office:currency="EUR" office:value="0" calcext:value-type="currency">
            <text:p>0,00 €</text:p>
          </table:table-cell>
          <table:table-cell table:formula="of:=SUMIF([$'SAISIE DONS COTISATIONS'.A$1:.A$1048576];[.A517]&amp;&quot;A&quot;;[$'SAISIE DONS COTISATIONS'.G$1:.G$1048576])" office:value-type="currency" office:currency="EUR" office:value="0" calcext:value-type="currency">
            <text:p>0,00 €</text:p>
          </table:table-cell>
          <table:table-cell table:formula="of:=[.H517]+[.I517]-[.L517]" office:value-type="currency" office:currency="EUR" office:value="0" calcext:value-type="currency">
            <text:p>0,00 €</text:p>
          </table:table-cell>
          <table:table-cell table:formula="of:=IF([.H517]+[.I517]&gt;=10;10;[.H517]+[.I51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8]&amp;&quot;D&quot;;[$'SAISIE DONS COTISATIONS'.G$1:.G$1048576])" office:value-type="currency" office:currency="EUR" office:value="0" calcext:value-type="currency">
            <text:p>0,00 €</text:p>
          </table:table-cell>
          <table:table-cell table:formula="of:=SUMIF([$'SAISIE DONS COTISATIONS'.A$1:.A$1048576];[.A518]&amp;&quot;C&quot;;[$'SAISIE DONS COTISATIONS'.G$1:.G$1048576])" office:value-type="currency" office:currency="EUR" office:value="0" calcext:value-type="currency">
            <text:p>0,00 €</text:p>
          </table:table-cell>
          <table:table-cell table:formula="of:=SUMIF([$'SAISIE DONS COTISATIONS'.A$1:.A$1048576];[.A518]&amp;&quot;A&quot;;[$'SAISIE DONS COTISATIONS'.G$1:.G$1048576])" office:value-type="currency" office:currency="EUR" office:value="0" calcext:value-type="currency">
            <text:p>0,00 €</text:p>
          </table:table-cell>
          <table:table-cell table:formula="of:=[.H518]+[.I518]-[.L518]" office:value-type="currency" office:currency="EUR" office:value="0" calcext:value-type="currency">
            <text:p>0,00 €</text:p>
          </table:table-cell>
          <table:table-cell table:formula="of:=IF([.H518]+[.I518]&gt;=10;10;[.H518]+[.I51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19]&amp;&quot;D&quot;;[$'SAISIE DONS COTISATIONS'.G$1:.G$1048576])" office:value-type="currency" office:currency="EUR" office:value="0" calcext:value-type="currency">
            <text:p>0,00 €</text:p>
          </table:table-cell>
          <table:table-cell table:formula="of:=SUMIF([$'SAISIE DONS COTISATIONS'.A$1:.A$1048576];[.A519]&amp;&quot;C&quot;;[$'SAISIE DONS COTISATIONS'.G$1:.G$1048576])" office:value-type="currency" office:currency="EUR" office:value="0" calcext:value-type="currency">
            <text:p>0,00 €</text:p>
          </table:table-cell>
          <table:table-cell table:formula="of:=SUMIF([$'SAISIE DONS COTISATIONS'.A$1:.A$1048576];[.A519]&amp;&quot;A&quot;;[$'SAISIE DONS COTISATIONS'.G$1:.G$1048576])" office:value-type="currency" office:currency="EUR" office:value="0" calcext:value-type="currency">
            <text:p>0,00 €</text:p>
          </table:table-cell>
          <table:table-cell table:formula="of:=[.H519]+[.I519]-[.L519]" office:value-type="currency" office:currency="EUR" office:value="0" calcext:value-type="currency">
            <text:p>0,00 €</text:p>
          </table:table-cell>
          <table:table-cell table:formula="of:=IF([.H519]+[.I519]&gt;=10;10;[.H519]+[.I51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0]&amp;&quot;D&quot;;[$'SAISIE DONS COTISATIONS'.G$1:.G$1048576])" office:value-type="currency" office:currency="EUR" office:value="0" calcext:value-type="currency">
            <text:p>0,00 €</text:p>
          </table:table-cell>
          <table:table-cell table:formula="of:=SUMIF([$'SAISIE DONS COTISATIONS'.A$1:.A$1048576];[.A520]&amp;&quot;C&quot;;[$'SAISIE DONS COTISATIONS'.G$1:.G$1048576])" office:value-type="currency" office:currency="EUR" office:value="0" calcext:value-type="currency">
            <text:p>0,00 €</text:p>
          </table:table-cell>
          <table:table-cell table:formula="of:=SUMIF([$'SAISIE DONS COTISATIONS'.A$1:.A$1048576];[.A520]&amp;&quot;A&quot;;[$'SAISIE DONS COTISATIONS'.G$1:.G$1048576])" office:value-type="currency" office:currency="EUR" office:value="0" calcext:value-type="currency">
            <text:p>0,00 €</text:p>
          </table:table-cell>
          <table:table-cell table:formula="of:=[.H520]+[.I520]-[.L520]" office:value-type="currency" office:currency="EUR" office:value="0" calcext:value-type="currency">
            <text:p>0,00 €</text:p>
          </table:table-cell>
          <table:table-cell table:formula="of:=IF([.H520]+[.I520]&gt;=10;10;[.H520]+[.I52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1]&amp;&quot;D&quot;;[$'SAISIE DONS COTISATIONS'.G$1:.G$1048576])" office:value-type="currency" office:currency="EUR" office:value="0" calcext:value-type="currency">
            <text:p>0,00 €</text:p>
          </table:table-cell>
          <table:table-cell table:formula="of:=SUMIF([$'SAISIE DONS COTISATIONS'.A$1:.A$1048576];[.A521]&amp;&quot;C&quot;;[$'SAISIE DONS COTISATIONS'.G$1:.G$1048576])" office:value-type="currency" office:currency="EUR" office:value="0" calcext:value-type="currency">
            <text:p>0,00 €</text:p>
          </table:table-cell>
          <table:table-cell table:formula="of:=SUMIF([$'SAISIE DONS COTISATIONS'.A$1:.A$1048576];[.A521]&amp;&quot;A&quot;;[$'SAISIE DONS COTISATIONS'.G$1:.G$1048576])" office:value-type="currency" office:currency="EUR" office:value="0" calcext:value-type="currency">
            <text:p>0,00 €</text:p>
          </table:table-cell>
          <table:table-cell table:formula="of:=[.H521]+[.I521]-[.L521]" office:value-type="currency" office:currency="EUR" office:value="0" calcext:value-type="currency">
            <text:p>0,00 €</text:p>
          </table:table-cell>
          <table:table-cell table:formula="of:=IF([.H521]+[.I521]&gt;=10;10;[.H521]+[.I52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2]&amp;&quot;D&quot;;[$'SAISIE DONS COTISATIONS'.G$1:.G$1048576])" office:value-type="currency" office:currency="EUR" office:value="0" calcext:value-type="currency">
            <text:p>0,00 €</text:p>
          </table:table-cell>
          <table:table-cell table:formula="of:=SUMIF([$'SAISIE DONS COTISATIONS'.A$1:.A$1048576];[.A522]&amp;&quot;C&quot;;[$'SAISIE DONS COTISATIONS'.G$1:.G$1048576])" office:value-type="currency" office:currency="EUR" office:value="0" calcext:value-type="currency">
            <text:p>0,00 €</text:p>
          </table:table-cell>
          <table:table-cell table:formula="of:=SUMIF([$'SAISIE DONS COTISATIONS'.A$1:.A$1048576];[.A522]&amp;&quot;A&quot;;[$'SAISIE DONS COTISATIONS'.G$1:.G$1048576])" office:value-type="currency" office:currency="EUR" office:value="0" calcext:value-type="currency">
            <text:p>0,00 €</text:p>
          </table:table-cell>
          <table:table-cell table:formula="of:=[.H522]+[.I522]-[.L522]" office:value-type="currency" office:currency="EUR" office:value="0" calcext:value-type="currency">
            <text:p>0,00 €</text:p>
          </table:table-cell>
          <table:table-cell table:formula="of:=IF([.H522]+[.I522]&gt;=10;10;[.H522]+[.I52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3]&amp;&quot;D&quot;;[$'SAISIE DONS COTISATIONS'.G$1:.G$1048576])" office:value-type="currency" office:currency="EUR" office:value="0" calcext:value-type="currency">
            <text:p>0,00 €</text:p>
          </table:table-cell>
          <table:table-cell table:formula="of:=SUMIF([$'SAISIE DONS COTISATIONS'.A$1:.A$1048576];[.A523]&amp;&quot;C&quot;;[$'SAISIE DONS COTISATIONS'.G$1:.G$1048576])" office:value-type="currency" office:currency="EUR" office:value="0" calcext:value-type="currency">
            <text:p>0,00 €</text:p>
          </table:table-cell>
          <table:table-cell table:formula="of:=SUMIF([$'SAISIE DONS COTISATIONS'.A$1:.A$1048576];[.A523]&amp;&quot;A&quot;;[$'SAISIE DONS COTISATIONS'.G$1:.G$1048576])" office:value-type="currency" office:currency="EUR" office:value="0" calcext:value-type="currency">
            <text:p>0,00 €</text:p>
          </table:table-cell>
          <table:table-cell table:formula="of:=[.H523]+[.I523]-[.L523]" office:value-type="currency" office:currency="EUR" office:value="0" calcext:value-type="currency">
            <text:p>0,00 €</text:p>
          </table:table-cell>
          <table:table-cell table:formula="of:=IF([.H523]+[.I523]&gt;=10;10;[.H523]+[.I52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4]&amp;&quot;D&quot;;[$'SAISIE DONS COTISATIONS'.G$1:.G$1048576])" office:value-type="currency" office:currency="EUR" office:value="0" calcext:value-type="currency">
            <text:p>0,00 €</text:p>
          </table:table-cell>
          <table:table-cell table:formula="of:=SUMIF([$'SAISIE DONS COTISATIONS'.A$1:.A$1048576];[.A524]&amp;&quot;C&quot;;[$'SAISIE DONS COTISATIONS'.G$1:.G$1048576])" office:value-type="currency" office:currency="EUR" office:value="0" calcext:value-type="currency">
            <text:p>0,00 €</text:p>
          </table:table-cell>
          <table:table-cell table:formula="of:=SUMIF([$'SAISIE DONS COTISATIONS'.A$1:.A$1048576];[.A524]&amp;&quot;A&quot;;[$'SAISIE DONS COTISATIONS'.G$1:.G$1048576])" office:value-type="currency" office:currency="EUR" office:value="0" calcext:value-type="currency">
            <text:p>0,00 €</text:p>
          </table:table-cell>
          <table:table-cell table:formula="of:=[.H524]+[.I524]-[.L524]" office:value-type="currency" office:currency="EUR" office:value="0" calcext:value-type="currency">
            <text:p>0,00 €</text:p>
          </table:table-cell>
          <table:table-cell table:formula="of:=IF([.H524]+[.I524]&gt;=10;10;[.H524]+[.I52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5]&amp;&quot;D&quot;;[$'SAISIE DONS COTISATIONS'.G$1:.G$1048576])" office:value-type="currency" office:currency="EUR" office:value="0" calcext:value-type="currency">
            <text:p>0,00 €</text:p>
          </table:table-cell>
          <table:table-cell table:formula="of:=SUMIF([$'SAISIE DONS COTISATIONS'.A$1:.A$1048576];[.A525]&amp;&quot;C&quot;;[$'SAISIE DONS COTISATIONS'.G$1:.G$1048576])" office:value-type="currency" office:currency="EUR" office:value="0" calcext:value-type="currency">
            <text:p>0,00 €</text:p>
          </table:table-cell>
          <table:table-cell table:formula="of:=SUMIF([$'SAISIE DONS COTISATIONS'.A$1:.A$1048576];[.A525]&amp;&quot;A&quot;;[$'SAISIE DONS COTISATIONS'.G$1:.G$1048576])" office:value-type="currency" office:currency="EUR" office:value="0" calcext:value-type="currency">
            <text:p>0,00 €</text:p>
          </table:table-cell>
          <table:table-cell table:formula="of:=[.H525]+[.I525]-[.L525]" office:value-type="currency" office:currency="EUR" office:value="0" calcext:value-type="currency">
            <text:p>0,00 €</text:p>
          </table:table-cell>
          <table:table-cell table:formula="of:=IF([.H525]+[.I525]&gt;=10;10;[.H525]+[.I52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6]&amp;&quot;D&quot;;[$'SAISIE DONS COTISATIONS'.G$1:.G$1048576])" office:value-type="currency" office:currency="EUR" office:value="0" calcext:value-type="currency">
            <text:p>0,00 €</text:p>
          </table:table-cell>
          <table:table-cell table:formula="of:=SUMIF([$'SAISIE DONS COTISATIONS'.A$1:.A$1048576];[.A526]&amp;&quot;C&quot;;[$'SAISIE DONS COTISATIONS'.G$1:.G$1048576])" office:value-type="currency" office:currency="EUR" office:value="0" calcext:value-type="currency">
            <text:p>0,00 €</text:p>
          </table:table-cell>
          <table:table-cell table:formula="of:=SUMIF([$'SAISIE DONS COTISATIONS'.A$1:.A$1048576];[.A526]&amp;&quot;A&quot;;[$'SAISIE DONS COTISATIONS'.G$1:.G$1048576])" office:value-type="currency" office:currency="EUR" office:value="0" calcext:value-type="currency">
            <text:p>0,00 €</text:p>
          </table:table-cell>
          <table:table-cell table:formula="of:=[.H526]+[.I526]-[.L526]" office:value-type="currency" office:currency="EUR" office:value="0" calcext:value-type="currency">
            <text:p>0,00 €</text:p>
          </table:table-cell>
          <table:table-cell table:formula="of:=IF([.H526]+[.I526]&gt;=10;10;[.H526]+[.I52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7]&amp;&quot;D&quot;;[$'SAISIE DONS COTISATIONS'.G$1:.G$1048576])" office:value-type="currency" office:currency="EUR" office:value="0" calcext:value-type="currency">
            <text:p>0,00 €</text:p>
          </table:table-cell>
          <table:table-cell table:formula="of:=SUMIF([$'SAISIE DONS COTISATIONS'.A$1:.A$1048576];[.A527]&amp;&quot;C&quot;;[$'SAISIE DONS COTISATIONS'.G$1:.G$1048576])" office:value-type="currency" office:currency="EUR" office:value="0" calcext:value-type="currency">
            <text:p>0,00 €</text:p>
          </table:table-cell>
          <table:table-cell table:formula="of:=SUMIF([$'SAISIE DONS COTISATIONS'.A$1:.A$1048576];[.A527]&amp;&quot;A&quot;;[$'SAISIE DONS COTISATIONS'.G$1:.G$1048576])" office:value-type="currency" office:currency="EUR" office:value="0" calcext:value-type="currency">
            <text:p>0,00 €</text:p>
          </table:table-cell>
          <table:table-cell table:formula="of:=[.H527]+[.I527]-[.L527]" office:value-type="currency" office:currency="EUR" office:value="0" calcext:value-type="currency">
            <text:p>0,00 €</text:p>
          </table:table-cell>
          <table:table-cell table:formula="of:=IF([.H527]+[.I527]&gt;=10;10;[.H527]+[.I52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8]&amp;&quot;D&quot;;[$'SAISIE DONS COTISATIONS'.G$1:.G$1048576])" office:value-type="currency" office:currency="EUR" office:value="0" calcext:value-type="currency">
            <text:p>0,00 €</text:p>
          </table:table-cell>
          <table:table-cell table:formula="of:=SUMIF([$'SAISIE DONS COTISATIONS'.A$1:.A$1048576];[.A528]&amp;&quot;C&quot;;[$'SAISIE DONS COTISATIONS'.G$1:.G$1048576])" office:value-type="currency" office:currency="EUR" office:value="0" calcext:value-type="currency">
            <text:p>0,00 €</text:p>
          </table:table-cell>
          <table:table-cell table:formula="of:=SUMIF([$'SAISIE DONS COTISATIONS'.A$1:.A$1048576];[.A528]&amp;&quot;A&quot;;[$'SAISIE DONS COTISATIONS'.G$1:.G$1048576])" office:value-type="currency" office:currency="EUR" office:value="0" calcext:value-type="currency">
            <text:p>0,00 €</text:p>
          </table:table-cell>
          <table:table-cell table:formula="of:=[.H528]+[.I528]-[.L528]" office:value-type="currency" office:currency="EUR" office:value="0" calcext:value-type="currency">
            <text:p>0,00 €</text:p>
          </table:table-cell>
          <table:table-cell table:formula="of:=IF([.H528]+[.I528]&gt;=10;10;[.H528]+[.I52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29]&amp;&quot;D&quot;;[$'SAISIE DONS COTISATIONS'.G$1:.G$1048576])" office:value-type="currency" office:currency="EUR" office:value="0" calcext:value-type="currency">
            <text:p>0,00 €</text:p>
          </table:table-cell>
          <table:table-cell table:formula="of:=SUMIF([$'SAISIE DONS COTISATIONS'.A$1:.A$1048576];[.A529]&amp;&quot;C&quot;;[$'SAISIE DONS COTISATIONS'.G$1:.G$1048576])" office:value-type="currency" office:currency="EUR" office:value="0" calcext:value-type="currency">
            <text:p>0,00 €</text:p>
          </table:table-cell>
          <table:table-cell table:formula="of:=SUMIF([$'SAISIE DONS COTISATIONS'.A$1:.A$1048576];[.A529]&amp;&quot;A&quot;;[$'SAISIE DONS COTISATIONS'.G$1:.G$1048576])" office:value-type="currency" office:currency="EUR" office:value="0" calcext:value-type="currency">
            <text:p>0,00 €</text:p>
          </table:table-cell>
          <table:table-cell table:formula="of:=[.H529]+[.I529]-[.L529]" office:value-type="currency" office:currency="EUR" office:value="0" calcext:value-type="currency">
            <text:p>0,00 €</text:p>
          </table:table-cell>
          <table:table-cell table:formula="of:=IF([.H529]+[.I529]&gt;=10;10;[.H529]+[.I52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0]&amp;&quot;D&quot;;[$'SAISIE DONS COTISATIONS'.G$1:.G$1048576])" office:value-type="currency" office:currency="EUR" office:value="0" calcext:value-type="currency">
            <text:p>0,00 €</text:p>
          </table:table-cell>
          <table:table-cell table:formula="of:=SUMIF([$'SAISIE DONS COTISATIONS'.A$1:.A$1048576];[.A530]&amp;&quot;C&quot;;[$'SAISIE DONS COTISATIONS'.G$1:.G$1048576])" office:value-type="currency" office:currency="EUR" office:value="0" calcext:value-type="currency">
            <text:p>0,00 €</text:p>
          </table:table-cell>
          <table:table-cell table:formula="of:=SUMIF([$'SAISIE DONS COTISATIONS'.A$1:.A$1048576];[.A530]&amp;&quot;A&quot;;[$'SAISIE DONS COTISATIONS'.G$1:.G$1048576])" office:value-type="currency" office:currency="EUR" office:value="0" calcext:value-type="currency">
            <text:p>0,00 €</text:p>
          </table:table-cell>
          <table:table-cell table:formula="of:=[.H530]+[.I530]-[.L530]" office:value-type="currency" office:currency="EUR" office:value="0" calcext:value-type="currency">
            <text:p>0,00 €</text:p>
          </table:table-cell>
          <table:table-cell table:formula="of:=IF([.H530]+[.I530]&gt;=10;10;[.H530]+[.I53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1]&amp;&quot;D&quot;;[$'SAISIE DONS COTISATIONS'.G$1:.G$1048576])" office:value-type="currency" office:currency="EUR" office:value="0" calcext:value-type="currency">
            <text:p>0,00 €</text:p>
          </table:table-cell>
          <table:table-cell table:formula="of:=SUMIF([$'SAISIE DONS COTISATIONS'.A$1:.A$1048576];[.A531]&amp;&quot;C&quot;;[$'SAISIE DONS COTISATIONS'.G$1:.G$1048576])" office:value-type="currency" office:currency="EUR" office:value="0" calcext:value-type="currency">
            <text:p>0,00 €</text:p>
          </table:table-cell>
          <table:table-cell table:formula="of:=SUMIF([$'SAISIE DONS COTISATIONS'.A$1:.A$1048576];[.A531]&amp;&quot;A&quot;;[$'SAISIE DONS COTISATIONS'.G$1:.G$1048576])" office:value-type="currency" office:currency="EUR" office:value="0" calcext:value-type="currency">
            <text:p>0,00 €</text:p>
          </table:table-cell>
          <table:table-cell table:formula="of:=[.H531]+[.I531]-[.L531]" office:value-type="currency" office:currency="EUR" office:value="0" calcext:value-type="currency">
            <text:p>0,00 €</text:p>
          </table:table-cell>
          <table:table-cell table:formula="of:=IF([.H531]+[.I531]&gt;=10;10;[.H531]+[.I53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2]&amp;&quot;D&quot;;[$'SAISIE DONS COTISATIONS'.G$1:.G$1048576])" office:value-type="currency" office:currency="EUR" office:value="0" calcext:value-type="currency">
            <text:p>0,00 €</text:p>
          </table:table-cell>
          <table:table-cell table:formula="of:=SUMIF([$'SAISIE DONS COTISATIONS'.A$1:.A$1048576];[.A532]&amp;&quot;C&quot;;[$'SAISIE DONS COTISATIONS'.G$1:.G$1048576])" office:value-type="currency" office:currency="EUR" office:value="0" calcext:value-type="currency">
            <text:p>0,00 €</text:p>
          </table:table-cell>
          <table:table-cell table:formula="of:=SUMIF([$'SAISIE DONS COTISATIONS'.A$1:.A$1048576];[.A532]&amp;&quot;A&quot;;[$'SAISIE DONS COTISATIONS'.G$1:.G$1048576])" office:value-type="currency" office:currency="EUR" office:value="0" calcext:value-type="currency">
            <text:p>0,00 €</text:p>
          </table:table-cell>
          <table:table-cell table:formula="of:=[.H532]+[.I532]-[.L532]" office:value-type="currency" office:currency="EUR" office:value="0" calcext:value-type="currency">
            <text:p>0,00 €</text:p>
          </table:table-cell>
          <table:table-cell table:formula="of:=IF([.H532]+[.I532]&gt;=10;10;[.H532]+[.I53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3]&amp;&quot;D&quot;;[$'SAISIE DONS COTISATIONS'.G$1:.G$1048576])" office:value-type="currency" office:currency="EUR" office:value="0" calcext:value-type="currency">
            <text:p>0,00 €</text:p>
          </table:table-cell>
          <table:table-cell table:formula="of:=SUMIF([$'SAISIE DONS COTISATIONS'.A$1:.A$1048576];[.A533]&amp;&quot;C&quot;;[$'SAISIE DONS COTISATIONS'.G$1:.G$1048576])" office:value-type="currency" office:currency="EUR" office:value="0" calcext:value-type="currency">
            <text:p>0,00 €</text:p>
          </table:table-cell>
          <table:table-cell table:formula="of:=SUMIF([$'SAISIE DONS COTISATIONS'.A$1:.A$1048576];[.A533]&amp;&quot;A&quot;;[$'SAISIE DONS COTISATIONS'.G$1:.G$1048576])" office:value-type="currency" office:currency="EUR" office:value="0" calcext:value-type="currency">
            <text:p>0,00 €</text:p>
          </table:table-cell>
          <table:table-cell table:formula="of:=[.H533]+[.I533]-[.L533]" office:value-type="currency" office:currency="EUR" office:value="0" calcext:value-type="currency">
            <text:p>0,00 €</text:p>
          </table:table-cell>
          <table:table-cell table:formula="of:=IF([.H533]+[.I533]&gt;=10;10;[.H533]+[.I53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4]&amp;&quot;D&quot;;[$'SAISIE DONS COTISATIONS'.G$1:.G$1048576])" office:value-type="currency" office:currency="EUR" office:value="0" calcext:value-type="currency">
            <text:p>0,00 €</text:p>
          </table:table-cell>
          <table:table-cell table:formula="of:=SUMIF([$'SAISIE DONS COTISATIONS'.A$1:.A$1048576];[.A534]&amp;&quot;C&quot;;[$'SAISIE DONS COTISATIONS'.G$1:.G$1048576])" office:value-type="currency" office:currency="EUR" office:value="0" calcext:value-type="currency">
            <text:p>0,00 €</text:p>
          </table:table-cell>
          <table:table-cell table:formula="of:=SUMIF([$'SAISIE DONS COTISATIONS'.A$1:.A$1048576];[.A534]&amp;&quot;A&quot;;[$'SAISIE DONS COTISATIONS'.G$1:.G$1048576])" office:value-type="currency" office:currency="EUR" office:value="0" calcext:value-type="currency">
            <text:p>0,00 €</text:p>
          </table:table-cell>
          <table:table-cell table:formula="of:=[.H534]+[.I534]-[.L534]" office:value-type="currency" office:currency="EUR" office:value="0" calcext:value-type="currency">
            <text:p>0,00 €</text:p>
          </table:table-cell>
          <table:table-cell table:formula="of:=IF([.H534]+[.I534]&gt;=10;10;[.H534]+[.I53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5]&amp;&quot;D&quot;;[$'SAISIE DONS COTISATIONS'.G$1:.G$1048576])" office:value-type="currency" office:currency="EUR" office:value="0" calcext:value-type="currency">
            <text:p>0,00 €</text:p>
          </table:table-cell>
          <table:table-cell table:formula="of:=SUMIF([$'SAISIE DONS COTISATIONS'.A$1:.A$1048576];[.A535]&amp;&quot;C&quot;;[$'SAISIE DONS COTISATIONS'.G$1:.G$1048576])" office:value-type="currency" office:currency="EUR" office:value="0" calcext:value-type="currency">
            <text:p>0,00 €</text:p>
          </table:table-cell>
          <table:table-cell table:formula="of:=SUMIF([$'SAISIE DONS COTISATIONS'.A$1:.A$1048576];[.A535]&amp;&quot;A&quot;;[$'SAISIE DONS COTISATIONS'.G$1:.G$1048576])" office:value-type="currency" office:currency="EUR" office:value="0" calcext:value-type="currency">
            <text:p>0,00 €</text:p>
          </table:table-cell>
          <table:table-cell table:formula="of:=[.H535]+[.I535]-[.L535]" office:value-type="currency" office:currency="EUR" office:value="0" calcext:value-type="currency">
            <text:p>0,00 €</text:p>
          </table:table-cell>
          <table:table-cell table:formula="of:=IF([.H535]+[.I535]&gt;=10;10;[.H535]+[.I53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6]&amp;&quot;D&quot;;[$'SAISIE DONS COTISATIONS'.G$1:.G$1048576])" office:value-type="currency" office:currency="EUR" office:value="0" calcext:value-type="currency">
            <text:p>0,00 €</text:p>
          </table:table-cell>
          <table:table-cell table:formula="of:=SUMIF([$'SAISIE DONS COTISATIONS'.A$1:.A$1048576];[.A536]&amp;&quot;C&quot;;[$'SAISIE DONS COTISATIONS'.G$1:.G$1048576])" office:value-type="currency" office:currency="EUR" office:value="0" calcext:value-type="currency">
            <text:p>0,00 €</text:p>
          </table:table-cell>
          <table:table-cell table:formula="of:=SUMIF([$'SAISIE DONS COTISATIONS'.A$1:.A$1048576];[.A536]&amp;&quot;A&quot;;[$'SAISIE DONS COTISATIONS'.G$1:.G$1048576])" office:value-type="currency" office:currency="EUR" office:value="0" calcext:value-type="currency">
            <text:p>0,00 €</text:p>
          </table:table-cell>
          <table:table-cell table:formula="of:=[.H536]+[.I536]-[.L536]" office:value-type="currency" office:currency="EUR" office:value="0" calcext:value-type="currency">
            <text:p>0,00 €</text:p>
          </table:table-cell>
          <table:table-cell table:formula="of:=IF([.H536]+[.I536]&gt;=10;10;[.H536]+[.I53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7]&amp;&quot;D&quot;;[$'SAISIE DONS COTISATIONS'.G$1:.G$1048576])" office:value-type="currency" office:currency="EUR" office:value="0" calcext:value-type="currency">
            <text:p>0,00 €</text:p>
          </table:table-cell>
          <table:table-cell table:formula="of:=SUMIF([$'SAISIE DONS COTISATIONS'.A$1:.A$1048576];[.A537]&amp;&quot;C&quot;;[$'SAISIE DONS COTISATIONS'.G$1:.G$1048576])" office:value-type="currency" office:currency="EUR" office:value="0" calcext:value-type="currency">
            <text:p>0,00 €</text:p>
          </table:table-cell>
          <table:table-cell table:formula="of:=SUMIF([$'SAISIE DONS COTISATIONS'.A$1:.A$1048576];[.A537]&amp;&quot;A&quot;;[$'SAISIE DONS COTISATIONS'.G$1:.G$1048576])" office:value-type="currency" office:currency="EUR" office:value="0" calcext:value-type="currency">
            <text:p>0,00 €</text:p>
          </table:table-cell>
          <table:table-cell table:formula="of:=[.H537]+[.I537]-[.L537]" office:value-type="currency" office:currency="EUR" office:value="0" calcext:value-type="currency">
            <text:p>0,00 €</text:p>
          </table:table-cell>
          <table:table-cell table:formula="of:=IF([.H537]+[.I537]&gt;=10;10;[.H537]+[.I53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8]&amp;&quot;D&quot;;[$'SAISIE DONS COTISATIONS'.G$1:.G$1048576])" office:value-type="currency" office:currency="EUR" office:value="0" calcext:value-type="currency">
            <text:p>0,00 €</text:p>
          </table:table-cell>
          <table:table-cell table:formula="of:=SUMIF([$'SAISIE DONS COTISATIONS'.A$1:.A$1048576];[.A538]&amp;&quot;C&quot;;[$'SAISIE DONS COTISATIONS'.G$1:.G$1048576])" office:value-type="currency" office:currency="EUR" office:value="0" calcext:value-type="currency">
            <text:p>0,00 €</text:p>
          </table:table-cell>
          <table:table-cell table:formula="of:=SUMIF([$'SAISIE DONS COTISATIONS'.A$1:.A$1048576];[.A538]&amp;&quot;A&quot;;[$'SAISIE DONS COTISATIONS'.G$1:.G$1048576])" office:value-type="currency" office:currency="EUR" office:value="0" calcext:value-type="currency">
            <text:p>0,00 €</text:p>
          </table:table-cell>
          <table:table-cell table:formula="of:=[.H538]+[.I538]-[.L538]" office:value-type="currency" office:currency="EUR" office:value="0" calcext:value-type="currency">
            <text:p>0,00 €</text:p>
          </table:table-cell>
          <table:table-cell table:formula="of:=IF([.H538]+[.I538]&gt;=10;10;[.H538]+[.I53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39]&amp;&quot;D&quot;;[$'SAISIE DONS COTISATIONS'.G$1:.G$1048576])" office:value-type="currency" office:currency="EUR" office:value="0" calcext:value-type="currency">
            <text:p>0,00 €</text:p>
          </table:table-cell>
          <table:table-cell table:formula="of:=SUMIF([$'SAISIE DONS COTISATIONS'.A$1:.A$1048576];[.A539]&amp;&quot;C&quot;;[$'SAISIE DONS COTISATIONS'.G$1:.G$1048576])" office:value-type="currency" office:currency="EUR" office:value="0" calcext:value-type="currency">
            <text:p>0,00 €</text:p>
          </table:table-cell>
          <table:table-cell table:formula="of:=SUMIF([$'SAISIE DONS COTISATIONS'.A$1:.A$1048576];[.A539]&amp;&quot;A&quot;;[$'SAISIE DONS COTISATIONS'.G$1:.G$1048576])" office:value-type="currency" office:currency="EUR" office:value="0" calcext:value-type="currency">
            <text:p>0,00 €</text:p>
          </table:table-cell>
          <table:table-cell table:formula="of:=[.H539]+[.I539]-[.L539]" office:value-type="currency" office:currency="EUR" office:value="0" calcext:value-type="currency">
            <text:p>0,00 €</text:p>
          </table:table-cell>
          <table:table-cell table:formula="of:=IF([.H539]+[.I539]&gt;=10;10;[.H539]+[.I53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0]&amp;&quot;D&quot;;[$'SAISIE DONS COTISATIONS'.G$1:.G$1048576])" office:value-type="currency" office:currency="EUR" office:value="0" calcext:value-type="currency">
            <text:p>0,00 €</text:p>
          </table:table-cell>
          <table:table-cell table:formula="of:=SUMIF([$'SAISIE DONS COTISATIONS'.A$1:.A$1048576];[.A540]&amp;&quot;C&quot;;[$'SAISIE DONS COTISATIONS'.G$1:.G$1048576])" office:value-type="currency" office:currency="EUR" office:value="0" calcext:value-type="currency">
            <text:p>0,00 €</text:p>
          </table:table-cell>
          <table:table-cell table:formula="of:=SUMIF([$'SAISIE DONS COTISATIONS'.A$1:.A$1048576];[.A540]&amp;&quot;A&quot;;[$'SAISIE DONS COTISATIONS'.G$1:.G$1048576])" office:value-type="currency" office:currency="EUR" office:value="0" calcext:value-type="currency">
            <text:p>0,00 €</text:p>
          </table:table-cell>
          <table:table-cell table:formula="of:=[.H540]+[.I540]-[.L540]" office:value-type="currency" office:currency="EUR" office:value="0" calcext:value-type="currency">
            <text:p>0,00 €</text:p>
          </table:table-cell>
          <table:table-cell table:formula="of:=IF([.H540]+[.I540]&gt;=10;10;[.H540]+[.I54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1]&amp;&quot;D&quot;;[$'SAISIE DONS COTISATIONS'.G$1:.G$1048576])" office:value-type="currency" office:currency="EUR" office:value="0" calcext:value-type="currency">
            <text:p>0,00 €</text:p>
          </table:table-cell>
          <table:table-cell table:formula="of:=SUMIF([$'SAISIE DONS COTISATIONS'.A$1:.A$1048576];[.A541]&amp;&quot;C&quot;;[$'SAISIE DONS COTISATIONS'.G$1:.G$1048576])" office:value-type="currency" office:currency="EUR" office:value="0" calcext:value-type="currency">
            <text:p>0,00 €</text:p>
          </table:table-cell>
          <table:table-cell table:formula="of:=SUMIF([$'SAISIE DONS COTISATIONS'.A$1:.A$1048576];[.A541]&amp;&quot;A&quot;;[$'SAISIE DONS COTISATIONS'.G$1:.G$1048576])" office:value-type="currency" office:currency="EUR" office:value="0" calcext:value-type="currency">
            <text:p>0,00 €</text:p>
          </table:table-cell>
          <table:table-cell table:formula="of:=[.H541]+[.I541]-[.L541]" office:value-type="currency" office:currency="EUR" office:value="0" calcext:value-type="currency">
            <text:p>0,00 €</text:p>
          </table:table-cell>
          <table:table-cell table:formula="of:=IF([.H541]+[.I541]&gt;=10;10;[.H541]+[.I54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2]&amp;&quot;D&quot;;[$'SAISIE DONS COTISATIONS'.G$1:.G$1048576])" office:value-type="currency" office:currency="EUR" office:value="0" calcext:value-type="currency">
            <text:p>0,00 €</text:p>
          </table:table-cell>
          <table:table-cell table:formula="of:=SUMIF([$'SAISIE DONS COTISATIONS'.A$1:.A$1048576];[.A542]&amp;&quot;C&quot;;[$'SAISIE DONS COTISATIONS'.G$1:.G$1048576])" office:value-type="currency" office:currency="EUR" office:value="0" calcext:value-type="currency">
            <text:p>0,00 €</text:p>
          </table:table-cell>
          <table:table-cell table:formula="of:=SUMIF([$'SAISIE DONS COTISATIONS'.A$1:.A$1048576];[.A542]&amp;&quot;A&quot;;[$'SAISIE DONS COTISATIONS'.G$1:.G$1048576])" office:value-type="currency" office:currency="EUR" office:value="0" calcext:value-type="currency">
            <text:p>0,00 €</text:p>
          </table:table-cell>
          <table:table-cell table:formula="of:=[.H542]+[.I542]-[.L542]" office:value-type="currency" office:currency="EUR" office:value="0" calcext:value-type="currency">
            <text:p>0,00 €</text:p>
          </table:table-cell>
          <table:table-cell table:formula="of:=IF([.H542]+[.I542]&gt;=10;10;[.H542]+[.I54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3]&amp;&quot;D&quot;;[$'SAISIE DONS COTISATIONS'.G$1:.G$1048576])" office:value-type="currency" office:currency="EUR" office:value="0" calcext:value-type="currency">
            <text:p>0,00 €</text:p>
          </table:table-cell>
          <table:table-cell table:formula="of:=SUMIF([$'SAISIE DONS COTISATIONS'.A$1:.A$1048576];[.A543]&amp;&quot;C&quot;;[$'SAISIE DONS COTISATIONS'.G$1:.G$1048576])" office:value-type="currency" office:currency="EUR" office:value="0" calcext:value-type="currency">
            <text:p>0,00 €</text:p>
          </table:table-cell>
          <table:table-cell table:formula="of:=SUMIF([$'SAISIE DONS COTISATIONS'.A$1:.A$1048576];[.A543]&amp;&quot;A&quot;;[$'SAISIE DONS COTISATIONS'.G$1:.G$1048576])" office:value-type="currency" office:currency="EUR" office:value="0" calcext:value-type="currency">
            <text:p>0,00 €</text:p>
          </table:table-cell>
          <table:table-cell table:formula="of:=[.H543]+[.I543]-[.L543]" office:value-type="currency" office:currency="EUR" office:value="0" calcext:value-type="currency">
            <text:p>0,00 €</text:p>
          </table:table-cell>
          <table:table-cell table:formula="of:=IF([.H543]+[.I543]&gt;=10;10;[.H543]+[.I54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4]&amp;&quot;D&quot;;[$'SAISIE DONS COTISATIONS'.G$1:.G$1048576])" office:value-type="currency" office:currency="EUR" office:value="0" calcext:value-type="currency">
            <text:p>0,00 €</text:p>
          </table:table-cell>
          <table:table-cell table:formula="of:=SUMIF([$'SAISIE DONS COTISATIONS'.A$1:.A$1048576];[.A544]&amp;&quot;C&quot;;[$'SAISIE DONS COTISATIONS'.G$1:.G$1048576])" office:value-type="currency" office:currency="EUR" office:value="0" calcext:value-type="currency">
            <text:p>0,00 €</text:p>
          </table:table-cell>
          <table:table-cell table:formula="of:=SUMIF([$'SAISIE DONS COTISATIONS'.A$1:.A$1048576];[.A544]&amp;&quot;A&quot;;[$'SAISIE DONS COTISATIONS'.G$1:.G$1048576])" office:value-type="currency" office:currency="EUR" office:value="0" calcext:value-type="currency">
            <text:p>0,00 €</text:p>
          </table:table-cell>
          <table:table-cell table:formula="of:=[.H544]+[.I544]-[.L544]" office:value-type="currency" office:currency="EUR" office:value="0" calcext:value-type="currency">
            <text:p>0,00 €</text:p>
          </table:table-cell>
          <table:table-cell table:formula="of:=IF([.H544]+[.I544]&gt;=10;10;[.H544]+[.I54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5]&amp;&quot;D&quot;;[$'SAISIE DONS COTISATIONS'.G$1:.G$1048576])" office:value-type="currency" office:currency="EUR" office:value="0" calcext:value-type="currency">
            <text:p>0,00 €</text:p>
          </table:table-cell>
          <table:table-cell table:formula="of:=SUMIF([$'SAISIE DONS COTISATIONS'.A$1:.A$1048576];[.A545]&amp;&quot;C&quot;;[$'SAISIE DONS COTISATIONS'.G$1:.G$1048576])" office:value-type="currency" office:currency="EUR" office:value="0" calcext:value-type="currency">
            <text:p>0,00 €</text:p>
          </table:table-cell>
          <table:table-cell table:formula="of:=SUMIF([$'SAISIE DONS COTISATIONS'.A$1:.A$1048576];[.A545]&amp;&quot;A&quot;;[$'SAISIE DONS COTISATIONS'.G$1:.G$1048576])" office:value-type="currency" office:currency="EUR" office:value="0" calcext:value-type="currency">
            <text:p>0,00 €</text:p>
          </table:table-cell>
          <table:table-cell table:formula="of:=[.H545]+[.I545]-[.L545]" office:value-type="currency" office:currency="EUR" office:value="0" calcext:value-type="currency">
            <text:p>0,00 €</text:p>
          </table:table-cell>
          <table:table-cell table:formula="of:=IF([.H545]+[.I545]&gt;=10;10;[.H545]+[.I54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6]&amp;&quot;D&quot;;[$'SAISIE DONS COTISATIONS'.G$1:.G$1048576])" office:value-type="currency" office:currency="EUR" office:value="0" calcext:value-type="currency">
            <text:p>0,00 €</text:p>
          </table:table-cell>
          <table:table-cell table:formula="of:=SUMIF([$'SAISIE DONS COTISATIONS'.A$1:.A$1048576];[.A546]&amp;&quot;C&quot;;[$'SAISIE DONS COTISATIONS'.G$1:.G$1048576])" office:value-type="currency" office:currency="EUR" office:value="0" calcext:value-type="currency">
            <text:p>0,00 €</text:p>
          </table:table-cell>
          <table:table-cell table:formula="of:=SUMIF([$'SAISIE DONS COTISATIONS'.A$1:.A$1048576];[.A546]&amp;&quot;A&quot;;[$'SAISIE DONS COTISATIONS'.G$1:.G$1048576])" office:value-type="currency" office:currency="EUR" office:value="0" calcext:value-type="currency">
            <text:p>0,00 €</text:p>
          </table:table-cell>
          <table:table-cell table:formula="of:=[.H546]+[.I546]-[.L546]" office:value-type="currency" office:currency="EUR" office:value="0" calcext:value-type="currency">
            <text:p>0,00 €</text:p>
          </table:table-cell>
          <table:table-cell table:formula="of:=IF([.H546]+[.I546]&gt;=10;10;[.H546]+[.I54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7]&amp;&quot;D&quot;;[$'SAISIE DONS COTISATIONS'.G$1:.G$1048576])" office:value-type="currency" office:currency="EUR" office:value="0" calcext:value-type="currency">
            <text:p>0,00 €</text:p>
          </table:table-cell>
          <table:table-cell table:formula="of:=SUMIF([$'SAISIE DONS COTISATIONS'.A$1:.A$1048576];[.A547]&amp;&quot;C&quot;;[$'SAISIE DONS COTISATIONS'.G$1:.G$1048576])" office:value-type="currency" office:currency="EUR" office:value="0" calcext:value-type="currency">
            <text:p>0,00 €</text:p>
          </table:table-cell>
          <table:table-cell table:formula="of:=SUMIF([$'SAISIE DONS COTISATIONS'.A$1:.A$1048576];[.A547]&amp;&quot;A&quot;;[$'SAISIE DONS COTISATIONS'.G$1:.G$1048576])" office:value-type="currency" office:currency="EUR" office:value="0" calcext:value-type="currency">
            <text:p>0,00 €</text:p>
          </table:table-cell>
          <table:table-cell table:formula="of:=[.H547]+[.I547]-[.L547]" office:value-type="currency" office:currency="EUR" office:value="0" calcext:value-type="currency">
            <text:p>0,00 €</text:p>
          </table:table-cell>
          <table:table-cell table:formula="of:=IF([.H547]+[.I547]&gt;=10;10;[.H547]+[.I54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8]&amp;&quot;D&quot;;[$'SAISIE DONS COTISATIONS'.G$1:.G$1048576])" office:value-type="currency" office:currency="EUR" office:value="0" calcext:value-type="currency">
            <text:p>0,00 €</text:p>
          </table:table-cell>
          <table:table-cell table:formula="of:=SUMIF([$'SAISIE DONS COTISATIONS'.A$1:.A$1048576];[.A548]&amp;&quot;C&quot;;[$'SAISIE DONS COTISATIONS'.G$1:.G$1048576])" office:value-type="currency" office:currency="EUR" office:value="0" calcext:value-type="currency">
            <text:p>0,00 €</text:p>
          </table:table-cell>
          <table:table-cell table:formula="of:=SUMIF([$'SAISIE DONS COTISATIONS'.A$1:.A$1048576];[.A548]&amp;&quot;A&quot;;[$'SAISIE DONS COTISATIONS'.G$1:.G$1048576])" office:value-type="currency" office:currency="EUR" office:value="0" calcext:value-type="currency">
            <text:p>0,00 €</text:p>
          </table:table-cell>
          <table:table-cell table:formula="of:=[.H548]+[.I548]-[.L548]" office:value-type="currency" office:currency="EUR" office:value="0" calcext:value-type="currency">
            <text:p>0,00 €</text:p>
          </table:table-cell>
          <table:table-cell table:formula="of:=IF([.H548]+[.I548]&gt;=10;10;[.H548]+[.I54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49]&amp;&quot;D&quot;;[$'SAISIE DONS COTISATIONS'.G$1:.G$1048576])" office:value-type="currency" office:currency="EUR" office:value="0" calcext:value-type="currency">
            <text:p>0,00 €</text:p>
          </table:table-cell>
          <table:table-cell table:formula="of:=SUMIF([$'SAISIE DONS COTISATIONS'.A$1:.A$1048576];[.A549]&amp;&quot;C&quot;;[$'SAISIE DONS COTISATIONS'.G$1:.G$1048576])" office:value-type="currency" office:currency="EUR" office:value="0" calcext:value-type="currency">
            <text:p>0,00 €</text:p>
          </table:table-cell>
          <table:table-cell table:formula="of:=SUMIF([$'SAISIE DONS COTISATIONS'.A$1:.A$1048576];[.A549]&amp;&quot;A&quot;;[$'SAISIE DONS COTISATIONS'.G$1:.G$1048576])" office:value-type="currency" office:currency="EUR" office:value="0" calcext:value-type="currency">
            <text:p>0,00 €</text:p>
          </table:table-cell>
          <table:table-cell table:formula="of:=[.H549]+[.I549]-[.L549]" office:value-type="currency" office:currency="EUR" office:value="0" calcext:value-type="currency">
            <text:p>0,00 €</text:p>
          </table:table-cell>
          <table:table-cell table:formula="of:=IF([.H549]+[.I549]&gt;=10;10;[.H549]+[.I54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0]&amp;&quot;D&quot;;[$'SAISIE DONS COTISATIONS'.G$1:.G$1048576])" office:value-type="currency" office:currency="EUR" office:value="0" calcext:value-type="currency">
            <text:p>0,00 €</text:p>
          </table:table-cell>
          <table:table-cell table:formula="of:=SUMIF([$'SAISIE DONS COTISATIONS'.A$1:.A$1048576];[.A550]&amp;&quot;C&quot;;[$'SAISIE DONS COTISATIONS'.G$1:.G$1048576])" office:value-type="currency" office:currency="EUR" office:value="0" calcext:value-type="currency">
            <text:p>0,00 €</text:p>
          </table:table-cell>
          <table:table-cell table:formula="of:=SUMIF([$'SAISIE DONS COTISATIONS'.A$1:.A$1048576];[.A550]&amp;&quot;A&quot;;[$'SAISIE DONS COTISATIONS'.G$1:.G$1048576])" office:value-type="currency" office:currency="EUR" office:value="0" calcext:value-type="currency">
            <text:p>0,00 €</text:p>
          </table:table-cell>
          <table:table-cell table:formula="of:=[.H550]+[.I550]-[.L550]" office:value-type="currency" office:currency="EUR" office:value="0" calcext:value-type="currency">
            <text:p>0,00 €</text:p>
          </table:table-cell>
          <table:table-cell table:formula="of:=IF([.H550]+[.I550]&gt;=10;10;[.H550]+[.I55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1]&amp;&quot;D&quot;;[$'SAISIE DONS COTISATIONS'.G$1:.G$1048576])" office:value-type="currency" office:currency="EUR" office:value="0" calcext:value-type="currency">
            <text:p>0,00 €</text:p>
          </table:table-cell>
          <table:table-cell table:formula="of:=SUMIF([$'SAISIE DONS COTISATIONS'.A$1:.A$1048576];[.A551]&amp;&quot;C&quot;;[$'SAISIE DONS COTISATIONS'.G$1:.G$1048576])" office:value-type="currency" office:currency="EUR" office:value="0" calcext:value-type="currency">
            <text:p>0,00 €</text:p>
          </table:table-cell>
          <table:table-cell table:formula="of:=SUMIF([$'SAISIE DONS COTISATIONS'.A$1:.A$1048576];[.A551]&amp;&quot;A&quot;;[$'SAISIE DONS COTISATIONS'.G$1:.G$1048576])" office:value-type="currency" office:currency="EUR" office:value="0" calcext:value-type="currency">
            <text:p>0,00 €</text:p>
          </table:table-cell>
          <table:table-cell table:formula="of:=[.H551]+[.I551]-[.L551]" office:value-type="currency" office:currency="EUR" office:value="0" calcext:value-type="currency">
            <text:p>0,00 €</text:p>
          </table:table-cell>
          <table:table-cell table:formula="of:=IF([.H551]+[.I551]&gt;=10;10;[.H551]+[.I55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2]&amp;&quot;D&quot;;[$'SAISIE DONS COTISATIONS'.G$1:.G$1048576])" office:value-type="currency" office:currency="EUR" office:value="0" calcext:value-type="currency">
            <text:p>0,00 €</text:p>
          </table:table-cell>
          <table:table-cell table:formula="of:=SUMIF([$'SAISIE DONS COTISATIONS'.A$1:.A$1048576];[.A552]&amp;&quot;C&quot;;[$'SAISIE DONS COTISATIONS'.G$1:.G$1048576])" office:value-type="currency" office:currency="EUR" office:value="0" calcext:value-type="currency">
            <text:p>0,00 €</text:p>
          </table:table-cell>
          <table:table-cell table:formula="of:=SUMIF([$'SAISIE DONS COTISATIONS'.A$1:.A$1048576];[.A552]&amp;&quot;A&quot;;[$'SAISIE DONS COTISATIONS'.G$1:.G$1048576])" office:value-type="currency" office:currency="EUR" office:value="0" calcext:value-type="currency">
            <text:p>0,00 €</text:p>
          </table:table-cell>
          <table:table-cell table:formula="of:=[.H552]+[.I552]-[.L552]" office:value-type="currency" office:currency="EUR" office:value="0" calcext:value-type="currency">
            <text:p>0,00 €</text:p>
          </table:table-cell>
          <table:table-cell table:formula="of:=IF([.H552]+[.I552]&gt;=10;10;[.H552]+[.I55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3]&amp;&quot;D&quot;;[$'SAISIE DONS COTISATIONS'.G$1:.G$1048576])" office:value-type="currency" office:currency="EUR" office:value="0" calcext:value-type="currency">
            <text:p>0,00 €</text:p>
          </table:table-cell>
          <table:table-cell table:formula="of:=SUMIF([$'SAISIE DONS COTISATIONS'.A$1:.A$1048576];[.A553]&amp;&quot;C&quot;;[$'SAISIE DONS COTISATIONS'.G$1:.G$1048576])" office:value-type="currency" office:currency="EUR" office:value="0" calcext:value-type="currency">
            <text:p>0,00 €</text:p>
          </table:table-cell>
          <table:table-cell table:formula="of:=SUMIF([$'SAISIE DONS COTISATIONS'.A$1:.A$1048576];[.A553]&amp;&quot;A&quot;;[$'SAISIE DONS COTISATIONS'.G$1:.G$1048576])" office:value-type="currency" office:currency="EUR" office:value="0" calcext:value-type="currency">
            <text:p>0,00 €</text:p>
          </table:table-cell>
          <table:table-cell table:formula="of:=[.H553]+[.I553]-[.L553]" office:value-type="currency" office:currency="EUR" office:value="0" calcext:value-type="currency">
            <text:p>0,00 €</text:p>
          </table:table-cell>
          <table:table-cell table:formula="of:=IF([.H553]+[.I553]&gt;=10;10;[.H553]+[.I55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4]&amp;&quot;D&quot;;[$'SAISIE DONS COTISATIONS'.G$1:.G$1048576])" office:value-type="currency" office:currency="EUR" office:value="0" calcext:value-type="currency">
            <text:p>0,00 €</text:p>
          </table:table-cell>
          <table:table-cell table:formula="of:=SUMIF([$'SAISIE DONS COTISATIONS'.A$1:.A$1048576];[.A554]&amp;&quot;C&quot;;[$'SAISIE DONS COTISATIONS'.G$1:.G$1048576])" office:value-type="currency" office:currency="EUR" office:value="0" calcext:value-type="currency">
            <text:p>0,00 €</text:p>
          </table:table-cell>
          <table:table-cell table:formula="of:=SUMIF([$'SAISIE DONS COTISATIONS'.A$1:.A$1048576];[.A554]&amp;&quot;A&quot;;[$'SAISIE DONS COTISATIONS'.G$1:.G$1048576])" office:value-type="currency" office:currency="EUR" office:value="0" calcext:value-type="currency">
            <text:p>0,00 €</text:p>
          </table:table-cell>
          <table:table-cell table:formula="of:=[.H554]+[.I554]-[.L554]" office:value-type="currency" office:currency="EUR" office:value="0" calcext:value-type="currency">
            <text:p>0,00 €</text:p>
          </table:table-cell>
          <table:table-cell table:formula="of:=IF([.H554]+[.I554]&gt;=10;10;[.H554]+[.I55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5]&amp;&quot;D&quot;;[$'SAISIE DONS COTISATIONS'.G$1:.G$1048576])" office:value-type="currency" office:currency="EUR" office:value="0" calcext:value-type="currency">
            <text:p>0,00 €</text:p>
          </table:table-cell>
          <table:table-cell table:formula="of:=SUMIF([$'SAISIE DONS COTISATIONS'.A$1:.A$1048576];[.A555]&amp;&quot;C&quot;;[$'SAISIE DONS COTISATIONS'.G$1:.G$1048576])" office:value-type="currency" office:currency="EUR" office:value="0" calcext:value-type="currency">
            <text:p>0,00 €</text:p>
          </table:table-cell>
          <table:table-cell table:formula="of:=SUMIF([$'SAISIE DONS COTISATIONS'.A$1:.A$1048576];[.A555]&amp;&quot;A&quot;;[$'SAISIE DONS COTISATIONS'.G$1:.G$1048576])" office:value-type="currency" office:currency="EUR" office:value="0" calcext:value-type="currency">
            <text:p>0,00 €</text:p>
          </table:table-cell>
          <table:table-cell table:formula="of:=[.H555]+[.I555]-[.L555]" office:value-type="currency" office:currency="EUR" office:value="0" calcext:value-type="currency">
            <text:p>0,00 €</text:p>
          </table:table-cell>
          <table:table-cell table:formula="of:=IF([.H555]+[.I555]&gt;=10;10;[.H555]+[.I55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6]&amp;&quot;D&quot;;[$'SAISIE DONS COTISATIONS'.G$1:.G$1048576])" office:value-type="currency" office:currency="EUR" office:value="0" calcext:value-type="currency">
            <text:p>0,00 €</text:p>
          </table:table-cell>
          <table:table-cell table:formula="of:=SUMIF([$'SAISIE DONS COTISATIONS'.A$1:.A$1048576];[.A556]&amp;&quot;C&quot;;[$'SAISIE DONS COTISATIONS'.G$1:.G$1048576])" office:value-type="currency" office:currency="EUR" office:value="0" calcext:value-type="currency">
            <text:p>0,00 €</text:p>
          </table:table-cell>
          <table:table-cell table:formula="of:=SUMIF([$'SAISIE DONS COTISATIONS'.A$1:.A$1048576];[.A556]&amp;&quot;A&quot;;[$'SAISIE DONS COTISATIONS'.G$1:.G$1048576])" office:value-type="currency" office:currency="EUR" office:value="0" calcext:value-type="currency">
            <text:p>0,00 €</text:p>
          </table:table-cell>
          <table:table-cell table:formula="of:=[.H556]+[.I556]-[.L556]" office:value-type="currency" office:currency="EUR" office:value="0" calcext:value-type="currency">
            <text:p>0,00 €</text:p>
          </table:table-cell>
          <table:table-cell table:formula="of:=IF([.H556]+[.I556]&gt;=10;10;[.H556]+[.I55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7]&amp;&quot;D&quot;;[$'SAISIE DONS COTISATIONS'.G$1:.G$1048576])" office:value-type="currency" office:currency="EUR" office:value="0" calcext:value-type="currency">
            <text:p>0,00 €</text:p>
          </table:table-cell>
          <table:table-cell table:formula="of:=SUMIF([$'SAISIE DONS COTISATIONS'.A$1:.A$1048576];[.A557]&amp;&quot;C&quot;;[$'SAISIE DONS COTISATIONS'.G$1:.G$1048576])" office:value-type="currency" office:currency="EUR" office:value="0" calcext:value-type="currency">
            <text:p>0,00 €</text:p>
          </table:table-cell>
          <table:table-cell table:formula="of:=SUMIF([$'SAISIE DONS COTISATIONS'.A$1:.A$1048576];[.A557]&amp;&quot;A&quot;;[$'SAISIE DONS COTISATIONS'.G$1:.G$1048576])" office:value-type="currency" office:currency="EUR" office:value="0" calcext:value-type="currency">
            <text:p>0,00 €</text:p>
          </table:table-cell>
          <table:table-cell table:formula="of:=[.H557]+[.I557]-[.L557]" office:value-type="currency" office:currency="EUR" office:value="0" calcext:value-type="currency">
            <text:p>0,00 €</text:p>
          </table:table-cell>
          <table:table-cell table:formula="of:=IF([.H557]+[.I557]&gt;=10;10;[.H557]+[.I55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8]&amp;&quot;D&quot;;[$'SAISIE DONS COTISATIONS'.G$1:.G$1048576])" office:value-type="currency" office:currency="EUR" office:value="0" calcext:value-type="currency">
            <text:p>0,00 €</text:p>
          </table:table-cell>
          <table:table-cell table:formula="of:=SUMIF([$'SAISIE DONS COTISATIONS'.A$1:.A$1048576];[.A558]&amp;&quot;C&quot;;[$'SAISIE DONS COTISATIONS'.G$1:.G$1048576])" office:value-type="currency" office:currency="EUR" office:value="0" calcext:value-type="currency">
            <text:p>0,00 €</text:p>
          </table:table-cell>
          <table:table-cell table:formula="of:=SUMIF([$'SAISIE DONS COTISATIONS'.A$1:.A$1048576];[.A558]&amp;&quot;A&quot;;[$'SAISIE DONS COTISATIONS'.G$1:.G$1048576])" office:value-type="currency" office:currency="EUR" office:value="0" calcext:value-type="currency">
            <text:p>0,00 €</text:p>
          </table:table-cell>
          <table:table-cell table:formula="of:=[.H558]+[.I558]-[.L558]" office:value-type="currency" office:currency="EUR" office:value="0" calcext:value-type="currency">
            <text:p>0,00 €</text:p>
          </table:table-cell>
          <table:table-cell table:formula="of:=IF([.H558]+[.I558]&gt;=10;10;[.H558]+[.I55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59]&amp;&quot;D&quot;;[$'SAISIE DONS COTISATIONS'.G$1:.G$1048576])" office:value-type="currency" office:currency="EUR" office:value="0" calcext:value-type="currency">
            <text:p>0,00 €</text:p>
          </table:table-cell>
          <table:table-cell table:formula="of:=SUMIF([$'SAISIE DONS COTISATIONS'.A$1:.A$1048576];[.A559]&amp;&quot;C&quot;;[$'SAISIE DONS COTISATIONS'.G$1:.G$1048576])" office:value-type="currency" office:currency="EUR" office:value="0" calcext:value-type="currency">
            <text:p>0,00 €</text:p>
          </table:table-cell>
          <table:table-cell table:formula="of:=SUMIF([$'SAISIE DONS COTISATIONS'.A$1:.A$1048576];[.A559]&amp;&quot;A&quot;;[$'SAISIE DONS COTISATIONS'.G$1:.G$1048576])" office:value-type="currency" office:currency="EUR" office:value="0" calcext:value-type="currency">
            <text:p>0,00 €</text:p>
          </table:table-cell>
          <table:table-cell table:formula="of:=[.H559]+[.I559]-[.L559]" office:value-type="currency" office:currency="EUR" office:value="0" calcext:value-type="currency">
            <text:p>0,00 €</text:p>
          </table:table-cell>
          <table:table-cell table:formula="of:=IF([.H559]+[.I559]&gt;=10;10;[.H559]+[.I55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0]&amp;&quot;D&quot;;[$'SAISIE DONS COTISATIONS'.G$1:.G$1048576])" office:value-type="currency" office:currency="EUR" office:value="0" calcext:value-type="currency">
            <text:p>0,00 €</text:p>
          </table:table-cell>
          <table:table-cell table:formula="of:=SUMIF([$'SAISIE DONS COTISATIONS'.A$1:.A$1048576];[.A560]&amp;&quot;C&quot;;[$'SAISIE DONS COTISATIONS'.G$1:.G$1048576])" office:value-type="currency" office:currency="EUR" office:value="0" calcext:value-type="currency">
            <text:p>0,00 €</text:p>
          </table:table-cell>
          <table:table-cell table:formula="of:=SUMIF([$'SAISIE DONS COTISATIONS'.A$1:.A$1048576];[.A560]&amp;&quot;A&quot;;[$'SAISIE DONS COTISATIONS'.G$1:.G$1048576])" office:value-type="currency" office:currency="EUR" office:value="0" calcext:value-type="currency">
            <text:p>0,00 €</text:p>
          </table:table-cell>
          <table:table-cell table:formula="of:=[.H560]+[.I560]-[.L560]" office:value-type="currency" office:currency="EUR" office:value="0" calcext:value-type="currency">
            <text:p>0,00 €</text:p>
          </table:table-cell>
          <table:table-cell table:formula="of:=IF([.H560]+[.I560]&gt;=10;10;[.H560]+[.I56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1]&amp;&quot;D&quot;;[$'SAISIE DONS COTISATIONS'.G$1:.G$1048576])" office:value-type="currency" office:currency="EUR" office:value="0" calcext:value-type="currency">
            <text:p>0,00 €</text:p>
          </table:table-cell>
          <table:table-cell table:formula="of:=SUMIF([$'SAISIE DONS COTISATIONS'.A$1:.A$1048576];[.A561]&amp;&quot;C&quot;;[$'SAISIE DONS COTISATIONS'.G$1:.G$1048576])" office:value-type="currency" office:currency="EUR" office:value="0" calcext:value-type="currency">
            <text:p>0,00 €</text:p>
          </table:table-cell>
          <table:table-cell table:formula="of:=SUMIF([$'SAISIE DONS COTISATIONS'.A$1:.A$1048576];[.A561]&amp;&quot;A&quot;;[$'SAISIE DONS COTISATIONS'.G$1:.G$1048576])" office:value-type="currency" office:currency="EUR" office:value="0" calcext:value-type="currency">
            <text:p>0,00 €</text:p>
          </table:table-cell>
          <table:table-cell table:formula="of:=[.H561]+[.I561]-[.L561]" office:value-type="currency" office:currency="EUR" office:value="0" calcext:value-type="currency">
            <text:p>0,00 €</text:p>
          </table:table-cell>
          <table:table-cell table:formula="of:=IF([.H561]+[.I561]&gt;=10;10;[.H561]+[.I56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2]&amp;&quot;D&quot;;[$'SAISIE DONS COTISATIONS'.G$1:.G$1048576])" office:value-type="currency" office:currency="EUR" office:value="0" calcext:value-type="currency">
            <text:p>0,00 €</text:p>
          </table:table-cell>
          <table:table-cell table:formula="of:=SUMIF([$'SAISIE DONS COTISATIONS'.A$1:.A$1048576];[.A562]&amp;&quot;C&quot;;[$'SAISIE DONS COTISATIONS'.G$1:.G$1048576])" office:value-type="currency" office:currency="EUR" office:value="0" calcext:value-type="currency">
            <text:p>0,00 €</text:p>
          </table:table-cell>
          <table:table-cell table:formula="of:=SUMIF([$'SAISIE DONS COTISATIONS'.A$1:.A$1048576];[.A562]&amp;&quot;A&quot;;[$'SAISIE DONS COTISATIONS'.G$1:.G$1048576])" office:value-type="currency" office:currency="EUR" office:value="0" calcext:value-type="currency">
            <text:p>0,00 €</text:p>
          </table:table-cell>
          <table:table-cell table:formula="of:=[.H562]+[.I562]-[.L562]" office:value-type="currency" office:currency="EUR" office:value="0" calcext:value-type="currency">
            <text:p>0,00 €</text:p>
          </table:table-cell>
          <table:table-cell table:formula="of:=IF([.H562]+[.I562]&gt;=10;10;[.H562]+[.I56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3]&amp;&quot;D&quot;;[$'SAISIE DONS COTISATIONS'.G$1:.G$1048576])" office:value-type="currency" office:currency="EUR" office:value="0" calcext:value-type="currency">
            <text:p>0,00 €</text:p>
          </table:table-cell>
          <table:table-cell table:formula="of:=SUMIF([$'SAISIE DONS COTISATIONS'.A$1:.A$1048576];[.A563]&amp;&quot;C&quot;;[$'SAISIE DONS COTISATIONS'.G$1:.G$1048576])" office:value-type="currency" office:currency="EUR" office:value="0" calcext:value-type="currency">
            <text:p>0,00 €</text:p>
          </table:table-cell>
          <table:table-cell table:formula="of:=SUMIF([$'SAISIE DONS COTISATIONS'.A$1:.A$1048576];[.A563]&amp;&quot;A&quot;;[$'SAISIE DONS COTISATIONS'.G$1:.G$1048576])" office:value-type="currency" office:currency="EUR" office:value="0" calcext:value-type="currency">
            <text:p>0,00 €</text:p>
          </table:table-cell>
          <table:table-cell table:formula="of:=[.H563]+[.I563]-[.L563]" office:value-type="currency" office:currency="EUR" office:value="0" calcext:value-type="currency">
            <text:p>0,00 €</text:p>
          </table:table-cell>
          <table:table-cell table:formula="of:=IF([.H563]+[.I563]&gt;=10;10;[.H563]+[.I56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4]&amp;&quot;D&quot;;[$'SAISIE DONS COTISATIONS'.G$1:.G$1048576])" office:value-type="currency" office:currency="EUR" office:value="0" calcext:value-type="currency">
            <text:p>0,00 €</text:p>
          </table:table-cell>
          <table:table-cell table:formula="of:=SUMIF([$'SAISIE DONS COTISATIONS'.A$1:.A$1048576];[.A564]&amp;&quot;C&quot;;[$'SAISIE DONS COTISATIONS'.G$1:.G$1048576])" office:value-type="currency" office:currency="EUR" office:value="0" calcext:value-type="currency">
            <text:p>0,00 €</text:p>
          </table:table-cell>
          <table:table-cell table:formula="of:=SUMIF([$'SAISIE DONS COTISATIONS'.A$1:.A$1048576];[.A564]&amp;&quot;A&quot;;[$'SAISIE DONS COTISATIONS'.G$1:.G$1048576])" office:value-type="currency" office:currency="EUR" office:value="0" calcext:value-type="currency">
            <text:p>0,00 €</text:p>
          </table:table-cell>
          <table:table-cell table:formula="of:=[.H564]+[.I564]-[.L564]" office:value-type="currency" office:currency="EUR" office:value="0" calcext:value-type="currency">
            <text:p>0,00 €</text:p>
          </table:table-cell>
          <table:table-cell table:formula="of:=IF([.H564]+[.I564]&gt;=10;10;[.H564]+[.I56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5]&amp;&quot;D&quot;;[$'SAISIE DONS COTISATIONS'.G$1:.G$1048576])" office:value-type="currency" office:currency="EUR" office:value="0" calcext:value-type="currency">
            <text:p>0,00 €</text:p>
          </table:table-cell>
          <table:table-cell table:formula="of:=SUMIF([$'SAISIE DONS COTISATIONS'.A$1:.A$1048576];[.A565]&amp;&quot;C&quot;;[$'SAISIE DONS COTISATIONS'.G$1:.G$1048576])" office:value-type="currency" office:currency="EUR" office:value="0" calcext:value-type="currency">
            <text:p>0,00 €</text:p>
          </table:table-cell>
          <table:table-cell table:formula="of:=SUMIF([$'SAISIE DONS COTISATIONS'.A$1:.A$1048576];[.A565]&amp;&quot;A&quot;;[$'SAISIE DONS COTISATIONS'.G$1:.G$1048576])" office:value-type="currency" office:currency="EUR" office:value="0" calcext:value-type="currency">
            <text:p>0,00 €</text:p>
          </table:table-cell>
          <table:table-cell table:formula="of:=[.H565]+[.I565]-[.L565]" office:value-type="currency" office:currency="EUR" office:value="0" calcext:value-type="currency">
            <text:p>0,00 €</text:p>
          </table:table-cell>
          <table:table-cell table:formula="of:=IF([.H565]+[.I565]&gt;=10;10;[.H565]+[.I56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6]&amp;&quot;D&quot;;[$'SAISIE DONS COTISATIONS'.G$1:.G$1048576])" office:value-type="currency" office:currency="EUR" office:value="0" calcext:value-type="currency">
            <text:p>0,00 €</text:p>
          </table:table-cell>
          <table:table-cell table:formula="of:=SUMIF([$'SAISIE DONS COTISATIONS'.A$1:.A$1048576];[.A566]&amp;&quot;C&quot;;[$'SAISIE DONS COTISATIONS'.G$1:.G$1048576])" office:value-type="currency" office:currency="EUR" office:value="0" calcext:value-type="currency">
            <text:p>0,00 €</text:p>
          </table:table-cell>
          <table:table-cell table:formula="of:=SUMIF([$'SAISIE DONS COTISATIONS'.A$1:.A$1048576];[.A566]&amp;&quot;A&quot;;[$'SAISIE DONS COTISATIONS'.G$1:.G$1048576])" office:value-type="currency" office:currency="EUR" office:value="0" calcext:value-type="currency">
            <text:p>0,00 €</text:p>
          </table:table-cell>
          <table:table-cell table:formula="of:=[.H566]+[.I566]-[.L566]" office:value-type="currency" office:currency="EUR" office:value="0" calcext:value-type="currency">
            <text:p>0,00 €</text:p>
          </table:table-cell>
          <table:table-cell table:formula="of:=IF([.H566]+[.I566]&gt;=10;10;[.H566]+[.I56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7]&amp;&quot;D&quot;;[$'SAISIE DONS COTISATIONS'.G$1:.G$1048576])" office:value-type="currency" office:currency="EUR" office:value="0" calcext:value-type="currency">
            <text:p>0,00 €</text:p>
          </table:table-cell>
          <table:table-cell table:formula="of:=SUMIF([$'SAISIE DONS COTISATIONS'.A$1:.A$1048576];[.A567]&amp;&quot;C&quot;;[$'SAISIE DONS COTISATIONS'.G$1:.G$1048576])" office:value-type="currency" office:currency="EUR" office:value="0" calcext:value-type="currency">
            <text:p>0,00 €</text:p>
          </table:table-cell>
          <table:table-cell table:formula="of:=SUMIF([$'SAISIE DONS COTISATIONS'.A$1:.A$1048576];[.A567]&amp;&quot;A&quot;;[$'SAISIE DONS COTISATIONS'.G$1:.G$1048576])" office:value-type="currency" office:currency="EUR" office:value="0" calcext:value-type="currency">
            <text:p>0,00 €</text:p>
          </table:table-cell>
          <table:table-cell table:formula="of:=[.H567]+[.I567]-[.L567]" office:value-type="currency" office:currency="EUR" office:value="0" calcext:value-type="currency">
            <text:p>0,00 €</text:p>
          </table:table-cell>
          <table:table-cell table:formula="of:=IF([.H567]+[.I567]&gt;=10;10;[.H567]+[.I56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8]&amp;&quot;D&quot;;[$'SAISIE DONS COTISATIONS'.G$1:.G$1048576])" office:value-type="currency" office:currency="EUR" office:value="0" calcext:value-type="currency">
            <text:p>0,00 €</text:p>
          </table:table-cell>
          <table:table-cell table:formula="of:=SUMIF([$'SAISIE DONS COTISATIONS'.A$1:.A$1048576];[.A568]&amp;&quot;C&quot;;[$'SAISIE DONS COTISATIONS'.G$1:.G$1048576])" office:value-type="currency" office:currency="EUR" office:value="0" calcext:value-type="currency">
            <text:p>0,00 €</text:p>
          </table:table-cell>
          <table:table-cell table:formula="of:=SUMIF([$'SAISIE DONS COTISATIONS'.A$1:.A$1048576];[.A568]&amp;&quot;A&quot;;[$'SAISIE DONS COTISATIONS'.G$1:.G$1048576])" office:value-type="currency" office:currency="EUR" office:value="0" calcext:value-type="currency">
            <text:p>0,00 €</text:p>
          </table:table-cell>
          <table:table-cell table:formula="of:=[.H568]+[.I568]-[.L568]" office:value-type="currency" office:currency="EUR" office:value="0" calcext:value-type="currency">
            <text:p>0,00 €</text:p>
          </table:table-cell>
          <table:table-cell table:formula="of:=IF([.H568]+[.I568]&gt;=10;10;[.H568]+[.I56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69]&amp;&quot;D&quot;;[$'SAISIE DONS COTISATIONS'.G$1:.G$1048576])" office:value-type="currency" office:currency="EUR" office:value="0" calcext:value-type="currency">
            <text:p>0,00 €</text:p>
          </table:table-cell>
          <table:table-cell table:formula="of:=SUMIF([$'SAISIE DONS COTISATIONS'.A$1:.A$1048576];[.A569]&amp;&quot;C&quot;;[$'SAISIE DONS COTISATIONS'.G$1:.G$1048576])" office:value-type="currency" office:currency="EUR" office:value="0" calcext:value-type="currency">
            <text:p>0,00 €</text:p>
          </table:table-cell>
          <table:table-cell table:formula="of:=SUMIF([$'SAISIE DONS COTISATIONS'.A$1:.A$1048576];[.A569]&amp;&quot;A&quot;;[$'SAISIE DONS COTISATIONS'.G$1:.G$1048576])" office:value-type="currency" office:currency="EUR" office:value="0" calcext:value-type="currency">
            <text:p>0,00 €</text:p>
          </table:table-cell>
          <table:table-cell table:formula="of:=[.H569]+[.I569]-[.L569]" office:value-type="currency" office:currency="EUR" office:value="0" calcext:value-type="currency">
            <text:p>0,00 €</text:p>
          </table:table-cell>
          <table:table-cell table:formula="of:=IF([.H569]+[.I569]&gt;=10;10;[.H569]+[.I56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0]&amp;&quot;D&quot;;[$'SAISIE DONS COTISATIONS'.G$1:.G$1048576])" office:value-type="currency" office:currency="EUR" office:value="0" calcext:value-type="currency">
            <text:p>0,00 €</text:p>
          </table:table-cell>
          <table:table-cell table:formula="of:=SUMIF([$'SAISIE DONS COTISATIONS'.A$1:.A$1048576];[.A570]&amp;&quot;C&quot;;[$'SAISIE DONS COTISATIONS'.G$1:.G$1048576])" office:value-type="currency" office:currency="EUR" office:value="0" calcext:value-type="currency">
            <text:p>0,00 €</text:p>
          </table:table-cell>
          <table:table-cell table:formula="of:=SUMIF([$'SAISIE DONS COTISATIONS'.A$1:.A$1048576];[.A570]&amp;&quot;A&quot;;[$'SAISIE DONS COTISATIONS'.G$1:.G$1048576])" office:value-type="currency" office:currency="EUR" office:value="0" calcext:value-type="currency">
            <text:p>0,00 €</text:p>
          </table:table-cell>
          <table:table-cell table:formula="of:=[.H570]+[.I570]-[.L570]" office:value-type="currency" office:currency="EUR" office:value="0" calcext:value-type="currency">
            <text:p>0,00 €</text:p>
          </table:table-cell>
          <table:table-cell table:formula="of:=IF([.H570]+[.I570]&gt;=10;10;[.H570]+[.I57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1]&amp;&quot;D&quot;;[$'SAISIE DONS COTISATIONS'.G$1:.G$1048576])" office:value-type="currency" office:currency="EUR" office:value="0" calcext:value-type="currency">
            <text:p>0,00 €</text:p>
          </table:table-cell>
          <table:table-cell table:formula="of:=SUMIF([$'SAISIE DONS COTISATIONS'.A$1:.A$1048576];[.A571]&amp;&quot;C&quot;;[$'SAISIE DONS COTISATIONS'.G$1:.G$1048576])" office:value-type="currency" office:currency="EUR" office:value="0" calcext:value-type="currency">
            <text:p>0,00 €</text:p>
          </table:table-cell>
          <table:table-cell table:formula="of:=SUMIF([$'SAISIE DONS COTISATIONS'.A$1:.A$1048576];[.A571]&amp;&quot;A&quot;;[$'SAISIE DONS COTISATIONS'.G$1:.G$1048576])" office:value-type="currency" office:currency="EUR" office:value="0" calcext:value-type="currency">
            <text:p>0,00 €</text:p>
          </table:table-cell>
          <table:table-cell table:formula="of:=[.H571]+[.I571]-[.L571]" office:value-type="currency" office:currency="EUR" office:value="0" calcext:value-type="currency">
            <text:p>0,00 €</text:p>
          </table:table-cell>
          <table:table-cell table:formula="of:=IF([.H571]+[.I571]&gt;=10;10;[.H571]+[.I57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2]&amp;&quot;D&quot;;[$'SAISIE DONS COTISATIONS'.G$1:.G$1048576])" office:value-type="currency" office:currency="EUR" office:value="0" calcext:value-type="currency">
            <text:p>0,00 €</text:p>
          </table:table-cell>
          <table:table-cell table:formula="of:=SUMIF([$'SAISIE DONS COTISATIONS'.A$1:.A$1048576];[.A572]&amp;&quot;C&quot;;[$'SAISIE DONS COTISATIONS'.G$1:.G$1048576])" office:value-type="currency" office:currency="EUR" office:value="0" calcext:value-type="currency">
            <text:p>0,00 €</text:p>
          </table:table-cell>
          <table:table-cell table:formula="of:=SUMIF([$'SAISIE DONS COTISATIONS'.A$1:.A$1048576];[.A572]&amp;&quot;A&quot;;[$'SAISIE DONS COTISATIONS'.G$1:.G$1048576])" office:value-type="currency" office:currency="EUR" office:value="0" calcext:value-type="currency">
            <text:p>0,00 €</text:p>
          </table:table-cell>
          <table:table-cell table:formula="of:=[.H572]+[.I572]-[.L572]" office:value-type="currency" office:currency="EUR" office:value="0" calcext:value-type="currency">
            <text:p>0,00 €</text:p>
          </table:table-cell>
          <table:table-cell table:formula="of:=IF([.H572]+[.I572]&gt;=10;10;[.H572]+[.I57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3]&amp;&quot;D&quot;;[$'SAISIE DONS COTISATIONS'.G$1:.G$1048576])" office:value-type="currency" office:currency="EUR" office:value="0" calcext:value-type="currency">
            <text:p>0,00 €</text:p>
          </table:table-cell>
          <table:table-cell table:formula="of:=SUMIF([$'SAISIE DONS COTISATIONS'.A$1:.A$1048576];[.A573]&amp;&quot;C&quot;;[$'SAISIE DONS COTISATIONS'.G$1:.G$1048576])" office:value-type="currency" office:currency="EUR" office:value="0" calcext:value-type="currency">
            <text:p>0,00 €</text:p>
          </table:table-cell>
          <table:table-cell table:formula="of:=SUMIF([$'SAISIE DONS COTISATIONS'.A$1:.A$1048576];[.A573]&amp;&quot;A&quot;;[$'SAISIE DONS COTISATIONS'.G$1:.G$1048576])" office:value-type="currency" office:currency="EUR" office:value="0" calcext:value-type="currency">
            <text:p>0,00 €</text:p>
          </table:table-cell>
          <table:table-cell table:formula="of:=[.H573]+[.I573]-[.L573]" office:value-type="currency" office:currency="EUR" office:value="0" calcext:value-type="currency">
            <text:p>0,00 €</text:p>
          </table:table-cell>
          <table:table-cell table:formula="of:=IF([.H573]+[.I573]&gt;=10;10;[.H573]+[.I57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4]&amp;&quot;D&quot;;[$'SAISIE DONS COTISATIONS'.G$1:.G$1048576])" office:value-type="currency" office:currency="EUR" office:value="0" calcext:value-type="currency">
            <text:p>0,00 €</text:p>
          </table:table-cell>
          <table:table-cell table:formula="of:=SUMIF([$'SAISIE DONS COTISATIONS'.A$1:.A$1048576];[.A574]&amp;&quot;C&quot;;[$'SAISIE DONS COTISATIONS'.G$1:.G$1048576])" office:value-type="currency" office:currency="EUR" office:value="0" calcext:value-type="currency">
            <text:p>0,00 €</text:p>
          </table:table-cell>
          <table:table-cell table:formula="of:=SUMIF([$'SAISIE DONS COTISATIONS'.A$1:.A$1048576];[.A574]&amp;&quot;A&quot;;[$'SAISIE DONS COTISATIONS'.G$1:.G$1048576])" office:value-type="currency" office:currency="EUR" office:value="0" calcext:value-type="currency">
            <text:p>0,00 €</text:p>
          </table:table-cell>
          <table:table-cell table:formula="of:=[.H574]+[.I574]-[.L574]" office:value-type="currency" office:currency="EUR" office:value="0" calcext:value-type="currency">
            <text:p>0,00 €</text:p>
          </table:table-cell>
          <table:table-cell table:formula="of:=IF([.H574]+[.I574]&gt;=10;10;[.H574]+[.I57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5]&amp;&quot;D&quot;;[$'SAISIE DONS COTISATIONS'.G$1:.G$1048576])" office:value-type="currency" office:currency="EUR" office:value="0" calcext:value-type="currency">
            <text:p>0,00 €</text:p>
          </table:table-cell>
          <table:table-cell table:formula="of:=SUMIF([$'SAISIE DONS COTISATIONS'.A$1:.A$1048576];[.A575]&amp;&quot;C&quot;;[$'SAISIE DONS COTISATIONS'.G$1:.G$1048576])" office:value-type="currency" office:currency="EUR" office:value="0" calcext:value-type="currency">
            <text:p>0,00 €</text:p>
          </table:table-cell>
          <table:table-cell table:formula="of:=SUMIF([$'SAISIE DONS COTISATIONS'.A$1:.A$1048576];[.A575]&amp;&quot;A&quot;;[$'SAISIE DONS COTISATIONS'.G$1:.G$1048576])" office:value-type="currency" office:currency="EUR" office:value="0" calcext:value-type="currency">
            <text:p>0,00 €</text:p>
          </table:table-cell>
          <table:table-cell table:formula="of:=[.H575]+[.I575]-[.L575]" office:value-type="currency" office:currency="EUR" office:value="0" calcext:value-type="currency">
            <text:p>0,00 €</text:p>
          </table:table-cell>
          <table:table-cell table:formula="of:=IF([.H575]+[.I575]&gt;=10;10;[.H575]+[.I57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6]&amp;&quot;D&quot;;[$'SAISIE DONS COTISATIONS'.G$1:.G$1048576])" office:value-type="currency" office:currency="EUR" office:value="0" calcext:value-type="currency">
            <text:p>0,00 €</text:p>
          </table:table-cell>
          <table:table-cell table:formula="of:=SUMIF([$'SAISIE DONS COTISATIONS'.A$1:.A$1048576];[.A576]&amp;&quot;C&quot;;[$'SAISIE DONS COTISATIONS'.G$1:.G$1048576])" office:value-type="currency" office:currency="EUR" office:value="0" calcext:value-type="currency">
            <text:p>0,00 €</text:p>
          </table:table-cell>
          <table:table-cell table:formula="of:=SUMIF([$'SAISIE DONS COTISATIONS'.A$1:.A$1048576];[.A576]&amp;&quot;A&quot;;[$'SAISIE DONS COTISATIONS'.G$1:.G$1048576])" office:value-type="currency" office:currency="EUR" office:value="0" calcext:value-type="currency">
            <text:p>0,00 €</text:p>
          </table:table-cell>
          <table:table-cell table:formula="of:=[.H576]+[.I576]-[.L576]" office:value-type="currency" office:currency="EUR" office:value="0" calcext:value-type="currency">
            <text:p>0,00 €</text:p>
          </table:table-cell>
          <table:table-cell table:formula="of:=IF([.H576]+[.I576]&gt;=10;10;[.H576]+[.I57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7]&amp;&quot;D&quot;;[$'SAISIE DONS COTISATIONS'.G$1:.G$1048576])" office:value-type="currency" office:currency="EUR" office:value="0" calcext:value-type="currency">
            <text:p>0,00 €</text:p>
          </table:table-cell>
          <table:table-cell table:formula="of:=SUMIF([$'SAISIE DONS COTISATIONS'.A$1:.A$1048576];[.A577]&amp;&quot;C&quot;;[$'SAISIE DONS COTISATIONS'.G$1:.G$1048576])" office:value-type="currency" office:currency="EUR" office:value="0" calcext:value-type="currency">
            <text:p>0,00 €</text:p>
          </table:table-cell>
          <table:table-cell table:formula="of:=SUMIF([$'SAISIE DONS COTISATIONS'.A$1:.A$1048576];[.A577]&amp;&quot;A&quot;;[$'SAISIE DONS COTISATIONS'.G$1:.G$1048576])" office:value-type="currency" office:currency="EUR" office:value="0" calcext:value-type="currency">
            <text:p>0,00 €</text:p>
          </table:table-cell>
          <table:table-cell table:formula="of:=[.H577]+[.I577]-[.L577]" office:value-type="currency" office:currency="EUR" office:value="0" calcext:value-type="currency">
            <text:p>0,00 €</text:p>
          </table:table-cell>
          <table:table-cell table:formula="of:=IF([.H577]+[.I577]&gt;=10;10;[.H577]+[.I57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8]&amp;&quot;D&quot;;[$'SAISIE DONS COTISATIONS'.G$1:.G$1048576])" office:value-type="currency" office:currency="EUR" office:value="0" calcext:value-type="currency">
            <text:p>0,00 €</text:p>
          </table:table-cell>
          <table:table-cell table:formula="of:=SUMIF([$'SAISIE DONS COTISATIONS'.A$1:.A$1048576];[.A578]&amp;&quot;C&quot;;[$'SAISIE DONS COTISATIONS'.G$1:.G$1048576])" office:value-type="currency" office:currency="EUR" office:value="0" calcext:value-type="currency">
            <text:p>0,00 €</text:p>
          </table:table-cell>
          <table:table-cell table:formula="of:=SUMIF([$'SAISIE DONS COTISATIONS'.A$1:.A$1048576];[.A578]&amp;&quot;A&quot;;[$'SAISIE DONS COTISATIONS'.G$1:.G$1048576])" office:value-type="currency" office:currency="EUR" office:value="0" calcext:value-type="currency">
            <text:p>0,00 €</text:p>
          </table:table-cell>
          <table:table-cell table:formula="of:=[.H578]+[.I578]-[.L578]" office:value-type="currency" office:currency="EUR" office:value="0" calcext:value-type="currency">
            <text:p>0,00 €</text:p>
          </table:table-cell>
          <table:table-cell table:formula="of:=IF([.H578]+[.I578]&gt;=10;10;[.H578]+[.I57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79]&amp;&quot;D&quot;;[$'SAISIE DONS COTISATIONS'.G$1:.G$1048576])" office:value-type="currency" office:currency="EUR" office:value="0" calcext:value-type="currency">
            <text:p>0,00 €</text:p>
          </table:table-cell>
          <table:table-cell table:formula="of:=SUMIF([$'SAISIE DONS COTISATIONS'.A$1:.A$1048576];[.A579]&amp;&quot;C&quot;;[$'SAISIE DONS COTISATIONS'.G$1:.G$1048576])" office:value-type="currency" office:currency="EUR" office:value="0" calcext:value-type="currency">
            <text:p>0,00 €</text:p>
          </table:table-cell>
          <table:table-cell table:formula="of:=SUMIF([$'SAISIE DONS COTISATIONS'.A$1:.A$1048576];[.A579]&amp;&quot;A&quot;;[$'SAISIE DONS COTISATIONS'.G$1:.G$1048576])" office:value-type="currency" office:currency="EUR" office:value="0" calcext:value-type="currency">
            <text:p>0,00 €</text:p>
          </table:table-cell>
          <table:table-cell table:formula="of:=[.H579]+[.I579]-[.L579]" office:value-type="currency" office:currency="EUR" office:value="0" calcext:value-type="currency">
            <text:p>0,00 €</text:p>
          </table:table-cell>
          <table:table-cell table:formula="of:=IF([.H579]+[.I579]&gt;=10;10;[.H579]+[.I57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0]&amp;&quot;D&quot;;[$'SAISIE DONS COTISATIONS'.G$1:.G$1048576])" office:value-type="currency" office:currency="EUR" office:value="0" calcext:value-type="currency">
            <text:p>0,00 €</text:p>
          </table:table-cell>
          <table:table-cell table:formula="of:=SUMIF([$'SAISIE DONS COTISATIONS'.A$1:.A$1048576];[.A580]&amp;&quot;C&quot;;[$'SAISIE DONS COTISATIONS'.G$1:.G$1048576])" office:value-type="currency" office:currency="EUR" office:value="0" calcext:value-type="currency">
            <text:p>0,00 €</text:p>
          </table:table-cell>
          <table:table-cell table:formula="of:=SUMIF([$'SAISIE DONS COTISATIONS'.A$1:.A$1048576];[.A580]&amp;&quot;A&quot;;[$'SAISIE DONS COTISATIONS'.G$1:.G$1048576])" office:value-type="currency" office:currency="EUR" office:value="0" calcext:value-type="currency">
            <text:p>0,00 €</text:p>
          </table:table-cell>
          <table:table-cell table:formula="of:=[.H580]+[.I580]-[.L580]" office:value-type="currency" office:currency="EUR" office:value="0" calcext:value-type="currency">
            <text:p>0,00 €</text:p>
          </table:table-cell>
          <table:table-cell table:formula="of:=IF([.H580]+[.I580]&gt;=10;10;[.H580]+[.I58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1]&amp;&quot;D&quot;;[$'SAISIE DONS COTISATIONS'.G$1:.G$1048576])" office:value-type="currency" office:currency="EUR" office:value="0" calcext:value-type="currency">
            <text:p>0,00 €</text:p>
          </table:table-cell>
          <table:table-cell table:formula="of:=SUMIF([$'SAISIE DONS COTISATIONS'.A$1:.A$1048576];[.A581]&amp;&quot;C&quot;;[$'SAISIE DONS COTISATIONS'.G$1:.G$1048576])" office:value-type="currency" office:currency="EUR" office:value="0" calcext:value-type="currency">
            <text:p>0,00 €</text:p>
          </table:table-cell>
          <table:table-cell table:formula="of:=SUMIF([$'SAISIE DONS COTISATIONS'.A$1:.A$1048576];[.A581]&amp;&quot;A&quot;;[$'SAISIE DONS COTISATIONS'.G$1:.G$1048576])" office:value-type="currency" office:currency="EUR" office:value="0" calcext:value-type="currency">
            <text:p>0,00 €</text:p>
          </table:table-cell>
          <table:table-cell table:formula="of:=[.H581]+[.I581]-[.L581]" office:value-type="currency" office:currency="EUR" office:value="0" calcext:value-type="currency">
            <text:p>0,00 €</text:p>
          </table:table-cell>
          <table:table-cell table:formula="of:=IF([.H581]+[.I581]&gt;=10;10;[.H581]+[.I58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2]&amp;&quot;D&quot;;[$'SAISIE DONS COTISATIONS'.G$1:.G$1048576])" office:value-type="currency" office:currency="EUR" office:value="0" calcext:value-type="currency">
            <text:p>0,00 €</text:p>
          </table:table-cell>
          <table:table-cell table:formula="of:=SUMIF([$'SAISIE DONS COTISATIONS'.A$1:.A$1048576];[.A582]&amp;&quot;C&quot;;[$'SAISIE DONS COTISATIONS'.G$1:.G$1048576])" office:value-type="currency" office:currency="EUR" office:value="0" calcext:value-type="currency">
            <text:p>0,00 €</text:p>
          </table:table-cell>
          <table:table-cell table:formula="of:=SUMIF([$'SAISIE DONS COTISATIONS'.A$1:.A$1048576];[.A582]&amp;&quot;A&quot;;[$'SAISIE DONS COTISATIONS'.G$1:.G$1048576])" office:value-type="currency" office:currency="EUR" office:value="0" calcext:value-type="currency">
            <text:p>0,00 €</text:p>
          </table:table-cell>
          <table:table-cell table:formula="of:=[.H582]+[.I582]-[.L582]" office:value-type="currency" office:currency="EUR" office:value="0" calcext:value-type="currency">
            <text:p>0,00 €</text:p>
          </table:table-cell>
          <table:table-cell table:formula="of:=IF([.H582]+[.I582]&gt;=10;10;[.H582]+[.I58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3]&amp;&quot;D&quot;;[$'SAISIE DONS COTISATIONS'.G$1:.G$1048576])" office:value-type="currency" office:currency="EUR" office:value="0" calcext:value-type="currency">
            <text:p>0,00 €</text:p>
          </table:table-cell>
          <table:table-cell table:formula="of:=SUMIF([$'SAISIE DONS COTISATIONS'.A$1:.A$1048576];[.A583]&amp;&quot;C&quot;;[$'SAISIE DONS COTISATIONS'.G$1:.G$1048576])" office:value-type="currency" office:currency="EUR" office:value="0" calcext:value-type="currency">
            <text:p>0,00 €</text:p>
          </table:table-cell>
          <table:table-cell table:formula="of:=SUMIF([$'SAISIE DONS COTISATIONS'.A$1:.A$1048576];[.A583]&amp;&quot;A&quot;;[$'SAISIE DONS COTISATIONS'.G$1:.G$1048576])" office:value-type="currency" office:currency="EUR" office:value="0" calcext:value-type="currency">
            <text:p>0,00 €</text:p>
          </table:table-cell>
          <table:table-cell table:formula="of:=[.H583]+[.I583]-[.L583]" office:value-type="currency" office:currency="EUR" office:value="0" calcext:value-type="currency">
            <text:p>0,00 €</text:p>
          </table:table-cell>
          <table:table-cell table:formula="of:=IF([.H583]+[.I583]&gt;=10;10;[.H583]+[.I58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4]&amp;&quot;D&quot;;[$'SAISIE DONS COTISATIONS'.G$1:.G$1048576])" office:value-type="currency" office:currency="EUR" office:value="0" calcext:value-type="currency">
            <text:p>0,00 €</text:p>
          </table:table-cell>
          <table:table-cell table:formula="of:=SUMIF([$'SAISIE DONS COTISATIONS'.A$1:.A$1048576];[.A584]&amp;&quot;C&quot;;[$'SAISIE DONS COTISATIONS'.G$1:.G$1048576])" office:value-type="currency" office:currency="EUR" office:value="0" calcext:value-type="currency">
            <text:p>0,00 €</text:p>
          </table:table-cell>
          <table:table-cell table:formula="of:=SUMIF([$'SAISIE DONS COTISATIONS'.A$1:.A$1048576];[.A584]&amp;&quot;A&quot;;[$'SAISIE DONS COTISATIONS'.G$1:.G$1048576])" office:value-type="currency" office:currency="EUR" office:value="0" calcext:value-type="currency">
            <text:p>0,00 €</text:p>
          </table:table-cell>
          <table:table-cell table:formula="of:=[.H584]+[.I584]-[.L584]" office:value-type="currency" office:currency="EUR" office:value="0" calcext:value-type="currency">
            <text:p>0,00 €</text:p>
          </table:table-cell>
          <table:table-cell table:formula="of:=IF([.H584]+[.I584]&gt;=10;10;[.H584]+[.I58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5]&amp;&quot;D&quot;;[$'SAISIE DONS COTISATIONS'.G$1:.G$1048576])" office:value-type="currency" office:currency="EUR" office:value="0" calcext:value-type="currency">
            <text:p>0,00 €</text:p>
          </table:table-cell>
          <table:table-cell table:formula="of:=SUMIF([$'SAISIE DONS COTISATIONS'.A$1:.A$1048576];[.A585]&amp;&quot;C&quot;;[$'SAISIE DONS COTISATIONS'.G$1:.G$1048576])" office:value-type="currency" office:currency="EUR" office:value="0" calcext:value-type="currency">
            <text:p>0,00 €</text:p>
          </table:table-cell>
          <table:table-cell table:formula="of:=SUMIF([$'SAISIE DONS COTISATIONS'.A$1:.A$1048576];[.A585]&amp;&quot;A&quot;;[$'SAISIE DONS COTISATIONS'.G$1:.G$1048576])" office:value-type="currency" office:currency="EUR" office:value="0" calcext:value-type="currency">
            <text:p>0,00 €</text:p>
          </table:table-cell>
          <table:table-cell table:formula="of:=[.H585]+[.I585]-[.L585]" office:value-type="currency" office:currency="EUR" office:value="0" calcext:value-type="currency">
            <text:p>0,00 €</text:p>
          </table:table-cell>
          <table:table-cell table:formula="of:=IF([.H585]+[.I585]&gt;=10;10;[.H585]+[.I58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6]&amp;&quot;D&quot;;[$'SAISIE DONS COTISATIONS'.G$1:.G$1048576])" office:value-type="currency" office:currency="EUR" office:value="0" calcext:value-type="currency">
            <text:p>0,00 €</text:p>
          </table:table-cell>
          <table:table-cell table:formula="of:=SUMIF([$'SAISIE DONS COTISATIONS'.A$1:.A$1048576];[.A586]&amp;&quot;C&quot;;[$'SAISIE DONS COTISATIONS'.G$1:.G$1048576])" office:value-type="currency" office:currency="EUR" office:value="0" calcext:value-type="currency">
            <text:p>0,00 €</text:p>
          </table:table-cell>
          <table:table-cell table:formula="of:=SUMIF([$'SAISIE DONS COTISATIONS'.A$1:.A$1048576];[.A586]&amp;&quot;A&quot;;[$'SAISIE DONS COTISATIONS'.G$1:.G$1048576])" office:value-type="currency" office:currency="EUR" office:value="0" calcext:value-type="currency">
            <text:p>0,00 €</text:p>
          </table:table-cell>
          <table:table-cell table:formula="of:=[.H586]+[.I586]-[.L586]" office:value-type="currency" office:currency="EUR" office:value="0" calcext:value-type="currency">
            <text:p>0,00 €</text:p>
          </table:table-cell>
          <table:table-cell table:formula="of:=IF([.H586]+[.I586]&gt;=10;10;[.H586]+[.I58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7]&amp;&quot;D&quot;;[$'SAISIE DONS COTISATIONS'.G$1:.G$1048576])" office:value-type="currency" office:currency="EUR" office:value="0" calcext:value-type="currency">
            <text:p>0,00 €</text:p>
          </table:table-cell>
          <table:table-cell table:formula="of:=SUMIF([$'SAISIE DONS COTISATIONS'.A$1:.A$1048576];[.A587]&amp;&quot;C&quot;;[$'SAISIE DONS COTISATIONS'.G$1:.G$1048576])" office:value-type="currency" office:currency="EUR" office:value="0" calcext:value-type="currency">
            <text:p>0,00 €</text:p>
          </table:table-cell>
          <table:table-cell table:formula="of:=SUMIF([$'SAISIE DONS COTISATIONS'.A$1:.A$1048576];[.A587]&amp;&quot;A&quot;;[$'SAISIE DONS COTISATIONS'.G$1:.G$1048576])" office:value-type="currency" office:currency="EUR" office:value="0" calcext:value-type="currency">
            <text:p>0,00 €</text:p>
          </table:table-cell>
          <table:table-cell table:formula="of:=[.H587]+[.I587]-[.L587]" office:value-type="currency" office:currency="EUR" office:value="0" calcext:value-type="currency">
            <text:p>0,00 €</text:p>
          </table:table-cell>
          <table:table-cell table:formula="of:=IF([.H587]+[.I587]&gt;=10;10;[.H587]+[.I58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8]&amp;&quot;D&quot;;[$'SAISIE DONS COTISATIONS'.G$1:.G$1048576])" office:value-type="currency" office:currency="EUR" office:value="0" calcext:value-type="currency">
            <text:p>0,00 €</text:p>
          </table:table-cell>
          <table:table-cell table:formula="of:=SUMIF([$'SAISIE DONS COTISATIONS'.A$1:.A$1048576];[.A588]&amp;&quot;C&quot;;[$'SAISIE DONS COTISATIONS'.G$1:.G$1048576])" office:value-type="currency" office:currency="EUR" office:value="0" calcext:value-type="currency">
            <text:p>0,00 €</text:p>
          </table:table-cell>
          <table:table-cell table:formula="of:=SUMIF([$'SAISIE DONS COTISATIONS'.A$1:.A$1048576];[.A588]&amp;&quot;A&quot;;[$'SAISIE DONS COTISATIONS'.G$1:.G$1048576])" office:value-type="currency" office:currency="EUR" office:value="0" calcext:value-type="currency">
            <text:p>0,00 €</text:p>
          </table:table-cell>
          <table:table-cell table:formula="of:=[.H588]+[.I588]-[.L588]" office:value-type="currency" office:currency="EUR" office:value="0" calcext:value-type="currency">
            <text:p>0,00 €</text:p>
          </table:table-cell>
          <table:table-cell table:formula="of:=IF([.H588]+[.I588]&gt;=10;10;[.H588]+[.I58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89]&amp;&quot;D&quot;;[$'SAISIE DONS COTISATIONS'.G$1:.G$1048576])" office:value-type="currency" office:currency="EUR" office:value="0" calcext:value-type="currency">
            <text:p>0,00 €</text:p>
          </table:table-cell>
          <table:table-cell table:formula="of:=SUMIF([$'SAISIE DONS COTISATIONS'.A$1:.A$1048576];[.A589]&amp;&quot;C&quot;;[$'SAISIE DONS COTISATIONS'.G$1:.G$1048576])" office:value-type="currency" office:currency="EUR" office:value="0" calcext:value-type="currency">
            <text:p>0,00 €</text:p>
          </table:table-cell>
          <table:table-cell table:formula="of:=SUMIF([$'SAISIE DONS COTISATIONS'.A$1:.A$1048576];[.A589]&amp;&quot;A&quot;;[$'SAISIE DONS COTISATIONS'.G$1:.G$1048576])" office:value-type="currency" office:currency="EUR" office:value="0" calcext:value-type="currency">
            <text:p>0,00 €</text:p>
          </table:table-cell>
          <table:table-cell table:formula="of:=[.H589]+[.I589]-[.L589]" office:value-type="currency" office:currency="EUR" office:value="0" calcext:value-type="currency">
            <text:p>0,00 €</text:p>
          </table:table-cell>
          <table:table-cell table:formula="of:=IF([.H589]+[.I589]&gt;=10;10;[.H589]+[.I58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0]&amp;&quot;D&quot;;[$'SAISIE DONS COTISATIONS'.G$1:.G$1048576])" office:value-type="currency" office:currency="EUR" office:value="0" calcext:value-type="currency">
            <text:p>0,00 €</text:p>
          </table:table-cell>
          <table:table-cell table:formula="of:=SUMIF([$'SAISIE DONS COTISATIONS'.A$1:.A$1048576];[.A590]&amp;&quot;C&quot;;[$'SAISIE DONS COTISATIONS'.G$1:.G$1048576])" office:value-type="currency" office:currency="EUR" office:value="0" calcext:value-type="currency">
            <text:p>0,00 €</text:p>
          </table:table-cell>
          <table:table-cell table:formula="of:=SUMIF([$'SAISIE DONS COTISATIONS'.A$1:.A$1048576];[.A590]&amp;&quot;A&quot;;[$'SAISIE DONS COTISATIONS'.G$1:.G$1048576])" office:value-type="currency" office:currency="EUR" office:value="0" calcext:value-type="currency">
            <text:p>0,00 €</text:p>
          </table:table-cell>
          <table:table-cell table:formula="of:=[.H590]+[.I590]-[.L590]" office:value-type="currency" office:currency="EUR" office:value="0" calcext:value-type="currency">
            <text:p>0,00 €</text:p>
          </table:table-cell>
          <table:table-cell table:formula="of:=IF([.H590]+[.I590]&gt;=10;10;[.H590]+[.I59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1]&amp;&quot;D&quot;;[$'SAISIE DONS COTISATIONS'.G$1:.G$1048576])" office:value-type="currency" office:currency="EUR" office:value="0" calcext:value-type="currency">
            <text:p>0,00 €</text:p>
          </table:table-cell>
          <table:table-cell table:formula="of:=SUMIF([$'SAISIE DONS COTISATIONS'.A$1:.A$1048576];[.A591]&amp;&quot;C&quot;;[$'SAISIE DONS COTISATIONS'.G$1:.G$1048576])" office:value-type="currency" office:currency="EUR" office:value="0" calcext:value-type="currency">
            <text:p>0,00 €</text:p>
          </table:table-cell>
          <table:table-cell table:formula="of:=SUMIF([$'SAISIE DONS COTISATIONS'.A$1:.A$1048576];[.A591]&amp;&quot;A&quot;;[$'SAISIE DONS COTISATIONS'.G$1:.G$1048576])" office:value-type="currency" office:currency="EUR" office:value="0" calcext:value-type="currency">
            <text:p>0,00 €</text:p>
          </table:table-cell>
          <table:table-cell table:formula="of:=[.H591]+[.I591]-[.L591]" office:value-type="currency" office:currency="EUR" office:value="0" calcext:value-type="currency">
            <text:p>0,00 €</text:p>
          </table:table-cell>
          <table:table-cell table:formula="of:=IF([.H591]+[.I591]&gt;=10;10;[.H591]+[.I59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2]&amp;&quot;D&quot;;[$'SAISIE DONS COTISATIONS'.G$1:.G$1048576])" office:value-type="currency" office:currency="EUR" office:value="0" calcext:value-type="currency">
            <text:p>0,00 €</text:p>
          </table:table-cell>
          <table:table-cell table:formula="of:=SUMIF([$'SAISIE DONS COTISATIONS'.A$1:.A$1048576];[.A592]&amp;&quot;C&quot;;[$'SAISIE DONS COTISATIONS'.G$1:.G$1048576])" office:value-type="currency" office:currency="EUR" office:value="0" calcext:value-type="currency">
            <text:p>0,00 €</text:p>
          </table:table-cell>
          <table:table-cell table:formula="of:=SUMIF([$'SAISIE DONS COTISATIONS'.A$1:.A$1048576];[.A592]&amp;&quot;A&quot;;[$'SAISIE DONS COTISATIONS'.G$1:.G$1048576])" office:value-type="currency" office:currency="EUR" office:value="0" calcext:value-type="currency">
            <text:p>0,00 €</text:p>
          </table:table-cell>
          <table:table-cell table:formula="of:=[.H592]+[.I592]-[.L592]" office:value-type="currency" office:currency="EUR" office:value="0" calcext:value-type="currency">
            <text:p>0,00 €</text:p>
          </table:table-cell>
          <table:table-cell table:formula="of:=IF([.H592]+[.I592]&gt;=10;10;[.H592]+[.I59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3]&amp;&quot;D&quot;;[$'SAISIE DONS COTISATIONS'.G$1:.G$1048576])" office:value-type="currency" office:currency="EUR" office:value="0" calcext:value-type="currency">
            <text:p>0,00 €</text:p>
          </table:table-cell>
          <table:table-cell table:formula="of:=SUMIF([$'SAISIE DONS COTISATIONS'.A$1:.A$1048576];[.A593]&amp;&quot;C&quot;;[$'SAISIE DONS COTISATIONS'.G$1:.G$1048576])" office:value-type="currency" office:currency="EUR" office:value="0" calcext:value-type="currency">
            <text:p>0,00 €</text:p>
          </table:table-cell>
          <table:table-cell table:formula="of:=SUMIF([$'SAISIE DONS COTISATIONS'.A$1:.A$1048576];[.A593]&amp;&quot;A&quot;;[$'SAISIE DONS COTISATIONS'.G$1:.G$1048576])" office:value-type="currency" office:currency="EUR" office:value="0" calcext:value-type="currency">
            <text:p>0,00 €</text:p>
          </table:table-cell>
          <table:table-cell table:formula="of:=[.H593]+[.I593]-[.L593]" office:value-type="currency" office:currency="EUR" office:value="0" calcext:value-type="currency">
            <text:p>0,00 €</text:p>
          </table:table-cell>
          <table:table-cell table:formula="of:=IF([.H593]+[.I593]&gt;=10;10;[.H593]+[.I59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4]&amp;&quot;D&quot;;[$'SAISIE DONS COTISATIONS'.G$1:.G$1048576])" office:value-type="currency" office:currency="EUR" office:value="0" calcext:value-type="currency">
            <text:p>0,00 €</text:p>
          </table:table-cell>
          <table:table-cell table:formula="of:=SUMIF([$'SAISIE DONS COTISATIONS'.A$1:.A$1048576];[.A594]&amp;&quot;C&quot;;[$'SAISIE DONS COTISATIONS'.G$1:.G$1048576])" office:value-type="currency" office:currency="EUR" office:value="0" calcext:value-type="currency">
            <text:p>0,00 €</text:p>
          </table:table-cell>
          <table:table-cell table:formula="of:=SUMIF([$'SAISIE DONS COTISATIONS'.A$1:.A$1048576];[.A594]&amp;&quot;A&quot;;[$'SAISIE DONS COTISATIONS'.G$1:.G$1048576])" office:value-type="currency" office:currency="EUR" office:value="0" calcext:value-type="currency">
            <text:p>0,00 €</text:p>
          </table:table-cell>
          <table:table-cell table:formula="of:=[.H594]+[.I594]-[.L594]" office:value-type="currency" office:currency="EUR" office:value="0" calcext:value-type="currency">
            <text:p>0,00 €</text:p>
          </table:table-cell>
          <table:table-cell table:formula="of:=IF([.H594]+[.I594]&gt;=10;10;[.H594]+[.I59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5]&amp;&quot;D&quot;;[$'SAISIE DONS COTISATIONS'.G$1:.G$1048576])" office:value-type="currency" office:currency="EUR" office:value="0" calcext:value-type="currency">
            <text:p>0,00 €</text:p>
          </table:table-cell>
          <table:table-cell table:formula="of:=SUMIF([$'SAISIE DONS COTISATIONS'.A$1:.A$1048576];[.A595]&amp;&quot;C&quot;;[$'SAISIE DONS COTISATIONS'.G$1:.G$1048576])" office:value-type="currency" office:currency="EUR" office:value="0" calcext:value-type="currency">
            <text:p>0,00 €</text:p>
          </table:table-cell>
          <table:table-cell table:formula="of:=SUMIF([$'SAISIE DONS COTISATIONS'.A$1:.A$1048576];[.A595]&amp;&quot;A&quot;;[$'SAISIE DONS COTISATIONS'.G$1:.G$1048576])" office:value-type="currency" office:currency="EUR" office:value="0" calcext:value-type="currency">
            <text:p>0,00 €</text:p>
          </table:table-cell>
          <table:table-cell table:formula="of:=[.H595]+[.I595]-[.L595]" office:value-type="currency" office:currency="EUR" office:value="0" calcext:value-type="currency">
            <text:p>0,00 €</text:p>
          </table:table-cell>
          <table:table-cell table:formula="of:=IF([.H595]+[.I595]&gt;=10;10;[.H595]+[.I59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6]&amp;&quot;D&quot;;[$'SAISIE DONS COTISATIONS'.G$1:.G$1048576])" office:value-type="currency" office:currency="EUR" office:value="0" calcext:value-type="currency">
            <text:p>0,00 €</text:p>
          </table:table-cell>
          <table:table-cell table:formula="of:=SUMIF([$'SAISIE DONS COTISATIONS'.A$1:.A$1048576];[.A596]&amp;&quot;C&quot;;[$'SAISIE DONS COTISATIONS'.G$1:.G$1048576])" office:value-type="currency" office:currency="EUR" office:value="0" calcext:value-type="currency">
            <text:p>0,00 €</text:p>
          </table:table-cell>
          <table:table-cell table:formula="of:=SUMIF([$'SAISIE DONS COTISATIONS'.A$1:.A$1048576];[.A596]&amp;&quot;A&quot;;[$'SAISIE DONS COTISATIONS'.G$1:.G$1048576])" office:value-type="currency" office:currency="EUR" office:value="0" calcext:value-type="currency">
            <text:p>0,00 €</text:p>
          </table:table-cell>
          <table:table-cell table:formula="of:=[.H596]+[.I596]-[.L596]" office:value-type="currency" office:currency="EUR" office:value="0" calcext:value-type="currency">
            <text:p>0,00 €</text:p>
          </table:table-cell>
          <table:table-cell table:formula="of:=IF([.H596]+[.I596]&gt;=10;10;[.H596]+[.I59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7]&amp;&quot;D&quot;;[$'SAISIE DONS COTISATIONS'.G$1:.G$1048576])" office:value-type="currency" office:currency="EUR" office:value="0" calcext:value-type="currency">
            <text:p>0,00 €</text:p>
          </table:table-cell>
          <table:table-cell table:formula="of:=SUMIF([$'SAISIE DONS COTISATIONS'.A$1:.A$1048576];[.A597]&amp;&quot;C&quot;;[$'SAISIE DONS COTISATIONS'.G$1:.G$1048576])" office:value-type="currency" office:currency="EUR" office:value="0" calcext:value-type="currency">
            <text:p>0,00 €</text:p>
          </table:table-cell>
          <table:table-cell table:formula="of:=SUMIF([$'SAISIE DONS COTISATIONS'.A$1:.A$1048576];[.A597]&amp;&quot;A&quot;;[$'SAISIE DONS COTISATIONS'.G$1:.G$1048576])" office:value-type="currency" office:currency="EUR" office:value="0" calcext:value-type="currency">
            <text:p>0,00 €</text:p>
          </table:table-cell>
          <table:table-cell table:formula="of:=[.H597]+[.I597]-[.L597]" office:value-type="currency" office:currency="EUR" office:value="0" calcext:value-type="currency">
            <text:p>0,00 €</text:p>
          </table:table-cell>
          <table:table-cell table:formula="of:=IF([.H597]+[.I597]&gt;=10;10;[.H597]+[.I59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8]&amp;&quot;D&quot;;[$'SAISIE DONS COTISATIONS'.G$1:.G$1048576])" office:value-type="currency" office:currency="EUR" office:value="0" calcext:value-type="currency">
            <text:p>0,00 €</text:p>
          </table:table-cell>
          <table:table-cell table:formula="of:=SUMIF([$'SAISIE DONS COTISATIONS'.A$1:.A$1048576];[.A598]&amp;&quot;C&quot;;[$'SAISIE DONS COTISATIONS'.G$1:.G$1048576])" office:value-type="currency" office:currency="EUR" office:value="0" calcext:value-type="currency">
            <text:p>0,00 €</text:p>
          </table:table-cell>
          <table:table-cell table:formula="of:=SUMIF([$'SAISIE DONS COTISATIONS'.A$1:.A$1048576];[.A598]&amp;&quot;A&quot;;[$'SAISIE DONS COTISATIONS'.G$1:.G$1048576])" office:value-type="currency" office:currency="EUR" office:value="0" calcext:value-type="currency">
            <text:p>0,00 €</text:p>
          </table:table-cell>
          <table:table-cell table:formula="of:=[.H598]+[.I598]-[.L598]" office:value-type="currency" office:currency="EUR" office:value="0" calcext:value-type="currency">
            <text:p>0,00 €</text:p>
          </table:table-cell>
          <table:table-cell table:formula="of:=IF([.H598]+[.I598]&gt;=10;10;[.H598]+[.I59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599]&amp;&quot;D&quot;;[$'SAISIE DONS COTISATIONS'.G$1:.G$1048576])" office:value-type="currency" office:currency="EUR" office:value="0" calcext:value-type="currency">
            <text:p>0,00 €</text:p>
          </table:table-cell>
          <table:table-cell table:formula="of:=SUMIF([$'SAISIE DONS COTISATIONS'.A$1:.A$1048576];[.A599]&amp;&quot;C&quot;;[$'SAISIE DONS COTISATIONS'.G$1:.G$1048576])" office:value-type="currency" office:currency="EUR" office:value="0" calcext:value-type="currency">
            <text:p>0,00 €</text:p>
          </table:table-cell>
          <table:table-cell table:formula="of:=SUMIF([$'SAISIE DONS COTISATIONS'.A$1:.A$1048576];[.A599]&amp;&quot;A&quot;;[$'SAISIE DONS COTISATIONS'.G$1:.G$1048576])" office:value-type="currency" office:currency="EUR" office:value="0" calcext:value-type="currency">
            <text:p>0,00 €</text:p>
          </table:table-cell>
          <table:table-cell table:formula="of:=[.H599]+[.I599]-[.L599]" office:value-type="currency" office:currency="EUR" office:value="0" calcext:value-type="currency">
            <text:p>0,00 €</text:p>
          </table:table-cell>
          <table:table-cell table:formula="of:=IF([.H599]+[.I599]&gt;=10;10;[.H599]+[.I59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0]&amp;&quot;D&quot;;[$'SAISIE DONS COTISATIONS'.G$1:.G$1048576])" office:value-type="currency" office:currency="EUR" office:value="0" calcext:value-type="currency">
            <text:p>0,00 €</text:p>
          </table:table-cell>
          <table:table-cell table:formula="of:=SUMIF([$'SAISIE DONS COTISATIONS'.A$1:.A$1048576];[.A600]&amp;&quot;C&quot;;[$'SAISIE DONS COTISATIONS'.G$1:.G$1048576])" office:value-type="currency" office:currency="EUR" office:value="0" calcext:value-type="currency">
            <text:p>0,00 €</text:p>
          </table:table-cell>
          <table:table-cell table:formula="of:=SUMIF([$'SAISIE DONS COTISATIONS'.A$1:.A$1048576];[.A600]&amp;&quot;A&quot;;[$'SAISIE DONS COTISATIONS'.G$1:.G$1048576])" office:value-type="currency" office:currency="EUR" office:value="0" calcext:value-type="currency">
            <text:p>0,00 €</text:p>
          </table:table-cell>
          <table:table-cell table:formula="of:=[.H600]+[.I600]-[.L600]" office:value-type="currency" office:currency="EUR" office:value="0" calcext:value-type="currency">
            <text:p>0,00 €</text:p>
          </table:table-cell>
          <table:table-cell table:formula="of:=IF([.H600]+[.I600]&gt;=10;10;[.H600]+[.I60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1]&amp;&quot;D&quot;;[$'SAISIE DONS COTISATIONS'.G$1:.G$1048576])" office:value-type="currency" office:currency="EUR" office:value="0" calcext:value-type="currency">
            <text:p>0,00 €</text:p>
          </table:table-cell>
          <table:table-cell table:formula="of:=SUMIF([$'SAISIE DONS COTISATIONS'.A$1:.A$1048576];[.A601]&amp;&quot;C&quot;;[$'SAISIE DONS COTISATIONS'.G$1:.G$1048576])" office:value-type="currency" office:currency="EUR" office:value="0" calcext:value-type="currency">
            <text:p>0,00 €</text:p>
          </table:table-cell>
          <table:table-cell table:formula="of:=SUMIF([$'SAISIE DONS COTISATIONS'.A$1:.A$1048576];[.A601]&amp;&quot;A&quot;;[$'SAISIE DONS COTISATIONS'.G$1:.G$1048576])" office:value-type="currency" office:currency="EUR" office:value="0" calcext:value-type="currency">
            <text:p>0,00 €</text:p>
          </table:table-cell>
          <table:table-cell table:formula="of:=[.H601]+[.I601]-[.L601]" office:value-type="currency" office:currency="EUR" office:value="0" calcext:value-type="currency">
            <text:p>0,00 €</text:p>
          </table:table-cell>
          <table:table-cell table:formula="of:=IF([.H601]+[.I601]&gt;=10;10;[.H601]+[.I60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2]&amp;&quot;D&quot;;[$'SAISIE DONS COTISATIONS'.G$1:.G$1048576])" office:value-type="currency" office:currency="EUR" office:value="0" calcext:value-type="currency">
            <text:p>0,00 €</text:p>
          </table:table-cell>
          <table:table-cell table:formula="of:=SUMIF([$'SAISIE DONS COTISATIONS'.A$1:.A$1048576];[.A602]&amp;&quot;C&quot;;[$'SAISIE DONS COTISATIONS'.G$1:.G$1048576])" office:value-type="currency" office:currency="EUR" office:value="0" calcext:value-type="currency">
            <text:p>0,00 €</text:p>
          </table:table-cell>
          <table:table-cell table:formula="of:=SUMIF([$'SAISIE DONS COTISATIONS'.A$1:.A$1048576];[.A602]&amp;&quot;A&quot;;[$'SAISIE DONS COTISATIONS'.G$1:.G$1048576])" office:value-type="currency" office:currency="EUR" office:value="0" calcext:value-type="currency">
            <text:p>0,00 €</text:p>
          </table:table-cell>
          <table:table-cell table:formula="of:=[.H602]+[.I602]-[.L602]" office:value-type="currency" office:currency="EUR" office:value="0" calcext:value-type="currency">
            <text:p>0,00 €</text:p>
          </table:table-cell>
          <table:table-cell table:formula="of:=IF([.H602]+[.I602]&gt;=10;10;[.H602]+[.I60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3]&amp;&quot;D&quot;;[$'SAISIE DONS COTISATIONS'.G$1:.G$1048576])" office:value-type="currency" office:currency="EUR" office:value="0" calcext:value-type="currency">
            <text:p>0,00 €</text:p>
          </table:table-cell>
          <table:table-cell table:formula="of:=SUMIF([$'SAISIE DONS COTISATIONS'.A$1:.A$1048576];[.A603]&amp;&quot;C&quot;;[$'SAISIE DONS COTISATIONS'.G$1:.G$1048576])" office:value-type="currency" office:currency="EUR" office:value="0" calcext:value-type="currency">
            <text:p>0,00 €</text:p>
          </table:table-cell>
          <table:table-cell table:formula="of:=SUMIF([$'SAISIE DONS COTISATIONS'.A$1:.A$1048576];[.A603]&amp;&quot;A&quot;;[$'SAISIE DONS COTISATIONS'.G$1:.G$1048576])" office:value-type="currency" office:currency="EUR" office:value="0" calcext:value-type="currency">
            <text:p>0,00 €</text:p>
          </table:table-cell>
          <table:table-cell table:formula="of:=[.H603]+[.I603]-[.L603]" office:value-type="currency" office:currency="EUR" office:value="0" calcext:value-type="currency">
            <text:p>0,00 €</text:p>
          </table:table-cell>
          <table:table-cell table:formula="of:=IF([.H603]+[.I603]&gt;=10;10;[.H603]+[.I60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4]&amp;&quot;D&quot;;[$'SAISIE DONS COTISATIONS'.G$1:.G$1048576])" office:value-type="currency" office:currency="EUR" office:value="0" calcext:value-type="currency">
            <text:p>0,00 €</text:p>
          </table:table-cell>
          <table:table-cell table:formula="of:=SUMIF([$'SAISIE DONS COTISATIONS'.A$1:.A$1048576];[.A604]&amp;&quot;C&quot;;[$'SAISIE DONS COTISATIONS'.G$1:.G$1048576])" office:value-type="currency" office:currency="EUR" office:value="0" calcext:value-type="currency">
            <text:p>0,00 €</text:p>
          </table:table-cell>
          <table:table-cell table:formula="of:=SUMIF([$'SAISIE DONS COTISATIONS'.A$1:.A$1048576];[.A604]&amp;&quot;A&quot;;[$'SAISIE DONS COTISATIONS'.G$1:.G$1048576])" office:value-type="currency" office:currency="EUR" office:value="0" calcext:value-type="currency">
            <text:p>0,00 €</text:p>
          </table:table-cell>
          <table:table-cell table:formula="of:=[.H604]+[.I604]-[.L604]" office:value-type="currency" office:currency="EUR" office:value="0" calcext:value-type="currency">
            <text:p>0,00 €</text:p>
          </table:table-cell>
          <table:table-cell table:formula="of:=IF([.H604]+[.I604]&gt;=10;10;[.H604]+[.I60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5]&amp;&quot;D&quot;;[$'SAISIE DONS COTISATIONS'.G$1:.G$1048576])" office:value-type="currency" office:currency="EUR" office:value="0" calcext:value-type="currency">
            <text:p>0,00 €</text:p>
          </table:table-cell>
          <table:table-cell table:formula="of:=SUMIF([$'SAISIE DONS COTISATIONS'.A$1:.A$1048576];[.A605]&amp;&quot;C&quot;;[$'SAISIE DONS COTISATIONS'.G$1:.G$1048576])" office:value-type="currency" office:currency="EUR" office:value="0" calcext:value-type="currency">
            <text:p>0,00 €</text:p>
          </table:table-cell>
          <table:table-cell table:formula="of:=SUMIF([$'SAISIE DONS COTISATIONS'.A$1:.A$1048576];[.A605]&amp;&quot;A&quot;;[$'SAISIE DONS COTISATIONS'.G$1:.G$1048576])" office:value-type="currency" office:currency="EUR" office:value="0" calcext:value-type="currency">
            <text:p>0,00 €</text:p>
          </table:table-cell>
          <table:table-cell table:formula="of:=[.H605]+[.I605]-[.L605]" office:value-type="currency" office:currency="EUR" office:value="0" calcext:value-type="currency">
            <text:p>0,00 €</text:p>
          </table:table-cell>
          <table:table-cell table:formula="of:=IF([.H605]+[.I605]&gt;=10;10;[.H605]+[.I60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6]&amp;&quot;D&quot;;[$'SAISIE DONS COTISATIONS'.G$1:.G$1048576])" office:value-type="currency" office:currency="EUR" office:value="0" calcext:value-type="currency">
            <text:p>0,00 €</text:p>
          </table:table-cell>
          <table:table-cell table:formula="of:=SUMIF([$'SAISIE DONS COTISATIONS'.A$1:.A$1048576];[.A606]&amp;&quot;C&quot;;[$'SAISIE DONS COTISATIONS'.G$1:.G$1048576])" office:value-type="currency" office:currency="EUR" office:value="0" calcext:value-type="currency">
            <text:p>0,00 €</text:p>
          </table:table-cell>
          <table:table-cell table:formula="of:=SUMIF([$'SAISIE DONS COTISATIONS'.A$1:.A$1048576];[.A606]&amp;&quot;A&quot;;[$'SAISIE DONS COTISATIONS'.G$1:.G$1048576])" office:value-type="currency" office:currency="EUR" office:value="0" calcext:value-type="currency">
            <text:p>0,00 €</text:p>
          </table:table-cell>
          <table:table-cell table:formula="of:=[.H606]+[.I606]-[.L606]" office:value-type="currency" office:currency="EUR" office:value="0" calcext:value-type="currency">
            <text:p>0,00 €</text:p>
          </table:table-cell>
          <table:table-cell table:formula="of:=IF([.H606]+[.I606]&gt;=10;10;[.H606]+[.I60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7]&amp;&quot;D&quot;;[$'SAISIE DONS COTISATIONS'.G$1:.G$1048576])" office:value-type="currency" office:currency="EUR" office:value="0" calcext:value-type="currency">
            <text:p>0,00 €</text:p>
          </table:table-cell>
          <table:table-cell table:formula="of:=SUMIF([$'SAISIE DONS COTISATIONS'.A$1:.A$1048576];[.A607]&amp;&quot;C&quot;;[$'SAISIE DONS COTISATIONS'.G$1:.G$1048576])" office:value-type="currency" office:currency="EUR" office:value="0" calcext:value-type="currency">
            <text:p>0,00 €</text:p>
          </table:table-cell>
          <table:table-cell table:formula="of:=SUMIF([$'SAISIE DONS COTISATIONS'.A$1:.A$1048576];[.A607]&amp;&quot;A&quot;;[$'SAISIE DONS COTISATIONS'.G$1:.G$1048576])" office:value-type="currency" office:currency="EUR" office:value="0" calcext:value-type="currency">
            <text:p>0,00 €</text:p>
          </table:table-cell>
          <table:table-cell table:formula="of:=[.H607]+[.I607]-[.L607]" office:value-type="currency" office:currency="EUR" office:value="0" calcext:value-type="currency">
            <text:p>0,00 €</text:p>
          </table:table-cell>
          <table:table-cell table:formula="of:=IF([.H607]+[.I607]&gt;=10;10;[.H607]+[.I60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8]&amp;&quot;D&quot;;[$'SAISIE DONS COTISATIONS'.G$1:.G$1048576])" office:value-type="currency" office:currency="EUR" office:value="0" calcext:value-type="currency">
            <text:p>0,00 €</text:p>
          </table:table-cell>
          <table:table-cell table:formula="of:=SUMIF([$'SAISIE DONS COTISATIONS'.A$1:.A$1048576];[.A608]&amp;&quot;C&quot;;[$'SAISIE DONS COTISATIONS'.G$1:.G$1048576])" office:value-type="currency" office:currency="EUR" office:value="0" calcext:value-type="currency">
            <text:p>0,00 €</text:p>
          </table:table-cell>
          <table:table-cell table:formula="of:=SUMIF([$'SAISIE DONS COTISATIONS'.A$1:.A$1048576];[.A608]&amp;&quot;A&quot;;[$'SAISIE DONS COTISATIONS'.G$1:.G$1048576])" office:value-type="currency" office:currency="EUR" office:value="0" calcext:value-type="currency">
            <text:p>0,00 €</text:p>
          </table:table-cell>
          <table:table-cell table:formula="of:=[.H608]+[.I608]-[.L608]" office:value-type="currency" office:currency="EUR" office:value="0" calcext:value-type="currency">
            <text:p>0,00 €</text:p>
          </table:table-cell>
          <table:table-cell table:formula="of:=IF([.H608]+[.I608]&gt;=10;10;[.H608]+[.I60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09]&amp;&quot;D&quot;;[$'SAISIE DONS COTISATIONS'.G$1:.G$1048576])" office:value-type="currency" office:currency="EUR" office:value="0" calcext:value-type="currency">
            <text:p>0,00 €</text:p>
          </table:table-cell>
          <table:table-cell table:formula="of:=SUMIF([$'SAISIE DONS COTISATIONS'.A$1:.A$1048576];[.A609]&amp;&quot;C&quot;;[$'SAISIE DONS COTISATIONS'.G$1:.G$1048576])" office:value-type="currency" office:currency="EUR" office:value="0" calcext:value-type="currency">
            <text:p>0,00 €</text:p>
          </table:table-cell>
          <table:table-cell table:formula="of:=SUMIF([$'SAISIE DONS COTISATIONS'.A$1:.A$1048576];[.A609]&amp;&quot;A&quot;;[$'SAISIE DONS COTISATIONS'.G$1:.G$1048576])" office:value-type="currency" office:currency="EUR" office:value="0" calcext:value-type="currency">
            <text:p>0,00 €</text:p>
          </table:table-cell>
          <table:table-cell table:formula="of:=[.H609]+[.I609]-[.L609]" office:value-type="currency" office:currency="EUR" office:value="0" calcext:value-type="currency">
            <text:p>0,00 €</text:p>
          </table:table-cell>
          <table:table-cell table:formula="of:=IF([.H609]+[.I609]&gt;=10;10;[.H609]+[.I60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0]&amp;&quot;D&quot;;[$'SAISIE DONS COTISATIONS'.G$1:.G$1048576])" office:value-type="currency" office:currency="EUR" office:value="0" calcext:value-type="currency">
            <text:p>0,00 €</text:p>
          </table:table-cell>
          <table:table-cell table:formula="of:=SUMIF([$'SAISIE DONS COTISATIONS'.A$1:.A$1048576];[.A610]&amp;&quot;C&quot;;[$'SAISIE DONS COTISATIONS'.G$1:.G$1048576])" office:value-type="currency" office:currency="EUR" office:value="0" calcext:value-type="currency">
            <text:p>0,00 €</text:p>
          </table:table-cell>
          <table:table-cell table:formula="of:=SUMIF([$'SAISIE DONS COTISATIONS'.A$1:.A$1048576];[.A610]&amp;&quot;A&quot;;[$'SAISIE DONS COTISATIONS'.G$1:.G$1048576])" office:value-type="currency" office:currency="EUR" office:value="0" calcext:value-type="currency">
            <text:p>0,00 €</text:p>
          </table:table-cell>
          <table:table-cell table:formula="of:=[.H610]+[.I610]-[.L610]" office:value-type="currency" office:currency="EUR" office:value="0" calcext:value-type="currency">
            <text:p>0,00 €</text:p>
          </table:table-cell>
          <table:table-cell table:formula="of:=IF([.H610]+[.I610]&gt;=10;10;[.H610]+[.I61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1]&amp;&quot;D&quot;;[$'SAISIE DONS COTISATIONS'.G$1:.G$1048576])" office:value-type="currency" office:currency="EUR" office:value="0" calcext:value-type="currency">
            <text:p>0,00 €</text:p>
          </table:table-cell>
          <table:table-cell table:formula="of:=SUMIF([$'SAISIE DONS COTISATIONS'.A$1:.A$1048576];[.A611]&amp;&quot;C&quot;;[$'SAISIE DONS COTISATIONS'.G$1:.G$1048576])" office:value-type="currency" office:currency="EUR" office:value="0" calcext:value-type="currency">
            <text:p>0,00 €</text:p>
          </table:table-cell>
          <table:table-cell table:formula="of:=SUMIF([$'SAISIE DONS COTISATIONS'.A$1:.A$1048576];[.A611]&amp;&quot;A&quot;;[$'SAISIE DONS COTISATIONS'.G$1:.G$1048576])" office:value-type="currency" office:currency="EUR" office:value="0" calcext:value-type="currency">
            <text:p>0,00 €</text:p>
          </table:table-cell>
          <table:table-cell table:formula="of:=[.H611]+[.I611]-[.L611]" office:value-type="currency" office:currency="EUR" office:value="0" calcext:value-type="currency">
            <text:p>0,00 €</text:p>
          </table:table-cell>
          <table:table-cell table:formula="of:=IF([.H611]+[.I611]&gt;=10;10;[.H611]+[.I61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2]&amp;&quot;D&quot;;[$'SAISIE DONS COTISATIONS'.G$1:.G$1048576])" office:value-type="currency" office:currency="EUR" office:value="0" calcext:value-type="currency">
            <text:p>0,00 €</text:p>
          </table:table-cell>
          <table:table-cell table:formula="of:=SUMIF([$'SAISIE DONS COTISATIONS'.A$1:.A$1048576];[.A612]&amp;&quot;C&quot;;[$'SAISIE DONS COTISATIONS'.G$1:.G$1048576])" office:value-type="currency" office:currency="EUR" office:value="0" calcext:value-type="currency">
            <text:p>0,00 €</text:p>
          </table:table-cell>
          <table:table-cell table:formula="of:=SUMIF([$'SAISIE DONS COTISATIONS'.A$1:.A$1048576];[.A612]&amp;&quot;A&quot;;[$'SAISIE DONS COTISATIONS'.G$1:.G$1048576])" office:value-type="currency" office:currency="EUR" office:value="0" calcext:value-type="currency">
            <text:p>0,00 €</text:p>
          </table:table-cell>
          <table:table-cell table:formula="of:=[.H612]+[.I612]-[.L612]" office:value-type="currency" office:currency="EUR" office:value="0" calcext:value-type="currency">
            <text:p>0,00 €</text:p>
          </table:table-cell>
          <table:table-cell table:formula="of:=IF([.H612]+[.I612]&gt;=10;10;[.H612]+[.I61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3]&amp;&quot;D&quot;;[$'SAISIE DONS COTISATIONS'.G$1:.G$1048576])" office:value-type="currency" office:currency="EUR" office:value="0" calcext:value-type="currency">
            <text:p>0,00 €</text:p>
          </table:table-cell>
          <table:table-cell table:formula="of:=SUMIF([$'SAISIE DONS COTISATIONS'.A$1:.A$1048576];[.A613]&amp;&quot;C&quot;;[$'SAISIE DONS COTISATIONS'.G$1:.G$1048576])" office:value-type="currency" office:currency="EUR" office:value="0" calcext:value-type="currency">
            <text:p>0,00 €</text:p>
          </table:table-cell>
          <table:table-cell table:formula="of:=SUMIF([$'SAISIE DONS COTISATIONS'.A$1:.A$1048576];[.A613]&amp;&quot;A&quot;;[$'SAISIE DONS COTISATIONS'.G$1:.G$1048576])" office:value-type="currency" office:currency="EUR" office:value="0" calcext:value-type="currency">
            <text:p>0,00 €</text:p>
          </table:table-cell>
          <table:table-cell table:formula="of:=[.H613]+[.I613]-[.L613]" office:value-type="currency" office:currency="EUR" office:value="0" calcext:value-type="currency">
            <text:p>0,00 €</text:p>
          </table:table-cell>
          <table:table-cell table:formula="of:=IF([.H613]+[.I613]&gt;=10;10;[.H613]+[.I61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4]&amp;&quot;D&quot;;[$'SAISIE DONS COTISATIONS'.G$1:.G$1048576])" office:value-type="currency" office:currency="EUR" office:value="0" calcext:value-type="currency">
            <text:p>0,00 €</text:p>
          </table:table-cell>
          <table:table-cell table:formula="of:=SUMIF([$'SAISIE DONS COTISATIONS'.A$1:.A$1048576];[.A614]&amp;&quot;C&quot;;[$'SAISIE DONS COTISATIONS'.G$1:.G$1048576])" office:value-type="currency" office:currency="EUR" office:value="0" calcext:value-type="currency">
            <text:p>0,00 €</text:p>
          </table:table-cell>
          <table:table-cell table:formula="of:=SUMIF([$'SAISIE DONS COTISATIONS'.A$1:.A$1048576];[.A614]&amp;&quot;A&quot;;[$'SAISIE DONS COTISATIONS'.G$1:.G$1048576])" office:value-type="currency" office:currency="EUR" office:value="0" calcext:value-type="currency">
            <text:p>0,00 €</text:p>
          </table:table-cell>
          <table:table-cell table:formula="of:=[.H614]+[.I614]-[.L614]" office:value-type="currency" office:currency="EUR" office:value="0" calcext:value-type="currency">
            <text:p>0,00 €</text:p>
          </table:table-cell>
          <table:table-cell table:formula="of:=IF([.H614]+[.I614]&gt;=10;10;[.H614]+[.I61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5]&amp;&quot;D&quot;;[$'SAISIE DONS COTISATIONS'.G$1:.G$1048576])" office:value-type="currency" office:currency="EUR" office:value="0" calcext:value-type="currency">
            <text:p>0,00 €</text:p>
          </table:table-cell>
          <table:table-cell table:formula="of:=SUMIF([$'SAISIE DONS COTISATIONS'.A$1:.A$1048576];[.A615]&amp;&quot;C&quot;;[$'SAISIE DONS COTISATIONS'.G$1:.G$1048576])" office:value-type="currency" office:currency="EUR" office:value="0" calcext:value-type="currency">
            <text:p>0,00 €</text:p>
          </table:table-cell>
          <table:table-cell table:formula="of:=SUMIF([$'SAISIE DONS COTISATIONS'.A$1:.A$1048576];[.A615]&amp;&quot;A&quot;;[$'SAISIE DONS COTISATIONS'.G$1:.G$1048576])" office:value-type="currency" office:currency="EUR" office:value="0" calcext:value-type="currency">
            <text:p>0,00 €</text:p>
          </table:table-cell>
          <table:table-cell table:formula="of:=[.H615]+[.I615]-[.L615]" office:value-type="currency" office:currency="EUR" office:value="0" calcext:value-type="currency">
            <text:p>0,00 €</text:p>
          </table:table-cell>
          <table:table-cell table:formula="of:=IF([.H615]+[.I615]&gt;=10;10;[.H615]+[.I61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6]&amp;&quot;D&quot;;[$'SAISIE DONS COTISATIONS'.G$1:.G$1048576])" office:value-type="currency" office:currency="EUR" office:value="0" calcext:value-type="currency">
            <text:p>0,00 €</text:p>
          </table:table-cell>
          <table:table-cell table:formula="of:=SUMIF([$'SAISIE DONS COTISATIONS'.A$1:.A$1048576];[.A616]&amp;&quot;C&quot;;[$'SAISIE DONS COTISATIONS'.G$1:.G$1048576])" office:value-type="currency" office:currency="EUR" office:value="0" calcext:value-type="currency">
            <text:p>0,00 €</text:p>
          </table:table-cell>
          <table:table-cell table:formula="of:=SUMIF([$'SAISIE DONS COTISATIONS'.A$1:.A$1048576];[.A616]&amp;&quot;A&quot;;[$'SAISIE DONS COTISATIONS'.G$1:.G$1048576])" office:value-type="currency" office:currency="EUR" office:value="0" calcext:value-type="currency">
            <text:p>0,00 €</text:p>
          </table:table-cell>
          <table:table-cell table:formula="of:=[.H616]+[.I616]-[.L616]" office:value-type="currency" office:currency="EUR" office:value="0" calcext:value-type="currency">
            <text:p>0,00 €</text:p>
          </table:table-cell>
          <table:table-cell table:formula="of:=IF([.H616]+[.I616]&gt;=10;10;[.H616]+[.I61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7]&amp;&quot;D&quot;;[$'SAISIE DONS COTISATIONS'.G$1:.G$1048576])" office:value-type="currency" office:currency="EUR" office:value="0" calcext:value-type="currency">
            <text:p>0,00 €</text:p>
          </table:table-cell>
          <table:table-cell table:formula="of:=SUMIF([$'SAISIE DONS COTISATIONS'.A$1:.A$1048576];[.A617]&amp;&quot;C&quot;;[$'SAISIE DONS COTISATIONS'.G$1:.G$1048576])" office:value-type="currency" office:currency="EUR" office:value="0" calcext:value-type="currency">
            <text:p>0,00 €</text:p>
          </table:table-cell>
          <table:table-cell table:formula="of:=SUMIF([$'SAISIE DONS COTISATIONS'.A$1:.A$1048576];[.A617]&amp;&quot;A&quot;;[$'SAISIE DONS COTISATIONS'.G$1:.G$1048576])" office:value-type="currency" office:currency="EUR" office:value="0" calcext:value-type="currency">
            <text:p>0,00 €</text:p>
          </table:table-cell>
          <table:table-cell table:formula="of:=[.H617]+[.I617]-[.L617]" office:value-type="currency" office:currency="EUR" office:value="0" calcext:value-type="currency">
            <text:p>0,00 €</text:p>
          </table:table-cell>
          <table:table-cell table:formula="of:=IF([.H617]+[.I617]&gt;=10;10;[.H617]+[.I61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8]&amp;&quot;D&quot;;[$'SAISIE DONS COTISATIONS'.G$1:.G$1048576])" office:value-type="currency" office:currency="EUR" office:value="0" calcext:value-type="currency">
            <text:p>0,00 €</text:p>
          </table:table-cell>
          <table:table-cell table:formula="of:=SUMIF([$'SAISIE DONS COTISATIONS'.A$1:.A$1048576];[.A618]&amp;&quot;C&quot;;[$'SAISIE DONS COTISATIONS'.G$1:.G$1048576])" office:value-type="currency" office:currency="EUR" office:value="0" calcext:value-type="currency">
            <text:p>0,00 €</text:p>
          </table:table-cell>
          <table:table-cell table:formula="of:=SUMIF([$'SAISIE DONS COTISATIONS'.A$1:.A$1048576];[.A618]&amp;&quot;A&quot;;[$'SAISIE DONS COTISATIONS'.G$1:.G$1048576])" office:value-type="currency" office:currency="EUR" office:value="0" calcext:value-type="currency">
            <text:p>0,00 €</text:p>
          </table:table-cell>
          <table:table-cell table:formula="of:=[.H618]+[.I618]-[.L618]" office:value-type="currency" office:currency="EUR" office:value="0" calcext:value-type="currency">
            <text:p>0,00 €</text:p>
          </table:table-cell>
          <table:table-cell table:formula="of:=IF([.H618]+[.I618]&gt;=10;10;[.H618]+[.I61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19]&amp;&quot;D&quot;;[$'SAISIE DONS COTISATIONS'.G$1:.G$1048576])" office:value-type="currency" office:currency="EUR" office:value="0" calcext:value-type="currency">
            <text:p>0,00 €</text:p>
          </table:table-cell>
          <table:table-cell table:formula="of:=SUMIF([$'SAISIE DONS COTISATIONS'.A$1:.A$1048576];[.A619]&amp;&quot;C&quot;;[$'SAISIE DONS COTISATIONS'.G$1:.G$1048576])" office:value-type="currency" office:currency="EUR" office:value="0" calcext:value-type="currency">
            <text:p>0,00 €</text:p>
          </table:table-cell>
          <table:table-cell table:formula="of:=SUMIF([$'SAISIE DONS COTISATIONS'.A$1:.A$1048576];[.A619]&amp;&quot;A&quot;;[$'SAISIE DONS COTISATIONS'.G$1:.G$1048576])" office:value-type="currency" office:currency="EUR" office:value="0" calcext:value-type="currency">
            <text:p>0,00 €</text:p>
          </table:table-cell>
          <table:table-cell table:formula="of:=[.H619]+[.I619]-[.L619]" office:value-type="currency" office:currency="EUR" office:value="0" calcext:value-type="currency">
            <text:p>0,00 €</text:p>
          </table:table-cell>
          <table:table-cell table:formula="of:=IF([.H619]+[.I619]&gt;=10;10;[.H619]+[.I61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0]&amp;&quot;D&quot;;[$'SAISIE DONS COTISATIONS'.G$1:.G$1048576])" office:value-type="currency" office:currency="EUR" office:value="0" calcext:value-type="currency">
            <text:p>0,00 €</text:p>
          </table:table-cell>
          <table:table-cell table:formula="of:=SUMIF([$'SAISIE DONS COTISATIONS'.A$1:.A$1048576];[.A620]&amp;&quot;C&quot;;[$'SAISIE DONS COTISATIONS'.G$1:.G$1048576])" office:value-type="currency" office:currency="EUR" office:value="0" calcext:value-type="currency">
            <text:p>0,00 €</text:p>
          </table:table-cell>
          <table:table-cell table:formula="of:=SUMIF([$'SAISIE DONS COTISATIONS'.A$1:.A$1048576];[.A620]&amp;&quot;A&quot;;[$'SAISIE DONS COTISATIONS'.G$1:.G$1048576])" office:value-type="currency" office:currency="EUR" office:value="0" calcext:value-type="currency">
            <text:p>0,00 €</text:p>
          </table:table-cell>
          <table:table-cell table:formula="of:=[.H620]+[.I620]-[.L620]" office:value-type="currency" office:currency="EUR" office:value="0" calcext:value-type="currency">
            <text:p>0,00 €</text:p>
          </table:table-cell>
          <table:table-cell table:formula="of:=IF([.H620]+[.I620]&gt;=10;10;[.H620]+[.I62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1]&amp;&quot;D&quot;;[$'SAISIE DONS COTISATIONS'.G$1:.G$1048576])" office:value-type="currency" office:currency="EUR" office:value="0" calcext:value-type="currency">
            <text:p>0,00 €</text:p>
          </table:table-cell>
          <table:table-cell table:formula="of:=SUMIF([$'SAISIE DONS COTISATIONS'.A$1:.A$1048576];[.A621]&amp;&quot;C&quot;;[$'SAISIE DONS COTISATIONS'.G$1:.G$1048576])" office:value-type="currency" office:currency="EUR" office:value="0" calcext:value-type="currency">
            <text:p>0,00 €</text:p>
          </table:table-cell>
          <table:table-cell table:formula="of:=SUMIF([$'SAISIE DONS COTISATIONS'.A$1:.A$1048576];[.A621]&amp;&quot;A&quot;;[$'SAISIE DONS COTISATIONS'.G$1:.G$1048576])" office:value-type="currency" office:currency="EUR" office:value="0" calcext:value-type="currency">
            <text:p>0,00 €</text:p>
          </table:table-cell>
          <table:table-cell table:formula="of:=[.H621]+[.I621]-[.L621]" office:value-type="currency" office:currency="EUR" office:value="0" calcext:value-type="currency">
            <text:p>0,00 €</text:p>
          </table:table-cell>
          <table:table-cell table:formula="of:=IF([.H621]+[.I621]&gt;=10;10;[.H621]+[.I62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2]&amp;&quot;D&quot;;[$'SAISIE DONS COTISATIONS'.G$1:.G$1048576])" office:value-type="currency" office:currency="EUR" office:value="0" calcext:value-type="currency">
            <text:p>0,00 €</text:p>
          </table:table-cell>
          <table:table-cell table:formula="of:=SUMIF([$'SAISIE DONS COTISATIONS'.A$1:.A$1048576];[.A622]&amp;&quot;C&quot;;[$'SAISIE DONS COTISATIONS'.G$1:.G$1048576])" office:value-type="currency" office:currency="EUR" office:value="0" calcext:value-type="currency">
            <text:p>0,00 €</text:p>
          </table:table-cell>
          <table:table-cell table:formula="of:=SUMIF([$'SAISIE DONS COTISATIONS'.A$1:.A$1048576];[.A622]&amp;&quot;A&quot;;[$'SAISIE DONS COTISATIONS'.G$1:.G$1048576])" office:value-type="currency" office:currency="EUR" office:value="0" calcext:value-type="currency">
            <text:p>0,00 €</text:p>
          </table:table-cell>
          <table:table-cell table:formula="of:=[.H622]+[.I622]-[.L622]" office:value-type="currency" office:currency="EUR" office:value="0" calcext:value-type="currency">
            <text:p>0,00 €</text:p>
          </table:table-cell>
          <table:table-cell table:formula="of:=IF([.H622]+[.I622]&gt;=10;10;[.H622]+[.I62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3]&amp;&quot;D&quot;;[$'SAISIE DONS COTISATIONS'.G$1:.G$1048576])" office:value-type="currency" office:currency="EUR" office:value="0" calcext:value-type="currency">
            <text:p>0,00 €</text:p>
          </table:table-cell>
          <table:table-cell table:formula="of:=SUMIF([$'SAISIE DONS COTISATIONS'.A$1:.A$1048576];[.A623]&amp;&quot;C&quot;;[$'SAISIE DONS COTISATIONS'.G$1:.G$1048576])" office:value-type="currency" office:currency="EUR" office:value="0" calcext:value-type="currency">
            <text:p>0,00 €</text:p>
          </table:table-cell>
          <table:table-cell table:formula="of:=SUMIF([$'SAISIE DONS COTISATIONS'.A$1:.A$1048576];[.A623]&amp;&quot;A&quot;;[$'SAISIE DONS COTISATIONS'.G$1:.G$1048576])" office:value-type="currency" office:currency="EUR" office:value="0" calcext:value-type="currency">
            <text:p>0,00 €</text:p>
          </table:table-cell>
          <table:table-cell table:formula="of:=[.H623]+[.I623]-[.L623]" office:value-type="currency" office:currency="EUR" office:value="0" calcext:value-type="currency">
            <text:p>0,00 €</text:p>
          </table:table-cell>
          <table:table-cell table:formula="of:=IF([.H623]+[.I623]&gt;=10;10;[.H623]+[.I62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4]&amp;&quot;D&quot;;[$'SAISIE DONS COTISATIONS'.G$1:.G$1048576])" office:value-type="currency" office:currency="EUR" office:value="0" calcext:value-type="currency">
            <text:p>0,00 €</text:p>
          </table:table-cell>
          <table:table-cell table:formula="of:=SUMIF([$'SAISIE DONS COTISATIONS'.A$1:.A$1048576];[.A624]&amp;&quot;C&quot;;[$'SAISIE DONS COTISATIONS'.G$1:.G$1048576])" office:value-type="currency" office:currency="EUR" office:value="0" calcext:value-type="currency">
            <text:p>0,00 €</text:p>
          </table:table-cell>
          <table:table-cell table:formula="of:=SUMIF([$'SAISIE DONS COTISATIONS'.A$1:.A$1048576];[.A624]&amp;&quot;A&quot;;[$'SAISIE DONS COTISATIONS'.G$1:.G$1048576])" office:value-type="currency" office:currency="EUR" office:value="0" calcext:value-type="currency">
            <text:p>0,00 €</text:p>
          </table:table-cell>
          <table:table-cell table:formula="of:=[.H624]+[.I624]-[.L624]" office:value-type="currency" office:currency="EUR" office:value="0" calcext:value-type="currency">
            <text:p>0,00 €</text:p>
          </table:table-cell>
          <table:table-cell table:formula="of:=IF([.H624]+[.I624]&gt;=10;10;[.H624]+[.I62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5]&amp;&quot;D&quot;;[$'SAISIE DONS COTISATIONS'.G$1:.G$1048576])" office:value-type="currency" office:currency="EUR" office:value="0" calcext:value-type="currency">
            <text:p>0,00 €</text:p>
          </table:table-cell>
          <table:table-cell table:formula="of:=SUMIF([$'SAISIE DONS COTISATIONS'.A$1:.A$1048576];[.A625]&amp;&quot;C&quot;;[$'SAISIE DONS COTISATIONS'.G$1:.G$1048576])" office:value-type="currency" office:currency="EUR" office:value="0" calcext:value-type="currency">
            <text:p>0,00 €</text:p>
          </table:table-cell>
          <table:table-cell table:formula="of:=SUMIF([$'SAISIE DONS COTISATIONS'.A$1:.A$1048576];[.A625]&amp;&quot;A&quot;;[$'SAISIE DONS COTISATIONS'.G$1:.G$1048576])" office:value-type="currency" office:currency="EUR" office:value="0" calcext:value-type="currency">
            <text:p>0,00 €</text:p>
          </table:table-cell>
          <table:table-cell table:formula="of:=[.H625]+[.I625]-[.L625]" office:value-type="currency" office:currency="EUR" office:value="0" calcext:value-type="currency">
            <text:p>0,00 €</text:p>
          </table:table-cell>
          <table:table-cell table:formula="of:=IF([.H625]+[.I625]&gt;=10;10;[.H625]+[.I62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6]&amp;&quot;D&quot;;[$'SAISIE DONS COTISATIONS'.G$1:.G$1048576])" office:value-type="currency" office:currency="EUR" office:value="0" calcext:value-type="currency">
            <text:p>0,00 €</text:p>
          </table:table-cell>
          <table:table-cell table:formula="of:=SUMIF([$'SAISIE DONS COTISATIONS'.A$1:.A$1048576];[.A626]&amp;&quot;C&quot;;[$'SAISIE DONS COTISATIONS'.G$1:.G$1048576])" office:value-type="currency" office:currency="EUR" office:value="0" calcext:value-type="currency">
            <text:p>0,00 €</text:p>
          </table:table-cell>
          <table:table-cell table:formula="of:=SUMIF([$'SAISIE DONS COTISATIONS'.A$1:.A$1048576];[.A626]&amp;&quot;A&quot;;[$'SAISIE DONS COTISATIONS'.G$1:.G$1048576])" office:value-type="currency" office:currency="EUR" office:value="0" calcext:value-type="currency">
            <text:p>0,00 €</text:p>
          </table:table-cell>
          <table:table-cell table:formula="of:=[.H626]+[.I626]-[.L626]" office:value-type="currency" office:currency="EUR" office:value="0" calcext:value-type="currency">
            <text:p>0,00 €</text:p>
          </table:table-cell>
          <table:table-cell table:formula="of:=IF([.H626]+[.I626]&gt;=10;10;[.H626]+[.I62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7]&amp;&quot;D&quot;;[$'SAISIE DONS COTISATIONS'.G$1:.G$1048576])" office:value-type="currency" office:currency="EUR" office:value="0" calcext:value-type="currency">
            <text:p>0,00 €</text:p>
          </table:table-cell>
          <table:table-cell table:formula="of:=SUMIF([$'SAISIE DONS COTISATIONS'.A$1:.A$1048576];[.A627]&amp;&quot;C&quot;;[$'SAISIE DONS COTISATIONS'.G$1:.G$1048576])" office:value-type="currency" office:currency="EUR" office:value="0" calcext:value-type="currency">
            <text:p>0,00 €</text:p>
          </table:table-cell>
          <table:table-cell table:formula="of:=SUMIF([$'SAISIE DONS COTISATIONS'.A$1:.A$1048576];[.A627]&amp;&quot;A&quot;;[$'SAISIE DONS COTISATIONS'.G$1:.G$1048576])" office:value-type="currency" office:currency="EUR" office:value="0" calcext:value-type="currency">
            <text:p>0,00 €</text:p>
          </table:table-cell>
          <table:table-cell table:formula="of:=[.H627]+[.I627]-[.L627]" office:value-type="currency" office:currency="EUR" office:value="0" calcext:value-type="currency">
            <text:p>0,00 €</text:p>
          </table:table-cell>
          <table:table-cell table:formula="of:=IF([.H627]+[.I627]&gt;=10;10;[.H627]+[.I62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8]&amp;&quot;D&quot;;[$'SAISIE DONS COTISATIONS'.G$1:.G$1048576])" office:value-type="currency" office:currency="EUR" office:value="0" calcext:value-type="currency">
            <text:p>0,00 €</text:p>
          </table:table-cell>
          <table:table-cell table:formula="of:=SUMIF([$'SAISIE DONS COTISATIONS'.A$1:.A$1048576];[.A628]&amp;&quot;C&quot;;[$'SAISIE DONS COTISATIONS'.G$1:.G$1048576])" office:value-type="currency" office:currency="EUR" office:value="0" calcext:value-type="currency">
            <text:p>0,00 €</text:p>
          </table:table-cell>
          <table:table-cell table:formula="of:=SUMIF([$'SAISIE DONS COTISATIONS'.A$1:.A$1048576];[.A628]&amp;&quot;A&quot;;[$'SAISIE DONS COTISATIONS'.G$1:.G$1048576])" office:value-type="currency" office:currency="EUR" office:value="0" calcext:value-type="currency">
            <text:p>0,00 €</text:p>
          </table:table-cell>
          <table:table-cell table:formula="of:=[.H628]+[.I628]-[.L628]" office:value-type="currency" office:currency="EUR" office:value="0" calcext:value-type="currency">
            <text:p>0,00 €</text:p>
          </table:table-cell>
          <table:table-cell table:formula="of:=IF([.H628]+[.I628]&gt;=10;10;[.H628]+[.I62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29]&amp;&quot;D&quot;;[$'SAISIE DONS COTISATIONS'.G$1:.G$1048576])" office:value-type="currency" office:currency="EUR" office:value="0" calcext:value-type="currency">
            <text:p>0,00 €</text:p>
          </table:table-cell>
          <table:table-cell table:formula="of:=SUMIF([$'SAISIE DONS COTISATIONS'.A$1:.A$1048576];[.A629]&amp;&quot;C&quot;;[$'SAISIE DONS COTISATIONS'.G$1:.G$1048576])" office:value-type="currency" office:currency="EUR" office:value="0" calcext:value-type="currency">
            <text:p>0,00 €</text:p>
          </table:table-cell>
          <table:table-cell table:formula="of:=SUMIF([$'SAISIE DONS COTISATIONS'.A$1:.A$1048576];[.A629]&amp;&quot;A&quot;;[$'SAISIE DONS COTISATIONS'.G$1:.G$1048576])" office:value-type="currency" office:currency="EUR" office:value="0" calcext:value-type="currency">
            <text:p>0,00 €</text:p>
          </table:table-cell>
          <table:table-cell table:formula="of:=[.H629]+[.I629]-[.L629]" office:value-type="currency" office:currency="EUR" office:value="0" calcext:value-type="currency">
            <text:p>0,00 €</text:p>
          </table:table-cell>
          <table:table-cell table:formula="of:=IF([.H629]+[.I629]&gt;=10;10;[.H629]+[.I62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0]&amp;&quot;D&quot;;[$'SAISIE DONS COTISATIONS'.G$1:.G$1048576])" office:value-type="currency" office:currency="EUR" office:value="0" calcext:value-type="currency">
            <text:p>0,00 €</text:p>
          </table:table-cell>
          <table:table-cell table:formula="of:=SUMIF([$'SAISIE DONS COTISATIONS'.A$1:.A$1048576];[.A630]&amp;&quot;C&quot;;[$'SAISIE DONS COTISATIONS'.G$1:.G$1048576])" office:value-type="currency" office:currency="EUR" office:value="0" calcext:value-type="currency">
            <text:p>0,00 €</text:p>
          </table:table-cell>
          <table:table-cell table:formula="of:=SUMIF([$'SAISIE DONS COTISATIONS'.A$1:.A$1048576];[.A630]&amp;&quot;A&quot;;[$'SAISIE DONS COTISATIONS'.G$1:.G$1048576])" office:value-type="currency" office:currency="EUR" office:value="0" calcext:value-type="currency">
            <text:p>0,00 €</text:p>
          </table:table-cell>
          <table:table-cell table:formula="of:=[.H630]+[.I630]-[.L630]" office:value-type="currency" office:currency="EUR" office:value="0" calcext:value-type="currency">
            <text:p>0,00 €</text:p>
          </table:table-cell>
          <table:table-cell table:formula="of:=IF([.H630]+[.I630]&gt;=10;10;[.H630]+[.I63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1]&amp;&quot;D&quot;;[$'SAISIE DONS COTISATIONS'.G$1:.G$1048576])" office:value-type="currency" office:currency="EUR" office:value="0" calcext:value-type="currency">
            <text:p>0,00 €</text:p>
          </table:table-cell>
          <table:table-cell table:formula="of:=SUMIF([$'SAISIE DONS COTISATIONS'.A$1:.A$1048576];[.A631]&amp;&quot;C&quot;;[$'SAISIE DONS COTISATIONS'.G$1:.G$1048576])" office:value-type="currency" office:currency="EUR" office:value="0" calcext:value-type="currency">
            <text:p>0,00 €</text:p>
          </table:table-cell>
          <table:table-cell table:formula="of:=SUMIF([$'SAISIE DONS COTISATIONS'.A$1:.A$1048576];[.A631]&amp;&quot;A&quot;;[$'SAISIE DONS COTISATIONS'.G$1:.G$1048576])" office:value-type="currency" office:currency="EUR" office:value="0" calcext:value-type="currency">
            <text:p>0,00 €</text:p>
          </table:table-cell>
          <table:table-cell table:formula="of:=[.H631]+[.I631]-[.L631]" office:value-type="currency" office:currency="EUR" office:value="0" calcext:value-type="currency">
            <text:p>0,00 €</text:p>
          </table:table-cell>
          <table:table-cell table:formula="of:=IF([.H631]+[.I631]&gt;=10;10;[.H631]+[.I63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2]&amp;&quot;D&quot;;[$'SAISIE DONS COTISATIONS'.G$1:.G$1048576])" office:value-type="currency" office:currency="EUR" office:value="0" calcext:value-type="currency">
            <text:p>0,00 €</text:p>
          </table:table-cell>
          <table:table-cell table:formula="of:=SUMIF([$'SAISIE DONS COTISATIONS'.A$1:.A$1048576];[.A632]&amp;&quot;C&quot;;[$'SAISIE DONS COTISATIONS'.G$1:.G$1048576])" office:value-type="currency" office:currency="EUR" office:value="0" calcext:value-type="currency">
            <text:p>0,00 €</text:p>
          </table:table-cell>
          <table:table-cell table:formula="of:=SUMIF([$'SAISIE DONS COTISATIONS'.A$1:.A$1048576];[.A632]&amp;&quot;A&quot;;[$'SAISIE DONS COTISATIONS'.G$1:.G$1048576])" office:value-type="currency" office:currency="EUR" office:value="0" calcext:value-type="currency">
            <text:p>0,00 €</text:p>
          </table:table-cell>
          <table:table-cell table:formula="of:=[.H632]+[.I632]-[.L632]" office:value-type="currency" office:currency="EUR" office:value="0" calcext:value-type="currency">
            <text:p>0,00 €</text:p>
          </table:table-cell>
          <table:table-cell table:formula="of:=IF([.H632]+[.I632]&gt;=10;10;[.H632]+[.I63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3]&amp;&quot;D&quot;;[$'SAISIE DONS COTISATIONS'.G$1:.G$1048576])" office:value-type="currency" office:currency="EUR" office:value="0" calcext:value-type="currency">
            <text:p>0,00 €</text:p>
          </table:table-cell>
          <table:table-cell table:formula="of:=SUMIF([$'SAISIE DONS COTISATIONS'.A$1:.A$1048576];[.A633]&amp;&quot;C&quot;;[$'SAISIE DONS COTISATIONS'.G$1:.G$1048576])" office:value-type="currency" office:currency="EUR" office:value="0" calcext:value-type="currency">
            <text:p>0,00 €</text:p>
          </table:table-cell>
          <table:table-cell table:formula="of:=SUMIF([$'SAISIE DONS COTISATIONS'.A$1:.A$1048576];[.A633]&amp;&quot;A&quot;;[$'SAISIE DONS COTISATIONS'.G$1:.G$1048576])" office:value-type="currency" office:currency="EUR" office:value="0" calcext:value-type="currency">
            <text:p>0,00 €</text:p>
          </table:table-cell>
          <table:table-cell table:formula="of:=[.H633]+[.I633]-[.L633]" office:value-type="currency" office:currency="EUR" office:value="0" calcext:value-type="currency">
            <text:p>0,00 €</text:p>
          </table:table-cell>
          <table:table-cell table:formula="of:=IF([.H633]+[.I633]&gt;=10;10;[.H633]+[.I63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4]&amp;&quot;D&quot;;[$'SAISIE DONS COTISATIONS'.G$1:.G$1048576])" office:value-type="currency" office:currency="EUR" office:value="0" calcext:value-type="currency">
            <text:p>0,00 €</text:p>
          </table:table-cell>
          <table:table-cell table:formula="of:=SUMIF([$'SAISIE DONS COTISATIONS'.A$1:.A$1048576];[.A634]&amp;&quot;C&quot;;[$'SAISIE DONS COTISATIONS'.G$1:.G$1048576])" office:value-type="currency" office:currency="EUR" office:value="0" calcext:value-type="currency">
            <text:p>0,00 €</text:p>
          </table:table-cell>
          <table:table-cell table:formula="of:=SUMIF([$'SAISIE DONS COTISATIONS'.A$1:.A$1048576];[.A634]&amp;&quot;A&quot;;[$'SAISIE DONS COTISATIONS'.G$1:.G$1048576])" office:value-type="currency" office:currency="EUR" office:value="0" calcext:value-type="currency">
            <text:p>0,00 €</text:p>
          </table:table-cell>
          <table:table-cell table:formula="of:=[.H634]+[.I634]-[.L634]" office:value-type="currency" office:currency="EUR" office:value="0" calcext:value-type="currency">
            <text:p>0,00 €</text:p>
          </table:table-cell>
          <table:table-cell table:formula="of:=IF([.H634]+[.I634]&gt;=10;10;[.H634]+[.I63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5]&amp;&quot;D&quot;;[$'SAISIE DONS COTISATIONS'.G$1:.G$1048576])" office:value-type="currency" office:currency="EUR" office:value="0" calcext:value-type="currency">
            <text:p>0,00 €</text:p>
          </table:table-cell>
          <table:table-cell table:formula="of:=SUMIF([$'SAISIE DONS COTISATIONS'.A$1:.A$1048576];[.A635]&amp;&quot;C&quot;;[$'SAISIE DONS COTISATIONS'.G$1:.G$1048576])" office:value-type="currency" office:currency="EUR" office:value="0" calcext:value-type="currency">
            <text:p>0,00 €</text:p>
          </table:table-cell>
          <table:table-cell table:formula="of:=SUMIF([$'SAISIE DONS COTISATIONS'.A$1:.A$1048576];[.A635]&amp;&quot;A&quot;;[$'SAISIE DONS COTISATIONS'.G$1:.G$1048576])" office:value-type="currency" office:currency="EUR" office:value="0" calcext:value-type="currency">
            <text:p>0,00 €</text:p>
          </table:table-cell>
          <table:table-cell table:formula="of:=[.H635]+[.I635]-[.L635]" office:value-type="currency" office:currency="EUR" office:value="0" calcext:value-type="currency">
            <text:p>0,00 €</text:p>
          </table:table-cell>
          <table:table-cell table:formula="of:=IF([.H635]+[.I635]&gt;=10;10;[.H635]+[.I63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6]&amp;&quot;D&quot;;[$'SAISIE DONS COTISATIONS'.G$1:.G$1048576])" office:value-type="currency" office:currency="EUR" office:value="0" calcext:value-type="currency">
            <text:p>0,00 €</text:p>
          </table:table-cell>
          <table:table-cell table:formula="of:=SUMIF([$'SAISIE DONS COTISATIONS'.A$1:.A$1048576];[.A636]&amp;&quot;C&quot;;[$'SAISIE DONS COTISATIONS'.G$1:.G$1048576])" office:value-type="currency" office:currency="EUR" office:value="0" calcext:value-type="currency">
            <text:p>0,00 €</text:p>
          </table:table-cell>
          <table:table-cell table:formula="of:=SUMIF([$'SAISIE DONS COTISATIONS'.A$1:.A$1048576];[.A636]&amp;&quot;A&quot;;[$'SAISIE DONS COTISATIONS'.G$1:.G$1048576])" office:value-type="currency" office:currency="EUR" office:value="0" calcext:value-type="currency">
            <text:p>0,00 €</text:p>
          </table:table-cell>
          <table:table-cell table:formula="of:=[.H636]+[.I636]-[.L636]" office:value-type="currency" office:currency="EUR" office:value="0" calcext:value-type="currency">
            <text:p>0,00 €</text:p>
          </table:table-cell>
          <table:table-cell table:formula="of:=IF([.H636]+[.I636]&gt;=10;10;[.H636]+[.I63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7]&amp;&quot;D&quot;;[$'SAISIE DONS COTISATIONS'.G$1:.G$1048576])" office:value-type="currency" office:currency="EUR" office:value="0" calcext:value-type="currency">
            <text:p>0,00 €</text:p>
          </table:table-cell>
          <table:table-cell table:formula="of:=SUMIF([$'SAISIE DONS COTISATIONS'.A$1:.A$1048576];[.A637]&amp;&quot;C&quot;;[$'SAISIE DONS COTISATIONS'.G$1:.G$1048576])" office:value-type="currency" office:currency="EUR" office:value="0" calcext:value-type="currency">
            <text:p>0,00 €</text:p>
          </table:table-cell>
          <table:table-cell table:formula="of:=SUMIF([$'SAISIE DONS COTISATIONS'.A$1:.A$1048576];[.A637]&amp;&quot;A&quot;;[$'SAISIE DONS COTISATIONS'.G$1:.G$1048576])" office:value-type="currency" office:currency="EUR" office:value="0" calcext:value-type="currency">
            <text:p>0,00 €</text:p>
          </table:table-cell>
          <table:table-cell table:formula="of:=[.H637]+[.I637]-[.L637]" office:value-type="currency" office:currency="EUR" office:value="0" calcext:value-type="currency">
            <text:p>0,00 €</text:p>
          </table:table-cell>
          <table:table-cell table:formula="of:=IF([.H637]+[.I637]&gt;=10;10;[.H637]+[.I63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8]&amp;&quot;D&quot;;[$'SAISIE DONS COTISATIONS'.G$1:.G$1048576])" office:value-type="currency" office:currency="EUR" office:value="0" calcext:value-type="currency">
            <text:p>0,00 €</text:p>
          </table:table-cell>
          <table:table-cell table:formula="of:=SUMIF([$'SAISIE DONS COTISATIONS'.A$1:.A$1048576];[.A638]&amp;&quot;C&quot;;[$'SAISIE DONS COTISATIONS'.G$1:.G$1048576])" office:value-type="currency" office:currency="EUR" office:value="0" calcext:value-type="currency">
            <text:p>0,00 €</text:p>
          </table:table-cell>
          <table:table-cell table:formula="of:=SUMIF([$'SAISIE DONS COTISATIONS'.A$1:.A$1048576];[.A638]&amp;&quot;A&quot;;[$'SAISIE DONS COTISATIONS'.G$1:.G$1048576])" office:value-type="currency" office:currency="EUR" office:value="0" calcext:value-type="currency">
            <text:p>0,00 €</text:p>
          </table:table-cell>
          <table:table-cell table:formula="of:=[.H638]+[.I638]-[.L638]" office:value-type="currency" office:currency="EUR" office:value="0" calcext:value-type="currency">
            <text:p>0,00 €</text:p>
          </table:table-cell>
          <table:table-cell table:formula="of:=IF([.H638]+[.I638]&gt;=10;10;[.H638]+[.I63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39]&amp;&quot;D&quot;;[$'SAISIE DONS COTISATIONS'.G$1:.G$1048576])" office:value-type="currency" office:currency="EUR" office:value="0" calcext:value-type="currency">
            <text:p>0,00 €</text:p>
          </table:table-cell>
          <table:table-cell table:formula="of:=SUMIF([$'SAISIE DONS COTISATIONS'.A$1:.A$1048576];[.A639]&amp;&quot;C&quot;;[$'SAISIE DONS COTISATIONS'.G$1:.G$1048576])" office:value-type="currency" office:currency="EUR" office:value="0" calcext:value-type="currency">
            <text:p>0,00 €</text:p>
          </table:table-cell>
          <table:table-cell table:formula="of:=SUMIF([$'SAISIE DONS COTISATIONS'.A$1:.A$1048576];[.A639]&amp;&quot;A&quot;;[$'SAISIE DONS COTISATIONS'.G$1:.G$1048576])" office:value-type="currency" office:currency="EUR" office:value="0" calcext:value-type="currency">
            <text:p>0,00 €</text:p>
          </table:table-cell>
          <table:table-cell table:formula="of:=[.H639]+[.I639]-[.L639]" office:value-type="currency" office:currency="EUR" office:value="0" calcext:value-type="currency">
            <text:p>0,00 €</text:p>
          </table:table-cell>
          <table:table-cell table:formula="of:=IF([.H639]+[.I639]&gt;=10;10;[.H639]+[.I63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0]&amp;&quot;D&quot;;[$'SAISIE DONS COTISATIONS'.G$1:.G$1048576])" office:value-type="currency" office:currency="EUR" office:value="0" calcext:value-type="currency">
            <text:p>0,00 €</text:p>
          </table:table-cell>
          <table:table-cell table:formula="of:=SUMIF([$'SAISIE DONS COTISATIONS'.A$1:.A$1048576];[.A640]&amp;&quot;C&quot;;[$'SAISIE DONS COTISATIONS'.G$1:.G$1048576])" office:value-type="currency" office:currency="EUR" office:value="0" calcext:value-type="currency">
            <text:p>0,00 €</text:p>
          </table:table-cell>
          <table:table-cell table:formula="of:=SUMIF([$'SAISIE DONS COTISATIONS'.A$1:.A$1048576];[.A640]&amp;&quot;A&quot;;[$'SAISIE DONS COTISATIONS'.G$1:.G$1048576])" office:value-type="currency" office:currency="EUR" office:value="0" calcext:value-type="currency">
            <text:p>0,00 €</text:p>
          </table:table-cell>
          <table:table-cell table:formula="of:=[.H640]+[.I640]-[.L640]" office:value-type="currency" office:currency="EUR" office:value="0" calcext:value-type="currency">
            <text:p>0,00 €</text:p>
          </table:table-cell>
          <table:table-cell table:formula="of:=IF([.H640]+[.I640]&gt;=10;10;[.H640]+[.I64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1]&amp;&quot;D&quot;;[$'SAISIE DONS COTISATIONS'.G$1:.G$1048576])" office:value-type="currency" office:currency="EUR" office:value="0" calcext:value-type="currency">
            <text:p>0,00 €</text:p>
          </table:table-cell>
          <table:table-cell table:formula="of:=SUMIF([$'SAISIE DONS COTISATIONS'.A$1:.A$1048576];[.A641]&amp;&quot;C&quot;;[$'SAISIE DONS COTISATIONS'.G$1:.G$1048576])" office:value-type="currency" office:currency="EUR" office:value="0" calcext:value-type="currency">
            <text:p>0,00 €</text:p>
          </table:table-cell>
          <table:table-cell table:formula="of:=SUMIF([$'SAISIE DONS COTISATIONS'.A$1:.A$1048576];[.A641]&amp;&quot;A&quot;;[$'SAISIE DONS COTISATIONS'.G$1:.G$1048576])" office:value-type="currency" office:currency="EUR" office:value="0" calcext:value-type="currency">
            <text:p>0,00 €</text:p>
          </table:table-cell>
          <table:table-cell table:formula="of:=[.H641]+[.I641]-[.L641]" office:value-type="currency" office:currency="EUR" office:value="0" calcext:value-type="currency">
            <text:p>0,00 €</text:p>
          </table:table-cell>
          <table:table-cell table:formula="of:=IF([.H641]+[.I641]&gt;=10;10;[.H641]+[.I64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2]&amp;&quot;D&quot;;[$'SAISIE DONS COTISATIONS'.G$1:.G$1048576])" office:value-type="currency" office:currency="EUR" office:value="0" calcext:value-type="currency">
            <text:p>0,00 €</text:p>
          </table:table-cell>
          <table:table-cell table:formula="of:=SUMIF([$'SAISIE DONS COTISATIONS'.A$1:.A$1048576];[.A642]&amp;&quot;C&quot;;[$'SAISIE DONS COTISATIONS'.G$1:.G$1048576])" office:value-type="currency" office:currency="EUR" office:value="0" calcext:value-type="currency">
            <text:p>0,00 €</text:p>
          </table:table-cell>
          <table:table-cell table:formula="of:=SUMIF([$'SAISIE DONS COTISATIONS'.A$1:.A$1048576];[.A642]&amp;&quot;A&quot;;[$'SAISIE DONS COTISATIONS'.G$1:.G$1048576])" office:value-type="currency" office:currency="EUR" office:value="0" calcext:value-type="currency">
            <text:p>0,00 €</text:p>
          </table:table-cell>
          <table:table-cell table:formula="of:=[.H642]+[.I642]-[.L642]" office:value-type="currency" office:currency="EUR" office:value="0" calcext:value-type="currency">
            <text:p>0,00 €</text:p>
          </table:table-cell>
          <table:table-cell table:formula="of:=IF([.H642]+[.I642]&gt;=10;10;[.H642]+[.I64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3]&amp;&quot;D&quot;;[$'SAISIE DONS COTISATIONS'.G$1:.G$1048576])" office:value-type="currency" office:currency="EUR" office:value="0" calcext:value-type="currency">
            <text:p>0,00 €</text:p>
          </table:table-cell>
          <table:table-cell table:formula="of:=SUMIF([$'SAISIE DONS COTISATIONS'.A$1:.A$1048576];[.A643]&amp;&quot;C&quot;;[$'SAISIE DONS COTISATIONS'.G$1:.G$1048576])" office:value-type="currency" office:currency="EUR" office:value="0" calcext:value-type="currency">
            <text:p>0,00 €</text:p>
          </table:table-cell>
          <table:table-cell table:formula="of:=SUMIF([$'SAISIE DONS COTISATIONS'.A$1:.A$1048576];[.A643]&amp;&quot;A&quot;;[$'SAISIE DONS COTISATIONS'.G$1:.G$1048576])" office:value-type="currency" office:currency="EUR" office:value="0" calcext:value-type="currency">
            <text:p>0,00 €</text:p>
          </table:table-cell>
          <table:table-cell table:formula="of:=[.H643]+[.I643]-[.L643]" office:value-type="currency" office:currency="EUR" office:value="0" calcext:value-type="currency">
            <text:p>0,00 €</text:p>
          </table:table-cell>
          <table:table-cell table:formula="of:=IF([.H643]+[.I643]&gt;=10;10;[.H643]+[.I64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4]&amp;&quot;D&quot;;[$'SAISIE DONS COTISATIONS'.G$1:.G$1048576])" office:value-type="currency" office:currency="EUR" office:value="0" calcext:value-type="currency">
            <text:p>0,00 €</text:p>
          </table:table-cell>
          <table:table-cell table:formula="of:=SUMIF([$'SAISIE DONS COTISATIONS'.A$1:.A$1048576];[.A644]&amp;&quot;C&quot;;[$'SAISIE DONS COTISATIONS'.G$1:.G$1048576])" office:value-type="currency" office:currency="EUR" office:value="0" calcext:value-type="currency">
            <text:p>0,00 €</text:p>
          </table:table-cell>
          <table:table-cell table:formula="of:=SUMIF([$'SAISIE DONS COTISATIONS'.A$1:.A$1048576];[.A644]&amp;&quot;A&quot;;[$'SAISIE DONS COTISATIONS'.G$1:.G$1048576])" office:value-type="currency" office:currency="EUR" office:value="0" calcext:value-type="currency">
            <text:p>0,00 €</text:p>
          </table:table-cell>
          <table:table-cell table:formula="of:=[.H644]+[.I644]-[.L644]" office:value-type="currency" office:currency="EUR" office:value="0" calcext:value-type="currency">
            <text:p>0,00 €</text:p>
          </table:table-cell>
          <table:table-cell table:formula="of:=IF([.H644]+[.I644]&gt;=10;10;[.H644]+[.I64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5]&amp;&quot;D&quot;;[$'SAISIE DONS COTISATIONS'.G$1:.G$1048576])" office:value-type="currency" office:currency="EUR" office:value="0" calcext:value-type="currency">
            <text:p>0,00 €</text:p>
          </table:table-cell>
          <table:table-cell table:formula="of:=SUMIF([$'SAISIE DONS COTISATIONS'.A$1:.A$1048576];[.A645]&amp;&quot;C&quot;;[$'SAISIE DONS COTISATIONS'.G$1:.G$1048576])" office:value-type="currency" office:currency="EUR" office:value="0" calcext:value-type="currency">
            <text:p>0,00 €</text:p>
          </table:table-cell>
          <table:table-cell table:formula="of:=SUMIF([$'SAISIE DONS COTISATIONS'.A$1:.A$1048576];[.A645]&amp;&quot;A&quot;;[$'SAISIE DONS COTISATIONS'.G$1:.G$1048576])" office:value-type="currency" office:currency="EUR" office:value="0" calcext:value-type="currency">
            <text:p>0,00 €</text:p>
          </table:table-cell>
          <table:table-cell table:formula="of:=[.H645]+[.I645]-[.L645]" office:value-type="currency" office:currency="EUR" office:value="0" calcext:value-type="currency">
            <text:p>0,00 €</text:p>
          </table:table-cell>
          <table:table-cell table:formula="of:=IF([.H645]+[.I645]&gt;=10;10;[.H645]+[.I64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6]&amp;&quot;D&quot;;[$'SAISIE DONS COTISATIONS'.G$1:.G$1048576])" office:value-type="currency" office:currency="EUR" office:value="0" calcext:value-type="currency">
            <text:p>0,00 €</text:p>
          </table:table-cell>
          <table:table-cell table:formula="of:=SUMIF([$'SAISIE DONS COTISATIONS'.A$1:.A$1048576];[.A646]&amp;&quot;C&quot;;[$'SAISIE DONS COTISATIONS'.G$1:.G$1048576])" office:value-type="currency" office:currency="EUR" office:value="0" calcext:value-type="currency">
            <text:p>0,00 €</text:p>
          </table:table-cell>
          <table:table-cell table:formula="of:=SUMIF([$'SAISIE DONS COTISATIONS'.A$1:.A$1048576];[.A646]&amp;&quot;A&quot;;[$'SAISIE DONS COTISATIONS'.G$1:.G$1048576])" office:value-type="currency" office:currency="EUR" office:value="0" calcext:value-type="currency">
            <text:p>0,00 €</text:p>
          </table:table-cell>
          <table:table-cell table:formula="of:=[.H646]+[.I646]-[.L646]" office:value-type="currency" office:currency="EUR" office:value="0" calcext:value-type="currency">
            <text:p>0,00 €</text:p>
          </table:table-cell>
          <table:table-cell table:formula="of:=IF([.H646]+[.I646]&gt;=10;10;[.H646]+[.I64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7]&amp;&quot;D&quot;;[$'SAISIE DONS COTISATIONS'.G$1:.G$1048576])" office:value-type="currency" office:currency="EUR" office:value="0" calcext:value-type="currency">
            <text:p>0,00 €</text:p>
          </table:table-cell>
          <table:table-cell table:formula="of:=SUMIF([$'SAISIE DONS COTISATIONS'.A$1:.A$1048576];[.A647]&amp;&quot;C&quot;;[$'SAISIE DONS COTISATIONS'.G$1:.G$1048576])" office:value-type="currency" office:currency="EUR" office:value="0" calcext:value-type="currency">
            <text:p>0,00 €</text:p>
          </table:table-cell>
          <table:table-cell table:formula="of:=SUMIF([$'SAISIE DONS COTISATIONS'.A$1:.A$1048576];[.A647]&amp;&quot;A&quot;;[$'SAISIE DONS COTISATIONS'.G$1:.G$1048576])" office:value-type="currency" office:currency="EUR" office:value="0" calcext:value-type="currency">
            <text:p>0,00 €</text:p>
          </table:table-cell>
          <table:table-cell table:formula="of:=[.H647]+[.I647]-[.L647]" office:value-type="currency" office:currency="EUR" office:value="0" calcext:value-type="currency">
            <text:p>0,00 €</text:p>
          </table:table-cell>
          <table:table-cell table:formula="of:=IF([.H647]+[.I647]&gt;=10;10;[.H647]+[.I64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8]&amp;&quot;D&quot;;[$'SAISIE DONS COTISATIONS'.G$1:.G$1048576])" office:value-type="currency" office:currency="EUR" office:value="0" calcext:value-type="currency">
            <text:p>0,00 €</text:p>
          </table:table-cell>
          <table:table-cell table:formula="of:=SUMIF([$'SAISIE DONS COTISATIONS'.A$1:.A$1048576];[.A648]&amp;&quot;C&quot;;[$'SAISIE DONS COTISATIONS'.G$1:.G$1048576])" office:value-type="currency" office:currency="EUR" office:value="0" calcext:value-type="currency">
            <text:p>0,00 €</text:p>
          </table:table-cell>
          <table:table-cell table:formula="of:=SUMIF([$'SAISIE DONS COTISATIONS'.A$1:.A$1048576];[.A648]&amp;&quot;A&quot;;[$'SAISIE DONS COTISATIONS'.G$1:.G$1048576])" office:value-type="currency" office:currency="EUR" office:value="0" calcext:value-type="currency">
            <text:p>0,00 €</text:p>
          </table:table-cell>
          <table:table-cell table:formula="of:=[.H648]+[.I648]-[.L648]" office:value-type="currency" office:currency="EUR" office:value="0" calcext:value-type="currency">
            <text:p>0,00 €</text:p>
          </table:table-cell>
          <table:table-cell table:formula="of:=IF([.H648]+[.I648]&gt;=10;10;[.H648]+[.I64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49]&amp;&quot;D&quot;;[$'SAISIE DONS COTISATIONS'.G$1:.G$1048576])" office:value-type="currency" office:currency="EUR" office:value="0" calcext:value-type="currency">
            <text:p>0,00 €</text:p>
          </table:table-cell>
          <table:table-cell table:formula="of:=SUMIF([$'SAISIE DONS COTISATIONS'.A$1:.A$1048576];[.A649]&amp;&quot;C&quot;;[$'SAISIE DONS COTISATIONS'.G$1:.G$1048576])" office:value-type="currency" office:currency="EUR" office:value="0" calcext:value-type="currency">
            <text:p>0,00 €</text:p>
          </table:table-cell>
          <table:table-cell table:formula="of:=SUMIF([$'SAISIE DONS COTISATIONS'.A$1:.A$1048576];[.A649]&amp;&quot;A&quot;;[$'SAISIE DONS COTISATIONS'.G$1:.G$1048576])" office:value-type="currency" office:currency="EUR" office:value="0" calcext:value-type="currency">
            <text:p>0,00 €</text:p>
          </table:table-cell>
          <table:table-cell table:formula="of:=[.H649]+[.I649]-[.L649]" office:value-type="currency" office:currency="EUR" office:value="0" calcext:value-type="currency">
            <text:p>0,00 €</text:p>
          </table:table-cell>
          <table:table-cell table:formula="of:=IF([.H649]+[.I649]&gt;=10;10;[.H649]+[.I64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0]&amp;&quot;D&quot;;[$'SAISIE DONS COTISATIONS'.G$1:.G$1048576])" office:value-type="currency" office:currency="EUR" office:value="0" calcext:value-type="currency">
            <text:p>0,00 €</text:p>
          </table:table-cell>
          <table:table-cell table:formula="of:=SUMIF([$'SAISIE DONS COTISATIONS'.A$1:.A$1048576];[.A650]&amp;&quot;C&quot;;[$'SAISIE DONS COTISATIONS'.G$1:.G$1048576])" office:value-type="currency" office:currency="EUR" office:value="0" calcext:value-type="currency">
            <text:p>0,00 €</text:p>
          </table:table-cell>
          <table:table-cell table:formula="of:=SUMIF([$'SAISIE DONS COTISATIONS'.A$1:.A$1048576];[.A650]&amp;&quot;A&quot;;[$'SAISIE DONS COTISATIONS'.G$1:.G$1048576])" office:value-type="currency" office:currency="EUR" office:value="0" calcext:value-type="currency">
            <text:p>0,00 €</text:p>
          </table:table-cell>
          <table:table-cell table:formula="of:=[.H650]+[.I650]-[.L650]" office:value-type="currency" office:currency="EUR" office:value="0" calcext:value-type="currency">
            <text:p>0,00 €</text:p>
          </table:table-cell>
          <table:table-cell table:formula="of:=IF([.H650]+[.I650]&gt;=10;10;[.H650]+[.I65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1]&amp;&quot;D&quot;;[$'SAISIE DONS COTISATIONS'.G$1:.G$1048576])" office:value-type="currency" office:currency="EUR" office:value="0" calcext:value-type="currency">
            <text:p>0,00 €</text:p>
          </table:table-cell>
          <table:table-cell table:formula="of:=SUMIF([$'SAISIE DONS COTISATIONS'.A$1:.A$1048576];[.A651]&amp;&quot;C&quot;;[$'SAISIE DONS COTISATIONS'.G$1:.G$1048576])" office:value-type="currency" office:currency="EUR" office:value="0" calcext:value-type="currency">
            <text:p>0,00 €</text:p>
          </table:table-cell>
          <table:table-cell table:formula="of:=SUMIF([$'SAISIE DONS COTISATIONS'.A$1:.A$1048576];[.A651]&amp;&quot;A&quot;;[$'SAISIE DONS COTISATIONS'.G$1:.G$1048576])" office:value-type="currency" office:currency="EUR" office:value="0" calcext:value-type="currency">
            <text:p>0,00 €</text:p>
          </table:table-cell>
          <table:table-cell table:formula="of:=[.H651]+[.I651]-[.L651]" office:value-type="currency" office:currency="EUR" office:value="0" calcext:value-type="currency">
            <text:p>0,00 €</text:p>
          </table:table-cell>
          <table:table-cell table:formula="of:=IF([.H651]+[.I651]&gt;=10;10;[.H651]+[.I65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2]&amp;&quot;D&quot;;[$'SAISIE DONS COTISATIONS'.G$1:.G$1048576])" office:value-type="currency" office:currency="EUR" office:value="0" calcext:value-type="currency">
            <text:p>0,00 €</text:p>
          </table:table-cell>
          <table:table-cell table:formula="of:=SUMIF([$'SAISIE DONS COTISATIONS'.A$1:.A$1048576];[.A652]&amp;&quot;C&quot;;[$'SAISIE DONS COTISATIONS'.G$1:.G$1048576])" office:value-type="currency" office:currency="EUR" office:value="0" calcext:value-type="currency">
            <text:p>0,00 €</text:p>
          </table:table-cell>
          <table:table-cell table:formula="of:=SUMIF([$'SAISIE DONS COTISATIONS'.A$1:.A$1048576];[.A652]&amp;&quot;A&quot;;[$'SAISIE DONS COTISATIONS'.G$1:.G$1048576])" office:value-type="currency" office:currency="EUR" office:value="0" calcext:value-type="currency">
            <text:p>0,00 €</text:p>
          </table:table-cell>
          <table:table-cell table:formula="of:=[.H652]+[.I652]-[.L652]" office:value-type="currency" office:currency="EUR" office:value="0" calcext:value-type="currency">
            <text:p>0,00 €</text:p>
          </table:table-cell>
          <table:table-cell table:formula="of:=IF([.H652]+[.I652]&gt;=10;10;[.H652]+[.I65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3]&amp;&quot;D&quot;;[$'SAISIE DONS COTISATIONS'.G$1:.G$1048576])" office:value-type="currency" office:currency="EUR" office:value="0" calcext:value-type="currency">
            <text:p>0,00 €</text:p>
          </table:table-cell>
          <table:table-cell table:formula="of:=SUMIF([$'SAISIE DONS COTISATIONS'.A$1:.A$1048576];[.A653]&amp;&quot;C&quot;;[$'SAISIE DONS COTISATIONS'.G$1:.G$1048576])" office:value-type="currency" office:currency="EUR" office:value="0" calcext:value-type="currency">
            <text:p>0,00 €</text:p>
          </table:table-cell>
          <table:table-cell table:formula="of:=SUMIF([$'SAISIE DONS COTISATIONS'.A$1:.A$1048576];[.A653]&amp;&quot;A&quot;;[$'SAISIE DONS COTISATIONS'.G$1:.G$1048576])" office:value-type="currency" office:currency="EUR" office:value="0" calcext:value-type="currency">
            <text:p>0,00 €</text:p>
          </table:table-cell>
          <table:table-cell table:formula="of:=[.H653]+[.I653]-[.L653]" office:value-type="currency" office:currency="EUR" office:value="0" calcext:value-type="currency">
            <text:p>0,00 €</text:p>
          </table:table-cell>
          <table:table-cell table:formula="of:=IF([.H653]+[.I653]&gt;=10;10;[.H653]+[.I65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4]&amp;&quot;D&quot;;[$'SAISIE DONS COTISATIONS'.G$1:.G$1048576])" office:value-type="currency" office:currency="EUR" office:value="0" calcext:value-type="currency">
            <text:p>0,00 €</text:p>
          </table:table-cell>
          <table:table-cell table:formula="of:=SUMIF([$'SAISIE DONS COTISATIONS'.A$1:.A$1048576];[.A654]&amp;&quot;C&quot;;[$'SAISIE DONS COTISATIONS'.G$1:.G$1048576])" office:value-type="currency" office:currency="EUR" office:value="0" calcext:value-type="currency">
            <text:p>0,00 €</text:p>
          </table:table-cell>
          <table:table-cell table:formula="of:=SUMIF([$'SAISIE DONS COTISATIONS'.A$1:.A$1048576];[.A654]&amp;&quot;A&quot;;[$'SAISIE DONS COTISATIONS'.G$1:.G$1048576])" office:value-type="currency" office:currency="EUR" office:value="0" calcext:value-type="currency">
            <text:p>0,00 €</text:p>
          </table:table-cell>
          <table:table-cell table:formula="of:=[.H654]+[.I654]-[.L654]" office:value-type="currency" office:currency="EUR" office:value="0" calcext:value-type="currency">
            <text:p>0,00 €</text:p>
          </table:table-cell>
          <table:table-cell table:formula="of:=IF([.H654]+[.I654]&gt;=10;10;[.H654]+[.I65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5]&amp;&quot;D&quot;;[$'SAISIE DONS COTISATIONS'.G$1:.G$1048576])" office:value-type="currency" office:currency="EUR" office:value="0" calcext:value-type="currency">
            <text:p>0,00 €</text:p>
          </table:table-cell>
          <table:table-cell table:formula="of:=SUMIF([$'SAISIE DONS COTISATIONS'.A$1:.A$1048576];[.A655]&amp;&quot;C&quot;;[$'SAISIE DONS COTISATIONS'.G$1:.G$1048576])" office:value-type="currency" office:currency="EUR" office:value="0" calcext:value-type="currency">
            <text:p>0,00 €</text:p>
          </table:table-cell>
          <table:table-cell table:formula="of:=SUMIF([$'SAISIE DONS COTISATIONS'.A$1:.A$1048576];[.A655]&amp;&quot;A&quot;;[$'SAISIE DONS COTISATIONS'.G$1:.G$1048576])" office:value-type="currency" office:currency="EUR" office:value="0" calcext:value-type="currency">
            <text:p>0,00 €</text:p>
          </table:table-cell>
          <table:table-cell table:formula="of:=[.H655]+[.I655]-[.L655]" office:value-type="currency" office:currency="EUR" office:value="0" calcext:value-type="currency">
            <text:p>0,00 €</text:p>
          </table:table-cell>
          <table:table-cell table:formula="of:=IF([.H655]+[.I655]&gt;=10;10;[.H655]+[.I65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6]&amp;&quot;D&quot;;[$'SAISIE DONS COTISATIONS'.G$1:.G$1048576])" office:value-type="currency" office:currency="EUR" office:value="0" calcext:value-type="currency">
            <text:p>0,00 €</text:p>
          </table:table-cell>
          <table:table-cell table:formula="of:=SUMIF([$'SAISIE DONS COTISATIONS'.A$1:.A$1048576];[.A656]&amp;&quot;C&quot;;[$'SAISIE DONS COTISATIONS'.G$1:.G$1048576])" office:value-type="currency" office:currency="EUR" office:value="0" calcext:value-type="currency">
            <text:p>0,00 €</text:p>
          </table:table-cell>
          <table:table-cell table:formula="of:=SUMIF([$'SAISIE DONS COTISATIONS'.A$1:.A$1048576];[.A656]&amp;&quot;A&quot;;[$'SAISIE DONS COTISATIONS'.G$1:.G$1048576])" office:value-type="currency" office:currency="EUR" office:value="0" calcext:value-type="currency">
            <text:p>0,00 €</text:p>
          </table:table-cell>
          <table:table-cell table:formula="of:=[.H656]+[.I656]-[.L656]" office:value-type="currency" office:currency="EUR" office:value="0" calcext:value-type="currency">
            <text:p>0,00 €</text:p>
          </table:table-cell>
          <table:table-cell table:formula="of:=IF([.H656]+[.I656]&gt;=10;10;[.H656]+[.I65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7]&amp;&quot;D&quot;;[$'SAISIE DONS COTISATIONS'.G$1:.G$1048576])" office:value-type="currency" office:currency="EUR" office:value="0" calcext:value-type="currency">
            <text:p>0,00 €</text:p>
          </table:table-cell>
          <table:table-cell table:formula="of:=SUMIF([$'SAISIE DONS COTISATIONS'.A$1:.A$1048576];[.A657]&amp;&quot;C&quot;;[$'SAISIE DONS COTISATIONS'.G$1:.G$1048576])" office:value-type="currency" office:currency="EUR" office:value="0" calcext:value-type="currency">
            <text:p>0,00 €</text:p>
          </table:table-cell>
          <table:table-cell table:formula="of:=SUMIF([$'SAISIE DONS COTISATIONS'.A$1:.A$1048576];[.A657]&amp;&quot;A&quot;;[$'SAISIE DONS COTISATIONS'.G$1:.G$1048576])" office:value-type="currency" office:currency="EUR" office:value="0" calcext:value-type="currency">
            <text:p>0,00 €</text:p>
          </table:table-cell>
          <table:table-cell table:formula="of:=[.H657]+[.I657]-[.L657]" office:value-type="currency" office:currency="EUR" office:value="0" calcext:value-type="currency">
            <text:p>0,00 €</text:p>
          </table:table-cell>
          <table:table-cell table:formula="of:=IF([.H657]+[.I657]&gt;=10;10;[.H657]+[.I65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8]&amp;&quot;D&quot;;[$'SAISIE DONS COTISATIONS'.G$1:.G$1048576])" office:value-type="currency" office:currency="EUR" office:value="0" calcext:value-type="currency">
            <text:p>0,00 €</text:p>
          </table:table-cell>
          <table:table-cell table:formula="of:=SUMIF([$'SAISIE DONS COTISATIONS'.A$1:.A$1048576];[.A658]&amp;&quot;C&quot;;[$'SAISIE DONS COTISATIONS'.G$1:.G$1048576])" office:value-type="currency" office:currency="EUR" office:value="0" calcext:value-type="currency">
            <text:p>0,00 €</text:p>
          </table:table-cell>
          <table:table-cell table:formula="of:=SUMIF([$'SAISIE DONS COTISATIONS'.A$1:.A$1048576];[.A658]&amp;&quot;A&quot;;[$'SAISIE DONS COTISATIONS'.G$1:.G$1048576])" office:value-type="currency" office:currency="EUR" office:value="0" calcext:value-type="currency">
            <text:p>0,00 €</text:p>
          </table:table-cell>
          <table:table-cell table:formula="of:=[.H658]+[.I658]-[.L658]" office:value-type="currency" office:currency="EUR" office:value="0" calcext:value-type="currency">
            <text:p>0,00 €</text:p>
          </table:table-cell>
          <table:table-cell table:formula="of:=IF([.H658]+[.I658]&gt;=10;10;[.H658]+[.I65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59]&amp;&quot;D&quot;;[$'SAISIE DONS COTISATIONS'.G$1:.G$1048576])" office:value-type="currency" office:currency="EUR" office:value="0" calcext:value-type="currency">
            <text:p>0,00 €</text:p>
          </table:table-cell>
          <table:table-cell table:formula="of:=SUMIF([$'SAISIE DONS COTISATIONS'.A$1:.A$1048576];[.A659]&amp;&quot;C&quot;;[$'SAISIE DONS COTISATIONS'.G$1:.G$1048576])" office:value-type="currency" office:currency="EUR" office:value="0" calcext:value-type="currency">
            <text:p>0,00 €</text:p>
          </table:table-cell>
          <table:table-cell table:formula="of:=SUMIF([$'SAISIE DONS COTISATIONS'.A$1:.A$1048576];[.A659]&amp;&quot;A&quot;;[$'SAISIE DONS COTISATIONS'.G$1:.G$1048576])" office:value-type="currency" office:currency="EUR" office:value="0" calcext:value-type="currency">
            <text:p>0,00 €</text:p>
          </table:table-cell>
          <table:table-cell table:formula="of:=[.H659]+[.I659]-[.L659]" office:value-type="currency" office:currency="EUR" office:value="0" calcext:value-type="currency">
            <text:p>0,00 €</text:p>
          </table:table-cell>
          <table:table-cell table:formula="of:=IF([.H659]+[.I659]&gt;=10;10;[.H659]+[.I65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0]&amp;&quot;D&quot;;[$'SAISIE DONS COTISATIONS'.G$1:.G$1048576])" office:value-type="currency" office:currency="EUR" office:value="0" calcext:value-type="currency">
            <text:p>0,00 €</text:p>
          </table:table-cell>
          <table:table-cell table:formula="of:=SUMIF([$'SAISIE DONS COTISATIONS'.A$1:.A$1048576];[.A660]&amp;&quot;C&quot;;[$'SAISIE DONS COTISATIONS'.G$1:.G$1048576])" office:value-type="currency" office:currency="EUR" office:value="0" calcext:value-type="currency">
            <text:p>0,00 €</text:p>
          </table:table-cell>
          <table:table-cell table:formula="of:=SUMIF([$'SAISIE DONS COTISATIONS'.A$1:.A$1048576];[.A660]&amp;&quot;A&quot;;[$'SAISIE DONS COTISATIONS'.G$1:.G$1048576])" office:value-type="currency" office:currency="EUR" office:value="0" calcext:value-type="currency">
            <text:p>0,00 €</text:p>
          </table:table-cell>
          <table:table-cell table:formula="of:=[.H660]+[.I660]-[.L660]" office:value-type="currency" office:currency="EUR" office:value="0" calcext:value-type="currency">
            <text:p>0,00 €</text:p>
          </table:table-cell>
          <table:table-cell table:formula="of:=IF([.H660]+[.I660]&gt;=10;10;[.H660]+[.I66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1]&amp;&quot;D&quot;;[$'SAISIE DONS COTISATIONS'.G$1:.G$1048576])" office:value-type="currency" office:currency="EUR" office:value="0" calcext:value-type="currency">
            <text:p>0,00 €</text:p>
          </table:table-cell>
          <table:table-cell table:formula="of:=SUMIF([$'SAISIE DONS COTISATIONS'.A$1:.A$1048576];[.A661]&amp;&quot;C&quot;;[$'SAISIE DONS COTISATIONS'.G$1:.G$1048576])" office:value-type="currency" office:currency="EUR" office:value="0" calcext:value-type="currency">
            <text:p>0,00 €</text:p>
          </table:table-cell>
          <table:table-cell table:formula="of:=SUMIF([$'SAISIE DONS COTISATIONS'.A$1:.A$1048576];[.A661]&amp;&quot;A&quot;;[$'SAISIE DONS COTISATIONS'.G$1:.G$1048576])" office:value-type="currency" office:currency="EUR" office:value="0" calcext:value-type="currency">
            <text:p>0,00 €</text:p>
          </table:table-cell>
          <table:table-cell table:formula="of:=[.H661]+[.I661]-[.L661]" office:value-type="currency" office:currency="EUR" office:value="0" calcext:value-type="currency">
            <text:p>0,00 €</text:p>
          </table:table-cell>
          <table:table-cell table:formula="of:=IF([.H661]+[.I661]&gt;=10;10;[.H661]+[.I66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2]&amp;&quot;D&quot;;[$'SAISIE DONS COTISATIONS'.G$1:.G$1048576])" office:value-type="currency" office:currency="EUR" office:value="0" calcext:value-type="currency">
            <text:p>0,00 €</text:p>
          </table:table-cell>
          <table:table-cell table:formula="of:=SUMIF([$'SAISIE DONS COTISATIONS'.A$1:.A$1048576];[.A662]&amp;&quot;C&quot;;[$'SAISIE DONS COTISATIONS'.G$1:.G$1048576])" office:value-type="currency" office:currency="EUR" office:value="0" calcext:value-type="currency">
            <text:p>0,00 €</text:p>
          </table:table-cell>
          <table:table-cell table:formula="of:=SUMIF([$'SAISIE DONS COTISATIONS'.A$1:.A$1048576];[.A662]&amp;&quot;A&quot;;[$'SAISIE DONS COTISATIONS'.G$1:.G$1048576])" office:value-type="currency" office:currency="EUR" office:value="0" calcext:value-type="currency">
            <text:p>0,00 €</text:p>
          </table:table-cell>
          <table:table-cell table:formula="of:=[.H662]+[.I662]-[.L662]" office:value-type="currency" office:currency="EUR" office:value="0" calcext:value-type="currency">
            <text:p>0,00 €</text:p>
          </table:table-cell>
          <table:table-cell table:formula="of:=IF([.H662]+[.I662]&gt;=10;10;[.H662]+[.I66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3]&amp;&quot;D&quot;;[$'SAISIE DONS COTISATIONS'.G$1:.G$1048576])" office:value-type="currency" office:currency="EUR" office:value="0" calcext:value-type="currency">
            <text:p>0,00 €</text:p>
          </table:table-cell>
          <table:table-cell table:formula="of:=SUMIF([$'SAISIE DONS COTISATIONS'.A$1:.A$1048576];[.A663]&amp;&quot;C&quot;;[$'SAISIE DONS COTISATIONS'.G$1:.G$1048576])" office:value-type="currency" office:currency="EUR" office:value="0" calcext:value-type="currency">
            <text:p>0,00 €</text:p>
          </table:table-cell>
          <table:table-cell table:formula="of:=SUMIF([$'SAISIE DONS COTISATIONS'.A$1:.A$1048576];[.A663]&amp;&quot;A&quot;;[$'SAISIE DONS COTISATIONS'.G$1:.G$1048576])" office:value-type="currency" office:currency="EUR" office:value="0" calcext:value-type="currency">
            <text:p>0,00 €</text:p>
          </table:table-cell>
          <table:table-cell table:formula="of:=[.H663]+[.I663]-[.L663]" office:value-type="currency" office:currency="EUR" office:value="0" calcext:value-type="currency">
            <text:p>0,00 €</text:p>
          </table:table-cell>
          <table:table-cell table:formula="of:=IF([.H663]+[.I663]&gt;=10;10;[.H663]+[.I66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4]&amp;&quot;D&quot;;[$'SAISIE DONS COTISATIONS'.G$1:.G$1048576])" office:value-type="currency" office:currency="EUR" office:value="0" calcext:value-type="currency">
            <text:p>0,00 €</text:p>
          </table:table-cell>
          <table:table-cell table:formula="of:=SUMIF([$'SAISIE DONS COTISATIONS'.A$1:.A$1048576];[.A664]&amp;&quot;C&quot;;[$'SAISIE DONS COTISATIONS'.G$1:.G$1048576])" office:value-type="currency" office:currency="EUR" office:value="0" calcext:value-type="currency">
            <text:p>0,00 €</text:p>
          </table:table-cell>
          <table:table-cell table:formula="of:=SUMIF([$'SAISIE DONS COTISATIONS'.A$1:.A$1048576];[.A664]&amp;&quot;A&quot;;[$'SAISIE DONS COTISATIONS'.G$1:.G$1048576])" office:value-type="currency" office:currency="EUR" office:value="0" calcext:value-type="currency">
            <text:p>0,00 €</text:p>
          </table:table-cell>
          <table:table-cell table:formula="of:=[.H664]+[.I664]-[.L664]" office:value-type="currency" office:currency="EUR" office:value="0" calcext:value-type="currency">
            <text:p>0,00 €</text:p>
          </table:table-cell>
          <table:table-cell table:formula="of:=IF([.H664]+[.I664]&gt;=10;10;[.H664]+[.I66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5]&amp;&quot;D&quot;;[$'SAISIE DONS COTISATIONS'.G$1:.G$1048576])" office:value-type="currency" office:currency="EUR" office:value="0" calcext:value-type="currency">
            <text:p>0,00 €</text:p>
          </table:table-cell>
          <table:table-cell table:formula="of:=SUMIF([$'SAISIE DONS COTISATIONS'.A$1:.A$1048576];[.A665]&amp;&quot;C&quot;;[$'SAISIE DONS COTISATIONS'.G$1:.G$1048576])" office:value-type="currency" office:currency="EUR" office:value="0" calcext:value-type="currency">
            <text:p>0,00 €</text:p>
          </table:table-cell>
          <table:table-cell table:formula="of:=SUMIF([$'SAISIE DONS COTISATIONS'.A$1:.A$1048576];[.A665]&amp;&quot;A&quot;;[$'SAISIE DONS COTISATIONS'.G$1:.G$1048576])" office:value-type="currency" office:currency="EUR" office:value="0" calcext:value-type="currency">
            <text:p>0,00 €</text:p>
          </table:table-cell>
          <table:table-cell table:formula="of:=[.H665]+[.I665]-[.L665]" office:value-type="currency" office:currency="EUR" office:value="0" calcext:value-type="currency">
            <text:p>0,00 €</text:p>
          </table:table-cell>
          <table:table-cell table:formula="of:=IF([.H665]+[.I665]&gt;=10;10;[.H665]+[.I66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6]&amp;&quot;D&quot;;[$'SAISIE DONS COTISATIONS'.G$1:.G$1048576])" office:value-type="currency" office:currency="EUR" office:value="0" calcext:value-type="currency">
            <text:p>0,00 €</text:p>
          </table:table-cell>
          <table:table-cell table:formula="of:=SUMIF([$'SAISIE DONS COTISATIONS'.A$1:.A$1048576];[.A666]&amp;&quot;C&quot;;[$'SAISIE DONS COTISATIONS'.G$1:.G$1048576])" office:value-type="currency" office:currency="EUR" office:value="0" calcext:value-type="currency">
            <text:p>0,00 €</text:p>
          </table:table-cell>
          <table:table-cell table:formula="of:=SUMIF([$'SAISIE DONS COTISATIONS'.A$1:.A$1048576];[.A666]&amp;&quot;A&quot;;[$'SAISIE DONS COTISATIONS'.G$1:.G$1048576])" office:value-type="currency" office:currency="EUR" office:value="0" calcext:value-type="currency">
            <text:p>0,00 €</text:p>
          </table:table-cell>
          <table:table-cell table:formula="of:=[.H666]+[.I666]-[.L666]" office:value-type="currency" office:currency="EUR" office:value="0" calcext:value-type="currency">
            <text:p>0,00 €</text:p>
          </table:table-cell>
          <table:table-cell table:formula="of:=IF([.H666]+[.I666]&gt;=10;10;[.H666]+[.I66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7]&amp;&quot;D&quot;;[$'SAISIE DONS COTISATIONS'.G$1:.G$1048576])" office:value-type="currency" office:currency="EUR" office:value="0" calcext:value-type="currency">
            <text:p>0,00 €</text:p>
          </table:table-cell>
          <table:table-cell table:formula="of:=SUMIF([$'SAISIE DONS COTISATIONS'.A$1:.A$1048576];[.A667]&amp;&quot;C&quot;;[$'SAISIE DONS COTISATIONS'.G$1:.G$1048576])" office:value-type="currency" office:currency="EUR" office:value="0" calcext:value-type="currency">
            <text:p>0,00 €</text:p>
          </table:table-cell>
          <table:table-cell table:formula="of:=SUMIF([$'SAISIE DONS COTISATIONS'.A$1:.A$1048576];[.A667]&amp;&quot;A&quot;;[$'SAISIE DONS COTISATIONS'.G$1:.G$1048576])" office:value-type="currency" office:currency="EUR" office:value="0" calcext:value-type="currency">
            <text:p>0,00 €</text:p>
          </table:table-cell>
          <table:table-cell table:formula="of:=[.H667]+[.I667]-[.L667]" office:value-type="currency" office:currency="EUR" office:value="0" calcext:value-type="currency">
            <text:p>0,00 €</text:p>
          </table:table-cell>
          <table:table-cell table:formula="of:=IF([.H667]+[.I667]&gt;=10;10;[.H667]+[.I66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8]&amp;&quot;D&quot;;[$'SAISIE DONS COTISATIONS'.G$1:.G$1048576])" office:value-type="currency" office:currency="EUR" office:value="0" calcext:value-type="currency">
            <text:p>0,00 €</text:p>
          </table:table-cell>
          <table:table-cell table:formula="of:=SUMIF([$'SAISIE DONS COTISATIONS'.A$1:.A$1048576];[.A668]&amp;&quot;C&quot;;[$'SAISIE DONS COTISATIONS'.G$1:.G$1048576])" office:value-type="currency" office:currency="EUR" office:value="0" calcext:value-type="currency">
            <text:p>0,00 €</text:p>
          </table:table-cell>
          <table:table-cell table:formula="of:=SUMIF([$'SAISIE DONS COTISATIONS'.A$1:.A$1048576];[.A668]&amp;&quot;A&quot;;[$'SAISIE DONS COTISATIONS'.G$1:.G$1048576])" office:value-type="currency" office:currency="EUR" office:value="0" calcext:value-type="currency">
            <text:p>0,00 €</text:p>
          </table:table-cell>
          <table:table-cell table:formula="of:=[.H668]+[.I668]-[.L668]" office:value-type="currency" office:currency="EUR" office:value="0" calcext:value-type="currency">
            <text:p>0,00 €</text:p>
          </table:table-cell>
          <table:table-cell table:formula="of:=IF([.H668]+[.I668]&gt;=10;10;[.H668]+[.I66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69]&amp;&quot;D&quot;;[$'SAISIE DONS COTISATIONS'.G$1:.G$1048576])" office:value-type="currency" office:currency="EUR" office:value="0" calcext:value-type="currency">
            <text:p>0,00 €</text:p>
          </table:table-cell>
          <table:table-cell table:formula="of:=SUMIF([$'SAISIE DONS COTISATIONS'.A$1:.A$1048576];[.A669]&amp;&quot;C&quot;;[$'SAISIE DONS COTISATIONS'.G$1:.G$1048576])" office:value-type="currency" office:currency="EUR" office:value="0" calcext:value-type="currency">
            <text:p>0,00 €</text:p>
          </table:table-cell>
          <table:table-cell table:formula="of:=SUMIF([$'SAISIE DONS COTISATIONS'.A$1:.A$1048576];[.A669]&amp;&quot;A&quot;;[$'SAISIE DONS COTISATIONS'.G$1:.G$1048576])" office:value-type="currency" office:currency="EUR" office:value="0" calcext:value-type="currency">
            <text:p>0,00 €</text:p>
          </table:table-cell>
          <table:table-cell table:formula="of:=[.H669]+[.I669]-[.L669]" office:value-type="currency" office:currency="EUR" office:value="0" calcext:value-type="currency">
            <text:p>0,00 €</text:p>
          </table:table-cell>
          <table:table-cell table:formula="of:=IF([.H669]+[.I669]&gt;=10;10;[.H669]+[.I66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0]&amp;&quot;D&quot;;[$'SAISIE DONS COTISATIONS'.G$1:.G$1048576])" office:value-type="currency" office:currency="EUR" office:value="0" calcext:value-type="currency">
            <text:p>0,00 €</text:p>
          </table:table-cell>
          <table:table-cell table:formula="of:=SUMIF([$'SAISIE DONS COTISATIONS'.A$1:.A$1048576];[.A670]&amp;&quot;C&quot;;[$'SAISIE DONS COTISATIONS'.G$1:.G$1048576])" office:value-type="currency" office:currency="EUR" office:value="0" calcext:value-type="currency">
            <text:p>0,00 €</text:p>
          </table:table-cell>
          <table:table-cell table:formula="of:=SUMIF([$'SAISIE DONS COTISATIONS'.A$1:.A$1048576];[.A670]&amp;&quot;A&quot;;[$'SAISIE DONS COTISATIONS'.G$1:.G$1048576])" office:value-type="currency" office:currency="EUR" office:value="0" calcext:value-type="currency">
            <text:p>0,00 €</text:p>
          </table:table-cell>
          <table:table-cell table:formula="of:=[.H670]+[.I670]-[.L670]" office:value-type="currency" office:currency="EUR" office:value="0" calcext:value-type="currency">
            <text:p>0,00 €</text:p>
          </table:table-cell>
          <table:table-cell table:formula="of:=IF([.H670]+[.I670]&gt;=10;10;[.H670]+[.I67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1]&amp;&quot;D&quot;;[$'SAISIE DONS COTISATIONS'.G$1:.G$1048576])" office:value-type="currency" office:currency="EUR" office:value="0" calcext:value-type="currency">
            <text:p>0,00 €</text:p>
          </table:table-cell>
          <table:table-cell table:formula="of:=SUMIF([$'SAISIE DONS COTISATIONS'.A$1:.A$1048576];[.A671]&amp;&quot;C&quot;;[$'SAISIE DONS COTISATIONS'.G$1:.G$1048576])" office:value-type="currency" office:currency="EUR" office:value="0" calcext:value-type="currency">
            <text:p>0,00 €</text:p>
          </table:table-cell>
          <table:table-cell table:formula="of:=SUMIF([$'SAISIE DONS COTISATIONS'.A$1:.A$1048576];[.A671]&amp;&quot;A&quot;;[$'SAISIE DONS COTISATIONS'.G$1:.G$1048576])" office:value-type="currency" office:currency="EUR" office:value="0" calcext:value-type="currency">
            <text:p>0,00 €</text:p>
          </table:table-cell>
          <table:table-cell table:formula="of:=[.H671]+[.I671]-[.L671]" office:value-type="currency" office:currency="EUR" office:value="0" calcext:value-type="currency">
            <text:p>0,00 €</text:p>
          </table:table-cell>
          <table:table-cell table:formula="of:=IF([.H671]+[.I671]&gt;=10;10;[.H671]+[.I67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2]&amp;&quot;D&quot;;[$'SAISIE DONS COTISATIONS'.G$1:.G$1048576])" office:value-type="currency" office:currency="EUR" office:value="0" calcext:value-type="currency">
            <text:p>0,00 €</text:p>
          </table:table-cell>
          <table:table-cell table:formula="of:=SUMIF([$'SAISIE DONS COTISATIONS'.A$1:.A$1048576];[.A672]&amp;&quot;C&quot;;[$'SAISIE DONS COTISATIONS'.G$1:.G$1048576])" office:value-type="currency" office:currency="EUR" office:value="0" calcext:value-type="currency">
            <text:p>0,00 €</text:p>
          </table:table-cell>
          <table:table-cell table:formula="of:=SUMIF([$'SAISIE DONS COTISATIONS'.A$1:.A$1048576];[.A672]&amp;&quot;A&quot;;[$'SAISIE DONS COTISATIONS'.G$1:.G$1048576])" office:value-type="currency" office:currency="EUR" office:value="0" calcext:value-type="currency">
            <text:p>0,00 €</text:p>
          </table:table-cell>
          <table:table-cell table:formula="of:=[.H672]+[.I672]-[.L672]" office:value-type="currency" office:currency="EUR" office:value="0" calcext:value-type="currency">
            <text:p>0,00 €</text:p>
          </table:table-cell>
          <table:table-cell table:formula="of:=IF([.H672]+[.I672]&gt;=10;10;[.H672]+[.I67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3]&amp;&quot;D&quot;;[$'SAISIE DONS COTISATIONS'.G$1:.G$1048576])" office:value-type="currency" office:currency="EUR" office:value="0" calcext:value-type="currency">
            <text:p>0,00 €</text:p>
          </table:table-cell>
          <table:table-cell table:formula="of:=SUMIF([$'SAISIE DONS COTISATIONS'.A$1:.A$1048576];[.A673]&amp;&quot;C&quot;;[$'SAISIE DONS COTISATIONS'.G$1:.G$1048576])" office:value-type="currency" office:currency="EUR" office:value="0" calcext:value-type="currency">
            <text:p>0,00 €</text:p>
          </table:table-cell>
          <table:table-cell table:formula="of:=SUMIF([$'SAISIE DONS COTISATIONS'.A$1:.A$1048576];[.A673]&amp;&quot;A&quot;;[$'SAISIE DONS COTISATIONS'.G$1:.G$1048576])" office:value-type="currency" office:currency="EUR" office:value="0" calcext:value-type="currency">
            <text:p>0,00 €</text:p>
          </table:table-cell>
          <table:table-cell table:formula="of:=[.H673]+[.I673]-[.L673]" office:value-type="currency" office:currency="EUR" office:value="0" calcext:value-type="currency">
            <text:p>0,00 €</text:p>
          </table:table-cell>
          <table:table-cell table:formula="of:=IF([.H673]+[.I673]&gt;=10;10;[.H673]+[.I67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4]&amp;&quot;D&quot;;[$'SAISIE DONS COTISATIONS'.G$1:.G$1048576])" office:value-type="currency" office:currency="EUR" office:value="0" calcext:value-type="currency">
            <text:p>0,00 €</text:p>
          </table:table-cell>
          <table:table-cell table:formula="of:=SUMIF([$'SAISIE DONS COTISATIONS'.A$1:.A$1048576];[.A674]&amp;&quot;C&quot;;[$'SAISIE DONS COTISATIONS'.G$1:.G$1048576])" office:value-type="currency" office:currency="EUR" office:value="0" calcext:value-type="currency">
            <text:p>0,00 €</text:p>
          </table:table-cell>
          <table:table-cell table:formula="of:=SUMIF([$'SAISIE DONS COTISATIONS'.A$1:.A$1048576];[.A674]&amp;&quot;A&quot;;[$'SAISIE DONS COTISATIONS'.G$1:.G$1048576])" office:value-type="currency" office:currency="EUR" office:value="0" calcext:value-type="currency">
            <text:p>0,00 €</text:p>
          </table:table-cell>
          <table:table-cell table:formula="of:=[.H674]+[.I674]-[.L674]" office:value-type="currency" office:currency="EUR" office:value="0" calcext:value-type="currency">
            <text:p>0,00 €</text:p>
          </table:table-cell>
          <table:table-cell table:formula="of:=IF([.H674]+[.I674]&gt;=10;10;[.H674]+[.I67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5]&amp;&quot;D&quot;;[$'SAISIE DONS COTISATIONS'.G$1:.G$1048576])" office:value-type="currency" office:currency="EUR" office:value="0" calcext:value-type="currency">
            <text:p>0,00 €</text:p>
          </table:table-cell>
          <table:table-cell table:formula="of:=SUMIF([$'SAISIE DONS COTISATIONS'.A$1:.A$1048576];[.A675]&amp;&quot;C&quot;;[$'SAISIE DONS COTISATIONS'.G$1:.G$1048576])" office:value-type="currency" office:currency="EUR" office:value="0" calcext:value-type="currency">
            <text:p>0,00 €</text:p>
          </table:table-cell>
          <table:table-cell table:formula="of:=SUMIF([$'SAISIE DONS COTISATIONS'.A$1:.A$1048576];[.A675]&amp;&quot;A&quot;;[$'SAISIE DONS COTISATIONS'.G$1:.G$1048576])" office:value-type="currency" office:currency="EUR" office:value="0" calcext:value-type="currency">
            <text:p>0,00 €</text:p>
          </table:table-cell>
          <table:table-cell table:formula="of:=[.H675]+[.I675]-[.L675]" office:value-type="currency" office:currency="EUR" office:value="0" calcext:value-type="currency">
            <text:p>0,00 €</text:p>
          </table:table-cell>
          <table:table-cell table:formula="of:=IF([.H675]+[.I675]&gt;=10;10;[.H675]+[.I67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6]&amp;&quot;D&quot;;[$'SAISIE DONS COTISATIONS'.G$1:.G$1048576])" office:value-type="currency" office:currency="EUR" office:value="0" calcext:value-type="currency">
            <text:p>0,00 €</text:p>
          </table:table-cell>
          <table:table-cell table:formula="of:=SUMIF([$'SAISIE DONS COTISATIONS'.A$1:.A$1048576];[.A676]&amp;&quot;C&quot;;[$'SAISIE DONS COTISATIONS'.G$1:.G$1048576])" office:value-type="currency" office:currency="EUR" office:value="0" calcext:value-type="currency">
            <text:p>0,00 €</text:p>
          </table:table-cell>
          <table:table-cell table:formula="of:=SUMIF([$'SAISIE DONS COTISATIONS'.A$1:.A$1048576];[.A676]&amp;&quot;A&quot;;[$'SAISIE DONS COTISATIONS'.G$1:.G$1048576])" office:value-type="currency" office:currency="EUR" office:value="0" calcext:value-type="currency">
            <text:p>0,00 €</text:p>
          </table:table-cell>
          <table:table-cell table:formula="of:=[.H676]+[.I676]-[.L676]" office:value-type="currency" office:currency="EUR" office:value="0" calcext:value-type="currency">
            <text:p>0,00 €</text:p>
          </table:table-cell>
          <table:table-cell table:formula="of:=IF([.H676]+[.I676]&gt;=10;10;[.H676]+[.I67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7]&amp;&quot;D&quot;;[$'SAISIE DONS COTISATIONS'.G$1:.G$1048576])" office:value-type="currency" office:currency="EUR" office:value="0" calcext:value-type="currency">
            <text:p>0,00 €</text:p>
          </table:table-cell>
          <table:table-cell table:formula="of:=SUMIF([$'SAISIE DONS COTISATIONS'.A$1:.A$1048576];[.A677]&amp;&quot;C&quot;;[$'SAISIE DONS COTISATIONS'.G$1:.G$1048576])" office:value-type="currency" office:currency="EUR" office:value="0" calcext:value-type="currency">
            <text:p>0,00 €</text:p>
          </table:table-cell>
          <table:table-cell table:formula="of:=SUMIF([$'SAISIE DONS COTISATIONS'.A$1:.A$1048576];[.A677]&amp;&quot;A&quot;;[$'SAISIE DONS COTISATIONS'.G$1:.G$1048576])" office:value-type="currency" office:currency="EUR" office:value="0" calcext:value-type="currency">
            <text:p>0,00 €</text:p>
          </table:table-cell>
          <table:table-cell table:formula="of:=[.H677]+[.I677]-[.L677]" office:value-type="currency" office:currency="EUR" office:value="0" calcext:value-type="currency">
            <text:p>0,00 €</text:p>
          </table:table-cell>
          <table:table-cell table:formula="of:=IF([.H677]+[.I677]&gt;=10;10;[.H677]+[.I67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8]&amp;&quot;D&quot;;[$'SAISIE DONS COTISATIONS'.G$1:.G$1048576])" office:value-type="currency" office:currency="EUR" office:value="0" calcext:value-type="currency">
            <text:p>0,00 €</text:p>
          </table:table-cell>
          <table:table-cell table:formula="of:=SUMIF([$'SAISIE DONS COTISATIONS'.A$1:.A$1048576];[.A678]&amp;&quot;C&quot;;[$'SAISIE DONS COTISATIONS'.G$1:.G$1048576])" office:value-type="currency" office:currency="EUR" office:value="0" calcext:value-type="currency">
            <text:p>0,00 €</text:p>
          </table:table-cell>
          <table:table-cell table:formula="of:=SUMIF([$'SAISIE DONS COTISATIONS'.A$1:.A$1048576];[.A678]&amp;&quot;A&quot;;[$'SAISIE DONS COTISATIONS'.G$1:.G$1048576])" office:value-type="currency" office:currency="EUR" office:value="0" calcext:value-type="currency">
            <text:p>0,00 €</text:p>
          </table:table-cell>
          <table:table-cell table:formula="of:=[.H678]+[.I678]-[.L678]" office:value-type="currency" office:currency="EUR" office:value="0" calcext:value-type="currency">
            <text:p>0,00 €</text:p>
          </table:table-cell>
          <table:table-cell table:formula="of:=IF([.H678]+[.I678]&gt;=10;10;[.H678]+[.I67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79]&amp;&quot;D&quot;;[$'SAISIE DONS COTISATIONS'.G$1:.G$1048576])" office:value-type="currency" office:currency="EUR" office:value="0" calcext:value-type="currency">
            <text:p>0,00 €</text:p>
          </table:table-cell>
          <table:table-cell table:formula="of:=SUMIF([$'SAISIE DONS COTISATIONS'.A$1:.A$1048576];[.A679]&amp;&quot;C&quot;;[$'SAISIE DONS COTISATIONS'.G$1:.G$1048576])" office:value-type="currency" office:currency="EUR" office:value="0" calcext:value-type="currency">
            <text:p>0,00 €</text:p>
          </table:table-cell>
          <table:table-cell table:formula="of:=SUMIF([$'SAISIE DONS COTISATIONS'.A$1:.A$1048576];[.A679]&amp;&quot;A&quot;;[$'SAISIE DONS COTISATIONS'.G$1:.G$1048576])" office:value-type="currency" office:currency="EUR" office:value="0" calcext:value-type="currency">
            <text:p>0,00 €</text:p>
          </table:table-cell>
          <table:table-cell table:formula="of:=[.H679]+[.I679]-[.L679]" office:value-type="currency" office:currency="EUR" office:value="0" calcext:value-type="currency">
            <text:p>0,00 €</text:p>
          </table:table-cell>
          <table:table-cell table:formula="of:=IF([.H679]+[.I679]&gt;=10;10;[.H679]+[.I67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0]&amp;&quot;D&quot;;[$'SAISIE DONS COTISATIONS'.G$1:.G$1048576])" office:value-type="currency" office:currency="EUR" office:value="0" calcext:value-type="currency">
            <text:p>0,00 €</text:p>
          </table:table-cell>
          <table:table-cell table:formula="of:=SUMIF([$'SAISIE DONS COTISATIONS'.A$1:.A$1048576];[.A680]&amp;&quot;C&quot;;[$'SAISIE DONS COTISATIONS'.G$1:.G$1048576])" office:value-type="currency" office:currency="EUR" office:value="0" calcext:value-type="currency">
            <text:p>0,00 €</text:p>
          </table:table-cell>
          <table:table-cell table:formula="of:=SUMIF([$'SAISIE DONS COTISATIONS'.A$1:.A$1048576];[.A680]&amp;&quot;A&quot;;[$'SAISIE DONS COTISATIONS'.G$1:.G$1048576])" office:value-type="currency" office:currency="EUR" office:value="0" calcext:value-type="currency">
            <text:p>0,00 €</text:p>
          </table:table-cell>
          <table:table-cell table:formula="of:=[.H680]+[.I680]-[.L680]" office:value-type="currency" office:currency="EUR" office:value="0" calcext:value-type="currency">
            <text:p>0,00 €</text:p>
          </table:table-cell>
          <table:table-cell table:formula="of:=IF([.H680]+[.I680]&gt;=10;10;[.H680]+[.I68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1]&amp;&quot;D&quot;;[$'SAISIE DONS COTISATIONS'.G$1:.G$1048576])" office:value-type="currency" office:currency="EUR" office:value="0" calcext:value-type="currency">
            <text:p>0,00 €</text:p>
          </table:table-cell>
          <table:table-cell table:formula="of:=SUMIF([$'SAISIE DONS COTISATIONS'.A$1:.A$1048576];[.A681]&amp;&quot;C&quot;;[$'SAISIE DONS COTISATIONS'.G$1:.G$1048576])" office:value-type="currency" office:currency="EUR" office:value="0" calcext:value-type="currency">
            <text:p>0,00 €</text:p>
          </table:table-cell>
          <table:table-cell table:formula="of:=SUMIF([$'SAISIE DONS COTISATIONS'.A$1:.A$1048576];[.A681]&amp;&quot;A&quot;;[$'SAISIE DONS COTISATIONS'.G$1:.G$1048576])" office:value-type="currency" office:currency="EUR" office:value="0" calcext:value-type="currency">
            <text:p>0,00 €</text:p>
          </table:table-cell>
          <table:table-cell table:formula="of:=[.H681]+[.I681]-[.L681]" office:value-type="currency" office:currency="EUR" office:value="0" calcext:value-type="currency">
            <text:p>0,00 €</text:p>
          </table:table-cell>
          <table:table-cell table:formula="of:=IF([.H681]+[.I681]&gt;=10;10;[.H681]+[.I68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2]&amp;&quot;D&quot;;[$'SAISIE DONS COTISATIONS'.G$1:.G$1048576])" office:value-type="currency" office:currency="EUR" office:value="0" calcext:value-type="currency">
            <text:p>0,00 €</text:p>
          </table:table-cell>
          <table:table-cell table:formula="of:=SUMIF([$'SAISIE DONS COTISATIONS'.A$1:.A$1048576];[.A682]&amp;&quot;C&quot;;[$'SAISIE DONS COTISATIONS'.G$1:.G$1048576])" office:value-type="currency" office:currency="EUR" office:value="0" calcext:value-type="currency">
            <text:p>0,00 €</text:p>
          </table:table-cell>
          <table:table-cell table:formula="of:=SUMIF([$'SAISIE DONS COTISATIONS'.A$1:.A$1048576];[.A682]&amp;&quot;A&quot;;[$'SAISIE DONS COTISATIONS'.G$1:.G$1048576])" office:value-type="currency" office:currency="EUR" office:value="0" calcext:value-type="currency">
            <text:p>0,00 €</text:p>
          </table:table-cell>
          <table:table-cell table:formula="of:=[.H682]+[.I682]-[.L682]" office:value-type="currency" office:currency="EUR" office:value="0" calcext:value-type="currency">
            <text:p>0,00 €</text:p>
          </table:table-cell>
          <table:table-cell table:formula="of:=IF([.H682]+[.I682]&gt;=10;10;[.H682]+[.I68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3]&amp;&quot;D&quot;;[$'SAISIE DONS COTISATIONS'.G$1:.G$1048576])" office:value-type="currency" office:currency="EUR" office:value="0" calcext:value-type="currency">
            <text:p>0,00 €</text:p>
          </table:table-cell>
          <table:table-cell table:formula="of:=SUMIF([$'SAISIE DONS COTISATIONS'.A$1:.A$1048576];[.A683]&amp;&quot;C&quot;;[$'SAISIE DONS COTISATIONS'.G$1:.G$1048576])" office:value-type="currency" office:currency="EUR" office:value="0" calcext:value-type="currency">
            <text:p>0,00 €</text:p>
          </table:table-cell>
          <table:table-cell table:formula="of:=SUMIF([$'SAISIE DONS COTISATIONS'.A$1:.A$1048576];[.A683]&amp;&quot;A&quot;;[$'SAISIE DONS COTISATIONS'.G$1:.G$1048576])" office:value-type="currency" office:currency="EUR" office:value="0" calcext:value-type="currency">
            <text:p>0,00 €</text:p>
          </table:table-cell>
          <table:table-cell table:formula="of:=[.H683]+[.I683]-[.L683]" office:value-type="currency" office:currency="EUR" office:value="0" calcext:value-type="currency">
            <text:p>0,00 €</text:p>
          </table:table-cell>
          <table:table-cell table:formula="of:=IF([.H683]+[.I683]&gt;=10;10;[.H683]+[.I68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4]&amp;&quot;D&quot;;[$'SAISIE DONS COTISATIONS'.G$1:.G$1048576])" office:value-type="currency" office:currency="EUR" office:value="0" calcext:value-type="currency">
            <text:p>0,00 €</text:p>
          </table:table-cell>
          <table:table-cell table:formula="of:=SUMIF([$'SAISIE DONS COTISATIONS'.A$1:.A$1048576];[.A684]&amp;&quot;C&quot;;[$'SAISIE DONS COTISATIONS'.G$1:.G$1048576])" office:value-type="currency" office:currency="EUR" office:value="0" calcext:value-type="currency">
            <text:p>0,00 €</text:p>
          </table:table-cell>
          <table:table-cell table:formula="of:=SUMIF([$'SAISIE DONS COTISATIONS'.A$1:.A$1048576];[.A684]&amp;&quot;A&quot;;[$'SAISIE DONS COTISATIONS'.G$1:.G$1048576])" office:value-type="currency" office:currency="EUR" office:value="0" calcext:value-type="currency">
            <text:p>0,00 €</text:p>
          </table:table-cell>
          <table:table-cell table:formula="of:=[.H684]+[.I684]-[.L684]" office:value-type="currency" office:currency="EUR" office:value="0" calcext:value-type="currency">
            <text:p>0,00 €</text:p>
          </table:table-cell>
          <table:table-cell table:formula="of:=IF([.H684]+[.I684]&gt;=10;10;[.H684]+[.I68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5]&amp;&quot;D&quot;;[$'SAISIE DONS COTISATIONS'.G$1:.G$1048576])" office:value-type="currency" office:currency="EUR" office:value="0" calcext:value-type="currency">
            <text:p>0,00 €</text:p>
          </table:table-cell>
          <table:table-cell table:formula="of:=SUMIF([$'SAISIE DONS COTISATIONS'.A$1:.A$1048576];[.A685]&amp;&quot;C&quot;;[$'SAISIE DONS COTISATIONS'.G$1:.G$1048576])" office:value-type="currency" office:currency="EUR" office:value="0" calcext:value-type="currency">
            <text:p>0,00 €</text:p>
          </table:table-cell>
          <table:table-cell table:formula="of:=SUMIF([$'SAISIE DONS COTISATIONS'.A$1:.A$1048576];[.A685]&amp;&quot;A&quot;;[$'SAISIE DONS COTISATIONS'.G$1:.G$1048576])" office:value-type="currency" office:currency="EUR" office:value="0" calcext:value-type="currency">
            <text:p>0,00 €</text:p>
          </table:table-cell>
          <table:table-cell table:formula="of:=[.H685]+[.I685]-[.L685]" office:value-type="currency" office:currency="EUR" office:value="0" calcext:value-type="currency">
            <text:p>0,00 €</text:p>
          </table:table-cell>
          <table:table-cell table:formula="of:=IF([.H685]+[.I685]&gt;=10;10;[.H685]+[.I68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6]&amp;&quot;D&quot;;[$'SAISIE DONS COTISATIONS'.G$1:.G$1048576])" office:value-type="currency" office:currency="EUR" office:value="0" calcext:value-type="currency">
            <text:p>0,00 €</text:p>
          </table:table-cell>
          <table:table-cell table:formula="of:=SUMIF([$'SAISIE DONS COTISATIONS'.A$1:.A$1048576];[.A686]&amp;&quot;C&quot;;[$'SAISIE DONS COTISATIONS'.G$1:.G$1048576])" office:value-type="currency" office:currency="EUR" office:value="0" calcext:value-type="currency">
            <text:p>0,00 €</text:p>
          </table:table-cell>
          <table:table-cell table:formula="of:=SUMIF([$'SAISIE DONS COTISATIONS'.A$1:.A$1048576];[.A686]&amp;&quot;A&quot;;[$'SAISIE DONS COTISATIONS'.G$1:.G$1048576])" office:value-type="currency" office:currency="EUR" office:value="0" calcext:value-type="currency">
            <text:p>0,00 €</text:p>
          </table:table-cell>
          <table:table-cell table:formula="of:=[.H686]+[.I686]-[.L686]" office:value-type="currency" office:currency="EUR" office:value="0" calcext:value-type="currency">
            <text:p>0,00 €</text:p>
          </table:table-cell>
          <table:table-cell table:formula="of:=IF([.H686]+[.I686]&gt;=10;10;[.H686]+[.I68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7]&amp;&quot;D&quot;;[$'SAISIE DONS COTISATIONS'.G$1:.G$1048576])" office:value-type="currency" office:currency="EUR" office:value="0" calcext:value-type="currency">
            <text:p>0,00 €</text:p>
          </table:table-cell>
          <table:table-cell table:formula="of:=SUMIF([$'SAISIE DONS COTISATIONS'.A$1:.A$1048576];[.A687]&amp;&quot;C&quot;;[$'SAISIE DONS COTISATIONS'.G$1:.G$1048576])" office:value-type="currency" office:currency="EUR" office:value="0" calcext:value-type="currency">
            <text:p>0,00 €</text:p>
          </table:table-cell>
          <table:table-cell table:formula="of:=SUMIF([$'SAISIE DONS COTISATIONS'.A$1:.A$1048576];[.A687]&amp;&quot;A&quot;;[$'SAISIE DONS COTISATIONS'.G$1:.G$1048576])" office:value-type="currency" office:currency="EUR" office:value="0" calcext:value-type="currency">
            <text:p>0,00 €</text:p>
          </table:table-cell>
          <table:table-cell table:formula="of:=[.H687]+[.I687]-[.L687]" office:value-type="currency" office:currency="EUR" office:value="0" calcext:value-type="currency">
            <text:p>0,00 €</text:p>
          </table:table-cell>
          <table:table-cell table:formula="of:=IF([.H687]+[.I687]&gt;=10;10;[.H687]+[.I68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8]&amp;&quot;D&quot;;[$'SAISIE DONS COTISATIONS'.G$1:.G$1048576])" office:value-type="currency" office:currency="EUR" office:value="0" calcext:value-type="currency">
            <text:p>0,00 €</text:p>
          </table:table-cell>
          <table:table-cell table:formula="of:=SUMIF([$'SAISIE DONS COTISATIONS'.A$1:.A$1048576];[.A688]&amp;&quot;C&quot;;[$'SAISIE DONS COTISATIONS'.G$1:.G$1048576])" office:value-type="currency" office:currency="EUR" office:value="0" calcext:value-type="currency">
            <text:p>0,00 €</text:p>
          </table:table-cell>
          <table:table-cell table:formula="of:=SUMIF([$'SAISIE DONS COTISATIONS'.A$1:.A$1048576];[.A688]&amp;&quot;A&quot;;[$'SAISIE DONS COTISATIONS'.G$1:.G$1048576])" office:value-type="currency" office:currency="EUR" office:value="0" calcext:value-type="currency">
            <text:p>0,00 €</text:p>
          </table:table-cell>
          <table:table-cell table:formula="of:=[.H688]+[.I688]-[.L688]" office:value-type="currency" office:currency="EUR" office:value="0" calcext:value-type="currency">
            <text:p>0,00 €</text:p>
          </table:table-cell>
          <table:table-cell table:formula="of:=IF([.H688]+[.I688]&gt;=10;10;[.H688]+[.I68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89]&amp;&quot;D&quot;;[$'SAISIE DONS COTISATIONS'.G$1:.G$1048576])" office:value-type="currency" office:currency="EUR" office:value="0" calcext:value-type="currency">
            <text:p>0,00 €</text:p>
          </table:table-cell>
          <table:table-cell table:formula="of:=SUMIF([$'SAISIE DONS COTISATIONS'.A$1:.A$1048576];[.A689]&amp;&quot;C&quot;;[$'SAISIE DONS COTISATIONS'.G$1:.G$1048576])" office:value-type="currency" office:currency="EUR" office:value="0" calcext:value-type="currency">
            <text:p>0,00 €</text:p>
          </table:table-cell>
          <table:table-cell table:formula="of:=SUMIF([$'SAISIE DONS COTISATIONS'.A$1:.A$1048576];[.A689]&amp;&quot;A&quot;;[$'SAISIE DONS COTISATIONS'.G$1:.G$1048576])" office:value-type="currency" office:currency="EUR" office:value="0" calcext:value-type="currency">
            <text:p>0,00 €</text:p>
          </table:table-cell>
          <table:table-cell table:formula="of:=[.H689]+[.I689]-[.L689]" office:value-type="currency" office:currency="EUR" office:value="0" calcext:value-type="currency">
            <text:p>0,00 €</text:p>
          </table:table-cell>
          <table:table-cell table:formula="of:=IF([.H689]+[.I689]&gt;=10;10;[.H689]+[.I68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0]&amp;&quot;D&quot;;[$'SAISIE DONS COTISATIONS'.G$1:.G$1048576])" office:value-type="currency" office:currency="EUR" office:value="0" calcext:value-type="currency">
            <text:p>0,00 €</text:p>
          </table:table-cell>
          <table:table-cell table:formula="of:=SUMIF([$'SAISIE DONS COTISATIONS'.A$1:.A$1048576];[.A690]&amp;&quot;C&quot;;[$'SAISIE DONS COTISATIONS'.G$1:.G$1048576])" office:value-type="currency" office:currency="EUR" office:value="0" calcext:value-type="currency">
            <text:p>0,00 €</text:p>
          </table:table-cell>
          <table:table-cell table:formula="of:=SUMIF([$'SAISIE DONS COTISATIONS'.A$1:.A$1048576];[.A690]&amp;&quot;A&quot;;[$'SAISIE DONS COTISATIONS'.G$1:.G$1048576])" office:value-type="currency" office:currency="EUR" office:value="0" calcext:value-type="currency">
            <text:p>0,00 €</text:p>
          </table:table-cell>
          <table:table-cell table:formula="of:=[.H690]+[.I690]-[.L690]" office:value-type="currency" office:currency="EUR" office:value="0" calcext:value-type="currency">
            <text:p>0,00 €</text:p>
          </table:table-cell>
          <table:table-cell table:formula="of:=IF([.H690]+[.I690]&gt;=10;10;[.H690]+[.I69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1]&amp;&quot;D&quot;;[$'SAISIE DONS COTISATIONS'.G$1:.G$1048576])" office:value-type="currency" office:currency="EUR" office:value="0" calcext:value-type="currency">
            <text:p>0,00 €</text:p>
          </table:table-cell>
          <table:table-cell table:formula="of:=SUMIF([$'SAISIE DONS COTISATIONS'.A$1:.A$1048576];[.A691]&amp;&quot;C&quot;;[$'SAISIE DONS COTISATIONS'.G$1:.G$1048576])" office:value-type="currency" office:currency="EUR" office:value="0" calcext:value-type="currency">
            <text:p>0,00 €</text:p>
          </table:table-cell>
          <table:table-cell table:formula="of:=SUMIF([$'SAISIE DONS COTISATIONS'.A$1:.A$1048576];[.A691]&amp;&quot;A&quot;;[$'SAISIE DONS COTISATIONS'.G$1:.G$1048576])" office:value-type="currency" office:currency="EUR" office:value="0" calcext:value-type="currency">
            <text:p>0,00 €</text:p>
          </table:table-cell>
          <table:table-cell table:formula="of:=[.H691]+[.I691]-[.L691]" office:value-type="currency" office:currency="EUR" office:value="0" calcext:value-type="currency">
            <text:p>0,00 €</text:p>
          </table:table-cell>
          <table:table-cell table:formula="of:=IF([.H691]+[.I691]&gt;=10;10;[.H691]+[.I69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2]&amp;&quot;D&quot;;[$'SAISIE DONS COTISATIONS'.G$1:.G$1048576])" office:value-type="currency" office:currency="EUR" office:value="0" calcext:value-type="currency">
            <text:p>0,00 €</text:p>
          </table:table-cell>
          <table:table-cell table:formula="of:=SUMIF([$'SAISIE DONS COTISATIONS'.A$1:.A$1048576];[.A692]&amp;&quot;C&quot;;[$'SAISIE DONS COTISATIONS'.G$1:.G$1048576])" office:value-type="currency" office:currency="EUR" office:value="0" calcext:value-type="currency">
            <text:p>0,00 €</text:p>
          </table:table-cell>
          <table:table-cell table:formula="of:=SUMIF([$'SAISIE DONS COTISATIONS'.A$1:.A$1048576];[.A692]&amp;&quot;A&quot;;[$'SAISIE DONS COTISATIONS'.G$1:.G$1048576])" office:value-type="currency" office:currency="EUR" office:value="0" calcext:value-type="currency">
            <text:p>0,00 €</text:p>
          </table:table-cell>
          <table:table-cell table:formula="of:=[.H692]+[.I692]-[.L692]" office:value-type="currency" office:currency="EUR" office:value="0" calcext:value-type="currency">
            <text:p>0,00 €</text:p>
          </table:table-cell>
          <table:table-cell table:formula="of:=IF([.H692]+[.I692]&gt;=10;10;[.H692]+[.I69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3]&amp;&quot;D&quot;;[$'SAISIE DONS COTISATIONS'.G$1:.G$1048576])" office:value-type="currency" office:currency="EUR" office:value="0" calcext:value-type="currency">
            <text:p>0,00 €</text:p>
          </table:table-cell>
          <table:table-cell table:formula="of:=SUMIF([$'SAISIE DONS COTISATIONS'.A$1:.A$1048576];[.A693]&amp;&quot;C&quot;;[$'SAISIE DONS COTISATIONS'.G$1:.G$1048576])" office:value-type="currency" office:currency="EUR" office:value="0" calcext:value-type="currency">
            <text:p>0,00 €</text:p>
          </table:table-cell>
          <table:table-cell table:formula="of:=SUMIF([$'SAISIE DONS COTISATIONS'.A$1:.A$1048576];[.A693]&amp;&quot;A&quot;;[$'SAISIE DONS COTISATIONS'.G$1:.G$1048576])" office:value-type="currency" office:currency="EUR" office:value="0" calcext:value-type="currency">
            <text:p>0,00 €</text:p>
          </table:table-cell>
          <table:table-cell table:formula="of:=[.H693]+[.I693]-[.L693]" office:value-type="currency" office:currency="EUR" office:value="0" calcext:value-type="currency">
            <text:p>0,00 €</text:p>
          </table:table-cell>
          <table:table-cell table:formula="of:=IF([.H693]+[.I693]&gt;=10;10;[.H693]+[.I69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4]&amp;&quot;D&quot;;[$'SAISIE DONS COTISATIONS'.G$1:.G$1048576])" office:value-type="currency" office:currency="EUR" office:value="0" calcext:value-type="currency">
            <text:p>0,00 €</text:p>
          </table:table-cell>
          <table:table-cell table:formula="of:=SUMIF([$'SAISIE DONS COTISATIONS'.A$1:.A$1048576];[.A694]&amp;&quot;C&quot;;[$'SAISIE DONS COTISATIONS'.G$1:.G$1048576])" office:value-type="currency" office:currency="EUR" office:value="0" calcext:value-type="currency">
            <text:p>0,00 €</text:p>
          </table:table-cell>
          <table:table-cell table:formula="of:=SUMIF([$'SAISIE DONS COTISATIONS'.A$1:.A$1048576];[.A694]&amp;&quot;A&quot;;[$'SAISIE DONS COTISATIONS'.G$1:.G$1048576])" office:value-type="currency" office:currency="EUR" office:value="0" calcext:value-type="currency">
            <text:p>0,00 €</text:p>
          </table:table-cell>
          <table:table-cell table:formula="of:=[.H694]+[.I694]-[.L694]" office:value-type="currency" office:currency="EUR" office:value="0" calcext:value-type="currency">
            <text:p>0,00 €</text:p>
          </table:table-cell>
          <table:table-cell table:formula="of:=IF([.H694]+[.I694]&gt;=10;10;[.H694]+[.I69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5]&amp;&quot;D&quot;;[$'SAISIE DONS COTISATIONS'.G$1:.G$1048576])" office:value-type="currency" office:currency="EUR" office:value="0" calcext:value-type="currency">
            <text:p>0,00 €</text:p>
          </table:table-cell>
          <table:table-cell table:formula="of:=SUMIF([$'SAISIE DONS COTISATIONS'.A$1:.A$1048576];[.A695]&amp;&quot;C&quot;;[$'SAISIE DONS COTISATIONS'.G$1:.G$1048576])" office:value-type="currency" office:currency="EUR" office:value="0" calcext:value-type="currency">
            <text:p>0,00 €</text:p>
          </table:table-cell>
          <table:table-cell table:formula="of:=SUMIF([$'SAISIE DONS COTISATIONS'.A$1:.A$1048576];[.A695]&amp;&quot;A&quot;;[$'SAISIE DONS COTISATIONS'.G$1:.G$1048576])" office:value-type="currency" office:currency="EUR" office:value="0" calcext:value-type="currency">
            <text:p>0,00 €</text:p>
          </table:table-cell>
          <table:table-cell table:formula="of:=[.H695]+[.I695]-[.L695]" office:value-type="currency" office:currency="EUR" office:value="0" calcext:value-type="currency">
            <text:p>0,00 €</text:p>
          </table:table-cell>
          <table:table-cell table:formula="of:=IF([.H695]+[.I695]&gt;=10;10;[.H695]+[.I69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6]&amp;&quot;D&quot;;[$'SAISIE DONS COTISATIONS'.G$1:.G$1048576])" office:value-type="currency" office:currency="EUR" office:value="0" calcext:value-type="currency">
            <text:p>0,00 €</text:p>
          </table:table-cell>
          <table:table-cell table:formula="of:=SUMIF([$'SAISIE DONS COTISATIONS'.A$1:.A$1048576];[.A696]&amp;&quot;C&quot;;[$'SAISIE DONS COTISATIONS'.G$1:.G$1048576])" office:value-type="currency" office:currency="EUR" office:value="0" calcext:value-type="currency">
            <text:p>0,00 €</text:p>
          </table:table-cell>
          <table:table-cell table:formula="of:=SUMIF([$'SAISIE DONS COTISATIONS'.A$1:.A$1048576];[.A696]&amp;&quot;A&quot;;[$'SAISIE DONS COTISATIONS'.G$1:.G$1048576])" office:value-type="currency" office:currency="EUR" office:value="0" calcext:value-type="currency">
            <text:p>0,00 €</text:p>
          </table:table-cell>
          <table:table-cell table:formula="of:=[.H696]+[.I696]-[.L696]" office:value-type="currency" office:currency="EUR" office:value="0" calcext:value-type="currency">
            <text:p>0,00 €</text:p>
          </table:table-cell>
          <table:table-cell table:formula="of:=IF([.H696]+[.I696]&gt;=10;10;[.H696]+[.I69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7]&amp;&quot;D&quot;;[$'SAISIE DONS COTISATIONS'.G$1:.G$1048576])" office:value-type="currency" office:currency="EUR" office:value="0" calcext:value-type="currency">
            <text:p>0,00 €</text:p>
          </table:table-cell>
          <table:table-cell table:formula="of:=SUMIF([$'SAISIE DONS COTISATIONS'.A$1:.A$1048576];[.A697]&amp;&quot;C&quot;;[$'SAISIE DONS COTISATIONS'.G$1:.G$1048576])" office:value-type="currency" office:currency="EUR" office:value="0" calcext:value-type="currency">
            <text:p>0,00 €</text:p>
          </table:table-cell>
          <table:table-cell table:formula="of:=SUMIF([$'SAISIE DONS COTISATIONS'.A$1:.A$1048576];[.A697]&amp;&quot;A&quot;;[$'SAISIE DONS COTISATIONS'.G$1:.G$1048576])" office:value-type="currency" office:currency="EUR" office:value="0" calcext:value-type="currency">
            <text:p>0,00 €</text:p>
          </table:table-cell>
          <table:table-cell table:formula="of:=[.H697]+[.I697]-[.L697]" office:value-type="currency" office:currency="EUR" office:value="0" calcext:value-type="currency">
            <text:p>0,00 €</text:p>
          </table:table-cell>
          <table:table-cell table:formula="of:=IF([.H697]+[.I697]&gt;=10;10;[.H697]+[.I69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8]&amp;&quot;D&quot;;[$'SAISIE DONS COTISATIONS'.G$1:.G$1048576])" office:value-type="currency" office:currency="EUR" office:value="0" calcext:value-type="currency">
            <text:p>0,00 €</text:p>
          </table:table-cell>
          <table:table-cell table:formula="of:=SUMIF([$'SAISIE DONS COTISATIONS'.A$1:.A$1048576];[.A698]&amp;&quot;C&quot;;[$'SAISIE DONS COTISATIONS'.G$1:.G$1048576])" office:value-type="currency" office:currency="EUR" office:value="0" calcext:value-type="currency">
            <text:p>0,00 €</text:p>
          </table:table-cell>
          <table:table-cell table:formula="of:=SUMIF([$'SAISIE DONS COTISATIONS'.A$1:.A$1048576];[.A698]&amp;&quot;A&quot;;[$'SAISIE DONS COTISATIONS'.G$1:.G$1048576])" office:value-type="currency" office:currency="EUR" office:value="0" calcext:value-type="currency">
            <text:p>0,00 €</text:p>
          </table:table-cell>
          <table:table-cell table:formula="of:=[.H698]+[.I698]-[.L698]" office:value-type="currency" office:currency="EUR" office:value="0" calcext:value-type="currency">
            <text:p>0,00 €</text:p>
          </table:table-cell>
          <table:table-cell table:formula="of:=IF([.H698]+[.I698]&gt;=10;10;[.H698]+[.I69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699]&amp;&quot;D&quot;;[$'SAISIE DONS COTISATIONS'.G$1:.G$1048576])" office:value-type="currency" office:currency="EUR" office:value="0" calcext:value-type="currency">
            <text:p>0,00 €</text:p>
          </table:table-cell>
          <table:table-cell table:formula="of:=SUMIF([$'SAISIE DONS COTISATIONS'.A$1:.A$1048576];[.A699]&amp;&quot;C&quot;;[$'SAISIE DONS COTISATIONS'.G$1:.G$1048576])" office:value-type="currency" office:currency="EUR" office:value="0" calcext:value-type="currency">
            <text:p>0,00 €</text:p>
          </table:table-cell>
          <table:table-cell table:formula="of:=SUMIF([$'SAISIE DONS COTISATIONS'.A$1:.A$1048576];[.A699]&amp;&quot;A&quot;;[$'SAISIE DONS COTISATIONS'.G$1:.G$1048576])" office:value-type="currency" office:currency="EUR" office:value="0" calcext:value-type="currency">
            <text:p>0,00 €</text:p>
          </table:table-cell>
          <table:table-cell table:formula="of:=[.H699]+[.I699]-[.L699]" office:value-type="currency" office:currency="EUR" office:value="0" calcext:value-type="currency">
            <text:p>0,00 €</text:p>
          </table:table-cell>
          <table:table-cell table:formula="of:=IF([.H699]+[.I699]&gt;=10;10;[.H699]+[.I69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0]&amp;&quot;D&quot;;[$'SAISIE DONS COTISATIONS'.G$1:.G$1048576])" office:value-type="currency" office:currency="EUR" office:value="0" calcext:value-type="currency">
            <text:p>0,00 €</text:p>
          </table:table-cell>
          <table:table-cell table:formula="of:=SUMIF([$'SAISIE DONS COTISATIONS'.A$1:.A$1048576];[.A700]&amp;&quot;C&quot;;[$'SAISIE DONS COTISATIONS'.G$1:.G$1048576])" office:value-type="currency" office:currency="EUR" office:value="0" calcext:value-type="currency">
            <text:p>0,00 €</text:p>
          </table:table-cell>
          <table:table-cell table:formula="of:=SUMIF([$'SAISIE DONS COTISATIONS'.A$1:.A$1048576];[.A700]&amp;&quot;A&quot;;[$'SAISIE DONS COTISATIONS'.G$1:.G$1048576])" office:value-type="currency" office:currency="EUR" office:value="0" calcext:value-type="currency">
            <text:p>0,00 €</text:p>
          </table:table-cell>
          <table:table-cell table:formula="of:=[.H700]+[.I700]-[.L700]" office:value-type="currency" office:currency="EUR" office:value="0" calcext:value-type="currency">
            <text:p>0,00 €</text:p>
          </table:table-cell>
          <table:table-cell table:formula="of:=IF([.H700]+[.I700]&gt;=10;10;[.H700]+[.I70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1]&amp;&quot;D&quot;;[$'SAISIE DONS COTISATIONS'.G$1:.G$1048576])" office:value-type="currency" office:currency="EUR" office:value="0" calcext:value-type="currency">
            <text:p>0,00 €</text:p>
          </table:table-cell>
          <table:table-cell table:formula="of:=SUMIF([$'SAISIE DONS COTISATIONS'.A$1:.A$1048576];[.A701]&amp;&quot;C&quot;;[$'SAISIE DONS COTISATIONS'.G$1:.G$1048576])" office:value-type="currency" office:currency="EUR" office:value="0" calcext:value-type="currency">
            <text:p>0,00 €</text:p>
          </table:table-cell>
          <table:table-cell table:formula="of:=SUMIF([$'SAISIE DONS COTISATIONS'.A$1:.A$1048576];[.A701]&amp;&quot;A&quot;;[$'SAISIE DONS COTISATIONS'.G$1:.G$1048576])" office:value-type="currency" office:currency="EUR" office:value="0" calcext:value-type="currency">
            <text:p>0,00 €</text:p>
          </table:table-cell>
          <table:table-cell table:formula="of:=[.H701]+[.I701]-[.L701]" office:value-type="currency" office:currency="EUR" office:value="0" calcext:value-type="currency">
            <text:p>0,00 €</text:p>
          </table:table-cell>
          <table:table-cell table:formula="of:=IF([.H701]+[.I701]&gt;=10;10;[.H701]+[.I70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2]&amp;&quot;D&quot;;[$'SAISIE DONS COTISATIONS'.G$1:.G$1048576])" office:value-type="currency" office:currency="EUR" office:value="0" calcext:value-type="currency">
            <text:p>0,00 €</text:p>
          </table:table-cell>
          <table:table-cell table:formula="of:=SUMIF([$'SAISIE DONS COTISATIONS'.A$1:.A$1048576];[.A702]&amp;&quot;C&quot;;[$'SAISIE DONS COTISATIONS'.G$1:.G$1048576])" office:value-type="currency" office:currency="EUR" office:value="0" calcext:value-type="currency">
            <text:p>0,00 €</text:p>
          </table:table-cell>
          <table:table-cell table:formula="of:=SUMIF([$'SAISIE DONS COTISATIONS'.A$1:.A$1048576];[.A702]&amp;&quot;A&quot;;[$'SAISIE DONS COTISATIONS'.G$1:.G$1048576])" office:value-type="currency" office:currency="EUR" office:value="0" calcext:value-type="currency">
            <text:p>0,00 €</text:p>
          </table:table-cell>
          <table:table-cell table:formula="of:=[.H702]+[.I702]-[.L702]" office:value-type="currency" office:currency="EUR" office:value="0" calcext:value-type="currency">
            <text:p>0,00 €</text:p>
          </table:table-cell>
          <table:table-cell table:formula="of:=IF([.H702]+[.I702]&gt;=10;10;[.H702]+[.I70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3]&amp;&quot;D&quot;;[$'SAISIE DONS COTISATIONS'.G$1:.G$1048576])" office:value-type="currency" office:currency="EUR" office:value="0" calcext:value-type="currency">
            <text:p>0,00 €</text:p>
          </table:table-cell>
          <table:table-cell table:formula="of:=SUMIF([$'SAISIE DONS COTISATIONS'.A$1:.A$1048576];[.A703]&amp;&quot;C&quot;;[$'SAISIE DONS COTISATIONS'.G$1:.G$1048576])" office:value-type="currency" office:currency="EUR" office:value="0" calcext:value-type="currency">
            <text:p>0,00 €</text:p>
          </table:table-cell>
          <table:table-cell table:formula="of:=SUMIF([$'SAISIE DONS COTISATIONS'.A$1:.A$1048576];[.A703]&amp;&quot;A&quot;;[$'SAISIE DONS COTISATIONS'.G$1:.G$1048576])" office:value-type="currency" office:currency="EUR" office:value="0" calcext:value-type="currency">
            <text:p>0,00 €</text:p>
          </table:table-cell>
          <table:table-cell table:formula="of:=[.H703]+[.I703]-[.L703]" office:value-type="currency" office:currency="EUR" office:value="0" calcext:value-type="currency">
            <text:p>0,00 €</text:p>
          </table:table-cell>
          <table:table-cell table:formula="of:=IF([.H703]+[.I703]&gt;=10;10;[.H703]+[.I70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4]&amp;&quot;D&quot;;[$'SAISIE DONS COTISATIONS'.G$1:.G$1048576])" office:value-type="currency" office:currency="EUR" office:value="0" calcext:value-type="currency">
            <text:p>0,00 €</text:p>
          </table:table-cell>
          <table:table-cell table:formula="of:=SUMIF([$'SAISIE DONS COTISATIONS'.A$1:.A$1048576];[.A704]&amp;&quot;C&quot;;[$'SAISIE DONS COTISATIONS'.G$1:.G$1048576])" office:value-type="currency" office:currency="EUR" office:value="0" calcext:value-type="currency">
            <text:p>0,00 €</text:p>
          </table:table-cell>
          <table:table-cell table:formula="of:=SUMIF([$'SAISIE DONS COTISATIONS'.A$1:.A$1048576];[.A704]&amp;&quot;A&quot;;[$'SAISIE DONS COTISATIONS'.G$1:.G$1048576])" office:value-type="currency" office:currency="EUR" office:value="0" calcext:value-type="currency">
            <text:p>0,00 €</text:p>
          </table:table-cell>
          <table:table-cell table:formula="of:=[.H704]+[.I704]-[.L704]" office:value-type="currency" office:currency="EUR" office:value="0" calcext:value-type="currency">
            <text:p>0,00 €</text:p>
          </table:table-cell>
          <table:table-cell table:formula="of:=IF([.H704]+[.I704]&gt;=10;10;[.H704]+[.I70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5]&amp;&quot;D&quot;;[$'SAISIE DONS COTISATIONS'.G$1:.G$1048576])" office:value-type="currency" office:currency="EUR" office:value="0" calcext:value-type="currency">
            <text:p>0,00 €</text:p>
          </table:table-cell>
          <table:table-cell table:formula="of:=SUMIF([$'SAISIE DONS COTISATIONS'.A$1:.A$1048576];[.A705]&amp;&quot;C&quot;;[$'SAISIE DONS COTISATIONS'.G$1:.G$1048576])" office:value-type="currency" office:currency="EUR" office:value="0" calcext:value-type="currency">
            <text:p>0,00 €</text:p>
          </table:table-cell>
          <table:table-cell table:formula="of:=SUMIF([$'SAISIE DONS COTISATIONS'.A$1:.A$1048576];[.A705]&amp;&quot;A&quot;;[$'SAISIE DONS COTISATIONS'.G$1:.G$1048576])" office:value-type="currency" office:currency="EUR" office:value="0" calcext:value-type="currency">
            <text:p>0,00 €</text:p>
          </table:table-cell>
          <table:table-cell table:formula="of:=[.H705]+[.I705]-[.L705]" office:value-type="currency" office:currency="EUR" office:value="0" calcext:value-type="currency">
            <text:p>0,00 €</text:p>
          </table:table-cell>
          <table:table-cell table:formula="of:=IF([.H705]+[.I705]&gt;=10;10;[.H705]+[.I70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6]&amp;&quot;D&quot;;[$'SAISIE DONS COTISATIONS'.G$1:.G$1048576])" office:value-type="currency" office:currency="EUR" office:value="0" calcext:value-type="currency">
            <text:p>0,00 €</text:p>
          </table:table-cell>
          <table:table-cell table:formula="of:=SUMIF([$'SAISIE DONS COTISATIONS'.A$1:.A$1048576];[.A706]&amp;&quot;C&quot;;[$'SAISIE DONS COTISATIONS'.G$1:.G$1048576])" office:value-type="currency" office:currency="EUR" office:value="0" calcext:value-type="currency">
            <text:p>0,00 €</text:p>
          </table:table-cell>
          <table:table-cell table:formula="of:=SUMIF([$'SAISIE DONS COTISATIONS'.A$1:.A$1048576];[.A706]&amp;&quot;A&quot;;[$'SAISIE DONS COTISATIONS'.G$1:.G$1048576])" office:value-type="currency" office:currency="EUR" office:value="0" calcext:value-type="currency">
            <text:p>0,00 €</text:p>
          </table:table-cell>
          <table:table-cell table:formula="of:=[.H706]+[.I706]-[.L706]" office:value-type="currency" office:currency="EUR" office:value="0" calcext:value-type="currency">
            <text:p>0,00 €</text:p>
          </table:table-cell>
          <table:table-cell table:formula="of:=IF([.H706]+[.I706]&gt;=10;10;[.H706]+[.I70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7]&amp;&quot;D&quot;;[$'SAISIE DONS COTISATIONS'.G$1:.G$1048576])" office:value-type="currency" office:currency="EUR" office:value="0" calcext:value-type="currency">
            <text:p>0,00 €</text:p>
          </table:table-cell>
          <table:table-cell table:formula="of:=SUMIF([$'SAISIE DONS COTISATIONS'.A$1:.A$1048576];[.A707]&amp;&quot;C&quot;;[$'SAISIE DONS COTISATIONS'.G$1:.G$1048576])" office:value-type="currency" office:currency="EUR" office:value="0" calcext:value-type="currency">
            <text:p>0,00 €</text:p>
          </table:table-cell>
          <table:table-cell table:formula="of:=SUMIF([$'SAISIE DONS COTISATIONS'.A$1:.A$1048576];[.A707]&amp;&quot;A&quot;;[$'SAISIE DONS COTISATIONS'.G$1:.G$1048576])" office:value-type="currency" office:currency="EUR" office:value="0" calcext:value-type="currency">
            <text:p>0,00 €</text:p>
          </table:table-cell>
          <table:table-cell table:formula="of:=[.H707]+[.I707]-[.L707]" office:value-type="currency" office:currency="EUR" office:value="0" calcext:value-type="currency">
            <text:p>0,00 €</text:p>
          </table:table-cell>
          <table:table-cell table:formula="of:=IF([.H707]+[.I707]&gt;=10;10;[.H707]+[.I70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8]&amp;&quot;D&quot;;[$'SAISIE DONS COTISATIONS'.G$1:.G$1048576])" office:value-type="currency" office:currency="EUR" office:value="0" calcext:value-type="currency">
            <text:p>0,00 €</text:p>
          </table:table-cell>
          <table:table-cell table:formula="of:=SUMIF([$'SAISIE DONS COTISATIONS'.A$1:.A$1048576];[.A708]&amp;&quot;C&quot;;[$'SAISIE DONS COTISATIONS'.G$1:.G$1048576])" office:value-type="currency" office:currency="EUR" office:value="0" calcext:value-type="currency">
            <text:p>0,00 €</text:p>
          </table:table-cell>
          <table:table-cell table:formula="of:=SUMIF([$'SAISIE DONS COTISATIONS'.A$1:.A$1048576];[.A708]&amp;&quot;A&quot;;[$'SAISIE DONS COTISATIONS'.G$1:.G$1048576])" office:value-type="currency" office:currency="EUR" office:value="0" calcext:value-type="currency">
            <text:p>0,00 €</text:p>
          </table:table-cell>
          <table:table-cell table:formula="of:=[.H708]+[.I708]-[.L708]" office:value-type="currency" office:currency="EUR" office:value="0" calcext:value-type="currency">
            <text:p>0,00 €</text:p>
          </table:table-cell>
          <table:table-cell table:formula="of:=IF([.H708]+[.I708]&gt;=10;10;[.H708]+[.I70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09]&amp;&quot;D&quot;;[$'SAISIE DONS COTISATIONS'.G$1:.G$1048576])" office:value-type="currency" office:currency="EUR" office:value="0" calcext:value-type="currency">
            <text:p>0,00 €</text:p>
          </table:table-cell>
          <table:table-cell table:formula="of:=SUMIF([$'SAISIE DONS COTISATIONS'.A$1:.A$1048576];[.A709]&amp;&quot;C&quot;;[$'SAISIE DONS COTISATIONS'.G$1:.G$1048576])" office:value-type="currency" office:currency="EUR" office:value="0" calcext:value-type="currency">
            <text:p>0,00 €</text:p>
          </table:table-cell>
          <table:table-cell table:formula="of:=SUMIF([$'SAISIE DONS COTISATIONS'.A$1:.A$1048576];[.A709]&amp;&quot;A&quot;;[$'SAISIE DONS COTISATIONS'.G$1:.G$1048576])" office:value-type="currency" office:currency="EUR" office:value="0" calcext:value-type="currency">
            <text:p>0,00 €</text:p>
          </table:table-cell>
          <table:table-cell table:formula="of:=[.H709]+[.I709]-[.L709]" office:value-type="currency" office:currency="EUR" office:value="0" calcext:value-type="currency">
            <text:p>0,00 €</text:p>
          </table:table-cell>
          <table:table-cell table:formula="of:=IF([.H709]+[.I709]&gt;=10;10;[.H709]+[.I70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0]&amp;&quot;D&quot;;[$'SAISIE DONS COTISATIONS'.G$1:.G$1048576])" office:value-type="currency" office:currency="EUR" office:value="0" calcext:value-type="currency">
            <text:p>0,00 €</text:p>
          </table:table-cell>
          <table:table-cell table:formula="of:=SUMIF([$'SAISIE DONS COTISATIONS'.A$1:.A$1048576];[.A710]&amp;&quot;C&quot;;[$'SAISIE DONS COTISATIONS'.G$1:.G$1048576])" office:value-type="currency" office:currency="EUR" office:value="0" calcext:value-type="currency">
            <text:p>0,00 €</text:p>
          </table:table-cell>
          <table:table-cell table:formula="of:=SUMIF([$'SAISIE DONS COTISATIONS'.A$1:.A$1048576];[.A710]&amp;&quot;A&quot;;[$'SAISIE DONS COTISATIONS'.G$1:.G$1048576])" office:value-type="currency" office:currency="EUR" office:value="0" calcext:value-type="currency">
            <text:p>0,00 €</text:p>
          </table:table-cell>
          <table:table-cell table:formula="of:=[.H710]+[.I710]-[.L710]" office:value-type="currency" office:currency="EUR" office:value="0" calcext:value-type="currency">
            <text:p>0,00 €</text:p>
          </table:table-cell>
          <table:table-cell table:formula="of:=IF([.H710]+[.I710]&gt;=10;10;[.H710]+[.I71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1]&amp;&quot;D&quot;;[$'SAISIE DONS COTISATIONS'.G$1:.G$1048576])" office:value-type="currency" office:currency="EUR" office:value="0" calcext:value-type="currency">
            <text:p>0,00 €</text:p>
          </table:table-cell>
          <table:table-cell table:formula="of:=SUMIF([$'SAISIE DONS COTISATIONS'.A$1:.A$1048576];[.A711]&amp;&quot;C&quot;;[$'SAISIE DONS COTISATIONS'.G$1:.G$1048576])" office:value-type="currency" office:currency="EUR" office:value="0" calcext:value-type="currency">
            <text:p>0,00 €</text:p>
          </table:table-cell>
          <table:table-cell table:formula="of:=SUMIF([$'SAISIE DONS COTISATIONS'.A$1:.A$1048576];[.A711]&amp;&quot;A&quot;;[$'SAISIE DONS COTISATIONS'.G$1:.G$1048576])" office:value-type="currency" office:currency="EUR" office:value="0" calcext:value-type="currency">
            <text:p>0,00 €</text:p>
          </table:table-cell>
          <table:table-cell table:formula="of:=[.H711]+[.I711]-[.L711]" office:value-type="currency" office:currency="EUR" office:value="0" calcext:value-type="currency">
            <text:p>0,00 €</text:p>
          </table:table-cell>
          <table:table-cell table:formula="of:=IF([.H711]+[.I711]&gt;=10;10;[.H711]+[.I71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2]&amp;&quot;D&quot;;[$'SAISIE DONS COTISATIONS'.G$1:.G$1048576])" office:value-type="currency" office:currency="EUR" office:value="0" calcext:value-type="currency">
            <text:p>0,00 €</text:p>
          </table:table-cell>
          <table:table-cell table:formula="of:=SUMIF([$'SAISIE DONS COTISATIONS'.A$1:.A$1048576];[.A712]&amp;&quot;C&quot;;[$'SAISIE DONS COTISATIONS'.G$1:.G$1048576])" office:value-type="currency" office:currency="EUR" office:value="0" calcext:value-type="currency">
            <text:p>0,00 €</text:p>
          </table:table-cell>
          <table:table-cell table:formula="of:=SUMIF([$'SAISIE DONS COTISATIONS'.A$1:.A$1048576];[.A712]&amp;&quot;A&quot;;[$'SAISIE DONS COTISATIONS'.G$1:.G$1048576])" office:value-type="currency" office:currency="EUR" office:value="0" calcext:value-type="currency">
            <text:p>0,00 €</text:p>
          </table:table-cell>
          <table:table-cell table:formula="of:=[.H712]+[.I712]-[.L712]" office:value-type="currency" office:currency="EUR" office:value="0" calcext:value-type="currency">
            <text:p>0,00 €</text:p>
          </table:table-cell>
          <table:table-cell table:formula="of:=IF([.H712]+[.I712]&gt;=10;10;[.H712]+[.I71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3]&amp;&quot;D&quot;;[$'SAISIE DONS COTISATIONS'.G$1:.G$1048576])" office:value-type="currency" office:currency="EUR" office:value="0" calcext:value-type="currency">
            <text:p>0,00 €</text:p>
          </table:table-cell>
          <table:table-cell table:formula="of:=SUMIF([$'SAISIE DONS COTISATIONS'.A$1:.A$1048576];[.A713]&amp;&quot;C&quot;;[$'SAISIE DONS COTISATIONS'.G$1:.G$1048576])" office:value-type="currency" office:currency="EUR" office:value="0" calcext:value-type="currency">
            <text:p>0,00 €</text:p>
          </table:table-cell>
          <table:table-cell table:formula="of:=SUMIF([$'SAISIE DONS COTISATIONS'.A$1:.A$1048576];[.A713]&amp;&quot;A&quot;;[$'SAISIE DONS COTISATIONS'.G$1:.G$1048576])" office:value-type="currency" office:currency="EUR" office:value="0" calcext:value-type="currency">
            <text:p>0,00 €</text:p>
          </table:table-cell>
          <table:table-cell table:formula="of:=[.H713]+[.I713]-[.L713]" office:value-type="currency" office:currency="EUR" office:value="0" calcext:value-type="currency">
            <text:p>0,00 €</text:p>
          </table:table-cell>
          <table:table-cell table:formula="of:=IF([.H713]+[.I713]&gt;=10;10;[.H713]+[.I71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4]&amp;&quot;D&quot;;[$'SAISIE DONS COTISATIONS'.G$1:.G$1048576])" office:value-type="currency" office:currency="EUR" office:value="0" calcext:value-type="currency">
            <text:p>0,00 €</text:p>
          </table:table-cell>
          <table:table-cell table:formula="of:=SUMIF([$'SAISIE DONS COTISATIONS'.A$1:.A$1048576];[.A714]&amp;&quot;C&quot;;[$'SAISIE DONS COTISATIONS'.G$1:.G$1048576])" office:value-type="currency" office:currency="EUR" office:value="0" calcext:value-type="currency">
            <text:p>0,00 €</text:p>
          </table:table-cell>
          <table:table-cell table:formula="of:=SUMIF([$'SAISIE DONS COTISATIONS'.A$1:.A$1048576];[.A714]&amp;&quot;A&quot;;[$'SAISIE DONS COTISATIONS'.G$1:.G$1048576])" office:value-type="currency" office:currency="EUR" office:value="0" calcext:value-type="currency">
            <text:p>0,00 €</text:p>
          </table:table-cell>
          <table:table-cell table:formula="of:=[.H714]+[.I714]-[.L714]" office:value-type="currency" office:currency="EUR" office:value="0" calcext:value-type="currency">
            <text:p>0,00 €</text:p>
          </table:table-cell>
          <table:table-cell table:formula="of:=IF([.H714]+[.I714]&gt;=10;10;[.H714]+[.I71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5]&amp;&quot;D&quot;;[$'SAISIE DONS COTISATIONS'.G$1:.G$1048576])" office:value-type="currency" office:currency="EUR" office:value="0" calcext:value-type="currency">
            <text:p>0,00 €</text:p>
          </table:table-cell>
          <table:table-cell table:formula="of:=SUMIF([$'SAISIE DONS COTISATIONS'.A$1:.A$1048576];[.A715]&amp;&quot;C&quot;;[$'SAISIE DONS COTISATIONS'.G$1:.G$1048576])" office:value-type="currency" office:currency="EUR" office:value="0" calcext:value-type="currency">
            <text:p>0,00 €</text:p>
          </table:table-cell>
          <table:table-cell table:formula="of:=SUMIF([$'SAISIE DONS COTISATIONS'.A$1:.A$1048576];[.A715]&amp;&quot;A&quot;;[$'SAISIE DONS COTISATIONS'.G$1:.G$1048576])" office:value-type="currency" office:currency="EUR" office:value="0" calcext:value-type="currency">
            <text:p>0,00 €</text:p>
          </table:table-cell>
          <table:table-cell table:formula="of:=[.H715]+[.I715]-[.L715]" office:value-type="currency" office:currency="EUR" office:value="0" calcext:value-type="currency">
            <text:p>0,00 €</text:p>
          </table:table-cell>
          <table:table-cell table:formula="of:=IF([.H715]+[.I715]&gt;=10;10;[.H715]+[.I71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6]&amp;&quot;D&quot;;[$'SAISIE DONS COTISATIONS'.G$1:.G$1048576])" office:value-type="currency" office:currency="EUR" office:value="0" calcext:value-type="currency">
            <text:p>0,00 €</text:p>
          </table:table-cell>
          <table:table-cell table:formula="of:=SUMIF([$'SAISIE DONS COTISATIONS'.A$1:.A$1048576];[.A716]&amp;&quot;C&quot;;[$'SAISIE DONS COTISATIONS'.G$1:.G$1048576])" office:value-type="currency" office:currency="EUR" office:value="0" calcext:value-type="currency">
            <text:p>0,00 €</text:p>
          </table:table-cell>
          <table:table-cell table:formula="of:=SUMIF([$'SAISIE DONS COTISATIONS'.A$1:.A$1048576];[.A716]&amp;&quot;A&quot;;[$'SAISIE DONS COTISATIONS'.G$1:.G$1048576])" office:value-type="currency" office:currency="EUR" office:value="0" calcext:value-type="currency">
            <text:p>0,00 €</text:p>
          </table:table-cell>
          <table:table-cell table:formula="of:=[.H716]+[.I716]-[.L716]" office:value-type="currency" office:currency="EUR" office:value="0" calcext:value-type="currency">
            <text:p>0,00 €</text:p>
          </table:table-cell>
          <table:table-cell table:formula="of:=IF([.H716]+[.I716]&gt;=10;10;[.H716]+[.I71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7]&amp;&quot;D&quot;;[$'SAISIE DONS COTISATIONS'.G$1:.G$1048576])" office:value-type="currency" office:currency="EUR" office:value="0" calcext:value-type="currency">
            <text:p>0,00 €</text:p>
          </table:table-cell>
          <table:table-cell table:formula="of:=SUMIF([$'SAISIE DONS COTISATIONS'.A$1:.A$1048576];[.A717]&amp;&quot;C&quot;;[$'SAISIE DONS COTISATIONS'.G$1:.G$1048576])" office:value-type="currency" office:currency="EUR" office:value="0" calcext:value-type="currency">
            <text:p>0,00 €</text:p>
          </table:table-cell>
          <table:table-cell table:formula="of:=SUMIF([$'SAISIE DONS COTISATIONS'.A$1:.A$1048576];[.A717]&amp;&quot;A&quot;;[$'SAISIE DONS COTISATIONS'.G$1:.G$1048576])" office:value-type="currency" office:currency="EUR" office:value="0" calcext:value-type="currency">
            <text:p>0,00 €</text:p>
          </table:table-cell>
          <table:table-cell table:formula="of:=[.H717]+[.I717]-[.L717]" office:value-type="currency" office:currency="EUR" office:value="0" calcext:value-type="currency">
            <text:p>0,00 €</text:p>
          </table:table-cell>
          <table:table-cell table:formula="of:=IF([.H717]+[.I717]&gt;=10;10;[.H717]+[.I71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8]&amp;&quot;D&quot;;[$'SAISIE DONS COTISATIONS'.G$1:.G$1048576])" office:value-type="currency" office:currency="EUR" office:value="0" calcext:value-type="currency">
            <text:p>0,00 €</text:p>
          </table:table-cell>
          <table:table-cell table:formula="of:=SUMIF([$'SAISIE DONS COTISATIONS'.A$1:.A$1048576];[.A718]&amp;&quot;C&quot;;[$'SAISIE DONS COTISATIONS'.G$1:.G$1048576])" office:value-type="currency" office:currency="EUR" office:value="0" calcext:value-type="currency">
            <text:p>0,00 €</text:p>
          </table:table-cell>
          <table:table-cell table:formula="of:=SUMIF([$'SAISIE DONS COTISATIONS'.A$1:.A$1048576];[.A718]&amp;&quot;A&quot;;[$'SAISIE DONS COTISATIONS'.G$1:.G$1048576])" office:value-type="currency" office:currency="EUR" office:value="0" calcext:value-type="currency">
            <text:p>0,00 €</text:p>
          </table:table-cell>
          <table:table-cell table:formula="of:=[.H718]+[.I718]-[.L718]" office:value-type="currency" office:currency="EUR" office:value="0" calcext:value-type="currency">
            <text:p>0,00 €</text:p>
          </table:table-cell>
          <table:table-cell table:formula="of:=IF([.H718]+[.I718]&gt;=10;10;[.H718]+[.I71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19]&amp;&quot;D&quot;;[$'SAISIE DONS COTISATIONS'.G$1:.G$1048576])" office:value-type="currency" office:currency="EUR" office:value="0" calcext:value-type="currency">
            <text:p>0,00 €</text:p>
          </table:table-cell>
          <table:table-cell table:formula="of:=SUMIF([$'SAISIE DONS COTISATIONS'.A$1:.A$1048576];[.A719]&amp;&quot;C&quot;;[$'SAISIE DONS COTISATIONS'.G$1:.G$1048576])" office:value-type="currency" office:currency="EUR" office:value="0" calcext:value-type="currency">
            <text:p>0,00 €</text:p>
          </table:table-cell>
          <table:table-cell table:formula="of:=SUMIF([$'SAISIE DONS COTISATIONS'.A$1:.A$1048576];[.A719]&amp;&quot;A&quot;;[$'SAISIE DONS COTISATIONS'.G$1:.G$1048576])" office:value-type="currency" office:currency="EUR" office:value="0" calcext:value-type="currency">
            <text:p>0,00 €</text:p>
          </table:table-cell>
          <table:table-cell table:formula="of:=[.H719]+[.I719]-[.L719]" office:value-type="currency" office:currency="EUR" office:value="0" calcext:value-type="currency">
            <text:p>0,00 €</text:p>
          </table:table-cell>
          <table:table-cell table:formula="of:=IF([.H719]+[.I719]&gt;=10;10;[.H719]+[.I71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0]&amp;&quot;D&quot;;[$'SAISIE DONS COTISATIONS'.G$1:.G$1048576])" office:value-type="currency" office:currency="EUR" office:value="0" calcext:value-type="currency">
            <text:p>0,00 €</text:p>
          </table:table-cell>
          <table:table-cell table:formula="of:=SUMIF([$'SAISIE DONS COTISATIONS'.A$1:.A$1048576];[.A720]&amp;&quot;C&quot;;[$'SAISIE DONS COTISATIONS'.G$1:.G$1048576])" office:value-type="currency" office:currency="EUR" office:value="0" calcext:value-type="currency">
            <text:p>0,00 €</text:p>
          </table:table-cell>
          <table:table-cell table:formula="of:=SUMIF([$'SAISIE DONS COTISATIONS'.A$1:.A$1048576];[.A720]&amp;&quot;A&quot;;[$'SAISIE DONS COTISATIONS'.G$1:.G$1048576])" office:value-type="currency" office:currency="EUR" office:value="0" calcext:value-type="currency">
            <text:p>0,00 €</text:p>
          </table:table-cell>
          <table:table-cell table:formula="of:=[.H720]+[.I720]-[.L720]" office:value-type="currency" office:currency="EUR" office:value="0" calcext:value-type="currency">
            <text:p>0,00 €</text:p>
          </table:table-cell>
          <table:table-cell table:formula="of:=IF([.H720]+[.I720]&gt;=10;10;[.H720]+[.I72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1]&amp;&quot;D&quot;;[$'SAISIE DONS COTISATIONS'.G$1:.G$1048576])" office:value-type="currency" office:currency="EUR" office:value="0" calcext:value-type="currency">
            <text:p>0,00 €</text:p>
          </table:table-cell>
          <table:table-cell table:formula="of:=SUMIF([$'SAISIE DONS COTISATIONS'.A$1:.A$1048576];[.A721]&amp;&quot;C&quot;;[$'SAISIE DONS COTISATIONS'.G$1:.G$1048576])" office:value-type="currency" office:currency="EUR" office:value="0" calcext:value-type="currency">
            <text:p>0,00 €</text:p>
          </table:table-cell>
          <table:table-cell table:formula="of:=SUMIF([$'SAISIE DONS COTISATIONS'.A$1:.A$1048576];[.A721]&amp;&quot;A&quot;;[$'SAISIE DONS COTISATIONS'.G$1:.G$1048576])" office:value-type="currency" office:currency="EUR" office:value="0" calcext:value-type="currency">
            <text:p>0,00 €</text:p>
          </table:table-cell>
          <table:table-cell table:formula="of:=[.H721]+[.I721]-[.L721]" office:value-type="currency" office:currency="EUR" office:value="0" calcext:value-type="currency">
            <text:p>0,00 €</text:p>
          </table:table-cell>
          <table:table-cell table:formula="of:=IF([.H721]+[.I721]&gt;=10;10;[.H721]+[.I72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2]&amp;&quot;D&quot;;[$'SAISIE DONS COTISATIONS'.G$1:.G$1048576])" office:value-type="currency" office:currency="EUR" office:value="0" calcext:value-type="currency">
            <text:p>0,00 €</text:p>
          </table:table-cell>
          <table:table-cell table:formula="of:=SUMIF([$'SAISIE DONS COTISATIONS'.A$1:.A$1048576];[.A722]&amp;&quot;C&quot;;[$'SAISIE DONS COTISATIONS'.G$1:.G$1048576])" office:value-type="currency" office:currency="EUR" office:value="0" calcext:value-type="currency">
            <text:p>0,00 €</text:p>
          </table:table-cell>
          <table:table-cell table:formula="of:=SUMIF([$'SAISIE DONS COTISATIONS'.A$1:.A$1048576];[.A722]&amp;&quot;A&quot;;[$'SAISIE DONS COTISATIONS'.G$1:.G$1048576])" office:value-type="currency" office:currency="EUR" office:value="0" calcext:value-type="currency">
            <text:p>0,00 €</text:p>
          </table:table-cell>
          <table:table-cell table:formula="of:=[.H722]+[.I722]-[.L722]" office:value-type="currency" office:currency="EUR" office:value="0" calcext:value-type="currency">
            <text:p>0,00 €</text:p>
          </table:table-cell>
          <table:table-cell table:formula="of:=IF([.H722]+[.I722]&gt;=10;10;[.H722]+[.I72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3]&amp;&quot;D&quot;;[$'SAISIE DONS COTISATIONS'.G$1:.G$1048576])" office:value-type="currency" office:currency="EUR" office:value="0" calcext:value-type="currency">
            <text:p>0,00 €</text:p>
          </table:table-cell>
          <table:table-cell table:formula="of:=SUMIF([$'SAISIE DONS COTISATIONS'.A$1:.A$1048576];[.A723]&amp;&quot;C&quot;;[$'SAISIE DONS COTISATIONS'.G$1:.G$1048576])" office:value-type="currency" office:currency="EUR" office:value="0" calcext:value-type="currency">
            <text:p>0,00 €</text:p>
          </table:table-cell>
          <table:table-cell table:formula="of:=SUMIF([$'SAISIE DONS COTISATIONS'.A$1:.A$1048576];[.A723]&amp;&quot;A&quot;;[$'SAISIE DONS COTISATIONS'.G$1:.G$1048576])" office:value-type="currency" office:currency="EUR" office:value="0" calcext:value-type="currency">
            <text:p>0,00 €</text:p>
          </table:table-cell>
          <table:table-cell table:formula="of:=[.H723]+[.I723]-[.L723]" office:value-type="currency" office:currency="EUR" office:value="0" calcext:value-type="currency">
            <text:p>0,00 €</text:p>
          </table:table-cell>
          <table:table-cell table:formula="of:=IF([.H723]+[.I723]&gt;=10;10;[.H723]+[.I72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4]&amp;&quot;D&quot;;[$'SAISIE DONS COTISATIONS'.G$1:.G$1048576])" office:value-type="currency" office:currency="EUR" office:value="0" calcext:value-type="currency">
            <text:p>0,00 €</text:p>
          </table:table-cell>
          <table:table-cell table:formula="of:=SUMIF([$'SAISIE DONS COTISATIONS'.A$1:.A$1048576];[.A724]&amp;&quot;C&quot;;[$'SAISIE DONS COTISATIONS'.G$1:.G$1048576])" office:value-type="currency" office:currency="EUR" office:value="0" calcext:value-type="currency">
            <text:p>0,00 €</text:p>
          </table:table-cell>
          <table:table-cell table:formula="of:=SUMIF([$'SAISIE DONS COTISATIONS'.A$1:.A$1048576];[.A724]&amp;&quot;A&quot;;[$'SAISIE DONS COTISATIONS'.G$1:.G$1048576])" office:value-type="currency" office:currency="EUR" office:value="0" calcext:value-type="currency">
            <text:p>0,00 €</text:p>
          </table:table-cell>
          <table:table-cell table:formula="of:=[.H724]+[.I724]-[.L724]" office:value-type="currency" office:currency="EUR" office:value="0" calcext:value-type="currency">
            <text:p>0,00 €</text:p>
          </table:table-cell>
          <table:table-cell table:formula="of:=IF([.H724]+[.I724]&gt;=10;10;[.H724]+[.I72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5]&amp;&quot;D&quot;;[$'SAISIE DONS COTISATIONS'.G$1:.G$1048576])" office:value-type="currency" office:currency="EUR" office:value="0" calcext:value-type="currency">
            <text:p>0,00 €</text:p>
          </table:table-cell>
          <table:table-cell table:formula="of:=SUMIF([$'SAISIE DONS COTISATIONS'.A$1:.A$1048576];[.A725]&amp;&quot;C&quot;;[$'SAISIE DONS COTISATIONS'.G$1:.G$1048576])" office:value-type="currency" office:currency="EUR" office:value="0" calcext:value-type="currency">
            <text:p>0,00 €</text:p>
          </table:table-cell>
          <table:table-cell table:formula="of:=SUMIF([$'SAISIE DONS COTISATIONS'.A$1:.A$1048576];[.A725]&amp;&quot;A&quot;;[$'SAISIE DONS COTISATIONS'.G$1:.G$1048576])" office:value-type="currency" office:currency="EUR" office:value="0" calcext:value-type="currency">
            <text:p>0,00 €</text:p>
          </table:table-cell>
          <table:table-cell table:formula="of:=[.H725]+[.I725]-[.L725]" office:value-type="currency" office:currency="EUR" office:value="0" calcext:value-type="currency">
            <text:p>0,00 €</text:p>
          </table:table-cell>
          <table:table-cell table:formula="of:=IF([.H725]+[.I725]&gt;=10;10;[.H725]+[.I72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6]&amp;&quot;D&quot;;[$'SAISIE DONS COTISATIONS'.G$1:.G$1048576])" office:value-type="currency" office:currency="EUR" office:value="0" calcext:value-type="currency">
            <text:p>0,00 €</text:p>
          </table:table-cell>
          <table:table-cell table:formula="of:=SUMIF([$'SAISIE DONS COTISATIONS'.A$1:.A$1048576];[.A726]&amp;&quot;C&quot;;[$'SAISIE DONS COTISATIONS'.G$1:.G$1048576])" office:value-type="currency" office:currency="EUR" office:value="0" calcext:value-type="currency">
            <text:p>0,00 €</text:p>
          </table:table-cell>
          <table:table-cell table:formula="of:=SUMIF([$'SAISIE DONS COTISATIONS'.A$1:.A$1048576];[.A726]&amp;&quot;A&quot;;[$'SAISIE DONS COTISATIONS'.G$1:.G$1048576])" office:value-type="currency" office:currency="EUR" office:value="0" calcext:value-type="currency">
            <text:p>0,00 €</text:p>
          </table:table-cell>
          <table:table-cell table:formula="of:=[.H726]+[.I726]-[.L726]" office:value-type="currency" office:currency="EUR" office:value="0" calcext:value-type="currency">
            <text:p>0,00 €</text:p>
          </table:table-cell>
          <table:table-cell table:formula="of:=IF([.H726]+[.I726]&gt;=10;10;[.H726]+[.I72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7]&amp;&quot;D&quot;;[$'SAISIE DONS COTISATIONS'.G$1:.G$1048576])" office:value-type="currency" office:currency="EUR" office:value="0" calcext:value-type="currency">
            <text:p>0,00 €</text:p>
          </table:table-cell>
          <table:table-cell table:formula="of:=SUMIF([$'SAISIE DONS COTISATIONS'.A$1:.A$1048576];[.A727]&amp;&quot;C&quot;;[$'SAISIE DONS COTISATIONS'.G$1:.G$1048576])" office:value-type="currency" office:currency="EUR" office:value="0" calcext:value-type="currency">
            <text:p>0,00 €</text:p>
          </table:table-cell>
          <table:table-cell table:formula="of:=SUMIF([$'SAISIE DONS COTISATIONS'.A$1:.A$1048576];[.A727]&amp;&quot;A&quot;;[$'SAISIE DONS COTISATIONS'.G$1:.G$1048576])" office:value-type="currency" office:currency="EUR" office:value="0" calcext:value-type="currency">
            <text:p>0,00 €</text:p>
          </table:table-cell>
          <table:table-cell table:formula="of:=[.H727]+[.I727]-[.L727]" office:value-type="currency" office:currency="EUR" office:value="0" calcext:value-type="currency">
            <text:p>0,00 €</text:p>
          </table:table-cell>
          <table:table-cell table:formula="of:=IF([.H727]+[.I727]&gt;=10;10;[.H727]+[.I72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8]&amp;&quot;D&quot;;[$'SAISIE DONS COTISATIONS'.G$1:.G$1048576])" office:value-type="currency" office:currency="EUR" office:value="0" calcext:value-type="currency">
            <text:p>0,00 €</text:p>
          </table:table-cell>
          <table:table-cell table:formula="of:=SUMIF([$'SAISIE DONS COTISATIONS'.A$1:.A$1048576];[.A728]&amp;&quot;C&quot;;[$'SAISIE DONS COTISATIONS'.G$1:.G$1048576])" office:value-type="currency" office:currency="EUR" office:value="0" calcext:value-type="currency">
            <text:p>0,00 €</text:p>
          </table:table-cell>
          <table:table-cell table:formula="of:=SUMIF([$'SAISIE DONS COTISATIONS'.A$1:.A$1048576];[.A728]&amp;&quot;A&quot;;[$'SAISIE DONS COTISATIONS'.G$1:.G$1048576])" office:value-type="currency" office:currency="EUR" office:value="0" calcext:value-type="currency">
            <text:p>0,00 €</text:p>
          </table:table-cell>
          <table:table-cell table:formula="of:=[.H728]+[.I728]-[.L728]" office:value-type="currency" office:currency="EUR" office:value="0" calcext:value-type="currency">
            <text:p>0,00 €</text:p>
          </table:table-cell>
          <table:table-cell table:formula="of:=IF([.H728]+[.I728]&gt;=10;10;[.H728]+[.I72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29]&amp;&quot;D&quot;;[$'SAISIE DONS COTISATIONS'.G$1:.G$1048576])" office:value-type="currency" office:currency="EUR" office:value="0" calcext:value-type="currency">
            <text:p>0,00 €</text:p>
          </table:table-cell>
          <table:table-cell table:formula="of:=SUMIF([$'SAISIE DONS COTISATIONS'.A$1:.A$1048576];[.A729]&amp;&quot;C&quot;;[$'SAISIE DONS COTISATIONS'.G$1:.G$1048576])" office:value-type="currency" office:currency="EUR" office:value="0" calcext:value-type="currency">
            <text:p>0,00 €</text:p>
          </table:table-cell>
          <table:table-cell table:formula="of:=SUMIF([$'SAISIE DONS COTISATIONS'.A$1:.A$1048576];[.A729]&amp;&quot;A&quot;;[$'SAISIE DONS COTISATIONS'.G$1:.G$1048576])" office:value-type="currency" office:currency="EUR" office:value="0" calcext:value-type="currency">
            <text:p>0,00 €</text:p>
          </table:table-cell>
          <table:table-cell table:formula="of:=[.H729]+[.I729]-[.L729]" office:value-type="currency" office:currency="EUR" office:value="0" calcext:value-type="currency">
            <text:p>0,00 €</text:p>
          </table:table-cell>
          <table:table-cell table:formula="of:=IF([.H729]+[.I729]&gt;=10;10;[.H729]+[.I72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0]&amp;&quot;D&quot;;[$'SAISIE DONS COTISATIONS'.G$1:.G$1048576])" office:value-type="currency" office:currency="EUR" office:value="0" calcext:value-type="currency">
            <text:p>0,00 €</text:p>
          </table:table-cell>
          <table:table-cell table:formula="of:=SUMIF([$'SAISIE DONS COTISATIONS'.A$1:.A$1048576];[.A730]&amp;&quot;C&quot;;[$'SAISIE DONS COTISATIONS'.G$1:.G$1048576])" office:value-type="currency" office:currency="EUR" office:value="0" calcext:value-type="currency">
            <text:p>0,00 €</text:p>
          </table:table-cell>
          <table:table-cell table:formula="of:=SUMIF([$'SAISIE DONS COTISATIONS'.A$1:.A$1048576];[.A730]&amp;&quot;A&quot;;[$'SAISIE DONS COTISATIONS'.G$1:.G$1048576])" office:value-type="currency" office:currency="EUR" office:value="0" calcext:value-type="currency">
            <text:p>0,00 €</text:p>
          </table:table-cell>
          <table:table-cell table:formula="of:=[.H730]+[.I730]-[.L730]" office:value-type="currency" office:currency="EUR" office:value="0" calcext:value-type="currency">
            <text:p>0,00 €</text:p>
          </table:table-cell>
          <table:table-cell table:formula="of:=IF([.H730]+[.I730]&gt;=10;10;[.H730]+[.I73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1]&amp;&quot;D&quot;;[$'SAISIE DONS COTISATIONS'.G$1:.G$1048576])" office:value-type="currency" office:currency="EUR" office:value="0" calcext:value-type="currency">
            <text:p>0,00 €</text:p>
          </table:table-cell>
          <table:table-cell table:formula="of:=SUMIF([$'SAISIE DONS COTISATIONS'.A$1:.A$1048576];[.A731]&amp;&quot;C&quot;;[$'SAISIE DONS COTISATIONS'.G$1:.G$1048576])" office:value-type="currency" office:currency="EUR" office:value="0" calcext:value-type="currency">
            <text:p>0,00 €</text:p>
          </table:table-cell>
          <table:table-cell table:formula="of:=SUMIF([$'SAISIE DONS COTISATIONS'.A$1:.A$1048576];[.A731]&amp;&quot;A&quot;;[$'SAISIE DONS COTISATIONS'.G$1:.G$1048576])" office:value-type="currency" office:currency="EUR" office:value="0" calcext:value-type="currency">
            <text:p>0,00 €</text:p>
          </table:table-cell>
          <table:table-cell table:formula="of:=[.H731]+[.I731]-[.L731]" office:value-type="currency" office:currency="EUR" office:value="0" calcext:value-type="currency">
            <text:p>0,00 €</text:p>
          </table:table-cell>
          <table:table-cell table:formula="of:=IF([.H731]+[.I731]&gt;=10;10;[.H731]+[.I73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2]&amp;&quot;D&quot;;[$'SAISIE DONS COTISATIONS'.G$1:.G$1048576])" office:value-type="currency" office:currency="EUR" office:value="0" calcext:value-type="currency">
            <text:p>0,00 €</text:p>
          </table:table-cell>
          <table:table-cell table:formula="of:=SUMIF([$'SAISIE DONS COTISATIONS'.A$1:.A$1048576];[.A732]&amp;&quot;C&quot;;[$'SAISIE DONS COTISATIONS'.G$1:.G$1048576])" office:value-type="currency" office:currency="EUR" office:value="0" calcext:value-type="currency">
            <text:p>0,00 €</text:p>
          </table:table-cell>
          <table:table-cell table:formula="of:=SUMIF([$'SAISIE DONS COTISATIONS'.A$1:.A$1048576];[.A732]&amp;&quot;A&quot;;[$'SAISIE DONS COTISATIONS'.G$1:.G$1048576])" office:value-type="currency" office:currency="EUR" office:value="0" calcext:value-type="currency">
            <text:p>0,00 €</text:p>
          </table:table-cell>
          <table:table-cell table:formula="of:=[.H732]+[.I732]-[.L732]" office:value-type="currency" office:currency="EUR" office:value="0" calcext:value-type="currency">
            <text:p>0,00 €</text:p>
          </table:table-cell>
          <table:table-cell table:formula="of:=IF([.H732]+[.I732]&gt;=10;10;[.H732]+[.I73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3]&amp;&quot;D&quot;;[$'SAISIE DONS COTISATIONS'.G$1:.G$1048576])" office:value-type="currency" office:currency="EUR" office:value="0" calcext:value-type="currency">
            <text:p>0,00 €</text:p>
          </table:table-cell>
          <table:table-cell table:formula="of:=SUMIF([$'SAISIE DONS COTISATIONS'.A$1:.A$1048576];[.A733]&amp;&quot;C&quot;;[$'SAISIE DONS COTISATIONS'.G$1:.G$1048576])" office:value-type="currency" office:currency="EUR" office:value="0" calcext:value-type="currency">
            <text:p>0,00 €</text:p>
          </table:table-cell>
          <table:table-cell table:formula="of:=SUMIF([$'SAISIE DONS COTISATIONS'.A$1:.A$1048576];[.A733]&amp;&quot;A&quot;;[$'SAISIE DONS COTISATIONS'.G$1:.G$1048576])" office:value-type="currency" office:currency="EUR" office:value="0" calcext:value-type="currency">
            <text:p>0,00 €</text:p>
          </table:table-cell>
          <table:table-cell table:formula="of:=[.H733]+[.I733]-[.L733]" office:value-type="currency" office:currency="EUR" office:value="0" calcext:value-type="currency">
            <text:p>0,00 €</text:p>
          </table:table-cell>
          <table:table-cell table:formula="of:=IF([.H733]+[.I733]&gt;=10;10;[.H733]+[.I73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4]&amp;&quot;D&quot;;[$'SAISIE DONS COTISATIONS'.G$1:.G$1048576])" office:value-type="currency" office:currency="EUR" office:value="0" calcext:value-type="currency">
            <text:p>0,00 €</text:p>
          </table:table-cell>
          <table:table-cell table:formula="of:=SUMIF([$'SAISIE DONS COTISATIONS'.A$1:.A$1048576];[.A734]&amp;&quot;C&quot;;[$'SAISIE DONS COTISATIONS'.G$1:.G$1048576])" office:value-type="currency" office:currency="EUR" office:value="0" calcext:value-type="currency">
            <text:p>0,00 €</text:p>
          </table:table-cell>
          <table:table-cell table:formula="of:=SUMIF([$'SAISIE DONS COTISATIONS'.A$1:.A$1048576];[.A734]&amp;&quot;A&quot;;[$'SAISIE DONS COTISATIONS'.G$1:.G$1048576])" office:value-type="currency" office:currency="EUR" office:value="0" calcext:value-type="currency">
            <text:p>0,00 €</text:p>
          </table:table-cell>
          <table:table-cell table:formula="of:=[.H734]+[.I734]-[.L734]" office:value-type="currency" office:currency="EUR" office:value="0" calcext:value-type="currency">
            <text:p>0,00 €</text:p>
          </table:table-cell>
          <table:table-cell table:formula="of:=IF([.H734]+[.I734]&gt;=10;10;[.H734]+[.I73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5]&amp;&quot;D&quot;;[$'SAISIE DONS COTISATIONS'.G$1:.G$1048576])" office:value-type="currency" office:currency="EUR" office:value="0" calcext:value-type="currency">
            <text:p>0,00 €</text:p>
          </table:table-cell>
          <table:table-cell table:formula="of:=SUMIF([$'SAISIE DONS COTISATIONS'.A$1:.A$1048576];[.A735]&amp;&quot;C&quot;;[$'SAISIE DONS COTISATIONS'.G$1:.G$1048576])" office:value-type="currency" office:currency="EUR" office:value="0" calcext:value-type="currency">
            <text:p>0,00 €</text:p>
          </table:table-cell>
          <table:table-cell table:formula="of:=SUMIF([$'SAISIE DONS COTISATIONS'.A$1:.A$1048576];[.A735]&amp;&quot;A&quot;;[$'SAISIE DONS COTISATIONS'.G$1:.G$1048576])" office:value-type="currency" office:currency="EUR" office:value="0" calcext:value-type="currency">
            <text:p>0,00 €</text:p>
          </table:table-cell>
          <table:table-cell table:formula="of:=[.H735]+[.I735]-[.L735]" office:value-type="currency" office:currency="EUR" office:value="0" calcext:value-type="currency">
            <text:p>0,00 €</text:p>
          </table:table-cell>
          <table:table-cell table:formula="of:=IF([.H735]+[.I735]&gt;=10;10;[.H735]+[.I73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6]&amp;&quot;D&quot;;[$'SAISIE DONS COTISATIONS'.G$1:.G$1048576])" office:value-type="currency" office:currency="EUR" office:value="0" calcext:value-type="currency">
            <text:p>0,00 €</text:p>
          </table:table-cell>
          <table:table-cell table:formula="of:=SUMIF([$'SAISIE DONS COTISATIONS'.A$1:.A$1048576];[.A736]&amp;&quot;C&quot;;[$'SAISIE DONS COTISATIONS'.G$1:.G$1048576])" office:value-type="currency" office:currency="EUR" office:value="0" calcext:value-type="currency">
            <text:p>0,00 €</text:p>
          </table:table-cell>
          <table:table-cell table:formula="of:=SUMIF([$'SAISIE DONS COTISATIONS'.A$1:.A$1048576];[.A736]&amp;&quot;A&quot;;[$'SAISIE DONS COTISATIONS'.G$1:.G$1048576])" office:value-type="currency" office:currency="EUR" office:value="0" calcext:value-type="currency">
            <text:p>0,00 €</text:p>
          </table:table-cell>
          <table:table-cell table:formula="of:=[.H736]+[.I736]-[.L736]" office:value-type="currency" office:currency="EUR" office:value="0" calcext:value-type="currency">
            <text:p>0,00 €</text:p>
          </table:table-cell>
          <table:table-cell table:formula="of:=IF([.H736]+[.I736]&gt;=10;10;[.H736]+[.I73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7]&amp;&quot;D&quot;;[$'SAISIE DONS COTISATIONS'.G$1:.G$1048576])" office:value-type="currency" office:currency="EUR" office:value="0" calcext:value-type="currency">
            <text:p>0,00 €</text:p>
          </table:table-cell>
          <table:table-cell table:formula="of:=SUMIF([$'SAISIE DONS COTISATIONS'.A$1:.A$1048576];[.A737]&amp;&quot;C&quot;;[$'SAISIE DONS COTISATIONS'.G$1:.G$1048576])" office:value-type="currency" office:currency="EUR" office:value="0" calcext:value-type="currency">
            <text:p>0,00 €</text:p>
          </table:table-cell>
          <table:table-cell table:formula="of:=SUMIF([$'SAISIE DONS COTISATIONS'.A$1:.A$1048576];[.A737]&amp;&quot;A&quot;;[$'SAISIE DONS COTISATIONS'.G$1:.G$1048576])" office:value-type="currency" office:currency="EUR" office:value="0" calcext:value-type="currency">
            <text:p>0,00 €</text:p>
          </table:table-cell>
          <table:table-cell table:formula="of:=[.H737]+[.I737]-[.L737]" office:value-type="currency" office:currency="EUR" office:value="0" calcext:value-type="currency">
            <text:p>0,00 €</text:p>
          </table:table-cell>
          <table:table-cell table:formula="of:=IF([.H737]+[.I737]&gt;=10;10;[.H737]+[.I73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8]&amp;&quot;D&quot;;[$'SAISIE DONS COTISATIONS'.G$1:.G$1048576])" office:value-type="currency" office:currency="EUR" office:value="0" calcext:value-type="currency">
            <text:p>0,00 €</text:p>
          </table:table-cell>
          <table:table-cell table:formula="of:=SUMIF([$'SAISIE DONS COTISATIONS'.A$1:.A$1048576];[.A738]&amp;&quot;C&quot;;[$'SAISIE DONS COTISATIONS'.G$1:.G$1048576])" office:value-type="currency" office:currency="EUR" office:value="0" calcext:value-type="currency">
            <text:p>0,00 €</text:p>
          </table:table-cell>
          <table:table-cell table:formula="of:=SUMIF([$'SAISIE DONS COTISATIONS'.A$1:.A$1048576];[.A738]&amp;&quot;A&quot;;[$'SAISIE DONS COTISATIONS'.G$1:.G$1048576])" office:value-type="currency" office:currency="EUR" office:value="0" calcext:value-type="currency">
            <text:p>0,00 €</text:p>
          </table:table-cell>
          <table:table-cell table:formula="of:=[.H738]+[.I738]-[.L738]" office:value-type="currency" office:currency="EUR" office:value="0" calcext:value-type="currency">
            <text:p>0,00 €</text:p>
          </table:table-cell>
          <table:table-cell table:formula="of:=IF([.H738]+[.I738]&gt;=10;10;[.H738]+[.I73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39]&amp;&quot;D&quot;;[$'SAISIE DONS COTISATIONS'.G$1:.G$1048576])" office:value-type="currency" office:currency="EUR" office:value="0" calcext:value-type="currency">
            <text:p>0,00 €</text:p>
          </table:table-cell>
          <table:table-cell table:formula="of:=SUMIF([$'SAISIE DONS COTISATIONS'.A$1:.A$1048576];[.A739]&amp;&quot;C&quot;;[$'SAISIE DONS COTISATIONS'.G$1:.G$1048576])" office:value-type="currency" office:currency="EUR" office:value="0" calcext:value-type="currency">
            <text:p>0,00 €</text:p>
          </table:table-cell>
          <table:table-cell table:formula="of:=SUMIF([$'SAISIE DONS COTISATIONS'.A$1:.A$1048576];[.A739]&amp;&quot;A&quot;;[$'SAISIE DONS COTISATIONS'.G$1:.G$1048576])" office:value-type="currency" office:currency="EUR" office:value="0" calcext:value-type="currency">
            <text:p>0,00 €</text:p>
          </table:table-cell>
          <table:table-cell table:formula="of:=[.H739]+[.I739]-[.L739]" office:value-type="currency" office:currency="EUR" office:value="0" calcext:value-type="currency">
            <text:p>0,00 €</text:p>
          </table:table-cell>
          <table:table-cell table:formula="of:=IF([.H739]+[.I739]&gt;=10;10;[.H739]+[.I73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0]&amp;&quot;D&quot;;[$'SAISIE DONS COTISATIONS'.G$1:.G$1048576])" office:value-type="currency" office:currency="EUR" office:value="0" calcext:value-type="currency">
            <text:p>0,00 €</text:p>
          </table:table-cell>
          <table:table-cell table:formula="of:=SUMIF([$'SAISIE DONS COTISATIONS'.A$1:.A$1048576];[.A740]&amp;&quot;C&quot;;[$'SAISIE DONS COTISATIONS'.G$1:.G$1048576])" office:value-type="currency" office:currency="EUR" office:value="0" calcext:value-type="currency">
            <text:p>0,00 €</text:p>
          </table:table-cell>
          <table:table-cell table:formula="of:=SUMIF([$'SAISIE DONS COTISATIONS'.A$1:.A$1048576];[.A740]&amp;&quot;A&quot;;[$'SAISIE DONS COTISATIONS'.G$1:.G$1048576])" office:value-type="currency" office:currency="EUR" office:value="0" calcext:value-type="currency">
            <text:p>0,00 €</text:p>
          </table:table-cell>
          <table:table-cell table:formula="of:=[.H740]+[.I740]-[.L740]" office:value-type="currency" office:currency="EUR" office:value="0" calcext:value-type="currency">
            <text:p>0,00 €</text:p>
          </table:table-cell>
          <table:table-cell table:formula="of:=IF([.H740]+[.I740]&gt;=10;10;[.H740]+[.I74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1]&amp;&quot;D&quot;;[$'SAISIE DONS COTISATIONS'.G$1:.G$1048576])" office:value-type="currency" office:currency="EUR" office:value="0" calcext:value-type="currency">
            <text:p>0,00 €</text:p>
          </table:table-cell>
          <table:table-cell table:formula="of:=SUMIF([$'SAISIE DONS COTISATIONS'.A$1:.A$1048576];[.A741]&amp;&quot;C&quot;;[$'SAISIE DONS COTISATIONS'.G$1:.G$1048576])" office:value-type="currency" office:currency="EUR" office:value="0" calcext:value-type="currency">
            <text:p>0,00 €</text:p>
          </table:table-cell>
          <table:table-cell table:formula="of:=SUMIF([$'SAISIE DONS COTISATIONS'.A$1:.A$1048576];[.A741]&amp;&quot;A&quot;;[$'SAISIE DONS COTISATIONS'.G$1:.G$1048576])" office:value-type="currency" office:currency="EUR" office:value="0" calcext:value-type="currency">
            <text:p>0,00 €</text:p>
          </table:table-cell>
          <table:table-cell table:formula="of:=[.H741]+[.I741]-[.L741]" office:value-type="currency" office:currency="EUR" office:value="0" calcext:value-type="currency">
            <text:p>0,00 €</text:p>
          </table:table-cell>
          <table:table-cell table:formula="of:=IF([.H741]+[.I741]&gt;=10;10;[.H741]+[.I74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2]&amp;&quot;D&quot;;[$'SAISIE DONS COTISATIONS'.G$1:.G$1048576])" office:value-type="currency" office:currency="EUR" office:value="0" calcext:value-type="currency">
            <text:p>0,00 €</text:p>
          </table:table-cell>
          <table:table-cell table:formula="of:=SUMIF([$'SAISIE DONS COTISATIONS'.A$1:.A$1048576];[.A742]&amp;&quot;C&quot;;[$'SAISIE DONS COTISATIONS'.G$1:.G$1048576])" office:value-type="currency" office:currency="EUR" office:value="0" calcext:value-type="currency">
            <text:p>0,00 €</text:p>
          </table:table-cell>
          <table:table-cell table:formula="of:=SUMIF([$'SAISIE DONS COTISATIONS'.A$1:.A$1048576];[.A742]&amp;&quot;A&quot;;[$'SAISIE DONS COTISATIONS'.G$1:.G$1048576])" office:value-type="currency" office:currency="EUR" office:value="0" calcext:value-type="currency">
            <text:p>0,00 €</text:p>
          </table:table-cell>
          <table:table-cell table:formula="of:=[.H742]+[.I742]-[.L742]" office:value-type="currency" office:currency="EUR" office:value="0" calcext:value-type="currency">
            <text:p>0,00 €</text:p>
          </table:table-cell>
          <table:table-cell table:formula="of:=IF([.H742]+[.I742]&gt;=10;10;[.H742]+[.I74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3]&amp;&quot;D&quot;;[$'SAISIE DONS COTISATIONS'.G$1:.G$1048576])" office:value-type="currency" office:currency="EUR" office:value="0" calcext:value-type="currency">
            <text:p>0,00 €</text:p>
          </table:table-cell>
          <table:table-cell table:formula="of:=SUMIF([$'SAISIE DONS COTISATIONS'.A$1:.A$1048576];[.A743]&amp;&quot;C&quot;;[$'SAISIE DONS COTISATIONS'.G$1:.G$1048576])" office:value-type="currency" office:currency="EUR" office:value="0" calcext:value-type="currency">
            <text:p>0,00 €</text:p>
          </table:table-cell>
          <table:table-cell table:formula="of:=SUMIF([$'SAISIE DONS COTISATIONS'.A$1:.A$1048576];[.A743]&amp;&quot;A&quot;;[$'SAISIE DONS COTISATIONS'.G$1:.G$1048576])" office:value-type="currency" office:currency="EUR" office:value="0" calcext:value-type="currency">
            <text:p>0,00 €</text:p>
          </table:table-cell>
          <table:table-cell table:formula="of:=[.H743]+[.I743]-[.L743]" office:value-type="currency" office:currency="EUR" office:value="0" calcext:value-type="currency">
            <text:p>0,00 €</text:p>
          </table:table-cell>
          <table:table-cell table:formula="of:=IF([.H743]+[.I743]&gt;=10;10;[.H743]+[.I74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4]&amp;&quot;D&quot;;[$'SAISIE DONS COTISATIONS'.G$1:.G$1048576])" office:value-type="currency" office:currency="EUR" office:value="0" calcext:value-type="currency">
            <text:p>0,00 €</text:p>
          </table:table-cell>
          <table:table-cell table:formula="of:=SUMIF([$'SAISIE DONS COTISATIONS'.A$1:.A$1048576];[.A744]&amp;&quot;C&quot;;[$'SAISIE DONS COTISATIONS'.G$1:.G$1048576])" office:value-type="currency" office:currency="EUR" office:value="0" calcext:value-type="currency">
            <text:p>0,00 €</text:p>
          </table:table-cell>
          <table:table-cell table:formula="of:=SUMIF([$'SAISIE DONS COTISATIONS'.A$1:.A$1048576];[.A744]&amp;&quot;A&quot;;[$'SAISIE DONS COTISATIONS'.G$1:.G$1048576])" office:value-type="currency" office:currency="EUR" office:value="0" calcext:value-type="currency">
            <text:p>0,00 €</text:p>
          </table:table-cell>
          <table:table-cell table:formula="of:=[.H744]+[.I744]-[.L744]" office:value-type="currency" office:currency="EUR" office:value="0" calcext:value-type="currency">
            <text:p>0,00 €</text:p>
          </table:table-cell>
          <table:table-cell table:formula="of:=IF([.H744]+[.I744]&gt;=10;10;[.H744]+[.I74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5]&amp;&quot;D&quot;;[$'SAISIE DONS COTISATIONS'.G$1:.G$1048576])" office:value-type="currency" office:currency="EUR" office:value="0" calcext:value-type="currency">
            <text:p>0,00 €</text:p>
          </table:table-cell>
          <table:table-cell table:formula="of:=SUMIF([$'SAISIE DONS COTISATIONS'.A$1:.A$1048576];[.A745]&amp;&quot;C&quot;;[$'SAISIE DONS COTISATIONS'.G$1:.G$1048576])" office:value-type="currency" office:currency="EUR" office:value="0" calcext:value-type="currency">
            <text:p>0,00 €</text:p>
          </table:table-cell>
          <table:table-cell table:formula="of:=SUMIF([$'SAISIE DONS COTISATIONS'.A$1:.A$1048576];[.A745]&amp;&quot;A&quot;;[$'SAISIE DONS COTISATIONS'.G$1:.G$1048576])" office:value-type="currency" office:currency="EUR" office:value="0" calcext:value-type="currency">
            <text:p>0,00 €</text:p>
          </table:table-cell>
          <table:table-cell table:formula="of:=[.H745]+[.I745]-[.L745]" office:value-type="currency" office:currency="EUR" office:value="0" calcext:value-type="currency">
            <text:p>0,00 €</text:p>
          </table:table-cell>
          <table:table-cell table:formula="of:=IF([.H745]+[.I745]&gt;=10;10;[.H745]+[.I74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6]&amp;&quot;D&quot;;[$'SAISIE DONS COTISATIONS'.G$1:.G$1048576])" office:value-type="currency" office:currency="EUR" office:value="0" calcext:value-type="currency">
            <text:p>0,00 €</text:p>
          </table:table-cell>
          <table:table-cell table:formula="of:=SUMIF([$'SAISIE DONS COTISATIONS'.A$1:.A$1048576];[.A746]&amp;&quot;C&quot;;[$'SAISIE DONS COTISATIONS'.G$1:.G$1048576])" office:value-type="currency" office:currency="EUR" office:value="0" calcext:value-type="currency">
            <text:p>0,00 €</text:p>
          </table:table-cell>
          <table:table-cell table:formula="of:=SUMIF([$'SAISIE DONS COTISATIONS'.A$1:.A$1048576];[.A746]&amp;&quot;A&quot;;[$'SAISIE DONS COTISATIONS'.G$1:.G$1048576])" office:value-type="currency" office:currency="EUR" office:value="0" calcext:value-type="currency">
            <text:p>0,00 €</text:p>
          </table:table-cell>
          <table:table-cell table:formula="of:=[.H746]+[.I746]-[.L746]" office:value-type="currency" office:currency="EUR" office:value="0" calcext:value-type="currency">
            <text:p>0,00 €</text:p>
          </table:table-cell>
          <table:table-cell table:formula="of:=IF([.H746]+[.I746]&gt;=10;10;[.H746]+[.I74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7]&amp;&quot;D&quot;;[$'SAISIE DONS COTISATIONS'.G$1:.G$1048576])" office:value-type="currency" office:currency="EUR" office:value="0" calcext:value-type="currency">
            <text:p>0,00 €</text:p>
          </table:table-cell>
          <table:table-cell table:formula="of:=SUMIF([$'SAISIE DONS COTISATIONS'.A$1:.A$1048576];[.A747]&amp;&quot;C&quot;;[$'SAISIE DONS COTISATIONS'.G$1:.G$1048576])" office:value-type="currency" office:currency="EUR" office:value="0" calcext:value-type="currency">
            <text:p>0,00 €</text:p>
          </table:table-cell>
          <table:table-cell table:formula="of:=SUMIF([$'SAISIE DONS COTISATIONS'.A$1:.A$1048576];[.A747]&amp;&quot;A&quot;;[$'SAISIE DONS COTISATIONS'.G$1:.G$1048576])" office:value-type="currency" office:currency="EUR" office:value="0" calcext:value-type="currency">
            <text:p>0,00 €</text:p>
          </table:table-cell>
          <table:table-cell table:formula="of:=[.H747]+[.I747]-[.L747]" office:value-type="currency" office:currency="EUR" office:value="0" calcext:value-type="currency">
            <text:p>0,00 €</text:p>
          </table:table-cell>
          <table:table-cell table:formula="of:=IF([.H747]+[.I747]&gt;=10;10;[.H747]+[.I74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8]&amp;&quot;D&quot;;[$'SAISIE DONS COTISATIONS'.G$1:.G$1048576])" office:value-type="currency" office:currency="EUR" office:value="0" calcext:value-type="currency">
            <text:p>0,00 €</text:p>
          </table:table-cell>
          <table:table-cell table:formula="of:=SUMIF([$'SAISIE DONS COTISATIONS'.A$1:.A$1048576];[.A748]&amp;&quot;C&quot;;[$'SAISIE DONS COTISATIONS'.G$1:.G$1048576])" office:value-type="currency" office:currency="EUR" office:value="0" calcext:value-type="currency">
            <text:p>0,00 €</text:p>
          </table:table-cell>
          <table:table-cell table:formula="of:=SUMIF([$'SAISIE DONS COTISATIONS'.A$1:.A$1048576];[.A748]&amp;&quot;A&quot;;[$'SAISIE DONS COTISATIONS'.G$1:.G$1048576])" office:value-type="currency" office:currency="EUR" office:value="0" calcext:value-type="currency">
            <text:p>0,00 €</text:p>
          </table:table-cell>
          <table:table-cell table:formula="of:=[.H748]+[.I748]-[.L748]" office:value-type="currency" office:currency="EUR" office:value="0" calcext:value-type="currency">
            <text:p>0,00 €</text:p>
          </table:table-cell>
          <table:table-cell table:formula="of:=IF([.H748]+[.I748]&gt;=10;10;[.H748]+[.I74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49]&amp;&quot;D&quot;;[$'SAISIE DONS COTISATIONS'.G$1:.G$1048576])" office:value-type="currency" office:currency="EUR" office:value="0" calcext:value-type="currency">
            <text:p>0,00 €</text:p>
          </table:table-cell>
          <table:table-cell table:formula="of:=SUMIF([$'SAISIE DONS COTISATIONS'.A$1:.A$1048576];[.A749]&amp;&quot;C&quot;;[$'SAISIE DONS COTISATIONS'.G$1:.G$1048576])" office:value-type="currency" office:currency="EUR" office:value="0" calcext:value-type="currency">
            <text:p>0,00 €</text:p>
          </table:table-cell>
          <table:table-cell table:formula="of:=SUMIF([$'SAISIE DONS COTISATIONS'.A$1:.A$1048576];[.A749]&amp;&quot;A&quot;;[$'SAISIE DONS COTISATIONS'.G$1:.G$1048576])" office:value-type="currency" office:currency="EUR" office:value="0" calcext:value-type="currency">
            <text:p>0,00 €</text:p>
          </table:table-cell>
          <table:table-cell table:formula="of:=[.H749]+[.I749]-[.L749]" office:value-type="currency" office:currency="EUR" office:value="0" calcext:value-type="currency">
            <text:p>0,00 €</text:p>
          </table:table-cell>
          <table:table-cell table:formula="of:=IF([.H749]+[.I749]&gt;=10;10;[.H749]+[.I74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0]&amp;&quot;D&quot;;[$'SAISIE DONS COTISATIONS'.G$1:.G$1048576])" office:value-type="currency" office:currency="EUR" office:value="0" calcext:value-type="currency">
            <text:p>0,00 €</text:p>
          </table:table-cell>
          <table:table-cell table:formula="of:=SUMIF([$'SAISIE DONS COTISATIONS'.A$1:.A$1048576];[.A750]&amp;&quot;C&quot;;[$'SAISIE DONS COTISATIONS'.G$1:.G$1048576])" office:value-type="currency" office:currency="EUR" office:value="0" calcext:value-type="currency">
            <text:p>0,00 €</text:p>
          </table:table-cell>
          <table:table-cell table:formula="of:=SUMIF([$'SAISIE DONS COTISATIONS'.A$1:.A$1048576];[.A750]&amp;&quot;A&quot;;[$'SAISIE DONS COTISATIONS'.G$1:.G$1048576])" office:value-type="currency" office:currency="EUR" office:value="0" calcext:value-type="currency">
            <text:p>0,00 €</text:p>
          </table:table-cell>
          <table:table-cell table:formula="of:=[.H750]+[.I750]-[.L750]" office:value-type="currency" office:currency="EUR" office:value="0" calcext:value-type="currency">
            <text:p>0,00 €</text:p>
          </table:table-cell>
          <table:table-cell table:formula="of:=IF([.H750]+[.I750]&gt;=10;10;[.H750]+[.I75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1]&amp;&quot;D&quot;;[$'SAISIE DONS COTISATIONS'.G$1:.G$1048576])" office:value-type="currency" office:currency="EUR" office:value="0" calcext:value-type="currency">
            <text:p>0,00 €</text:p>
          </table:table-cell>
          <table:table-cell table:formula="of:=SUMIF([$'SAISIE DONS COTISATIONS'.A$1:.A$1048576];[.A751]&amp;&quot;C&quot;;[$'SAISIE DONS COTISATIONS'.G$1:.G$1048576])" office:value-type="currency" office:currency="EUR" office:value="0" calcext:value-type="currency">
            <text:p>0,00 €</text:p>
          </table:table-cell>
          <table:table-cell table:formula="of:=SUMIF([$'SAISIE DONS COTISATIONS'.A$1:.A$1048576];[.A751]&amp;&quot;A&quot;;[$'SAISIE DONS COTISATIONS'.G$1:.G$1048576])" office:value-type="currency" office:currency="EUR" office:value="0" calcext:value-type="currency">
            <text:p>0,00 €</text:p>
          </table:table-cell>
          <table:table-cell table:formula="of:=[.H751]+[.I751]-[.L751]" office:value-type="currency" office:currency="EUR" office:value="0" calcext:value-type="currency">
            <text:p>0,00 €</text:p>
          </table:table-cell>
          <table:table-cell table:formula="of:=IF([.H751]+[.I751]&gt;=10;10;[.H751]+[.I75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2]&amp;&quot;D&quot;;[$'SAISIE DONS COTISATIONS'.G$1:.G$1048576])" office:value-type="currency" office:currency="EUR" office:value="0" calcext:value-type="currency">
            <text:p>0,00 €</text:p>
          </table:table-cell>
          <table:table-cell table:formula="of:=SUMIF([$'SAISIE DONS COTISATIONS'.A$1:.A$1048576];[.A752]&amp;&quot;C&quot;;[$'SAISIE DONS COTISATIONS'.G$1:.G$1048576])" office:value-type="currency" office:currency="EUR" office:value="0" calcext:value-type="currency">
            <text:p>0,00 €</text:p>
          </table:table-cell>
          <table:table-cell table:formula="of:=SUMIF([$'SAISIE DONS COTISATIONS'.A$1:.A$1048576];[.A752]&amp;&quot;A&quot;;[$'SAISIE DONS COTISATIONS'.G$1:.G$1048576])" office:value-type="currency" office:currency="EUR" office:value="0" calcext:value-type="currency">
            <text:p>0,00 €</text:p>
          </table:table-cell>
          <table:table-cell table:formula="of:=[.H752]+[.I752]-[.L752]" office:value-type="currency" office:currency="EUR" office:value="0" calcext:value-type="currency">
            <text:p>0,00 €</text:p>
          </table:table-cell>
          <table:table-cell table:formula="of:=IF([.H752]+[.I752]&gt;=10;10;[.H752]+[.I75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3]&amp;&quot;D&quot;;[$'SAISIE DONS COTISATIONS'.G$1:.G$1048576])" office:value-type="currency" office:currency="EUR" office:value="0" calcext:value-type="currency">
            <text:p>0,00 €</text:p>
          </table:table-cell>
          <table:table-cell table:formula="of:=SUMIF([$'SAISIE DONS COTISATIONS'.A$1:.A$1048576];[.A753]&amp;&quot;C&quot;;[$'SAISIE DONS COTISATIONS'.G$1:.G$1048576])" office:value-type="currency" office:currency="EUR" office:value="0" calcext:value-type="currency">
            <text:p>0,00 €</text:p>
          </table:table-cell>
          <table:table-cell table:formula="of:=SUMIF([$'SAISIE DONS COTISATIONS'.A$1:.A$1048576];[.A753]&amp;&quot;A&quot;;[$'SAISIE DONS COTISATIONS'.G$1:.G$1048576])" office:value-type="currency" office:currency="EUR" office:value="0" calcext:value-type="currency">
            <text:p>0,00 €</text:p>
          </table:table-cell>
          <table:table-cell table:formula="of:=[.H753]+[.I753]-[.L753]" office:value-type="currency" office:currency="EUR" office:value="0" calcext:value-type="currency">
            <text:p>0,00 €</text:p>
          </table:table-cell>
          <table:table-cell table:formula="of:=IF([.H753]+[.I753]&gt;=10;10;[.H753]+[.I75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4]&amp;&quot;D&quot;;[$'SAISIE DONS COTISATIONS'.G$1:.G$1048576])" office:value-type="currency" office:currency="EUR" office:value="0" calcext:value-type="currency">
            <text:p>0,00 €</text:p>
          </table:table-cell>
          <table:table-cell table:formula="of:=SUMIF([$'SAISIE DONS COTISATIONS'.A$1:.A$1048576];[.A754]&amp;&quot;C&quot;;[$'SAISIE DONS COTISATIONS'.G$1:.G$1048576])" office:value-type="currency" office:currency="EUR" office:value="0" calcext:value-type="currency">
            <text:p>0,00 €</text:p>
          </table:table-cell>
          <table:table-cell table:formula="of:=SUMIF([$'SAISIE DONS COTISATIONS'.A$1:.A$1048576];[.A754]&amp;&quot;A&quot;;[$'SAISIE DONS COTISATIONS'.G$1:.G$1048576])" office:value-type="currency" office:currency="EUR" office:value="0" calcext:value-type="currency">
            <text:p>0,00 €</text:p>
          </table:table-cell>
          <table:table-cell table:formula="of:=[.H754]+[.I754]-[.L754]" office:value-type="currency" office:currency="EUR" office:value="0" calcext:value-type="currency">
            <text:p>0,00 €</text:p>
          </table:table-cell>
          <table:table-cell table:formula="of:=IF([.H754]+[.I754]&gt;=10;10;[.H754]+[.I75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5]&amp;&quot;D&quot;;[$'SAISIE DONS COTISATIONS'.G$1:.G$1048576])" office:value-type="currency" office:currency="EUR" office:value="0" calcext:value-type="currency">
            <text:p>0,00 €</text:p>
          </table:table-cell>
          <table:table-cell table:formula="of:=SUMIF([$'SAISIE DONS COTISATIONS'.A$1:.A$1048576];[.A755]&amp;&quot;C&quot;;[$'SAISIE DONS COTISATIONS'.G$1:.G$1048576])" office:value-type="currency" office:currency="EUR" office:value="0" calcext:value-type="currency">
            <text:p>0,00 €</text:p>
          </table:table-cell>
          <table:table-cell table:formula="of:=SUMIF([$'SAISIE DONS COTISATIONS'.A$1:.A$1048576];[.A755]&amp;&quot;A&quot;;[$'SAISIE DONS COTISATIONS'.G$1:.G$1048576])" office:value-type="currency" office:currency="EUR" office:value="0" calcext:value-type="currency">
            <text:p>0,00 €</text:p>
          </table:table-cell>
          <table:table-cell table:formula="of:=[.H755]+[.I755]-[.L755]" office:value-type="currency" office:currency="EUR" office:value="0" calcext:value-type="currency">
            <text:p>0,00 €</text:p>
          </table:table-cell>
          <table:table-cell table:formula="of:=IF([.H755]+[.I755]&gt;=10;10;[.H755]+[.I75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6]&amp;&quot;D&quot;;[$'SAISIE DONS COTISATIONS'.G$1:.G$1048576])" office:value-type="currency" office:currency="EUR" office:value="0" calcext:value-type="currency">
            <text:p>0,00 €</text:p>
          </table:table-cell>
          <table:table-cell table:formula="of:=SUMIF([$'SAISIE DONS COTISATIONS'.A$1:.A$1048576];[.A756]&amp;&quot;C&quot;;[$'SAISIE DONS COTISATIONS'.G$1:.G$1048576])" office:value-type="currency" office:currency="EUR" office:value="0" calcext:value-type="currency">
            <text:p>0,00 €</text:p>
          </table:table-cell>
          <table:table-cell table:formula="of:=SUMIF([$'SAISIE DONS COTISATIONS'.A$1:.A$1048576];[.A756]&amp;&quot;A&quot;;[$'SAISIE DONS COTISATIONS'.G$1:.G$1048576])" office:value-type="currency" office:currency="EUR" office:value="0" calcext:value-type="currency">
            <text:p>0,00 €</text:p>
          </table:table-cell>
          <table:table-cell table:formula="of:=[.H756]+[.I756]-[.L756]" office:value-type="currency" office:currency="EUR" office:value="0" calcext:value-type="currency">
            <text:p>0,00 €</text:p>
          </table:table-cell>
          <table:table-cell table:formula="of:=IF([.H756]+[.I756]&gt;=10;10;[.H756]+[.I75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7]&amp;&quot;D&quot;;[$'SAISIE DONS COTISATIONS'.G$1:.G$1048576])" office:value-type="currency" office:currency="EUR" office:value="0" calcext:value-type="currency">
            <text:p>0,00 €</text:p>
          </table:table-cell>
          <table:table-cell table:formula="of:=SUMIF([$'SAISIE DONS COTISATIONS'.A$1:.A$1048576];[.A757]&amp;&quot;C&quot;;[$'SAISIE DONS COTISATIONS'.G$1:.G$1048576])" office:value-type="currency" office:currency="EUR" office:value="0" calcext:value-type="currency">
            <text:p>0,00 €</text:p>
          </table:table-cell>
          <table:table-cell table:formula="of:=SUMIF([$'SAISIE DONS COTISATIONS'.A$1:.A$1048576];[.A757]&amp;&quot;A&quot;;[$'SAISIE DONS COTISATIONS'.G$1:.G$1048576])" office:value-type="currency" office:currency="EUR" office:value="0" calcext:value-type="currency">
            <text:p>0,00 €</text:p>
          </table:table-cell>
          <table:table-cell table:formula="of:=[.H757]+[.I757]-[.L757]" office:value-type="currency" office:currency="EUR" office:value="0" calcext:value-type="currency">
            <text:p>0,00 €</text:p>
          </table:table-cell>
          <table:table-cell table:formula="of:=IF([.H757]+[.I757]&gt;=10;10;[.H757]+[.I75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8]&amp;&quot;D&quot;;[$'SAISIE DONS COTISATIONS'.G$1:.G$1048576])" office:value-type="currency" office:currency="EUR" office:value="0" calcext:value-type="currency">
            <text:p>0,00 €</text:p>
          </table:table-cell>
          <table:table-cell table:formula="of:=SUMIF([$'SAISIE DONS COTISATIONS'.A$1:.A$1048576];[.A758]&amp;&quot;C&quot;;[$'SAISIE DONS COTISATIONS'.G$1:.G$1048576])" office:value-type="currency" office:currency="EUR" office:value="0" calcext:value-type="currency">
            <text:p>0,00 €</text:p>
          </table:table-cell>
          <table:table-cell table:formula="of:=SUMIF([$'SAISIE DONS COTISATIONS'.A$1:.A$1048576];[.A758]&amp;&quot;A&quot;;[$'SAISIE DONS COTISATIONS'.G$1:.G$1048576])" office:value-type="currency" office:currency="EUR" office:value="0" calcext:value-type="currency">
            <text:p>0,00 €</text:p>
          </table:table-cell>
          <table:table-cell table:formula="of:=[.H758]+[.I758]-[.L758]" office:value-type="currency" office:currency="EUR" office:value="0" calcext:value-type="currency">
            <text:p>0,00 €</text:p>
          </table:table-cell>
          <table:table-cell table:formula="of:=IF([.H758]+[.I758]&gt;=10;10;[.H758]+[.I75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59]&amp;&quot;D&quot;;[$'SAISIE DONS COTISATIONS'.G$1:.G$1048576])" office:value-type="currency" office:currency="EUR" office:value="0" calcext:value-type="currency">
            <text:p>0,00 €</text:p>
          </table:table-cell>
          <table:table-cell table:formula="of:=SUMIF([$'SAISIE DONS COTISATIONS'.A$1:.A$1048576];[.A759]&amp;&quot;C&quot;;[$'SAISIE DONS COTISATIONS'.G$1:.G$1048576])" office:value-type="currency" office:currency="EUR" office:value="0" calcext:value-type="currency">
            <text:p>0,00 €</text:p>
          </table:table-cell>
          <table:table-cell table:formula="of:=SUMIF([$'SAISIE DONS COTISATIONS'.A$1:.A$1048576];[.A759]&amp;&quot;A&quot;;[$'SAISIE DONS COTISATIONS'.G$1:.G$1048576])" office:value-type="currency" office:currency="EUR" office:value="0" calcext:value-type="currency">
            <text:p>0,00 €</text:p>
          </table:table-cell>
          <table:table-cell table:formula="of:=[.H759]+[.I759]-[.L759]" office:value-type="currency" office:currency="EUR" office:value="0" calcext:value-type="currency">
            <text:p>0,00 €</text:p>
          </table:table-cell>
          <table:table-cell table:formula="of:=IF([.H759]+[.I759]&gt;=10;10;[.H759]+[.I75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0]&amp;&quot;D&quot;;[$'SAISIE DONS COTISATIONS'.G$1:.G$1048576])" office:value-type="currency" office:currency="EUR" office:value="0" calcext:value-type="currency">
            <text:p>0,00 €</text:p>
          </table:table-cell>
          <table:table-cell table:formula="of:=SUMIF([$'SAISIE DONS COTISATIONS'.A$1:.A$1048576];[.A760]&amp;&quot;C&quot;;[$'SAISIE DONS COTISATIONS'.G$1:.G$1048576])" office:value-type="currency" office:currency="EUR" office:value="0" calcext:value-type="currency">
            <text:p>0,00 €</text:p>
          </table:table-cell>
          <table:table-cell table:formula="of:=SUMIF([$'SAISIE DONS COTISATIONS'.A$1:.A$1048576];[.A760]&amp;&quot;A&quot;;[$'SAISIE DONS COTISATIONS'.G$1:.G$1048576])" office:value-type="currency" office:currency="EUR" office:value="0" calcext:value-type="currency">
            <text:p>0,00 €</text:p>
          </table:table-cell>
          <table:table-cell table:formula="of:=[.H760]+[.I760]-[.L760]" office:value-type="currency" office:currency="EUR" office:value="0" calcext:value-type="currency">
            <text:p>0,00 €</text:p>
          </table:table-cell>
          <table:table-cell table:formula="of:=IF([.H760]+[.I760]&gt;=10;10;[.H760]+[.I76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1]&amp;&quot;D&quot;;[$'SAISIE DONS COTISATIONS'.G$1:.G$1048576])" office:value-type="currency" office:currency="EUR" office:value="0" calcext:value-type="currency">
            <text:p>0,00 €</text:p>
          </table:table-cell>
          <table:table-cell table:formula="of:=SUMIF([$'SAISIE DONS COTISATIONS'.A$1:.A$1048576];[.A761]&amp;&quot;C&quot;;[$'SAISIE DONS COTISATIONS'.G$1:.G$1048576])" office:value-type="currency" office:currency="EUR" office:value="0" calcext:value-type="currency">
            <text:p>0,00 €</text:p>
          </table:table-cell>
          <table:table-cell table:formula="of:=SUMIF([$'SAISIE DONS COTISATIONS'.A$1:.A$1048576];[.A761]&amp;&quot;A&quot;;[$'SAISIE DONS COTISATIONS'.G$1:.G$1048576])" office:value-type="currency" office:currency="EUR" office:value="0" calcext:value-type="currency">
            <text:p>0,00 €</text:p>
          </table:table-cell>
          <table:table-cell table:formula="of:=[.H761]+[.I761]-[.L761]" office:value-type="currency" office:currency="EUR" office:value="0" calcext:value-type="currency">
            <text:p>0,00 €</text:p>
          </table:table-cell>
          <table:table-cell table:formula="of:=IF([.H761]+[.I761]&gt;=10;10;[.H761]+[.I76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2]&amp;&quot;D&quot;;[$'SAISIE DONS COTISATIONS'.G$1:.G$1048576])" office:value-type="currency" office:currency="EUR" office:value="0" calcext:value-type="currency">
            <text:p>0,00 €</text:p>
          </table:table-cell>
          <table:table-cell table:formula="of:=SUMIF([$'SAISIE DONS COTISATIONS'.A$1:.A$1048576];[.A762]&amp;&quot;C&quot;;[$'SAISIE DONS COTISATIONS'.G$1:.G$1048576])" office:value-type="currency" office:currency="EUR" office:value="0" calcext:value-type="currency">
            <text:p>0,00 €</text:p>
          </table:table-cell>
          <table:table-cell table:formula="of:=SUMIF([$'SAISIE DONS COTISATIONS'.A$1:.A$1048576];[.A762]&amp;&quot;A&quot;;[$'SAISIE DONS COTISATIONS'.G$1:.G$1048576])" office:value-type="currency" office:currency="EUR" office:value="0" calcext:value-type="currency">
            <text:p>0,00 €</text:p>
          </table:table-cell>
          <table:table-cell table:formula="of:=[.H762]+[.I762]-[.L762]" office:value-type="currency" office:currency="EUR" office:value="0" calcext:value-type="currency">
            <text:p>0,00 €</text:p>
          </table:table-cell>
          <table:table-cell table:formula="of:=IF([.H762]+[.I762]&gt;=10;10;[.H762]+[.I76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3]&amp;&quot;D&quot;;[$'SAISIE DONS COTISATIONS'.G$1:.G$1048576])" office:value-type="currency" office:currency="EUR" office:value="0" calcext:value-type="currency">
            <text:p>0,00 €</text:p>
          </table:table-cell>
          <table:table-cell table:formula="of:=SUMIF([$'SAISIE DONS COTISATIONS'.A$1:.A$1048576];[.A763]&amp;&quot;C&quot;;[$'SAISIE DONS COTISATIONS'.G$1:.G$1048576])" office:value-type="currency" office:currency="EUR" office:value="0" calcext:value-type="currency">
            <text:p>0,00 €</text:p>
          </table:table-cell>
          <table:table-cell table:formula="of:=SUMIF([$'SAISIE DONS COTISATIONS'.A$1:.A$1048576];[.A763]&amp;&quot;A&quot;;[$'SAISIE DONS COTISATIONS'.G$1:.G$1048576])" office:value-type="currency" office:currency="EUR" office:value="0" calcext:value-type="currency">
            <text:p>0,00 €</text:p>
          </table:table-cell>
          <table:table-cell table:formula="of:=[.H763]+[.I763]-[.L763]" office:value-type="currency" office:currency="EUR" office:value="0" calcext:value-type="currency">
            <text:p>0,00 €</text:p>
          </table:table-cell>
          <table:table-cell table:formula="of:=IF([.H763]+[.I763]&gt;=10;10;[.H763]+[.I76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4]&amp;&quot;D&quot;;[$'SAISIE DONS COTISATIONS'.G$1:.G$1048576])" office:value-type="currency" office:currency="EUR" office:value="0" calcext:value-type="currency">
            <text:p>0,00 €</text:p>
          </table:table-cell>
          <table:table-cell table:formula="of:=SUMIF([$'SAISIE DONS COTISATIONS'.A$1:.A$1048576];[.A764]&amp;&quot;C&quot;;[$'SAISIE DONS COTISATIONS'.G$1:.G$1048576])" office:value-type="currency" office:currency="EUR" office:value="0" calcext:value-type="currency">
            <text:p>0,00 €</text:p>
          </table:table-cell>
          <table:table-cell table:formula="of:=SUMIF([$'SAISIE DONS COTISATIONS'.A$1:.A$1048576];[.A764]&amp;&quot;A&quot;;[$'SAISIE DONS COTISATIONS'.G$1:.G$1048576])" office:value-type="currency" office:currency="EUR" office:value="0" calcext:value-type="currency">
            <text:p>0,00 €</text:p>
          </table:table-cell>
          <table:table-cell table:formula="of:=[.H764]+[.I764]-[.L764]" office:value-type="currency" office:currency="EUR" office:value="0" calcext:value-type="currency">
            <text:p>0,00 €</text:p>
          </table:table-cell>
          <table:table-cell table:formula="of:=IF([.H764]+[.I764]&gt;=10;10;[.H764]+[.I76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5]&amp;&quot;D&quot;;[$'SAISIE DONS COTISATIONS'.G$1:.G$1048576])" office:value-type="currency" office:currency="EUR" office:value="0" calcext:value-type="currency">
            <text:p>0,00 €</text:p>
          </table:table-cell>
          <table:table-cell table:formula="of:=SUMIF([$'SAISIE DONS COTISATIONS'.A$1:.A$1048576];[.A765]&amp;&quot;C&quot;;[$'SAISIE DONS COTISATIONS'.G$1:.G$1048576])" office:value-type="currency" office:currency="EUR" office:value="0" calcext:value-type="currency">
            <text:p>0,00 €</text:p>
          </table:table-cell>
          <table:table-cell table:formula="of:=SUMIF([$'SAISIE DONS COTISATIONS'.A$1:.A$1048576];[.A765]&amp;&quot;A&quot;;[$'SAISIE DONS COTISATIONS'.G$1:.G$1048576])" office:value-type="currency" office:currency="EUR" office:value="0" calcext:value-type="currency">
            <text:p>0,00 €</text:p>
          </table:table-cell>
          <table:table-cell table:formula="of:=[.H765]+[.I765]-[.L765]" office:value-type="currency" office:currency="EUR" office:value="0" calcext:value-type="currency">
            <text:p>0,00 €</text:p>
          </table:table-cell>
          <table:table-cell table:formula="of:=IF([.H765]+[.I765]&gt;=10;10;[.H765]+[.I76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6]&amp;&quot;D&quot;;[$'SAISIE DONS COTISATIONS'.G$1:.G$1048576])" office:value-type="currency" office:currency="EUR" office:value="0" calcext:value-type="currency">
            <text:p>0,00 €</text:p>
          </table:table-cell>
          <table:table-cell table:formula="of:=SUMIF([$'SAISIE DONS COTISATIONS'.A$1:.A$1048576];[.A766]&amp;&quot;C&quot;;[$'SAISIE DONS COTISATIONS'.G$1:.G$1048576])" office:value-type="currency" office:currency="EUR" office:value="0" calcext:value-type="currency">
            <text:p>0,00 €</text:p>
          </table:table-cell>
          <table:table-cell table:formula="of:=SUMIF([$'SAISIE DONS COTISATIONS'.A$1:.A$1048576];[.A766]&amp;&quot;A&quot;;[$'SAISIE DONS COTISATIONS'.G$1:.G$1048576])" office:value-type="currency" office:currency="EUR" office:value="0" calcext:value-type="currency">
            <text:p>0,00 €</text:p>
          </table:table-cell>
          <table:table-cell table:formula="of:=[.H766]+[.I766]-[.L766]" office:value-type="currency" office:currency="EUR" office:value="0" calcext:value-type="currency">
            <text:p>0,00 €</text:p>
          </table:table-cell>
          <table:table-cell table:formula="of:=IF([.H766]+[.I766]&gt;=10;10;[.H766]+[.I76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7]&amp;&quot;D&quot;;[$'SAISIE DONS COTISATIONS'.G$1:.G$1048576])" office:value-type="currency" office:currency="EUR" office:value="0" calcext:value-type="currency">
            <text:p>0,00 €</text:p>
          </table:table-cell>
          <table:table-cell table:formula="of:=SUMIF([$'SAISIE DONS COTISATIONS'.A$1:.A$1048576];[.A767]&amp;&quot;C&quot;;[$'SAISIE DONS COTISATIONS'.G$1:.G$1048576])" office:value-type="currency" office:currency="EUR" office:value="0" calcext:value-type="currency">
            <text:p>0,00 €</text:p>
          </table:table-cell>
          <table:table-cell table:formula="of:=SUMIF([$'SAISIE DONS COTISATIONS'.A$1:.A$1048576];[.A767]&amp;&quot;A&quot;;[$'SAISIE DONS COTISATIONS'.G$1:.G$1048576])" office:value-type="currency" office:currency="EUR" office:value="0" calcext:value-type="currency">
            <text:p>0,00 €</text:p>
          </table:table-cell>
          <table:table-cell table:formula="of:=[.H767]+[.I767]-[.L767]" office:value-type="currency" office:currency="EUR" office:value="0" calcext:value-type="currency">
            <text:p>0,00 €</text:p>
          </table:table-cell>
          <table:table-cell table:formula="of:=IF([.H767]+[.I767]&gt;=10;10;[.H767]+[.I76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8]&amp;&quot;D&quot;;[$'SAISIE DONS COTISATIONS'.G$1:.G$1048576])" office:value-type="currency" office:currency="EUR" office:value="0" calcext:value-type="currency">
            <text:p>0,00 €</text:p>
          </table:table-cell>
          <table:table-cell table:formula="of:=SUMIF([$'SAISIE DONS COTISATIONS'.A$1:.A$1048576];[.A768]&amp;&quot;C&quot;;[$'SAISIE DONS COTISATIONS'.G$1:.G$1048576])" office:value-type="currency" office:currency="EUR" office:value="0" calcext:value-type="currency">
            <text:p>0,00 €</text:p>
          </table:table-cell>
          <table:table-cell table:formula="of:=SUMIF([$'SAISIE DONS COTISATIONS'.A$1:.A$1048576];[.A768]&amp;&quot;A&quot;;[$'SAISIE DONS COTISATIONS'.G$1:.G$1048576])" office:value-type="currency" office:currency="EUR" office:value="0" calcext:value-type="currency">
            <text:p>0,00 €</text:p>
          </table:table-cell>
          <table:table-cell table:formula="of:=[.H768]+[.I768]-[.L768]" office:value-type="currency" office:currency="EUR" office:value="0" calcext:value-type="currency">
            <text:p>0,00 €</text:p>
          </table:table-cell>
          <table:table-cell table:formula="of:=IF([.H768]+[.I768]&gt;=10;10;[.H768]+[.I76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69]&amp;&quot;D&quot;;[$'SAISIE DONS COTISATIONS'.G$1:.G$1048576])" office:value-type="currency" office:currency="EUR" office:value="0" calcext:value-type="currency">
            <text:p>0,00 €</text:p>
          </table:table-cell>
          <table:table-cell table:formula="of:=SUMIF([$'SAISIE DONS COTISATIONS'.A$1:.A$1048576];[.A769]&amp;&quot;C&quot;;[$'SAISIE DONS COTISATIONS'.G$1:.G$1048576])" office:value-type="currency" office:currency="EUR" office:value="0" calcext:value-type="currency">
            <text:p>0,00 €</text:p>
          </table:table-cell>
          <table:table-cell table:formula="of:=SUMIF([$'SAISIE DONS COTISATIONS'.A$1:.A$1048576];[.A769]&amp;&quot;A&quot;;[$'SAISIE DONS COTISATIONS'.G$1:.G$1048576])" office:value-type="currency" office:currency="EUR" office:value="0" calcext:value-type="currency">
            <text:p>0,00 €</text:p>
          </table:table-cell>
          <table:table-cell table:formula="of:=[.H769]+[.I769]-[.L769]" office:value-type="currency" office:currency="EUR" office:value="0" calcext:value-type="currency">
            <text:p>0,00 €</text:p>
          </table:table-cell>
          <table:table-cell table:formula="of:=IF([.H769]+[.I769]&gt;=10;10;[.H769]+[.I76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0]&amp;&quot;D&quot;;[$'SAISIE DONS COTISATIONS'.G$1:.G$1048576])" office:value-type="currency" office:currency="EUR" office:value="0" calcext:value-type="currency">
            <text:p>0,00 €</text:p>
          </table:table-cell>
          <table:table-cell table:formula="of:=SUMIF([$'SAISIE DONS COTISATIONS'.A$1:.A$1048576];[.A770]&amp;&quot;C&quot;;[$'SAISIE DONS COTISATIONS'.G$1:.G$1048576])" office:value-type="currency" office:currency="EUR" office:value="0" calcext:value-type="currency">
            <text:p>0,00 €</text:p>
          </table:table-cell>
          <table:table-cell table:formula="of:=SUMIF([$'SAISIE DONS COTISATIONS'.A$1:.A$1048576];[.A770]&amp;&quot;A&quot;;[$'SAISIE DONS COTISATIONS'.G$1:.G$1048576])" office:value-type="currency" office:currency="EUR" office:value="0" calcext:value-type="currency">
            <text:p>0,00 €</text:p>
          </table:table-cell>
          <table:table-cell table:formula="of:=[.H770]+[.I770]-[.L770]" office:value-type="currency" office:currency="EUR" office:value="0" calcext:value-type="currency">
            <text:p>0,00 €</text:p>
          </table:table-cell>
          <table:table-cell table:formula="of:=IF([.H770]+[.I770]&gt;=10;10;[.H770]+[.I77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1]&amp;&quot;D&quot;;[$'SAISIE DONS COTISATIONS'.G$1:.G$1048576])" office:value-type="currency" office:currency="EUR" office:value="0" calcext:value-type="currency">
            <text:p>0,00 €</text:p>
          </table:table-cell>
          <table:table-cell table:formula="of:=SUMIF([$'SAISIE DONS COTISATIONS'.A$1:.A$1048576];[.A771]&amp;&quot;C&quot;;[$'SAISIE DONS COTISATIONS'.G$1:.G$1048576])" office:value-type="currency" office:currency="EUR" office:value="0" calcext:value-type="currency">
            <text:p>0,00 €</text:p>
          </table:table-cell>
          <table:table-cell table:formula="of:=SUMIF([$'SAISIE DONS COTISATIONS'.A$1:.A$1048576];[.A771]&amp;&quot;A&quot;;[$'SAISIE DONS COTISATIONS'.G$1:.G$1048576])" office:value-type="currency" office:currency="EUR" office:value="0" calcext:value-type="currency">
            <text:p>0,00 €</text:p>
          </table:table-cell>
          <table:table-cell table:formula="of:=[.H771]+[.I771]-[.L771]" office:value-type="currency" office:currency="EUR" office:value="0" calcext:value-type="currency">
            <text:p>0,00 €</text:p>
          </table:table-cell>
          <table:table-cell table:formula="of:=IF([.H771]+[.I771]&gt;=10;10;[.H771]+[.I77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2]&amp;&quot;D&quot;;[$'SAISIE DONS COTISATIONS'.G$1:.G$1048576])" office:value-type="currency" office:currency="EUR" office:value="0" calcext:value-type="currency">
            <text:p>0,00 €</text:p>
          </table:table-cell>
          <table:table-cell table:formula="of:=SUMIF([$'SAISIE DONS COTISATIONS'.A$1:.A$1048576];[.A772]&amp;&quot;C&quot;;[$'SAISIE DONS COTISATIONS'.G$1:.G$1048576])" office:value-type="currency" office:currency="EUR" office:value="0" calcext:value-type="currency">
            <text:p>0,00 €</text:p>
          </table:table-cell>
          <table:table-cell table:formula="of:=SUMIF([$'SAISIE DONS COTISATIONS'.A$1:.A$1048576];[.A772]&amp;&quot;A&quot;;[$'SAISIE DONS COTISATIONS'.G$1:.G$1048576])" office:value-type="currency" office:currency="EUR" office:value="0" calcext:value-type="currency">
            <text:p>0,00 €</text:p>
          </table:table-cell>
          <table:table-cell table:formula="of:=[.H772]+[.I772]-[.L772]" office:value-type="currency" office:currency="EUR" office:value="0" calcext:value-type="currency">
            <text:p>0,00 €</text:p>
          </table:table-cell>
          <table:table-cell table:formula="of:=IF([.H772]+[.I772]&gt;=10;10;[.H772]+[.I77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3]&amp;&quot;D&quot;;[$'SAISIE DONS COTISATIONS'.G$1:.G$1048576])" office:value-type="currency" office:currency="EUR" office:value="0" calcext:value-type="currency">
            <text:p>0,00 €</text:p>
          </table:table-cell>
          <table:table-cell table:formula="of:=SUMIF([$'SAISIE DONS COTISATIONS'.A$1:.A$1048576];[.A773]&amp;&quot;C&quot;;[$'SAISIE DONS COTISATIONS'.G$1:.G$1048576])" office:value-type="currency" office:currency="EUR" office:value="0" calcext:value-type="currency">
            <text:p>0,00 €</text:p>
          </table:table-cell>
          <table:table-cell table:formula="of:=SUMIF([$'SAISIE DONS COTISATIONS'.A$1:.A$1048576];[.A773]&amp;&quot;A&quot;;[$'SAISIE DONS COTISATIONS'.G$1:.G$1048576])" office:value-type="currency" office:currency="EUR" office:value="0" calcext:value-type="currency">
            <text:p>0,00 €</text:p>
          </table:table-cell>
          <table:table-cell table:formula="of:=[.H773]+[.I773]-[.L773]" office:value-type="currency" office:currency="EUR" office:value="0" calcext:value-type="currency">
            <text:p>0,00 €</text:p>
          </table:table-cell>
          <table:table-cell table:formula="of:=IF([.H773]+[.I773]&gt;=10;10;[.H773]+[.I77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4]&amp;&quot;D&quot;;[$'SAISIE DONS COTISATIONS'.G$1:.G$1048576])" office:value-type="currency" office:currency="EUR" office:value="0" calcext:value-type="currency">
            <text:p>0,00 €</text:p>
          </table:table-cell>
          <table:table-cell table:formula="of:=SUMIF([$'SAISIE DONS COTISATIONS'.A$1:.A$1048576];[.A774]&amp;&quot;C&quot;;[$'SAISIE DONS COTISATIONS'.G$1:.G$1048576])" office:value-type="currency" office:currency="EUR" office:value="0" calcext:value-type="currency">
            <text:p>0,00 €</text:p>
          </table:table-cell>
          <table:table-cell table:formula="of:=SUMIF([$'SAISIE DONS COTISATIONS'.A$1:.A$1048576];[.A774]&amp;&quot;A&quot;;[$'SAISIE DONS COTISATIONS'.G$1:.G$1048576])" office:value-type="currency" office:currency="EUR" office:value="0" calcext:value-type="currency">
            <text:p>0,00 €</text:p>
          </table:table-cell>
          <table:table-cell table:formula="of:=[.H774]+[.I774]-[.L774]" office:value-type="currency" office:currency="EUR" office:value="0" calcext:value-type="currency">
            <text:p>0,00 €</text:p>
          </table:table-cell>
          <table:table-cell table:formula="of:=IF([.H774]+[.I774]&gt;=10;10;[.H774]+[.I77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5]&amp;&quot;D&quot;;[$'SAISIE DONS COTISATIONS'.G$1:.G$1048576])" office:value-type="currency" office:currency="EUR" office:value="0" calcext:value-type="currency">
            <text:p>0,00 €</text:p>
          </table:table-cell>
          <table:table-cell table:formula="of:=SUMIF([$'SAISIE DONS COTISATIONS'.A$1:.A$1048576];[.A775]&amp;&quot;C&quot;;[$'SAISIE DONS COTISATIONS'.G$1:.G$1048576])" office:value-type="currency" office:currency="EUR" office:value="0" calcext:value-type="currency">
            <text:p>0,00 €</text:p>
          </table:table-cell>
          <table:table-cell table:formula="of:=SUMIF([$'SAISIE DONS COTISATIONS'.A$1:.A$1048576];[.A775]&amp;&quot;A&quot;;[$'SAISIE DONS COTISATIONS'.G$1:.G$1048576])" office:value-type="currency" office:currency="EUR" office:value="0" calcext:value-type="currency">
            <text:p>0,00 €</text:p>
          </table:table-cell>
          <table:table-cell table:formula="of:=[.H775]+[.I775]-[.L775]" office:value-type="currency" office:currency="EUR" office:value="0" calcext:value-type="currency">
            <text:p>0,00 €</text:p>
          </table:table-cell>
          <table:table-cell table:formula="of:=IF([.H775]+[.I775]&gt;=10;10;[.H775]+[.I77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6]&amp;&quot;D&quot;;[$'SAISIE DONS COTISATIONS'.G$1:.G$1048576])" office:value-type="currency" office:currency="EUR" office:value="0" calcext:value-type="currency">
            <text:p>0,00 €</text:p>
          </table:table-cell>
          <table:table-cell table:formula="of:=SUMIF([$'SAISIE DONS COTISATIONS'.A$1:.A$1048576];[.A776]&amp;&quot;C&quot;;[$'SAISIE DONS COTISATIONS'.G$1:.G$1048576])" office:value-type="currency" office:currency="EUR" office:value="0" calcext:value-type="currency">
            <text:p>0,00 €</text:p>
          </table:table-cell>
          <table:table-cell table:formula="of:=SUMIF([$'SAISIE DONS COTISATIONS'.A$1:.A$1048576];[.A776]&amp;&quot;A&quot;;[$'SAISIE DONS COTISATIONS'.G$1:.G$1048576])" office:value-type="currency" office:currency="EUR" office:value="0" calcext:value-type="currency">
            <text:p>0,00 €</text:p>
          </table:table-cell>
          <table:table-cell table:formula="of:=[.H776]+[.I776]-[.L776]" office:value-type="currency" office:currency="EUR" office:value="0" calcext:value-type="currency">
            <text:p>0,00 €</text:p>
          </table:table-cell>
          <table:table-cell table:formula="of:=IF([.H776]+[.I776]&gt;=10;10;[.H776]+[.I77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7]&amp;&quot;D&quot;;[$'SAISIE DONS COTISATIONS'.G$1:.G$1048576])" office:value-type="currency" office:currency="EUR" office:value="0" calcext:value-type="currency">
            <text:p>0,00 €</text:p>
          </table:table-cell>
          <table:table-cell table:formula="of:=SUMIF([$'SAISIE DONS COTISATIONS'.A$1:.A$1048576];[.A777]&amp;&quot;C&quot;;[$'SAISIE DONS COTISATIONS'.G$1:.G$1048576])" office:value-type="currency" office:currency="EUR" office:value="0" calcext:value-type="currency">
            <text:p>0,00 €</text:p>
          </table:table-cell>
          <table:table-cell table:formula="of:=SUMIF([$'SAISIE DONS COTISATIONS'.A$1:.A$1048576];[.A777]&amp;&quot;A&quot;;[$'SAISIE DONS COTISATIONS'.G$1:.G$1048576])" office:value-type="currency" office:currency="EUR" office:value="0" calcext:value-type="currency">
            <text:p>0,00 €</text:p>
          </table:table-cell>
          <table:table-cell table:formula="of:=[.H777]+[.I777]-[.L777]" office:value-type="currency" office:currency="EUR" office:value="0" calcext:value-type="currency">
            <text:p>0,00 €</text:p>
          </table:table-cell>
          <table:table-cell table:formula="of:=IF([.H777]+[.I777]&gt;=10;10;[.H777]+[.I77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8]&amp;&quot;D&quot;;[$'SAISIE DONS COTISATIONS'.G$1:.G$1048576])" office:value-type="currency" office:currency="EUR" office:value="0" calcext:value-type="currency">
            <text:p>0,00 €</text:p>
          </table:table-cell>
          <table:table-cell table:formula="of:=SUMIF([$'SAISIE DONS COTISATIONS'.A$1:.A$1048576];[.A778]&amp;&quot;C&quot;;[$'SAISIE DONS COTISATIONS'.G$1:.G$1048576])" office:value-type="currency" office:currency="EUR" office:value="0" calcext:value-type="currency">
            <text:p>0,00 €</text:p>
          </table:table-cell>
          <table:table-cell table:formula="of:=SUMIF([$'SAISIE DONS COTISATIONS'.A$1:.A$1048576];[.A778]&amp;&quot;A&quot;;[$'SAISIE DONS COTISATIONS'.G$1:.G$1048576])" office:value-type="currency" office:currency="EUR" office:value="0" calcext:value-type="currency">
            <text:p>0,00 €</text:p>
          </table:table-cell>
          <table:table-cell table:formula="of:=[.H778]+[.I778]-[.L778]" office:value-type="currency" office:currency="EUR" office:value="0" calcext:value-type="currency">
            <text:p>0,00 €</text:p>
          </table:table-cell>
          <table:table-cell table:formula="of:=IF([.H778]+[.I778]&gt;=10;10;[.H778]+[.I77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79]&amp;&quot;D&quot;;[$'SAISIE DONS COTISATIONS'.G$1:.G$1048576])" office:value-type="currency" office:currency="EUR" office:value="0" calcext:value-type="currency">
            <text:p>0,00 €</text:p>
          </table:table-cell>
          <table:table-cell table:formula="of:=SUMIF([$'SAISIE DONS COTISATIONS'.A$1:.A$1048576];[.A779]&amp;&quot;C&quot;;[$'SAISIE DONS COTISATIONS'.G$1:.G$1048576])" office:value-type="currency" office:currency="EUR" office:value="0" calcext:value-type="currency">
            <text:p>0,00 €</text:p>
          </table:table-cell>
          <table:table-cell table:formula="of:=SUMIF([$'SAISIE DONS COTISATIONS'.A$1:.A$1048576];[.A779]&amp;&quot;A&quot;;[$'SAISIE DONS COTISATIONS'.G$1:.G$1048576])" office:value-type="currency" office:currency="EUR" office:value="0" calcext:value-type="currency">
            <text:p>0,00 €</text:p>
          </table:table-cell>
          <table:table-cell table:formula="of:=[.H779]+[.I779]-[.L779]" office:value-type="currency" office:currency="EUR" office:value="0" calcext:value-type="currency">
            <text:p>0,00 €</text:p>
          </table:table-cell>
          <table:table-cell table:formula="of:=IF([.H779]+[.I779]&gt;=10;10;[.H779]+[.I77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0]&amp;&quot;D&quot;;[$'SAISIE DONS COTISATIONS'.G$1:.G$1048576])" office:value-type="currency" office:currency="EUR" office:value="0" calcext:value-type="currency">
            <text:p>0,00 €</text:p>
          </table:table-cell>
          <table:table-cell table:formula="of:=SUMIF([$'SAISIE DONS COTISATIONS'.A$1:.A$1048576];[.A780]&amp;&quot;C&quot;;[$'SAISIE DONS COTISATIONS'.G$1:.G$1048576])" office:value-type="currency" office:currency="EUR" office:value="0" calcext:value-type="currency">
            <text:p>0,00 €</text:p>
          </table:table-cell>
          <table:table-cell table:formula="of:=SUMIF([$'SAISIE DONS COTISATIONS'.A$1:.A$1048576];[.A780]&amp;&quot;A&quot;;[$'SAISIE DONS COTISATIONS'.G$1:.G$1048576])" office:value-type="currency" office:currency="EUR" office:value="0" calcext:value-type="currency">
            <text:p>0,00 €</text:p>
          </table:table-cell>
          <table:table-cell table:formula="of:=[.H780]+[.I780]-[.L780]" office:value-type="currency" office:currency="EUR" office:value="0" calcext:value-type="currency">
            <text:p>0,00 €</text:p>
          </table:table-cell>
          <table:table-cell table:formula="of:=IF([.H780]+[.I780]&gt;=10;10;[.H780]+[.I78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1]&amp;&quot;D&quot;;[$'SAISIE DONS COTISATIONS'.G$1:.G$1048576])" office:value-type="currency" office:currency="EUR" office:value="0" calcext:value-type="currency">
            <text:p>0,00 €</text:p>
          </table:table-cell>
          <table:table-cell table:formula="of:=SUMIF([$'SAISIE DONS COTISATIONS'.A$1:.A$1048576];[.A781]&amp;&quot;C&quot;;[$'SAISIE DONS COTISATIONS'.G$1:.G$1048576])" office:value-type="currency" office:currency="EUR" office:value="0" calcext:value-type="currency">
            <text:p>0,00 €</text:p>
          </table:table-cell>
          <table:table-cell table:formula="of:=SUMIF([$'SAISIE DONS COTISATIONS'.A$1:.A$1048576];[.A781]&amp;&quot;A&quot;;[$'SAISIE DONS COTISATIONS'.G$1:.G$1048576])" office:value-type="currency" office:currency="EUR" office:value="0" calcext:value-type="currency">
            <text:p>0,00 €</text:p>
          </table:table-cell>
          <table:table-cell table:formula="of:=[.H781]+[.I781]-[.L781]" office:value-type="currency" office:currency="EUR" office:value="0" calcext:value-type="currency">
            <text:p>0,00 €</text:p>
          </table:table-cell>
          <table:table-cell table:formula="of:=IF([.H781]+[.I781]&gt;=10;10;[.H781]+[.I78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2]&amp;&quot;D&quot;;[$'SAISIE DONS COTISATIONS'.G$1:.G$1048576])" office:value-type="currency" office:currency="EUR" office:value="0" calcext:value-type="currency">
            <text:p>0,00 €</text:p>
          </table:table-cell>
          <table:table-cell table:formula="of:=SUMIF([$'SAISIE DONS COTISATIONS'.A$1:.A$1048576];[.A782]&amp;&quot;C&quot;;[$'SAISIE DONS COTISATIONS'.G$1:.G$1048576])" office:value-type="currency" office:currency="EUR" office:value="0" calcext:value-type="currency">
            <text:p>0,00 €</text:p>
          </table:table-cell>
          <table:table-cell table:formula="of:=SUMIF([$'SAISIE DONS COTISATIONS'.A$1:.A$1048576];[.A782]&amp;&quot;A&quot;;[$'SAISIE DONS COTISATIONS'.G$1:.G$1048576])" office:value-type="currency" office:currency="EUR" office:value="0" calcext:value-type="currency">
            <text:p>0,00 €</text:p>
          </table:table-cell>
          <table:table-cell table:formula="of:=[.H782]+[.I782]-[.L782]" office:value-type="currency" office:currency="EUR" office:value="0" calcext:value-type="currency">
            <text:p>0,00 €</text:p>
          </table:table-cell>
          <table:table-cell table:formula="of:=IF([.H782]+[.I782]&gt;=10;10;[.H782]+[.I78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3]&amp;&quot;D&quot;;[$'SAISIE DONS COTISATIONS'.G$1:.G$1048576])" office:value-type="currency" office:currency="EUR" office:value="0" calcext:value-type="currency">
            <text:p>0,00 €</text:p>
          </table:table-cell>
          <table:table-cell table:formula="of:=SUMIF([$'SAISIE DONS COTISATIONS'.A$1:.A$1048576];[.A783]&amp;&quot;C&quot;;[$'SAISIE DONS COTISATIONS'.G$1:.G$1048576])" office:value-type="currency" office:currency="EUR" office:value="0" calcext:value-type="currency">
            <text:p>0,00 €</text:p>
          </table:table-cell>
          <table:table-cell table:formula="of:=SUMIF([$'SAISIE DONS COTISATIONS'.A$1:.A$1048576];[.A783]&amp;&quot;A&quot;;[$'SAISIE DONS COTISATIONS'.G$1:.G$1048576])" office:value-type="currency" office:currency="EUR" office:value="0" calcext:value-type="currency">
            <text:p>0,00 €</text:p>
          </table:table-cell>
          <table:table-cell table:formula="of:=[.H783]+[.I783]-[.L783]" office:value-type="currency" office:currency="EUR" office:value="0" calcext:value-type="currency">
            <text:p>0,00 €</text:p>
          </table:table-cell>
          <table:table-cell table:formula="of:=IF([.H783]+[.I783]&gt;=10;10;[.H783]+[.I78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4]&amp;&quot;D&quot;;[$'SAISIE DONS COTISATIONS'.G$1:.G$1048576])" office:value-type="currency" office:currency="EUR" office:value="0" calcext:value-type="currency">
            <text:p>0,00 €</text:p>
          </table:table-cell>
          <table:table-cell table:formula="of:=SUMIF([$'SAISIE DONS COTISATIONS'.A$1:.A$1048576];[.A784]&amp;&quot;C&quot;;[$'SAISIE DONS COTISATIONS'.G$1:.G$1048576])" office:value-type="currency" office:currency="EUR" office:value="0" calcext:value-type="currency">
            <text:p>0,00 €</text:p>
          </table:table-cell>
          <table:table-cell table:formula="of:=SUMIF([$'SAISIE DONS COTISATIONS'.A$1:.A$1048576];[.A784]&amp;&quot;A&quot;;[$'SAISIE DONS COTISATIONS'.G$1:.G$1048576])" office:value-type="currency" office:currency="EUR" office:value="0" calcext:value-type="currency">
            <text:p>0,00 €</text:p>
          </table:table-cell>
          <table:table-cell table:formula="of:=[.H784]+[.I784]-[.L784]" office:value-type="currency" office:currency="EUR" office:value="0" calcext:value-type="currency">
            <text:p>0,00 €</text:p>
          </table:table-cell>
          <table:table-cell table:formula="of:=IF([.H784]+[.I784]&gt;=10;10;[.H784]+[.I78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5]&amp;&quot;D&quot;;[$'SAISIE DONS COTISATIONS'.G$1:.G$1048576])" office:value-type="currency" office:currency="EUR" office:value="0" calcext:value-type="currency">
            <text:p>0,00 €</text:p>
          </table:table-cell>
          <table:table-cell table:formula="of:=SUMIF([$'SAISIE DONS COTISATIONS'.A$1:.A$1048576];[.A785]&amp;&quot;C&quot;;[$'SAISIE DONS COTISATIONS'.G$1:.G$1048576])" office:value-type="currency" office:currency="EUR" office:value="0" calcext:value-type="currency">
            <text:p>0,00 €</text:p>
          </table:table-cell>
          <table:table-cell table:formula="of:=SUMIF([$'SAISIE DONS COTISATIONS'.A$1:.A$1048576];[.A785]&amp;&quot;A&quot;;[$'SAISIE DONS COTISATIONS'.G$1:.G$1048576])" office:value-type="currency" office:currency="EUR" office:value="0" calcext:value-type="currency">
            <text:p>0,00 €</text:p>
          </table:table-cell>
          <table:table-cell table:formula="of:=[.H785]+[.I785]-[.L785]" office:value-type="currency" office:currency="EUR" office:value="0" calcext:value-type="currency">
            <text:p>0,00 €</text:p>
          </table:table-cell>
          <table:table-cell table:formula="of:=IF([.H785]+[.I785]&gt;=10;10;[.H785]+[.I78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6]&amp;&quot;D&quot;;[$'SAISIE DONS COTISATIONS'.G$1:.G$1048576])" office:value-type="currency" office:currency="EUR" office:value="0" calcext:value-type="currency">
            <text:p>0,00 €</text:p>
          </table:table-cell>
          <table:table-cell table:formula="of:=SUMIF([$'SAISIE DONS COTISATIONS'.A$1:.A$1048576];[.A786]&amp;&quot;C&quot;;[$'SAISIE DONS COTISATIONS'.G$1:.G$1048576])" office:value-type="currency" office:currency="EUR" office:value="0" calcext:value-type="currency">
            <text:p>0,00 €</text:p>
          </table:table-cell>
          <table:table-cell table:formula="of:=SUMIF([$'SAISIE DONS COTISATIONS'.A$1:.A$1048576];[.A786]&amp;&quot;A&quot;;[$'SAISIE DONS COTISATIONS'.G$1:.G$1048576])" office:value-type="currency" office:currency="EUR" office:value="0" calcext:value-type="currency">
            <text:p>0,00 €</text:p>
          </table:table-cell>
          <table:table-cell table:formula="of:=[.H786]+[.I786]-[.L786]" office:value-type="currency" office:currency="EUR" office:value="0" calcext:value-type="currency">
            <text:p>0,00 €</text:p>
          </table:table-cell>
          <table:table-cell table:formula="of:=IF([.H786]+[.I786]&gt;=10;10;[.H786]+[.I78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7]&amp;&quot;D&quot;;[$'SAISIE DONS COTISATIONS'.G$1:.G$1048576])" office:value-type="currency" office:currency="EUR" office:value="0" calcext:value-type="currency">
            <text:p>0,00 €</text:p>
          </table:table-cell>
          <table:table-cell table:formula="of:=SUMIF([$'SAISIE DONS COTISATIONS'.A$1:.A$1048576];[.A787]&amp;&quot;C&quot;;[$'SAISIE DONS COTISATIONS'.G$1:.G$1048576])" office:value-type="currency" office:currency="EUR" office:value="0" calcext:value-type="currency">
            <text:p>0,00 €</text:p>
          </table:table-cell>
          <table:table-cell table:formula="of:=SUMIF([$'SAISIE DONS COTISATIONS'.A$1:.A$1048576];[.A787]&amp;&quot;A&quot;;[$'SAISIE DONS COTISATIONS'.G$1:.G$1048576])" office:value-type="currency" office:currency="EUR" office:value="0" calcext:value-type="currency">
            <text:p>0,00 €</text:p>
          </table:table-cell>
          <table:table-cell table:formula="of:=[.H787]+[.I787]-[.L787]" office:value-type="currency" office:currency="EUR" office:value="0" calcext:value-type="currency">
            <text:p>0,00 €</text:p>
          </table:table-cell>
          <table:table-cell table:formula="of:=IF([.H787]+[.I787]&gt;=10;10;[.H787]+[.I78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8]&amp;&quot;D&quot;;[$'SAISIE DONS COTISATIONS'.G$1:.G$1048576])" office:value-type="currency" office:currency="EUR" office:value="0" calcext:value-type="currency">
            <text:p>0,00 €</text:p>
          </table:table-cell>
          <table:table-cell table:formula="of:=SUMIF([$'SAISIE DONS COTISATIONS'.A$1:.A$1048576];[.A788]&amp;&quot;C&quot;;[$'SAISIE DONS COTISATIONS'.G$1:.G$1048576])" office:value-type="currency" office:currency="EUR" office:value="0" calcext:value-type="currency">
            <text:p>0,00 €</text:p>
          </table:table-cell>
          <table:table-cell table:formula="of:=SUMIF([$'SAISIE DONS COTISATIONS'.A$1:.A$1048576];[.A788]&amp;&quot;A&quot;;[$'SAISIE DONS COTISATIONS'.G$1:.G$1048576])" office:value-type="currency" office:currency="EUR" office:value="0" calcext:value-type="currency">
            <text:p>0,00 €</text:p>
          </table:table-cell>
          <table:table-cell table:formula="of:=[.H788]+[.I788]-[.L788]" office:value-type="currency" office:currency="EUR" office:value="0" calcext:value-type="currency">
            <text:p>0,00 €</text:p>
          </table:table-cell>
          <table:table-cell table:formula="of:=IF([.H788]+[.I788]&gt;=10;10;[.H788]+[.I78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89]&amp;&quot;D&quot;;[$'SAISIE DONS COTISATIONS'.G$1:.G$1048576])" office:value-type="currency" office:currency="EUR" office:value="0" calcext:value-type="currency">
            <text:p>0,00 €</text:p>
          </table:table-cell>
          <table:table-cell table:formula="of:=SUMIF([$'SAISIE DONS COTISATIONS'.A$1:.A$1048576];[.A789]&amp;&quot;C&quot;;[$'SAISIE DONS COTISATIONS'.G$1:.G$1048576])" office:value-type="currency" office:currency="EUR" office:value="0" calcext:value-type="currency">
            <text:p>0,00 €</text:p>
          </table:table-cell>
          <table:table-cell table:formula="of:=SUMIF([$'SAISIE DONS COTISATIONS'.A$1:.A$1048576];[.A789]&amp;&quot;A&quot;;[$'SAISIE DONS COTISATIONS'.G$1:.G$1048576])" office:value-type="currency" office:currency="EUR" office:value="0" calcext:value-type="currency">
            <text:p>0,00 €</text:p>
          </table:table-cell>
          <table:table-cell table:formula="of:=[.H789]+[.I789]-[.L789]" office:value-type="currency" office:currency="EUR" office:value="0" calcext:value-type="currency">
            <text:p>0,00 €</text:p>
          </table:table-cell>
          <table:table-cell table:formula="of:=IF([.H789]+[.I789]&gt;=10;10;[.H789]+[.I78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0]&amp;&quot;D&quot;;[$'SAISIE DONS COTISATIONS'.G$1:.G$1048576])" office:value-type="currency" office:currency="EUR" office:value="0" calcext:value-type="currency">
            <text:p>0,00 €</text:p>
          </table:table-cell>
          <table:table-cell table:formula="of:=SUMIF([$'SAISIE DONS COTISATIONS'.A$1:.A$1048576];[.A790]&amp;&quot;C&quot;;[$'SAISIE DONS COTISATIONS'.G$1:.G$1048576])" office:value-type="currency" office:currency="EUR" office:value="0" calcext:value-type="currency">
            <text:p>0,00 €</text:p>
          </table:table-cell>
          <table:table-cell table:formula="of:=SUMIF([$'SAISIE DONS COTISATIONS'.A$1:.A$1048576];[.A790]&amp;&quot;A&quot;;[$'SAISIE DONS COTISATIONS'.G$1:.G$1048576])" office:value-type="currency" office:currency="EUR" office:value="0" calcext:value-type="currency">
            <text:p>0,00 €</text:p>
          </table:table-cell>
          <table:table-cell table:formula="of:=[.H790]+[.I790]-[.L790]" office:value-type="currency" office:currency="EUR" office:value="0" calcext:value-type="currency">
            <text:p>0,00 €</text:p>
          </table:table-cell>
          <table:table-cell table:formula="of:=IF([.H790]+[.I790]&gt;=10;10;[.H790]+[.I79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1]&amp;&quot;D&quot;;[$'SAISIE DONS COTISATIONS'.G$1:.G$1048576])" office:value-type="currency" office:currency="EUR" office:value="0" calcext:value-type="currency">
            <text:p>0,00 €</text:p>
          </table:table-cell>
          <table:table-cell table:formula="of:=SUMIF([$'SAISIE DONS COTISATIONS'.A$1:.A$1048576];[.A791]&amp;&quot;C&quot;;[$'SAISIE DONS COTISATIONS'.G$1:.G$1048576])" office:value-type="currency" office:currency="EUR" office:value="0" calcext:value-type="currency">
            <text:p>0,00 €</text:p>
          </table:table-cell>
          <table:table-cell table:formula="of:=SUMIF([$'SAISIE DONS COTISATIONS'.A$1:.A$1048576];[.A791]&amp;&quot;A&quot;;[$'SAISIE DONS COTISATIONS'.G$1:.G$1048576])" office:value-type="currency" office:currency="EUR" office:value="0" calcext:value-type="currency">
            <text:p>0,00 €</text:p>
          </table:table-cell>
          <table:table-cell table:formula="of:=[.H791]+[.I791]-[.L791]" office:value-type="currency" office:currency="EUR" office:value="0" calcext:value-type="currency">
            <text:p>0,00 €</text:p>
          </table:table-cell>
          <table:table-cell table:formula="of:=IF([.H791]+[.I791]&gt;=10;10;[.H791]+[.I79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2]&amp;&quot;D&quot;;[$'SAISIE DONS COTISATIONS'.G$1:.G$1048576])" office:value-type="currency" office:currency="EUR" office:value="0" calcext:value-type="currency">
            <text:p>0,00 €</text:p>
          </table:table-cell>
          <table:table-cell table:formula="of:=SUMIF([$'SAISIE DONS COTISATIONS'.A$1:.A$1048576];[.A792]&amp;&quot;C&quot;;[$'SAISIE DONS COTISATIONS'.G$1:.G$1048576])" office:value-type="currency" office:currency="EUR" office:value="0" calcext:value-type="currency">
            <text:p>0,00 €</text:p>
          </table:table-cell>
          <table:table-cell table:formula="of:=SUMIF([$'SAISIE DONS COTISATIONS'.A$1:.A$1048576];[.A792]&amp;&quot;A&quot;;[$'SAISIE DONS COTISATIONS'.G$1:.G$1048576])" office:value-type="currency" office:currency="EUR" office:value="0" calcext:value-type="currency">
            <text:p>0,00 €</text:p>
          </table:table-cell>
          <table:table-cell table:formula="of:=[.H792]+[.I792]-[.L792]" office:value-type="currency" office:currency="EUR" office:value="0" calcext:value-type="currency">
            <text:p>0,00 €</text:p>
          </table:table-cell>
          <table:table-cell table:formula="of:=IF([.H792]+[.I792]&gt;=10;10;[.H792]+[.I79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3]&amp;&quot;D&quot;;[$'SAISIE DONS COTISATIONS'.G$1:.G$1048576])" office:value-type="currency" office:currency="EUR" office:value="0" calcext:value-type="currency">
            <text:p>0,00 €</text:p>
          </table:table-cell>
          <table:table-cell table:formula="of:=SUMIF([$'SAISIE DONS COTISATIONS'.A$1:.A$1048576];[.A793]&amp;&quot;C&quot;;[$'SAISIE DONS COTISATIONS'.G$1:.G$1048576])" office:value-type="currency" office:currency="EUR" office:value="0" calcext:value-type="currency">
            <text:p>0,00 €</text:p>
          </table:table-cell>
          <table:table-cell table:formula="of:=SUMIF([$'SAISIE DONS COTISATIONS'.A$1:.A$1048576];[.A793]&amp;&quot;A&quot;;[$'SAISIE DONS COTISATIONS'.G$1:.G$1048576])" office:value-type="currency" office:currency="EUR" office:value="0" calcext:value-type="currency">
            <text:p>0,00 €</text:p>
          </table:table-cell>
          <table:table-cell table:formula="of:=[.H793]+[.I793]-[.L793]" office:value-type="currency" office:currency="EUR" office:value="0" calcext:value-type="currency">
            <text:p>0,00 €</text:p>
          </table:table-cell>
          <table:table-cell table:formula="of:=IF([.H793]+[.I793]&gt;=10;10;[.H793]+[.I79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4]&amp;&quot;D&quot;;[$'SAISIE DONS COTISATIONS'.G$1:.G$1048576])" office:value-type="currency" office:currency="EUR" office:value="0" calcext:value-type="currency">
            <text:p>0,00 €</text:p>
          </table:table-cell>
          <table:table-cell table:formula="of:=SUMIF([$'SAISIE DONS COTISATIONS'.A$1:.A$1048576];[.A794]&amp;&quot;C&quot;;[$'SAISIE DONS COTISATIONS'.G$1:.G$1048576])" office:value-type="currency" office:currency="EUR" office:value="0" calcext:value-type="currency">
            <text:p>0,00 €</text:p>
          </table:table-cell>
          <table:table-cell table:formula="of:=SUMIF([$'SAISIE DONS COTISATIONS'.A$1:.A$1048576];[.A794]&amp;&quot;A&quot;;[$'SAISIE DONS COTISATIONS'.G$1:.G$1048576])" office:value-type="currency" office:currency="EUR" office:value="0" calcext:value-type="currency">
            <text:p>0,00 €</text:p>
          </table:table-cell>
          <table:table-cell table:formula="of:=[.H794]+[.I794]-[.L794]" office:value-type="currency" office:currency="EUR" office:value="0" calcext:value-type="currency">
            <text:p>0,00 €</text:p>
          </table:table-cell>
          <table:table-cell table:formula="of:=IF([.H794]+[.I794]&gt;=10;10;[.H794]+[.I79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5]&amp;&quot;D&quot;;[$'SAISIE DONS COTISATIONS'.G$1:.G$1048576])" office:value-type="currency" office:currency="EUR" office:value="0" calcext:value-type="currency">
            <text:p>0,00 €</text:p>
          </table:table-cell>
          <table:table-cell table:formula="of:=SUMIF([$'SAISIE DONS COTISATIONS'.A$1:.A$1048576];[.A795]&amp;&quot;C&quot;;[$'SAISIE DONS COTISATIONS'.G$1:.G$1048576])" office:value-type="currency" office:currency="EUR" office:value="0" calcext:value-type="currency">
            <text:p>0,00 €</text:p>
          </table:table-cell>
          <table:table-cell table:formula="of:=SUMIF([$'SAISIE DONS COTISATIONS'.A$1:.A$1048576];[.A795]&amp;&quot;A&quot;;[$'SAISIE DONS COTISATIONS'.G$1:.G$1048576])" office:value-type="currency" office:currency="EUR" office:value="0" calcext:value-type="currency">
            <text:p>0,00 €</text:p>
          </table:table-cell>
          <table:table-cell table:formula="of:=[.H795]+[.I795]-[.L795]" office:value-type="currency" office:currency="EUR" office:value="0" calcext:value-type="currency">
            <text:p>0,00 €</text:p>
          </table:table-cell>
          <table:table-cell table:formula="of:=IF([.H795]+[.I795]&gt;=10;10;[.H795]+[.I79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6]&amp;&quot;D&quot;;[$'SAISIE DONS COTISATIONS'.G$1:.G$1048576])" office:value-type="currency" office:currency="EUR" office:value="0" calcext:value-type="currency">
            <text:p>0,00 €</text:p>
          </table:table-cell>
          <table:table-cell table:formula="of:=SUMIF([$'SAISIE DONS COTISATIONS'.A$1:.A$1048576];[.A796]&amp;&quot;C&quot;;[$'SAISIE DONS COTISATIONS'.G$1:.G$1048576])" office:value-type="currency" office:currency="EUR" office:value="0" calcext:value-type="currency">
            <text:p>0,00 €</text:p>
          </table:table-cell>
          <table:table-cell table:formula="of:=SUMIF([$'SAISIE DONS COTISATIONS'.A$1:.A$1048576];[.A796]&amp;&quot;A&quot;;[$'SAISIE DONS COTISATIONS'.G$1:.G$1048576])" office:value-type="currency" office:currency="EUR" office:value="0" calcext:value-type="currency">
            <text:p>0,00 €</text:p>
          </table:table-cell>
          <table:table-cell table:formula="of:=[.H796]+[.I796]-[.L796]" office:value-type="currency" office:currency="EUR" office:value="0" calcext:value-type="currency">
            <text:p>0,00 €</text:p>
          </table:table-cell>
          <table:table-cell table:formula="of:=IF([.H796]+[.I796]&gt;=10;10;[.H796]+[.I79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7]&amp;&quot;D&quot;;[$'SAISIE DONS COTISATIONS'.G$1:.G$1048576])" office:value-type="currency" office:currency="EUR" office:value="0" calcext:value-type="currency">
            <text:p>0,00 €</text:p>
          </table:table-cell>
          <table:table-cell table:formula="of:=SUMIF([$'SAISIE DONS COTISATIONS'.A$1:.A$1048576];[.A797]&amp;&quot;C&quot;;[$'SAISIE DONS COTISATIONS'.G$1:.G$1048576])" office:value-type="currency" office:currency="EUR" office:value="0" calcext:value-type="currency">
            <text:p>0,00 €</text:p>
          </table:table-cell>
          <table:table-cell table:formula="of:=SUMIF([$'SAISIE DONS COTISATIONS'.A$1:.A$1048576];[.A797]&amp;&quot;A&quot;;[$'SAISIE DONS COTISATIONS'.G$1:.G$1048576])" office:value-type="currency" office:currency="EUR" office:value="0" calcext:value-type="currency">
            <text:p>0,00 €</text:p>
          </table:table-cell>
          <table:table-cell table:formula="of:=[.H797]+[.I797]-[.L797]" office:value-type="currency" office:currency="EUR" office:value="0" calcext:value-type="currency">
            <text:p>0,00 €</text:p>
          </table:table-cell>
          <table:table-cell table:formula="of:=IF([.H797]+[.I797]&gt;=10;10;[.H797]+[.I79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8]&amp;&quot;D&quot;;[$'SAISIE DONS COTISATIONS'.G$1:.G$1048576])" office:value-type="currency" office:currency="EUR" office:value="0" calcext:value-type="currency">
            <text:p>0,00 €</text:p>
          </table:table-cell>
          <table:table-cell table:formula="of:=SUMIF([$'SAISIE DONS COTISATIONS'.A$1:.A$1048576];[.A798]&amp;&quot;C&quot;;[$'SAISIE DONS COTISATIONS'.G$1:.G$1048576])" office:value-type="currency" office:currency="EUR" office:value="0" calcext:value-type="currency">
            <text:p>0,00 €</text:p>
          </table:table-cell>
          <table:table-cell table:formula="of:=SUMIF([$'SAISIE DONS COTISATIONS'.A$1:.A$1048576];[.A798]&amp;&quot;A&quot;;[$'SAISIE DONS COTISATIONS'.G$1:.G$1048576])" office:value-type="currency" office:currency="EUR" office:value="0" calcext:value-type="currency">
            <text:p>0,00 €</text:p>
          </table:table-cell>
          <table:table-cell table:formula="of:=[.H798]+[.I798]-[.L798]" office:value-type="currency" office:currency="EUR" office:value="0" calcext:value-type="currency">
            <text:p>0,00 €</text:p>
          </table:table-cell>
          <table:table-cell table:formula="of:=IF([.H798]+[.I798]&gt;=10;10;[.H798]+[.I79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799]&amp;&quot;D&quot;;[$'SAISIE DONS COTISATIONS'.G$1:.G$1048576])" office:value-type="currency" office:currency="EUR" office:value="0" calcext:value-type="currency">
            <text:p>0,00 €</text:p>
          </table:table-cell>
          <table:table-cell table:formula="of:=SUMIF([$'SAISIE DONS COTISATIONS'.A$1:.A$1048576];[.A799]&amp;&quot;C&quot;;[$'SAISIE DONS COTISATIONS'.G$1:.G$1048576])" office:value-type="currency" office:currency="EUR" office:value="0" calcext:value-type="currency">
            <text:p>0,00 €</text:p>
          </table:table-cell>
          <table:table-cell table:formula="of:=SUMIF([$'SAISIE DONS COTISATIONS'.A$1:.A$1048576];[.A799]&amp;&quot;A&quot;;[$'SAISIE DONS COTISATIONS'.G$1:.G$1048576])" office:value-type="currency" office:currency="EUR" office:value="0" calcext:value-type="currency">
            <text:p>0,00 €</text:p>
          </table:table-cell>
          <table:table-cell table:formula="of:=[.H799]+[.I799]-[.L799]" office:value-type="currency" office:currency="EUR" office:value="0" calcext:value-type="currency">
            <text:p>0,00 €</text:p>
          </table:table-cell>
          <table:table-cell table:formula="of:=IF([.H799]+[.I799]&gt;=10;10;[.H799]+[.I79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0]&amp;&quot;D&quot;;[$'SAISIE DONS COTISATIONS'.G$1:.G$1048576])" office:value-type="currency" office:currency="EUR" office:value="0" calcext:value-type="currency">
            <text:p>0,00 €</text:p>
          </table:table-cell>
          <table:table-cell table:formula="of:=SUMIF([$'SAISIE DONS COTISATIONS'.A$1:.A$1048576];[.A800]&amp;&quot;C&quot;;[$'SAISIE DONS COTISATIONS'.G$1:.G$1048576])" office:value-type="currency" office:currency="EUR" office:value="0" calcext:value-type="currency">
            <text:p>0,00 €</text:p>
          </table:table-cell>
          <table:table-cell table:formula="of:=SUMIF([$'SAISIE DONS COTISATIONS'.A$1:.A$1048576];[.A800]&amp;&quot;A&quot;;[$'SAISIE DONS COTISATIONS'.G$1:.G$1048576])" office:value-type="currency" office:currency="EUR" office:value="0" calcext:value-type="currency">
            <text:p>0,00 €</text:p>
          </table:table-cell>
          <table:table-cell table:formula="of:=[.H800]+[.I800]-[.L800]" office:value-type="currency" office:currency="EUR" office:value="0" calcext:value-type="currency">
            <text:p>0,00 €</text:p>
          </table:table-cell>
          <table:table-cell table:formula="of:=IF([.H800]+[.I800]&gt;=10;10;[.H800]+[.I800])"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1]&amp;&quot;D&quot;;[$'SAISIE DONS COTISATIONS'.G$1:.G$1048576])" office:value-type="currency" office:currency="EUR" office:value="0" calcext:value-type="currency">
            <text:p>0,00 €</text:p>
          </table:table-cell>
          <table:table-cell table:formula="of:=SUMIF([$'SAISIE DONS COTISATIONS'.A$1:.A$1048576];[.A801]&amp;&quot;C&quot;;[$'SAISIE DONS COTISATIONS'.G$1:.G$1048576])" office:value-type="currency" office:currency="EUR" office:value="0" calcext:value-type="currency">
            <text:p>0,00 €</text:p>
          </table:table-cell>
          <table:table-cell table:formula="of:=SUMIF([$'SAISIE DONS COTISATIONS'.A$1:.A$1048576];[.A801]&amp;&quot;A&quot;;[$'SAISIE DONS COTISATIONS'.G$1:.G$1048576])" office:value-type="currency" office:currency="EUR" office:value="0" calcext:value-type="currency">
            <text:p>0,00 €</text:p>
          </table:table-cell>
          <table:table-cell table:formula="of:=[.H801]+[.I801]-[.L801]" office:value-type="currency" office:currency="EUR" office:value="0" calcext:value-type="currency">
            <text:p>0,00 €</text:p>
          </table:table-cell>
          <table:table-cell table:formula="of:=IF([.H801]+[.I801]&gt;=10;10;[.H801]+[.I801])"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2]&amp;&quot;D&quot;;[$'SAISIE DONS COTISATIONS'.G$1:.G$1048576])" office:value-type="currency" office:currency="EUR" office:value="0" calcext:value-type="currency">
            <text:p>0,00 €</text:p>
          </table:table-cell>
          <table:table-cell table:formula="of:=SUMIF([$'SAISIE DONS COTISATIONS'.A$1:.A$1048576];[.A802]&amp;&quot;C&quot;;[$'SAISIE DONS COTISATIONS'.G$1:.G$1048576])" office:value-type="currency" office:currency="EUR" office:value="0" calcext:value-type="currency">
            <text:p>0,00 €</text:p>
          </table:table-cell>
          <table:table-cell table:formula="of:=SUMIF([$'SAISIE DONS COTISATIONS'.A$1:.A$1048576];[.A802]&amp;&quot;A&quot;;[$'SAISIE DONS COTISATIONS'.G$1:.G$1048576])" office:value-type="currency" office:currency="EUR" office:value="0" calcext:value-type="currency">
            <text:p>0,00 €</text:p>
          </table:table-cell>
          <table:table-cell table:formula="of:=[.H802]+[.I802]-[.L802]" office:value-type="currency" office:currency="EUR" office:value="0" calcext:value-type="currency">
            <text:p>0,00 €</text:p>
          </table:table-cell>
          <table:table-cell table:formula="of:=IF([.H802]+[.I802]&gt;=10;10;[.H802]+[.I802])"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3]&amp;&quot;D&quot;;[$'SAISIE DONS COTISATIONS'.G$1:.G$1048576])" office:value-type="currency" office:currency="EUR" office:value="0" calcext:value-type="currency">
            <text:p>0,00 €</text:p>
          </table:table-cell>
          <table:table-cell table:formula="of:=SUMIF([$'SAISIE DONS COTISATIONS'.A$1:.A$1048576];[.A803]&amp;&quot;C&quot;;[$'SAISIE DONS COTISATIONS'.G$1:.G$1048576])" office:value-type="currency" office:currency="EUR" office:value="0" calcext:value-type="currency">
            <text:p>0,00 €</text:p>
          </table:table-cell>
          <table:table-cell table:formula="of:=SUMIF([$'SAISIE DONS COTISATIONS'.A$1:.A$1048576];[.A803]&amp;&quot;A&quot;;[$'SAISIE DONS COTISATIONS'.G$1:.G$1048576])" office:value-type="currency" office:currency="EUR" office:value="0" calcext:value-type="currency">
            <text:p>0,00 €</text:p>
          </table:table-cell>
          <table:table-cell table:formula="of:=[.H803]+[.I803]-[.L803]" office:value-type="currency" office:currency="EUR" office:value="0" calcext:value-type="currency">
            <text:p>0,00 €</text:p>
          </table:table-cell>
          <table:table-cell table:formula="of:=IF([.H803]+[.I803]&gt;=10;10;[.H803]+[.I803])"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4]&amp;&quot;D&quot;;[$'SAISIE DONS COTISATIONS'.G$1:.G$1048576])" office:value-type="currency" office:currency="EUR" office:value="0" calcext:value-type="currency">
            <text:p>0,00 €</text:p>
          </table:table-cell>
          <table:table-cell table:formula="of:=SUMIF([$'SAISIE DONS COTISATIONS'.A$1:.A$1048576];[.A804]&amp;&quot;C&quot;;[$'SAISIE DONS COTISATIONS'.G$1:.G$1048576])" office:value-type="currency" office:currency="EUR" office:value="0" calcext:value-type="currency">
            <text:p>0,00 €</text:p>
          </table:table-cell>
          <table:table-cell table:formula="of:=SUMIF([$'SAISIE DONS COTISATIONS'.A$1:.A$1048576];[.A804]&amp;&quot;A&quot;;[$'SAISIE DONS COTISATIONS'.G$1:.G$1048576])" office:value-type="currency" office:currency="EUR" office:value="0" calcext:value-type="currency">
            <text:p>0,00 €</text:p>
          </table:table-cell>
          <table:table-cell table:formula="of:=[.H804]+[.I804]-[.L804]" office:value-type="currency" office:currency="EUR" office:value="0" calcext:value-type="currency">
            <text:p>0,00 €</text:p>
          </table:table-cell>
          <table:table-cell table:formula="of:=IF([.H804]+[.I804]&gt;=10;10;[.H804]+[.I804])"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5]&amp;&quot;D&quot;;[$'SAISIE DONS COTISATIONS'.G$1:.G$1048576])" office:value-type="currency" office:currency="EUR" office:value="0" calcext:value-type="currency">
            <text:p>0,00 €</text:p>
          </table:table-cell>
          <table:table-cell table:formula="of:=SUMIF([$'SAISIE DONS COTISATIONS'.A$1:.A$1048576];[.A805]&amp;&quot;C&quot;;[$'SAISIE DONS COTISATIONS'.G$1:.G$1048576])" office:value-type="currency" office:currency="EUR" office:value="0" calcext:value-type="currency">
            <text:p>0,00 €</text:p>
          </table:table-cell>
          <table:table-cell table:formula="of:=SUMIF([$'SAISIE DONS COTISATIONS'.A$1:.A$1048576];[.A805]&amp;&quot;A&quot;;[$'SAISIE DONS COTISATIONS'.G$1:.G$1048576])" office:value-type="currency" office:currency="EUR" office:value="0" calcext:value-type="currency">
            <text:p>0,00 €</text:p>
          </table:table-cell>
          <table:table-cell table:formula="of:=[.H805]+[.I805]-[.L805]" office:value-type="currency" office:currency="EUR" office:value="0" calcext:value-type="currency">
            <text:p>0,00 €</text:p>
          </table:table-cell>
          <table:table-cell table:formula="of:=IF([.H805]+[.I805]&gt;=10;10;[.H805]+[.I805])"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6]&amp;&quot;D&quot;;[$'SAISIE DONS COTISATIONS'.G$1:.G$1048576])" office:value-type="currency" office:currency="EUR" office:value="0" calcext:value-type="currency">
            <text:p>0,00 €</text:p>
          </table:table-cell>
          <table:table-cell table:formula="of:=SUMIF([$'SAISIE DONS COTISATIONS'.A$1:.A$1048576];[.A806]&amp;&quot;C&quot;;[$'SAISIE DONS COTISATIONS'.G$1:.G$1048576])" office:value-type="currency" office:currency="EUR" office:value="0" calcext:value-type="currency">
            <text:p>0,00 €</text:p>
          </table:table-cell>
          <table:table-cell table:formula="of:=SUMIF([$'SAISIE DONS COTISATIONS'.A$1:.A$1048576];[.A806]&amp;&quot;A&quot;;[$'SAISIE DONS COTISATIONS'.G$1:.G$1048576])" office:value-type="currency" office:currency="EUR" office:value="0" calcext:value-type="currency">
            <text:p>0,00 €</text:p>
          </table:table-cell>
          <table:table-cell table:formula="of:=[.H806]+[.I806]-[.L806]" office:value-type="currency" office:currency="EUR" office:value="0" calcext:value-type="currency">
            <text:p>0,00 €</text:p>
          </table:table-cell>
          <table:table-cell table:formula="of:=IF([.H806]+[.I806]&gt;=10;10;[.H806]+[.I806])"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7]&amp;&quot;D&quot;;[$'SAISIE DONS COTISATIONS'.G$1:.G$1048576])" office:value-type="currency" office:currency="EUR" office:value="0" calcext:value-type="currency">
            <text:p>0,00 €</text:p>
          </table:table-cell>
          <table:table-cell table:formula="of:=SUMIF([$'SAISIE DONS COTISATIONS'.A$1:.A$1048576];[.A807]&amp;&quot;C&quot;;[$'SAISIE DONS COTISATIONS'.G$1:.G$1048576])" office:value-type="currency" office:currency="EUR" office:value="0" calcext:value-type="currency">
            <text:p>0,00 €</text:p>
          </table:table-cell>
          <table:table-cell table:formula="of:=SUMIF([$'SAISIE DONS COTISATIONS'.A$1:.A$1048576];[.A807]&amp;&quot;A&quot;;[$'SAISIE DONS COTISATIONS'.G$1:.G$1048576])" office:value-type="currency" office:currency="EUR" office:value="0" calcext:value-type="currency">
            <text:p>0,00 €</text:p>
          </table:table-cell>
          <table:table-cell table:formula="of:=[.H807]+[.I807]-[.L807]" office:value-type="currency" office:currency="EUR" office:value="0" calcext:value-type="currency">
            <text:p>0,00 €</text:p>
          </table:table-cell>
          <table:table-cell table:formula="of:=IF([.H807]+[.I807]&gt;=10;10;[.H807]+[.I807])"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8]&amp;&quot;D&quot;;[$'SAISIE DONS COTISATIONS'.G$1:.G$1048576])" office:value-type="currency" office:currency="EUR" office:value="0" calcext:value-type="currency">
            <text:p>0,00 €</text:p>
          </table:table-cell>
          <table:table-cell table:formula="of:=SUMIF([$'SAISIE DONS COTISATIONS'.A$1:.A$1048576];[.A808]&amp;&quot;C&quot;;[$'SAISIE DONS COTISATIONS'.G$1:.G$1048576])" office:value-type="currency" office:currency="EUR" office:value="0" calcext:value-type="currency">
            <text:p>0,00 €</text:p>
          </table:table-cell>
          <table:table-cell table:formula="of:=SUMIF([$'SAISIE DONS COTISATIONS'.A$1:.A$1048576];[.A808]&amp;&quot;A&quot;;[$'SAISIE DONS COTISATIONS'.G$1:.G$1048576])" office:value-type="currency" office:currency="EUR" office:value="0" calcext:value-type="currency">
            <text:p>0,00 €</text:p>
          </table:table-cell>
          <table:table-cell table:formula="of:=[.H808]+[.I808]-[.L808]" office:value-type="currency" office:currency="EUR" office:value="0" calcext:value-type="currency">
            <text:p>0,00 €</text:p>
          </table:table-cell>
          <table:table-cell table:formula="of:=IF([.H808]+[.I808]&gt;=10;10;[.H808]+[.I808])"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09]&amp;&quot;D&quot;;[$'SAISIE DONS COTISATIONS'.G$1:.G$1048576])" office:value-type="currency" office:currency="EUR" office:value="0" calcext:value-type="currency">
            <text:p>0,00 €</text:p>
          </table:table-cell>
          <table:table-cell table:formula="of:=SUMIF([$'SAISIE DONS COTISATIONS'.A$1:.A$1048576];[.A809]&amp;&quot;C&quot;;[$'SAISIE DONS COTISATIONS'.G$1:.G$1048576])" office:value-type="currency" office:currency="EUR" office:value="0" calcext:value-type="currency">
            <text:p>0,00 €</text:p>
          </table:table-cell>
          <table:table-cell table:formula="of:=SUMIF([$'SAISIE DONS COTISATIONS'.A$1:.A$1048576];[.A809]&amp;&quot;A&quot;;[$'SAISIE DONS COTISATIONS'.G$1:.G$1048576])" office:value-type="currency" office:currency="EUR" office:value="0" calcext:value-type="currency">
            <text:p>0,00 €</text:p>
          </table:table-cell>
          <table:table-cell table:formula="of:=[.H809]+[.I809]-[.L809]" office:value-type="currency" office:currency="EUR" office:value="0" calcext:value-type="currency">
            <text:p>0,00 €</text:p>
          </table:table-cell>
          <table:table-cell table:formula="of:=IF([.H809]+[.I809]&gt;=10;10;[.H809]+[.I809])" office:value-type="currency" office:currency="EUR" office:value="0" calcext:value-type="currency">
            <text:p>0,00 €</text:p>
          </table:table-cell>
          <table:table-cell table:number-columns-repeated="1011"/>
        </table:table-row>
        <table:table-row table:style-name="ro6">
          <table:table-cell table:number-columns-repeated="7"/>
          <table:table-cell table:formula="of:=SUMIF([$'SAISIE DONS COTISATIONS'.A$1:.A$1048576];[.A810]&amp;&quot;D&quot;;[$'SAISIE DONS COTISATIONS'.G$1:.G$1048576])" office:value-type="currency" office:currency="EUR" office:value="0" calcext:value-type="currency">
            <text:p>0,00 €</text:p>
          </table:table-cell>
          <table:table-cell table:formula="of:=SUMIF([$'SAISIE DONS COTISATIONS'.A$1:.A$1048576];[.A810]&amp;&quot;C&quot;;[$'SAISIE DONS COTISATIONS'.G$1:.G$1048576])" office:value-type="currency" office:currency="EUR" office:value="0" calcext:value-type="currency">
            <text:p>0,00 €</text:p>
          </table:table-cell>
          <table:table-cell table:formula="of:=SUMIF([$'SAISIE DONS COTISATIONS'.A$1:.A$1048576];[.A810]&amp;&quot;A&quot;;[$'SAISIE DONS COTISATIONS'.G$1:.G$1048576])" office:value-type="currency" office:currency="EUR" office:value="0" calcext:value-type="currency">
            <text:p>0,00 €</text:p>
          </table:table-cell>
          <table:table-cell table:formula="of:=[.H810]+[.I810]-[.L810]" office:value-type="currency" office:currency="EUR" office:value="0" calcext:value-type="currency">
            <text:p>0,00 €</text:p>
          </table:table-cell>
          <table:table-cell table:formula="of:=IF([.H810]+[.I810]&gt;=10;10;[.H810]+[.I810])" office:value-type="currency" office:currency="EUR" office:value="0" calcext:value-type="currency">
            <text:p>0,00 €</text:p>
          </table:table-cell>
          <table:table-cell table:number-columns-repeated="1011"/>
        </table:table-row>
        <table:table-row table:style-name="ro6" table:number-rows-repeated="1047765">
          <table:table-cell table:number-columns-repeated="1023"/>
        </table:table-row>
        <table:table-row table:style-name="ro6">
          <table:table-cell table:number-columns-repeated="1023"/>
        </table:table-row>
      </table:table>
      <table:table table:name="COMPTES" table:style-name="ta6">
        <table:table-column table:style-name="co20" table:default-cell-style-name="ce271"/>
        <table:table-column table:style-name="co6" table:default-cell-style-name="ce273"/>
        <table:table-column table:style-name="co21" table:default-cell-style-name="ce275"/>
        <table:table-column table:style-name="co2" table:default-cell-style-name="Default"/>
        <table:table-column table:style-name="co20" table:default-cell-style-name="ce271"/>
        <table:table-column table:style-name="co6" table:default-cell-style-name="ce275"/>
        <table:table-column table:style-name="co21" table:default-cell-style-name="ce275"/>
        <table:table-row table:style-name="ro1">
          <table:table-cell table:style-name="ce270" office:value-type="string" calcext:value-type="string">
            <office:annotation draw:style-name="gr1" draw:text-style-name="P2" svg:width="2.899cm" svg:height="1.799cm" svg:x="2.259cm" svg:y="0cm" draw:caption-point-x="-0.61cm" draw:caption-point-y="0.01cm">
              <dc:date>2021-04-05T00:00:00</dc:date>
              <text:p text:style-name="P1"><text:span text:style-name="T1">Formule à tirer</text:span></text:p>
            </office:annotation>
            <text:p>CLEF</text:p>
          </table:table-cell>
          <table:table-cell table:style-name="ce272" office:value-type="string" calcext:value-type="string">
            <office:annotation draw:style-name="gr1" draw:text-style-name="P2" svg:width="2.899cm" svg:height="1.799cm" svg:x="4.545cm" svg:y="0cm" draw:caption-point-x="-0.61cm" draw:caption-point-y="0.01cm">
              <dc:date>2021-04-05T00:00:00</dc:date>
              <text:p text:style-name="P1"><text:span text:style-name="T1">Compte de résultat</text:span></text:p>
            </office:annotation>
            <text:p>COMPTE</text:p>
          </table:table-cell>
          <table:table-cell table:style-name="ce274" office:value-type="string" calcext:value-type="string">
            <office:annotation draw:style-name="gr1" draw:text-style-name="P2" svg:width="2.899cm" svg:height="1.799cm" svg:x="15.737cm" svg:y="0cm" draw:caption-point-x="-0.61cm" draw:caption-point-y="0.01cm">
              <dc:date>2021-04-05T00:00:00</dc:date>
              <text:p text:style-name="P1"><text:span text:style-name="T1">Libellé du compte</text:span></text:p>
            </office:annotation>
            <text:p>LIBELLÉ</text:p>
          </table:table-cell>
          <table:table-cell/>
          <table:table-cell table:style-name="ce270" office:value-type="string" calcext:value-type="string">
            <office:annotation draw:style-name="gr1" draw:text-style-name="P2" svg:width="2.899cm" svg:height="1.799cm" svg:x="19.655cm" svg:y="0cm" draw:caption-point-x="-0.61cm" draw:caption-point-y="0.01cm">
              <dc:date>2021-04-05T00:00:00</dc:date>
              <text:p text:style-name="P1"><text:span text:style-name="T1">Formule à tirer</text:span></text:p>
            </office:annotation>
            <text:p>CLEF</text:p>
          </table:table-cell>
          <table:table-cell table:style-name="ce272" office:value-type="string" calcext:value-type="string">
            <office:annotation draw:style-name="gr1" draw:text-style-name="P2" svg:width="2.899cm" svg:height="1.799cm" svg:x="21.941cm" svg:y="0cm" draw:caption-point-x="-0.61cm" draw:caption-point-y="0.01cm">
              <dc:date>2021-04-05T00:00:00</dc:date>
              <text:p text:style-name="P1"><text:span text:style-name="T1">Compte analytique</text:span></text:p>
            </office:annotation>
            <text:p>COMPTE</text:p>
          </table:table-cell>
          <table:table-cell table:style-name="ce274" office:value-type="string" calcext:value-type="string">
            <office:annotation draw:style-name="gr1" draw:text-style-name="P2" svg:width="2.899cm" svg:height="1.799cm" svg:x="33.133cm" svg:y="0cm" draw:caption-point-x="-0.61cm" draw:caption-point-y="0.01cm">
              <dc:date>2021-04-05T00:00:00</dc:date>
              <text:p text:style-name="P1"><text:span text:style-name="T1">Libellé du compte</text:span></text:p>
            </office:annotation>
            <text:p>LIBELLÉ</text:p>
          </table:table-cell>
        </table:table-row>
        <table:table-row table:style-name="ro1">
          <table:table-cell table:formula="of:=[.B2]&amp;&quot; - &quot;&amp;[.C2]" office:value-type="string" office:string-value="60225 - Fournitures de bureau" calcext:value-type="string">
            <text:p>60225 - Fournitures de bureau</text:p>
          </table:table-cell>
          <table:table-cell office:value-type="string" calcext:value-type="string">
            <text:p>60225</text:p>
          </table:table-cell>
          <table:table-cell office:value-type="string" calcext:value-type="string">
            <text:p>Fournitures de bureau</text:p>
          </table:table-cell>
          <table:table-cell/>
          <table:table-cell table:formula="of:=[.F2]&amp;&quot; - &quot;&amp;[.G2]" office:value-type="string" office:string-value="C11 - Groupes locaux (divers)" calcext:value-type="string">
            <text:p>C11 - Groupes locaux (divers)</text:p>
          </table:table-cell>
          <table:table-cell office:value-type="string" calcext:value-type="string">
            <text:p>C11</text:p>
          </table:table-cell>
          <table:table-cell office:value-type="string" calcext:value-type="string">
            <text:p>Groupes locaux (divers)</text:p>
          </table:table-cell>
        </table:table-row>
        <table:table-row table:style-name="ro1">
          <table:table-cell table:formula="of:=[.B3]&amp;&quot; - &quot;&amp;[.C3]" office:value-type="string" office:string-value="605 - Achats de matériels, équipement et travaux" calcext:value-type="string">
            <text:p>605 - Achats de matériels, équipement et travaux</text:p>
          </table:table-cell>
          <table:table-cell office:value-type="string" calcext:value-type="string">
            <text:p>605</text:p>
          </table:table-cell>
          <table:table-cell office:value-type="string" calcext:value-type="string">
            <text:p>Achats de matériels, équipement et travaux</text:p>
          </table:table-cell>
          <table:table-cell/>
          <table:table-cell table:formula="of:=[.F3]&amp;&quot; - &quot;&amp;[.G3]" office:value-type="string" office:string-value="C12 - Pays de Loire (vidéo SSA)" calcext:value-type="string">
            <text:p>C12 - Pays de Loire (vidéo SSA)</text:p>
          </table:table-cell>
          <table:table-cell office:value-type="string" calcext:value-type="string">
            <text:p>C12</text:p>
          </table:table-cell>
          <table:table-cell office:value-type="string" calcext:value-type="string">
            <text:p>Pays de Loire (vidéo SSA)</text:p>
          </table:table-cell>
        </table:table-row>
        <table:table-row table:style-name="ro1">
          <table:table-cell table:formula="of:=[.B4]&amp;&quot; - &quot;&amp;[.C4]" office:value-type="string" office:string-value="606 - Achats non stockés de matières et fournitures (logiciels)" calcext:value-type="string">
            <text:p>606 - Achats non stockés de matières et fournitures (logiciels)</text:p>
          </table:table-cell>
          <table:table-cell office:value-type="string" calcext:value-type="string">
            <text:p>606</text:p>
          </table:table-cell>
          <table:table-cell office:value-type="string" calcext:value-type="string">
            <text:p>Achats non stockés de matières et fournitures (logiciels)</text:p>
          </table:table-cell>
          <table:table-cell/>
          <table:table-cell table:formula="of:=[.F4]&amp;&quot; - &quot;&amp;[.G4]" office:value-type="string" office:string-value="C13 - Finistère (formation animation d’un groupe local)" calcext:value-type="string">
            <text:p>C13 - Finistère (formation animation d’un groupe local)</text:p>
          </table:table-cell>
          <table:table-cell office:value-type="string" calcext:value-type="string">
            <text:p>C13</text:p>
          </table:table-cell>
          <table:table-cell office:value-type="string" calcext:value-type="string">
            <text:p>Finistère (formation animation d’un groupe local)</text:p>
          </table:table-cell>
        </table:table-row>
        <table:table-row table:style-name="ro1">
          <table:table-cell table:formula="of:=[.B5]&amp;&quot; - &quot;&amp;[.C5]" office:value-type="string" office:string-value="6132 - Location immobilière (salles, hébergements…)" calcext:value-type="string">
            <text:p>6132 - Location immobilière (salles, hébergements…)</text:p>
          </table:table-cell>
          <table:table-cell office:value-type="string" calcext:value-type="string">
            <text:p>6132</text:p>
          </table:table-cell>
          <table:table-cell office:value-type="string" calcext:value-type="string">
            <text:p>Location immobilière (salles, hébergements…)</text:p>
          </table:table-cell>
          <table:table-cell/>
          <table:table-cell table:formula="of:=[.F5]&amp;&quot; - &quot;&amp;[.G5]" office:value-type="string" office:string-value="C21 - Groupe Femmes" calcext:value-type="string">
            <text:p>C21 - Groupe Femmes</text:p>
          </table:table-cell>
          <table:table-cell office:value-type="string" calcext:value-type="string">
            <text:p>C21</text:p>
          </table:table-cell>
          <table:table-cell office:value-type="string" calcext:value-type="string">
            <text:p>Groupe Femmes</text:p>
          </table:table-cell>
        </table:table-row>
        <table:table-row table:style-name="ro1">
          <table:table-cell table:formula="of:=[.B6]&amp;&quot; - &quot;&amp;[.C6]" office:value-type="string" office:string-value="6135 - Location mobilière (véhicules, matériels, site internet, film…)" calcext:value-type="string">
            <text:p>6135 - Location mobilière (véhicules, matériels, site internet, film…)</text:p>
          </table:table-cell>
          <table:table-cell office:value-type="string" calcext:value-type="string">
            <text:p>6135</text:p>
          </table:table-cell>
          <table:table-cell office:value-type="string" calcext:value-type="string">
            <text:p>Location mobilière (véhicules, matériels, site internet, film…)</text:p>
          </table:table-cell>
          <table:table-cell/>
          <table:table-cell table:formula="of:=[.F6]&amp;&quot; - &quot;&amp;[.G6]" office:value-type="string" office:string-value="C31 - Sécurité sociale de l’alimentation" calcext:value-type="string">
            <text:p>C31 - Sécurité sociale de l’alimentation</text:p>
          </table:table-cell>
          <table:table-cell office:value-type="string" calcext:value-type="string">
            <text:p>C31</text:p>
          </table:table-cell>
          <table:table-cell office:value-type="string" calcext:value-type="string">
            <text:p>Sécurité sociale de l’alimentation</text:p>
          </table:table-cell>
        </table:table-row>
        <table:table-row table:style-name="ro1">
          <table:table-cell table:formula="of:=[.B7]&amp;&quot; - &quot;&amp;[.C7]" office:value-type="string" office:string-value="616 - Assurances" calcext:value-type="string">
            <text:p>616 - Assurances</text:p>
          </table:table-cell>
          <table:table-cell office:value-type="string" calcext:value-type="string">
            <text:p>616</text:p>
          </table:table-cell>
          <table:table-cell office:value-type="string" calcext:value-type="string">
            <text:p>Assurances</text:p>
          </table:table-cell>
          <table:table-cell/>
          <table:table-cell table:formula="of:=[.F7]&amp;&quot; - &quot;&amp;[.G7]" office:value-type="string" office:string-value="C32 - Investissements" calcext:value-type="string">
            <text:p>C32 - Investissements</text:p>
          </table:table-cell>
          <table:table-cell office:value-type="string" calcext:value-type="string">
            <text:p>C32</text:p>
          </table:table-cell>
          <table:table-cell office:value-type="string" calcext:value-type="string">
            <text:p>Investissements</text:p>
          </table:table-cell>
        </table:table-row>
        <table:table-row table:style-name="ro1">
          <table:table-cell table:formula="of:=[.B8]&amp;&quot; - &quot;&amp;[.C8]" office:value-type="string" office:string-value="618 - Divers" calcext:value-type="string">
            <text:p>618 - Divers</text:p>
          </table:table-cell>
          <table:table-cell office:value-type="string" calcext:value-type="string">
            <text:p>618</text:p>
          </table:table-cell>
          <table:table-cell office:value-type="string" calcext:value-type="string">
            <text:p>Divers</text:p>
          </table:table-cell>
          <table:table-cell/>
          <table:table-cell table:formula="of:=[.F8]&amp;&quot; - &quot;&amp;[.G8]" office:value-type="string" office:string-value="C33 - Histoire" calcext:value-type="string">
            <text:p>C33 - Histoire</text:p>
          </table:table-cell>
          <table:table-cell office:value-type="string" calcext:value-type="string">
            <text:p>C33</text:p>
          </table:table-cell>
          <table:table-cell office:value-type="string" calcext:value-type="string">
            <text:p>Histoire</text:p>
          </table:table-cell>
        </table:table-row>
        <table:table-row table:style-name="ro1">
          <table:table-cell table:formula="of:=[.B9]&amp;&quot; - &quot;&amp;[.C9]" office:value-type="string" office:string-value="6181 - Documentation" calcext:value-type="string">
            <text:p>6181 - Documentation</text:p>
          </table:table-cell>
          <table:table-cell office:value-type="string" calcext:value-type="string">
            <text:p>6181</text:p>
          </table:table-cell>
          <table:table-cell office:value-type="string" calcext:value-type="string">
            <text:p>Documentation</text:p>
          </table:table-cell>
          <table:table-cell/>
          <table:table-cell table:formula="of:=[.F9]&amp;&quot; - &quot;&amp;[.G9]" office:value-type="string" office:string-value="C41 - Hivernales " calcext:value-type="string">
            <text:p>C41 - Hivernales </text:p>
          </table:table-cell>
          <table:table-cell office:value-type="string" calcext:value-type="string">
            <text:p>C41</text:p>
          </table:table-cell>
          <table:table-cell office:value-type="string" calcext:value-type="string">
            <text:p>Hivernales </text:p>
          </table:table-cell>
        </table:table-row>
        <table:table-row table:style-name="ro1">
          <table:table-cell table:formula="of:=[.B10]&amp;&quot; - &quot;&amp;[.C10]" office:value-type="string" office:string-value="622 - Rémunérations d’intermédiaires et honoraires" calcext:value-type="string">
            <text:p>622 - Rémunérations d’intermédiaires et honoraires</text:p>
          </table:table-cell>
          <table:table-cell office:value-type="string" calcext:value-type="string">
            <text:p>622</text:p>
          </table:table-cell>
          <table:table-cell office:value-type="string" calcext:value-type="string">
            <text:p>Rémunérations d’intermédiaires et honoraires</text:p>
          </table:table-cell>
          <table:table-cell/>
          <table:table-cell table:formula="of:=[.F10]&amp;&quot; - &quot;&amp;[.G10]" office:value-type="string" office:string-value="C42 - Printanières" calcext:value-type="string">
            <text:p>C42 - Printanières</text:p>
          </table:table-cell>
          <table:table-cell office:value-type="string" calcext:value-type="string">
            <text:p>C42</text:p>
          </table:table-cell>
          <table:table-cell office:value-type="string" calcext:value-type="string">
            <text:p>Printanières</text:p>
          </table:table-cell>
        </table:table-row>
        <table:table-row table:style-name="ro1">
          <table:table-cell table:formula="of:=[.B11]&amp;&quot; - &quot;&amp;[.C11]" office:value-type="string" office:string-value="6236 - Catalogues et imprimés (tracts, flyers...)" calcext:value-type="string">
            <text:p>6236 - Catalogues et imprimés (tracts, flyers...)</text:p>
          </table:table-cell>
          <table:table-cell office:value-type="string" calcext:value-type="string">
            <text:p>6236</text:p>
          </table:table-cell>
          <table:table-cell office:value-type="string" calcext:value-type="string">
            <text:p>Catalogues et imprimés (tracts, flyers...)</text:p>
          </table:table-cell>
          <table:table-cell/>
          <table:table-cell table:formula="of:=[.F11]&amp;&quot; - &quot;&amp;[.G11]" office:value-type="string" office:string-value="C43 - Estivales" calcext:value-type="string">
            <text:p>C43 - Estivales</text:p>
          </table:table-cell>
          <table:table-cell office:value-type="string" calcext:value-type="string">
            <text:p>C43</text:p>
          </table:table-cell>
          <table:table-cell office:value-type="string" calcext:value-type="string">
            <text:p>Estivales</text:p>
          </table:table-cell>
        </table:table-row>
        <table:table-row table:style-name="ro1">
          <table:table-cell table:formula="of:=[.B12]&amp;&quot; - &quot;&amp;[.C12]" office:value-type="string" office:string-value="6237 - Publications (brochures, livres...)" calcext:value-type="string">
            <text:p>6237 - Publications (brochures, livres...)</text:p>
          </table:table-cell>
          <table:table-cell office:value-type="string" calcext:value-type="string">
            <text:p>6237</text:p>
          </table:table-cell>
          <table:table-cell office:value-type="string" calcext:value-type="string">
            <text:p>Publications (brochures, livres...)</text:p>
          </table:table-cell>
          <table:table-cell/>
          <table:table-cell table:formula="of:=[.F12]&amp;&quot; - &quot;&amp;[.G12]" office:value-type="string" office:string-value="C44 - Automnales" calcext:value-type="string">
            <text:p>C44 - Automnales</text:p>
          </table:table-cell>
          <table:table-cell office:value-type="string" calcext:value-type="string">
            <text:p>C44</text:p>
          </table:table-cell>
          <table:table-cell office:value-type="string" calcext:value-type="string">
            <text:p>Automnales</text:p>
          </table:table-cell>
        </table:table-row>
        <table:table-row table:style-name="ro1">
          <table:table-cell table:formula="of:=[.B13]&amp;&quot; - &quot;&amp;[.C13]" office:value-type="string" office:string-value="6238 - Dons ou cotisations versés" calcext:value-type="string">
            <text:p>6238 - Dons ou cotisations versés</text:p>
          </table:table-cell>
          <table:table-cell office:value-type="string" calcext:value-type="string">
            <text:p>6238</text:p>
          </table:table-cell>
          <table:table-cell office:value-type="string" calcext:value-type="string">
            <text:p>Dons ou cotisations versés</text:p>
          </table:table-cell>
          <table:table-cell/>
          <table:table-cell table:formula="of:=[.F13]&amp;&quot; - &quot;&amp;[.G13]" office:value-type="string" office:string-value="C50 - Congrès" calcext:value-type="string">
            <text:p>C50 - Congrès</text:p>
          </table:table-cell>
          <table:table-cell office:value-type="string" calcext:value-type="string">
            <text:p>C50</text:p>
          </table:table-cell>
          <table:table-cell office:value-type="string" calcext:value-type="string">
            <text:p>Congrès</text:p>
          </table:table-cell>
        </table:table-row>
        <table:table-row table:style-name="ro1">
          <table:table-cell table:formula="of:=[.B14]&amp;&quot; - &quot;&amp;[.C14]" office:value-type="string" office:string-value="6251 - Voyages et déplacements" calcext:value-type="string">
            <text:p>6251 - Voyages et déplacements</text:p>
          </table:table-cell>
          <table:table-cell office:value-type="string" calcext:value-type="string">
            <text:p>6251</text:p>
          </table:table-cell>
          <table:table-cell office:value-type="string" calcext:value-type="string">
            <text:p>Voyages et déplacements</text:p>
          </table:table-cell>
          <table:table-cell/>
          <table:table-cell table:formula="of:=[.F14]&amp;&quot; - &quot;&amp;[.G14]" office:value-type="string" office:string-value="C60 - Conseils de coordination" calcext:value-type="string">
            <text:p>C60 - Conseils de coordination</text:p>
          </table:table-cell>
          <table:table-cell office:value-type="string" calcext:value-type="string">
            <text:p>C60</text:p>
          </table:table-cell>
          <table:table-cell office:value-type="string" calcext:value-type="string">
            <text:p>Conseils de coordination</text:p>
          </table:table-cell>
        </table:table-row>
        <table:table-row table:style-name="ro1">
          <table:table-cell table:formula="of:=[.B15]&amp;&quot; - &quot;&amp;[.C15]" office:value-type="string" office:string-value="6256 - Missions" calcext:value-type="string">
            <text:p>6256 - Missions</text:p>
          </table:table-cell>
          <table:table-cell office:value-type="string" calcext:value-type="string">
            <text:p>6256</text:p>
          </table:table-cell>
          <table:table-cell office:value-type="string" calcext:value-type="string">
            <text:p>Missions</text:p>
          </table:table-cell>
          <table:table-cell/>
          <table:table-cell table:formula="of:=[.F15]&amp;&quot; - &quot;&amp;[.G15]" office:value-type="string" office:string-value="C71 - Logiciels" calcext:value-type="string">
            <text:p>C71 - Logiciels</text:p>
          </table:table-cell>
          <table:table-cell office:value-type="string" calcext:value-type="string">
            <text:p>C71</text:p>
          </table:table-cell>
          <table:table-cell office:value-type="string" calcext:value-type="string">
            <text:p>Logiciels</text:p>
          </table:table-cell>
        </table:table-row>
        <table:table-row table:style-name="ro1">
          <table:table-cell table:formula="of:=[.B16]&amp;&quot; - &quot;&amp;[.C16]" office:value-type="string" office:string-value="6257 - Réceptions (repas, achats de nourriture...)" calcext:value-type="string">
            <text:p>6257 - Réceptions (repas, achats de nourriture...)</text:p>
          </table:table-cell>
          <table:table-cell office:value-type="string" calcext:value-type="string">
            <text:p>6257</text:p>
          </table:table-cell>
          <table:table-cell office:value-type="string" calcext:value-type="string">
            <text:p>Réceptions (repas, achats de nourriture...)</text:p>
          </table:table-cell>
          <table:table-cell/>
          <table:table-cell table:formula="of:=[.F16]&amp;&quot; - &quot;&amp;[.G16]" office:value-type="string" office:string-value="C72 - Ordinateurs" calcext:value-type="string">
            <text:p>C72 - Ordinateurs</text:p>
          </table:table-cell>
          <table:table-cell office:value-type="string" calcext:value-type="string">
            <text:p>C72</text:p>
          </table:table-cell>
          <table:table-cell office:value-type="string" calcext:value-type="string">
            <text:p>Ordinateurs</text:p>
          </table:table-cell>
        </table:table-row>
        <table:table-row table:style-name="ro1">
          <table:table-cell table:formula="of:=[.B17]&amp;&quot; - &quot;&amp;[.C17]" office:value-type="string" office:string-value="626 - Frais postaux et frais de télécommunication" calcext:value-type="string">
            <text:p>626 - Frais postaux et frais de télécommunication</text:p>
          </table:table-cell>
          <table:table-cell office:value-type="string" calcext:value-type="string">
            <text:p>626</text:p>
          </table:table-cell>
          <table:table-cell office:value-type="string" calcext:value-type="string">
            <text:p>Frais postaux et frais de télécommunication</text:p>
          </table:table-cell>
          <table:table-cell/>
          <table:table-cell table:formula="of:=[.F17]&amp;&quot; - &quot;&amp;[.G17]" office:value-type="string" office:string-value="C73 - Fournitures de bureau" calcext:value-type="string">
            <text:p>C73 - Fournitures de bureau</text:p>
          </table:table-cell>
          <table:table-cell office:value-type="string" calcext:value-type="string">
            <text:p>C73</text:p>
          </table:table-cell>
          <table:table-cell office:value-type="string" calcext:value-type="string">
            <text:p>Fournitures de bureau</text:p>
          </table:table-cell>
        </table:table-row>
        <table:table-row table:style-name="ro1">
          <table:table-cell table:formula="of:=[.B18]&amp;&quot; - &quot;&amp;[.C18]" office:value-type="string" office:string-value="627 - Services bancaires (abonnements, prélèvements…)" calcext:value-type="string">
            <text:p>627 - Services bancaires (abonnements, prélèvements…)</text:p>
          </table:table-cell>
          <table:table-cell office:value-type="string" calcext:value-type="string">
            <text:p>627</text:p>
          </table:table-cell>
          <table:table-cell office:value-type="string" calcext:value-type="string">
            <text:p>Services bancaires (abonnements, prélèvements…)</text:p>
          </table:table-cell>
          <table:table-cell/>
          <table:table-cell table:formula="of:=[.F18]&amp;&quot; - &quot;&amp;[.G18]" office:value-type="string" office:string-value="C74 - Frais postaux et de réexpédition courrier" calcext:value-type="string">
            <text:p>C74 - Frais postaux et de réexpédition courrier</text:p>
          </table:table-cell>
          <table:table-cell office:value-type="string" calcext:value-type="string">
            <text:p>C74</text:p>
          </table:table-cell>
          <table:table-cell office:value-type="string" calcext:value-type="string">
            <text:p>Frais postaux et de réexpédition courrier</text:p>
          </table:table-cell>
        </table:table-row>
        <table:table-row table:style-name="ro1">
          <table:table-cell table:formula="of:=[.B19]&amp;&quot; - &quot;&amp;[.C19]" office:value-type="string" office:string-value="628 - Divers" calcext:value-type="string">
            <text:p>628 - Divers</text:p>
          </table:table-cell>
          <table:table-cell office:value-type="string" calcext:value-type="string">
            <text:p>628</text:p>
          </table:table-cell>
          <table:table-cell office:value-type="string" calcext:value-type="string">
            <text:p>Divers</text:p>
          </table:table-cell>
          <table:table-cell/>
          <table:table-cell table:formula="of:=[.F19]&amp;&quot; - &quot;&amp;[.G19]" office:value-type="string" office:string-value="C75 - Frais de déplacements" calcext:value-type="string">
            <text:p>C75 - Frais de déplacements</text:p>
          </table:table-cell>
          <table:table-cell office:value-type="string" calcext:value-type="string">
            <text:p>C75</text:p>
          </table:table-cell>
          <table:table-cell office:value-type="string" calcext:value-type="string">
            <text:p>Frais de déplacements</text:p>
          </table:table-cell>
        </table:table-row>
        <table:table-row table:style-name="ro1">
          <table:table-cell table:formula="of:=[.B20]&amp;&quot; - &quot;&amp;[.C20]" office:value-type="string" office:string-value="65 - Autres charges de gestion courante" calcext:value-type="string">
            <text:p>65 - Autres charges de gestion courante</text:p>
          </table:table-cell>
          <table:table-cell office:value-type="string" calcext:value-type="string">
            <text:p>65</text:p>
          </table:table-cell>
          <table:table-cell office:value-type="string" calcext:value-type="string">
            <text:p>Autres charges de gestion courante</text:p>
          </table:table-cell>
          <table:table-cell/>
          <table:table-cell table:formula="of:=[.F20]&amp;&quot; - &quot;&amp;[.G20]" office:value-type="string" office:string-value="C81 - Impressions" calcext:value-type="string">
            <text:p>C81 - Impressions</text:p>
          </table:table-cell>
          <table:table-cell office:value-type="string" calcext:value-type="string">
            <text:p>C81</text:p>
          </table:table-cell>
          <table:table-cell office:value-type="string" calcext:value-type="string">
            <text:p>Impressions</text:p>
          </table:table-cell>
        </table:table-row>
        <table:table-row table:style-name="ro1">
          <table:table-cell table:formula="of:=[.B21]&amp;&quot; - &quot;&amp;[.C21]" office:value-type="string" office:string-value="66 - Charges financières" calcext:value-type="string">
            <text:p>66 - Charges financières</text:p>
          </table:table-cell>
          <table:table-cell office:value-type="string" calcext:value-type="string">
            <text:p>66</text:p>
          </table:table-cell>
          <table:table-cell office:value-type="string" calcext:value-type="string">
            <text:p>Charges financières</text:p>
          </table:table-cell>
          <table:table-cell/>
          <table:table-cell table:formula="of:=[.F21]&amp;&quot; - &quot;&amp;[.G21]" office:value-type="string" office:string-value="C82 - Expéditions" calcext:value-type="string">
            <text:p>C82 - Expéditions</text:p>
          </table:table-cell>
          <table:table-cell office:value-type="string" calcext:value-type="string">
            <text:p>C82</text:p>
          </table:table-cell>
          <table:table-cell office:value-type="string" calcext:value-type="string">
            <text:p>Expéditions</text:p>
          </table:table-cell>
        </table:table-row>
        <table:table-row table:style-name="ro1">
          <table:table-cell table:formula="of:=[.B22]&amp;&quot; - &quot;&amp;[.C22]" office:value-type="string" office:string-value="67 - Charges exceptionnelles" calcext:value-type="string">
            <text:p>67 - Charges exceptionnelles</text:p>
          </table:table-cell>
          <table:table-cell office:value-type="string" calcext:value-type="string">
            <text:p>67</text:p>
          </table:table-cell>
          <table:table-cell office:value-type="string" calcext:value-type="string">
            <text:p>Charges exceptionnelles</text:p>
          </table:table-cell>
          <table:table-cell/>
          <table:table-cell table:formula="of:=[.F22]&amp;&quot; - &quot;&amp;[.G22]" office:value-type="string" office:string-value="C91 - Assurances" calcext:value-type="string">
            <text:p>C91 - Assurances</text:p>
          </table:table-cell>
          <table:table-cell office:value-type="string" calcext:value-type="string">
            <text:p>C91</text:p>
          </table:table-cell>
          <table:table-cell office:value-type="string" calcext:value-type="string">
            <text:p>Assurances</text:p>
          </table:table-cell>
        </table:table-row>
        <table:table-row table:style-name="ro1">
          <table:table-cell table:formula="of:=[.B23]&amp;&quot; - &quot;&amp;[.C23]" office:value-type="string" office:string-value="860 - Secours en nature (alimentaire, vestimentaire…)" calcext:value-type="string">
            <text:p>860 - Secours en nature (alimentaire, vestimentaire…)</text:p>
          </table:table-cell>
          <table:table-cell office:value-type="string" calcext:value-type="string">
            <text:p>860</text:p>
          </table:table-cell>
          <table:table-cell office:value-type="string" calcext:value-type="string">
            <text:p>Secours en nature (alimentaire, vestimentaire…)</text:p>
          </table:table-cell>
          <table:table-cell/>
          <table:table-cell table:formula="of:=[.F23]&amp;&quot; - &quot;&amp;[.G23]" office:value-type="string" office:string-value="C92 - Frais bancaires" calcext:value-type="string">
            <text:p>C92 - Frais bancaires</text:p>
          </table:table-cell>
          <table:table-cell office:value-type="string" calcext:value-type="string">
            <text:p>C92</text:p>
          </table:table-cell>
          <table:table-cell office:value-type="string" calcext:value-type="string">
            <text:p>Frais bancaires</text:p>
          </table:table-cell>
        </table:table-row>
        <table:table-row table:style-name="ro1">
          <table:table-cell table:formula="of:=[.B24]&amp;&quot; - &quot;&amp;[.C24]" office:value-type="string" office:string-value="861 - Mise à disposition gratuite de biens (locaux, matériels…)" calcext:value-type="string">
            <text:p>861 - Mise à disposition gratuite de biens (locaux, matériels…)</text:p>
          </table:table-cell>
          <table:table-cell office:value-type="string" calcext:value-type="string">
            <text:p>861</text:p>
          </table:table-cell>
          <table:table-cell office:value-type="string" calcext:value-type="string">
            <text:p>Mise à disposition gratuite de biens (locaux, matériels…)</text:p>
          </table:table-cell>
          <table:table-cell/>
          <table:table-cell table:formula="of:=[.F24]&amp;&quot; - &quot;&amp;[.G24]" office:value-type="string" office:string-value="C93 - Sites web" calcext:value-type="string">
            <text:p>C93 - Sites web</text:p>
          </table:table-cell>
          <table:table-cell office:value-type="string" calcext:value-type="string">
            <text:p>C93</text:p>
          </table:table-cell>
          <table:table-cell office:value-type="string" calcext:value-type="string">
            <text:p>Sites web</text:p>
          </table:table-cell>
        </table:table-row>
        <table:table-row table:style-name="ro1">
          <table:table-cell table:formula="of:=[.B25]&amp;&quot; - &quot;&amp;[.C25]" office:value-type="string" office:string-value="862 - Prestations" calcext:value-type="string">
            <text:p>862 - Prestations</text:p>
          </table:table-cell>
          <table:table-cell office:value-type="string" calcext:value-type="string">
            <text:p>862</text:p>
          </table:table-cell>
          <table:table-cell office:value-type="string" calcext:value-type="string">
            <text:p>Prestations</text:p>
          </table:table-cell>
          <table:table-cell table:number-columns-repeated="4"/>
        </table:table-row>
        <table:table-row table:style-name="ro1">
          <table:table-cell table:formula="of:=[.B26]&amp;&quot; - &quot;&amp;[.C26]" office:value-type="string" office:string-value="864 - Personnel bénévole" calcext:value-type="string">
            <text:p>864 - Personnel bénévole</text:p>
          </table:table-cell>
          <table:table-cell office:value-type="string" calcext:value-type="string">
            <text:p>864</text:p>
          </table:table-cell>
          <table:table-cell office:value-type="string" calcext:value-type="string">
            <text:p>Personnel bénévole</text:p>
          </table:table-cell>
          <table:table-cell table:number-columns-repeated="4"/>
        </table:table-row>
        <table:table-row table:style-name="ro1">
          <table:table-cell table:formula="of:=[.B27]&amp;&quot; - &quot;&amp;[.C27]" office:value-type="string" office:string-value="701 - Ventes de produits finis (brochures, livres...)" calcext:value-type="string">
            <text:p>701 - Ventes de produits finis (brochures, livres...)</text:p>
          </table:table-cell>
          <table:table-cell office:value-type="string" calcext:value-type="string">
            <text:p>701</text:p>
          </table:table-cell>
          <table:table-cell office:value-type="string" calcext:value-type="string">
            <text:p>Ventes de produits finis (brochures, livres...)</text:p>
          </table:table-cell>
          <table:table-cell table:number-columns-repeated="4"/>
        </table:table-row>
        <table:table-row table:style-name="ro1">
          <table:table-cell table:formula="of:=[.B28]&amp;&quot; - &quot;&amp;[.C28]" office:value-type="string" office:string-value="7064 - Prestations de services (recettes conférences...)" calcext:value-type="string">
            <text:p>7064 - Prestations de services (recettes conférences...)</text:p>
          </table:table-cell>
          <table:table-cell office:value-type="string" calcext:value-type="string">
            <text:p>7064</text:p>
          </table:table-cell>
          <table:table-cell office:value-type="string" calcext:value-type="string">
            <text:p>Prestations de services (recettes conférences...)</text:p>
          </table:table-cell>
          <table:table-cell table:number-columns-repeated="4"/>
        </table:table-row>
        <table:table-row table:style-name="ro1">
          <table:table-cell table:formula="of:=[.B29]&amp;&quot; - &quot;&amp;[.C29]" office:value-type="string" office:string-value="707 - Ventes de marchandises" calcext:value-type="string">
            <text:p>707 - Ventes de marchandises</text:p>
          </table:table-cell>
          <table:table-cell office:value-type="string" calcext:value-type="string">
            <text:p>707</text:p>
          </table:table-cell>
          <table:table-cell office:value-type="string" calcext:value-type="string">
            <text:p>Ventes de marchandises</text:p>
          </table:table-cell>
          <table:table-cell table:number-columns-repeated="4"/>
        </table:table-row>
        <table:table-row table:style-name="ro1">
          <table:table-cell table:formula="of:=[.B30]&amp;&quot; - &quot;&amp;[.C30]" office:value-type="string" office:string-value="74 - Subventions d'exploitation" calcext:value-type="string">
            <text:p>74 - Subventions d'exploitation</text:p>
          </table:table-cell>
          <table:table-cell office:value-type="string" calcext:value-type="string">
            <text:p>74</text:p>
          </table:table-cell>
          <table:table-cell office:value-type="string" calcext:value-type="string">
            <text:p>Subventions d'exploitation</text:p>
          </table:table-cell>
          <table:table-cell table:number-columns-repeated="4"/>
        </table:table-row>
        <table:table-row table:style-name="ro1">
          <table:table-cell table:formula="of:=[.B31]&amp;&quot; - &quot;&amp;[.C31]" office:value-type="string" office:string-value="75412 - Abandons de frais" calcext:value-type="string">
            <text:p>75412 - Abandons de frais</text:p>
          </table:table-cell>
          <table:table-cell office:value-type="string" calcext:value-type="string">
            <text:p>75412</text:p>
          </table:table-cell>
          <table:table-cell office:value-type="string" calcext:value-type="string">
            <text:p>Abandons de frais</text:p>
          </table:table-cell>
          <table:table-cell table:number-columns-repeated="4"/>
        </table:table-row>
        <table:table-row table:style-name="ro1">
          <table:table-cell table:formula="of:=[.B32]&amp;&quot; - &quot;&amp;[.C32]" office:value-type="string" office:string-value="75441 - Dons reçus" calcext:value-type="string">
            <text:p>75441 - Dons reçus</text:p>
          </table:table-cell>
          <table:table-cell office:value-type="string" calcext:value-type="string">
            <text:p>75441</text:p>
          </table:table-cell>
          <table:table-cell office:value-type="string" calcext:value-type="string">
            <text:p>Dons reçus</text:p>
          </table:table-cell>
          <table:table-cell table:number-columns-repeated="4"/>
        </table:table-row>
        <table:table-row table:style-name="ro1">
          <table:table-cell table:formula="of:=[.B33]&amp;&quot; - &quot;&amp;[.C33]" office:value-type="string" office:string-value="756 - Cotisations reçues" calcext:value-type="string">
            <text:p>756 - Cotisations reçues</text:p>
          </table:table-cell>
          <table:table-cell office:value-type="string" calcext:value-type="string">
            <text:p>756</text:p>
          </table:table-cell>
          <table:table-cell office:value-type="string" calcext:value-type="string">
            <text:p>Cotisations reçues</text:p>
          </table:table-cell>
          <table:table-cell table:number-columns-repeated="4"/>
        </table:table-row>
        <table:table-row table:style-name="ro1">
          <table:table-cell table:formula="of:=[.B34]&amp;&quot; - &quot;&amp;[.C34]" office:value-type="string" office:string-value="76 - Produits financiers" calcext:value-type="string">
            <text:p>76 - Produits financiers</text:p>
          </table:table-cell>
          <table:table-cell office:value-type="string" calcext:value-type="string">
            <text:p>76</text:p>
          </table:table-cell>
          <table:table-cell office:value-type="string" calcext:value-type="string">
            <text:p>Produits financiers</text:p>
          </table:table-cell>
          <table:table-cell table:number-columns-repeated="4"/>
        </table:table-row>
        <table:table-row table:style-name="ro1">
          <table:table-cell table:formula="of:=[.B35]&amp;&quot; - &quot;&amp;[.C35]" office:value-type="string" office:string-value="77 - Produits exceptionnels" calcext:value-type="string">
            <text:p>77 - Produits exceptionnels</text:p>
          </table:table-cell>
          <table:table-cell office:value-type="string" calcext:value-type="string">
            <text:p>77</text:p>
          </table:table-cell>
          <table:table-cell office:value-type="string" calcext:value-type="string">
            <text:p>Produits exceptionnels</text:p>
          </table:table-cell>
          <table:table-cell table:number-columns-repeated="4"/>
        </table:table-row>
        <table:table-row table:style-name="ro1">
          <table:table-cell table:formula="of:=[.B36]&amp;&quot; - &quot;&amp;[.C36]" office:value-type="string" office:string-value="870 - Bénévolat" calcext:value-type="string">
            <text:p>870 - Bénévolat</text:p>
          </table:table-cell>
          <table:table-cell office:value-type="string" calcext:value-type="string">
            <text:p>870</text:p>
          </table:table-cell>
          <table:table-cell office:value-type="string" calcext:value-type="string">
            <text:p>Bénévolat</text:p>
          </table:table-cell>
          <table:table-cell table:number-columns-repeated="4"/>
        </table:table-row>
        <table:table-row table:style-name="ro1">
          <table:table-cell table:formula="of:=[.B37]&amp;&quot; - &quot;&amp;[.C37]" office:value-type="string" office:string-value="871 - Prestations en nature" calcext:value-type="string">
            <text:p>871 - Prestations en nature</text:p>
          </table:table-cell>
          <table:table-cell office:value-type="string" calcext:value-type="string">
            <text:p>871</text:p>
          </table:table-cell>
          <table:table-cell office:value-type="string" calcext:value-type="string">
            <text:p>Prestations en nature</text:p>
          </table:table-cell>
          <table:table-cell table:number-columns-repeated="4"/>
        </table:table-row>
        <table:table-row table:style-name="ro1">
          <table:table-cell table:formula="of:=[.B38]&amp;&quot; - &quot;&amp;[.C38]" office:value-type="string" office:string-value="875 - Dons en nature" calcext:value-type="string">
            <text:p>875 - Dons en nature</text:p>
          </table:table-cell>
          <table:table-cell office:value-type="string" calcext:value-type="string">
            <text:p>875</text:p>
          </table:table-cell>
          <table:table-cell office:value-type="string" calcext:value-type="string">
            <text:p>Dons en nature</text:p>
          </table:table-cell>
          <table:table-cell table:number-columns-repeated="4"/>
        </table:table-row>
        <table:table-row table:style-name="ro1" table:number-rows-repeated="1048537">
          <table:table-cell table:number-columns-repeated="7"/>
        </table:table-row>
        <table:table-row table:style-name="ro1">
          <table:table-cell table:number-columns-repeated="7"/>
        </table:table-row>
      </table:table>
      <table:named-expressions>
        <table:named-range table:name="COMPTES" table:base-cell-address="$COMPTES.$B$1" table:cell-range-address="$COMPTES.$B$1:.$C$1048576"/>
        <table:named-range table:name="COMPTES_CLEFS" table:base-cell-address="$COMPTES.$A$1" table:cell-range-address="$COMPTES.$A$1:.$A$1048576"/>
      </table:named-expressions>
      <table:database-ranges>
        <table:database-range table:name="__Anonymous_Sheet_DB__5" table:target-range-address="'ADHERENT-ES'.A1:'ADHERENT-ES'.C810">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decimal-places="1" number:min-integer-digits="1" number:min-exponent-digits="1" number:exponent-interval="3" number:forced-exponent-sign="true"/>
    </number:number-style>
    <number:number-style style:name="N113">
      <number:number number:decimal-places="1" number:min-decimal-places="1"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P1" style:volatile="true">
      <style:text-properties fo:color="#ff0000"/>
      <number:text>-</number:text>
      <number:number number:decimal-places="2" number:min-decimal-places="2" number:min-integer-digits="1" number:grouping="true"/>
      <number:text> </number:text>
      <number:currency-symbol number:language="fr" number:country="FR">€</number:currency-symbol>
    </number:currency-style>
    <number:number-style style:name="N115">
      <number:text/>
      <style:map style:condition="value()&gt;0" style:apply-style-name="N115P0"/>
      <style:map style:condition="value()&lt;0" style:apply-style-name="N115P1"/>
    </number:number-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0" number:min-decimal-places="0" number:min-integer-digits="1" number:grouping="true"/>
      <number:text> €</number:text>
    </number:number-style>
    <number:number-style style:name="N118">
      <style:text-properties fo:color="#ff0000"/>
      <number:text>-</number:text>
      <number:number number:decimal-places="0" number:min-decimal-places="0" number:min-integer-digits="1" number:grouping="true"/>
      <number:text> €</number:text>
      <style:map style:condition="value()&gt;=0" style:apply-style-name="N118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 €</number:text>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fill-character> </number:fill-character>
      <number:number number:decimal-places="0" number:min-decimal-places="0" number:min-integer-digits="1" number:grouping="true"/>
      <number:text> € </number:text>
    </number:number-style>
    <number:number-style style:name="N129P1" style:volatile="true">
      <number:text>-</number:text>
      <number:fill-character> </number:fill-character>
      <number:number number:decimal-places="0" number:min-decimal-places="0" number:min-integer-digits="1" number:grouping="true"/>
      <number:text> € </number:text>
    </number:number-style>
    <number:number-style style:name="N129P2" style:volatile="true">
      <number:text> </number:text>
      <number:fill-character> </number:fill-character>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fill-character> </number:fill-character>
      <number:number number:decimal-places="2" number:min-decimal-places="2" number:min-integer-digits="1" number:grouping="true"/>
      <number:text> € </number:text>
    </number:number-style>
    <number:number-style style:name="N137P1" style:volatile="true">
      <number:text>-</number:text>
      <number:fill-character> </number:fill-character>
      <number:number number:decimal-places="2" number:min-decimal-places="2" number:min-integer-digits="1" number:grouping="true"/>
      <number:text> € </number:text>
    </number:number-style>
    <number:number-style style:name="N137P2" style:volatile="true">
      <number:text> </number:text>
      <number:fill-character> </number:fill-character>
      <number:text>-</number:text>
      <number:number number:decimal-places="0" number:min-decimal-places="0" number:min-integer-digits="0"/>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number number:decimal-places="0" number:min-decimal-places="0" number:min-integer-digits="1" number:grouping="true"/>
    </number:number-style>
    <number:currency-style style:name="N138">
      <number:text>-</number:text>
      <number:number number:decimal-places="0" number:min-decimal-places="0" number:min-integer-digits="1" number:grouping="true"/>
      <number:text> </number:text>
      <number:currency-symbol>€</number:currency-symbol>
      <style:map style:condition="value()&gt;=0" style:apply-style-name="N138P0"/>
    </number:currency-style>
    <number:number-style style:name="N139">
      <number:number number:decimal-places="0" number:min-decimal-places="0" number:min-integer-digits="7"/>
    </number:number-style>
    <number:number-style style:name="N141P0" style:volatile="true">
      <number:text>Vrai</number:text>
    </number:number-style>
    <number:number-style style:name="N141P1" style:volatile="true">
      <number:text>Vrai</number:text>
    </number:number-style>
    <number:number-style style:name="N141">
      <number:text>Faux</number:text>
      <style:map style:condition="value()&gt;0" style:apply-style-name="N141P0"/>
      <style:map style:condition="value()&lt;0" style:apply-style-name="N141P1"/>
    </number:number-style>
    <number:number-style style:name="N143P0" style:volatile="true">
      <number:text>Actif</number:text>
    </number:number-style>
    <number:number-style style:name="N143P1" style:volatile="true">
      <number:text>Actif</number:text>
    </number:number-style>
    <number:number-style style:name="N143">
      <number:text>Inactif</number:text>
      <style:map style:condition="value()&gt;0" style:apply-style-name="N143P0"/>
      <style:map style:condition="value()&lt;0" style:apply-style-name="N143P1"/>
    </number:number-style>
    <number:currency-style style:name="N145P0" style:volatile="true">
      <number:currency-symbol number:language="fr" number:country="FR">€</number:currency-symbol>
      <number:text> </number:text>
      <number:number number:decimal-places="2" number:min-decimal-places="2" number:min-integer-digits="1" number:grouping="true"/>
      <number:text> </number:text>
    </number:currency-style>
    <number:currency-style style:name="N145">
      <style:text-properties fo:color="#ff0000"/>
      <number:text>(</number:text>
      <number:currency-symbol number:language="fr" number:country="FR">€</number:currency-symbol>
      <number:text> </number:text>
      <number:number number:decimal-places="2" number:min-decimal-places="2" number:min-integer-digits="1" number:grouping="true"/>
      <number:text>)</number:text>
      <style:map style:condition="value()&gt;=0" style:apply-style-name="N145P0"/>
    </number:currency-style>
    <number:date-style style:name="N146">
      <number:month/>
      <number:text>/</number:text>
      <number:day/>
      <number:text>/</number:text>
      <number:year number:style="long"/>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fo:margin-top="0.499cm" fo:margin-bottom="0.499cm" fo:margin-left="0.499cm" fo:margin-right="0.499cm" style:first-page-number="continue" style:scale-to-X="1" style:scale-to-Y="1" style:table-centering="both"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margin-top="0.499cm" fo:margin-bottom="0.499cm" fo:margin-left="0.499cm" fo:margin-right="0.499cm" style:scale-to-X="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499cm" fo:margin-bottom="0.499cm" fo:margin-left="0.499cm" fo:margin-right="0.499cm" style:scale-to-X="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4">00/00/0000</text:date>, <text:time style:data-style-name="N2" text:time-value="08:59:52.829959101">00:00:00</text:time></text:p>
        </style:region-right>
      </style:header>
      <style:header-left style:display="false"/>
      <style:footer>
        <text:p>Page <text:page-number>1</text:page-number><text:s/>/ <text:page-count>99</text:page-count></text:p>
      </style:footer>
      <style:footer-left style:display="false"/>
    </style:master-page>
    <style:master-page style:name="PageStyle_5f_suivi_20_de_20_trésorerie" style:display-name="PageStyle_suivi de trésoreri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ompte_20_de_20_résultat" style:display-name="PageStyle_compte de résultat"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udget_20_prévisionnel" style:display-name="PageStyle_budget prévisionnel"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DONS" style:page-layout-name="Mpm5">
      <style:header style:display="false"/>
      <style:header-left style:display="false"/>
      <style:footer style:display="false"/>
      <style:footer-left style:display="false"/>
    </style:master-page>
    <style:master-page style:name="SAISI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therine Jacob</meta:initial-creator>
    <meta:creation-date>2015-10-15T16:14:08</meta:creation-date>
    <dc:date>2021-04-14T09:00:01.671721398</dc:date>
    <meta:editing-cycles>197</meta:editing-cycles>
    <meta:editing-duration>PT17H45M25S</meta:editing-duration>
    <meta:generator>LibreOffice/7.0.3.1$Linux_X86_64 LibreOffice_project/00$Build-1</meta:generator>
    <meta:document-statistic meta:table-count="7" meta:cell-count="4751" meta:object-count="0"/>
  </office:meta>
</office:document-meta>
</file>